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class">
      <style:graphic-properties draw:textarea-horizontal-align="justify" draw:textarea-vertical-align="middle" draw:auto-grow-height="false"/>
    </style:style>
    <style:style style:name="gr2" style:family="graphic" style:parent-style-name="class">
      <style:graphic-properties draw:auto-grow-height="false"/>
    </style:style>
    <style:style style:name="gr3" style:family="graphic" style:parent-style-name="struct">
      <style:graphic-properties draw:auto-grow-height="false"/>
    </style:style>
    <style:style style:name="gr4" style:family="graphic" style:parent-style-name="uno_20_interface">
      <style:graphic-properties draw:auto-grow-height="false"/>
    </style:style>
    <style:style style:name="gr5" style:family="graphic" style:parent-style-name="uno_20_interface">
      <style:graphic-properties fo:min-height="1.914cm" fo:min-width="5.88cm"/>
    </style:style>
    <style:style style:name="gr6" style:family="graphic" style:parent-style-name="class">
      <style:graphic-properties draw:auto-grow-height="false" fo:min-height="0cm" fo:min-width="0cm"/>
    </style:style>
    <style:style style:name="gr7" style:family="graphic" style:parent-style-name="class">
      <style:graphic-properties draw:stroke="dash" draw:stroke-dash="Fine_20_Dashed_20__28_var_29_"/>
    </style:style>
    <style:style style:name="gr8" style:family="graphic" style:parent-style-name="annotation">
      <style:graphic-properties fo:min-height="3.452cm"/>
    </style:style>
    <style:style style:name="gr9" style:family="graphic" style:parent-style-name="struct">
      <style:graphic-properties draw:textarea-horizontal-align="justify" draw:textarea-vertical-align="middle" draw:auto-grow-height="false"/>
    </style:style>
    <style:style style:name="gr10" style:family="graphic" style:parent-style-name="class">
      <style:graphic-properties draw:textarea-horizontal-align="justify" draw:textarea-vertical-align="middle" draw:auto-grow-height="false" fo:min-height="0cm" fo:min-width="0cm"/>
    </style:style>
    <style:style style:name="gr11" style:family="graphic" style:parent-style-name="data_20_member_20__28_pointer_29_">
      <style:graphic-properties draw:textarea-horizontal-align="center" draw:textarea-vertical-align="bottom"/>
    </style:style>
    <style:style style:name="gr12" style:family="graphic" style:parent-style-name="data_20_member_20__28_pointer_29_">
      <style:graphic-properties draw:textarea-horizontal-align="center" draw:textarea-vertical-align="middle"/>
    </style:style>
    <style:style style:name="gr13" style:family="graphic" style:parent-style-name="struct">
      <style:graphic-properties draw:auto-grow-height="false" fo:min-height="0cm" fo:min-width="0cm"/>
    </style:style>
    <style:style style:name="gr14" style:family="graphic" style:parent-style-name="data_20_member_20__28_pointer_29_">
      <style:graphic-properties draw:textarea-horizontal-align="left"/>
    </style:style>
    <style:style style:name="gr15" style:family="graphic" style:parent-style-name="class_20__28_external_20_module_29_">
      <style:graphic-properties fo:min-height="0cm" fo:min-width="0cm"/>
    </style:style>
    <style:style style:name="gr16" style:family="graphic" style:parent-style-name="local_20_usage_20__2f__20_return_20_type">
      <style:graphic-properties draw:textarea-horizontal-align="center" draw:textarea-vertical-align="middle"/>
    </style:style>
    <style:style style:name="gr17" style:family="graphic" style:parent-style-name="data_20_member">
      <style:graphic-properties draw:textarea-horizontal-align="left" draw:textarea-vertical-align="middle"/>
    </style:style>
    <style:style style:name="gr18" style:family="graphic" style:parent-style-name="data_20_member_20__28_pointer_29_">
      <style:graphic-properties draw:textarea-horizontal-align="right"/>
    </style:style>
    <style:style style:name="gr19" style:family="graphic" style:parent-style-name="local_20_usage_20__2f__20_return_20_type">
      <style:graphic-properties draw:textarea-vertical-align="top"/>
    </style:style>
    <style:style style:name="gr20" style:family="graphic" style:parent-style-name="data_20_member">
      <style:graphic-properties draw:textarea-horizontal-align="center" draw:textarea-vertical-align="middle"/>
    </style:style>
    <style:style style:name="gr21" style:family="graphic" style:parent-style-name="data_20_member_20__28_reference_29_">
      <style:graphic-properties draw:textarea-horizontal-align="center" draw:textarea-vertical-align="middle"/>
    </style:style>
    <style:style style:name="gr22" style:family="graphic" style:parent-style-name="uno_20_interface">
      <style:graphic-properties fo:min-height="1.782cm"/>
    </style:style>
    <style:style style:name="gr23" style:family="graphic" style:parent-style-name="uno_20_interface">
      <style:graphic-properties fo:min-height="0.714cm"/>
    </style:style>
    <style:style style:name="gr24" style:family="graphic" style:parent-style-name="uno_20_interface">
      <style:graphic-properties fo:min-height="1.07cm"/>
    </style:style>
    <style:style style:name="gr25" style:family="graphic" style:parent-style-name="standard">
      <style:graphic-properties draw:stroke="none" svg:stroke-color="#000000" draw:fill="none" draw:fill-color="#ffffff" fo:min-height="1.322cm"/>
    </style:style>
    <style:style style:name="gr26" style:family="graphic" style:parent-style-name="data_20_member_20__28_multiple_29_">
      <style:graphic-properties draw:textarea-horizontal-align="center" draw:textarea-vertical-align="middle"/>
    </style:style>
    <style:style style:name="gr27" style:family="graphic" style:parent-style-name="standard">
      <style:graphic-properties draw:stroke="none" svg:stroke-color="#000000" draw:fill="none" draw:fill-color="#ffffff" fo:min-height="1.099cm"/>
    </style:style>
    <style:style style:name="gr28" style:family="graphic" style:parent-style-name="standard">
      <style:graphic-properties draw:stroke="none" svg:stroke-color="#000000" draw:fill="none" draw:fill-color="#ffffff" fo:min-height="0.808cm"/>
    </style:style>
    <style:style style:name="gr29" style:family="graphic" style:parent-style-name="standard">
      <style:graphic-properties draw:stroke="none" svg:stroke-color="#000000" draw:fill="none" draw:fill-color="#ffffff" fo:min-height="0.464cm"/>
    </style:style>
    <style:style style:name="gr30" style:family="graphic" style:parent-style-name="annotation">
      <style:graphic-properties fo:wrap-option="no-wrap"/>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align="start" text:enable-numbering="false" fo:text-indent="0cm"/>
    </style:style>
    <style:style style:name="P5" style:family="paragraph">
      <style:paragraph-properties fo:margin-left="0cm" fo:margin-right="0cm" fo:text-align="start" text:enable-numbering="false" fo:text-indent="0cm"/>
      <style:text-properties fo:font-size="9pt"/>
    </style:style>
    <style:style style:name="P6" style:family="paragraph">
      <style:paragraph-properties fo:margin-left="0cm" fo:margin-right="0cm" fo:text-indent="0cm"/>
      <style:text-properties fo:font-size="9pt"/>
    </style:style>
    <style:style style:name="P7" style:family="paragraph">
      <style:paragraph-properties fo:margin-left="0cm" fo:margin-right="0cm" fo:text-align="center" fo:text-indent="0cm"/>
      <style:text-properties fo:font-size="9pt"/>
    </style:style>
    <style:style style:name="P8" style:family="paragraph">
      <style:paragraph-properties fo:text-align="end"/>
    </style:style>
    <style:style style:name="P9" style:family="paragraph">
      <style:paragraph-properties fo:margin-left="0cm" fo:margin-right="0cm" fo:text-align="start" fo:text-indent="0cm"/>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ize="9pt"/>
    </style:style>
    <style:style style:name="T4" style:family="text">
      <style:text-properties fo:font-weight="normal"/>
    </style:style>
    <style:style style:name="T5" style:family="text">
      <style:text-properties fo:font-weight="normal" style:font-weight-asian="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basegfx" draw:style-name="dp1" draw:master-page-name="Default">
        <office:forms form:automatic-focus="false" form:apply-design-mode="false"/>
        <draw:custom-shape draw:style-name="namespace" draw:layer="layout" svg:width="113.631cm" svg:height="78.028cm" svg:x="2.456cm" svg:y="3.001cm">
          <text:p text:style-name="P1">basegfx</text:p>
          <draw:enhanced-geometry svg:viewBox="0 0 21600 21600" draw:type="rectangle" draw:enhanced-path="M 0 0 L 21600 0 21600 21600 0 21600 0 0 Z N"/>
        </draw:custom-shape>
        <draw:custom-shape draw:style-name="gr1" draw:text-style-name="P3" draw:id="id2" draw:layer="layout" svg:width="1.879cm" svg:height="0.666cm" svg:x="9.059cm" svg:y="6.825cm">
          <text:p text:style-name="P2">B2IRange</text:p>
          <draw:enhanced-geometry svg:viewBox="0 0 21600 21600" draw:type="rectangle" draw:enhanced-path="M 0 0 L 21600 0 21600 21600 0 21600 0 0 Z N"/>
        </draw:custom-shape>
        <draw:custom-shape draw:style-name="typedef" draw:id="id1" draw:layer="layout" svg:width="2.354cm" svg:height="0.642cm" svg:x="5.184cm" svg:y="6.871cm">
          <text:p text:style-name="P1">B2IRectangle</text:p>
          <draw:enhanced-geometry svg:viewBox="0 0 21600 21600" draw:type="rectangle" draw:enhanced-path="M 0 0 L 21600 0 21600 21600 0 21600 0 0 Z N"/>
        </draw:custom-shape>
        <draw:connector draw:style-name="typedef" draw:layer="layout" svg:x1="7.538cm" svg:y1="7.192cm" svg:x2="9.059cm" svg:y2="7.158cm" draw:start-shape="id1" draw:start-glue-point="1" draw:end-shape="id2" draw:end-glue-point="3">
          <text:p text:style-name="P1"/>
        </draw:connector>
      </draw:page>
      <draw:page draw:name="chart2" draw:style-name="dp1" draw:master-page-name="Default">
        <office:forms form:automatic-focus="false" form:apply-design-mode="false"/>
        <draw:custom-shape draw:style-name="namespace" draw:layer="layout" svg:width="114.859cm" svg:height="80.188cm" svg:x="2.319cm" svg:y="1.659cm">
          <text:p text:style-name="P1">chart</text:p>
          <draw:enhanced-geometry svg:viewBox="0 0 21600 21600" draw:type="rectangle" draw:enhanced-path="M 0 0 L 21600 0 21600 21600 0 21600 0 0 Z N"/>
        </draw:custom-shape>
        <draw:custom-shape draw:style-name="namespace" draw:layer="layout" svg:width="27.335cm" svg:height="7.657cm" svg:x="24.149cm" svg:y="2.462cm">
          <text:p text:style-name="P1">wrapper</text:p>
          <draw:enhanced-geometry svg:viewBox="0 0 21600 21600" draw:type="rectangle" draw:enhanced-path="M 0 0 L 21600 0 21600 21600 0 21600 0 0 Z N"/>
        </draw:custom-shape>
        <draw:custom-shape draw:style-name="gr2" draw:layer="layout" svg:width="3.319cm" svg:height="0.708cm" svg:x="24.908cm" svg:y="6.326cm">
          <text:p text:style-name="P1">Chart2ModelContact</text:p>
          <draw:enhanced-geometry svg:viewBox="0 0 21600 21600" draw:type="rectangle" draw:enhanced-path="M 0 0 L 21600 0 21600 21600 0 21600 0 0 Z N"/>
        </draw:custom-shape>
        <draw:custom-shape draw:style-name="gr1" draw:text-style-name="P3" draw:id="id3" draw:layer="layout" svg:width="2.074cm" svg:height="4.084cm" svg:x="16.456cm" svg:y="37.052cm">
          <draw:glue-point draw:id="4" svg:x="-2.512cm" svg:y="-5.007cm"/>
          <draw:glue-point draw:id="5" svg:x="2.487cm" svg:y="-5.007cm"/>
          <draw:glue-point draw:id="6" svg:x="5cm" svg:y="-4.14cm"/>
          <draw:glue-point draw:id="7" svg:x="5cm" svg:y="-3.092cm"/>
          <draw:glue-point draw:id="8" svg:x="5cm" svg:y="-2.103cm"/>
          <draw:glue-point draw:id="9" svg:x="5cm" svg:y="-0.996cm"/>
          <draw:glue-point draw:id="10" svg:x="5cm" svg:y="4.069cm"/>
          <text:p text:style-name="P2">ChartView</text:p>
          <draw:enhanced-geometry svg:viewBox="0 0 21600 21600" draw:type="rectangle" draw:enhanced-path="M 0 0 L 21600 0 21600 21600 0 21600 0 0 Z N"/>
        </draw:custom-shape>
        <draw:custom-shape draw:style-name="gr1" draw:text-style-name="P3" draw:id="id4" draw:layer="layout" svg:width="3.551cm" svg:height="0.648cm" svg:x="16.146cm" svg:y="33.705cm">
          <text:p text:style-name="P2">ExplicitValueProvider</text:p>
          <draw:enhanced-geometry svg:viewBox="0 0 21600 21600" draw:type="rectangle" draw:enhanced-path="M 0 0 L 21600 0 21600 21600 0 21600 0 0 Z N"/>
        </draw:custom-shape>
        <draw:connector draw:style-name="inheritance_20__28_public_29_" draw:layer="layout" svg:x1="17.493cm" svg:y1="37.052cm" svg:x2="17.921cm" svg:y2="34.353cm" draw:start-shape="id3" draw:end-shape="id4" draw:end-glue-point="2">
          <text:p text:style-name="P1"/>
        </draw:connector>
        <draw:custom-shape draw:style-name="gr1" draw:text-style-name="P3" draw:id="id5" draw:layer="layout" svg:width="4.691cm" svg:height="0.598cm" svg:x="26.338cm" svg:y="37.081cm">
          <text:p text:style-name="P2">VCartesianCoordinateSystem</text:p>
          <draw:enhanced-geometry svg:viewBox="0 0 21600 21600" draw:type="rectangle" draw:enhanced-path="M 0 0 L 21600 0 21600 21600 0 21600 0 0 Z N"/>
        </draw:custom-shape>
        <draw:custom-shape draw:style-name="gr1" draw:text-style-name="P3" draw:id="id6" draw:layer="layout" svg:width="3.369cm" svg:height="1.809cm" svg:x="29.679cm" svg:y="33.356cm">
          <draw:glue-point draw:id="4" svg:x="-2.38cm" svg:y="5cm"/>
          <draw:glue-point draw:id="5" svg:x="2.54cm" svg:y="5cm"/>
          <draw:glue-point draw:id="6" svg:x="4.998cm" svg:y="-2.841cm"/>
          <text:p text:style-name="P2">VCoordinateSystem</text:p>
          <draw:enhanced-geometry svg:viewBox="0 0 21600 21600" draw:type="rectangle" draw:enhanced-path="M 0 0 L 21600 0 21600 21600 0 21600 0 0 Z N"/>
        </draw:custom-shape>
        <draw:connector draw:style-name="inheritance_20__28_public_29_" draw:layer="layout" svg:x1="28.683cm" svg:y1="37.081cm" svg:x2="30.562cm" svg:y2="35.164cm" draw:start-shape="id5" draw:start-glue-point="0" draw:end-shape="id6" draw:end-glue-point="4">
          <text:p text:style-name="P1"/>
        </draw:connector>
        <draw:custom-shape draw:style-name="gr1" draw:text-style-name="P3" draw:id="id7" draw:layer="layout" svg:width="2.177cm" svg:height="1.969cm" svg:x="19.673cm" svg:y="25.037cm">
          <draw:glue-point draw:id="4" svg:x="-2.374cm" svg:y="5cm"/>
          <draw:glue-point draw:id="5" svg:x="2.269cm" svg:y="5cm"/>
          <draw:glue-point draw:id="6" svg:x="4.997cm" svg:y="2.767cm"/>
          <draw:glue-point draw:id="7" svg:x="4.997cm" svg:y="-2.625cm"/>
          <text:p text:style-name="P2">VAxisBase</text:p>
          <draw:enhanced-geometry svg:viewBox="0 0 21600 21600" draw:type="rectangle" draw:enhanced-path="M 0 0 L 21600 0 21600 21600 0 21600 0 0 Z N"/>
        </draw:custom-shape>
        <draw:custom-shape draw:style-name="gr1" draw:text-style-name="P3" draw:id="id8" draw:layer="layout" svg:width="3.033cm" svg:height="0.674cm" svg:x="22.965cm" svg:y="18.205cm">
          <draw:glue-point draw:id="4" svg:x="-2.865cm" svg:y="5cm"/>
          <draw:glue-point draw:id="5" svg:x="2.604cm" svg:y="5cm"/>
          <text:p text:style-name="P2">VAxisOrGridBase</text:p>
          <draw:enhanced-geometry svg:viewBox="0 0 21600 21600" draw:type="rectangle" draw:enhanced-path="M 0 0 L 21600 0 21600 21600 0 21600 0 0 Z N"/>
        </draw:custom-shape>
        <draw:connector draw:style-name="inheritance_20__28_public_29_" draw:layer="layout" draw:line-skew="-0.66cm" svg:x1="20.761cm" svg:y1="25.037cm" svg:x2="23.613cm" svg:y2="18.879cm" draw:start-shape="id7" draw:start-glue-point="0" draw:end-shape="id8" draw:end-glue-point="4">
          <text:p text:style-name="P1"/>
        </draw:connector>
        <draw:custom-shape draw:style-name="gr1" draw:text-style-name="P3" draw:id="id9" draw:layer="layout" svg:width="4.095cm" svg:height="1.013cm" svg:x="34.812cm" svg:y="34.517cm">
          <draw:glue-point draw:id="4" svg:x="4.998cm" svg:y="-2.675cm"/>
          <draw:glue-point draw:id="5" svg:x="4.998cm" svg:y="2.438cm"/>
          <text:p text:style-name="P2">ExplicitCategoriesProvider</text:p>
          <draw:enhanced-geometry svg:viewBox="0 0 21600 21600" draw:type="rectangle" draw:enhanced-path="M 0 0 L 21600 0 21600 21600 0 21600 0 0 Z N"/>
        </draw:custom-shape>
        <draw:connector draw:style-name="data_20_member_20__28_pointer_29_" draw:layer="layout" svg:x1="33.048cm" svg:y1="34.26cm" svg:x2="34.812cm" svg:y2="35.023cm" draw:start-shape="id6" draw:start-glue-point="1" draw:end-shape="id9" draw:end-glue-point="3">
          <text:p text:style-name="P1"/>
        </draw:connector>
        <draw:custom-shape draw:style-name="gr1" draw:text-style-name="P3" draw:id="id10" draw:layer="layout" svg:width="4.25cm" svg:height="0.621cm" svg:x="31.651cm" svg:y="37.058cm">
          <text:p text:style-name="P2">VPolarCoordinateSystem</text:p>
          <draw:enhanced-geometry svg:viewBox="0 0 21600 21600" draw:type="rectangle" draw:enhanced-path="M 0 0 L 21600 0 21600 21600 0 21600 0 0 Z N"/>
        </draw:custom-shape>
        <draw:connector draw:style-name="inheritance_20__28_public_29_" draw:layer="layout" svg:x1="33.776cm" svg:y1="37.058cm" svg:x2="32.218cm" svg:y2="35.164cm" draw:start-shape="id10" draw:start-glue-point="0" draw:end-shape="id6" draw:end-glue-point="5">
          <text:p text:style-name="P1"/>
        </draw:connector>
        <draw:connector draw:style-name="data_20_member_20__28_multiple_20_pointers_29_" draw:layer="layout" svg:x1="18.53cm" svg:y1="37.404cm" svg:x2="29.679cm" svg:y2="34.26cm" draw:start-shape="id3" draw:start-glue-point="6" draw:end-shape="id6" draw:end-glue-point="3">
          <text:p text:style-name="P1"/>
        </draw:connector>
        <draw:custom-shape draw:style-name="gr1" draw:text-style-name="P3" draw:id="id16" draw:layer="layout" svg:width="1.684cm" svg:height="0.7cm" svg:x="31.778cm" svg:y="22.974cm">
          <text:p text:style-name="P2">BarChart</text:p>
          <draw:enhanced-geometry svg:viewBox="0 0 21600 21600" draw:type="rectangle" draw:enhanced-path="M 0 0 L 21600 0 21600 21600 0 21600 0 0 Z N"/>
        </draw:custom-shape>
        <draw:custom-shape draw:style-name="gr1" draw:text-style-name="P3" draw:id="id11" draw:layer="layout" svg:width="3.473cm" svg:height="0.726cm" svg:x="33.021cm" svg:y="19.733cm">
          <draw:glue-point draw:id="4" svg:x="-2.162cm" svg:y="-4.641cm"/>
          <draw:glue-point draw:id="5" svg:x="2.093cm" svg:y="-5cm"/>
          <draw:glue-point draw:id="6" svg:x="-3.429cm" svg:y="5cm"/>
          <draw:glue-point draw:id="7" svg:x="-1.338cm" svg:y="5cm"/>
          <draw:glue-point draw:id="8" svg:x="1.422cm" svg:y="5cm"/>
          <draw:glue-point draw:id="9" svg:x="3.213cm" svg:y="5cm"/>
          <text:p text:style-name="P2">VSeriesPlotter</text:p>
          <draw:enhanced-geometry svg:viewBox="0 0 21600 21600" draw:type="rectangle" draw:enhanced-path="M 0 0 L 21600 0 21600 21600 0 21600 0 0 Z N"/>
        </draw:custom-shape>
        <draw:custom-shape draw:style-name="gr1" draw:text-style-name="P3" draw:id="id12" draw:layer="layout" svg:width="2.619cm" svg:height="0.596cm" svg:x="28.122cm" svg:y="14.862cm">
          <draw:glue-point draw:id="4" svg:x="2.027cm" svg:y="5cm"/>
          <draw:glue-point draw:id="5" svg:x="-2.226cm" svg:y="5cm"/>
          <text:p text:style-name="P2">PlotterBase</text:p>
          <draw:enhanced-geometry svg:viewBox="0 0 21600 21600" draw:type="rectangle" draw:enhanced-path="M 0 0 L 21600 0 21600 21600 0 21600 0 0 Z N"/>
        </draw:custom-shape>
        <draw:custom-shape draw:style-name="gr1" draw:text-style-name="P3" draw:id="id13" draw:layer="layout" svg:width="5.001cm" svg:height="0.622cm" svg:x="32.22cm" svg:y="16.209cm">
          <text:p text:style-name="P2">MinimumAndMaximumSupplier</text:p>
          <draw:enhanced-geometry svg:viewBox="0 0 21600 21600" draw:type="rectangle" draw:enhanced-path="M 0 0 L 21600 0 21600 21600 0 21600 0 0 Z N"/>
        </draw:custom-shape>
        <draw:custom-shape draw:style-name="gr1" draw:text-style-name="P3" draw:id="id14" draw:layer="layout" svg:width="3.499cm" svg:height="0.648cm" svg:x="38.023cm" svg:y="16.184cm">
          <text:p text:style-name="P2">LegendEntryProvider</text:p>
          <draw:enhanced-geometry svg:viewBox="0 0 21600 21600" draw:type="rectangle" draw:enhanced-path="M 0 0 L 21600 0 21600 21600 0 21600 0 0 Z N"/>
        </draw:custom-shape>
        <draw:connector draw:style-name="inheritance_20__28_public_29_" draw:layer="layout" svg:x1="34.007cm" svg:y1="19.76cm" svg:x2="29.961cm" svg:y2="15.458cm" draw:start-shape="id11" draw:start-glue-point="4" draw:end-shape="id12" draw:end-glue-point="4">
          <text:p text:style-name="P1"/>
        </draw:connector>
        <draw:connector draw:style-name="inheritance_20__28_public_29_" draw:layer="layout" svg:x1="34.757cm" svg:y1="19.733cm" svg:x2="34.72cm" svg:y2="16.831cm" draw:start-shape="id11" draw:start-glue-point="0" draw:end-shape="id13">
          <text:p text:style-name="P1"/>
        </draw:connector>
        <draw:connector draw:style-name="inheritance_20__28_public_29_" draw:layer="layout" draw:line-skew="0.298cm" svg:x1="35.483cm" svg:y1="19.733cm" svg:x2="39.772cm" svg:y2="16.832cm" draw:start-shape="id11" draw:start-glue-point="5" draw:end-shape="id14" draw:end-glue-point="2">
          <text:p text:style-name="P1"/>
        </draw:connector>
        <draw:custom-shape draw:style-name="gr1" draw:text-style-name="P3" draw:id="id15" draw:layer="layout" svg:width="2.047cm" svg:height="0.7cm" svg:x="29.394cm" svg:y="23cm">
          <text:p text:style-name="P2">AreaChart</text:p>
          <draw:enhanced-geometry svg:viewBox="0 0 21600 21600" draw:type="rectangle" draw:enhanced-path="M 0 0 L 21600 0 21600 21600 0 21600 0 0 Z N"/>
        </draw:custom-shape>
        <draw:custom-shape draw:style-name="gr1" draw:text-style-name="P3" draw:id="id17" draw:layer="layout" svg:width="2.955cm" svg:height="0.648cm" svg:x="33.981cm" svg:y="23.002cm">
          <text:p text:style-name="P2">CandleStickChart</text:p>
          <draw:enhanced-geometry svg:viewBox="0 0 21600 21600" draw:type="rectangle" draw:enhanced-path="M 0 0 L 21600 0 21600 21600 0 21600 0 0 Z N"/>
        </draw:custom-shape>
        <draw:custom-shape draw:style-name="gr1" draw:text-style-name="P3" draw:id="id18" draw:layer="layout" svg:width="1.684cm" svg:height="0.648cm" svg:x="37.17cm" svg:y="23.001cm">
          <text:p text:style-name="P2">PieChart</text:p>
          <draw:enhanced-geometry svg:viewBox="0 0 21600 21600" draw:type="rectangle" draw:enhanced-path="M 0 0 L 21600 0 21600 21600 0 21600 0 0 Z N"/>
        </draw:custom-shape>
        <draw:connector draw:style-name="inheritance_20__28_public_29_" draw:layer="layout" draw:line-skew="-0.621cm" svg:x1="30.417cm" svg:y1="23cm" svg:x2="33.567cm" svg:y2="20.459cm" draw:start-shape="id15" draw:start-glue-point="0" draw:end-shape="id11" draw:end-glue-point="6">
          <text:p text:style-name="P1"/>
        </draw:connector>
        <draw:connector draw:style-name="inheritance_20__28_public_29_" draw:layer="layout" svg:x1="32.62cm" svg:y1="22.974cm" svg:x2="34.293cm" svg:y2="20.459cm" draw:start-shape="id16" draw:start-glue-point="0" draw:end-shape="id11" draw:end-glue-point="7">
          <text:p text:style-name="P1"/>
        </draw:connector>
        <draw:connector draw:style-name="inheritance_20__28_public_29_" draw:layer="layout" svg:x1="35.458cm" svg:y1="23.002cm" svg:x2="35.25cm" svg:y2="20.459cm" draw:start-shape="id17" draw:start-glue-point="0" draw:end-shape="id11" draw:end-glue-point="8">
          <text:p text:style-name="P1"/>
        </draw:connector>
        <draw:connector draw:style-name="inheritance_20__28_public_29_" draw:layer="layout" svg:x1="38.012cm" svg:y1="23.001cm" svg:x2="35.872cm" svg:y2="20.459cm" draw:start-shape="id18" draw:start-glue-point="0" draw:end-shape="id11" draw:end-glue-point="9">
          <text:p text:style-name="P1"/>
        </draw:connector>
        <draw:connector draw:style-name="inheritance_20__28_public_29_" draw:layer="layout" svg:x1="24.481cm" svg:y1="18.205cm" svg:x2="28.849cm" svg:y2="15.458cm" draw:start-shape="id8" draw:start-glue-point="0" draw:end-shape="id12" draw:end-glue-point="5">
          <text:p text:style-name="P1"/>
        </draw:connector>
        <draw:custom-shape draw:style-name="gr1" draw:text-style-name="P3" draw:id="id19" draw:layer="layout" svg:width="2.773cm" svg:height="0.596cm" svg:x="23.896cm" svg:y="20.63cm">
          <text:p text:style-name="P2">VCartesianGrid</text:p>
          <draw:enhanced-geometry svg:viewBox="0 0 21600 21600" draw:type="rectangle" draw:enhanced-path="M 0 0 L 21600 0 21600 21600 0 21600 0 0 Z N"/>
        </draw:custom-shape>
        <draw:connector draw:style-name="inheritance_20__28_public_29_" draw:layer="layout" svg:x1="25.282cm" svg:y1="20.63cm" svg:x2="24.481cm" svg:y2="18.879cm" draw:start-shape="id19" draw:start-glue-point="0" draw:end-shape="id8" draw:end-glue-point="2">
          <text:p text:style-name="P1"/>
        </draw:connector>
        <draw:custom-shape draw:style-name="gr1" draw:text-style-name="P3" draw:id="id20" draw:layer="layout" svg:width="2.021cm" svg:height="0.596cm" svg:x="27.5cm" svg:y="20.63cm">
          <text:p text:style-name="P2">VPolarGrid</text:p>
          <draw:enhanced-geometry svg:viewBox="0 0 21600 21600" draw:type="rectangle" draw:enhanced-path="M 0 0 L 21600 0 21600 21600 0 21600 0 0 Z N"/>
        </draw:custom-shape>
        <draw:connector draw:style-name="inheritance_20__28_public_29_" draw:layer="layout" draw:line-skew="-0.238cm" svg:x1="28.51cm" svg:y1="20.63cm" svg:x2="25.27cm" svg:y2="18.879cm" draw:start-shape="id20" draw:start-glue-point="0" draw:end-shape="id8" draw:end-glue-point="5">
          <text:p text:style-name="P1"/>
        </draw:connector>
        <draw:custom-shape draw:style-name="gr1" draw:text-style-name="P3" draw:id="id21" draw:layer="layout" svg:width="2.748cm" svg:height="0.596cm" svg:x="17.676cm" svg:y="28.743cm">
          <text:p text:style-name="P2">VCartesianAxis</text:p>
          <draw:enhanced-geometry svg:viewBox="0 0 21600 21600" draw:type="rectangle" draw:enhanced-path="M 0 0 L 21600 0 21600 21600 0 21600 0 0 Z N"/>
        </draw:custom-shape>
        <draw:custom-shape draw:style-name="gr1" draw:text-style-name="P3" draw:id="id22" draw:layer="layout" svg:width="2.022cm" svg:height="0.622cm" svg:x="20.967cm" svg:y="28.718cm">
          <text:p text:style-name="P2">VPolarAxis</text:p>
          <draw:enhanced-geometry svg:viewBox="0 0 21600 21600" draw:type="rectangle" draw:enhanced-path="M 0 0 L 21600 0 21600 21600 0 21600 0 0 Z N"/>
        </draw:custom-shape>
        <draw:connector draw:style-name="inheritance_20__28_public_29_" draw:layer="layout" svg:x1="19.05cm" svg:y1="28.743cm" svg:x2="20.245cm" svg:y2="27.005cm" draw:start-shape="id21" draw:start-glue-point="0" draw:end-shape="id7" draw:end-glue-point="4">
          <text:p text:style-name="P1"/>
        </draw:connector>
        <draw:connector draw:style-name="inheritance_20__28_public_29_" draw:layer="layout" svg:x1="21.978cm" svg:y1="28.718cm" svg:x2="21.254cm" svg:y2="27.005cm" draw:start-shape="id22" draw:start-glue-point="0" draw:end-shape="id7" draw:end-glue-point="5">
          <text:p text:style-name="P1"/>
        </draw:connector>
        <draw:custom-shape draw:style-name="gr3" draw:id="id32" draw:layer="layout" svg:width="3.448cm" svg:height="0.622cm" svg:x="27.706cm" svg:y="25.449cm">
          <text:p text:style-name="P1">AxisLabelProperties</text:p>
          <draw:enhanced-geometry svg:viewBox="0 0 21600 21600" draw:type="rectangle" draw:enhanced-path="M 0 0 L 21600 0 21600 21600 0 21600 0 0 Z N"/>
        </draw:custom-shape>
        <draw:custom-shape draw:style-name="gr3" draw:text-style-name="P1" draw:id="id29" draw:layer="layout" svg:width="2.514cm" svg:height="2.36cm" svg:x="28.596cm" svg:y="26.493cm">
          <draw:glue-point draw:id="4" svg:x="5cm" svg:y="-3.703cm"/>
          <draw:glue-point draw:id="5" svg:x="5cm" svg:y="-1.703cm"/>
          <draw:glue-point draw:id="6" svg:x="5cm" svg:y="1.588cm"/>
          <draw:glue-point draw:id="7" svg:x="5cm" svg:y="3.487cm"/>
          <text:p text:style-name="P1">AxisProperties</text:p>
          <draw:enhanced-geometry svg:viewBox="0 0 21600 21600" draw:mirror-horizontal="false" draw:mirror-vertical="false" draw:type="rectangle" draw:enhanced-path="M 0 0 L 21600 0 21600 21600 0 21600 0 0 Z N"/>
        </draw:custom-shape>
        <draw:custom-shape draw:style-name="gr2" draw:layer="layout" svg:width="1.529cm" svg:height="0.622cm" svg:x="11.013cm" svg:y="21.199cm">
          <text:p text:style-name="P1">TickIter</text:p>
          <draw:enhanced-geometry svg:viewBox="0 0 21600 21600" draw:mirror-horizontal="false" draw:mirror-vertical="false" draw:type="rectangle" draw:enhanced-path="M 0 0 L 21600 0 21600 21600 0 21600 0 0 Z N"/>
        </draw:custom-shape>
        <draw:custom-shape draw:style-name="gr2" draw:id="id24" draw:layer="layout" svg:width="2.747cm" svg:height="0.622cm" svg:x="10.625cm" svg:y="22.754cm">
          <draw:glue-point draw:id="4" svg:x="-2.264cm" svg:y="5cm"/>
          <draw:glue-point draw:id="5" svg:x="2.358cm" svg:y="5cm"/>
          <text:p text:style-name="P1">TickmarkHelper</text:p>
          <draw:enhanced-geometry svg:viewBox="0 0 21600 21600" draw:mirror-horizontal="false" draw:mirror-vertical="false" draw:type="rectangle" draw:enhanced-path="M 0 0 L 21600 0 21600 21600 0 21600 0 0 Z N"/>
        </draw:custom-shape>
        <draw:custom-shape draw:style-name="gr2" draw:id="id23" draw:layer="layout" svg:width="3.137cm" svg:height="0.622cm" svg:x="8.343cm" svg:y="24.413cm">
          <text:p text:style-name="P1">TickmarkHelper_2D</text:p>
          <draw:enhanced-geometry svg:viewBox="0 0 21600 21600" draw:mirror-horizontal="false" draw:mirror-vertical="false" draw:type="rectangle" draw:enhanced-path="M 0 0 L 21600 0 21600 21600 0 21600 0 0 Z N"/>
        </draw:custom-shape>
        <draw:custom-shape draw:style-name="gr2" draw:id="id25" draw:layer="layout" svg:width="3.213cm" svg:height="0.622cm" svg:x="12.31cm" svg:y="24.387cm">
          <text:p text:style-name="P1">TickmarkHelper_3D</text:p>
          <draw:enhanced-geometry svg:viewBox="0 0 21600 21600" draw:mirror-horizontal="false" draw:mirror-vertical="false" draw:type="rectangle" draw:enhanced-path="M 0 0 L 21600 0 21600 21600 0 21600 0 0 Z N"/>
        </draw:custom-shape>
        <draw:connector draw:style-name="inheritance_20__28_public_29_" draw:layer="layout" svg:x1="9.911cm" svg:y1="24.413cm" svg:x2="11.377cm" svg:y2="23.376cm" draw:start-shape="id23" draw:start-glue-point="0" draw:end-shape="id24" draw:end-glue-point="4">
          <text:p text:style-name="P1"/>
        </draw:connector>
        <draw:connector draw:style-name="inheritance_20__28_public_29_" draw:layer="layout" svg:x1="13.916cm" svg:y1="24.387cm" svg:x2="12.645cm" svg:y2="23.376cm" draw:start-shape="id25" draw:start-glue-point="0" draw:end-shape="id24" draw:end-glue-point="5">
          <text:p text:style-name="P1"/>
        </draw:connector>
        <draw:custom-shape draw:style-name="gr4" draw:id="id26" draw:layer="layout" svg:width="7.375cm" svg:height="0.518cm" svg:x="35.494cm" svg:y="27.801cm">
          <text:p text:style-name="P1">com.sun.star.chart2.data.XTextualDataSequence</text:p>
          <draw:enhanced-geometry svg:viewBox="0 0 21600 21600" draw:type="rectangle" draw:enhanced-path="M 0 0 L 21600 0 21600 21600 0 21600 0 0 Z N"/>
        </draw:custom-shape>
        <draw:connector draw:style-name="inheritance_20__28_public_29_" draw:layer="layout" svg:x1="36.859cm" svg:y1="34.517cm" svg:x2="39.181cm" svg:y2="28.319cm" draw:start-shape="id9" draw:start-glue-point="0" draw:end-shape="id26" draw:end-glue-point="2">
          <text:p text:style-name="P1"/>
        </draw:connector>
        <draw:custom-shape draw:style-name="gr4" draw:id="id27" draw:layer="layout" svg:width="7.375cm" svg:height="0.518cm" svg:x="40.794cm" svg:y="34.917cm">
          <text:p text:style-name="P1">com.sun.star.chart2.data.XLabeledDataSequence</text:p>
          <draw:enhanced-geometry svg:viewBox="0 0 21600 21600" draw:type="rectangle" draw:enhanced-path="M 0 0 L 21600 0 21600 21600 0 21600 0 0 Z N"/>
        </draw:custom-shape>
        <draw:connector draw:style-name="data_20_member_20__28_pointer_29_" draw:layer="layout" svg:x1="38.905cm" svg:y1="34.753cm" svg:x2="40.794cm" svg:y2="35.176cm" draw:start-shape="id9" draw:start-glue-point="4" draw:end-shape="id27">
          <text:p text:style-name="P1"/>
        </draw:connector>
        <draw:custom-shape draw:style-name="gr4" draw:id="id28" draw:layer="layout" svg:width="6.172cm" svg:height="0.518cm" svg:x="40.817cm" svg:y="35.718cm">
          <text:p text:style-name="P1">com.sun.star.chart2.XCoordinateSystem</text:p>
          <draw:enhanced-geometry svg:viewBox="0 0 21600 21600" draw:type="rectangle" draw:enhanced-path="M 0 0 L 21600 0 21600 21600 0 21600 0 0 Z N"/>
        </draw:custom-shape>
        <draw:connector draw:style-name="data_20_member_20__28_pointer_29_" draw:layer="layout" draw:line-skew="-0.448cm" svg:x1="38.905cm" svg:y1="35.269cm" svg:x2="40.817cm" svg:y2="35.977cm" draw:start-shape="id9" draw:start-glue-point="5" draw:end-shape="id28" draw:end-glue-point="3">
          <text:p text:style-name="P1"/>
        </draw:connector>
        <draw:connector draw:style-name="data_20_member_20__28_pointer_29_" draw:layer="layout" svg:x1="31.11cm" svg:y1="27.673cm" svg:x2="35.494cm" svg:y2="28.06cm" draw:start-shape="id29" draw:start-glue-point="1" draw:end-shape="id26" draw:end-glue-point="3">
          <text:p text:style-name="P1"/>
        </draw:connector>
        <draw:custom-shape draw:style-name="gr3" draw:id="id30" draw:layer="layout" svg:width="2.757cm" svg:height="0.518cm" svg:x="35.266cm" svg:y="25.378cm">
          <text:p text:style-name="P1">VLineProperties</text:p>
          <draw:enhanced-geometry svg:viewBox="0 0 21600 21600" draw:type="rectangle" draw:enhanced-path="M 0 0 L 21600 0 21600 21600 0 21600 0 0 Z N"/>
        </draw:custom-shape>
        <draw:connector draw:style-name="data_20_member_20__28_pointer_29_" draw:layer="layout" svg:x1="31.11cm" svg:y1="26.8cm" svg:x2="35.266cm" svg:y2="25.637cm" draw:start-shape="id29" draw:start-glue-point="4" draw:end-shape="id30" draw:end-glue-point="3">
          <text:p text:style-name="P1"/>
        </draw:connector>
        <draw:custom-shape draw:style-name="gr3" draw:id="id31" draw:layer="layout" svg:width="3.346cm" svg:height="0.519cm" svg:x="35.786cm" svg:y="26.2cm">
          <text:p text:style-name="P1">TickmarkProperties</text:p>
          <draw:enhanced-geometry svg:viewBox="0 0 21600 21600" draw:type="rectangle" draw:enhanced-path="M 0 0 L 21600 0 21600 21600 0 21600 0 0 Z N"/>
        </draw:custom-shape>
        <draw:connector draw:style-name="data_20_member_20__28_multiple_20_pointers_29_" draw:layer="layout" svg:x1="31.11cm" svg:y1="27.272cm" svg:x2="35.786cm" svg:y2="26.459cm" draw:start-shape="id29" draw:start-glue-point="5" draw:end-shape="id31" draw:end-glue-point="3">
          <text:p text:style-name="P1"/>
        </draw:connector>
        <draw:connector draw:style-name="data_20_member" draw:layer="layout" svg:x1="21.848cm" svg:y1="26.565cm" svg:x2="28.596cm" svg:y2="27.673cm" draw:start-shape="id7" draw:start-glue-point="6" draw:end-shape="id29" draw:end-glue-point="3">
          <text:p text:style-name="P1"/>
        </draw:connector>
        <draw:connector draw:style-name="data_20_member" draw:layer="layout" svg:x1="21.85cm" svg:y1="26.021cm" svg:x2="27.706cm" svg:y2="25.76cm" draw:start-shape="id7" draw:start-glue-point="1" draw:end-shape="id32">
          <text:p text:style-name="P1"/>
        </draw:connector>
        <draw:custom-shape draw:style-name="namespace" draw:layer="layout" svg:width="5.619cm" svg:height="4.341cm" svg:x="87.471cm" svg:y="38.704cm">
          <text:p text:style-name="P1">impl</text:p>
          <draw:enhanced-geometry svg:viewBox="0 0 21600 21600" draw:type="rectangle" draw:enhanced-path="M 0 0 L 21600 0 21600 21600 0 21600 0 0 Z N"/>
        </draw:custom-shape>
        <draw:custom-shape draw:style-name="gr5" draw:text-style-name="P1" draw:id="id34" draw:layer="layout" svg:width="6.38cm" svg:height="2.164cm" svg:x="68.913cm" svg:y="43.448cm">
          <text:p text:style-name="P1">com.sun.star.chart2.data.XDataReceiver</text:p>
          <text:p text:style-name="P1">com.sun.star.chart2.XChartDocument</text:p>
          <text:p text:style-name="P1">com.sun.star.chart2.XTitled</text:p>
          <text:p text:style-name="P1">com.sun.star.chart2.XUndoSupplier</text:p>
          <text:p text:style-name="P1">...</text:p>
          <draw:enhanced-geometry svg:viewBox="0 0 21600 21600" draw:type="rectangle" draw:enhanced-path="M 0 0 L 21600 0 21600 21600 0 21600 0 0 Z N"/>
        </draw:custom-shape>
        <draw:custom-shape draw:style-name="gr1" draw:text-style-name="P3" draw:id="id33" draw:layer="layout" svg:width="2.073cm" svg:height="4.535cm" svg:x="75.004cm" svg:y="47.556cm">
          <draw:glue-point draw:id="4" svg:x="4.997cm" svg:y="-4.028cm"/>
          <draw:glue-point draw:id="5" svg:x="4.997cm" svg:y="-2.771cm"/>
          <draw:glue-point draw:id="6" svg:x="4.997cm" svg:y="-1.512cm"/>
          <draw:glue-point draw:id="7" svg:x="4.997cm" svg:y="1.115cm"/>
          <draw:glue-point draw:id="8" svg:x="4.997cm" svg:y="2.315cm"/>
          <draw:glue-point draw:id="9" svg:x="4.997cm" svg:y="3.572cm"/>
          <draw:glue-point draw:id="10" svg:x="-2.498cm" svg:y="-5.001cm"/>
          <draw:glue-point draw:id="11" svg:x="2.252cm" svg:y="-5.001cm"/>
          <text:p text:style-name="P2">ChartModel</text:p>
          <draw:enhanced-geometry svg:viewBox="0 0 21600 21600" draw:type="rectangle" draw:enhanced-path="M 0 0 L 21600 0 21600 21600 0 21600 0 0 Z N"/>
        </draw:custom-shape>
        <draw:connector draw:style-name="inheritance_20__28_public_29_" draw:layer="layout" svg:x1="75.523cm" svg:y1="47.556cm" svg:x2="72.103cm" svg:y2="45.612cm" draw:start-shape="id33" draw:start-glue-point="10" draw:end-shape="id34" draw:end-glue-point="2">
          <text:p text:style-name="P1"/>
        </draw:connector>
        <draw:custom-shape draw:style-name="gr1" draw:text-style-name="P3" draw:id="id36" draw:layer="layout" svg:width="2.773cm" svg:height="0.752cm" svg:x="89.648cm" svg:y="41.825cm">
          <text:p text:style-name="P2">ImplChartModel</text:p>
          <draw:enhanced-geometry svg:viewBox="0 0 21600 21600" draw:type="rectangle" draw:enhanced-path="M 0 0 L 21600 0 21600 21600 0 21600 0 0 Z N"/>
        </draw:custom-shape>
        <draw:custom-shape draw:style-name="class_20__28_external_20_module_29_" draw:id="id35" draw:layer="layout" svg:width="2.566cm" svg:height="0.648cm" svg:x="80.628cm" svg:y="51.987cm">
          <text:p text:style-name="P1">GraphicObject</text:p>
          <draw:enhanced-geometry svg:viewBox="0 0 21600 21600" draw:type="rectangle" draw:enhanced-path="M 0 0 L 21600 0 21600 21600 0 21600 0 0 Z N"/>
        </draw:custom-shape>
        <draw:connector draw:style-name="data_20_member_20__28_multiple_29_" draw:layer="layout" svg:x1="77.075cm" svg:y1="51.442cm" svg:x2="80.628cm" svg:y2="52.311cm" draw:start-shape="id33" draw:start-glue-point="9" draw:end-shape="id35" draw:end-glue-point="3">
          <text:p text:style-name="P1"/>
        </draw:connector>
        <draw:connector draw:style-name="data_20_member_20__28_pointer_29_" draw:layer="layout" svg:x1="77.075cm" svg:y1="47.997cm" svg:x2="89.648cm" svg:y2="42.201cm" draw:start-shape="id33" draw:start-glue-point="4" draw:end-shape="id36" draw:end-glue-point="3">
          <text:p text:style-name="P1"/>
        </draw:connector>
        <draw:custom-shape draw:style-name="uno_20_service" draw:id="id37" draw:layer="layout" svg:width="6.195cm" svg:height="1.425cm" svg:x="75.756cm" svg:y="44.16cm">
          <text:p text:style-name="P1">com.sun.star.document.OfficeDocument</text:p>
          <text:p text:style-name="P1">com.sun.star.chart.ChartDocument</text:p>
          <text:p text:style-name="P1">com.sun.star.chart2.ChartDocument</text:p>
          <draw:enhanced-geometry svg:viewBox="0 0 21600 21600" draw:type="rectangle" draw:enhanced-path="M 0 0 L 21600 0 21600 21600 0 21600 0 0 Z N"/>
        </draw:custom-shape>
        <draw:connector draw:style-name="inheritance_20__28_public_29_" draw:layer="layout" svg:x1="76.506cm" svg:y1="47.556cm" svg:x2="78.853cm" svg:y2="45.585cm" draw:start-shape="id33" draw:start-glue-point="11" draw:end-shape="id37" draw:end-glue-point="2">
          <text:p text:style-name="P1"/>
        </draw:connector>
        <draw:custom-shape draw:style-name="uno_20_service" draw:id="id38" draw:layer="layout" svg:width="4.744cm" svg:height="0.7cm" svg:x="12.57cm" svg:y="34.69cm">
          <text:p text:style-name="P1">com.sun.star.chart2.ChartView</text:p>
          <draw:enhanced-geometry svg:viewBox="0 0 21600 21600" draw:type="rectangle" draw:enhanced-path="M 0 0 L 21600 0 21600 21600 0 21600 0 0 Z N"/>
        </draw:custom-shape>
        <draw:connector draw:style-name="inheritance_20__28_public_29_" draw:layer="layout" svg:x1="16.973cm" svg:y1="37.052cm" svg:x2="14.942cm" svg:y2="35.39cm" draw:start-shape="id3" draw:start-glue-point="4" draw:end-shape="id38" draw:end-glue-point="2">
          <text:p text:style-name="P1"/>
        </draw:connector>
        <draw:custom-shape draw:style-name="class_20__28_external_20_module_29_" draw:id="id39" draw:layer="layout" svg:width="2.307cm" svg:height="0.596cm" svg:x="18.843cm" svg:y="34.847cm">
          <text:p text:style-name="P1">SfxListener</text:p>
          <draw:enhanced-geometry svg:viewBox="0 0 21600 21600" draw:type="rectangle" draw:enhanced-path="M 0 0 L 21600 0 21600 21600 0 21600 0 0 Z N"/>
        </draw:custom-shape>
        <draw:connector draw:style-name="inheritance_20__28_public_29_" draw:layer="layout" svg:x1="18.008cm" svg:y1="37.052cm" svg:x2="19.996cm" svg:y2="35.443cm" draw:start-shape="id3" draw:start-glue-point="5" draw:end-shape="id39" draw:end-glue-point="2">
          <text:p text:style-name="P1"/>
        </draw:connector>
        <draw:custom-shape draw:style-name="gr1" draw:text-style-name="P3" draw:id="id40" draw:layer="layout" svg:width="3.615cm" svg:height="2.021cm" svg:x="28.724cm" svg:y="53.384cm">
          <draw:glue-point draw:id="4" svg:x="4.998cm" svg:y="-3.587cm"/>
          <draw:glue-point draw:id="5" svg:x="4.998cm" svg:y="-1.588cm"/>
          <draw:glue-point draw:id="6" svg:x="4.998cm" svg:y="1.469cm"/>
          <draw:glue-point draw:id="7" svg:x="4.998cm" svg:y="3.473cm"/>
          <text:p text:style-name="P2">SeriesPlotterContainer</text:p>
          <draw:enhanced-geometry svg:viewBox="0 0 21600 21600" draw:type="rectangle" draw:enhanced-path="M 0 0 L 21600 0 21600 21600 0 21600 0 0 Z N"/>
        </draw:custom-shape>
        <draw:custom-shape draw:style-name="gr3" draw:id="id41" draw:layer="layout" svg:width="2.093cm" svg:height="0.642cm" svg:x="33.528cm" svg:y="53.194cm">
          <text:p text:style-name="P1">AxisUsage</text:p>
          <draw:enhanced-geometry svg:viewBox="0 0 21600 21600" draw:type="rectangle" draw:enhanced-path="M 0 0 L 21600 0 21600 21600 0 21600 0 0 Z N"/>
        </draw:custom-shape>
        <draw:connector draw:style-name="data_20_member_20__28_multiple_29_" draw:layer="layout" svg:x1="32.337cm" svg:y1="53.67cm" svg:x2="33.528cm" svg:y2="53.515cm" draw:start-shape="id40" draw:start-glue-point="4" draw:end-shape="id41" draw:end-glue-point="3">
          <text:p text:style-name="P1"/>
        </draw:connector>
        <draw:custom-shape draw:style-name="gr1" draw:text-style-name="P3" draw:id="id42" draw:layer="layout" svg:width="2.996cm" svg:height="0.713cm" svg:x="36.548cm" svg:y="53.027cm">
          <text:p text:style-name="P2">ScaleAutomatism</text:p>
          <draw:enhanced-geometry svg:viewBox="0 0 21600 21600" draw:type="rectangle" draw:enhanced-path="M 0 0 L 21600 0 21600 21600 0 21600 0 0 Z N"/>
        </draw:custom-shape>
        <draw:connector draw:style-name="data_20_member" draw:layer="layout" svg:x1="35.621cm" svg:y1="53.515cm" svg:x2="36.548cm" svg:y2="53.383cm" draw:start-shape="id41" draw:start-glue-point="1" draw:end-shape="id42" draw:end-glue-point="3">
          <text:p text:style-name="P1"/>
        </draw:connector>
        <draw:custom-shape draw:style-name="gr3" draw:id="id43" draw:layer="layout" svg:width="4.875cm" svg:height="0.619cm" svg:x="40.352cm" svg:y="53.003cm">
          <text:p text:style-name="P1">com.sun.star.chart2.ScaleData</text:p>
          <draw:enhanced-geometry svg:viewBox="0 0 21600 21600" draw:type="rectangle" draw:enhanced-path="M 0 0 L 21600 0 21600 21600 0 21600 0 0 Z N"/>
        </draw:custom-shape>
        <draw:connector draw:style-name="data_20_member" draw:layer="layout" svg:x1="39.544cm" svg:y1="53.383cm" svg:x2="40.352cm" svg:y2="53.312cm" draw:start-shape="id42" draw:start-glue-point="1" draw:end-shape="id43" draw:end-glue-point="3">
          <text:p text:style-name="P1"/>
        </draw:connector>
        <draw:custom-shape draw:style-name="gr1" draw:text-style-name="P2" draw:id="id44" draw:layer="layout" svg:width="1.855cm" svg:height="0.618cm" svg:x="24.658cm" svg:y="41.447cm">
          <text:p text:style-name="P2">VDiagram</text:p>
          <draw:enhanced-geometry svg:viewBox="0 0 21600 21600" draw:mirror-horizontal="false" draw:mirror-vertical="false" draw:type="rectangle" draw:enhanced-path="M 0 0 L 21600 0 21600 21600 0 21600 0 0 Z N"/>
        </draw:custom-shape>
        <draw:connector draw:style-name="local_20_usage_20__2f__20_return_20_type" draw:text-style-name="P1" draw:layer="layout" svg:x1="18.53cm" svg:y1="40.755cm" svg:x2="24.658cm" svg:y2="41.756cm" draw:start-shape="id3" draw:start-glue-point="10" draw:end-shape="id44" draw:end-glue-point="3">
          <text:p text:style-name="P1">impl_createDiagramAndContent()</text:p>
        </draw:connector>
        <draw:custom-shape draw:style-name="gr3" draw:id="id45" draw:layer="layout" svg:width="1.569cm" svg:height="0.523cm" svg:x="24.999cm" svg:y="24.155cm">
          <text:p text:style-name="P1">TickInfo</text:p>
          <draw:enhanced-geometry svg:viewBox="0 0 21600 21600" draw:type="rectangle" draw:enhanced-path="M 0 0 L 21600 0 21600 21600 0 21600 0 0 Z N"/>
        </draw:custom-shape>
        <draw:connector draw:style-name="data_20_member_20__28_multiple_29_" draw:text-style-name="P1" draw:layer="layout" svg:x1="21.848cm" svg:y1="25.505cm" svg:x2="24.999cm" svg:y2="24.416cm" draw:start-shape="id7" draw:start-glue-point="7" draw:end-shape="id45" draw:end-glue-point="3">
          <text:p text:style-name="P1">m_aAllTickInfos</text:p>
        </draw:connector>
        <draw:custom-shape draw:style-name="gr4" draw:id="id46" draw:layer="layout" svg:width="4.613cm" svg:height="0.547cm" svg:x="29cm" svg:y="24.086cm">
          <text:p text:style-name="P1">com.sun.star.drawing.XShape</text:p>
          <draw:enhanced-geometry svg:viewBox="0 0 21600 21600" draw:type="rectangle" draw:enhanced-path="M 0 0 L 21600 0 21600 21600 0 21600 0 0 Z N"/>
        </draw:custom-shape>
        <draw:connector draw:style-name="data_20_member_20__28_pointer_29_" draw:text-style-name="P1" draw:layer="layout" svg:x1="26.568cm" svg:y1="24.416cm" svg:x2="29cm" svg:y2="24.359cm" draw:start-shape="id45" draw:start-glue-point="1" draw:end-shape="id46" draw:end-glue-point="3">
          <text:p text:style-name="P1">xTextShape</text:p>
        </draw:connector>
        <draw:frame draw:style-name="annotation" draw:layer="layout" svg:width="10.834cm" svg:height="4.812cm" svg:x="16.225cm" svg:y="43.128cm">
          <draw:text-box>
            <text:p text:style-name="P1">Method <text:span text:style-name="T1">ChartView::impl_createDiagramAndContent()</text:span> performs the drawing of the chart diagram including its axis and axis labels. <text:s/>Class <text:span text:style-name="T1">Vdiagram</text:span> is used locally in that method to represent the diagram object.</text:p>
          </draw:text-box>
        </draw:frame>
        <draw:custom-shape draw:style-name="gr1" draw:text-style-name="P2" draw:id="id47" draw:layer="layout" svg:width="2.851cm" svg:height="2.371cm" svg:x="60.824cm" svg:y="27.395cm">
          <draw:glue-point draw:id="4" svg:x="-5.001cm" svg:y="-2.669cm"/>
          <draw:glue-point draw:id="5" svg:x="-5.001cm" svg:y="2.447cm"/>
          <text:p text:style-name="P2">ShapeFactory</text:p>
          <draw:enhanced-geometry svg:viewBox="0 0 21600 21600" draw:mirror-vertical="false" draw:mirror-horizontal="false" draw:type="rectangle" draw:enhanced-path="M 0 0 L 21600 0 21600 21600 0 21600 0 0 Z N"/>
        </draw:custom-shape>
        <draw:connector draw:style-name="data_20_member_20__28_pointer_29_" draw:layer="layout" draw:line-skew="6.769cm" svg:x1="26.513cm" svg:y1="41.756cm" svg:x2="60.824cm" svg:y2="29.16cm" draw:start-shape="id44" draw:start-glue-point="1" draw:end-shape="id47" draw:end-glue-point="5">
          <text:p text:style-name="P1"/>
        </draw:connector>
        <draw:connector draw:style-name="data_20_member_20__28_pointer_29_" draw:layer="layout" svg:x1="30.741cm" svg:y1="15.16cm" svg:x2="60.824cm" svg:y2="28.58cm" draw:start-shape="id12" draw:start-glue-point="1" draw:end-shape="id47" draw:end-glue-point="3">
          <text:p text:style-name="P1"/>
        </draw:connector>
        <draw:custom-shape draw:style-name="gr1" draw:text-style-name="P3" draw:id="id48" draw:layer="layout" svg:width="3.421cm" svg:height="0.777cm" svg:x="54.272cm" svg:y="26.903cm">
          <text:p text:style-name="P2">LabelPositionHelper</text:p>
          <draw:enhanced-geometry svg:viewBox="0 0 21600 21600" draw:type="rectangle" draw:enhanced-path="M 0 0 L 21600 0 21600 21600 0 21600 0 0 Z N"/>
        </draw:custom-shape>
        <draw:connector draw:style-name="data_20_member_20__28_pointer_29_" draw:layer="layout" svg:x1="57.693cm" svg:y1="27.291cm" svg:x2="60.824cm" svg:y2="27.948cm" draw:start-shape="id48" draw:start-glue-point="1" draw:end-shape="id47" draw:end-glue-point="4">
          <text:p text:style-name="P1"/>
        </draw:connector>
        <draw:custom-shape draw:style-name="gr1" draw:text-style-name="P3" draw:id="id49" draw:layer="layout" svg:width="3.369cm" svg:height="0.699cm" svg:x="21.461cm" svg:y="38.956cm">
          <text:p text:style-name="P2">DrawModelWrapper</text:p>
          <draw:enhanced-geometry svg:viewBox="0 0 21600 21600" draw:type="rectangle" draw:enhanced-path="M 0 0 L 21600 0 21600 21600 0 21600 0 0 Z N"/>
        </draw:custom-shape>
        <draw:connector draw:style-name="data_20_member_20__28_pointer_29_" draw:layer="layout" svg:x1="18.53cm" svg:y1="39.094cm" svg:x2="21.461cm" svg:y2="39.305cm" draw:start-shape="id3" draw:start-glue-point="1" draw:end-shape="id49" draw:end-glue-point="3">
          <text:p text:style-name="P1"/>
        </draw:connector>
        <draw:custom-shape draw:style-name="gr4" draw:id="id50" draw:layer="layout" svg:width="6.273cm" svg:height="0.674cm" svg:x="29.236cm" svg:y="39.034cm">
          <text:p text:style-name="P1">com.sun.star.lang.XMultiServiceFactory</text:p>
          <draw:enhanced-geometry svg:viewBox="0 0 21600 21600" draw:type="rectangle" draw:enhanced-path="M 0 0 L 21600 0 21600 21600 0 21600 0 0 Z N"/>
        </draw:custom-shape>
        <draw:connector draw:style-name="data_20_member_20__28_pointer_29_" draw:text-style-name="P1" draw:layer="layout" svg:x1="24.83cm" svg:y1="39.305cm" svg:x2="29.236cm" svg:y2="39.371cm" draw:start-shape="id49" draw:start-glue-point="1" draw:end-shape="id50" draw:end-glue-point="3">
          <text:p text:style-name="P1">xShapeFactory</text:p>
        </draw:connector>
        <draw:connector draw:style-name="data_20_member_20__28_multiple_20_pointers_29_" draw:text-style-name="P1" draw:layer="layout" draw:line-skew="0cm 0cm -2.454cm" svg:x1="33.046cm" svg:y1="33.747cm" svg:x2="19.673cm" svg:y2="26.021cm" draw:start-shape="id6" draw:start-glue-point="6" draw:end-shape="id7" draw:end-glue-point="3">
          <text:p text:style-name="P1">m_aAxisMap (pair of dimension and axis IDs as keys)</text:p>
        </draw:connector>
        <draw:custom-shape draw:style-name="gr1" draw:text-style-name="P3" draw:layer="layout" svg:width="3.785cm" svg:height="0.699cm" svg:x="28.51cm" svg:y="46.68cm">
          <text:p text:style-name="P2">FixedNumberFormatter</text:p>
          <draw:enhanced-geometry svg:viewBox="0 0 21600 21600" draw:type="rectangle" draw:enhanced-path="M 0 0 L 21600 0 21600 21600 0 21600 0 0 Z N"/>
        </draw:custom-shape>
        <draw:custom-shape draw:style-name="gr1" draw:text-style-name="P3" draw:layer="layout" svg:width="4.276cm" svg:height="0.699cm" svg:x="28.874cm" svg:y="45.177cm">
          <text:p text:style-name="P2">NumberFormatterWrapper</text:p>
          <draw:enhanced-geometry svg:viewBox="0 0 21600 21600" draw:type="rectangle" draw:enhanced-path="M 0 0 L 21600 0 21600 21600 0 21600 0 0 Z N"/>
        </draw:custom-shape>
        <draw:custom-shape draw:style-name="gr2" draw:id="id51" draw:layer="layout" svg:width="2.246cm" svg:height="0.715cm" svg:x="31.758cm" svg:y="7.638cm">
          <draw:glue-point draw:id="4" svg:x="-2.613cm" svg:y="-5.006cm"/>
          <draw:glue-point draw:id="5" svg:x="2.35cm" svg:y="-5.006cm"/>
          <text:p text:style-name="P1">AxisWrapper</text:p>
          <draw:enhanced-geometry svg:viewBox="0 0 21600 21600" draw:type="rectangle" draw:enhanced-path="M 0 0 L 21600 0 21600 21600 0 21600 0 0 Z N"/>
        </draw:custom-shape>
        <draw:custom-shape draw:style-name="gr4" draw:id="id52" draw:layer="layout" svg:width="4.873cm" svg:height="0.7cm" svg:x="28.796cm" svg:y="4.614cm">
          <text:p text:style-name="P1">com.sun.star.drawing.XShape</text:p>
          <draw:enhanced-geometry svg:viewBox="0 0 21600 21600" draw:type="rectangle" draw:enhanced-path="M 0 0 L 21600 0 21600 21600 0 21600 0 0 Z N"/>
        </draw:custom-shape>
        <draw:connector draw:style-name="inheritance_20__28_public_29_" draw:layer="layout" svg:x1="32.295cm" svg:y1="7.638cm" svg:x2="31.232cm" svg:y2="5.314cm" draw:start-shape="id51" draw:start-glue-point="4" draw:end-shape="id52" draw:end-glue-point="2">
          <text:p text:style-name="P1"/>
        </draw:connector>
        <draw:custom-shape draw:style-name="uno_20_service" draw:id="id53" draw:layer="layout" svg:width="4.665cm" svg:height="0.622cm" svg:x="34.214cm" svg:y="4.641cm">
          <text:p text:style-name="P1">com.sun.star.comp.chart.Axis</text:p>
          <draw:enhanced-geometry svg:viewBox="0 0 21600 21600" draw:type="rectangle" draw:enhanced-path="M 0 0 L 21600 0 21600 21600 0 21600 0 0 Z N"/>
        </draw:custom-shape>
        <draw:connector draw:style-name="inheritance_20__28_public_29_" draw:layer="layout" svg:x1="33.408cm" svg:y1="7.638cm" svg:x2="36.546cm" svg:y2="5.263cm" draw:start-shape="id51" draw:start-glue-point="5" draw:end-shape="id53">
          <text:p text:style-name="P1"/>
        </draw:connector>
      </draw:page>
      <draw:page draw:name="comphelper" draw:style-name="dp1" draw:master-page-name="Default">
        <office:forms form:automatic-focus="false" form:apply-design-mode="false"/>
        <draw:custom-shape draw:style-name="namespace" draw:layer="layout" svg:width="22.004cm" svg:height="16.406cm" svg:x="2.203cm" svg:y="2.437cm">
          <text:p text:style-name="P1">comphelper</text:p>
          <draw:enhanced-geometry svg:viewBox="0 0 21600 21600" draw:type="rectangle" draw:enhanced-path="M 0 0 L 21600 0 21600 21600 0 21600 0 0 Z N"/>
        </draw:custom-shape>
        <draw:custom-shape draw:style-name="gr2" draw:id="id54" draw:layer="layout" svg:width="3.008cm" svg:height="0.753cm" svg:x="3.808cm" svg:y="8.708cm">
          <text:p text:style-name="P1">MediaDescriptor</text:p>
          <draw:enhanced-geometry svg:viewBox="0 0 21600 21600" draw:type="rectangle" draw:enhanced-path="M 0 0 L 21600 0 21600 21600 0 21600 0 0 Z N"/>
        </draw:custom-shape>
        <draw:custom-shape draw:style-name="gr2" draw:id="id55" draw:layer="layout" svg:width="3.809cm" svg:height="0.778cm" svg:x="5.366cm" svg:y="6.013cm">
          <text:p text:style-name="P1">SequenceAsHashMap</text:p>
          <draw:enhanced-geometry svg:viewBox="0 0 21600 21600" draw:type="rectangle" draw:enhanced-path="M 0 0 L 21600 0 21600 21600 0 21600 0 0 Z N"/>
        </draw:custom-shape>
        <draw:custom-shape draw:style-name="gr2" draw:id="id56" draw:layer="layout" svg:width="4.302cm" svg:height="0.803cm" svg:x="7.05cm" svg:y="3.137cm">
          <text:p text:style-name="P1">SequenceAsHashMapBase</text:p>
          <draw:enhanced-geometry svg:viewBox="0 0 21600 21600" draw:type="rectangle" draw:enhanced-path="M 0 0 L 21600 0 21600 21600 0 21600 0 0 Z N"/>
        </draw:custom-shape>
        <draw:connector draw:style-name="inheritance_20__28_public_29_" draw:layer="layout" svg:x1="5.312cm" svg:y1="8.708cm" svg:x2="7.27cm" svg:y2="6.791cm" draw:start-shape="id54" draw:start-glue-point="0" draw:end-shape="id55" draw:end-glue-point="2">
          <text:p text:style-name="P1"/>
        </draw:connector>
        <draw:connector draw:style-name="inheritance_20__28_public_29_" draw:layer="layout" svg:x1="7.27cm" svg:y1="6.013cm" svg:x2="9.201cm" svg:y2="3.94cm" draw:start-shape="id55" draw:start-glue-point="0" draw:end-shape="id56" draw:end-glue-point="2">
          <text:p text:style-name="P1"/>
        </draw:connector>
      </draw:page>
      <draw:page draw:name="configmgr" draw:style-name="dp1" draw:master-page-name="Default">
        <office:forms form:automatic-focus="false" form:apply-design-mode="false"/>
        <draw:custom-shape draw:style-name="namespace" draw:layer="layout" svg:width="77.356cm" svg:height="58.142cm" svg:x="1.763cm" svg:y="1.607cm">
          <text:p text:style-name="P1">configmgr</text:p>
          <draw:enhanced-geometry svg:viewBox="0 0 21600 21600" draw:type="rectangle" draw:enhanced-path="M 0 0 L 21600 0 21600 21600 0 21600 0 0 Z N"/>
        </draw:custom-shape>
        <draw:custom-shape draw:style-name="namespace" draw:layer="layout" svg:width="32.826cm" svg:height="16.882cm" svg:x="2.799cm" svg:y="3.344cm">
          <text:p text:style-name="P1">configuration</text:p>
          <draw:enhanced-geometry svg:viewBox="0 0 21600 21600" draw:type="rectangle" draw:enhanced-path="M 0 0 L 21600 0 21600 21600 0 21600 0 0 Z N"/>
        </draw:custom-shape>
        <draw:custom-shape draw:style-name="namespace" draw:layer="layout" svg:width="34.659cm" svg:height="22.514cm" svg:x="3.303cm" svg:y="23.733cm">
          <text:p text:style-name="P1">configapi</text:p>
          <draw:enhanced-geometry svg:viewBox="0 0 21600 21600" draw:type="rectangle" draw:enhanced-path="M 0 0 L 21600 0 21600 21600 0 21600 0 0 Z N"/>
        </draw:custom-shape>
        <draw:custom-shape draw:style-name="gr1" draw:text-style-name="P3" draw:layer="layout" svg:width="2.437cm" svg:height="0.726cm" svg:x="10.394cm" svg:y="34.86cm">
          <text:p text:style-name="P2">NodeAccess</text:p>
          <draw:enhanced-geometry svg:viewBox="0 0 21600 21600" draw:type="rectangle" draw:enhanced-path="M 0 0 L 21600 0 21600 21600 0 21600 0 0 Z N"/>
        </draw:custom-shape>
        <draw:custom-shape draw:style-name="gr1" draw:text-style-name="P3" draw:layer="layout" svg:width="1.84cm" svg:height="0.7cm" svg:x="5.625cm" svg:y="33.227cm">
          <text:p text:style-name="P2">Factory</text:p>
          <draw:enhanced-geometry svg:viewBox="0 0 21600 21600" draw:type="rectangle" draw:enhanced-path="M 0 0 L 21600 0 21600 21600 0 21600 0 0 Z N"/>
        </draw:custom-shape>
        <draw:custom-shape draw:style-name="gr1" draw:text-style-name="P3" draw:layer="layout" svg:width="2.851cm" svg:height="0.751cm" svg:x="6.143cm" svg:y="34.782cm">
          <text:p text:style-name="P2">ObjectRegistry</text:p>
          <draw:enhanced-geometry svg:viewBox="0 0 21600 21600" draw:type="rectangle" draw:enhanced-path="M 0 0 L 21600 0 21600 21600 0 21600 0 0 Z N"/>
        </draw:custom-shape>
        <draw:custom-shape draw:style-name="gr1" draw:text-style-name="P3" draw:layer="layout" svg:width="2.125cm" svg:height="0.959cm" svg:x="3.785cm" svg:y="18.558cm">
          <text:p text:style-name="P2">NodeID</text:p>
          <draw:enhanced-geometry svg:viewBox="0 0 21600 21600" draw:type="rectangle" draw:enhanced-path="M 0 0 L 21600 0 21600 21600 0 21600 0 0 Z N"/>
        </draw:custom-shape>
      </draw:page>
      <draw:page draw:name="desktop" draw:style-name="dp1" draw:master-page-name="Default">
        <office:forms form:automatic-focus="false" form:apply-design-mode="false"/>
        <draw:custom-shape draw:style-name="namespace" draw:layer="layout" svg:width="69.381cm" svg:height="44.062cm" svg:x="25.42cm" svg:y="23.027cm">
          <text:p text:style-name="P1">desktop</text:p>
          <draw:enhanced-geometry svg:viewBox="0 0 21600 21600" draw:type="rectangle" draw:enhanced-path="M 0 0 L 21600 0 21600 21600 0 21600 0 0 Z N"/>
        </draw:custom-shape>
        <draw:custom-shape draw:style-name="gr1" draw:text-style-name="P3" draw:id="id64" draw:layer="layout" svg:width="2.151cm" svg:height="0.648cm" svg:x="55.027cm" svg:y="37.707cm">
          <text:p text:style-name="P2">Migration</text:p>
          <draw:enhanced-geometry svg:viewBox="0 0 21600 21600" draw:type="rectangle" draw:enhanced-path="M 0 0 L 21600 0 21600 21600 0 21600 0 0 Z N"/>
        </draw:custom-shape>
        <draw:custom-shape draw:style-name="gr1" draw:text-style-name="P3" draw:id="id57" draw:layer="layout" svg:width="2.617cm" svg:height="0.777cm" svg:x="62.334cm" svg:y="32.708cm">
          <text:p text:style-name="P2">MigrationPage</text:p>
          <draw:enhanced-geometry svg:viewBox="0 0 21600 21600" draw:type="rectangle" draw:enhanced-path="M 0 0 L 21600 0 21600 21600 0 21600 0 0 Z N"/>
        </draw:custom-shape>
        <draw:custom-shape draw:style-name="class_20__28_external_20_module_29_" draw:id="id58" draw:layer="layout" svg:width="2.411cm" svg:height="0.622cm" svg:x="62.592cm" svg:y="30.351cm">
          <text:p text:style-name="P1">OWizardPage</text:p>
          <draw:enhanced-geometry svg:viewBox="0 0 21600 21600" draw:type="rectangle" draw:enhanced-path="M 0 0 L 21600 0 21600 21600 0 21600 0 0 Z N"/>
        </draw:custom-shape>
        <draw:connector draw:style-name="inheritance_20__28_public_29_" draw:layer="layout" svg:x1="63.642cm" svg:y1="32.708cm" svg:x2="63.797cm" svg:y2="30.973cm" draw:start-shape="id57" draw:start-glue-point="0" draw:end-shape="id58" draw:end-glue-point="2">
          <text:p text:style-name="P1"/>
        </draw:connector>
        <draw:custom-shape draw:style-name="gr1" draw:text-style-name="P3" draw:id="id59" draw:layer="layout" svg:width="2.825cm" svg:height="3.032cm" svg:x="57.306cm" svg:y="32.658cm">
          <draw:glue-point draw:id="4" svg:x="4.998cm" svg:y="-3.72cm"/>
          <draw:glue-point draw:id="5" svg:x="4.998cm" svg:y="-1.84cm"/>
          <draw:glue-point draw:id="6" svg:x="4.998cm" svg:y="1.408cm"/>
          <draw:glue-point draw:id="7" svg:x="4.998cm" svg:y="3.202cm"/>
          <text:p text:style-name="P2">FirstStartWizard</text:p>
          <draw:enhanced-geometry svg:viewBox="0 0 21600 21600" draw:type="rectangle" draw:enhanced-path="M 0 0 L 21600 0 21600 21600 0 21600 0 0 Z N"/>
        </draw:custom-shape>
        <draw:custom-shape draw:style-name="class_20__28_external_20_module_29_" draw:id="id60" draw:layer="layout" svg:width="2.903cm" svg:height="0.622cm" svg:x="57.643cm" svg:y="30.402cm">
          <text:p text:style-name="P1">RoadmapWizard</text:p>
          <draw:enhanced-geometry svg:viewBox="0 0 21600 21600" draw:type="rectangle" draw:enhanced-path="M 0 0 L 21600 0 21600 21600 0 21600 0 0 Z N"/>
        </draw:custom-shape>
        <draw:connector draw:style-name="inheritance_20__28_public_29_" draw:layer="layout" svg:x1="58.718cm" svg:y1="32.658cm" svg:x2="59.094cm" svg:y2="31.024cm" draw:start-shape="id59" draw:start-glue-point="0" draw:end-shape="id60" draw:end-glue-point="2">
          <text:p text:style-name="P1"/>
        </draw:connector>
        <draw:connector draw:style-name="local_20_usage_20__2f__20_return_20_type" draw:layer="layout" svg:x1="60.129cm" svg:y1="33.047cm" svg:x2="62.334cm" svg:y2="33.096cm" draw:start-shape="id59" draw:start-glue-point="4" draw:end-shape="id57" draw:end-glue-point="3">
          <text:p text:style-name="P1"/>
        </draw:connector>
        <draw:custom-shape draw:style-name="gr1" draw:text-style-name="P3" draw:id="id61" draw:layer="layout" svg:width="1.969cm" svg:height="0.648cm" svg:x="53.599cm" svg:y="33.02cm">
          <draw:glue-point draw:id="4" svg:x="-2.234cm" svg:y="-5cm"/>
          <draw:glue-point draw:id="5" svg:x="2.503cm" svg:y="-5cm"/>
          <text:p text:style-name="P2">FirstStart</text:p>
          <draw:enhanced-geometry svg:viewBox="0 0 21600 21600" draw:type="rectangle" draw:enhanced-path="M 0 0 L 21600 0 21600 21600 0 21600 0 0 Z N"/>
        </draw:custom-shape>
        <draw:connector draw:style-name="local_20_usage_20__2f__20_return_20_type" draw:layer="layout" svg:x1="55.568cm" svg:y1="33.344cm" svg:x2="57.306cm" svg:y2="34.174cm" draw:start-shape="id61" draw:start-glue-point="1" draw:end-shape="id59" draw:end-glue-point="3">
          <text:p text:style-name="P1"/>
        </draw:connector>
        <draw:custom-shape draw:style-name="gr4" draw:id="id62" draw:layer="layout" svg:width="5.235cm" svg:height="1.71cm" svg:x="49.477cm" svg:y="28.407cm">
          <text:p text:style-name="P1">com.sun.star.task.XJob</text:p>
          <text:p text:style-name="P1">com.sun.star.task.XJobExecutor</text:p>
          <text:p text:style-name="P1">com.sun.star.lang.XComponent</text:p>
          <text:p text:style-name="P1">com.sun.star.lang.XServiceInfo</text:p>
          <draw:enhanced-geometry svg:viewBox="0 0 21600 21600" draw:type="rectangle" draw:enhanced-path="M 0 0 L 21600 0 21600 21600 0 21600 0 0 Z N"/>
        </draw:custom-shape>
        <draw:connector draw:style-name="inheritance_20__28_public_29_" draw:layer="layout" svg:x1="54.144cm" svg:y1="33.02cm" svg:x2="52.094cm" svg:y2="30.117cm" draw:start-shape="id61" draw:start-glue-point="4" draw:end-shape="id62" draw:end-glue-point="2">
          <text:p text:style-name="P1"/>
        </draw:connector>
        <draw:custom-shape draw:style-name="uno_20_service" draw:id="id63" draw:layer="layout" svg:width="3.551cm" svg:height="0.622cm" svg:x="55.232cm" svg:y="29.107cm">
          <text:p text:style-name="P1">com.sun.star.task.Job</text:p>
          <draw:enhanced-geometry svg:viewBox="0 0 21600 21600" draw:type="rectangle" draw:enhanced-path="M 0 0 L 21600 0 21600 21600 0 21600 0 0 Z N"/>
        </draw:custom-shape>
        <draw:connector draw:style-name="inheritance_20__28_public_29_" draw:layer="layout" svg:x1="55.075cm" svg:y1="33.02cm" svg:x2="57.007cm" svg:y2="29.729cm" draw:start-shape="id61" draw:start-glue-point="5" draw:end-shape="id63" draw:end-glue-point="2">
          <text:p text:style-name="P1"/>
        </draw:connector>
        <draw:custom-shape draw:style-name="gr2" draw:id="id65" draw:layer="layout" svg:width="2.418cm" svg:height="0.673cm" svg:x="58.79cm" svg:y="37.657cm">
          <text:p text:style-name="P1">MigrationImpl</text:p>
          <draw:enhanced-geometry svg:viewBox="0 0 21600 21600" draw:type="rectangle" draw:enhanced-path="M 0 0 L 21600 0 21600 21600 0 21600 0 0 Z N"/>
        </draw:custom-shape>
        <draw:connector draw:style-name="local_20_usage_20__2f__20_return_20_type" draw:layer="layout" svg:x1="57.178cm" svg:y1="38.031cm" svg:x2="58.79cm" svg:y2="37.993cm" draw:start-shape="id64" draw:start-glue-point="1" draw:end-shape="id65" draw:end-glue-point="3">
          <text:p text:style-name="P1"/>
        </draw:connector>
      </draw:page>
      <draw:page draw:name="dtrans" draw:style-name="dp1" draw:master-page-name="Default">
        <office:forms form:automatic-focus="false" form:apply-design-mode="false"/>
        <draw:custom-shape draw:style-name="gr1" draw:text-style-name="P3" draw:id="id66" draw:layer="layout" svg:width="3.964cm" svg:height="1.018cm" svg:x="8.892cm" svg:y="24.667cm">
          <draw:glue-point draw:id="4" svg:x="-2.192cm" svg:y="-5cm"/>
          <draw:glue-point draw:id="5" svg:x="2.58cm" svg:y="-5cm"/>
          <text:p text:style-name="P2">CDataFormatTranslator</text:p>
          <draw:enhanced-geometry svg:viewBox="0 0 21600 21600" draw:type="rectangle" draw:enhanced-path="M 0 0 L 21600 0 21600 21600 0 21600 0 0 Z N"/>
        </draw:custom-shape>
        <draw:custom-shape draw:style-name="gr4" draw:id="id67" draw:layer="layout" svg:width="7.516cm" svg:height="1.088cm" svg:x="6.247cm" svg:y="21.331cm">
          <text:p text:style-name="P1">com.sun.star.datatransfer.XDataFormatTranslator</text:p>
          <text:p text:style-name="P1">com.sun.star.lang.XServiceInfo</text:p>
          <draw:enhanced-geometry svg:viewBox="0 0 21600 21600" draw:type="rectangle" draw:enhanced-path="M 0 0 L 21600 0 21600 21600 0 21600 0 0 Z N"/>
        </draw:custom-shape>
        <draw:connector draw:style-name="inheritance_20__28_public_29_" draw:layer="layout" svg:x1="10.006cm" svg:y1="24.667cm" svg:x2="10.005cm" svg:y2="22.419cm" draw:start-shape="id66" draw:start-glue-point="4" draw:end-shape="id67" draw:end-glue-point="2">
          <text:p text:style-name="P1"/>
        </draw:connector>
        <draw:custom-shape draw:style-name="uno_20_service" draw:id="id68" draw:layer="layout" svg:width="7.413cm" svg:height="0.752cm" svg:x="10.679cm" svg:y="22.937cm">
          <text:p text:style-name="P1">com.sun.star.datatransfer.DataFormatTranslator</text:p>
          <draw:enhanced-geometry svg:viewBox="0 0 21600 21600" draw:type="rectangle" draw:enhanced-path="M 0 0 L 21600 0 21600 21600 0 21600 0 0 Z N"/>
        </draw:custom-shape>
        <draw:connector draw:style-name="inheritance_20__28_public_29_" draw:layer="layout" svg:x1="11.896cm" svg:y1="24.667cm" svg:x2="14.385cm" svg:y2="23.689cm" draw:start-shape="id66" draw:start-glue-point="5" draw:end-shape="id68" draw:end-glue-point="2">
          <text:p text:style-name="P1"/>
        </draw:connector>
      </draw:page>
      <draw:page draw:name="filter" draw:style-name="dp1" draw:master-page-name="Default">
        <office:forms form:automatic-focus="false" form:apply-design-mode="false"/>
        <draw:custom-shape draw:style-name="gr2" draw:layer="layout" svg:width="3.749cm" svg:height="1.711cm" svg:x="2.566cm" svg:y="5.032cm">
          <text:p text:style-name="P1">XMLFilterJarHelper</text:p>
          <draw:enhanced-geometry svg:viewBox="0 0 21600 21600" draw:type="rectangle" draw:enhanced-path="M 0 0 L 21600 0 21600 21600 0 21600 0 0 Z N"/>
        </draw:custom-shape>
        <draw:custom-shape draw:style-name="gr1" draw:text-style-name="P3" draw:layer="layout" svg:width="3.976cm" svg:height="1.56cm" svg:x="7.599cm" svg:y="6.215cm">
          <text:p text:style-name="P2">TypeDetectionExporter</text:p>
          <draw:enhanced-geometry svg:viewBox="0 0 21600 21600" draw:type="rectangle" draw:enhanced-path="M 0 0 L 21600 0 21600 21600 0 21600 0 0 Z N"/>
        </draw:custom-shape>
        <draw:custom-shape draw:style-name="gr1" draw:text-style-name="P3" draw:layer="layout" svg:width="4.152cm" svg:height="1.107cm" svg:x="8.983cm" svg:y="3.675cm">
          <text:p text:style-name="P2">filter_info_impl</text:p>
          <draw:enhanced-geometry svg:viewBox="0 0 21600 21600" draw:type="rectangle" draw:enhanced-path="M 0 0 L 21600 0 21600 21600 0 21600 0 0 Z N"/>
        </draw:custom-shape>
        <draw:custom-shape draw:style-name="gr1" draw:text-style-name="P3" draw:layer="layout" svg:width="2.929cm" svg:height="1.348cm" svg:x="3.11cm" svg:y="8.864cm">
          <text:p text:style-name="P2">FlashExporter</text:p>
          <draw:enhanced-geometry svg:viewBox="0 0 21600 21600" draw:type="rectangle" draw:enhanced-path="M 0 0 L 21600 0 21600 21600 0 21600 0 0 Z N"/>
        </draw:custom-shape>
        <draw:custom-shape draw:style-name="gr1" draw:text-style-name="P3" draw:layer="layout" svg:width="2.929cm" svg:height="1.348cm" svg:x="2.521cm" svg:y="20.698cm">
          <text:p text:style-name="P2">FlashExportFilter</text:p>
          <draw:enhanced-geometry svg:viewBox="0 0 21600 21600" draw:type="rectangle" draw:enhanced-path="M 0 0 L 21600 0 21600 21600 0 21600 0 0 Z N"/>
        </draw:custom-shape>
        <draw:custom-shape draw:style-name="namespace" draw:layer="layout" svg:width="12.971cm" svg:height="6.916cm" svg:x="1.716cm" svg:y="19.816cm">
          <text:p text:style-name="P1">swf</text:p>
          <draw:enhanced-geometry svg:viewBox="0 0 21600 21600" draw:type="rectangle" draw:enhanced-path="M 0 0 L 21600 0 21600 21600 0 21600 0 0 Z N"/>
        </draw:custom-shape>
        <draw:custom-shape draw:style-name="gr1" draw:text-style-name="P3" draw:id="id69" draw:layer="layout" svg:width="4.536cm" svg:height="1.167cm" svg:x="7.703cm" svg:y="24.403cm">
          <text:p text:style-name="P2">OslOutputStreamWrapper</text:p>
          <draw:enhanced-geometry svg:viewBox="0 0 21600 21600" draw:type="rectangle" draw:enhanced-path="M 0 0 L 21600 0 21600 21600 0 21600 0 0 Z N"/>
        </draw:custom-shape>
        <draw:custom-shape draw:style-name="gr1" draw:text-style-name="P3" draw:id="id70" draw:layer="layout" svg:width="5.935cm" svg:height="1.27cm" svg:x="8.17cm" svg:y="20.542cm">
          <text:p text:style-name="P2">OslOutputStreamWrapper_Base</text:p>
          <draw:enhanced-geometry svg:viewBox="0 0 21600 21600" draw:type="rectangle" draw:enhanced-path="M 0 0 L 21600 0 21600 21600 0 21600 0 0 Z N"/>
        </draw:custom-shape>
        <draw:connector draw:style-name="inheritance_20__28_public_29_" draw:layer="layout" svg:x1="9.971cm" svg:y1="24.403cm" svg:x2="11.137cm" svg:y2="21.812cm" draw:start-shape="id69" draw:start-glue-point="0" draw:end-shape="id70">
          <text:p text:style-name="P1"/>
        </draw:connector>
        <draw:custom-shape draw:style-name="gr1" draw:text-style-name="P3" draw:id="id71" draw:layer="layout" svg:width="2.851cm" svg:height="1.063cm" svg:x="16.412cm" svg:y="7.994cm">
          <draw:glue-point draw:id="4" svg:x="-2.532cm" svg:y="-5.004cm"/>
          <draw:glue-point draw:id="5" svg:x="2.483cm" svg:y="-5.004cm"/>
          <text:p text:style-name="P2">FilterFactory</text:p>
          <draw:enhanced-geometry svg:viewBox="0 0 21600 21600" draw:type="rectangle" draw:enhanced-path="M 0 0 L 21600 0 21600 21600 0 21600 0 0 Z N"/>
        </draw:custom-shape>
        <draw:custom-shape draw:style-name="namespace" draw:layer="layout" svg:width="37.178cm" svg:height="20.617cm" svg:x="15.37cm" svg:y="2.1cm">
          <text:p text:style-name="P1">filter</text:p>
          <draw:enhanced-geometry svg:viewBox="0 0 21600 21600" draw:type="rectangle" draw:enhanced-path="M 0 0 L 21600 0 21600 21600 0 21600 0 0 Z N"/>
        </draw:custom-shape>
        <draw:custom-shape draw:style-name="namespace" draw:layer="layout" svg:width="36.203cm" svg:height="18.701cm" svg:x="15.837cm" svg:y="2.644cm">
          <text:p text:style-name="P1">config</text:p>
          <draw:enhanced-geometry svg:viewBox="0 0 21600 21600" draw:type="rectangle" draw:enhanced-path="M 0 0 L 21600 0 21600 21600 0 21600 0 0 Z N"/>
        </draw:custom-shape>
        <draw:custom-shape draw:style-name="gr1" draw:text-style-name="P3" draw:id="id72" draw:layer="layout" svg:width="2.851cm" svg:height="1.063cm" svg:x="24.662cm" svg:y="5.512cm">
          <text:p text:style-name="P2">BaseContainer</text:p>
          <draw:enhanced-geometry svg:viewBox="0 0 21600 21600" draw:type="rectangle" draw:enhanced-path="M 0 0 L 21600 0 21600 21600 0 21600 0 0 Z N"/>
        </draw:custom-shape>
        <draw:connector draw:style-name="inheritance_20__28_public_29_" draw:layer="layout" svg:x1="18.544cm" svg:y1="7.994cm" svg:x2="26.087cm" svg:y2="6.575cm" draw:start-shape="id71" draw:start-glue-point="5" draw:end-shape="id72" draw:end-glue-point="2">
          <text:p text:style-name="P1"/>
        </draw:connector>
        <draw:custom-shape draw:style-name="gr1" draw:text-style-name="P3" draw:id="id73" draw:layer="layout" svg:width="3.965cm" svg:height="0.881cm" svg:x="25.413cm" svg:y="3.359cm">
          <draw:glue-point draw:id="4" svg:x="-2.123cm" svg:y="4.994cm"/>
          <draw:glue-point draw:id="5" svg:x="2.06cm" svg:y="4.994cm"/>
          <text:p text:style-name="P2">BaseLock</text:p>
          <draw:enhanced-geometry svg:viewBox="0 0 21600 21600" draw:type="rectangle" draw:enhanced-path="M 0 0 L 21600 0 21600 21600 0 21600 0 0 Z N"/>
        </draw:custom-shape>
        <draw:custom-shape draw:style-name="gr1" draw:text-style-name="P3" draw:id="id74" draw:layer="layout" svg:width="2.98cm" svg:height="1.166cm" svg:x="29.042cm" svg:y="5.925cm">
          <text:p text:style-name="P2">FilterCache</text:p>
          <draw:enhanced-geometry svg:viewBox="0 0 21600 21600" draw:type="rectangle" draw:enhanced-path="M 0 0 L 21600 0 21600 21600 0 21600 0 0 Z N"/>
        </draw:custom-shape>
        <draw:connector draw:style-name="inheritance_20__28_public_29_" draw:layer="layout" svg:x1="26.087cm" svg:y1="5.512cm" svg:x2="26.554cm" svg:y2="4.238cm" draw:start-shape="id72" draw:start-glue-point="0" draw:end-shape="id73" draw:end-glue-point="4">
          <text:p text:style-name="P1"/>
        </draw:connector>
        <draw:connector draw:style-name="inheritance_20__28_public_29_" draw:layer="layout" svg:x1="30.532cm" svg:y1="5.925cm" svg:x2="28.211cm" svg:y2="4.238cm" draw:start-shape="id74" draw:start-glue-point="0" draw:end-shape="id73" draw:end-glue-point="5">
          <text:p text:style-name="P1"/>
        </draw:connector>
        <draw:custom-shape draw:style-name="namespace" draw:layer="layout" svg:width="18.921cm" svg:height="14.773cm" svg:x="18.655cm" svg:y="24.39cm">
          <text:p text:style-name="P1">pwp</text:p>
          <draw:enhanced-geometry svg:viewBox="0 0 21600 21600" draw:type="rectangle" draw:enhanced-path="M 0 0 L 21600 0 21600 21600 0 21600 0 0 Z N"/>
        </draw:custom-shape>
        <draw:custom-shape draw:style-name="gr2" draw:id="id75" draw:layer="layout" svg:width="3.603cm" svg:height="0.907cm" svg:x="20.573cm" svg:y="28.33cm">
          <text:p text:style-name="P1">PlaceWareExportFilter</text:p>
          <draw:enhanced-geometry svg:viewBox="0 0 21600 21600" draw:type="rectangle" draw:enhanced-path="M 0 0 L 21600 0 21600 21600 0 21600 0 0 Z N"/>
        </draw:custom-shape>
        <draw:custom-shape draw:style-name="gr4" draw:id="id76" draw:layer="layout" svg:width="5.236cm" svg:height="1.918cm" svg:x="20.132cm" svg:y="24.96cm">
          <text:p text:style-name="P1">com.sun.star.document.XFilter</text:p>
          <text:p text:style-name="P1">com.sun.star.document.XExporter</text:p>
          <text:p text:style-name="P1">com.sun.star.lang.XInitialization</text:p>
          <text:p text:style-name="P1">com.sun.star.lang.XServiceInfo</text:p>
          <draw:enhanced-geometry svg:viewBox="0 0 21600 21600" draw:type="rectangle" draw:enhanced-path="M 0 0 L 21600 0 21600 21600 0 21600 0 0 Z N"/>
        </draw:custom-shape>
        <draw:connector draw:style-name="inheritance_20__28_public_29_" draw:layer="layout" svg:x1="22.374cm" svg:y1="28.33cm" svg:x2="22.75cm" svg:y2="26.878cm" draw:start-shape="id75" draw:start-glue-point="0" draw:end-shape="id76" draw:end-glue-point="2">
          <text:p text:style-name="P1"/>
        </draw:connector>
        <draw:custom-shape draw:style-name="uno_20_service" draw:id="id77" draw:layer="layout" svg:width="5.765cm" svg:height="0.737cm" svg:x="16.358cm" svg:y="5.318cm">
          <text:p text:style-name="P1">com.sun.star.document.FilterFactory</text:p>
          <draw:enhanced-geometry svg:viewBox="0 0 21600 21600" draw:type="rectangle" draw:enhanced-path="M 0 0 L 21600 0 21600 21600 0 21600 0 0 Z N"/>
        </draw:custom-shape>
        <draw:connector draw:style-name="uno_20_service" draw:layer="layout" draw:line-skew="-0.265cm" svg:x1="17.116cm" svg:y1="7.994cm" svg:x2="19.24cm" svg:y2="6.055cm" draw:start-shape="id71" draw:start-glue-point="4" draw:end-shape="id77" draw:end-glue-point="2">
          <text:p text:style-name="P1"/>
        </draw:connector>
        <draw:custom-shape draw:style-name="gr1" draw:text-style-name="P3" draw:layer="layout" svg:width="2.437cm" svg:height="0.725cm" svg:x="27.836cm" svg:y="8.994cm">
          <text:p text:style-name="P2">CacheItem</text:p>
          <draw:enhanced-geometry svg:viewBox="0 0 21600 21600" draw:type="rectangle" draw:enhanced-path="M 0 0 L 21600 0 21600 21600 0 21600 0 0 Z N"/>
        </draw:custom-shape>
      </draw:page>
      <draw:page draw:name="framework (deprecated)" draw:style-name="dp1" draw:master-page-name="Default">
        <office:forms form:automatic-focus="false" form:apply-design-mode="false"/>
        <draw:custom-shape draw:style-name="namespace" draw:layer="layout" svg:width="19.282cm" svg:height="14.635cm" svg:x="5.631cm" svg:y="3.687cm">
          <text:p text:style-name="P1">framework</text:p>
          <draw:enhanced-geometry svg:viewBox="0 0 21600 21600" draw:type="rectangle" draw:enhanced-path="M 0 0 L 21600 0 21600 21600 0 21600 0 0 Z N"/>
        </draw:custom-shape>
        <draw:custom-shape draw:style-name="gr1" draw:text-style-name="P3" draw:layer="layout" svg:width="2.435cm" svg:height="0.782cm" svg:x="9.005cm" svg:y="9.63cm">
          <text:p text:style-name="P2">FilterFactory</text:p>
          <draw:enhanced-geometry svg:viewBox="0 0 21600 21600" draw:type="rectangle" draw:enhanced-path="M 0 0 L 21600 0 21600 21600 0 21600 0 0 Z N"/>
        </draw:custom-shape>
        <draw:custom-shape draw:style-name="gr1" draw:text-style-name="P3" draw:layer="layout" svg:width="2.39cm" svg:height="0.804cm" svg:x="12.11cm" svg:y="9.63cm">
          <text:p text:style-name="P2">FilterCache</text:p>
          <draw:enhanced-geometry svg:viewBox="0 0 21600 21600" draw:type="rectangle" draw:enhanced-path="M 0 0 L 21600 0 21600 21600 0 21600 0 0 Z N"/>
        </draw:custom-shape>
        <draw:custom-shape draw:style-name="gr1" draw:text-style-name="P3" draw:layer="layout" svg:width="2.771cm" svg:height="0.805cm" svg:x="15.193cm" svg:y="9.652cm">
          <text:p text:style-name="P2">DataContainer</text:p>
          <draw:enhanced-geometry svg:viewBox="0 0 21600 21600" draw:type="rectangle" draw:enhanced-path="M 0 0 L 21600 0 21600 21600 0 21600 0 0 Z N"/>
        </draw:custom-shape>
        <draw:custom-shape draw:style-name="gr3" draw:layer="layout" svg:width="1.788cm" svg:height="0.603cm" svg:x="9.429cm" svg:y="7.24cm">
          <text:p text:style-name="P1">Filter</text:p>
          <draw:enhanced-geometry svg:viewBox="0 0 21600 21600" draw:type="rectangle" draw:enhanced-path="M 0 0 L 21600 0 21600 21600 0 21600 0 0 Z N"/>
        </draw:custom-shape>
        <draw:custom-shape draw:style-name="gr1" draw:text-style-name="P3" draw:layer="layout" svg:width="3.263cm" svg:height="0.961cm" svg:x="13.607cm" svg:y="7.932cm">
          <text:p text:style-name="P2">FilterCFGAccess</text:p>
          <draw:enhanced-geometry svg:viewBox="0 0 21600 21600" draw:type="rectangle" draw:enhanced-path="M 0 0 L 21600 0 21600 21600 0 21600 0 0 Z N"/>
        </draw:custom-shape>
        <draw:custom-shape draw:style-name="gr1" draw:text-style-name="P3" draw:id="id78" draw:layer="layout" svg:width="3.337cm" svg:height="0.643cm" svg:x="10.012cm" svg:y="14.302cm">
          <text:p text:style-name="P2">FrameworkStatusBar</text:p>
          <draw:enhanced-geometry svg:viewBox="0 0 21600 21600" draw:type="rectangle" draw:enhanced-path="M 0 0 L 21600 0 21600 21600 0 21600 0 0 Z N"/>
        </draw:custom-shape>
        <draw:custom-shape draw:style-name="class_20__28_external_20_module_29_" draw:id="id79" draw:layer="layout" svg:width="2.241cm" svg:height="0.62cm" svg:x="10.536cm" svg:y="12.395cm">
          <text:p text:style-name="P1">StatusBar</text:p>
          <draw:enhanced-geometry svg:viewBox="0 0 21600 21600" draw:type="rectangle" draw:enhanced-path="M 0 0 L 21600 0 21600 21600 0 21600 0 0 Z N"/>
        </draw:custom-shape>
        <draw:connector draw:style-name="inheritance_20__28_public_29_" draw:layer="layout" svg:x1="11.68cm" svg:y1="14.302cm" svg:x2="11.656cm" svg:y2="13.015cm" draw:start-shape="id78" draw:start-glue-point="0" draw:end-shape="id79" draw:end-glue-point="2">
          <text:p text:style-name="P1"/>
        </draw:connector>
        <draw:custom-shape draw:style-name="gr1" draw:text-style-name="P3" draw:id="id80" draw:layer="layout" svg:width="2.979cm" svg:height="0.668cm" svg:x="14.994cm" svg:y="14.277cm">
          <text:p text:style-name="P2">StatusBarManager</text:p>
          <draw:enhanced-geometry svg:viewBox="0 0 21600 21600" draw:type="rectangle" draw:enhanced-path="M 0 0 L 21600 0 21600 21600 0 21600 0 0 Z N"/>
        </draw:custom-shape>
        <draw:connector draw:style-name="data_20_member_20__28_pointer_29_" draw:layer="layout" svg:x1="13.349cm" svg:y1="14.623cm" svg:x2="14.994cm" svg:y2="14.611cm" draw:start-shape="id78" draw:start-glue-point="1" draw:end-shape="id80" draw:end-glue-point="3">
          <text:p text:style-name="P1"/>
        </draw:connector>
      </draw:page>
      <draw:page draw:name="layout" draw:style-name="dp1" draw:master-page-name="Default">
        <office:forms form:automatic-focus="false" form:apply-design-mode="false"/>
        <draw:custom-shape draw:style-name="namespace" draw:layer="layout" svg:width="26.533cm" svg:height="11.325cm" svg:x="2.452cm" svg:y="5.044cm">
          <text:p text:style-name="P1">layout</text:p>
          <draw:enhanced-geometry svg:viewBox="0 0 21600 21600" draw:type="rectangle" draw:enhanced-path="M 0 0 L 21600 0 21600 21600 0 21600 0 0 Z N"/>
        </draw:custom-shape>
        <draw:custom-shape draw:style-name="gr1" draw:text-style-name="P3" draw:id="id81" draw:layer="layout" svg:width="2.074cm" svg:height="0.673cm" svg:x="19.992cm" svg:y="19.738cm">
          <text:p text:style-name="P2">LayoutRoot</text:p>
          <draw:enhanced-geometry svg:viewBox="0 0 21600 21600" draw:type="rectangle" draw:enhanced-path="M 0 0 L 21600 0 21600 21600 0 21600 0 0 Z N"/>
        </draw:custom-shape>
        <draw:custom-shape draw:style-name="gr1" draw:text-style-name="P3" draw:layer="layout" svg:width="1.943cm" svg:height="0.595cm" svg:x="8.07cm" svg:y="19.583cm">
          <text:p text:style-name="P2">Container</text:p>
          <draw:enhanced-geometry svg:viewBox="0 0 21600 21600" draw:type="rectangle" draw:enhanced-path="M 0 0 L 21600 0 21600 21600 0 21600 0 0 Z N"/>
        </draw:custom-shape>
        <draw:custom-shape draw:style-name="gr1" draw:text-style-name="P3" draw:layer="layout" svg:width="1.295cm" svg:height="0.621cm" svg:x="6.541cm" svg:y="18.054cm">
          <text:p text:style-name="P2">Align</text:p>
          <draw:enhanced-geometry svg:viewBox="0 0 21600 21600" draw:type="rectangle" draw:enhanced-path="M 0 0 L 21600 0 21600 21600 0 21600 0 0 Z N"/>
        </draw:custom-shape>
        <draw:custom-shape draw:style-name="gr1" draw:text-style-name="P3" draw:layer="layout" svg:width="3.006cm" svg:height="0.724cm" svg:x="11.931cm" svg:y="18.91cm">
          <text:p text:style-name="P2">BSeqInputStream</text:p>
          <draw:enhanced-geometry svg:viewBox="0 0 21600 21600" draw:type="rectangle" draw:enhanced-path="M 0 0 L 21600 0 21600 21600 0 21600 0 0 Z N"/>
        </draw:custom-shape>
        <draw:custom-shape draw:style-name="gr1" draw:text-style-name="P3" draw:layer="layout" svg:width="0.882cm" svg:height="0.621cm" svg:x="11.827cm" svg:y="20.464cm">
          <text:p text:style-name="P2">Bin</text:p>
          <draw:enhanced-geometry svg:viewBox="0 0 21600 21600" draw:type="rectangle" draw:enhanced-path="M 0 0 L 21600 0 21600 21600 0 21600 0 0 Z N"/>
        </draw:custom-shape>
        <draw:custom-shape draw:style-name="gr1" draw:text-style-name="P3" draw:layer="layout" svg:width="0.882cm" svg:height="0.621cm" svg:x="13.149cm" svg:y="20.439cm">
          <text:p text:style-name="P2">Box</text:p>
          <draw:enhanced-geometry svg:viewBox="0 0 21600 21600" draw:type="rectangle" draw:enhanced-path="M 0 0 L 21600 0 21600 21600 0 21600 0 0 Z N"/>
        </draw:custom-shape>
        <draw:custom-shape draw:style-name="gr1" draw:text-style-name="P3" draw:layer="layout" svg:width="2.618cm" svg:height="0.621cm" svg:x="14.627cm" svg:y="20.543cm">
          <text:p text:style-name="P2">BoxChildProps</text:p>
          <draw:enhanced-geometry svg:viewBox="0 0 21600 21600" draw:type="rectangle" draw:enhanced-path="M 0 0 L 21600 0 21600 21600 0 21600 0 0 Z N"/>
        </draw:custom-shape>
        <draw:custom-shape draw:style-name="gr1" draw:text-style-name="P3" draw:layer="layout" svg:width="1.943cm" svg:height="0.595cm" svg:x="4.857cm" svg:y="7.246cm">
          <text:p text:style-name="P2">Button</text:p>
          <draw:enhanced-geometry svg:viewBox="0 0 21600 21600" draw:type="rectangle" draw:enhanced-path="M 0 0 L 21600 0 21600 21600 0 21600 0 0 Z N"/>
        </draw:custom-shape>
        <draw:custom-shape draw:style-name="gr1" draw:text-style-name="P3" draw:layer="layout" svg:width="2.384cm" svg:height="0.595cm" svg:x="5.556cm" svg:y="8.619cm">
          <text:p text:style-name="P2">CancelButton</text:p>
          <draw:enhanced-geometry svg:viewBox="0 0 21600 21600" draw:type="rectangle" draw:enhanced-path="M 0 0 L 21600 0 21600 21600 0 21600 0 0 Z N"/>
        </draw:custom-shape>
        <draw:custom-shape draw:style-name="gr1" draw:text-style-name="P3" draw:layer="layout" svg:width="1.892cm" svg:height="0.595cm" svg:x="8.354cm" svg:y="9.889cm">
          <text:p text:style-name="P2">Context</text:p>
          <draw:enhanced-geometry svg:viewBox="0 0 21600 21600" draw:type="rectangle" draw:enhanced-path="M 0 0 L 21600 0 21600 21600 0 21600 0 0 Z N"/>
        </draw:custom-shape>
        <draw:custom-shape draw:style-name="gr1" draw:text-style-name="P3" draw:layer="layout" svg:width="1.892cm" svg:height="0.595cm" svg:x="9.676cm" svg:y="11.082cm">
          <text:p text:style-name="P2">Control</text:p>
          <draw:enhanced-geometry svg:viewBox="0 0 21600 21600" draw:type="rectangle" draw:enhanced-path="M 0 0 L 21600 0 21600 21600 0 21600 0 0 Z N"/>
        </draw:custom-shape>
        <draw:custom-shape draw:style-name="uno_20_service" draw:id="id82" draw:layer="layout" svg:width="6.039cm" svg:height="0.985cm" svg:x="18.281cm" svg:y="17.691cm">
          <text:p text:style-name="P1">com.sun.star.awt.Layout</text:p>
          <text:p text:style-name="P1">com.sun.star.comp.awt.Layout</text:p>
          <draw:enhanced-geometry svg:viewBox="0 0 21600 21600" draw:type="rectangle" draw:enhanced-path="M 0 0 L 21600 0 21600 21600 0 21600 0 0 Z N"/>
        </draw:custom-shape>
        <draw:connector draw:style-name="inheritance_20__28_public_29_" draw:layer="layout" svg:x1="21.029cm" svg:y1="19.738cm" svg:x2="21.3cm" svg:y2="18.676cm" draw:start-shape="id81" draw:start-glue-point="0" draw:end-shape="id82" draw:end-glue-point="2">
          <text:p text:style-name="P1"/>
        </draw:connector>
        <draw:custom-shape draw:style-name="gr1" draw:text-style-name="P3" draw:id="id83" draw:layer="layout" svg:width="2.358cm" svg:height="0.752cm" svg:x="12.606cm" svg:y="5.872cm">
          <text:p text:style-name="P2">ImportContext</text:p>
          <draw:enhanced-geometry svg:viewBox="0 0 21600 21600" draw:type="rectangle" draw:enhanced-path="M 0 0 L 21600 0 21600 21600 0 21600 0 0 Z N"/>
        </draw:custom-shape>
        <draw:custom-shape draw:style-name="gr1" draw:text-style-name="P3" draw:id="id85" draw:layer="layout" svg:width="2.358cm" svg:height="0.752cm" svg:x="18.67cm" svg:y="6.236cm">
          <text:p text:style-name="P2">ElementBase</text:p>
          <draw:enhanced-geometry svg:viewBox="0 0 21600 21600" draw:type="rectangle" draw:enhanced-path="M 0 0 L 21600 0 21600 21600 0 21600 0 0 Z N"/>
        </draw:custom-shape>
        <draw:custom-shape draw:style-name="gr1" draw:text-style-name="P3" draw:layer="layout" svg:width="2.358cm" svg:height="0.752cm" svg:x="6.696cm" svg:y="14.554cm">
          <text:p text:style-name="P2">RadioGroups</text:p>
          <draw:enhanced-geometry svg:viewBox="0 0 21600 21600" draw:type="rectangle" draw:enhanced-path="M 0 0 L 21600 0 21600 21600 0 21600 0 0 Z N"/>
        </draw:custom-shape>
        <draw:custom-shape draw:style-name="gr1" draw:text-style-name="P3" draw:id="id88" draw:layer="layout" svg:width="2.722cm" svg:height="0.752cm" svg:x="18.489cm" svg:y="9.94cm">
          <text:p text:style-name="P2">ToplevelElement</text:p>
          <draw:enhanced-geometry svg:viewBox="0 0 21600 21600" draw:type="rectangle" draw:enhanced-path="M 0 0 L 21600 0 21600 21600 0 21600 0 0 Z N"/>
        </draw:custom-shape>
        <draw:custom-shape draw:style-name="gr1" draw:text-style-name="P3" draw:id="id87" draw:layer="layout" svg:width="2.54cm" svg:height="0.752cm" svg:x="18.567cm" svg:y="8.179cm">
          <text:p text:style-name="P2">WidgetElement</text:p>
          <draw:enhanced-geometry svg:viewBox="0 0 21600 21600" draw:type="rectangle" draw:enhanced-path="M 0 0 L 21600 0 21600 21600 0 21600 0 0 Z N"/>
        </draw:custom-shape>
        <draw:custom-shape draw:style-name="gr4" draw:id="id84" draw:layer="layout" svg:width="4.692cm" svg:height="0.751cm" svg:x="11.438cm" svg:y="3.487cm">
          <text:p text:style-name="P1">com.sun.star.xml.input.XRoot</text:p>
          <draw:enhanced-geometry svg:viewBox="0 0 21600 21600" draw:type="rectangle" draw:enhanced-path="M 0 0 L 21600 0 21600 21600 0 21600 0 0 Z N"/>
        </draw:custom-shape>
        <draw:connector draw:style-name="inheritance_20__28_public_29_" draw:layer="layout" svg:x1="13.785cm" svg:y1="5.872cm" svg:x2="13.784cm" svg:y2="4.238cm" draw:start-shape="id83" draw:start-glue-point="0" draw:end-shape="id84" draw:end-glue-point="2">
          <text:p text:style-name="P1"/>
        </draw:connector>
        <draw:custom-shape draw:style-name="gr4" draw:id="id86" draw:layer="layout" svg:width="4.89cm" svg:height="0.751cm" svg:x="17.451cm" svg:y="3.228cm">
          <draw:glue-point draw:id="4" svg:x="-4.116cm" svg:y="4.993cm"/>
          <draw:glue-point draw:id="5" svg:x="-3.002cm" svg:y="4.993cm"/>
          <draw:glue-point draw:id="6" svg:x="-1.995cm" svg:y="4.993cm"/>
          <draw:glue-point draw:id="7" svg:x="-0.883cm" svg:y="4.993cm"/>
          <draw:glue-point draw:id="8" svg:x="1.184cm" svg:y="4.993cm"/>
          <draw:glue-point draw:id="9" svg:x="2.192cm" svg:y="4.993cm"/>
          <draw:glue-point draw:id="10" svg:x="3.092cm" svg:y="4.993cm"/>
          <draw:glue-point draw:id="11" svg:x="4.153cm" svg:y="4.993cm"/>
          <text:p text:style-name="P1">com.sun.star.xml.input.XElement</text:p>
          <draw:enhanced-geometry svg:viewBox="0 0 21600 21600" draw:type="rectangle" draw:enhanced-path="M 0 0 L 21600 0 21600 21600 0 21600 0 0 Z N"/>
        </draw:custom-shape>
        <draw:connector draw:style-name="inheritance_20__28_public_29_" draw:layer="layout" svg:x1="19.849cm" svg:y1="6.236cm" svg:x2="19.896cm" svg:y2="3.979cm" draw:start-shape="id85" draw:start-glue-point="0" draw:end-shape="id86" draw:end-glue-point="2">
          <text:p text:style-name="P1"/>
        </draw:connector>
        <draw:connector draw:style-name="inheritance_20__28_public_29_" draw:layer="layout" svg:x1="19.837cm" svg:y1="8.179cm" svg:x2="19.849cm" svg:y2="6.988cm" draw:start-shape="id87" draw:start-glue-point="0" draw:end-shape="id85" draw:end-glue-point="2">
          <text:p text:style-name="P1"/>
        </draw:connector>
        <draw:connector draw:style-name="inheritance_20__28_public_29_" draw:layer="layout" svg:x1="19.85cm" svg:y1="9.94cm" svg:x2="19.837cm" svg:y2="8.931cm" draw:start-shape="id88" draw:start-glue-point="0" draw:end-shape="id87" draw:end-glue-point="2">
          <text:p text:style-name="P1"/>
        </draw:connector>
        <draw:connector draw:style-name="data_20_member_20__28_pointer_29_" draw:layer="layout" svg:x1="18.67cm" svg:y1="6.612cm" svg:x2="14.964cm" svg:y2="6.248cm" draw:start-shape="id85" draw:start-glue-point="3" draw:end-shape="id83" draw:end-glue-point="1">
          <text:p text:style-name="P1"/>
        </draw:connector>
      </draw:page>
      <draw:page draw:name="oox" draw:style-name="dp1" draw:master-page-name="Default">
        <office:forms form:automatic-focus="false" form:apply-design-mode="false"/>
        <draw:rect draw:style-name="class" draw:text-style-name="P1" draw:id="id89" draw:layer="layout" svg:width="3.511cm" svg:height="0.508cm" svg:x="5.233cm" svg:y="42.48cm">
          <text:p text:style-name="P1">OoxWorkbookFragment</text:p>
        </draw:rect>
        <draw:rect draw:style-name="class" draw:text-style-name="P1" draw:id="id90" draw:layer="layout" svg:width="4.369cm" svg:height="1.016cm" svg:x="6.903cm" svg:y="38.744cm">
          <draw:glue-point draw:id="4" svg:x="-2.456cm" svg:y="-5cm"/>
          <draw:glue-point draw:id="5" svg:x="2.453cm" svg:y="-5cm"/>
          <draw:glue-point draw:id="6" svg:x="-4.044cm" svg:y="5cm"/>
          <draw:glue-point draw:id="7" svg:x="-2.646cm" svg:y="5cm"/>
          <draw:glue-point draw:id="8" svg:x="1.483cm" svg:y="5cm"/>
          <draw:glue-point draw:id="9" svg:x="3.158cm" svg:y="5cm"/>
          <text:p text:style-name="P1">FragmentBase</text:p>
        </draw:rect>
        <draw:connector draw:style-name="inheritance_20__28_public_29_" draw:layer="layout" svg:x1="6.988cm" svg:y1="42.48cm" svg:x2="7.321cm" svg:y2="39.76cm" draw:start-shape="id89" draw:start-glue-point="0" draw:end-shape="id90" draw:end-glue-point="6">
          <text:p text:style-name="P1"/>
        </draw:connector>
        <draw:rect draw:style-name="class" draw:id="id92" draw:layer="layout" svg:width="3.27cm" svg:height="0.688cm" svg:x="13.807cm" svg:y="12.436cm">
          <draw:glue-point draw:id="4" svg:x="2.523cm" svg:y="5.003cm"/>
          <text:p text:style-name="P1">FragmentHandler</text:p>
        </draw:rect>
        <draw:rect draw:style-name="class" draw:id="id91" draw:layer="layout" svg:width="2.857cm" svg:height="0.98cm" svg:x="8.509cm" svg:y="30.204cm">
          <draw:glue-point draw:id="4" svg:x="3.801cm" svg:y="5cm" draw:escape-direction="up"/>
          <text:p text:style-name="P1">ContextHelper</text:p>
        </draw:rect>
        <draw:rect draw:style-name="class" draw:id="id93" draw:layer="layout" svg:width="12.703cm" svg:height="0.955cm" svg:x="12.291cm" svg:y="30.688cm">
          <draw:glue-point draw:id="4" svg:x="3.805cm" svg:y="5.005cm"/>
          <draw:glue-point draw:id="5" svg:x="-3.76cm" svg:y="5.005cm"/>
          <draw:glue-point draw:id="6" svg:x="-2.118cm" svg:y="5.005cm"/>
          <draw:glue-point draw:id="7" svg:x="2.013cm" svg:y="5.005cm"/>
          <draw:glue-point draw:id="8" svg:x="-4.511cm" svg:y="5.005cm"/>
          <draw:glue-point draw:id="9" svg:x="-2.97cm" svg:y="5.005cm"/>
          <draw:glue-point draw:id="10" svg:x="-1.539cm" svg:y="5.005cm"/>
          <draw:glue-point draw:id="11" svg:x="-0.803cm" svg:y="5.005cm"/>
          <draw:glue-point draw:id="12" svg:x="0.556cm" svg:y="5.005cm"/>
          <draw:glue-point draw:id="13" svg:x="1.265cm" svg:y="5.005cm"/>
          <draw:glue-point draw:id="14" svg:x="2.903cm" svg:y="5.005cm"/>
          <text:p text:style-name="P1">GlobalDataHelper</text:p>
        </draw:rect>
        <draw:custom-shape draw:style-name="namespace" draw:layer="layout" svg:width="93.57cm" svg:height="65.511cm" svg:x="1.791cm" svg:y="10.556cm">
          <text:p text:style-name="P1">oox</text:p>
          <draw:enhanced-geometry svg:viewBox="0 0 21600 21600" draw:type="rectangle" draw:enhanced-path="M 0 0 L 21600 0 21600 21600 0 21600 0 0 Z N"/>
        </draw:custom-shape>
        <draw:rect draw:style-name="namespace" draw:layer="layout" svg:width="45.31cm" svg:height="16.634cm" svg:x="5.843cm" svg:y="11.34cm">
          <text:p text:style-name="P1">core</text:p>
        </draw:rect>
        <draw:rect draw:style-name="namespace" draw:layer="layout" svg:width="48.584cm" svg:height="17.351cm" svg:x="4.912cm" svg:y="28.759cm">
          <text:p text:style-name="P1">xls</text:p>
        </draw:rect>
        <draw:connector draw:style-name="inheritance_20__28_public_29_" draw:layer="layout" draw:line-skew="-3.209cm" svg:x1="9.087cm" svg:y1="38.744cm" svg:x2="9.937cm" svg:y2="31.184cm" draw:start-shape="id90" draw:start-glue-point="0" draw:end-shape="id91" draw:end-glue-point="2">
          <text:p text:style-name="P1"/>
        </draw:connector>
        <draw:connector draw:style-name="inheritance_20__28_public_29_" draw:layer="layout" draw:line-skew="-7.213cm" svg:x1="8.014cm" svg:y1="38.744cm" svg:x2="15.442cm" svg:y2="13.124cm" draw:start-shape="id90" draw:start-glue-point="4" draw:end-shape="id92">
          <text:p text:style-name="P1"/>
        </draw:connector>
        <draw:connector draw:style-name="inheritance_20__28_public_29_" draw:layer="layout" draw:line-skew="-1.686cm" svg:x1="10.158cm" svg:y1="38.744cm" svg:x2="12.912cm" svg:y2="31.642cm" draw:start-shape="id90" draw:start-glue-point="5" draw:end-shape="id93" draw:end-glue-point="8">
          <text:p text:style-name="P1"/>
        </draw:connector>
        <draw:rect draw:style-name="namespace" draw:layer="layout" svg:width="11.388cm" svg:height="9.617cm" svg:x="79.697cm" svg:y="56.26cm">
          <text:p text:style-name="P1">ppt</text:p>
        </draw:rect>
        <draw:rect draw:style-name="class" draw:id="id94" draw:layer="layout" svg:width="3.519cm" svg:height="1.138cm" svg:x="61.622cm" svg:y="40.234cm">
          <text:p text:style-name="P1">Transform2DContext</text:p>
        </draw:rect>
        <draw:rect draw:style-name="class" draw:text-style-name="P1" draw:id="id95" draw:layer="layout" svg:width="7.01cm" svg:height="1.321cm" svg:x="25.205cm" svg:y="12.436cm">
          <draw:glue-point draw:id="4" svg:x="-4.301cm" svg:y="5cm"/>
          <draw:glue-point draw:id="5" svg:x="-1.978cm" svg:y="5.003cm"/>
          <text:p text:style-name="P1">Context</text:p>
        </draw:rect>
        <draw:connector draw:style-name="inheritance_20__28_public_29_" draw:layer="layout" draw:line-skew="-9.578cm" svg:x1="63.381cm" svg:y1="40.234cm" svg:x2="28.71cm" svg:y2="13.757cm" draw:start-shape="id94" draw:start-glue-point="0" draw:end-shape="id95" draw:end-glue-point="2">
          <text:p text:style-name="P1"/>
        </draw:connector>
        <draw:rect draw:style-name="class" draw:text-style-name="P1" draw:id="id96" draw:layer="layout" svg:width="2.436cm" svg:height="0.763cm" svg:x="26.853cm" svg:y="35.238cm">
          <draw:glue-point draw:id="4" svg:x="2.749cm" svg:y="-5cm"/>
          <draw:glue-point draw:id="5" svg:x="-2.744cm" svg:y="-5cm"/>
          <text:p text:style-name="P1">ContextBase</text:p>
        </draw:rect>
        <draw:connector draw:style-name="inheritance_20__28_public_29_" draw:layer="layout" svg:x1="28.74cm" svg:y1="35.238cm" svg:x2="27.324cm" svg:y2="13.756cm" draw:start-shape="id96" draw:start-glue-point="4" draw:end-shape="id95" draw:end-glue-point="5">
          <text:p text:style-name="P1"/>
        </draw:connector>
        <draw:connector draw:style-name="inheritance_20__28_public_29_" draw:layer="layout" draw:line-skew="2.979cm" svg:x1="27.403cm" svg:y1="35.238cm" svg:x2="11.022cm" svg:y2="31.184cm" draw:start-shape="id96" draw:start-glue-point="5" draw:end-shape="id91" draw:end-glue-point="4">
          <text:p text:style-name="P1"/>
        </draw:connector>
        <draw:connector draw:style-name="inheritance_20__28_public_29_" draw:layer="layout" draw:line-skew="-0.343cm" svg:x1="28.071cm" svg:y1="35.238cm" svg:x2="21.199cm" svg:y2="31.642cm" draw:start-shape="id96" draw:start-glue-point="0" draw:end-shape="id93" draw:end-glue-point="7">
          <text:p text:style-name="P1"/>
        </draw:connector>
        <draw:rect draw:style-name="class" draw:id="id97" draw:layer="layout" svg:width="3.477cm" svg:height="0.79cm" svg:x="25.39cm" svg:y="38.419cm">
          <text:p text:style-name="P1">OoxSheetDataContext</text:p>
        </draw:rect>
        <draw:connector draw:style-name="inheritance_20__28_public_29_" draw:layer="layout" draw:line-skew="-0.393cm" svg:x1="27.128cm" svg:y1="38.419cm" svg:x2="28.071cm" svg:y2="36.001cm" draw:start-shape="id97" draw:start-glue-point="0" draw:end-shape="id96" draw:end-glue-point="2">
          <text:p text:style-name="P1"/>
        </draw:connector>
        <draw:rect draw:style-name="uno_20_interface" draw:id="id98" draw:layer="layout" svg:width="7.249cm" svg:height="1.032cm" svg:x="6.748cm" svg:y="7.815cm">
          <draw:glue-point draw:id="4" svg:x="2.503cm" svg:y="5cm"/>
          <draw:glue-point draw:id="5" svg:x="-3.357cm" svg:y="5cm"/>
          <text:p text:style-name="P1">com.sun.star.xml.sax.XFastDocumentHandler</text:p>
        </draw:rect>
        <draw:connector draw:style-name="inheritance_20__28_public_29_" draw:layer="layout" draw:line-skew="0.344cm" svg:x1="15.442cm" svg:y1="12.436cm" svg:x2="10.372cm" svg:y2="8.847cm" draw:start-shape="id92" draw:start-glue-point="0" draw:end-shape="id98" draw:end-glue-point="2">
          <text:p text:style-name="P1"/>
        </draw:connector>
        <draw:rect draw:style-name="uno_20_interface" draw:id="id99" draw:layer="layout" svg:width="6.775cm" svg:height="1.032cm" svg:x="9.816cm" svg:y="4.358cm">
          <draw:glue-point draw:id="4" svg:x="2.473cm" svg:y="5cm"/>
          <draw:glue-point draw:id="5" svg:x="-2.931cm" svg:y="5cm"/>
          <text:p text:style-name="P1">com.sun.star.xml.sax.XFastContextHandler</text:p>
        </draw:rect>
        <draw:connector draw:style-name="inheritance_20__28_public_29_" draw:layer="layout" draw:line-skew="-0.672cm" svg:x1="28.71cm" svg:y1="12.436cm" svg:x2="14.878cm" svg:y2="5.39cm" draw:start-shape="id95" draw:start-glue-point="0" draw:end-shape="id99" draw:end-glue-point="4">
          <text:p text:style-name="P1"/>
        </draw:connector>
        <draw:rect draw:style-name="class" draw:text-style-name="P1" draw:id="id101" draw:layer="layout" svg:width="4.063cm" svg:height="0.508cm" svg:x="12.848cm" svg:y="42.48cm">
          <text:p text:style-name="P1">OoxSharedStringsFragment</text:p>
        </draw:rect>
        <draw:rect draw:style-name="class" draw:text-style-name="P1" draw:id="id102" draw:layer="layout" svg:width="3.079cm" svg:height="0.508cm" svg:x="17.103cm" svg:y="42.48cm">
          <text:p text:style-name="P1">OoxStylesFragment</text:p>
        </draw:rect>
        <draw:rect draw:style-name="class" draw:text-style-name="P1" draw:id="id100" draw:layer="layout" svg:width="3.688cm" svg:height="0.508cm" svg:x="8.944cm" svg:y="42.48cm">
          <text:p text:style-name="P1">OoxWorksheetFragment</text:p>
        </draw:rect>
        <draw:connector draw:style-name="inheritance_20__28_public_29_" draw:layer="layout" draw:line-skew="0.918cm" svg:x1="10.788cm" svg:y1="42.48cm" svg:x2="7.931cm" svg:y2="39.76cm" draw:start-shape="id100" draw:start-glue-point="0" draw:end-shape="id90" draw:end-glue-point="7">
          <text:p text:style-name="P1"/>
        </draw:connector>
        <draw:connector draw:style-name="inheritance_20__28_public_29_" draw:layer="layout" draw:line-skew="0.554cm" svg:x1="14.879cm" svg:y1="42.48cm" svg:x2="9.734cm" svg:y2="39.76cm" draw:start-shape="id101" draw:end-shape="id90" draw:end-glue-point="8">
          <text:p text:style-name="P1"/>
        </draw:connector>
        <draw:connector draw:style-name="inheritance_20__28_public_29_" draw:layer="layout" draw:line-skew="0.193cm" svg:x1="18.642cm" svg:y1="42.48cm" svg:x2="10.466cm" svg:y2="39.76cm" draw:start-shape="id102" draw:start-glue-point="0" draw:end-shape="id90" draw:end-glue-point="9">
          <text:p text:style-name="P1"/>
        </draw:connector>
        <draw:connector draw:style-name="inheritance_20__28_public_29_" draw:layer="layout" svg:x1="10.372cm" svg:y1="7.815cm" svg:x2="11.218cm" svg:y2="5.39cm" draw:start-shape="id98" draw:start-glue-point="0" draw:end-shape="id99" draw:end-glue-point="5">
          <text:p text:style-name="P1"/>
        </draw:connector>
        <draw:rect draw:style-name="class" draw:id="id103" draw:layer="layout" svg:width="4.463cm" svg:height="0.615cm" svg:x="6.265cm" svg:y="12.721cm">
          <text:p text:style-name="P1">RelationsFragmentHandler</text:p>
        </draw:rect>
        <draw:connector draw:style-name="inheritance_20__28_public_29_" draw:layer="layout" draw:line-skew="0.437cm" svg:x1="8.496cm" svg:y1="12.721cm" svg:x2="7.939cm" svg:y2="8.847cm" draw:start-shape="id103" draw:start-glue-point="0" draw:end-shape="id98" draw:end-glue-point="5">
          <text:p text:style-name="P1"/>
        </draw:connector>
        <draw:rect draw:style-name="class" draw:id="id105" draw:layer="layout" svg:width="3.02cm" svg:height="0.599cm" svg:x="17.519cm" svg:y="20.83cm">
          <draw:glue-point draw:id="4" svg:x="-2.31cm" svg:y="5.003cm"/>
          <draw:glue-point draw:id="5" svg:x="2.554cm" svg:y="5.003cm"/>
          <draw:glue-point draw:id="6" svg:x="-2.42cm" svg:y="-4.996cm"/>
          <draw:glue-point draw:id="7" svg:x="2.664cm" svg:y="-4.996cm"/>
          <text:p text:style-name="P1">XmlFilterBase</text:p>
        </draw:rect>
        <draw:rect draw:style-name="class" draw:id="id104" draw:layer="layout" svg:width="3.073cm" svg:height="0.716cm" svg:x="18.508cm" svg:y="29.353cm">
          <text:p text:style-name="P1">ExcelFilter</text:p>
        </draw:rect>
        <draw:rect draw:style-name="namespace" draw:layer="layout" svg:width="12.188cm" svg:height="11.334cm" svg:x="55.488cm" svg:y="39.193cm">
          <text:p text:style-name="P1">drawingml</text:p>
        </draw:rect>
        <draw:rect draw:style-name="class" draw:id="id106" draw:layer="layout" svg:width="3.073cm" svg:height="1.323cm" svg:x="80.897cm" svg:y="57.013cm">
          <text:p text:style-name="P1">PowerPointImport</text:p>
        </draw:rect>
        <draw:connector draw:style-name="inheritance_20__28_public_29_" draw:layer="layout" draw:line-skew="-0.384cm" svg:x1="20.044cm" svg:y1="29.353cm" svg:x2="18.332cm" svg:y2="21.428cm" draw:start-shape="id104" draw:start-glue-point="0" draw:end-shape="id105" draw:end-glue-point="4">
          <text:p text:style-name="P1"/>
        </draw:connector>
        <draw:connector draw:style-name="inheritance_20__28_public_29_" draw:layer="layout" draw:line-skew="-15.07cm" svg:x1="82.433cm" svg:y1="57.013cm" svg:x2="19.8cm" svg:y2="21.428cm" draw:start-shape="id106" draw:start-glue-point="0" draw:end-shape="id105" draw:end-glue-point="5">
          <text:p text:style-name="P1"/>
        </draw:connector>
        <draw:rect draw:style-name="uno_20_interface" draw:id="id108" draw:layer="layout" svg:width="5.397cm" svg:height="1.032cm" svg:x="17.33cm" svg:y="6.086cm">
          <draw:glue-point draw:id="4" svg:x="2.473cm" svg:y="5cm"/>
          <draw:glue-point draw:id="5" svg:x="-2.931cm" svg:y="5cm"/>
          <text:p text:style-name="P1">com.sun.star.document.XImporter</text:p>
        </draw:rect>
        <draw:rect draw:style-name="uno_20_interface" draw:id="id109" draw:layer="layout" svg:width="5.397cm" svg:height="1.032cm" svg:x="23.31cm" svg:y="6.086cm">
          <draw:glue-point draw:id="4" svg:x="2.473cm" svg:y="5cm"/>
          <draw:glue-point draw:id="5" svg:x="-2.931cm" svg:y="5cm"/>
          <text:p text:style-name="P1">com.sun.star.document.XFilter</text:p>
        </draw:rect>
        <draw:connector draw:style-name="inheritance_20__28_public_29_" draw:layer="layout" svg:x1="20.296cm" svg:y1="19.037cm" svg:x2="20.028cm" svg:y2="7.118cm" draw:start-shape="id107" draw:start-glue-point="6" draw:end-shape="id108" draw:end-glue-point="2">
          <text:p text:style-name="P1"/>
        </draw:connector>
        <draw:connector draw:style-name="inheritance_20__28_public_29_" draw:layer="layout" draw:line-skew="-3.731cm" svg:x1="21.89cm" svg:y1="19.037cm" svg:x2="26.008cm" svg:y2="7.118cm" draw:start-shape="id107" draw:start-glue-point="7" draw:end-shape="id109" draw:end-glue-point="2">
          <text:p text:style-name="P1"/>
        </draw:connector>
        <draw:rect draw:style-name="class" draw:text-style-name="P1" draw:id="id110" draw:layer="layout" svg:width="4.343cm" svg:height="1.143cm" svg:x="56.67cm" svg:y="40.234cm">
          <text:p text:style-name="P1">ThemeFragmentHandler</text:p>
        </draw:rect>
        <draw:connector draw:style-name="inheritance_20__28_public_29_" draw:layer="layout" draw:line-skew="-8.587cm" svg:x1="58.841cm" svg:y1="40.234cm" svg:x2="16.267cm" svg:y2="13.124cm" draw:start-shape="id110" draw:start-glue-point="0" draw:end-shape="id92" draw:end-glue-point="4">
          <text:p text:style-name="P1"/>
        </draw:connector>
        <draw:rect draw:style-name="class" draw:layer="layout" svg:width="2.169cm" svg:height="1.032cm" svg:x="56.307cm" svg:y="42.818cm">
          <text:p text:style-name="P1">Theme</text:p>
        </draw:rect>
        <draw:rect draw:style-name="class" draw:layer="layout" svg:width="2.169cm" svg:height="1.032cm" svg:x="61.388cm" svg:y="42.712cm">
          <text:p text:style-name="P1">ClrScheme</text:p>
        </draw:rect>
        <draw:rect draw:style-name="class" draw:layer="layout" svg:width="2.169cm" svg:height="1.032cm" svg:x="58.873cm" svg:y="42.818cm">
          <text:p text:style-name="P1">Shape</text:p>
        </draw:rect>
        <draw:rect draw:style-name="class" draw:layer="layout" svg:width="2.169cm" svg:height="1.032cm" svg:x="40.671cm" svg:y="12.308cm">
          <text:p text:style-name="P1">AttributeList</text:p>
        </draw:rect>
        <draw:custom-shape draw:style-name="gr6" draw:id="id111" draw:layer="layout" svg:width="2.288cm" svg:height="0.689cm" svg:x="10.605cm" svg:y="35.49cm">
          <text:p text:style-name="P1">RichString</text:p>
          <draw:enhanced-geometry svg:viewBox="0 0 21600 21600" draw:type="rectangle" draw:enhanced-path="M 0 0 L 21600 0 21600 21600 0 21600 0 0 Z N"/>
        </draw:custom-shape>
        <draw:custom-shape draw:style-name="gr6" draw:id="id112" draw:layer="layout" svg:width="3.142cm" svg:height="0.689cm" svg:x="13.217cm" svg:y="35.49cm">
          <text:p text:style-name="P1">RichStringPortion</text:p>
          <draw:enhanced-geometry svg:viewBox="0 0 21600 21600" draw:type="rectangle" draw:enhanced-path="M 0 0 L 21600 0 21600 21600 0 21600 0 0 Z N"/>
        </draw:custom-shape>
        <draw:custom-shape draw:style-name="gr6" draw:id="id113" draw:layer="layout" svg:width="3.142cm" svg:height="0.689cm" svg:x="16.636cm" svg:y="35.49cm">
          <text:p text:style-name="P1">SharedStringsBuffer</text:p>
          <draw:enhanced-geometry svg:viewBox="0 0 21600 21600" draw:type="rectangle" draw:enhanced-path="M 0 0 L 21600 0 21600 21600 0 21600 0 0 Z N"/>
        </draw:custom-shape>
        <draw:connector draw:style-name="inheritance_20__28_public_29_" draw:layer="layout" draw:line-skew="0.347cm" svg:x1="11.749cm" svg:y1="35.49cm" svg:x2="13.866cm" svg:y2="31.642cm" draw:start-shape="id111" draw:start-glue-point="0" draw:end-shape="id93" draw:end-glue-point="5">
          <text:p text:style-name="P1"/>
        </draw:connector>
        <draw:connector draw:style-name="inheritance_20__28_public_29_" draw:layer="layout" svg:x1="14.788cm" svg:y1="35.49cm" svg:x2="14.87cm" svg:y2="31.642cm" draw:start-shape="id112" draw:start-glue-point="0" draw:end-shape="id93" draw:end-glue-point="9">
          <text:p text:style-name="P1"/>
        </draw:connector>
        <draw:connector draw:style-name="inheritance_20__28_public_29_" draw:layer="layout" draw:line-skew="1.106cm" svg:x1="18.207cm" svg:y1="35.49cm" svg:x2="15.952cm" svg:y2="31.642cm" draw:start-shape="id113" draw:start-glue-point="0" draw:end-shape="id93" draw:end-glue-point="6">
          <text:p text:style-name="P1"/>
        </draw:connector>
        <draw:custom-shape draw:style-name="gr2" draw:layer="layout" svg:width="2.289cm" svg:height="0.96cm" svg:x="9.037cm" svg:y="14.793cm">
          <text:p text:style-name="P1">RefVector</text:p>
          <draw:enhanced-geometry svg:viewBox="0 0 21600 21600" draw:type="rectangle" draw:enhanced-path="M 0 0 L 21600 0 21600 21600 0 21600 0 0 Z N"/>
        </draw:custom-shape>
        <draw:custom-shape draw:style-name="gr2" draw:layer="layout" svg:width="2.011cm" svg:height="0.96cm" svg:x="11.802cm" svg:y="14.801cm">
          <text:p text:style-name="P1">RefMap</text:p>
          <draw:enhanced-geometry svg:viewBox="0 0 21600 21600" draw:type="rectangle" draw:enhanced-path="M 0 0 L 21600 0 21600 21600 0 21600 0 0 Z N"/>
        </draw:custom-shape>
        <draw:rect draw:style-name="class" draw:id="id107" draw:layer="layout" svg:width="3.138cm" svg:height="0.635cm" svg:x="19.486cm" svg:y="19.037cm">
          <draw:glue-point draw:id="4" svg:x="-2.31cm" svg:y="5.003cm"/>
          <draw:glue-point draw:id="5" svg:x="2.554cm" svg:y="5.003cm"/>
          <draw:glue-point draw:id="6" svg:x="-2.42cm" svg:y="-4.996cm"/>
          <draw:glue-point draw:id="7" svg:x="2.664cm" svg:y="-4.996cm"/>
          <text:p text:style-name="P1">FilterBase</text:p>
        </draw:rect>
        <draw:connector draw:style-name="inheritance_20__28_public_29_" draw:layer="layout" svg:x1="19.029cm" svg:y1="20.83cm" svg:x2="20.331cm" svg:y2="19.671cm" draw:start-shape="id105" draw:start-glue-point="0" draw:end-shape="id107" draw:end-glue-point="4">
          <text:p text:style-name="P1"/>
        </draw:connector>
        <draw:rect draw:style-name="class" draw:id="id114" draw:layer="layout" svg:width="3.228cm" svg:height="0.662cm" svg:x="21.571cm" svg:y="20.798cm">
          <draw:glue-point draw:id="4" svg:x="-2.31cm" svg:y="5.003cm"/>
          <draw:glue-point draw:id="5" svg:x="2.554cm" svg:y="5.003cm"/>
          <draw:glue-point draw:id="6" svg:x="-2.42cm" svg:y="-4.996cm"/>
          <draw:glue-point draw:id="7" svg:x="2.664cm" svg:y="-4.996cm"/>
          <text:p text:style-name="P1">BinaryFilterBase</text:p>
        </draw:rect>
        <draw:connector draw:style-name="inheritance_20__28_public_29_" draw:layer="layout" svg:x1="23.185cm" svg:y1="20.798cm" svg:x2="21.856cm" svg:y2="19.671cm" draw:start-shape="id114" draw:start-glue-point="0" draw:end-shape="id107" draw:end-glue-point="5">
          <text:p text:style-name="P1"/>
        </draw:connector>
        <draw:rect draw:style-name="class" draw:text-style-name="P1" draw:id="id115" draw:layer="layout" svg:width="2.692cm" svg:height="0.711cm" svg:x="22.216cm" svg:y="29.353cm">
          <text:p text:style-name="P1">ExcelBiffFilter</text:p>
        </draw:rect>
        <draw:connector draw:style-name="inheritance_20__28_public_29_" draw:layer="layout" svg:x1="23.562cm" svg:y1="29.353cm" svg:x2="23.185cm" svg:y2="21.46cm" draw:start-shape="id115" draw:start-glue-point="0" draw:end-shape="id114" draw:end-glue-point="2">
          <text:p text:style-name="P1"/>
        </draw:connector>
        <draw:rect draw:style-name="class" draw:id="id118" draw:layer="layout" svg:width="2.169cm" svg:height="0.733cm" svg:x="33.474cm" svg:y="12.467cm">
          <text:p text:style-name="P1">StorageBase</text:p>
        </draw:rect>
        <draw:rect draw:style-name="class" draw:text-style-name="P1" draw:id="id116" draw:layer="layout" svg:width="2.642cm" svg:height="0.686cm" svg:x="20.081cm" svg:y="35.49cm">
          <text:p text:style-name="P1">SheetInfoBuffer</text:p>
        </draw:rect>
        <draw:connector draw:style-name="inheritance_20__28_public_29_" draw:layer="layout" draw:line-skew="0.607cm" svg:x1="21.402cm" svg:y1="35.49cm" svg:x2="16.688cm" svg:y2="31.642cm" draw:start-shape="id116" draw:end-shape="id93" draw:end-glue-point="10">
          <text:p text:style-name="P1"/>
        </draw:connector>
        <draw:custom-shape draw:style-name="gr1" draw:text-style-name="P3" draw:id="id117" draw:layer="layout" svg:width="2.191cm" svg:height="0.802cm" svg:x="33.551cm" svg:y="14.257cm">
          <text:p text:style-name="P2">XmlStorage</text:p>
          <draw:enhanced-geometry svg:viewBox="0 0 21600 21600" draw:type="rectangle" draw:enhanced-path="M 0 0 L 21600 0 21600 21600 0 21600 0 0 Z N"/>
        </draw:custom-shape>
        <draw:connector draw:style-name="inheritance_20__28_public_29_" draw:layer="layout" svg:x1="34.646cm" svg:y1="14.257cm" svg:x2="34.558cm" svg:y2="13.2cm" draw:start-shape="id117" draw:start-glue-point="0" draw:end-shape="id118" draw:end-glue-point="2">
          <text:p text:style-name="P1"/>
        </draw:connector>
        <draw:custom-shape draw:style-name="gr1" draw:text-style-name="P3" draw:id="id119" draw:layer="layout" svg:width="3.085cm" svg:height="0.725cm" svg:x="23.844cm" svg:y="19.076cm">
          <text:p text:style-name="P2">FilterBaseImpl</text:p>
          <draw:enhanced-geometry svg:viewBox="0 0 21600 21600" draw:type="rectangle" draw:enhanced-path="M 0 0 L 21600 0 21600 21600 0 21600 0 0 Z N"/>
        </draw:custom-shape>
        <draw:connector draw:style-name="data_20_member_20__28_pointer_29_" draw:layer="layout" svg:x1="22.624cm" svg:y1="19.354cm" svg:x2="23.844cm" svg:y2="19.438cm" draw:start-shape="id107" draw:start-glue-point="1" draw:end-shape="id119" draw:end-glue-point="3">
          <text:p text:style-name="P1"/>
        </draw:connector>
        <draw:rect draw:style-name="class" draw:text-style-name="P1" draw:id="id120" draw:layer="layout" svg:width="2.302cm" svg:height="0.686cm" svg:x="23.103cm" svg:y="35.46cm">
          <text:p text:style-name="P1">ExtRefBuffer</text:p>
        </draw:rect>
        <draw:connector draw:style-name="inheritance_20__28_public_29_" draw:layer="layout" svg:x1="24.254cm" svg:y1="35.46cm" svg:x2="17.622cm" svg:y2="31.642cm" draw:start-shape="id120" draw:end-shape="id93" draw:end-glue-point="11">
          <text:p text:style-name="P1"/>
        </draw:connector>
        <draw:custom-shape draw:style-name="gr2" draw:id="id121" draw:layer="layout" svg:width="2.358cm" svg:height="0.855cm" svg:x="36.519cm" svg:y="12.182cm">
          <text:p text:style-name="P1">FilterDetect</text:p>
          <draw:enhanced-geometry svg:viewBox="0 0 21600 21600" draw:type="rectangle" draw:enhanced-path="M 0 0 L 21600 0 21600 21600 0 21600 0 0 Z N"/>
        </draw:custom-shape>
        <draw:custom-shape draw:style-name="gr4" draw:id="id122" draw:layer="layout" svg:width="7.698cm" svg:height="0.933cm" svg:x="33.641cm" svg:y="8.735cm">
          <text:p text:style-name="P1">com.sun.star.document.XExtendedFilterDetection</text:p>
          <draw:enhanced-geometry svg:viewBox="0 0 21600 21600" draw:type="rectangle" draw:enhanced-path="M 0 0 L 21600 0 21600 21600 0 21600 0 0 Z N"/>
        </draw:custom-shape>
        <draw:connector draw:style-name="inheritance_20__28_public_29_" draw:layer="layout" svg:x1="37.698cm" svg:y1="12.182cm" svg:x2="37.49cm" svg:y2="9.668cm" draw:start-shape="id121" draw:start-glue-point="0" draw:end-shape="id122" draw:end-glue-point="2">
          <text:p text:style-name="P1"/>
        </draw:connector>
        <draw:rect draw:style-name="class" draw:id="id123" draw:layer="layout" svg:width="3.02cm" svg:height="0.599cm" svg:x="12.512cm" svg:y="20.852cm">
          <draw:glue-point draw:id="4" svg:x="-2.31cm" svg:y="5.003cm"/>
          <draw:glue-point draw:id="5" svg:x="2.554cm" svg:y="5.003cm"/>
          <draw:glue-point draw:id="6" svg:x="-2.42cm" svg:y="-4.996cm"/>
          <draw:glue-point draw:id="7" svg:x="2.664cm" svg:y="-4.996cm"/>
          <text:p text:style-name="P1">XmlFilterBaseImpl</text:p>
        </draw:rect>
        <draw:connector draw:style-name="data_20_member_20__28_pointer_29_" draw:layer="layout" svg:x1="17.519cm" svg:y1="21.129cm" svg:x2="15.532cm" svg:y2="21.151cm" draw:start-shape="id105" draw:start-glue-point="3" draw:end-shape="id123" draw:end-glue-point="1">
          <text:p text:style-name="P1"/>
        </draw:connector>
        <draw:custom-shape draw:style-name="gr1" draw:text-style-name="P3" draw:id="id124" draw:layer="layout" svg:width="3.275cm" svg:height="0.824cm" svg:x="2.191cm" svg:y="20.217cm">
          <text:p text:style-name="P2">FastTokenHandler</text:p>
          <draw:enhanced-geometry svg:viewBox="0 0 21600 21600" draw:type="rectangle" draw:enhanced-path="M 0 0 L 21600 0 21600 21600 0 21600 0 0 Z N"/>
        </draw:custom-shape>
        <draw:custom-shape draw:style-name="gr4" draw:id="id125" draw:layer="layout" svg:width="6.174cm" svg:height="0.753cm" svg:x="1.178cm" svg:y="9.307cm">
          <text:p text:style-name="P1">com.sun.star.xml.sax.XFastTokenHandler</text:p>
          <draw:enhanced-geometry svg:viewBox="0 0 21600 21600" draw:type="rectangle" draw:enhanced-path="M 0 0 L 21600 0 21600 21600 0 21600 0 0 Z N"/>
        </draw:custom-shape>
        <draw:connector draw:style-name="inheritance_20__28_public_29_" draw:layer="layout" svg:x1="3.828cm" svg:y1="20.217cm" svg:x2="4.265cm" svg:y2="10.06cm" draw:start-shape="id124" draw:start-glue-point="0" draw:end-shape="id125">
          <text:p text:style-name="P1"/>
        </draw:connector>
        <draw:connector draw:style-name="data_20_member_20__28_pointer_29_" draw:layer="layout" svg:x1="12.512cm" svg:y1="21.151cm" svg:x2="5.466cm" svg:y2="20.629cm" draw:start-shape="id123" draw:start-glue-point="3" draw:end-shape="id124">
          <text:p text:style-name="P1"/>
        </draw:connector>
        <draw:custom-shape draw:style-name="gr1" draw:text-style-name="P3" draw:id="id129" draw:layer="layout" svg:width="3.178cm" svg:height="0.76cm" svg:x="37.59cm" svg:y="29.171cm">
          <draw:glue-point draw:id="4" svg:x="-2.419cm" svg:y="5cm"/>
          <draw:glue-point draw:id="5" svg:x="2.473cm" svg:y="5cm"/>
          <text:p text:style-name="P2">FormulaContext</text:p>
          <draw:enhanced-geometry svg:viewBox="0 0 21600 21600" draw:type="rectangle" draw:enhanced-path="M 0 0 L 21600 0 21600 21600 0 21600 0 0 Z N"/>
        </draw:custom-shape>
        <draw:custom-shape draw:style-name="gr1" draw:text-style-name="P3" draw:id="id126" draw:layer="layout" svg:width="3.217cm" svg:height="0.646cm" svg:x="40.515cm" svg:y="32.964cm">
          <text:p text:style-name="P2">CellFormulaContext</text:p>
          <draw:enhanced-geometry svg:viewBox="0 0 21600 21600" draw:type="rectangle" draw:enhanced-path="M 0 0 L 21600 0 21600 21600 0 21600 0 0 Z N"/>
        </draw:custom-shape>
        <draw:connector draw:style-name="inheritance_20__28_public_29_" draw:layer="layout" svg:x1="42.123cm" svg:y1="32.964cm" svg:x2="42.114cm" svg:y2="31.867cm" draw:start-shape="id126" draw:start-glue-point="0" draw:end-shape="id127" draw:end-glue-point="2">
          <text:p text:style-name="P1"/>
        </draw:connector>
        <draw:custom-shape draw:style-name="gr1" draw:text-style-name="P3" draw:id="id128" draw:layer="layout" svg:width="3.361cm" svg:height="0.63cm" svg:x="36.606cm" svg:y="31.139cm">
          <text:p text:style-name="P2">ArrayFormulaContext</text:p>
          <draw:enhanced-geometry svg:viewBox="0 0 21600 21600" draw:type="rectangle" draw:enhanced-path="M 0 0 L 21600 0 21600 21600 0 21600 0 0 Z N"/>
        </draw:custom-shape>
        <draw:connector draw:style-name="inheritance_20__28_public_29_" draw:layer="layout" svg:x1="38.286cm" svg:y1="31.139cm" svg:x2="39.179cm" svg:y2="29.931cm" draw:start-shape="id128" draw:start-glue-point="0" draw:end-shape="id129" draw:end-glue-point="2">
          <text:p text:style-name="P1"/>
        </draw:connector>
        <draw:custom-shape draw:style-name="gr1" draw:text-style-name="P3" draw:id="id130" draw:layer="layout" svg:width="2.436cm" svg:height="0.648cm" svg:x="30.818cm" svg:y="37.193cm">
          <text:p text:style-name="P2">FormulaParser</text:p>
          <draw:enhanced-geometry svg:viewBox="0 0 21600 21600" draw:type="rectangle" draw:enhanced-path="M 0 0 L 21600 0 21600 21600 0 21600 0 0 Z N"/>
        </draw:custom-shape>
        <draw:connector draw:style-name="inheritance_20__28_public_29_" draw:layer="layout" draw:line-skew="-1.89cm" svg:x1="32.036cm" svg:y1="37.193cm" svg:x2="23.475cm" svg:y2="31.642cm" draw:start-shape="id130" draw:start-glue-point="0" draw:end-shape="id93" draw:end-glue-point="4">
          <text:p text:style-name="P1"/>
        </draw:connector>
        <draw:custom-shape draw:style-name="gr1" draw:text-style-name="P3" draw:id="id134" draw:layer="layout" svg:width="3.344cm" svg:height="0.726cm" svg:x="41.022cm" svg:y="38.182cm">
          <text:p text:style-name="P2">TokenArrayFinalizer</text:p>
          <draw:enhanced-geometry svg:viewBox="0 0 21600 21600" draw:type="rectangle" draw:enhanced-path="M 0 0 L 21600 0 21600 21600 0 21600 0 0 Z N"/>
        </draw:custom-shape>
        <draw:custom-shape draw:style-name="gr1" draw:text-style-name="P3" draw:id="id131" draw:layer="layout" svg:width="2.981cm" svg:height="0.726cm" svg:x="40.74cm" svg:y="39.621cm">
          <text:p text:style-name="P2">FunctionProvider</text:p>
          <draw:enhanced-geometry svg:viewBox="0 0 21600 21600" draw:type="rectangle" draw:enhanced-path="M 0 0 L 21600 0 21600 21600 0 21600 0 0 Z N"/>
        </draw:custom-shape>
        <draw:frame draw:style-name="annotation" draw:layer="layout" svg:width="4.301cm" svg:height="1.471cm" svg:x="40.713cm" svg:y="40.405cm">
          <draw:text-box>
            <text:p text:style-name="P1">Provides access to function info structs for all available functions.</text:p>
          </draw:text-box>
        </draw:frame>
        <draw:custom-shape draw:style-name="gr1" draw:text-style-name="P3" draw:id="id132" draw:layer="layout" svg:width="3.42cm" svg:height="0.726cm" svg:x="45.508cm" svg:y="39.621cm">
          <text:p text:style-name="P2">FunctionProviderImpl</text:p>
          <draw:enhanced-geometry svg:viewBox="0 0 21600 21600" draw:type="rectangle" draw:enhanced-path="M 0 0 L 21600 0 21600 21600 0 21600 0 0 Z N"/>
        </draw:custom-shape>
        <draw:connector draw:style-name="data_20_member_20__28_pointer_29_" draw:layer="layout" svg:x1="43.721cm" svg:y1="39.984cm" svg:x2="45.508cm" svg:y2="39.984cm" draw:start-shape="id131" draw:start-glue-point="1" draw:end-shape="id132" draw:end-glue-point="3">
          <text:p text:style-name="P1"/>
        </draw:connector>
        <draw:custom-shape draw:style-name="gr3" draw:layer="layout" svg:width="2.514cm" svg:height="0.778cm" svg:x="46.183cm" svg:y="42.521cm">
          <text:p text:style-name="P1">FunctionInfo</text:p>
          <draw:enhanced-geometry svg:viewBox="0 0 21600 21600" draw:type="rectangle" draw:enhanced-path="M 0 0 L 21600 0 21600 21600 0 21600 0 0 Z N"/>
        </draw:custom-shape>
        <draw:custom-shape draw:style-name="gr3" draw:layer="layout" svg:width="2.254cm" svg:height="0.726cm" svg:x="49.087cm" svg:y="43.636cm">
          <text:p text:style-name="P1">FunctionData</text:p>
          <draw:enhanced-geometry svg:viewBox="0 0 21600 21600" draw:type="rectangle" draw:enhanced-path="M 0 0 L 21600 0 21600 21600 0 21600 0 0 Z N"/>
        </draw:custom-shape>
        <draw:custom-shape draw:style-name="gr1" draw:text-style-name="P3" draw:layer="layout" svg:width="4.432cm" svg:height="0.726cm" svg:x="43.928cm" svg:y="44.206cm">
          <text:p text:style-name="P2">FuncInfoParamClassIterator</text:p>
          <draw:enhanced-geometry svg:viewBox="0 0 21600 21600" draw:type="rectangle" draw:enhanced-path="M 0 0 L 21600 0 21600 21600 0 21600 0 0 Z N"/>
        </draw:custom-shape>
        <draw:custom-shape draw:style-name="gr1" draw:text-style-name="P3" draw:id="id133" draw:layer="layout" svg:width="3.006cm" svg:height="2.955cm" svg:x="35.453cm" svg:y="36.974cm">
          <draw:glue-point draw:id="4" svg:x="5cm" svg:y="-3.329cm"/>
          <draw:glue-point draw:id="5" svg:x="5cm" svg:y="-1.489cm"/>
          <draw:glue-point draw:id="6" svg:x="5cm" svg:y="1.756cm"/>
          <draw:glue-point draw:id="7" svg:x="5cm" svg:y="3.509cm"/>
          <text:p text:style-name="P2">FormulaParserImpl</text:p>
          <draw:enhanced-geometry svg:viewBox="0 0 21600 21600" draw:type="rectangle" draw:enhanced-path="M 0 0 L 21600 0 21600 21600 0 21600 0 0 Z N"/>
        </draw:custom-shape>
        <draw:connector draw:style-name="data_20_member_20__28_pointer_29_" draw:layer="layout" svg:x1="33.254cm" svg:y1="37.517cm" svg:x2="35.453cm" svg:y2="38.451cm" draw:start-shape="id130" draw:start-glue-point="1" draw:end-shape="id133">
          <text:p text:style-name="P1"/>
        </draw:connector>
        <draw:connector draw:style-name="data_20_member" draw:layer="layout" svg:x1="38.459cm" svg:y1="39.487cm" svg:x2="40.74cm" svg:y2="39.984cm" draw:start-shape="id133" draw:start-glue-point="7" draw:end-shape="id131">
          <text:p text:style-name="P1"/>
        </draw:connector>
        <draw:connector draw:style-name="local_20_usage_20__2f__20_return_20_type" draw:layer="layout" svg:x1="38.459cm" svg:y1="37.468cm" svg:x2="41.022cm" svg:y2="38.545cm" draw:start-shape="id133" draw:start-glue-point="4" draw:end-shape="id134" draw:end-glue-point="3">
          <text:p text:style-name="P1"/>
        </draw:connector>
        <draw:frame draw:style-name="annotation" draw:layer="layout" svg:width="7.699cm" svg:height="1.996cm" svg:x="40.991cm" svg:y="36.132cm">
          <draw:text-box>
            <text:p text:style-name="P1"><text:span text:style-name="T2">FormulaParserImpl</text:span> uses this class in <text:span text:style-name="T2">finalizeImport()</text:span> method. <text:s/>This class processes the formula tokens to convert them from Excel's format into Calc's. <text:s/>It does some heavy-handed token conversion internally.</text:p>
          </draw:text-box>
        </draw:frame>
        <draw:custom-shape draw:style-name="gr1" draw:text-style-name="P3" draw:id="id135" draw:layer="layout" svg:width="3.732cm" svg:height="0.804cm" svg:x="35.038cm" svg:y="42.313cm">
          <text:p text:style-name="P2">OoxFormulaParserImpl</text:p>
          <draw:enhanced-geometry svg:viewBox="0 0 21600 21600" draw:type="rectangle" draw:enhanced-path="M 0 0 L 21600 0 21600 21600 0 21600 0 0 Z N"/>
        </draw:custom-shape>
        <draw:connector draw:style-name="inheritance_20__28_public_29_" draw:layer="layout" svg:x1="36.904cm" svg:y1="42.313cm" svg:x2="36.956cm" svg:y2="39.929cm" draw:start-shape="id135" draw:start-glue-point="0" draw:end-shape="id133" draw:end-glue-point="2">
          <text:p text:style-name="P1"/>
        </draw:connector>
        <draw:custom-shape draw:style-name="gr1" draw:text-style-name="P3" draw:id="id127" draw:layer="layout" svg:width="3.361cm" svg:height="0.63cm" svg:x="40.434cm" svg:y="31.237cm">
          <text:p text:style-name="P2">SimpleFormulaContext</text:p>
          <draw:enhanced-geometry svg:viewBox="0 0 21600 21600" draw:type="rectangle" draw:enhanced-path="M 0 0 L 21600 0 21600 21600 0 21600 0 0 Z N"/>
        </draw:custom-shape>
        <draw:connector draw:style-name="inheritance_20__28_public_29_" draw:layer="layout" draw:line-skew="-0.001cm" svg:x1="42.114cm" svg:y1="31.237cm" svg:x2="39.964cm" svg:y2="29.931cm" draw:start-shape="id127" draw:start-glue-point="0" draw:end-shape="id129" draw:end-glue-point="5">
          <text:p text:style-name="P1"/>
        </draw:connector>
        <draw:custom-shape draw:style-name="gr1" draw:text-style-name="P3" draw:id="id136" draw:layer="layout" svg:width="3.601cm" svg:height="0.646cm" svg:x="40.321cm" svg:y="34.595cm">
          <text:p text:style-name="P2">ExtCellFormulaContext</text:p>
          <draw:enhanced-geometry svg:viewBox="0 0 21600 21600" draw:type="rectangle" draw:enhanced-path="M 0 0 L 21600 0 21600 21600 0 21600 0 0 Z N"/>
        </draw:custom-shape>
        <draw:connector draw:style-name="inheritance_20__28_public_29_" draw:layer="layout" svg:x1="42.121cm" svg:y1="34.595cm" svg:x2="42.123cm" svg:y2="33.61cm" draw:start-shape="id136" draw:start-glue-point="0" draw:end-shape="id126" draw:end-glue-point="2">
          <text:p text:style-name="P1"/>
        </draw:connector>
        <draw:frame draw:style-name="annotation" draw:layer="layout" svg:width="4.552cm" svg:height="1.263cm" svg:x="43.993cm" svg:y="34.459cm">
          <draw:text-box>
            <text:p text:style-name="P1"><text:span text:style-name="T2">ExtCellFormulaContext</text:span> is mainly to deal with shared formulas.</text:p>
          </draw:text-box>
        </draw:frame>
      </draw:page>
      <draw:page draw:name="package" draw:style-name="dp1" draw:master-page-name="Default">
        <office:forms form:automatic-focus="false" form:apply-design-mode="false"/>
        <draw:connector draw:style-name="data_20_member_20__28_pointer_29_" draw:layer="layout" draw:line-skew="-1.728cm" svg:x1="20.368cm" svg:y1="44.472cm" svg:x2="25.762cm" svg:y2="53.607cm" draw:start-shape="id137" draw:start-glue-point="5" draw:end-shape="id138" draw:end-glue-point="3">
          <text:p text:style-name="P1"/>
        </draw:connector>
        <draw:connector draw:style-name="inheritance_20__28_public_29_" draw:layer="layout" svg:x1="29.991cm" svg:y1="52.285cm" svg:x2="39.427cm" svg:y2="50.574cm" draw:start-shape="id138" draw:start-glue-point="11" draw:end-shape="id139" draw:end-glue-point="2">
          <text:p text:style-name="P1"/>
        </draw:connector>
        <draw:custom-shape draw:style-name="gr1" draw:text-style-name="P3" draw:id="id140" draw:layer="layout" svg:width="2.197cm" svg:height="0.929cm" svg:x="5.579cm" svg:y="11.213cm">
          <text:p text:style-name="P2">UCBStorage</text:p>
          <draw:enhanced-geometry svg:viewBox="0 0 21600 21600" draw:type="rectangle" draw:enhanced-path="M 0 0 L 21600 0 21600 21600 0 21600 0 0 Z N"/>
        </draw:custom-shape>
        <draw:custom-shape draw:style-name="gr1" draw:text-style-name="P3" draw:id="id141" draw:layer="layout" svg:width="2.564cm" svg:height="1.211cm" svg:x="5.945cm" svg:y="8.283cm">
          <draw:glue-point draw:id="4" svg:x="-2.363cm" svg:y="4.995cm"/>
          <draw:glue-point draw:id="5" svg:x="2.359cm" svg:y="4.995cm"/>
          <text:p text:style-name="P2">BaseStorage</text:p>
          <draw:enhanced-geometry svg:viewBox="0 0 21600 21600" draw:type="rectangle" draw:enhanced-path="M 0 0 L 21600 0 21600 21600 0 21600 0 0 Z N"/>
        </draw:custom-shape>
        <draw:custom-shape draw:style-name="gr1" draw:text-style-name="P3" draw:id="id142" draw:layer="layout" svg:width="2.564cm" svg:height="1.211cm" svg:x="6.818cm" svg:y="5.664cm">
          <text:p text:style-name="P2">StorageBase</text:p>
          <draw:enhanced-geometry svg:viewBox="0 0 21600 21600" draw:type="rectangle" draw:enhanced-path="M 0 0 L 21600 0 21600 21600 0 21600 0 0 Z N"/>
        </draw:custom-shape>
        <draw:custom-shape draw:style-name="gr1" draw:text-style-name="P3" draw:id="id143" draw:layer="layout" svg:width="11.382cm" svg:height="1.211cm" svg:x="8.339cm" svg:y="1.522cm">
          <text:p text:style-name="P2">SvRefBase</text:p>
          <draw:enhanced-geometry svg:viewBox="0 0 21600 21600" draw:type="rectangle" draw:enhanced-path="M 0 0 L 21600 0 21600 21600 0 21600 0 0 Z N"/>
        </draw:custom-shape>
        <draw:line draw:style-name="gr7" draw:layer="layout" svg:x1="3.071cm" svg:y1="3.775cm" svg:x2="26.454cm" svg:y2="3.775cm">
          <text:p text:style-name="P1"/>
        </draw:line>
        <draw:connector draw:style-name="inheritance_20__28_public_29_" draw:layer="layout" svg:x1="6.677cm" svg:y1="11.213cm" svg:x2="6.622cm" svg:y2="9.492cm" draw:start-shape="id140" draw:start-glue-point="0" draw:end-shape="id141" draw:end-glue-point="4">
          <text:p text:style-name="P1"/>
        </draw:connector>
        <draw:connector draw:style-name="inheritance_20__28_public_29_" draw:layer="layout" svg:x1="7.227cm" svg:y1="8.283cm" svg:x2="8.1cm" svg:y2="6.875cm" draw:start-shape="id141" draw:start-glue-point="0" draw:end-shape="id142">
          <text:p text:style-name="P1"/>
        </draw:connector>
        <draw:connector draw:style-name="inheritance_20__28_public_29_" draw:layer="layout" svg:x1="8.1cm" svg:y1="5.664cm" svg:x2="14.03cm" svg:y2="2.733cm" draw:start-shape="id142" draw:start-glue-point="0" draw:end-shape="id143" draw:end-glue-point="2">
          <text:p text:style-name="P1"/>
        </draw:connector>
        <draw:custom-shape draw:style-name="gr1" draw:text-style-name="P3" draw:id="id144" draw:layer="layout" svg:width="2.056cm" svg:height="0.958cm" svg:x="8.339cm" svg:y="11.242cm">
          <text:p text:style-name="P2">Storage</text:p>
          <draw:enhanced-geometry svg:viewBox="0 0 21600 21600" draw:type="rectangle" draw:enhanced-path="M 0 0 L 21600 0 21600 21600 0 21600 0 0 Z N"/>
        </draw:custom-shape>
        <draw:connector draw:style-name="inheritance_20__28_public_29_" draw:layer="layout" svg:x1="9.367cm" svg:y1="11.242cm" svg:x2="7.831cm" svg:y2="9.492cm" draw:start-shape="id144" draw:start-glue-point="0" draw:end-shape="id141" draw:end-glue-point="5">
          <text:p text:style-name="P1"/>
        </draw:connector>
        <draw:custom-shape draw:style-name="gr2" draw:id="id145" draw:layer="layout" svg:width="2.254cm" svg:height="1.014cm" svg:x="12.001cm" svg:y="11.269cm">
          <text:p text:style-name="P1">SotStorage</text:p>
          <draw:enhanced-geometry svg:viewBox="0 0 21600 21600" draw:type="rectangle" draw:enhanced-path="M 0 0 L 21600 0 21600 21600 0 21600 0 0 Z N"/>
        </draw:custom-shape>
        <draw:custom-shape draw:style-name="gr2" draw:id="id146" draw:layer="layout" svg:width="2.64cm" svg:height="1.014cm" svg:x="12.03cm" svg:y="8.03cm">
          <draw:glue-point draw:id="4" svg:x="-2.258cm" svg:y="5cm"/>
          <draw:glue-point draw:id="5" svg:x="2.227cm" svg:y="5cm"/>
          <text:p text:style-name="P1">SotObject</text:p>
          <draw:enhanced-geometry svg:viewBox="0 0 21600 21600" draw:type="rectangle" draw:enhanced-path="M 0 0 L 21600 0 21600 21600 0 21600 0 0 Z N"/>
        </draw:custom-shape>
        <draw:connector draw:style-name="inheritance_20__28_public_29_" draw:layer="layout" svg:x1="13.128cm" svg:y1="11.269cm" svg:x2="12.754cm" svg:y2="9.044cm" draw:start-shape="id145" draw:start-glue-point="0" draw:end-shape="id146" draw:end-glue-point="4">
          <text:p text:style-name="P1"/>
        </draw:connector>
        <draw:custom-shape draw:style-name="gr2" draw:id="id147" draw:layer="layout" svg:width="2.986cm" svg:height="1.014cm" svg:x="14.791cm" svg:y="11.297cm">
          <text:p text:style-name="P1">SotStorageStream</text:p>
          <draw:enhanced-geometry svg:viewBox="0 0 21600 21600" draw:type="rectangle" draw:enhanced-path="M 0 0 L 21600 0 21600 21600 0 21600 0 0 Z N"/>
        </draw:custom-shape>
        <draw:connector draw:style-name="inheritance_20__28_public_29_" draw:layer="layout" svg:x1="16.284cm" svg:y1="11.297cm" svg:x2="13.937cm" svg:y2="9.044cm" draw:start-shape="id147" draw:start-glue-point="0" draw:end-shape="id146" draw:end-glue-point="5">
          <text:p text:style-name="P1"/>
        </draw:connector>
        <draw:custom-shape draw:style-name="gr1" draw:text-style-name="P3" draw:id="id148" draw:layer="layout" svg:width="2.98cm" svg:height="2.928cm" svg:x="18.868cm" svg:y="5.962cm">
          <draw:glue-point draw:id="4" svg:x="5cm" svg:y="-2.79cm"/>
          <draw:glue-point draw:id="5" svg:x="5cm" svg:y="2.523cm"/>
          <text:p text:style-name="P2">OStorage</text:p>
          <draw:enhanced-geometry svg:viewBox="0 0 21600 21600" draw:type="rectangle" draw:enhanced-path="M 0 0 L 21600 0 21600 21600 0 21600 0 0 Z N"/>
        </draw:custom-shape>
        <draw:custom-shape draw:style-name="gr1" draw:text-style-name="P3" draw:id="id149" draw:layer="layout" svg:width="3.732cm" svg:height="1.114cm" svg:x="24.208cm" svg:y="6.064cm">
          <text:p text:style-name="P2">StorInternalData_Impl</text:p>
          <draw:enhanced-geometry svg:viewBox="0 0 21600 21600" draw:type="rectangle" draw:enhanced-path="M 0 0 L 21600 0 21600 21600 0 21600 0 0 Z N"/>
        </draw:custom-shape>
        <draw:connector draw:style-name="data_20_member_20__28_pointer_29_" draw:layer="layout" svg:x1="21.848cm" svg:y1="6.61cm" svg:x2="24.208cm" svg:y2="6.621cm" draw:start-shape="id148" draw:start-glue-point="4" draw:end-shape="id149">
          <text:p text:style-name="P1"/>
        </draw:connector>
        <draw:custom-shape draw:style-name="gr1" draw:text-style-name="P3" draw:id="id150" draw:layer="layout" svg:width="3.732cm" svg:height="2.593cm" svg:x="25.218cm" svg:y="20.448cm">
          <draw:glue-point draw:id="4" svg:x="5cm" svg:y="2.502cm"/>
          <draw:glue-point draw:id="5" svg:x="5cm" svg:y="-2.896cm"/>
          <text:p text:style-name="P2">OWriteStream_Impl</text:p>
          <draw:enhanced-geometry svg:viewBox="0 0 21600 21600" draw:type="rectangle" draw:enhanced-path="M 0 0 L 21600 0 21600 21600 0 21600 0 0 Z N"/>
        </draw:custom-shape>
        <draw:custom-shape draw:style-name="gr1" draw:text-style-name="P3" draw:id="id151" draw:layer="layout" svg:width="3.732cm" svg:height="1.114cm" svg:x="25.97cm" svg:y="17.572cm">
          <text:p text:style-name="P2">PreCreationStruct</text:p>
          <draw:enhanced-geometry svg:viewBox="0 0 21600 21600" draw:type="rectangle" draw:enhanced-path="M 0 0 L 21600 0 21600 21600 0 21600 0 0 Z N"/>
        </draw:custom-shape>
        <draw:connector draw:style-name="inheritance_20__28_public_29_" draw:layer="layout" svg:x1="27.084cm" svg:y1="20.448cm" svg:x2="27.836cm" svg:y2="18.686cm" draw:start-shape="id150" draw:start-glue-point="0" draw:end-shape="id151" draw:end-glue-point="2">
          <text:p text:style-name="P1"/>
        </draw:connector>
        <draw:custom-shape draw:style-name="gr1" draw:text-style-name="P3" draw:id="id154" draw:layer="layout" svg:width="3.163cm" svg:height="0.828cm" svg:x="32.293cm" svg:y="21.642cm">
          <text:p text:style-name="P2">OInputCompStream</text:p>
          <draw:enhanced-geometry svg:viewBox="0 0 21600 21600" draw:type="rectangle" draw:enhanced-path="M 0 0 L 21600 0 21600 21600 0 21600 0 0 Z N"/>
        </draw:custom-shape>
        <draw:custom-shape draw:style-name="gr1" draw:text-style-name="P3" draw:id="id155" draw:layer="layout" svg:width="3.732cm" svg:height="1.114cm" svg:x="31.101cm" svg:y="25.192cm">
          <text:p text:style-name="P2">OInputSeekStream</text:p>
          <draw:enhanced-geometry svg:viewBox="0 0 21600 21600" draw:type="rectangle" draw:enhanced-path="M 0 0 L 21600 0 21600 21600 0 21600 0 0 Z N"/>
        </draw:custom-shape>
        <draw:custom-shape draw:style-name="gr1" draw:text-style-name="P3" draw:id="id152" draw:layer="layout" svg:width="3.343cm" svg:height="2.489cm" svg:x="19.982cm" svg:y="11.326cm">
          <draw:glue-point draw:id="4" svg:x="4.998cm" svg:y="-2.808cm"/>
          <draw:glue-point draw:id="5" svg:x="4.998cm" svg:y="2.398cm"/>
          <text:p text:style-name="P2">SotElement_Impl</text:p>
          <draw:enhanced-geometry svg:viewBox="0 0 21600 21600" draw:type="rectangle" draw:enhanced-path="M 0 0 L 21600 0 21600 21600 0 21600 0 0 Z N"/>
        </draw:custom-shape>
        <draw:custom-shape draw:style-name="gr1" draw:text-style-name="P3" draw:id="id153" draw:layer="layout" svg:width="2.876cm" svg:height="2.073cm" svg:x="27.63cm" svg:y="8.475cm">
          <draw:glue-point draw:id="4" svg:x="-5cm" svg:y="-2.498cm"/>
          <draw:glue-point draw:id="5" svg:x="-5cm" svg:y="2.806cm"/>
          <text:p text:style-name="P2">OStorage_Impl</text:p>
          <draw:enhanced-geometry svg:viewBox="0 0 21600 21600" draw:type="rectangle" draw:enhanced-path="M 0 0 L 21600 0 21600 21600 0 21600 0 0 Z N"/>
        </draw:custom-shape>
        <draw:connector draw:style-name="data_20_member_20__28_pointer_29_" draw:layer="layout" svg:x1="23.323cm" svg:y1="13.166cm" svg:x2="25.218cm" svg:y2="21.744cm" draw:start-shape="id152" draw:start-glue-point="5" draw:end-shape="id150" draw:end-glue-point="3">
          <text:p text:style-name="P1"/>
        </draw:connector>
        <draw:connector draw:style-name="data_20_member_20__28_pointer_29_" draw:layer="layout" svg:x1="23.325cm" svg:y1="12.57cm" svg:x2="27.63cm" svg:y2="10.092cm" draw:start-shape="id152" draw:start-glue-point="1" draw:end-shape="id153" draw:end-glue-point="5">
          <text:p text:style-name="P1"/>
        </draw:connector>
        <draw:connector draw:style-name="data_20_member_20__28_pointer_29_" draw:layer="layout" svg:x1="21.848cm" svg:y1="8.164cm" svg:x2="27.63cm" svg:y2="8.994cm" draw:start-shape="id148" draw:start-glue-point="5" draw:end-shape="id153" draw:end-glue-point="4">
          <text:p text:style-name="P1"/>
        </draw:connector>
        <draw:connector draw:style-name="data_20_member_20__28_pointer_29_" draw:layer="layout" draw:line-skew="-0.505cm" svg:x1="27.63cm" svg:y1="9.511cm" svg:x2="23.323cm" svg:y2="11.872cm" draw:start-shape="id153" draw:start-glue-point="3" draw:end-shape="id152" draw:end-glue-point="4">
          <text:p text:style-name="P1"/>
        </draw:connector>
        <draw:connector draw:style-name="data_20_member_20__28_multiple_20_pointers_29_" draw:layer="layout" svg:x1="28.95cm" svg:y1="21.744cm" svg:x2="32.293cm" svg:y2="22.056cm" draw:start-shape="id150" draw:start-glue-point="1" draw:end-shape="id154" draw:end-glue-point="3">
          <text:p text:style-name="P1"/>
        </draw:connector>
        <draw:frame draw:style-name="gr8" draw:text-style-name="P1" draw:layer="layout" svg:width="5.442cm" svg:height="1.083cm" svg:x="29.651cm" svg:y="20.559cm">
          <draw:text-box>
            <text:p text:style-name="P1">InputStreamsList_Impl is typedef to std.list&lt; OinputCompStream &gt;.</text:p>
          </draw:text-box>
        </draw:frame>
        <draw:connector draw:style-name="inheritance_20__28_public_29_" draw:layer="layout" svg:x1="32.967cm" svg:y1="25.192cm" svg:x2="33.874cm" svg:y2="22.47cm" draw:start-shape="id155" draw:start-glue-point="0" draw:end-shape="id154">
          <text:p text:style-name="P1"/>
        </draw:connector>
        <draw:connector draw:style-name="local_20_usage_20__2f__20_return_20_type" draw:layer="layout" svg:x1="28.95cm" svg:y1="22.392cm" svg:x2="31.101cm" svg:y2="25.749cm" draw:start-shape="id150" draw:start-glue-point="4" draw:end-shape="id155" draw:end-glue-point="3">
          <text:p text:style-name="P1"/>
        </draw:connector>
        <draw:custom-shape draw:style-name="gr1" draw:text-style-name="P3" draw:id="id156" draw:layer="layout" svg:width="3.162cm" svg:height="4.303cm" svg:x="22.156cm" svg:y="38.707cm">
          <draw:glue-point draw:id="4" svg:x="5cm" svg:y="2.579cm"/>
          <draw:glue-point draw:id="5" svg:x="5cm" svg:y="-2.896cm"/>
          <draw:glue-point draw:id="6" svg:x="5cm" svg:y="-1.333cm"/>
          <draw:glue-point draw:id="7" svg:x="5cm" svg:y="3.846cm"/>
          <draw:glue-point draw:id="8" svg:x="5cm" svg:y="-3.985cm"/>
          <draw:glue-point draw:id="9" svg:x="5cm" svg:y="1.315cm"/>
          <text:p text:style-name="P2">ZipOutputStream</text:p>
          <draw:enhanced-geometry svg:viewBox="0 0 21600 21600" draw:type="rectangle" draw:enhanced-path="M 0 0 L 21600 0 21600 21600 0 21600 0 0 Z N"/>
        </draw:custom-shape>
        <draw:custom-shape draw:style-name="gr1" draw:text-style-name="P3" draw:id="id138" draw:layer="layout" svg:width="5.085cm" svg:height="2.648cm" svg:x="25.762cm" svg:y="52.283cm">
          <draw:glue-point draw:id="4" svg:x="5cm" svg:y="2.502cm"/>
          <draw:glue-point draw:id="5" svg:x="5cm" svg:y="-2.896cm"/>
          <draw:glue-point draw:id="6" svg:x="-5cm" svg:y="-2.454cm"/>
          <draw:glue-point draw:id="7" svg:x="-5cm" svg:y="2.537cm"/>
          <draw:glue-point draw:id="8" svg:x="-3.154cm" svg:y="-5cm"/>
          <draw:glue-point draw:id="9" svg:x="-1.777cm" svg:y="-5cm"/>
          <draw:glue-point draw:id="10" svg:x="1.587cm" svg:y="-4.996cm"/>
          <draw:glue-point draw:id="11" svg:x="3.319cm" svg:y="-4.996cm"/>
          <text:p text:style-name="P2">ZipPackageFolder</text:p>
          <draw:enhanced-geometry svg:viewBox="0 0 21600 21600" draw:type="rectangle" draw:enhanced-path="M 0 0 L 21600 0 21600 21600 0 21600 0 0 Z N"/>
        </draw:custom-shape>
        <draw:custom-shape draw:style-name="gr1" draw:text-style-name="P3" draw:id="id137" draw:layer="layout" svg:width="2.514cm" svg:height="2.954cm" svg:x="17.854cm" svg:y="42.207cm">
          <draw:glue-point draw:id="4" svg:x="5cm" svg:y="-2.263cm"/>
          <draw:glue-point draw:id="5" svg:x="5cm" svg:y="2.67cm"/>
          <draw:glue-point draw:id="6" svg:x="5cm" svg:y="1.387cm"/>
          <draw:glue-point draw:id="7" svg:x="5cm" svg:y="3.754cm"/>
          <draw:glue-point draw:id="8" svg:x="-5cm" svg:y="-2.738cm"/>
          <draw:glue-point draw:id="9" svg:x="-5cm" svg:y="2.437cm"/>
          <text:p text:style-name="P2">ZipPackage</text:p>
          <draw:enhanced-geometry svg:viewBox="0 0 21600 21600" draw:type="rectangle" draw:enhanced-path="M 0 0 L 21600 0 21600 21600 0 21600 0 0 Z N"/>
        </draw:custom-shape>
        <draw:custom-shape draw:style-name="gr1" draw:text-style-name="P3" draw:id="id163" draw:layer="layout" svg:width="1.958cm" svg:height="0.778cm" svg:x="27.36cm" svg:y="40.474cm">
          <draw:glue-point draw:id="4" svg:x="5cm" svg:y="2.502cm"/>
          <draw:glue-point draw:id="5" svg:x="5cm" svg:y="-2.896cm"/>
          <text:p text:style-name="P2">ZipEntry</text:p>
          <draw:enhanced-geometry svg:viewBox="0 0 21600 21600" draw:type="rectangle" draw:enhanced-path="M 0 0 L 21600 0 21600 21600 0 21600 0 0 Z N"/>
        </draw:custom-shape>
        <draw:connector draw:style-name="local_20_usage_20__2f__20_return_20_type" draw:layer="layout" svg:x1="20.368cm" svg:y1="43.016cm" svg:x2="22.156cm" svg:y2="40.858cm" draw:start-shape="id137" draw:start-glue-point="4" draw:end-shape="id156" draw:end-glue-point="3">
          <text:p text:style-name="P1"/>
        </draw:connector>
        <draw:custom-shape draw:style-name="gr1" draw:text-style-name="P3" draw:id="id158" draw:layer="layout" svg:width="2.437cm" svg:height="1.787cm" svg:x="25.085cm" svg:y="46.898cm">
          <draw:glue-point draw:id="4" svg:x="5cm" svg:y="2.502cm"/>
          <draw:glue-point draw:id="5" svg:x="5cm" svg:y="-2.896cm"/>
          <draw:glue-point draw:id="6" svg:x="-5.002cm" svg:y="-2.68cm"/>
          <draw:glue-point draw:id="7" svg:x="-5.002cm" svg:y="2.395cm"/>
          <text:p text:style-name="P2">ZipFile</text:p>
          <draw:enhanced-geometry svg:viewBox="0 0 21600 21600" draw:type="rectangle" draw:enhanced-path="M 0 0 L 21600 0 21600 21600 0 21600 0 0 Z N"/>
        </draw:custom-shape>
        <draw:custom-shape draw:style-name="gr1" draw:text-style-name="P3" draw:id="id157" draw:layer="layout" svg:width="2.902cm" svg:height="0.934cm" svg:x="28.689cm" svg:y="45.652cm">
          <draw:glue-point draw:id="4" svg:x="5cm" svg:y="2.502cm"/>
          <draw:glue-point draw:id="5" svg:x="5cm" svg:y="-2.896cm"/>
          <draw:glue-point draw:id="6" svg:x="-5cm" svg:y="-2.79cm"/>
          <draw:glue-point draw:id="7" svg:x="-5cm" svg:y="2.797cm"/>
          <text:p text:style-name="P2">ZipEnumeration</text:p>
          <draw:enhanced-geometry svg:viewBox="0 0 21600 21600" draw:type="rectangle" draw:enhanced-path="M 0 0 L 21600 0 21600 21600 0 21600 0 0 Z N"/>
        </draw:custom-shape>
        <draw:connector draw:style-name="local_20_usage_20__2f__20_return_20_type" draw:layer="layout" svg:x1="20.368cm" svg:y1="43.684cm" svg:x2="28.689cm" svg:y2="45.859cm" draw:start-shape="id137" draw:start-glue-point="1" draw:end-shape="id157" draw:end-glue-point="6">
          <text:p text:style-name="P1"/>
        </draw:connector>
        <draw:connector draw:style-name="local_20_usage_20__2f__20_return_20_type" draw:layer="layout" svg:x1="27.521cm" svg:y1="47.274cm" svg:x2="28.689cm" svg:y2="46.119cm" draw:start-shape="id158" draw:start-glue-point="5" draw:end-shape="id157">
          <text:p text:style-name="P1"/>
        </draw:connector>
        <draw:connector draw:style-name="data_20_member_20__28_pointer_29_" draw:layer="layout" svg:x1="20.368cm" svg:y1="44.093cm" svg:x2="25.085cm" svg:y2="47.313cm" draw:start-shape="id137" draw:start-glue-point="6" draw:end-shape="id158" draw:end-glue-point="6">
          <text:p text:style-name="P1"/>
        </draw:connector>
        <draw:custom-shape draw:style-name="gr1" draw:text-style-name="P3" draw:id="id159" draw:layer="layout" svg:width="2.669cm" svg:height="1.296cm" svg:x="16.896cm" svg:y="47.675cm">
          <text:p text:style-name="P2">OZipFileAccess</text:p>
          <draw:enhanced-geometry svg:viewBox="0 0 21600 21600" draw:type="rectangle" draw:enhanced-path="M 0 0 L 21600 0 21600 21600 0 21600 0 0 Z N"/>
        </draw:custom-shape>
        <draw:connector draw:style-name="data_20_member_20__28_pointer_29_" draw:layer="layout" svg:x1="19.565cm" svg:y1="48.323cm" svg:x2="25.085cm" svg:y2="47.791cm" draw:start-shape="id159" draw:start-glue-point="1" draw:end-shape="id158" draw:end-glue-point="3">
          <text:p text:style-name="P1"/>
        </draw:connector>
        <draw:custom-shape draw:style-name="gr1" draw:text-style-name="P3" draw:id="id160" draw:layer="layout" svg:width="1.901cm" svg:height="0.643cm" svg:x="27.36cm" svg:y="37.658cm">
          <text:p text:style-name="P2">Deflator</text:p>
          <draw:enhanced-geometry svg:viewBox="0 0 21600 21600" draw:type="rectangle" draw:enhanced-path="M 0 0 L 21600 0 21600 21600 0 21600 0 0 Z N"/>
        </draw:custom-shape>
        <draw:connector draw:style-name="data_20_member" draw:layer="layout" draw:line-skew="-0.634cm" svg:x1="25.318cm" svg:y1="39.144cm" svg:x2="27.36cm" svg:y2="37.979cm" draw:start-shape="id156" draw:start-glue-point="8" draw:end-shape="id160" draw:end-glue-point="3">
          <text:p text:style-name="P1"/>
        </draw:connector>
        <draw:custom-shape draw:style-name="gr1" draw:text-style-name="P3" draw:id="id161" draw:layer="layout" svg:width="1.735cm" svg:height="0.699cm" svg:x="27.36cm" svg:y="38.587cm">
          <text:p text:style-name="P2">CRC32</text:p>
          <draw:enhanced-geometry svg:viewBox="0 0 21600 21600" draw:type="rectangle" draw:enhanced-path="M 0 0 L 21600 0 21600 21600 0 21600 0 0 Z N"/>
        </draw:custom-shape>
        <draw:connector draw:style-name="data_20_member" draw:layer="layout" draw:line-skew="-0.298cm" svg:x1="25.318cm" svg:y1="39.612cm" svg:x2="27.36cm" svg:y2="38.936cm" draw:start-shape="id156" draw:start-glue-point="5" draw:end-shape="id161" draw:end-glue-point="3">
          <text:p text:style-name="P1"/>
        </draw:connector>
        <draw:custom-shape draw:style-name="gr1" draw:text-style-name="P3" draw:id="id162" draw:layer="layout" svg:width="2.095cm" svg:height="0.625cm" svg:x="27.36cm" svg:y="39.568cm">
          <text:p text:style-name="P2">ByteChucker</text:p>
          <draw:enhanced-geometry svg:viewBox="0 0 21600 21600" draw:type="rectangle" draw:enhanced-path="M 0 0 L 21600 0 21600 21600 0 21600 0 0 Z N"/>
        </draw:custom-shape>
        <draw:connector draw:style-name="data_20_member" draw:layer="layout" svg:x1="25.318cm" svg:y1="40.285cm" svg:x2="27.36cm" svg:y2="39.88cm" draw:start-shape="id156" draw:start-glue-point="6" draw:end-shape="id162" draw:end-glue-point="3">
          <text:p text:style-name="P1"/>
        </draw:connector>
        <draw:connector draw:style-name="data_20_member_20__28_pointer_29_" draw:layer="layout" svg:x1="25.318cm" svg:y1="40.858cm" svg:x2="27.36cm" svg:y2="40.863cm" draw:start-shape="id156" draw:start-glue-point="1" draw:end-shape="id163" draw:end-glue-point="3">
          <text:p text:style-name="P1"/>
        </draw:connector>
        <draw:custom-shape draw:style-name="gr1" draw:text-style-name="P3" draw:id="id164" draw:layer="layout" svg:width="2.873cm" svg:height="0.669cm" svg:x="27.36cm" svg:y="41.512cm">
          <text:p text:style-name="P2">EncryptionData</text:p>
          <draw:enhanced-geometry svg:viewBox="0 0 21600 21600" draw:type="rectangle" draw:enhanced-path="M 0 0 L 21600 0 21600 21600 0 21600 0 0 Z N"/>
        </draw:custom-shape>
        <draw:connector draw:style-name="data_20_member_20__28_pointer_29_" draw:layer="layout" svg:x1="25.318cm" svg:y1="41.423cm" svg:x2="27.36cm" svg:y2="41.846cm" draw:start-shape="id156" draw:start-glue-point="9" draw:end-shape="id164" draw:end-glue-point="3">
          <text:p text:style-name="P1"/>
        </draw:connector>
        <draw:custom-shape draw:style-name="gr1" draw:text-style-name="P3" draw:id="id165" draw:layer="layout" svg:width="3.162cm" svg:height="0.907cm" svg:x="27.527cm" svg:y="49.238cm">
          <draw:glue-point draw:id="4" svg:x="5cm" svg:y="2.502cm"/>
          <draw:glue-point draw:id="5" svg:x="5cm" svg:y="-2.896cm"/>
          <text:p text:style-name="P2">ZipPackageEntry</text:p>
          <draw:enhanced-geometry svg:viewBox="0 0 21600 21600" draw:type="rectangle" draw:enhanced-path="M 0 0 L 21600 0 21600 21600 0 21600 0 0 Z N"/>
        </draw:custom-shape>
        <draw:connector draw:style-name="inheritance_20__28_public_29_" draw:layer="layout" svg:x1="26.701cm" svg:y1="52.283cm" svg:x2="29.108cm" svg:y2="50.145cm" draw:start-shape="id138" draw:start-glue-point="8" draw:end-shape="id165" draw:end-glue-point="2">
          <text:p text:style-name="P1"/>
        </draw:connector>
        <draw:custom-shape draw:style-name="gr1" draw:text-style-name="P3" draw:id="id166" draw:layer="layout" svg:width="2.095cm" svg:height="2.06cm" svg:x="21.215cm" svg:y="57.584cm">
          <draw:glue-point draw:id="4" svg:x="4.978cm" svg:y="-2.674cm"/>
          <draw:glue-point draw:id="5" svg:x="4.997cm" svg:y="2.737cm"/>
          <text:p text:style-name="P2">ContentInfo</text:p>
          <draw:enhanced-geometry svg:viewBox="0 0 21600 21600" draw:type="rectangle" draw:enhanced-path="M 0 0 L 21600 0 21600 21600 0 21600 0 0 Z N"/>
        </draw:custom-shape>
        <draw:custom-shape draw:style-name="gr1" draw:text-style-name="P3" draw:id="id167" draw:layer="layout" svg:width="3.162cm" svg:height="0.907cm" svg:x="27.382cm" svg:y="60.455cm">
          <draw:glue-point draw:id="4" svg:x="5cm" svg:y="2.502cm"/>
          <draw:glue-point draw:id="5" svg:x="5cm" svg:y="-2.896cm"/>
          <text:p text:style-name="P2">ZipPackageStream</text:p>
          <draw:enhanced-geometry svg:viewBox="0 0 21600 21600" draw:type="rectangle" draw:enhanced-path="M 0 0 L 21600 0 21600 21600 0 21600 0 0 Z N"/>
        </draw:custom-shape>
        <draw:custom-shape draw:style-name="namespace" draw:layer="layout" svg:width="4.825cm" svg:height="4.53cm" svg:x="19.755cm" svg:y="56.228cm">
          <text:p text:style-name="P1">com.sun.star</text:p>
          <draw:enhanced-geometry svg:viewBox="0 0 21600 21600" draw:type="rectangle" draw:enhanced-path="M 0 0 L 21600 0 21600 21600 0 21600 0 0 Z N"/>
        </draw:custom-shape>
        <draw:custom-shape draw:style-name="namespace" draw:layer="layout" svg:width="3.529cm" svg:height="3.183cm" svg:x="20.403cm" svg:y="57.005cm">
          <text:p text:style-name="P1">packages</text:p>
          <draw:enhanced-geometry svg:viewBox="0 0 21600 21600" draw:type="rectangle" draw:enhanced-path="M 0 0 L 21600 0 21600 21600 0 21600 0 0 Z N"/>
        </draw:custom-shape>
        <draw:connector draw:style-name="data_20_member_20__28_pointer_29_" draw:layer="layout" draw:line-skew="0.586cm" svg:x1="23.304cm" svg:y1="58.064cm" svg:x2="25.762cm" svg:y2="54.278cm" draw:start-shape="id166" draw:start-glue-point="4" draw:end-shape="id138" draw:end-glue-point="7">
          <text:p text:style-name="P1"/>
        </draw:connector>
        <draw:connector draw:style-name="data_20_member_20__28_pointer_29_" draw:layer="layout" draw:line-skew="1.499cm" svg:x1="23.308cm" svg:y1="59.177cm" svg:x2="27.382cm" svg:y2="60.908cm" draw:start-shape="id166" draw:start-glue-point="5" draw:end-shape="id167" draw:end-glue-point="3">
          <text:p text:style-name="P1"/>
        </draw:connector>
        <draw:frame draw:style-name="annotation" draw:layer="layout" svg:width="4.381cm" svg:height="0.98cm" svg:x="16.049cm" svg:y="49.126cm">
          <draw:text-box>
            <text:p text:style-name="P1">Provides read-only access to zip content.</text:p>
          </draw:text-box>
        </draw:frame>
        <draw:connector draw:style-name="data_20_member_20__28_pointer_29_" draw:layer="layout" svg:x1="27.527cm" svg:y1="49.691cm" svg:x2="25.762cm" svg:y2="52.958cm" draw:start-shape="id165" draw:start-glue-point="3" draw:end-shape="id138" draw:end-glue-point="6">
          <text:p text:style-name="P1"/>
        </draw:connector>
        <draw:custom-shape draw:style-name="gr4" draw:id="id139" draw:layer="layout" svg:width="6.739cm" svg:height="0.985cm" svg:x="36.058cm" svg:y="49.589cm">
          <text:p text:style-name="P1">com.sun.star.container.XNameContainer</text:p>
          <text:p text:style-name="P1">com.sun.star.container.XEnumerationAccess</text:p>
          <draw:enhanced-geometry svg:viewBox="0 0 21600 21600" draw:type="rectangle" draw:enhanced-path="M 0 0 L 21600 0 21600 21600 0 21600 0 0 Z N"/>
        </draw:custom-shape>
        <draw:custom-shape draw:style-name="gr1" draw:text-style-name="P3" draw:id="id168" draw:layer="layout" svg:width="5.081cm" svg:height="0.805cm" svg:x="33.362cm" svg:y="54.978cm">
          <text:p text:style-name="P2">ZipPackageFolderEnumeration</text:p>
          <draw:enhanced-geometry svg:viewBox="0 0 21600 21600" draw:type="rectangle" draw:enhanced-path="M 0 0 L 21600 0 21600 21600 0 21600 0 0 Z N"/>
        </draw:custom-shape>
        <draw:custom-shape draw:style-name="gr4" draw:id="id169" draw:layer="layout" svg:width="5.831cm" svg:height="0.985cm" svg:x="33.961cm" svg:y="52.802cm">
          <text:p text:style-name="P1">com.sun.star.container.XEnumeration</text:p>
          <text:p text:style-name="P1">com.sun.star.lang.XServiceInfo</text:p>
          <draw:enhanced-geometry svg:viewBox="0 0 21600 21600" draw:type="rectangle" draw:enhanced-path="M 0 0 L 21600 0 21600 21600 0 21600 0 0 Z N"/>
        </draw:custom-shape>
        <draw:connector draw:style-name="inheritance_20__28_public_29_" draw:layer="layout" svg:x1="35.902cm" svg:y1="54.978cm" svg:x2="36.876cm" svg:y2="53.787cm" draw:start-shape="id168" draw:start-glue-point="0" draw:end-shape="id169">
          <text:p text:style-name="P1"/>
        </draw:connector>
        <draw:connector draw:style-name="local_20_usage_20__2f__20_return_20_type" draw:layer="layout" svg:x1="30.847cm" svg:y1="53.607cm" svg:x2="33.362cm" svg:y2="55.38cm" draw:start-shape="id138" draw:start-glue-point="1" draw:end-shape="id168" draw:end-glue-point="3">
          <text:p text:style-name="P1"/>
        </draw:connector>
        <draw:custom-shape draw:style-name="gr1" draw:text-style-name="P3" draw:id="id170" draw:layer="layout" svg:width="3.136cm" svg:height="0.855cm" svg:x="12.29cm" svg:y="42.124cm">
          <text:p text:style-name="P2">ZipPackageSink</text:p>
          <draw:enhanced-geometry svg:viewBox="0 0 21600 21600" draw:type="rectangle" draw:enhanced-path="M 0 0 L 21600 0 21600 21600 0 21600 0 0 Z N"/>
        </draw:custom-shape>
        <draw:custom-shape draw:style-name="gr1" draw:text-style-name="P3" draw:id="id172" draw:layer="layout" svg:width="3.136cm" svg:height="0.855cm" svg:x="6.952cm" svg:y="44.795cm">
          <text:p text:style-name="P2">ZipPackageBuffer</text:p>
          <draw:enhanced-geometry svg:viewBox="0 0 21600 21600" draw:type="rectangle" draw:enhanced-path="M 0 0 L 21600 0 21600 21600 0 21600 0 0 Z N"/>
        </draw:custom-shape>
        <draw:connector draw:style-name="data_20_member" draw:layer="layout" draw:line-skew="1.656cm" svg:x1="30.689cm" svg:y1="49.691cm" svg:x2="29.318cm" svg:y2="40.863cm" draw:start-shape="id165" draw:start-glue-point="1" draw:end-shape="id163" draw:end-glue-point="1">
          <text:p text:style-name="P1"/>
        </draw:connector>
        <draw:connector draw:style-name="local_20_usage_20__2f__20_return_20_type" draw:layer="layout" svg:x1="17.854cm" svg:y1="43.684cm" svg:x2="15.426cm" svg:y2="42.551cm" draw:start-shape="id137" draw:start-glue-point="3" draw:end-shape="id170">
          <text:p text:style-name="P1"/>
        </draw:connector>
        <draw:custom-shape draw:style-name="gr1" draw:text-style-name="P3" draw:id="id171" draw:layer="layout" svg:width="2.851cm" svg:height="0.959cm" svg:x="7.03cm" svg:y="47.438cm">
          <text:p text:style-name="P2">XMemoryStream</text:p>
          <draw:enhanced-geometry svg:viewBox="0 0 21600 21600" draw:type="rectangle" draw:enhanced-path="M 0 0 L 21600 0 21600 21600 0 21600 0 0 Z N"/>
        </draw:custom-shape>
        <draw:connector draw:style-name="inheritance_20__28_public_29_" draw:layer="layout" svg:x1="8.455cm" svg:y1="47.438cm" svg:x2="8.52cm" svg:y2="45.65cm" draw:start-shape="id171" draw:end-shape="id172" draw:end-glue-point="2">
          <text:p text:style-name="P1"/>
        </draw:connector>
        <draw:connector draw:style-name="local_20_usage_20__2f__20_return_20_type" draw:layer="layout" svg:x1="17.854cm" svg:y1="44.403cm" svg:x2="10.088cm" svg:y2="45.222cm" draw:start-shape="id137" draw:start-glue-point="9" draw:end-shape="id172" draw:end-glue-point="1">
          <text:p text:style-name="P1"/>
        </draw:connector>
        <draw:custom-shape draw:style-name="gr4" draw:id="id173" draw:layer="layout" svg:width="4.822cm" svg:height="1.374cm" svg:x="5.52cm" svg:y="41.624cm">
          <text:p text:style-name="P1">com.sun.star.io.XInputStream</text:p>
          <text:p text:style-name="P1">com.sun.star.io.XOutputStream</text:p>
          <text:p text:style-name="P1">com.sun.star.io.XSeekable</text:p>
          <draw:enhanced-geometry svg:viewBox="0 0 21600 21600" draw:type="rectangle" draw:enhanced-path="M 0 0 L 21600 0 21600 21600 0 21600 0 0 Z N"/>
        </draw:custom-shape>
        <draw:connector draw:style-name="inheritance_20__28_public_29_" draw:layer="layout" svg:x1="8.52cm" svg:y1="44.795cm" svg:x2="7.931cm" svg:y2="42.998cm" draw:start-shape="id172" draw:start-glue-point="0" draw:end-shape="id173">
          <text:p text:style-name="P1"/>
        </draw:connector>
        <draw:custom-shape draw:style-name="gr2" draw:layer="layout" svg:width="2.919cm" svg:height="0.91cm" svg:x="17.956cm" svg:y="16.088cm">
          <text:p text:style-name="P1">OStorageFactory</text:p>
          <draw:enhanced-geometry svg:viewBox="0 0 21600 21600" draw:type="rectangle" draw:enhanced-path="M 0 0 L 21600 0 21600 21600 0 21600 0 0 Z N"/>
        </draw:custom-shape>
        <draw:custom-shape draw:style-name="gr1" draw:text-style-name="P3" draw:id="id174" draw:layer="layout" svg:width="3.582cm" svg:height="1.225cm" svg:x="33.859cm" svg:y="44.391cm">
          <text:p text:style-name="P2">ActiveDataStreamer</text:p>
          <draw:enhanced-geometry svg:viewBox="0 0 21600 21600" draw:type="rectangle" draw:enhanced-path="M 0 0 L 21600 0 21600 21600 0 21600 0 0 Z N"/>
        </draw:custom-shape>
        <draw:custom-shape draw:style-name="gr4" draw:id="id175" draw:layer="layout" svg:width="5.537cm" svg:height="0.706cm" svg:x="36.239cm" svg:y="41.658cm">
          <text:p text:style-name="P1">com.sun.star.io.XActiveDataStreamer</text:p>
          <draw:enhanced-geometry svg:viewBox="0 0 21600 21600" draw:type="rectangle" draw:enhanced-path="M 0 0 L 21600 0 21600 21600 0 21600 0 0 Z N"/>
        </draw:custom-shape>
        <draw:connector draw:style-name="inheritance_20__28_public_29_" draw:layer="layout" svg:x1="35.65cm" svg:y1="44.391cm" svg:x2="39.007cm" svg:y2="42.364cm" draw:start-shape="id174" draw:start-glue-point="0" draw:end-shape="id175" draw:end-glue-point="2">
          <text:p text:style-name="P1"/>
        </draw:connector>
      </draw:page>
      <draw:page draw:name="sal" draw:style-name="dp1" draw:master-page-name="Default">
        <office:forms form:automatic-focus="false" form:apply-design-mode="false"/>
        <draw:custom-shape draw:style-name="gr9" draw:text-style-name="P3" draw:id="id176" draw:layer="layout" svg:width="2.831cm" svg:height="0.847cm" svg:x="5.848cm" svg:y="2.142cm">
          <draw:glue-point draw:id="4" svg:x="4.998cm" svg:y="-2.66cm"/>
          <draw:glue-point draw:id="5" svg:x="4.998cm" svg:y="2.66cm"/>
          <text:p text:style-name="P2">DigestMD5_Impl</text:p>
          <draw:enhanced-geometry svg:viewBox="0 0 21600 21600" draw:type="rectangle" draw:enhanced-path="M 0 0 L 21600 0 21600 21600 0 21600 0 0 Z N"/>
        </draw:custom-shape>
        <draw:custom-shape draw:style-name="gr9" draw:text-style-name="P3" draw:id="id177" draw:layer="layout" svg:width="2.302cm" svg:height="0.609cm" svg:x="11.165cm" svg:y="1.613cm">
          <text:p text:style-name="P2">Digest_Impl</text:p>
          <draw:enhanced-geometry svg:viewBox="0 0 21600 21600" draw:type="rectangle" draw:enhanced-path="M 0 0 L 21600 0 21600 21600 0 21600 0 0 Z N"/>
        </draw:custom-shape>
        <draw:custom-shape draw:style-name="gr9" draw:text-style-name="P3" draw:id="id178" draw:layer="layout" svg:width="2.963cm" svg:height="0.609cm" svg:x="11.087cm" svg:y="3.017cm">
          <text:p text:style-name="P2">DigestContextMD5</text:p>
          <draw:enhanced-geometry svg:viewBox="0 0 21600 21600" draw:type="rectangle" draw:enhanced-path="M 0 0 L 21600 0 21600 21600 0 21600 0 0 Z N"/>
        </draw:custom-shape>
        <draw:connector draw:style-name="data_20_member" draw:layer="layout" svg:x1="8.677cm" svg:y1="2.34cm" svg:x2="11.165cm" svg:y2="1.917cm" draw:start-shape="id176" draw:start-glue-point="4" draw:end-shape="id177" draw:end-glue-point="3">
          <text:p text:style-name="P1"/>
        </draw:connector>
        <draw:connector draw:style-name="data_20_member" draw:layer="layout" svg:x1="8.677cm" svg:y1="2.79cm" svg:x2="11.087cm" svg:y2="3.321cm" draw:start-shape="id176" draw:start-glue-point="5" draw:end-shape="id178" draw:end-glue-point="3">
          <text:p text:style-name="P1"/>
        </draw:connector>
        <draw:custom-shape draw:style-name="gr9" draw:text-style-name="P3" draw:id="id179" draw:layer="layout" svg:width="3.546cm" svg:height="0.741cm" svg:x="5.741cm" svg:y="8.572cm">
          <draw:glue-point draw:id="4" svg:x="5cm" svg:y="-2.483cm"/>
          <draw:glue-point draw:id="5" svg:x="5cm" svg:y="2.51cm"/>
          <text:p text:style-name="P2">CipherARCFOUR_Impl</text:p>
          <draw:enhanced-geometry svg:viewBox="0 0 21600 21600" draw:type="rectangle" draw:enhanced-path="M 0 0 L 21600 0 21600 21600 0 21600 0 0 Z N"/>
        </draw:custom-shape>
        <draw:custom-shape draw:style-name="gr9" draw:text-style-name="P3" draw:id="id180" draw:layer="layout" svg:width="2.17cm" svg:height="1.683cm" svg:x="10.821cm" svg:y="8.027cm">
          <draw:glue-point draw:id="4" svg:x="5cm" svg:y="-3.327cm"/>
          <draw:glue-point draw:id="5" svg:x="5cm" svg:y="-1.128cm"/>
          <draw:glue-point draw:id="6" svg:x="5cm" svg:y="1.491cm"/>
          <draw:glue-point draw:id="7" svg:x="5cm" svg:y="3.481cm"/>
          <text:p text:style-name="P2">Cipher_Impl</text:p>
          <draw:enhanced-geometry svg:viewBox="0 0 21600 21600" draw:type="rectangle" draw:enhanced-path="M 0 0 L 21600 0 21600 21600 0 21600 0 0 Z N"/>
        </draw:custom-shape>
        <draw:custom-shape draw:style-name="gr9" draw:text-style-name="P3" draw:id="id181" draw:layer="layout" svg:width="3.837cm" svg:height="0.555cm" svg:x="10.741cm" svg:y="11.73cm">
          <text:p text:style-name="P2">ContextARCFOUR_Impl</text:p>
          <draw:enhanced-geometry svg:viewBox="0 0 21600 21600" draw:type="rectangle" draw:enhanced-path="M 0 0 L 21600 0 21600 21600 0 21600 0 0 Z N"/>
        </draw:custom-shape>
        <draw:connector draw:style-name="data_20_member" draw:layer="layout" svg:x1="9.287cm" svg:y1="8.759cm" svg:x2="10.821cm" svg:y2="8.868cm" draw:start-shape="id179" draw:start-glue-point="4" draw:end-shape="id180" draw:end-glue-point="3">
          <text:p text:style-name="P1"/>
        </draw:connector>
        <draw:connector draw:style-name="data_20_member" draw:layer="layout" svg:x1="9.287cm" svg:y1="9.127cm" svg:x2="10.741cm" svg:y2="12.007cm" draw:start-shape="id179" draw:start-glue-point="5" draw:end-shape="id181" draw:end-glue-point="3">
          <text:p text:style-name="P1"/>
        </draw:connector>
        <draw:custom-shape draw:style-name="function" draw:id="id182" draw:layer="layout" svg:width="3.889cm" svg:height="0.635cm" svg:x="15.615cm" svg:y="7.116cm">
          <text:p text:style-name="P1">rtl_cipher_initARCFOUR</text:p>
          <draw:enhanced-geometry svg:viewBox="0 0 21600 21600" draw:type="rectangle" draw:enhanced-path="M 0 0 L 21600 0 21600 21600 0 21600 0 0 Z N"/>
        </draw:custom-shape>
        <draw:custom-shape draw:style-name="function" draw:id="id183" draw:layer="layout" svg:width="4.339cm" svg:height="0.635cm" svg:x="15.615cm" svg:y="8.104cm">
          <text:p text:style-name="P1">rtl_cipher_encodeARCFOUR</text:p>
          <draw:enhanced-geometry svg:viewBox="0 0 21600 21600" draw:type="rectangle" draw:enhanced-path="M 0 0 L 21600 0 21600 21600 0 21600 0 0 Z N"/>
        </draw:custom-shape>
        <draw:custom-shape draw:style-name="function" draw:id="id184" draw:layer="layout" svg:width="4.327cm" svg:height="0.635cm" svg:x="15.615cm" svg:y="9.093cm">
          <text:p text:style-name="P1">rtl_cipher_decodeARCFOUR</text:p>
          <draw:enhanced-geometry svg:viewBox="0 0 21600 21600" draw:type="rectangle" draw:enhanced-path="M 0 0 L 21600 0 21600 21600 0 21600 0 0 Z N"/>
        </draw:custom-shape>
        <draw:custom-shape draw:style-name="function" draw:id="id185" draw:layer="layout" svg:width="4.444cm" svg:height="0.635cm" svg:x="15.615cm" svg:y="10.081cm">
          <text:p text:style-name="P1">rtl_cipher_destroyARCFOUR</text:p>
          <draw:enhanced-geometry svg:viewBox="0 0 21600 21600" draw:type="rectangle" draw:enhanced-path="M 0 0 L 21600 0 21600 21600 0 21600 0 0 Z N"/>
        </draw:custom-shape>
        <draw:connector draw:style-name="data_20_member_20__28_pointer_29_" draw:layer="layout" draw:line-skew="-0.248cm" svg:x1="12.991cm" svg:y1="8.309cm" svg:x2="15.615cm" svg:y2="7.433cm" draw:start-shape="id180" draw:start-glue-point="4" draw:end-shape="id182" draw:end-glue-point="3">
          <text:p text:style-name="P1"/>
        </draw:connector>
        <draw:connector draw:style-name="data_20_member_20__28_pointer_29_" draw:layer="layout" svg:x1="12.991cm" svg:y1="8.679cm" svg:x2="15.615cm" svg:y2="8.421cm" draw:start-shape="id180" draw:start-glue-point="5" draw:end-shape="id183" draw:end-glue-point="3">
          <text:p text:style-name="P1"/>
        </draw:connector>
        <draw:connector draw:style-name="data_20_member_20__28_pointer_29_" draw:layer="layout" svg:x1="12.991cm" svg:y1="9.118cm" svg:x2="15.615cm" svg:y2="9.41cm" draw:start-shape="id180" draw:start-glue-point="6" draw:end-shape="id184" draw:end-glue-point="3">
          <text:p text:style-name="P1"/>
        </draw:connector>
        <draw:connector draw:style-name="data_20_member_20__28_pointer_29_" draw:layer="layout" draw:line-skew="-0.301cm" svg:x1="12.991cm" svg:y1="9.453cm" svg:x2="15.615cm" svg:y2="10.398cm" draw:start-shape="id180" draw:start-glue-point="7" draw:end-shape="id185" draw:end-glue-point="3">
          <text:p text:style-name="P1"/>
        </draw:connector>
        <draw:frame draw:style-name="annotation" draw:layer="layout" svg:width="5.477cm" svg:height="1.684cm" svg:x="15.69cm" svg:y="5.275cm">
          <draw:text-box>
            <text:p text:style-name="P1">These four function pointers are assigned to members of <text:span text:style-name="T1">Cipher_Impl</text:span> during call to <text:span text:style-name="T1">rtl_create_cipherARCFOUR</text:span>.</text:p>
          </draw:text-box>
        </draw:frame>
        <draw:custom-shape draw:style-name="gr9" draw:text-style-name="P3" draw:id="id186" draw:layer="layout" svg:width="2.672cm" svg:height="0.741cm" svg:x="6.721cm" svg:y="16.748cm">
          <draw:glue-point draw:id="4" svg:x="5cm" svg:y="-2.483cm"/>
          <draw:glue-point draw:id="5" svg:x="5cm" svg:y="2.51cm"/>
          <text:p text:style-name="P2">CipherBF_Impl</text:p>
          <draw:enhanced-geometry svg:viewBox="0 0 21600 21600" draw:type="rectangle" draw:enhanced-path="M 0 0 L 21600 0 21600 21600 0 21600 0 0 Z N"/>
        </draw:custom-shape>
        <draw:custom-shape draw:style-name="gr9" draw:text-style-name="P3" draw:id="id187" draw:layer="layout" svg:width="2.17cm" svg:height="1.683cm" svg:x="10.927cm" svg:y="16.203cm">
          <draw:glue-point draw:id="4" svg:x="5cm" svg:y="-3.327cm"/>
          <draw:glue-point draw:id="5" svg:x="5cm" svg:y="-1.128cm"/>
          <draw:glue-point draw:id="6" svg:x="5cm" svg:y="1.491cm"/>
          <draw:glue-point draw:id="7" svg:x="5cm" svg:y="3.481cm"/>
          <text:p text:style-name="P2">Cipher_Impl</text:p>
          <draw:enhanced-geometry svg:viewBox="0 0 21600 21600" draw:type="rectangle" draw:enhanced-path="M 0 0 L 21600 0 21600 21600 0 21600 0 0 Z N"/>
        </draw:custom-shape>
        <draw:custom-shape draw:style-name="gr9" draw:text-style-name="P3" draw:id="id188" draw:layer="layout" svg:width="3.837cm" svg:height="0.555cm" svg:x="10.847cm" svg:y="19.906cm">
          <text:p text:style-name="P2">CipherContextBF</text:p>
          <draw:enhanced-geometry svg:viewBox="0 0 21600 21600" draw:type="rectangle" draw:enhanced-path="M 0 0 L 21600 0 21600 21600 0 21600 0 0 Z N"/>
        </draw:custom-shape>
        <draw:connector draw:style-name="data_20_member" draw:layer="layout" svg:x1="9.393cm" svg:y1="16.935cm" svg:x2="10.927cm" svg:y2="17.044cm" draw:start-shape="id186" draw:start-glue-point="4" draw:end-shape="id187" draw:end-glue-point="3">
          <text:p text:style-name="P1"/>
        </draw:connector>
        <draw:connector draw:style-name="data_20_member" draw:layer="layout" svg:x1="9.393cm" svg:y1="17.303cm" svg:x2="10.847cm" svg:y2="20.183cm" draw:start-shape="id186" draw:start-glue-point="5" draw:end-shape="id188" draw:end-glue-point="3">
          <text:p text:style-name="P1"/>
        </draw:connector>
        <draw:custom-shape draw:style-name="function" draw:id="id189" draw:layer="layout" svg:width="3.889cm" svg:height="0.635cm" svg:x="15.721cm" svg:y="15.292cm">
          <text:p text:style-name="P1">rtl_cipher_initBF</text:p>
          <draw:enhanced-geometry svg:viewBox="0 0 21600 21600" draw:type="rectangle" draw:enhanced-path="M 0 0 L 21600 0 21600 21600 0 21600 0 0 Z N"/>
        </draw:custom-shape>
        <draw:custom-shape draw:style-name="function" draw:id="id190" draw:layer="layout" svg:width="4.339cm" svg:height="0.635cm" svg:x="15.721cm" svg:y="16.28cm">
          <text:p text:style-name="P1">rtl_cipher_encodeBF</text:p>
          <draw:enhanced-geometry svg:viewBox="0 0 21600 21600" draw:type="rectangle" draw:enhanced-path="M 0 0 L 21600 0 21600 21600 0 21600 0 0 Z N"/>
        </draw:custom-shape>
        <draw:custom-shape draw:style-name="function" draw:id="id191" draw:layer="layout" svg:width="4.327cm" svg:height="0.635cm" svg:x="15.721cm" svg:y="17.269cm">
          <text:p text:style-name="P1">rtl_cipher_decodeBF</text:p>
          <draw:enhanced-geometry svg:viewBox="0 0 21600 21600" draw:type="rectangle" draw:enhanced-path="M 0 0 L 21600 0 21600 21600 0 21600 0 0 Z N"/>
        </draw:custom-shape>
        <draw:custom-shape draw:style-name="function" draw:id="id192" draw:layer="layout" svg:width="4.444cm" svg:height="0.635cm" svg:x="15.721cm" svg:y="18.257cm">
          <text:p text:style-name="P1">rtl_cipher_destroyBF</text:p>
          <draw:enhanced-geometry svg:viewBox="0 0 21600 21600" draw:type="rectangle" draw:enhanced-path="M 0 0 L 21600 0 21600 21600 0 21600 0 0 Z N"/>
        </draw:custom-shape>
        <draw:connector draw:style-name="data_20_member_20__28_pointer_29_" draw:layer="layout" draw:line-skew="-0.248cm" svg:x1="13.097cm" svg:y1="16.485cm" svg:x2="15.721cm" svg:y2="15.609cm" draw:start-shape="id187" draw:start-glue-point="4" draw:end-shape="id189" draw:end-glue-point="3">
          <text:p text:style-name="P1"/>
        </draw:connector>
        <draw:connector draw:style-name="data_20_member_20__28_pointer_29_" draw:layer="layout" svg:x1="13.097cm" svg:y1="16.855cm" svg:x2="15.721cm" svg:y2="16.597cm" draw:start-shape="id187" draw:start-glue-point="5" draw:end-shape="id190" draw:end-glue-point="3">
          <text:p text:style-name="P1"/>
        </draw:connector>
        <draw:connector draw:style-name="data_20_member_20__28_pointer_29_" draw:layer="layout" svg:x1="13.097cm" svg:y1="17.294cm" svg:x2="15.721cm" svg:y2="17.586cm" draw:start-shape="id187" draw:start-glue-point="6" draw:end-shape="id191" draw:end-glue-point="3">
          <text:p text:style-name="P1"/>
        </draw:connector>
        <draw:connector draw:style-name="data_20_member_20__28_pointer_29_" draw:layer="layout" draw:line-skew="-0.301cm" svg:x1="13.097cm" svg:y1="17.629cm" svg:x2="15.721cm" svg:y2="18.574cm" draw:start-shape="id187" draw:start-glue-point="7" draw:end-shape="id192" draw:end-glue-point="3">
          <text:p text:style-name="P1"/>
        </draw:connector>
        <draw:frame draw:style-name="annotation" draw:layer="layout" svg:width="5.477cm" svg:height="1.684cm" svg:x="15.796cm" svg:y="13.451cm">
          <draw:text-box>
            <text:p text:style-name="P1">These four function pointers are assigned to members of <text:span text:style-name="T1">Cipher_Impl</text:span> during call to <text:span text:style-name="T1">rtl_create_cipherBF</text:span>.</text:p>
          </draw:text-box>
        </draw:frame>
      </draw:page>
      <draw:page draw:name="sax" draw:style-name="dp1" draw:master-page-name="Default">
        <office:forms form:automatic-focus="false" form:apply-design-mode="false"/>
        <draw:rect draw:style-name="namespace" draw:layer="layout" svg:width="21.219cm" svg:height="11.192cm" svg:x="2.038cm" svg:y="4.63cm">
          <text:p text:style-name="P1">sax_fastparser</text:p>
        </draw:rect>
        <draw:rect draw:style-name="class" draw:id="id193" draw:layer="layout" svg:width="4.868cm" svg:height="1.482cm" svg:x="4.63cm" svg:y="5.662cm">
          <text:p text:style-name="P1">FastAttributeList</text:p>
        </draw:rect>
        <draw:rect draw:style-name="uno_20_interface" draw:id="id194" draw:layer="layout" svg:width="6.297cm" svg:height="1.006cm" svg:x="3.254cm" svg:y="2.328cm">
          <text:p text:style-name="P1">com.sun.star.xml.sax.XFastAttributeList</text:p>
        </draw:rect>
        <draw:connector draw:style-name="inheritance_20__28_public_29_" draw:layer="layout" svg:x1="7.064cm" svg:y1="5.662cm" svg:x2="6.402cm" svg:y2="3.334cm" draw:start-shape="id193" draw:start-glue-point="0" draw:end-shape="id194" draw:end-glue-point="2">
          <text:p text:style-name="P1"/>
        </draw:connector>
        <draw:rect draw:style-name="class" draw:id="id195" draw:layer="layout" svg:width="4.868cm" svg:height="1.482cm" svg:x="13.098cm" svg:y="5.45cm">
          <text:p text:style-name="P1">FastSaxParser</text:p>
        </draw:rect>
        <draw:rect draw:style-name="uno_20_interface" draw:id="id196" draw:layer="layout" svg:width="6.297cm" svg:height="1.006cm" svg:x="11.589cm" svg:y="2.435cm">
          <text:p text:style-name="P1">com.sun.star.xml.sax.XFastParser</text:p>
        </draw:rect>
        <draw:connector draw:style-name="inheritance_20__28_public_29_" draw:layer="layout" svg:x1="15.532cm" svg:y1="5.45cm" svg:x2="14.737cm" svg:y2="3.441cm" draw:start-shape="id195" draw:start-glue-point="0" draw:end-shape="id196" draw:end-glue-point="2">
          <text:p text:style-name="P1"/>
        </draw:connector>
      </draw:page>
      <draw:page draw:name="sc" draw:style-name="dp1" draw:master-page-name="Default">
        <office:forms form:automatic-focus="false" form:apply-design-mode="false"/>
        <draw:connector draw:style-name="inheritance_20__28_public_29__20_2" draw:layer="layout" svg:x1="21.499cm" svg:y1="33.038cm" svg:x2="19.606cm" svg:y2="9.877cm" draw:start-shape="id197" draw:start-glue-point="0" draw:end-shape="id198" draw:end-glue-point="6">
          <text:p text:style-name="P1"/>
        </draw:connector>
        <draw:connector draw:style-name="inheritance_20__28_public_29_" draw:layer="layout" svg:x1="95.092cm" svg:y1="48.26cm" svg:x2="62.255cm" svg:y2="24.483cm" draw:start-shape="id199" draw:start-glue-point="4" draw:end-shape="id200">
          <text:p text:style-name="P1"/>
        </draw:connector>
        <draw:rect draw:style-name="class" draw:text-style-name="P5" draw:id="id208" draw:layer="layout" svg:width="2.341cm" svg:height="7.242cm" svg:x="22.321cm" svg:y="14.943cm">
          <draw:glue-point draw:id="4" svg:x="5.002cm" svg:y="-2.722cm"/>
          <draw:glue-point draw:id="5" svg:x="5.002cm" svg:y="-1.777cm"/>
          <draw:glue-point draw:id="6" svg:x="5.002cm" svg:y="2.829cm"/>
          <draw:glue-point draw:id="7" svg:x="5cm" svg:y="3.622cm"/>
          <draw:glue-point draw:id="8" svg:x="5.002cm" svg:y="-4.373cm"/>
          <draw:glue-point draw:id="9" svg:x="5.002cm" svg:y="1.959cm"/>
          <draw:glue-point draw:id="10" svg:x="5.002cm" svg:y="-0.811cm"/>
          <draw:glue-point draw:id="11" svg:x="5.002cm" svg:y="4.395cm"/>
          <draw:glue-point draw:id="12" svg:x="5.002cm" svg:y="1.228cm"/>
          <draw:glue-point draw:id="13" svg:x="5.002cm" svg:y="0.498cm"/>
          <draw:glue-point draw:id="14" svg:x="5.002cm" svg:y="-3.573cm"/>
          <text:p text:style-name="P4"><text:span text:style-name="T3">ScTabView</text:span></text:p>
        </draw:rect>
        <draw:rect draw:style-name="class" draw:text-style-name="P6" draw:id="id204" draw:layer="layout" svg:width="2.761cm" svg:height="2.704cm" svg:x="16.232cm" svg:y="32.2cm">
          <draw:glue-point draw:id="4" svg:x="-2.652cm" svg:y="-4.998cm"/>
          <draw:glue-point draw:id="5" svg:x="5cm" svg:y="-2.966cm" draw:escape-direction="right"/>
          <draw:glue-point draw:id="6" svg:x="5cm" svg:y="1.585cm" draw:escape-direction="right"/>
          <draw:glue-point draw:id="7" svg:x="5.001cm" svg:y="3.609cm" draw:escape-direction="right"/>
          <draw:glue-point draw:id="8" svg:x="-4.998cm" svg:y="3.25cm"/>
          <draw:glue-point draw:id="9" svg:x="-4.998cm" svg:y="-3.643cm"/>
          <draw:glue-point draw:id="10" svg:x="-4.998cm" svg:y="-1.607cm"/>
          <draw:glue-point draw:id="11" svg:x="-4.998cm" svg:y="1.528cm"/>
          <draw:glue-point draw:id="12" svg:x="5.001cm" svg:y="-0.987cm"/>
          <text:p text:style-name="P1"><text:span text:style-name="T3">ScTabViewShell</text:span></text:p>
        </draw:rect>
        <draw:rect draw:style-name="class" draw:text-style-name="P6" draw:id="id209" draw:layer="layout" svg:width="2.657cm" svg:height="0.655cm" svg:x="22.69cm" svg:y="36.243cm">
          <draw:glue-point draw:id="4" svg:x="-4.998cm" svg:y="-2.596cm" draw:escape-direction="left"/>
          <draw:glue-point draw:id="5" svg:x="-4.998cm" svg:y="2.793cm"/>
          <text:p text:style-name="P1"><text:span text:style-name="T3">ScCellShell</text:span></text:p>
        </draw:rect>
        <draw:rect draw:style-name="class" draw:text-style-name="P6" draw:id="id237" draw:layer="layout" svg:width="2.841cm" svg:height="13.685cm" svg:x="33.944cm" svg:y="29.768cm">
          <draw:glue-point draw:id="4" svg:x="5cm" svg:y="3.406cm"/>
          <draw:glue-point draw:id="5" svg:x="5cm" svg:y="1.961cm"/>
          <draw:glue-point draw:id="6" svg:x="5cm" svg:y="-1.782cm"/>
          <draw:glue-point draw:id="7" svg:x="5cm" svg:y="-3.381cm"/>
          <draw:glue-point draw:id="8" svg:x="-5cm" svg:y="2.812cm" draw:escape-direction="left"/>
          <draw:glue-point draw:id="9" svg:x="-5cm" svg:y="4.041cm" draw:escape-direction="left"/>
          <draw:glue-point draw:id="10" svg:x="-4.998cm" svg:y="-3.769cm"/>
          <draw:glue-point draw:id="11" svg:x="-4.998cm" svg:y="-4.45cm"/>
          <draw:glue-point draw:id="12" svg:x="-4.998cm" svg:y="0.663cm"/>
          <draw:glue-point draw:id="13" svg:x="-4.998cm" svg:y="1.307cm"/>
          <draw:glue-point draw:id="14" svg:x="-4.998cm" svg:y="2.008cm"/>
          <draw:glue-point draw:id="15" svg:x="-4.998cm" svg:y="-0.643cm"/>
          <draw:glue-point draw:id="16" svg:x="-4.998cm" svg:y="-1.325cm"/>
          <draw:glue-point draw:id="17" svg:x="-4.998cm" svg:y="-1.95cm"/>
          <draw:glue-point draw:id="18" svg:x="-4.966cm" svg:y="-2.594cm"/>
          <draw:glue-point draw:id="19" svg:x="-4.998cm" svg:y="-3.219cm"/>
          <text:p text:style-name="P1"><text:span text:style-name="T3">ScViewData</text:span></text:p>
        </draw:rect>
        <draw:rect draw:style-name="class" draw:text-style-name="P6" draw:id="id207" draw:layer="layout" svg:width="2.314cm" svg:height="0.638cm" svg:x="22.806cm" svg:y="25.791cm">
          <text:p text:style-name="P1"><text:span text:style-name="T3">ScViewFunc</text:span></text:p>
        </draw:rect>
        <draw:rect draw:style-name="class" draw:text-style-name="P6" draw:id="id205" draw:layer="layout" svg:width="2.557cm" svg:height="0.733cm" svg:x="22.371cm" svg:y="28.983cm">
          <text:p text:style-name="P1"><text:span text:style-name="T3">ScDBFunc</text:span></text:p>
        </draw:rect>
        <draw:rect draw:style-name="class" draw:text-style-name="P6" draw:id="id210" draw:layer="layout" svg:width="2.436cm" svg:height="0.633cm" svg:x="24.816cm" svg:y="32.096cm">
          <text:p text:style-name="P1"><text:span text:style-name="T3">ScFormatShell</text:span></text:p>
        </draw:rect>
        <draw:rect draw:style-name="class" draw:id="id231" draw:layer="layout" svg:width="5.546cm" svg:height="18.532cm" svg:x="42.04cm" svg:y="27.954cm">
          <draw:glue-point draw:id="4" svg:x="5cm" svg:y="1.55cm"/>
          <draw:glue-point draw:id="5" svg:x="5cm" svg:y="-2.47cm"/>
          <draw:glue-point draw:id="6" svg:x="5cm" svg:y="3.687cm"/>
          <draw:glue-point draw:id="7" svg:x="-5cm" svg:y="2.004cm"/>
          <draw:glue-point draw:id="8" svg:x="5cm" svg:y="-4.271cm"/>
          <draw:glue-point draw:id="9" svg:x="5cm" svg:y="-3.437cm"/>
          <draw:glue-point draw:id="10" svg:x="5cm" svg:y="-1.631cm"/>
          <draw:glue-point draw:id="11" svg:x="5cm" svg:y="-0.833cm"/>
          <draw:glue-point draw:id="12" svg:x="5cm" svg:y="0.798cm"/>
          <draw:glue-point draw:id="13" svg:x="5cm" svg:y="2.222cm"/>
          <draw:glue-point draw:id="14" svg:x="5cm" svg:y="2.881cm"/>
          <draw:glue-point draw:id="15" svg:x="5cm" svg:y="4.375cm"/>
          <draw:glue-point draw:id="16" svg:x="5cm" svg:y="-2.071cm"/>
          <draw:glue-point draw:id="17" svg:x="5cm" svg:y="-1.205cm"/>
          <draw:glue-point draw:id="18" svg:x="5cm" svg:y="-2.938cm"/>
          <draw:glue-point draw:id="19" svg:x="5cm" svg:y="-3.851cm"/>
          <draw:glue-point draw:id="20" svg:x="5cm" svg:y="-4.648cm"/>
          <draw:glue-point draw:id="21" svg:x="5cm" svg:y="4.677cm"/>
          <draw:glue-point draw:id="22" svg:x="5cm" svg:y="4.049cm"/>
          <draw:glue-point draw:id="23" svg:x="5cm" svg:y="3.279cm"/>
          <draw:glue-point draw:id="24" svg:x="5cm" svg:y="1.17cm"/>
          <draw:glue-point draw:id="25" svg:x="5cm" svg:y="0.414cm"/>
          <draw:glue-point draw:id="26" svg:x="5cm" svg:y="-0.399cm"/>
          <draw:glue-point draw:id="27" svg:x="-5cm" svg:y="4.654cm"/>
          <text:p text:style-name="P1"><text:span text:style-name="T3">ScDocument</text:span></text:p>
        </draw:rect>
        <draw:rect draw:style-name="class" draw:text-style-name="P6" draw:id="id232" draw:layer="layout" svg:width="3.12cm" svg:height="2.111cm" svg:x="50.803cm" svg:y="45.753cm">
          <draw:glue-point draw:id="4" svg:x="-5cm" svg:y="-2.61cm"/>
          <draw:glue-point draw:id="5" svg:x="-5cm" svg:y="2.42cm"/>
          <text:p text:style-name="P1"><text:span text:style-name="T3">ScTable</text:span></text:p>
        </draw:rect>
        <draw:rect draw:style-name="class" draw:text-style-name="P6" draw:id="id238" draw:layer="layout" svg:width="2.645cm" svg:height="3.849cm" svg:x="16.549cm" svg:y="42.447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text:p text:style-name="P1"><text:span text:style-name="T3">ScDocShell</text:span></text:p>
        </draw:rect>
        <draw:rect draw:style-name="class" draw:text-style-name="P6" draw:id="id233" draw:layer="layout" svg:width="2.099cm" svg:height="2.436cm" svg:x="57.694cm" svg:y="46.148cm">
          <draw:glue-point draw:id="4" svg:x="5cm" svg:y="-2.873cm"/>
          <text:p text:style-name="P1"><text:span text:style-name="T3">ScColumn</text:span></text:p>
        </draw:rect>
        <draw:rect draw:style-name="struct" draw:text-style-name="P6" draw:id="id234" draw:layer="layout" svg:width="2.49cm" svg:height="0.673cm" svg:x="61.153cm" svg:y="47.772cm">
          <text:p text:style-name="P1"><text:span text:style-name="T3">ColEntry</text:span></text:p>
        </draw:rect>
        <draw:rect draw:style-name="class" draw:text-style-name="P6" draw:id="id212" draw:layer="layout" svg:width="3.12cm" svg:height="0.698cm" svg:x="66.25cm" svg:y="59.976cm">
          <draw:glue-point draw:id="4" svg:x="-3.502cm" svg:y="5cm"/>
          <draw:glue-point draw:id="5" svg:x="-1.679cm" svg:y="5cm"/>
          <draw:glue-point draw:id="6" svg:x="1.813cm" svg:y="5cm"/>
          <draw:glue-point draw:id="7" svg:x="3.486cm" svg:y="5cm"/>
          <text:p text:style-name="P1"><text:span text:style-name="T3">ScBaseCell</text:span></text:p>
        </draw:rect>
        <draw:rect draw:style-name="class" draw:text-style-name="P6" draw:id="id201" draw:layer="layout" svg:width="2.487cm" svg:height="0.659cm" svg:x="67.813cm" svg:y="65.407cm">
          <draw:glue-point draw:id="4" svg:x="-5cm" svg:y="-2.388cm"/>
          <draw:glue-point draw:id="5" svg:x="-5cm" svg:y="2.174cm"/>
          <draw:glue-point draw:id="6" svg:x="-2.029cm" svg:y="-5cm"/>
          <draw:glue-point draw:id="7" svg:x="2.123cm" svg:y="-5cm"/>
          <text:p text:style-name="P1"><text:span text:style-name="T3">ScFormulaCell</text:span></text:p>
        </draw:rect>
        <draw:rect draw:style-name="class" draw:text-style-name="P6" draw:id="id235" draw:layer="layout" svg:width="1.769cm" svg:height="0.573cm" svg:x="72.618cm" svg:y="60.494cm">
          <text:p text:style-name="P1"><text:span text:style-name="T3">ScPostIt</text:span></text:p>
        </draw:rect>
        <draw:rect draw:style-name="class" draw:text-style-name="P6" draw:id="id217" draw:layer="layout" svg:width="13.496cm" svg:height="0.84cm" svg:x="92.973cm" svg:y="73.619cm">
          <draw:glue-point draw:id="4" svg:x="-3.954cm" svg:y="5cm"/>
          <draw:glue-point draw:id="5" svg:x="-2.648cm" svg:y="5cm"/>
          <draw:glue-point draw:id="6" svg:x="-1.634cm" svg:y="5cm"/>
          <draw:glue-point draw:id="7" svg:x="0.645cm" svg:y="5cm"/>
          <draw:glue-point draw:id="8" svg:x="1.347cm" svg:y="5cm"/>
          <draw:glue-point draw:id="9" svg:x="1.932cm" svg:y="5cm"/>
          <draw:glue-point draw:id="10" svg:x="2.341cm" svg:y="5cm"/>
          <draw:glue-point draw:id="11" svg:x="2.828cm" svg:y="5cm"/>
          <draw:glue-point draw:id="12" svg:x="3.51cm" svg:y="5cm"/>
          <draw:glue-point draw:id="13" svg:x="4.212cm" svg:y="5cm"/>
          <draw:glue-point draw:id="14" svg:x="-4.682cm" svg:y="5cm"/>
          <draw:glue-point draw:id="15" svg:x="-3.415cm" svg:y="5cm"/>
          <text:p text:style-name="P1"><text:span text:style-name="T3">ScToken</text:span></text:p>
        </draw:rect>
        <draw:rect draw:style-name="class" draw:text-style-name="P6" draw:id="id220" draw:layer="layout" svg:width="3.219cm" svg:height="1.182cm" svg:x="91.648cm" svg:y="77.259cm">
          <text:p text:style-name="P1"><text:span text:style-name="T3">ScByteToken</text:span></text:p>
        </draw:rect>
        <draw:rect draw:style-name="class" draw:text-style-name="P6" draw:id="id222" draw:layer="layout" svg:width="3.219cm" svg:height="0.999cm" svg:x="92.987cm" svg:y="82.11cm">
          <text:p text:style-name="P1"><text:span text:style-name="T3">ScFAPToken</text:span></text:p>
        </draw:rect>
        <draw:rect draw:style-name="class" draw:text-style-name="P6" draw:id="id221" draw:layer="layout" svg:width="3.473cm" svg:height="0.84cm" svg:x="95.631cm" svg:y="77.305cm">
          <text:p text:style-name="P1"><text:span text:style-name="T3">ScDoubleToken</text:span></text:p>
        </draw:rect>
        <draw:rect draw:style-name="class" draw:text-style-name="P6" draw:id="id219" draw:layer="layout" svg:width="3.219cm" svg:height="1.155cm" svg:x="89.458cm" svg:y="79.172cm">
          <text:p text:style-name="P1"><text:span text:style-name="T3">ScStringToken</text:span></text:p>
        </draw:rect>
        <draw:rect draw:style-name="class" draw:text-style-name="P6" draw:id="id224" draw:layer="layout" svg:width="4.104cm" svg:height="0.919cm" svg:x="100.13cm" svg:y="77.302cm">
          <text:p text:style-name="P1"><text:span text:style-name="T3">ScSingleRefToken</text:span></text:p>
        </draw:rect>
        <draw:rect draw:style-name="class" draw:text-style-name="P6" draw:id="id226" draw:layer="layout" svg:width="4.104cm" svg:height="0.973cm" svg:x="105.299cm" svg:y="77.235cm">
          <text:p text:style-name="P1"><text:span text:style-name="T3">ScDoubleRefToken</text:span></text:p>
        </draw:rect>
        <draw:rect draw:style-name="class" draw:text-style-name="P6" draw:id="id228" draw:layer="layout" svg:width="3.473cm" svg:height="0.972cm" svg:x="110.345cm" svg:y="76.872cm">
          <text:p text:style-name="P1"><text:span text:style-name="T3">ScMatrixToken</text:span></text:p>
        </draw:rect>
        <draw:rect draw:style-name="class" draw:text-style-name="P6" draw:id="id223" draw:layer="layout" svg:width="2.973cm" svg:height="0.84cm" svg:x="98.12cm" svg:y="78.896cm">
          <text:p text:style-name="P1"><text:span text:style-name="T3">ScIndexToken</text:span></text:p>
        </draw:rect>
        <draw:rect draw:style-name="class" draw:text-style-name="P6" draw:id="id225" draw:layer="layout" svg:width="3.446cm" svg:height="0.946cm" svg:x="103.22cm" svg:y="78.784cm">
          <text:p text:style-name="P1"><text:span text:style-name="T3">ScJumpToken</text:span></text:p>
        </draw:rect>
        <draw:rect draw:style-name="class" draw:text-style-name="P6" draw:id="id227" draw:layer="layout" svg:width="4.472cm" svg:height="1.05cm" svg:x="107.803cm" svg:y="78.864cm">
          <text:p text:style-name="P1"><text:span text:style-name="T3">ScJumpMatrixToken</text:span></text:p>
        </draw:rect>
        <draw:rect draw:style-name="class" draw:text-style-name="P6" draw:id="id216" draw:layer="layout" svg:width="3.772cm" svg:height="1.286cm" svg:x="84.797cm" svg:y="79.047cm">
          <text:p text:style-name="P1"><text:span text:style-name="T3">ScExternalToken</text:span></text:p>
        </draw:rect>
        <draw:rect draw:style-name="class" draw:text-style-name="P6" draw:id="id230" draw:layer="layout" svg:width="3.473cm" svg:height="0.999cm" svg:x="114.436cm" svg:y="77.187cm">
          <text:p text:style-name="P1"><text:span text:style-name="T3">ScMissingToken</text:span></text:p>
        </draw:rect>
        <draw:rect draw:style-name="class" draw:text-style-name="P6" draw:id="id229" draw:layer="layout" svg:width="2.84cm" svg:height="0.998cm" svg:x="112.931cm" svg:y="78.689cm">
          <text:p text:style-name="P1"><text:span text:style-name="T3">ScErrToken</text:span></text:p>
        </draw:rect>
        <draw:rect draw:style-name="class" draw:text-style-name="P6" draw:id="id218" draw:layer="layout" svg:width="3.865cm" svg:height="0.972cm" svg:x="87.016cm" svg:y="77.247cm">
          <text:p text:style-name="P1"><text:span text:style-name="T3">ScUnknownToken</text:span></text:p>
        </draw:rect>
        <draw:rect draw:style-name="class_20__28_external_20_module_29_" draw:id="id206" draw:layer="layout" svg:width="2.528cm" svg:height="0.791cm" svg:x="16.046cm" svg:y="26.246cm">
          <text:p text:style-name="P1"><text:span text:style-name="T3">SfxViewShell</text:span></text:p>
        </draw:rect>
        <draw:rect draw:style-name="class" draw:text-style-name="P6" draw:id="id202" draw:layer="layout" svg:width="2.452cm" svg:height="0.594cm" svg:x="62.839cm" svg:y="63.991cm">
          <text:p text:style-name="P1"><text:span text:style-name="T3">ScInterpreter</text:span></text:p>
        </draw:rect>
        <draw:rect draw:style-name="class" draw:text-style-name="P6" draw:id="id203" draw:layer="layout" svg:width="2.053cm" svg:height="2.637cm" svg:x="62.124cm" svg:y="65.963cm">
          <draw:glue-point draw:id="4" svg:x="5cm" svg:y="-3.943cm"/>
          <draw:glue-point draw:id="5" svg:x="5cm" svg:y="-2.525cm"/>
          <draw:glue-point draw:id="6" svg:x="5cm" svg:y="-1.372cm"/>
          <draw:glue-point draw:id="7" svg:x="5cm" svg:y="1.459cm"/>
          <draw:glue-point draw:id="8" svg:x="5cm" svg:y="2.7cm"/>
          <draw:glue-point draw:id="9" svg:x="5cm" svg:y="3.849cm"/>
          <text:p text:style-name="P1"><text:span text:style-name="T3">ScCompiler</text:span></text:p>
        </draw:rect>
        <draw:connector draw:style-name="local_20_variable" draw:layer="layout" svg:x1="67.813cm" svg:y1="65.579cm" svg:x2="65.291cm" svg:y2="64.288cm" draw:start-shape="id201" draw:start-glue-point="4" draw:end-shape="id202" draw:end-glue-point="1">
          <text:p text:style-name="P1"/>
        </draw:connector>
        <draw:connector draw:style-name="local_20_variable" draw:layer="layout" draw:line-skew="0.306cm" svg:x1="67.813cm" svg:y1="65.879cm" svg:x2="64.176cm" svg:y2="66.242cm" draw:start-shape="id201" draw:start-glue-point="5" draw:end-shape="id203" draw:end-glue-point="4">
          <text:p text:style-name="P1"/>
        </draw:connector>
        <draw:rect draw:style-name="class" draw:text-style-name="P6" draw:id="id211" draw:layer="layout" svg:width="2.098cm" svg:height="1.829cm" svg:x="51.78cm" svg:y="64.873cm">
          <draw:glue-point draw:id="4" svg:x="5cm" svg:y="-2.287cm"/>
          <draw:glue-point draw:id="5" svg:x="5cm" svg:y="2.404cm"/>
          <text:p text:style-name="P1"><text:span text:style-name="T3">ScEditCell</text:span></text:p>
        </draw:rect>
        <draw:rect draw:style-name="class" draw:text-style-name="P6" draw:id="id213" draw:layer="layout" svg:width="1.965cm" svg:height="0.613cm" svg:x="60.827cm" svg:y="62.887cm">
          <text:p text:style-name="P1"><text:span text:style-name="T3">ScNoteCell</text:span></text:p>
        </draw:rect>
        <draw:rect draw:style-name="class" draw:text-style-name="P6" draw:id="id214" draw:layer="layout" svg:width="2.256cm" svg:height="0.593cm" svg:x="73.639cm" svg:y="62.457cm">
          <text:p text:style-name="P1"><text:span text:style-name="T3">ScStringCell</text:span></text:p>
        </draw:rect>
        <draw:rect draw:style-name="class" draw:text-style-name="P6" draw:id="id215" draw:layer="layout" svg:width="2.132cm" svg:height="0.617cm" svg:x="76.419cm" svg:y="62.46cm">
          <text:p text:style-name="P1"><text:span text:style-name="T3">ScValueCell</text:span></text:p>
        </draw:rect>
        <draw:rect draw:style-name="class_20__28_external_20_module_29_" draw:id="id275" draw:layer="layout" svg:width="2.328cm" svg:height="0.53cm" svg:x="35.161cm" svg:y="21.435cm">
          <draw:glue-point draw:id="4" svg:x="-2.585cm" svg:y="5cm"/>
          <draw:glue-point draw:id="5" svg:x="2.414cm" svg:y="5cm"/>
          <text:p text:style-name="P1"><text:span text:style-name="T3">Window</text:span></text:p>
        </draw:rect>
        <draw:connector draw:style-name="inheritance_20__28_public_29_" draw:layer="layout" draw:line-skew="-1.03cm" svg:x1="17.612cm" svg:y1="32.2cm" svg:x2="23.649cm" svg:y2="29.716cm" draw:start-shape="id204" draw:start-glue-point="0" draw:end-shape="id205" draw:end-glue-point="2">
          <text:p text:style-name="P1"/>
        </draw:connector>
        <draw:connector draw:style-name="inheritance_20__28_public_29_" draw:layer="layout" draw:line-skew="-0.259cm" svg:x1="16.88cm" svg:y1="32.201cm" svg:x2="17.31cm" svg:y2="27.037cm" draw:start-shape="id204" draw:start-glue-point="4" draw:end-shape="id206" draw:end-glue-point="2">
          <text:p text:style-name="P1"/>
        </draw:connector>
        <draw:connector draw:style-name="inheritance_20__28_public_29_" draw:layer="layout" svg:x1="23.649cm" svg:y1="28.983cm" svg:x2="23.963cm" svg:y2="26.429cm" draw:start-shape="id205" draw:start-glue-point="0" draw:end-shape="id207" draw:end-glue-point="2">
          <text:p text:style-name="P1"/>
        </draw:connector>
        <draw:connector draw:style-name="inheritance_20__28_public_29_" draw:layer="layout" svg:x1="23.963cm" svg:y1="25.791cm" svg:x2="23.491cm" svg:y2="22.185cm" draw:start-shape="id207" draw:start-glue-point="0" draw:end-shape="id208" draw:end-glue-point="2">
          <text:p text:style-name="P1"/>
        </draw:connector>
        <draw:connector draw:style-name="inheritance_20__28_public_29_" draw:layer="layout" svg:x1="24.018cm" svg:y1="36.243cm" svg:x2="26.034cm" svg:y2="32.729cm" draw:start-shape="id209" draw:start-glue-point="0" draw:end-shape="id210" draw:end-glue-point="2">
          <text:p text:style-name="P1"/>
        </draw:connector>
        <draw:connector draw:style-name="inheritance_20__28_public_29_" draw:layer="layout" draw:line-skew="-1.655cm" svg:x1="52.829cm" svg:y1="64.873cm" svg:x2="66.718cm" svg:y2="60.674cm" draw:start-shape="id211" draw:start-glue-point="0" draw:end-shape="id212" draw:end-glue-point="4">
          <text:p text:style-name="P1"/>
        </draw:connector>
        <draw:connector draw:style-name="inheritance_20__28_public_29_" draw:layer="layout" draw:line-skew="-0.184cm" svg:x1="61.809cm" svg:y1="62.887cm" svg:x2="67.287cm" svg:y2="60.674cm" draw:start-shape="id213" draw:start-glue-point="0" draw:end-shape="id212" draw:end-glue-point="5">
          <text:p text:style-name="P1"/>
        </draw:connector>
        <draw:connector draw:style-name="inheritance_20__28_public_29_" draw:layer="layout" svg:x1="68.552cm" svg:y1="65.407cm" svg:x2="67.81cm" svg:y2="60.674cm" draw:start-shape="id201" draw:start-glue-point="6" draw:end-shape="id212" draw:end-glue-point="2">
          <text:p text:style-name="P1"/>
        </draw:connector>
        <draw:connector draw:style-name="inheritance_20__28_public_29_" draw:layer="layout" draw:line-skew="0.614cm" svg:x1="74.767cm" svg:y1="62.457cm" svg:x2="68.375cm" svg:y2="60.674cm" draw:start-shape="id214" draw:start-glue-point="0" draw:end-shape="id212" draw:end-glue-point="6">
          <text:p text:style-name="P1"/>
        </draw:connector>
        <draw:connector draw:style-name="inheritance_20__28_public_29_" draw:layer="layout" svg:x1="77.485cm" svg:y1="62.46cm" svg:x2="68.897cm" svg:y2="60.674cm" draw:start-shape="id215" draw:start-glue-point="0" draw:end-shape="id212" draw:end-glue-point="7">
          <text:p text:style-name="P1"/>
        </draw:connector>
        <draw:connector draw:style-name="inheritance_20__28_public_29_" draw:layer="layout" draw:line-skew="-1.851cm" svg:x1="86.683cm" svg:y1="79.047cm" svg:x2="93.403cm" svg:y2="74.459cm" draw:start-shape="id216" draw:start-glue-point="0" draw:end-shape="id217" draw:end-glue-point="14">
          <text:p text:style-name="P1"/>
        </draw:connector>
        <draw:connector draw:style-name="inheritance_20__28_public_29_" draw:layer="layout" draw:line-skew="-0.533cm" svg:x1="88.948cm" svg:y1="77.247cm" svg:x2="94.385cm" svg:y2="74.459cm" draw:start-shape="id218" draw:start-glue-point="0" draw:end-shape="id217" draw:end-glue-point="4">
          <text:p text:style-name="P1"/>
        </draw:connector>
        <draw:connector draw:style-name="inheritance_20__28_public_29_" draw:layer="layout" draw:line-skew="-1.11cm" svg:x1="91.067cm" svg:y1="79.172cm" svg:x2="95.113cm" svg:y2="74.459cm" draw:start-shape="id219" draw:start-glue-point="0" draw:end-shape="id217" draw:end-glue-point="15">
          <text:p text:style-name="P1"/>
        </draw:connector>
        <draw:connector draw:style-name="inheritance_20__28_public_29_" draw:layer="layout" draw:line-skew="0.308cm" svg:x1="93.257cm" svg:y1="77.259cm" svg:x2="96.148cm" svg:y2="74.459cm" draw:start-shape="id220" draw:start-glue-point="0" draw:end-shape="id217" draw:end-glue-point="5">
          <text:p text:style-name="P1"/>
        </draw:connector>
        <draw:connector draw:style-name="inheritance_20__28_public_29_" draw:layer="layout" svg:x1="97.367cm" svg:y1="77.305cm" svg:x2="97.516cm" svg:y2="74.459cm" draw:start-shape="id221" draw:start-glue-point="0" draw:end-shape="id217" draw:end-glue-point="6">
          <text:p text:style-name="P1"/>
        </draw:connector>
        <draw:connector draw:style-name="inheritance_20__28_public_29_" draw:layer="layout" svg:x1="94.596cm" svg:y1="82.11cm" svg:x2="93.257cm" svg:y2="78.441cm" draw:start-shape="id222" draw:start-glue-point="0" draw:end-shape="id220" draw:end-glue-point="2">
          <text:p text:style-name="P1"/>
        </draw:connector>
        <draw:connector draw:style-name="inheritance_20__28_public_29_" draw:layer="layout" svg:x1="99.606cm" svg:y1="78.896cm" svg:x2="99.721cm" svg:y2="74.459cm" draw:start-shape="id223" draw:start-glue-point="0" draw:end-shape="id217" draw:end-glue-point="2">
          <text:p text:style-name="P1"/>
        </draw:connector>
        <draw:connector draw:style-name="inheritance_20__28_public_29_" draw:layer="layout" draw:line-skew="1.132cm" svg:x1="102.182cm" svg:y1="77.302cm" svg:x2="100.591cm" svg:y2="74.459cm" draw:start-shape="id224" draw:start-glue-point="0" draw:end-shape="id217" draw:end-glue-point="7">
          <text:p text:style-name="P1"/>
        </draw:connector>
        <draw:connector draw:style-name="inheritance_20__28_public_29_" draw:layer="layout" draw:line-skew="0.121cm" svg:x1="104.943cm" svg:y1="78.784cm" svg:x2="101.538cm" svg:y2="74.459cm" draw:start-shape="id225" draw:start-glue-point="0" draw:end-shape="id217" draw:end-glue-point="8">
          <text:p text:style-name="P1"/>
        </draw:connector>
        <draw:connector draw:style-name="inheritance_20__28_public_29_" draw:layer="layout" draw:line-skew="0.396cm" svg:x1="107.351cm" svg:y1="77.235cm" svg:x2="102.328cm" svg:y2="74.459cm" draw:start-shape="id226" draw:start-glue-point="0" draw:end-shape="id217" draw:end-glue-point="9">
          <text:p text:style-name="P1"/>
        </draw:connector>
        <draw:connector draw:style-name="inheritance_20__28_public_29_" draw:layer="layout" draw:line-skew="-0.739cm" svg:x1="110.039cm" svg:y1="78.864cm" svg:x2="102.88cm" svg:y2="74.459cm" draw:start-shape="id227" draw:start-glue-point="0" draw:end-shape="id217" draw:end-glue-point="10">
          <text:p text:style-name="P1"/>
        </draw:connector>
        <draw:connector draw:style-name="inheritance_20__28_public_29_" draw:layer="layout" draw:line-skew="-0.173cm" svg:x1="112.081cm" svg:y1="76.872cm" svg:x2="103.537cm" svg:y2="74.459cm" draw:start-shape="id228" draw:start-glue-point="0" draw:end-shape="id217" draw:end-glue-point="11">
          <text:p text:style-name="P1"/>
        </draw:connector>
        <draw:connector draw:style-name="inheritance_20__28_public_29_" draw:layer="layout" draw:line-skew="-1.181cm" svg:x1="114.351cm" svg:y1="78.689cm" svg:x2="104.458cm" svg:y2="74.459cm" draw:start-shape="id229" draw:start-glue-point="0" draw:end-shape="id217" draw:end-glue-point="12">
          <text:p text:style-name="P1"/>
        </draw:connector>
        <draw:connector draw:style-name="inheritance_20__28_public_29_" draw:layer="layout" draw:line-skew="-0.82cm" svg:x1="116.172cm" svg:y1="77.187cm" svg:x2="105.405cm" svg:y2="74.459cm" draw:start-shape="id230" draw:start-glue-point="0" draw:end-shape="id217" draw:end-glue-point="13">
          <text:p text:style-name="P1"/>
        </draw:connector>
        <draw:custom-shape draw:style-name="class_20__28_pimpl_29_" draw:text-style-name="P6" draw:id="id236" draw:layer="layout" svg:width="2.983cm" svg:height="2.099cm" svg:x="42.08cm" svg:y="49.911cm">
          <draw:glue-point draw:id="4" svg:x="-5cm" svg:y="-2.254cm"/>
          <draw:glue-point draw:id="5" svg:x="-5cm" svg:y="2.372cm"/>
          <draw:glue-point draw:id="6" svg:x="4.998cm" svg:y="-2.739cm"/>
          <draw:glue-point draw:id="7" svg:x="4.998cm" svg:y="2.444cm"/>
          <text:p text:style-name="P1"><text:span text:style-name="T3">ScExtDocOptions</text:span></text:p>
          <draw:enhanced-geometry svg:viewBox="0 0 21600 21600" draw:type="rectangle" draw:enhanced-path="M 0 0 L 21600 0 21600 21600 0 21600 0 0 Z N"/>
        </draw:custom-shape>
        <draw:connector draw:style-name="data_20_member_20__28_multiple_20_pointers_29_" draw:text-style-name="P1" draw:layer="layout" svg:x1="47.586cm" svg:y1="45.327cm" svg:x2="50.803cm" svg:y2="46.258cm" draw:start-shape="id231" draw:start-glue-point="15" draw:end-shape="id232" draw:end-glue-point="4">
          <text:p text:style-name="P1">pTab</text:p>
        </draw:connector>
        <draw:connector draw:style-name="data_20_member_20__28_pointer_29_" draw:layer="layout" svg:x1="53.923cm" svg:y1="46.808cm" svg:x2="57.694cm" svg:y2="47.366cm" draw:start-shape="id232" draw:start-glue-point="1" draw:end-shape="id233" draw:end-glue-point="3">
          <text:p text:style-name="P1"/>
        </draw:connector>
        <draw:connector draw:style-name="data_20_member_20__28_pointer_29_" draw:layer="layout" svg:x1="59.793cm" svg:y1="47.366cm" svg:x2="61.153cm" svg:y2="48.108cm" draw:start-shape="id233" draw:start-glue-point="1" draw:end-shape="id234">
          <text:p text:style-name="P1"/>
        </draw:connector>
        <draw:connector draw:style-name="data_20_member_20__28_pointer_29_" draw:layer="layout" svg:x1="63.643cm" svg:y1="48.108cm" svg:x2="66.25cm" svg:y2="60.325cm" draw:start-shape="id234" draw:start-glue-point="1" draw:end-shape="id212">
          <text:p text:style-name="P1"/>
        </draw:connector>
        <draw:connector draw:style-name="data_20_member_20__28_pointer_29_" draw:text-style-name="P1" draw:layer="layout" svg:x1="69.37cm" svg:y1="60.325cm" svg:x2="72.618cm" svg:y2="60.78cm" draw:start-shape="id212" draw:start-glue-point="1" draw:end-shape="id235" draw:end-glue-point="3">
          <text:p text:style-name="P1">GetNotePtr()</text:p>
        </draw:connector>
        <draw:connector draw:style-name="data_20_member_20__28_pointer_29_" draw:layer="layout" svg:x1="47.586cm" svg:y1="45.887cm" svg:x2="42.08cm" svg:y2="50.96cm" draw:start-shape="id231" draw:start-glue-point="21" draw:end-shape="id236" draw:end-glue-point="3">
          <text:p text:style-name="P1"/>
        </draw:connector>
        <draw:custom-shape draw:style-name="gr10" draw:text-style-name="P7" draw:id="id240" draw:layer="layout" svg:width="3.104cm" svg:height="0.703cm" svg:x="46.328cm" svg:y="49.889cm">
          <text:p text:style-name="P2"><text:span text:style-name="T3">ScExtDocSettings</text:span></text:p>
          <draw:enhanced-geometry svg:viewBox="0 0 21600 21600" draw:type="rectangle" draw:enhanced-path="M 0 0 L 21600 0 21600 21600 0 21600 0 0 Z N"/>
        </draw:custom-shape>
        <draw:connector draw:style-name="gr11" draw:text-style-name="P1" draw:layer="layout" svg:x1="27.252cm" svg:y1="32.412cm" svg:x2="33.945cm" svg:y2="30.521cm" draw:start-shape="id210" draw:start-glue-point="1" draw:end-shape="id237" draw:end-glue-point="11">
          <text:p text:style-name="P1">GetViewData()</text:p>
        </draw:connector>
        <draw:connector draw:style-name="gr12" draw:text-style-name="P1" draw:layer="layout" draw:line-skew="0.758cm" svg:x1="33.944cm" svg:y1="40.458cm" svg:x2="19.194cm" svg:y2="44.371cm" draw:start-shape="id237" draw:start-glue-point="8" draw:end-shape="id238" draw:end-glue-point="1">
          <text:p text:style-name="P1">GetDocShell()</text:p>
        </draw:connector>
        <draw:connector draw:style-name="data_20_member_20__28_pointer_29_" draw:text-style-name="P1" draw:layer="layout" svg:x1="36.785cm" svg:y1="36.61cm" svg:x2="42.04cm" svg:y2="40.933cm" draw:start-shape="id237" draw:start-glue-point="1" draw:end-shape="id231" draw:end-glue-point="7">
          <text:p text:style-name="P1">GetDocument()</text:p>
        </draw:connector>
        <draw:connector draw:style-name="data_20_member_20__28_pointer_29_" draw:layer="layout" svg:x1="39.643cm" svg:y1="24.915cm" svg:x2="33.945cm" svg:y2="32.205cm" draw:start-shape="id239" draw:start-glue-point="1" draw:end-shape="id237" draw:end-glue-point="19">
          <text:p text:style-name="P1"/>
        </draw:connector>
        <draw:custom-shape draw:style-name="gr13" draw:text-style-name="P6" draw:id="id248" draw:layer="layout" svg:width="3.104cm" svg:height="0.731cm" svg:x="51.799cm" svg:y="55.071cm">
          <text:p text:style-name="P1"><text:span text:style-name="T3">ScExtTabSettings</text:span></text:p>
          <draw:enhanced-geometry svg:viewBox="0 0 21600 21600" draw:mirror-horizontal="false" draw:mirror-vertical="false" draw:type="rectangle" draw:enhanced-path="M 0 0 L 21600 0 21600 21600 0 21600 0 0 Z N"/>
        </draw:custom-shape>
        <draw:connector draw:style-name="data_20_member_20__28_pointer_29_" draw:layer="layout" svg:x1="45.061cm" svg:y1="50.386cm" svg:x2="46.328cm" svg:y2="50.24cm" draw:start-shape="id236" draw:start-glue-point="6" draw:end-shape="id240" draw:end-glue-point="3">
          <text:p text:style-name="P1"/>
        </draw:connector>
        <draw:connector draw:style-name="data_20_member_20__28_pointer_29_" draw:layer="layout" svg:x1="45.061cm" svg:y1="51.472cm" svg:x2="45.728cm" svg:y2="54.498cm" draw:start-shape="id236" draw:start-glue-point="7" draw:end-shape="id241" draw:end-glue-point="3">
          <text:p text:style-name="P1"/>
        </draw:connector>
        <draw:custom-shape draw:style-name="gr10" draw:text-style-name="P7" draw:layer="layout" svg:width="3.262cm" svg:height="0.866cm" svg:x="40.276cm" svg:y="58.02cm">
          <text:p text:style-name="P2"><text:span text:style-name="T3">ScDocumentLoader</text:span></text:p>
          <draw:enhanced-geometry svg:viewBox="0 0 21600 21600" draw:type="rectangle" draw:enhanced-path="M 0 0 L 21600 0 21600 21600 0 21600 0 0 Z N"/>
        </draw:custom-shape>
        <draw:connector draw:style-name="gr14" draw:text-style-name="P1" draw:layer="layout" draw:line-skew="-0.822cm" svg:x1="33.945cm" svg:y1="37.517cm" svg:x2="16.233cm" svg:y2="32.567cm" draw:start-shape="id237" draw:start-glue-point="12" draw:end-shape="id204" draw:end-glue-point="9">
          <text:p text:style-name="P1">GetViewShell()</text:p>
        </draw:connector>
        <draw:connector draw:style-name="data_20_member_20__28_pointer_29_" draw:layer="layout" svg:x1="18.992cm" svg:y1="33.98cm" svg:x2="22.691cm" svg:y2="36.4cm" draw:start-shape="id204" draw:start-glue-point="6" draw:end-shape="id209" draw:end-glue-point="4">
          <text:p text:style-name="P1"/>
        </draw:connector>
        <draw:connector draw:style-name="data_20_member_20__28_pointer_29_" draw:layer="layout" svg:x1="22.691cm" svg:y1="36.752cm" svg:x2="16.233cm" svg:y2="34.43cm" draw:start-shape="id209" draw:start-glue-point="5" draw:end-shape="id204" draw:end-glue-point="8">
          <text:p text:style-name="P1"/>
        </draw:connector>
        <draw:rect draw:style-name="class_20__28_external_20_module_29_" draw:id="id242" draw:layer="layout" svg:width="2.886cm" svg:height="0.724cm" svg:x="18.368cm" svg:y="40.812cm">
          <text:p text:style-name="P1"><text:span text:style-name="T3">SfxObjectShell</text:span></text:p>
        </draw:rect>
        <draw:rect draw:style-name="class_20__28_external_20_module_29_" draw:id="id243" draw:layer="layout" svg:width="2.519cm" svg:height="0.752cm" svg:x="15.209cm" svg:y="40.523cm">
          <text:p text:style-name="P1"><text:span text:style-name="T3">SfxListener</text:span></text:p>
        </draw:rect>
        <draw:connector draw:style-name="inheritance_20__28_public_29_" draw:layer="layout" svg:x1="18.456cm" svg:y1="42.447cm" svg:x2="19.811cm" svg:y2="41.536cm" draw:start-shape="id238" draw:start-glue-point="5" draw:end-shape="id242" draw:end-glue-point="2">
          <text:p text:style-name="P1"/>
        </draw:connector>
        <draw:connector draw:style-name="inheritance_20__28_public_29_" draw:layer="layout" svg:x1="17.259cm" svg:y1="42.447cm" svg:x2="16.468cm" svg:y2="41.275cm" draw:start-shape="id238" draw:start-glue-point="4" draw:end-shape="id243" draw:end-glue-point="2">
          <text:p text:style-name="P1"/>
        </draw:connector>
        <draw:connector draw:style-name="data_20_member_20__28_pointer_29_" draw:text-style-name="P1" draw:layer="layout" svg:x1="33.944cm" svg:y1="36.61cm" svg:x2="24.928cm" svg:y2="29.349cm" draw:start-shape="id237" draw:start-glue-point="3" draw:end-shape="id205" draw:end-glue-point="1">
          <text:p text:style-name="P1">GetView()</text:p>
        </draw:connector>
        <draw:custom-shape draw:style-name="gr6" draw:text-style-name="P6" draw:id="id244" draw:layer="layout" svg:width="2.867cm" svg:height="1.049cm" svg:x="106.58cm" svg:y="17.166cm">
          <text:p text:style-name="P1"><text:span text:style-name="T3">ScXMLImport</text:span></text:p>
          <draw:enhanced-geometry svg:viewBox="0 0 21600 21600" draw:type="rectangle" draw:enhanced-path="M 0 0 L 21600 0 21600 21600 0 21600 0 0 Z N"/>
        </draw:custom-shape>
        <draw:custom-shape draw:style-name="gr15" draw:id="id245" draw:layer="layout" svg:width="2.867cm" svg:height="1.049cm" svg:x="106.602cm" svg:y="14.515cm">
          <text:p text:style-name="P1"><text:span text:style-name="T3">SvXMLImport</text:span></text:p>
          <draw:enhanced-geometry svg:viewBox="0 0 21600 21600" draw:type="rectangle" draw:enhanced-path="M 0 0 L 21600 0 21600 21600 0 21600 0 0 Z N"/>
        </draw:custom-shape>
        <draw:connector draw:style-name="inheritance_20__28_public_29_" draw:layer="layout" svg:x1="108.013cm" svg:y1="17.166cm" svg:x2="108.035cm" svg:y2="15.564cm" draw:start-shape="id244" draw:start-glue-point="0" draw:end-shape="id245">
          <text:p text:style-name="P1"/>
        </draw:connector>
        <draw:custom-shape draw:style-name="gr6" draw:text-style-name="P6" draw:id="id246" draw:layer="layout" svg:width="3.999cm" svg:height="1.049cm" svg:x="105.566cm" svg:y="11.827cm">
          <text:p text:style-name="P1"><text:span text:style-name="T3">ScXMLTableRowContent</text:span></text:p>
          <draw:enhanced-geometry svg:viewBox="0 0 21600 21600" draw:type="rectangle" draw:enhanced-path="M 0 0 L 21600 0 21600 21600 0 21600 0 0 Z N"/>
        </draw:custom-shape>
        <draw:custom-shape draw:style-name="gr15" draw:id="id247" draw:layer="layout" svg:width="3.999cm" svg:height="1.049cm" svg:x="105.541cm" svg:y="9.228cm">
          <text:p text:style-name="P1"><text:span text:style-name="T3">SvXMLImportContext</text:span></text:p>
          <draw:enhanced-geometry svg:viewBox="0 0 21600 21600" draw:type="rectangle" draw:enhanced-path="M 0 0 L 21600 0 21600 21600 0 21600 0 0 Z N"/>
        </draw:custom-shape>
        <draw:connector draw:style-name="inheritance_20__28_public_29_" draw:layer="layout" svg:x1="107.565cm" svg:y1="11.827cm" svg:x2="107.54cm" svg:y2="10.277cm" draw:start-shape="id246" draw:start-glue-point="0" draw:end-shape="id247" draw:end-glue-point="2">
          <text:p text:style-name="P1"/>
        </draw:connector>
        <draw:custom-shape draw:style-name="gr10" draw:text-style-name="P7" draw:id="id241" draw:layer="layout" svg:width="3.866cm" svg:height="0.638cm" svg:x="45.728cm" svg:y="54.179cm">
          <text:p text:style-name="P2"><text:span text:style-name="T3">ScExtTabSettingsCont</text:span></text:p>
          <draw:enhanced-geometry svg:viewBox="0 0 21600 21600" draw:type="rectangle" draw:enhanced-path="M 0 0 L 21600 0 21600 21600 0 21600 0 0 Z N"/>
        </draw:custom-shape>
        <draw:connector draw:style-name="data_20_member_20__28_multiple_20_pointers_29_" draw:layer="layout" svg:x1="49.594cm" svg:y1="54.498cm" svg:x2="51.799cm" svg:y2="55.436cm" draw:start-shape="id241" draw:start-glue-point="1" draw:end-shape="id248" draw:end-glue-point="3">
          <text:p text:style-name="P1"/>
        </draw:connector>
        <draw:rect draw:style-name="class" draw:text-style-name="P6" draw:id="id251" draw:layer="layout" svg:width="2.444cm" svg:height="0.594cm" svg:x="80.865cm" svg:y="41.2cm">
          <text:p text:style-name="P1"><text:span text:style-name="T3">ScOutlineArray</text:span></text:p>
        </draw:rect>
        <draw:rect draw:style-name="class" draw:text-style-name="P6" draw:id="id249" draw:layer="layout" svg:width="3.023cm" svg:height="0.687cm" svg:x="85.047cm" svg:y="41.159cm">
          <text:p text:style-name="P1"><text:span text:style-name="T3">ScOutlineCollection</text:span></text:p>
        </draw:rect>
        <draw:connector draw:style-name="inheritance_20__28_public_29_" draw:layer="layout" svg:x1="86.558cm" svg:y1="41.159cm" svg:x2="76.141cm" svg:y2="33.033cm" draw:start-shape="id249" draw:start-glue-point="0" draw:end-shape="id250" draw:end-glue-point="4">
          <text:p text:style-name="P1"/>
        </draw:connector>
        <draw:connector draw:style-name="data_20_member_20__28_multiple_20_pointers_29_" draw:layer="layout" svg:x1="83.309cm" svg:y1="41.497cm" svg:x2="85.047cm" svg:y2="41.502cm" draw:start-shape="id251" draw:start-glue-point="1" draw:end-shape="id249" draw:end-glue-point="3">
          <text:p text:style-name="P1"/>
        </draw:connector>
        <draw:rect draw:style-name="class" draw:text-style-name="P6" draw:layer="layout" svg:width="3.236cm" svg:height="0.684cm" svg:x="95.184cm" svg:y="39.245cm">
          <text:p text:style-name="P1"><text:span text:style-name="T3">ScOutlineDocFunc</text:span></text:p>
        </draw:rect>
        <draw:rect draw:style-name="class" draw:text-style-name="P6" draw:layer="layout" svg:width="2.841cm" svg:height="0.637cm" svg:x="86.463cm" svg:y="43.879cm">
          <text:p text:style-name="P1"><text:span text:style-name="T3">ScOutlineTable</text:span></text:p>
        </draw:rect>
        <draw:frame draw:style-name="annotation" draw:layer="layout" svg:width="9.459cm" svg:height="2.11cm" svg:x="8.782cm" svg:y="46.386cm">
          <draw:text-box>
            <text:p text:style-name="P1">ScDocShell holds an instance of SfxObjectFactory, which can be accessed via ScDocShell.Factory(). <text:s/>Each top-level application object has the Factory() method for access to the SfxObjectFactory instance, which is embedded in the class via macro called <text:span text:style-name="T2">SFX_IMPL_OBJECTFACTORY</text:span>.</text:p>
          </draw:text-box>
        </draw:frame>
        <draw:custom-shape draw:style-name="gr1" draw:text-style-name="P3" draw:id="id253" draw:layer="layout" svg:width="2.592cm" svg:height="0.959cm" svg:x="7.289cm" svg:y="25.833cm">
          <draw:glue-point draw:id="4" svg:x="-2.199cm" svg:y="4.994cm"/>
          <draw:glue-point draw:id="5" svg:x="1.998cm" svg:y="4.994cm"/>
          <text:p text:style-name="P2">ScExportBase</text:p>
          <draw:enhanced-geometry svg:viewBox="0 0 21600 21600" draw:type="rectangle" draw:enhanced-path="M 0 0 L 21600 0 21600 21600 0 21600 0 0 Z N"/>
        </draw:custom-shape>
        <draw:custom-shape draw:style-name="gr1" draw:text-style-name="P3" draw:id="id252" draw:layer="layout" svg:width="2.54cm" svg:height="0.829cm" svg:x="5.267cm" svg:y="28.024cm">
          <text:p text:style-name="P2">ScHTMLExport</text:p>
          <draw:enhanced-geometry svg:viewBox="0 0 21600 21600" draw:type="rectangle" draw:enhanced-path="M 0 0 L 21600 0 21600 21600 0 21600 0 0 Z N"/>
        </draw:custom-shape>
        <draw:custom-shape draw:style-name="gr1" draw:text-style-name="P3" draw:id="id254" draw:layer="layout" svg:width="2.54cm" svg:height="0.829cm" svg:x="9.181cm" svg:y="28.024cm">
          <text:p text:style-name="P2">ScRTFExport</text:p>
          <draw:enhanced-geometry svg:viewBox="0 0 21600 21600" draw:type="rectangle" draw:enhanced-path="M 0 0 L 21600 0 21600 21600 0 21600 0 0 Z N"/>
        </draw:custom-shape>
        <draw:connector draw:style-name="inheritance_20__28_public_29_" draw:layer="layout" svg:x1="6.537cm" svg:y1="28.024cm" svg:x2="8.016cm" svg:y2="26.79cm" draw:start-shape="id252" draw:start-glue-point="0" draw:end-shape="id253" draw:end-glue-point="4">
          <text:p text:style-name="P1"/>
        </draw:connector>
        <draw:connector draw:style-name="inheritance_20__28_public_29_" draw:layer="layout" svg:x1="10.451cm" svg:y1="28.024cm" svg:x2="9.102cm" svg:y2="26.79cm" draw:start-shape="id254" draw:start-glue-point="0" draw:end-shape="id253" draw:end-glue-point="5">
          <text:p text:style-name="P1"/>
        </draw:connector>
        <draw:custom-shape draw:style-name="gr1" draw:text-style-name="P3" draw:id="id255" draw:layer="layout" svg:width="2.799cm" svg:height="1.085cm" svg:x="4.894cm" svg:y="42.214cm">
          <text:p text:style-name="P2">ScImportExport</text:p>
          <draw:enhanced-geometry svg:viewBox="0 0 21600 21600" draw:type="rectangle" draw:enhanced-path="M 0 0 L 21600 0 21600 21600 0 21600 0 0 Z N"/>
        </draw:custom-shape>
        <draw:connector draw:style-name="gr16" draw:text-style-name="P1" draw:layer="layout" svg:x1="16.549cm" svg:y1="45.186cm" svg:x2="7.693cm" svg:y2="42.756cm" draw:start-shape="id238" draw:start-glue-point="7" draw:end-shape="id255" draw:end-glue-point="1">
          <text:p text:style-name="P1">ConvertTo()</text:p>
        </draw:connector>
        <draw:custom-shape draw:style-name="gr1" draw:text-style-name="P3" draw:id="id197" draw:layer="layout" svg:width="2.437cm" svg:height="0.641cm" svg:x="20.281cm" svg:y="33.038cm">
          <text:p text:style-name="P2">ScEditShell</text:p>
          <draw:enhanced-geometry svg:viewBox="0 0 21600 21600" draw:type="rectangle" draw:enhanced-path="M 0 0 L 21600 0 21600 21600 0 21600 0 0 Z N"/>
        </draw:custom-shape>
        <draw:custom-shape draw:style-name="class_20__28_external_20_module_29_" draw:id="id198" draw:layer="layout" svg:width="7.228cm" svg:height="0.907cm" svg:x="17.106cm" svg:y="8.972cm">
          <draw:glue-point draw:id="4" svg:x="1.898cm" svg:y="4.994cm"/>
          <draw:glue-point draw:id="5" svg:x="-2.868cm" svg:y="4.994cm"/>
          <draw:glue-point draw:id="6" svg:x="-1.542cm" svg:y="4.994cm"/>
          <draw:glue-point draw:id="7" svg:x="-3.994cm" svg:y="4.994cm"/>
          <draw:glue-point draw:id="8" svg:x="0.872cm" svg:y="4.994cm"/>
          <draw:glue-point draw:id="9" svg:x="2.96cm" svg:y="4.994cm"/>
          <draw:glue-point draw:id="10" svg:x="4.057cm" svg:y="4.994cm"/>
          <text:p text:style-name="P1">SfxShell</text:p>
          <draw:enhanced-geometry svg:viewBox="0 0 21600 21600" draw:type="rectangle" draw:enhanced-path="M 0 0 L 21600 0 21600 21600 0 21600 0 0 Z N"/>
        </draw:custom-shape>
        <draw:custom-shape draw:style-name="gr1" draw:text-style-name="P3" draw:id="id256" draw:layer="layout" svg:width="3.835cm" svg:height="0.856cm" svg:x="110.407cm" svg:y="17.54cm">
          <draw:glue-point draw:id="4" svg:x="-1.958cm" svg:y="-5cm"/>
          <draw:glue-point draw:id="5" svg:x="2.164cm" svg:y="-5cm"/>
          <text:p text:style-name="P2">ScEditEngineDefaulter</text:p>
          <draw:enhanced-geometry svg:viewBox="0 0 21600 21600" draw:type="rectangle" draw:enhanced-path="M 0 0 L 21600 0 21600 21600 0 21600 0 0 Z N"/>
        </draw:custom-shape>
        <draw:custom-shape draw:style-name="gr1" draw:text-style-name="P3" draw:id="id257" draw:layer="layout" svg:width="3.732cm" svg:height="0.855cm" svg:x="113.388cm" svg:y="13.029cm">
          <text:p text:style-name="P2">ScEnginePoolHelper</text:p>
          <draw:enhanced-geometry svg:viewBox="0 0 21600 21600" draw:type="rectangle" draw:enhanced-path="M 0 0 L 21600 0 21600 21600 0 21600 0 0 Z N"/>
        </draw:custom-shape>
        <draw:connector draw:style-name="inheritance_20__28_public_29_" draw:layer="layout" svg:x1="113.153cm" svg:y1="17.54cm" svg:x2="115.254cm" svg:y2="13.884cm" draw:start-shape="id256" draw:start-glue-point="5" draw:end-shape="id257" draw:end-glue-point="2">
          <text:p text:style-name="P1"/>
        </draw:connector>
        <draw:custom-shape draw:style-name="class_20__28_external_20_module_29_" draw:id="id258" draw:layer="layout" svg:width="2.203cm" svg:height="0.751cm" svg:x="110.174cm" svg:y="13.886cm">
          <text:p text:style-name="P1">EditEngine</text:p>
          <draw:enhanced-geometry svg:viewBox="0 0 21600 21600" draw:type="rectangle" draw:enhanced-path="M 0 0 L 21600 0 21600 21600 0 21600 0 0 Z N"/>
        </draw:custom-shape>
        <draw:connector draw:style-name="inheritance_20__28_public_29_" draw:layer="layout" svg:x1="111.574cm" svg:y1="17.54cm" svg:x2="111.275cm" svg:y2="14.637cm" draw:start-shape="id256" draw:start-glue-point="4" draw:end-shape="id258" draw:end-glue-point="2">
          <text:p text:style-name="P1"/>
        </draw:connector>
        <draw:custom-shape draw:style-name="gr2" draw:id="id259" draw:layer="layout" svg:width="3.084cm" svg:height="1.374cm" svg:x="9.956cm" svg:y="35.929cm">
          <text:p text:style-name="P1">ScCellFieldObj</text:p>
          <draw:enhanced-geometry svg:viewBox="0 0 21600 21600" draw:type="rectangle" draw:enhanced-path="M 0 0 L 21600 0 21600 21600 0 21600 0 0 Z N"/>
        </draw:custom-shape>
        <draw:connector draw:style-name="data_20_member_20__28_pointer_29_" draw:layer="layout" svg:x1="13.04cm" svg:y1="36.616cm" svg:x2="16.549cm" svg:y2="43.416cm" draw:start-shape="id259" draw:start-glue-point="1" draw:end-shape="id238" draw:end-glue-point="6">
          <text:p text:style-name="P1"/>
        </draw:connector>
        <draw:custom-shape draw:style-name="gr4" draw:id="id260" draw:layer="layout" svg:width="5.623cm" svg:height="1.789cm" svg:x="8.963cm" svg:y="31.765cm">
          <text:p text:style-name="P1">com.sun.star.text.XTextField</text:p>
          <text:p text:style-name="P1">com.sun.star.beans.XPropertySet</text:p>
          <text:p text:style-name="P1">com.sun.star.lang.XUnoTunnel</text:p>
          <text:p text:style-name="P1">com.sun.star.lang.XServiceInfo</text:p>
          <draw:enhanced-geometry svg:viewBox="0 0 21600 21600" draw:type="rectangle" draw:enhanced-path="M 0 0 L 21600 0 21600 21600 0 21600 0 0 Z N"/>
        </draw:custom-shape>
        <draw:connector draw:style-name="inheritance_20__28_public_29_" draw:layer="layout" svg:x1="11.498cm" svg:y1="35.929cm" svg:x2="11.774cm" svg:y2="33.554cm" draw:start-shape="id259" draw:start-glue-point="0" draw:end-shape="id260" draw:end-glue-point="2">
          <text:p text:style-name="P1"/>
        </draw:connector>
        <draw:custom-shape draw:style-name="gr1" draw:text-style-name="P3" draw:id="id261" draw:layer="layout" svg:width="3.012cm" svg:height="1.238cm" svg:x="67.015cm" svg:y="19.982cm">
          <draw:glue-point draw:id="4" svg:x="-5cm" svg:y="-2.269cm"/>
          <draw:glue-point draw:id="5" svg:x="-5cm" svg:y="2.859cm"/>
          <text:p text:style-name="P2">ScFieldEditEngine</text:p>
          <draw:enhanced-geometry svg:viewBox="0 0 21600 21600" draw:type="rectangle" draw:enhanced-path="M 0 0 L 21600 0 21600 21600 0 21600 0 0 Z N"/>
        </draw:custom-shape>
        <draw:connector draw:style-name="data_20_member_20__28_pointer_29_" draw:layer="layout" draw:line-skew="-4.198cm" svg:x1="47.586cm" svg:y1="29.305cm" svg:x2="67.015cm" svg:y2="20.321cm" draw:start-shape="id231" draw:start-glue-point="8" draw:end-shape="id261" draw:end-glue-point="4">
          <text:p text:style-name="P1"/>
        </draw:connector>
        <draw:custom-shape draw:style-name="gr1" draw:text-style-name="P3" draw:id="id262" draw:layer="layout" svg:width="3.162cm" svg:height="0.778cm" svg:x="54.761cm" svg:y="26.802cm">
          <text:p text:style-name="P2">ScNoteEditEngine</text:p>
          <draw:enhanced-geometry svg:viewBox="0 0 21600 21600" draw:type="rectangle" draw:enhanced-path="M 0 0 L 21600 0 21600 21600 0 21600 0 0 Z N"/>
        </draw:custom-shape>
        <draw:connector draw:style-name="data_20_member_20__28_pointer_29_" draw:layer="layout" draw:line-skew="2.907cm" svg:x1="47.586cm" svg:y1="30.084cm" svg:x2="54.761cm" svg:y2="27.191cm" draw:start-shape="id231" draw:start-glue-point="19" draw:end-shape="id262" draw:end-glue-point="3">
          <text:p text:style-name="P1"/>
        </draw:connector>
        <draw:custom-shape draw:style-name="class_20__28_external_20_module_29_" draw:id="id263" draw:layer="layout" svg:width="2.203cm" svg:height="0.648cm" svg:x="52.831cm" svg:y="33.268cm">
          <text:p text:style-name="P1">SfxItemPool</text:p>
          <draw:enhanced-geometry svg:viewBox="0 0 21600 21600" draw:type="rectangle" draw:enhanced-path="M 0 0 L 21600 0 21600 21600 0 21600 0 0 Z N"/>
        </draw:custom-shape>
        <draw:connector draw:style-name="data_20_member_20__28_pointer_29_" draw:text-style-name="P1" draw:layer="layout" svg:x1="47.586cm" svg:y1="34.198cm" svg:x2="52.831cm" svg:y2="33.592cm" draw:start-shape="id231" draw:start-glue-point="10" draw:end-shape="id263" draw:end-glue-point="3">
          <text:p text:style-name="P1">pNoteItemPool</text:p>
        </draw:connector>
        <draw:connector draw:style-name="data_20_member" draw:layer="layout" svg:x1="24.661cm" svg:y1="20.612cm" svg:x2="31.23cm" svg:y2="22.407cm" draw:start-shape="id208" draw:start-glue-point="6" draw:end-shape="id264" draw:end-glue-point="3">
          <text:p text:style-name="P1"/>
        </draw:connector>
        <draw:connector draw:style-name="data_20_member_20__28_pointer_29_" draw:layer="layout" draw:line-skew="1.229cm" svg:x1="24.661cm" svg:y1="16.593cm" svg:x2="31.214cm" svg:y2="15.727cm" draw:start-shape="id208" draw:start-glue-point="4" draw:end-shape="id265" draw:end-glue-point="3">
          <text:p text:style-name="P1"/>
        </draw:connector>
        <draw:connector draw:style-name="data_20_member_20__28_multiple_20_pointers_29_" draw:layer="layout" svg:x1="24.661cm" svg:y1="21.187cm" svg:x2="36.041cm" svg:y2="24.915cm" draw:start-shape="id208" draw:start-glue-point="7" draw:end-shape="id239">
          <text:p text:style-name="P1"/>
        </draw:connector>
        <draw:connector draw:style-name="gr17" draw:text-style-name="P1" draw:layer="layout" svg:x1="24.661cm" svg:y1="21.746cm" svg:x2="33.945cm" svg:y2="31.453cm" draw:start-shape="id208" draw:start-glue-point="11" draw:end-shape="id237" draw:end-glue-point="10">
          <text:p text:style-name="P1">GetViewData()</text:p>
        </draw:connector>
        <draw:frame draw:style-name="annotation" draw:layer="layout" svg:width="5.508cm" svg:height="1.449cm" svg:x="42.117cm" svg:y="41.673cm">
          <draw:text-box>
            <text:p text:style-name="P1">Enum <text:span text:style-name="T2">ScDocumentMode</text:span> controls three modes for ScDocument instance – <text:span text:style-name="T2">DOCUMENT</text:span>, <text:span text:style-name="T2">CLIP</text:span> and <text:span text:style-name="T2">UNDO</text:span>.</text:p>
          </draw:text-box>
        </draw:frame>
        <draw:custom-shape draw:style-name="class_20__28_external_20_module_29_" draw:id="id266" draw:layer="layout" svg:width="2.774cm" svg:height="0.648cm" svg:x="50.901cm" svg:y="34.571cm">
          <text:p text:style-name="P1">SvxLinkManager</text:p>
          <draw:enhanced-geometry svg:viewBox="0 0 21600 21600" draw:type="rectangle" draw:enhanced-path="M 0 0 L 21600 0 21600 21600 0 21600 0 0 Z N"/>
        </draw:custom-shape>
        <draw:connector draw:style-name="data_20_member_20__28_pointer_29_" draw:layer="layout" svg:x1="47.586cm" svg:y1="34.987cm" svg:x2="50.901cm" svg:y2="34.895cm" draw:start-shape="id231" draw:start-glue-point="17" draw:end-shape="id266" draw:end-glue-point="3">
          <text:p text:style-name="P1"/>
        </draw:connector>
        <draw:custom-shape draw:style-name="gr1" draw:text-style-name="P3" draw:id="id267" draw:layer="layout" svg:width="2.385cm" svg:height="2.276cm" svg:x="51.982cm" svg:y="12.647cm">
          <draw:glue-point draw:id="4" svg:x="4.997cm" svg:y="-3.602cm"/>
          <draw:glue-point draw:id="5" svg:x="4.997cm" svg:y="-1.511cm"/>
          <draw:glue-point draw:id="6" svg:x="4.997cm" svg:y="1.977cm"/>
          <draw:glue-point draw:id="7" svg:x="4.997cm" svg:y="3.835cm"/>
          <text:p text:style-name="P2">ScPoolHelper</text:p>
          <draw:enhanced-geometry svg:viewBox="0 0 21600 21600" draw:type="rectangle" draw:enhanced-path="M 0 0 L 21600 0 21600 21600 0 21600 0 0 Z N"/>
        </draw:custom-shape>
        <draw:connector draw:style-name="gr18" draw:text-style-name="P1" draw:layer="layout" draw:line-skew="1.439cm" svg:x1="47.586cm" svg:y1="28.607cm" svg:x2="51.982cm" svg:y2="13.785cm" draw:start-shape="id231" draw:start-glue-point="20" draw:end-shape="id267" draw:end-glue-point="3">
          <text:p text:style-name="P1">xPoolHelper</text:p>
        </draw:connector>
        <draw:custom-shape draw:style-name="gr1" draw:text-style-name="P3" draw:id="id268" draw:layer="layout" svg:width="4.639cm" svg:height="0.571cm" svg:x="52.972cm" svg:y="35.48cm">
          <text:p text:style-name="P2">ScBroadcastAreaSlotMachine</text:p>
          <draw:enhanced-geometry svg:viewBox="0 0 21600 21600" draw:type="rectangle" draw:enhanced-path="M 0 0 L 21600 0 21600 21600 0 21600 0 0 Z N"/>
        </draw:custom-shape>
        <draw:connector draw:style-name="data_20_member_20__28_pointer_29_" draw:layer="layout" svg:x1="47.586cm" svg:y1="35.677cm" svg:x2="52.972cm" svg:y2="35.765cm" draw:start-shape="id231" draw:start-glue-point="11" draw:end-shape="id268" draw:end-glue-point="3">
          <text:p text:style-name="P1"/>
        </draw:connector>
        <draw:custom-shape draw:style-name="gr1" draw:text-style-name="P3" draw:id="id269" draw:layer="layout" svg:width="4.121cm" svg:height="0.571cm" svg:x="50.811cm" svg:y="37.865cm">
          <text:p text:style-name="P2">ScChartListenerCollection</text:p>
          <draw:enhanced-geometry svg:viewBox="0 0 21600 21600" draw:type="rectangle" draw:enhanced-path="M 0 0 L 21600 0 21600 21600 0 21600 0 0 Z N"/>
        </draw:custom-shape>
        <draw:connector draw:style-name="data_20_member_20__28_pointer_29_" draw:layer="layout" draw:line-skew="-0.442cm" svg:x1="47.586cm" svg:y1="37.987cm" svg:x2="50.811cm" svg:y2="38.15cm" draw:start-shape="id231" draw:start-glue-point="25" draw:end-shape="id269" draw:end-glue-point="3">
          <text:p text:style-name="P1"/>
        </draw:connector>
        <draw:custom-shape draw:style-name="gr1" draw:text-style-name="P3" draw:id="id270" draw:layer="layout" svg:width="4.07cm" svg:height="0.622cm" svg:x="50.837cm" svg:y="38.669cm">
          <text:p text:style-name="P2">ScRefreshTimerControl</text:p>
          <draw:enhanced-geometry svg:viewBox="0 0 21600 21600" draw:type="rectangle" draw:enhanced-path="M 0 0 L 21600 0 21600 21600 0 21600 0 0 Z N"/>
        </draw:custom-shape>
        <draw:connector draw:style-name="data_20_member_20__28_pointer_29_" draw:layer="layout" svg:x1="47.586cm" svg:y1="38.698cm" svg:x2="50.837cm" svg:y2="38.98cm" draw:start-shape="id231" draw:start-glue-point="12" draw:end-shape="id270" draw:end-glue-point="3">
          <text:p text:style-name="P1"/>
        </draw:connector>
        <draw:custom-shape draw:style-name="gr1" draw:text-style-name="P3" draw:id="id271" draw:layer="layout" svg:width="2.773cm" svg:height="0.622cm" svg:x="68.164cm" svg:y="39.869cm">
          <text:p text:style-name="P2">ScRangeName</text:p>
          <draw:enhanced-geometry svg:viewBox="0 0 21600 21600" draw:type="rectangle" draw:enhanced-path="M 0 0 L 21600 0 21600 21600 0 21600 0 0 Z N"/>
        </draw:custom-shape>
        <draw:custom-shape draw:style-name="gr1" draw:text-style-name="P3" draw:id="id272" draw:layer="layout" svg:width="2.773cm" svg:height="0.621cm" svg:x="50.887cm" svg:y="40.458cm">
          <text:p text:style-name="P2">ScDBName</text:p>
          <draw:enhanced-geometry svg:viewBox="0 0 21600 21600" draw:type="rectangle" draw:enhanced-path="M 0 0 L 21600 0 21600 21600 0 21600 0 0 Z N"/>
        </draw:custom-shape>
        <draw:custom-shape draw:style-name="gr1" draw:text-style-name="P3" draw:id="id273" draw:layer="layout" svg:width="2.773cm" svg:height="0.621cm" svg:x="51.011cm" svg:y="41.509cm">
          <text:p text:style-name="P2">ScChartCollection</text:p>
          <draw:enhanced-geometry svg:viewBox="0 0 21600 21600" draw:type="rectangle" draw:enhanced-path="M 0 0 L 21600 0 21600 21600 0 21600 0 0 Z N"/>
        </draw:custom-shape>
        <draw:connector draw:style-name="data_20_member_20__28_pointer_29_" draw:layer="layout" svg:x1="47.586cm" svg:y1="40.092cm" svg:x2="68.164cm" svg:y2="40.18cm" draw:start-shape="id231" draw:start-glue-point="4" draw:end-shape="id271" draw:end-glue-point="3">
          <text:p text:style-name="P1"/>
        </draw:connector>
        <draw:connector draw:style-name="data_20_member_20__28_pointer_29_" draw:layer="layout" svg:x1="47.586cm" svg:y1="41.337cm" svg:x2="50.887cm" svg:y2="40.768cm" draw:start-shape="id231" draw:start-glue-point="13" draw:end-shape="id272" draw:end-glue-point="3">
          <text:p text:style-name="P1"/>
        </draw:connector>
        <draw:connector draw:style-name="data_20_member_20__28_pointer_29_" draw:layer="layout" draw:line-skew="1.191cm" svg:x1="47.586cm" svg:y1="42.559cm" svg:x2="51.011cm" svg:y2="41.819cm" draw:start-shape="id231" draw:start-glue-point="14" draw:end-shape="id273" draw:end-glue-point="3">
          <text:p text:style-name="P1"/>
        </draw:connector>
        <draw:custom-shape draw:style-name="gr2" draw:id="id274" draw:layer="layout" svg:width="2.85cm" svg:height="0.57cm" svg:x="51.992cm" svg:y="44.309cm">
          <text:p text:style-name="P1">ScRangePairList</text:p>
          <draw:enhanced-geometry svg:viewBox="0 0 21600 21600" draw:type="rectangle" draw:enhanced-path="M 0 0 L 21600 0 21600 21600 0 21600 0 0 Z N"/>
        </draw:custom-shape>
        <draw:connector draw:style-name="data_20_member_20__28_multiple_20_pointers_29_" draw:layer="layout" svg:x1="47.586cm" svg:y1="44.052cm" svg:x2="51.992cm" svg:y2="44.594cm" draw:start-shape="id231" draw:start-glue-point="6" draw:end-shape="id274" draw:end-glue-point="3">
          <text:p text:style-name="P1"/>
        </draw:connector>
        <draw:connector draw:style-name="inheritance_20__28_public_29_" draw:layer="layout" svg:x1="36.962cm" svg:y1="23.117cm" svg:x2="35.724cm" svg:y2="21.965cm" draw:start-shape="id239" draw:start-glue-point="4" draw:end-shape="id275" draw:end-glue-point="4">
          <text:p text:style-name="P1"/>
        </draw:connector>
        <draw:custom-shape draw:style-name="class_20__28_external_20_module_29_" draw:id="id276" draw:layer="layout" svg:width="3.213cm" svg:height="0.648cm" svg:x="37.461cm" svg:y="19.659cm">
          <text:p text:style-name="P1">DragTargetHelper</text:p>
          <draw:enhanced-geometry svg:viewBox="0 0 21600 21600" draw:type="rectangle" draw:enhanced-path="M 0 0 L 21600 0 21600 21600 0 21600 0 0 Z N"/>
        </draw:custom-shape>
        <draw:custom-shape draw:style-name="class_20__28_external_20_module_29_" draw:id="id277" draw:layer="layout" svg:width="3.213cm" svg:height="0.586cm" svg:x="39.293cm" svg:y="20.585cm">
          <text:p text:style-name="P1">DragSourceHelper</text:p>
          <draw:enhanced-geometry svg:viewBox="0 0 21600 21600" draw:type="rectangle" draw:enhanced-path="M 0 0 L 21600 0 21600 21600 0 21600 0 0 Z N"/>
        </draw:custom-shape>
        <draw:connector draw:style-name="inheritance_20__28_public_29_" draw:layer="layout" draw:line-skew="-0.027cm" svg:x1="37.842cm" svg:y1="23.117cm" svg:x2="39.067cm" svg:y2="20.307cm" draw:start-shape="id239" draw:start-glue-point="0" draw:end-shape="id276" draw:end-glue-point="2">
          <text:p text:style-name="P1"/>
        </draw:connector>
        <draw:connector draw:style-name="inheritance_20__28_public_29_" draw:layer="layout" draw:line-skew="0.063cm" svg:x1="38.688cm" svg:y1="23.117cm" svg:x2="40.899cm" svg:y2="21.171cm" draw:start-shape="id239" draw:start-glue-point="5" draw:end-shape="id277" draw:end-glue-point="2">
          <text:p text:style-name="P1"/>
        </draw:connector>
        <draw:custom-shape draw:style-name="gr1" draw:text-style-name="P3" draw:id="id278" draw:layer="layout" svg:width="2.484cm" svg:height="1.052cm" svg:x="43.211cm" svg:y="21.049cm">
          <text:p text:style-name="P2">ScNoteMarker</text:p>
          <draw:enhanced-geometry svg:viewBox="0 0 21600 21600" draw:type="rectangle" draw:enhanced-path="M 0 0 L 21600 0 21600 21600 0 21600 0 0 Z N"/>
        </draw:custom-shape>
        <draw:connector draw:style-name="data_20_member_20__28_pointer_29_" draw:layer="layout" svg:x1="39.633cm" svg:y1="23.712cm" svg:x2="43.211cm" svg:y2="21.575cm" draw:start-shape="id239" draw:start-glue-point="6" draw:end-shape="id278" draw:end-glue-point="3">
          <text:p text:style-name="P1"/>
        </draw:connector>
        <draw:frame draw:style-name="annotation" draw:layer="layout" svg:width="3.78cm" svg:height="1.339cm" svg:x="31.885cm" svg:y="23.425cm">
          <draw:text-box>
            <text:p text:style-name="P1"><text:span text:style-name="T2">ScTabView</text:span> holds up to 4 instances of <text:span text:style-name="T2">ScGridWindow</text:span>.</text:p>
          </draw:text-box>
        </draw:frame>
        <draw:connector draw:style-name="inheritance_20__28_public_29_" draw:layer="layout" draw:line-skew="2.794cm" svg:x1="26.034cm" svg:y1="32.096cm" svg:x2="20.72cm" svg:y2="9.879cm" draw:start-shape="id210" draw:start-glue-point="0" draw:end-shape="id198" draw:end-glue-point="2">
          <text:p text:style-name="P1"/>
        </draw:connector>
        <draw:custom-shape draw:style-name="gr1" draw:text-style-name="P3" draw:id="id279" draw:layer="layout" svg:width="2.484cm" svg:height="0.972cm" svg:x="42.55cm" svg:y="23.711cm">
          <text:p text:style-name="P2">ScOutputData</text:p>
          <draw:enhanced-geometry svg:viewBox="0 0 21600 21600" draw:type="rectangle" draw:enhanced-path="M 0 0 L 21600 0 21600 21600 0 21600 0 0 Z N"/>
        </draw:custom-shape>
        <draw:custom-shape draw:style-name="gr1" draw:text-style-name="P3" draw:id="id280" draw:layer="layout" svg:width="2.943cm" svg:height="0.783cm" svg:x="46.919cm" svg:y="20.897cm">
          <text:p text:style-name="P2">ScDrawStringsVar</text:p>
          <draw:enhanced-geometry svg:viewBox="0 0 21600 21600" draw:type="rectangle" draw:enhanced-path="M 0 0 L 21600 0 21600 21600 0 21600 0 0 Z N"/>
        </draw:custom-shape>
        <draw:connector draw:style-name="local_20_usage_20__2f__20_return_20_type" draw:text-style-name="P1" draw:layer="layout" svg:x1="45.034cm" svg:y1="24.197cm" svg:x2="46.919cm" svg:y2="21.288cm" draw:start-shape="id279" draw:start-glue-point="1" draw:end-shape="id280" draw:end-glue-point="3">
          <text:p text:style-name="P1">DrawStrings()</text:p>
        </draw:connector>
        <draw:connector draw:style-name="gr19" draw:text-style-name="P1" draw:layer="layout" svg:x1="39.643cm" svg:y1="24.333cm" svg:x2="42.55cm" svg:y2="24.197cm" draw:start-shape="id239" draw:start-glue-point="7" draw:end-shape="id279" draw:end-glue-point="3">
          <text:p text:style-name="P1">Draw()</text:p>
        </draw:connector>
        <draw:custom-shape draw:style-name="gr1" draw:text-style-name="P3" draw:id="id401" draw:layer="layout" svg:width="14.386cm" svg:height="0.67cm" svg:x="68.156cm" svg:y="14.084cm">
          <draw:glue-point draw:id="4" svg:x="-4.401cm" svg:y="4.993cm"/>
          <draw:glue-point draw:id="5" svg:x="-3.666cm" svg:y="4.993cm"/>
          <draw:glue-point draw:id="6" svg:x="-1.741cm" svg:y="-5cm"/>
          <draw:glue-point draw:id="7" svg:x="1.611cm" svg:y="-5cm"/>
          <draw:glue-point draw:id="8" svg:x="-2.909cm" svg:y="5cm"/>
          <draw:glue-point draw:id="9" svg:x="-2.13cm" svg:y="5cm"/>
          <draw:glue-point draw:id="10" svg:x="-1.373cm" svg:y="5cm"/>
          <draw:glue-point draw:id="11" svg:x="-0.595cm" svg:y="5cm"/>
          <draw:glue-point draw:id="12" svg:x="0.746cm" svg:y="5cm"/>
          <draw:glue-point draw:id="13" svg:x="1.567cm" svg:y="5cm"/>
          <draw:glue-point draw:id="14" svg:x="2.367cm" svg:y="5cm"/>
          <draw:glue-point draw:id="15" svg:x="3.081cm" svg:y="5cm"/>
          <draw:glue-point draw:id="16" svg:x="3.687cm" svg:y="5cm"/>
          <draw:glue-point draw:id="17" svg:x="4.357cm" svg:y="5cm"/>
          <text:p text:style-name="P2">ScEditEngineDefaulter</text:p>
          <draw:enhanced-geometry svg:viewBox="0 0 21600 21600" draw:type="rectangle" draw:enhanced-path="M 0 0 L 21600 0 21600 21600 0 21600 0 0 Z N"/>
        </draw:custom-shape>
        <draw:custom-shape draw:style-name="class_20__28_external_20_module_29_" draw:id="id281" draw:layer="layout" svg:width="2.203cm" svg:height="0.882cm" svg:x="3.591cm" svg:y="54.186cm">
          <text:p text:style-name="P1">SfxModule</text:p>
          <draw:enhanced-geometry svg:viewBox="0 0 21600 21600" draw:type="rectangle" draw:enhanced-path="M 0 0 L 21600 0 21600 21600 0 21600 0 0 Z N"/>
        </draw:custom-shape>
        <draw:connector draw:style-name="inheritance_20__28_public_29_" draw:layer="layout" draw:line-skew="-20.866cm" svg:x1="4.692cm" svg:y1="54.186cm" svg:x2="17.834cm" svg:y2="9.877cm" draw:start-shape="id281" draw:start-glue-point="0" draw:end-shape="id198" draw:end-glue-point="7">
          <text:p text:style-name="P1"/>
        </draw:connector>
        <draw:custom-shape draw:style-name="gr1" draw:text-style-name="P3" draw:id="id282" draw:layer="layout" svg:width="2.115cm" svg:height="1.292cm" svg:x="3.561cm" svg:y="57.35cm">
          <draw:glue-point draw:id="4" svg:x="4.997cm" svg:y="-2.623cm"/>
          <draw:glue-point draw:id="5" svg:x="4.997cm" svg:y="2.794cm"/>
          <text:p text:style-name="P2">ScModule</text:p>
          <draw:enhanced-geometry svg:viewBox="0 0 21600 21600" draw:type="rectangle" draw:enhanced-path="M 0 0 L 21600 0 21600 21600 0 21600 0 0 Z N"/>
        </draw:custom-shape>
        <draw:connector draw:style-name="inheritance_20__28_public_29_" draw:layer="layout" svg:x1="4.618cm" svg:y1="57.35cm" svg:x2="4.692cm" svg:y2="55.068cm" draw:start-shape="id282" draw:end-shape="id281" draw:end-glue-point="2">
          <text:p text:style-name="P1"/>
        </draw:connector>
        <draw:custom-shape draw:style-name="class_20__28_external_20_module_29_" draw:text-style-name="P1" draw:id="id283" draw:layer="layout" svg:width="2.023cm" svg:height="0.565cm" svg:x="37.559cm" svg:y="41.954cm">
          <text:p text:style-name="P1">EditView</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36.784cm" svg:y1="41.271cm" svg:x2="37.559cm" svg:y2="42.236cm" draw:start-shape="id237" draw:start-glue-point="4" draw:end-shape="id283" draw:end-glue-point="3">
          <text:p text:style-name="P1"/>
        </draw:connector>
        <draw:frame draw:style-name="annotation" draw:layer="layout" svg:width="3.316cm" svg:height="2.103cm" svg:x="37.589cm" svg:y="42.691cm">
          <draw:text-box>
            <text:p text:style-name="P1"><text:span text:style-name="T2">ScViewData</text:span> has 4 instances of <text:span text:style-name="T2">EditView</text:span>, one for each of the four split panes.</text:p>
          </draw:text-box>
        </draw:frame>
        <draw:custom-shape draw:style-name="gr1" draw:text-style-name="P3" draw:id="id285" draw:layer="layout" svg:width="3.784cm" svg:height="0.96cm" svg:x="85cm" svg:y="52.031cm">
          <draw:glue-point draw:id="4" svg:x="-2.262cm" svg:y="5cm"/>
          <draw:glue-point draw:id="5" svg:x="2.328cm" svg:y="5cm"/>
          <text:p text:style-name="P2">ScFilterDescriptorBase</text:p>
          <draw:enhanced-geometry svg:viewBox="0 0 21600 21600" draw:type="rectangle" draw:enhanced-path="M 0 0 L 21600 0 21600 21600 0 21600 0 0 Z N"/>
        </draw:custom-shape>
        <draw:custom-shape draw:style-name="gr1" draw:text-style-name="P3" draw:id="id284" draw:layer="layout" svg:width="2.981cm" svg:height="0.714cm" svg:x="85.381cm" svg:y="54.791cm">
          <text:p text:style-name="P2">ScFilterDescriptor</text:p>
          <draw:enhanced-geometry svg:viewBox="0 0 21600 21600" draw:type="rectangle" draw:enhanced-path="M 0 0 L 21600 0 21600 21600 0 21600 0 0 Z N"/>
        </draw:custom-shape>
        <draw:custom-shape draw:style-name="gr1" draw:text-style-name="P3" draw:id="id286" draw:layer="layout" svg:width="4.2cm" svg:height="0.688cm" svg:x="81.518cm" svg:y="62.422cm">
          <text:p text:style-name="P2">ScDataPilotFilterDescriptor</text:p>
          <draw:enhanced-geometry svg:viewBox="0 0 21600 21600" draw:type="rectangle" draw:enhanced-path="M 0 0 L 21600 0 21600 21600 0 21600 0 0 Z N"/>
        </draw:custom-shape>
        <draw:custom-shape draw:style-name="gr1" draw:text-style-name="P3" draw:id="id287" draw:layer="layout" svg:width="3.784cm" svg:height="0.933cm" svg:x="91.013cm" svg:y="54.857cm">
          <text:p text:style-name="P2">ScRangeFilterDescriptor</text:p>
          <draw:enhanced-geometry svg:viewBox="0 0 21600 21600" draw:type="rectangle" draw:enhanced-path="M 0 0 L 21600 0 21600 21600 0 21600 0 0 Z N"/>
        </draw:custom-shape>
        <draw:connector draw:style-name="inheritance_20__28_public_29_" draw:layer="layout" svg:x1="86.871cm" svg:y1="54.791cm" svg:x2="86.892cm" svg:y2="52.991cm" draw:start-shape="id284" draw:start-glue-point="0" draw:end-shape="id285" draw:end-glue-point="2">
          <text:p text:style-name="P1"/>
        </draw:connector>
        <draw:connector draw:style-name="inheritance_20__28_public_29_" draw:layer="layout" draw:line-skew="-3.29cm" svg:x1="83.618cm" svg:y1="62.422cm" svg:x2="86.037cm" svg:y2="52.991cm" draw:start-shape="id286" draw:start-glue-point="0" draw:end-shape="id285" draw:end-glue-point="4">
          <text:p text:style-name="P1"/>
        </draw:connector>
        <draw:connector draw:style-name="inheritance_20__28_public_29_" draw:layer="layout" svg:x1="92.905cm" svg:y1="54.857cm" svg:x2="87.772cm" svg:y2="52.991cm" draw:start-shape="id287" draw:start-glue-point="0" draw:end-shape="id285" draw:end-glue-point="5">
          <text:p text:style-name="P1"/>
        </draw:connector>
        <draw:custom-shape draw:style-name="gr1" draw:text-style-name="P3" draw:id="id327" draw:layer="layout" svg:width="3.655cm" svg:height="1.063cm" svg:x="97.126cm" svg:y="55.531cm">
          <text:p text:style-name="P2">ScDatabaseRangeObj</text:p>
          <draw:enhanced-geometry svg:viewBox="0 0 21600 21600" draw:type="rectangle" draw:enhanced-path="M 0 0 L 21600 0 21600 21600 0 21600 0 0 Z N"/>
        </draw:custom-shape>
        <draw:custom-shape draw:style-name="gr1" draw:text-style-name="P3" draw:id="id288" draw:layer="layout" svg:width="2.125cm" svg:height="0.613cm" svg:x="76.614cm" svg:y="43.115cm">
          <draw:glue-point draw:id="4" svg:x="-2.075cm" svg:y="-5.006cm"/>
          <draw:glue-point draw:id="5" svg:x="2.192cm" svg:y="-5.006cm"/>
          <text:p text:style-name="P2">ScDBData</text:p>
          <draw:enhanced-geometry svg:viewBox="0 0 21600 21600" draw:type="rectangle" draw:enhanced-path="M 0 0 L 21600 0 21600 21600 0 21600 0 0 Z N"/>
        </draw:custom-shape>
        <draw:custom-shape draw:style-name="gr1" draw:text-style-name="P3" draw:id="id289" draw:layer="layout" svg:width="15.11cm" svg:height="0.83cm" svg:x="77.101cm" svg:y="27.033cm">
          <draw:glue-point draw:id="4" svg:x="-4.452cm" svg:y="5cm"/>
          <draw:glue-point draw:id="5" svg:x="-3.84cm" svg:y="5cm"/>
          <draw:glue-point draw:id="6" svg:x="-3.198cm" svg:y="5cm"/>
          <draw:glue-point draw:id="7" svg:x="-2.598cm" svg:y="5cm"/>
          <draw:glue-point draw:id="8" svg:x="-2.049cm" svg:y="5cm"/>
          <draw:glue-point draw:id="9" svg:x="-1.603cm" svg:y="5cm"/>
          <draw:glue-point draw:id="10" svg:x="-1.174cm" svg:y="5cm"/>
          <draw:glue-point draw:id="11" svg:x="-0.763cm" svg:y="5cm"/>
          <draw:glue-point draw:id="12" svg:x="-0.385cm" svg:y="5cm"/>
          <draw:glue-point draw:id="13" svg:x="1.929cm" svg:y="5cm"/>
          <text:p text:style-name="P2">DataObject</text:p>
          <draw:enhanced-geometry svg:viewBox="0 0 21600 21600" draw:type="rectangle" draw:enhanced-path="M 0 0 L 21600 0 21600 21600 0 21600 0 0 Z N"/>
        </draw:custom-shape>
        <draw:custom-shape draw:style-name="gr1" draw:text-style-name="P3" draw:id="id290" draw:layer="layout" svg:width="2.617cm" svg:height="0.645cm" svg:x="74.36cm" svg:y="40.994cm">
          <draw:glue-point draw:id="4" svg:x="-1.929cm" svg:y="4.992cm"/>
          <draw:glue-point draw:id="5" svg:x="2.032cm" svg:y="4.992cm"/>
          <text:p text:style-name="P2">ScRefreshTimer</text:p>
          <draw:enhanced-geometry svg:viewBox="0 0 21600 21600" draw:type="rectangle" draw:enhanced-path="M 0 0 L 21600 0 21600 21600 0 21600 0 0 Z N"/>
        </draw:custom-shape>
        <draw:connector draw:style-name="inheritance_20__28_public_29_" draw:layer="layout" svg:x1="78.141cm" svg:y1="43.115cm" svg:x2="78.854cm" svg:y2="27.863cm" draw:start-shape="id288" draw:start-glue-point="5" draw:end-shape="id289" draw:end-glue-point="5">
          <text:p text:style-name="P1"/>
        </draw:connector>
        <draw:connector draw:style-name="inheritance_20__28_public_29_" draw:layer="layout" svg:x1="77.236cm" svg:y1="43.115cm" svg:x2="76.199cm" svg:y2="41.637cm" draw:start-shape="id288" draw:start-glue-point="4" draw:end-shape="id290" draw:end-glue-point="5">
          <text:p text:style-name="P1"/>
        </draw:connector>
        <draw:custom-shape draw:style-name="class_20__28_external_20_module_29_" draw:id="id291" draw:layer="layout" svg:width="1.84cm" svg:height="0.591cm" svg:x="74.723cm" svg:y="39.789cm">
          <text:p text:style-name="P1">AutoTimer</text:p>
          <draw:enhanced-geometry svg:viewBox="0 0 21600 21600" draw:type="rectangle" draw:enhanced-path="M 0 0 L 21600 0 21600 21600 0 21600 0 0 Z N"/>
        </draw:custom-shape>
        <draw:connector draw:style-name="inheritance_20__28_public_29_" draw:layer="layout" svg:x1="75.668cm" svg:y1="40.994cm" svg:x2="75.643cm" svg:y2="40.38cm" draw:start-shape="id290" draw:start-glue-point="0" draw:end-shape="id291" draw:end-glue-point="2">
          <text:p text:style-name="P1"/>
        </draw:connector>
        <draw:frame draw:style-name="annotation" draw:layer="layout" svg:width="5.185cm" svg:height="1.502cm" svg:x="86.604cm" svg:y="25.081cm">
          <draw:text-box>
            <text:p text:style-name="P1"><text:span text:style-name="T2">DataObject</text:span> requies its child class to implement <text:span text:style-name="T2">Clone()</text:span><text:span text:style-name="T4"> that returns a pointer to </text:span><text:span text:style-name="T2">DataObject</text:span><text:span text:style-name="T4">.</text:span></text:p>
          </draw:text-box>
        </draw:frame>
        <draw:custom-shape draw:style-name="gr1" draw:text-style-name="P3" draw:id="id292" draw:layer="layout" svg:width="1.84cm" svg:height="0.7cm" svg:x="92.621cm" svg:y="39.471cm">
          <text:p text:style-name="P2">StrData</text:p>
          <draw:enhanced-geometry svg:viewBox="0 0 21600 21600" draw:type="rectangle" draw:enhanced-path="M 0 0 L 21600 0 21600 21600 0 21600 0 0 Z N"/>
        </draw:custom-shape>
        <draw:connector draw:style-name="inheritance_20__28_public_29_" draw:layer="layout" svg:x1="93.541cm" svg:y1="39.471cm" svg:x2="84.075cm" svg:y2="27.863cm" draw:start-shape="id292" draw:end-shape="id289" draw:end-glue-point="12">
          <text:p text:style-name="P1"/>
        </draw:connector>
        <draw:custom-shape draw:style-name="gr1" draw:text-style-name="P3" draw:id="id294" draw:layer="layout" svg:width="2.307cm" svg:height="0.648cm" svg:x="88.134cm" svg:y="39.52cm">
          <text:p text:style-name="P2">StrCollection</text:p>
          <draw:enhanced-geometry svg:viewBox="0 0 21600 21600" draw:type="rectangle" draw:enhanced-path="M 0 0 L 21600 0 21600 21600 0 21600 0 0 Z N"/>
        </draw:custom-shape>
        <draw:connector draw:style-name="inheritance_20__28_public_29_" draw:layer="layout" svg:x1="73.451cm" svg:y1="29.984cm" svg:x2="77.93cm" svg:y2="27.863cm" draw:start-shape="id293" draw:start-glue-point="0" draw:end-shape="id289" draw:end-glue-point="4">
          <text:p text:style-name="P1"/>
        </draw:connector>
        <draw:custom-shape draw:style-name="gr1" draw:text-style-name="P3" draw:id="id250" draw:layer="layout" svg:width="3.939cm" svg:height="0.648cm" svg:x="73.321cm" svg:y="32.385cm">
          <draw:glue-point draw:id="4" svg:x="2.161cm" svg:y="5cm"/>
          <draw:glue-point draw:id="5" svg:x="-1.756cm" svg:y="5cm"/>
          <draw:glue-point draw:id="6" svg:x="-3.702cm" svg:y="5cm"/>
          <draw:glue-point draw:id="7" svg:x="3.818cm" svg:y="5cm"/>
          <text:p text:style-name="P2">SortedCollection</text:p>
          <draw:enhanced-geometry svg:viewBox="0 0 21600 21600" draw:type="rectangle" draw:enhanced-path="M 0 0 L 21600 0 21600 21600 0 21600 0 0 Z N"/>
        </draw:custom-shape>
        <draw:custom-shape draw:style-name="gr1" draw:text-style-name="P3" draw:id="id293" draw:layer="layout" svg:width="3.643cm" svg:height="0.648cm" svg:x="71.63cm" svg:y="29.984cm">
          <draw:glue-point draw:id="4" svg:x="-2.331cm" svg:y="5cm"/>
          <draw:glue-point draw:id="5" svg:x="2.207cm" svg:y="5cm"/>
          <draw:glue-point draw:id="6" svg:x="-4.004cm" svg:y="5cm"/>
          <text:p text:style-name="P2">Collection</text:p>
          <draw:enhanced-geometry svg:viewBox="0 0 21600 21600" draw:type="rectangle" draw:enhanced-path="M 0 0 L 21600 0 21600 21600 0 21600 0 0 Z N"/>
        </draw:custom-shape>
        <draw:connector draw:style-name="inheritance_20__28_public_29_" draw:layer="layout" svg:x1="75.29cm" svg:y1="32.385cm" svg:x2="74.255cm" svg:y2="30.632cm" draw:start-shape="id250" draw:start-glue-point="0" draw:end-shape="id293" draw:end-glue-point="5">
          <text:p text:style-name="P1"/>
        </draw:connector>
        <draw:connector draw:style-name="inheritance_20__28_public_29_" draw:layer="layout" svg:x1="89.287cm" svg:y1="39.52cm" svg:x2="76.793cm" svg:y2="33.033cm" draw:start-shape="id294" draw:start-glue-point="0" draw:end-shape="id250" draw:end-glue-point="7">
          <text:p text:style-name="P1"/>
        </draw:connector>
        <draw:custom-shape draw:style-name="gr2" draw:id="id295" draw:layer="layout" svg:width="2.525cm" svg:height="0.787cm" svg:x="71.342cm" svg:y="42.709cm">
          <text:p text:style-name="P1">ScDBCollection</text:p>
          <draw:enhanced-geometry svg:viewBox="0 0 21600 21600" draw:type="rectangle" draw:enhanced-path="M 0 0 L 21600 0 21600 21600 0 21600 0 0 Z N"/>
        </draw:custom-shape>
        <draw:connector draw:style-name="inheritance_20__28_public_29_" draw:layer="layout" draw:line-skew="-0.75cm" svg:x1="72.604cm" svg:y1="42.709cm" svg:x2="74.599cm" svg:y2="33.033cm" draw:start-shape="id295" draw:start-glue-point="0" draw:end-shape="id250" draw:end-glue-point="5">
          <text:p text:style-name="P1"/>
        </draw:connector>
        <draw:connector draw:style-name="data_20_member_20__28_multiple_20_pointers_29_" draw:layer="layout" svg:x1="73.867cm" svg:y1="43.102cm" svg:x2="76.614cm" svg:y2="43.421cm" draw:start-shape="id295" draw:start-glue-point="1" draw:end-shape="id288" draw:end-glue-point="3">
          <text:p text:style-name="P1"/>
        </draw:connector>
        <draw:connector draw:style-name="data_20_member_20__28_multiple_20_pointers_29_" draw:layer="layout" svg:x1="90.441cm" svg:y1="39.844cm" svg:x2="92.621cm" svg:y2="39.821cm" draw:start-shape="id294" draw:start-glue-point="1" draw:end-shape="id292" draw:end-glue-point="3">
          <text:p text:style-name="P1"/>
        </draw:connector>
        <draw:connector draw:style-name="data_20_member_20__28_pointer_29_" draw:layer="layout" svg:x1="47.586cm" svg:y1="43.296cm" svg:x2="71.342cm" svg:y2="43.102cm" draw:start-shape="id231" draw:start-glue-point="23" draw:end-shape="id295" draw:end-glue-point="3">
          <text:p text:style-name="P1"/>
        </draw:connector>
        <draw:custom-shape draw:style-name="gr2" draw:id="id296" draw:layer="layout" svg:width="2.074cm" svg:height="0.674cm" svg:x="73.478cm" svg:y="44.723cm">
          <text:p text:style-name="P1">ScAreaLink</text:p>
          <draw:enhanced-geometry svg:viewBox="0 0 21600 21600" draw:type="rectangle" draw:enhanced-path="M 0 0 L 21600 0 21600 21600 0 21600 0 0 Z N"/>
        </draw:custom-shape>
        <draw:connector draw:style-name="inheritance_20__28_public_29_" draw:layer="layout" svg:x1="74.515cm" svg:y1="44.723cm" svg:x2="75.164cm" svg:y2="41.637cm" draw:start-shape="id296" draw:start-glue-point="0" draw:end-shape="id290" draw:end-glue-point="4">
          <text:p text:style-name="P1"/>
        </draw:connector>
        <draw:custom-shape draw:style-name="gr3" draw:id="id297" draw:layer="layout" svg:width="2.436cm" svg:height="0.752cm" svg:x="77.211cm" svg:y="44.749cm">
          <text:p text:style-name="P1">AreaLink_Impl</text:p>
          <draw:enhanced-geometry svg:viewBox="0 0 21600 21600" draw:type="rectangle" draw:enhanced-path="M 0 0 L 21600 0 21600 21600 0 21600 0 0 Z N"/>
        </draw:custom-shape>
        <draw:connector draw:style-name="data_20_member_20__28_pointer_29_" draw:layer="layout" svg:x1="75.552cm" svg:y1="45.06cm" svg:x2="77.211cm" svg:y2="45.125cm" draw:start-shape="id296" draw:start-glue-point="1" draw:end-shape="id297" draw:end-glue-point="3">
          <text:p text:style-name="P1"/>
        </draw:connector>
        <draw:custom-shape draw:style-name="gr2" draw:id="id298" draw:layer="layout" svg:width="2.617cm" svg:height="0.751cm" svg:x="80.892cm" svg:y="46.874cm">
          <text:p text:style-name="P1">ScAreaLinkObj</text:p>
          <draw:enhanced-geometry svg:viewBox="0 0 21600 21600" draw:type="rectangle" draw:enhanced-path="M 0 0 L 21600 0 21600 21600 0 21600 0 0 Z N"/>
        </draw:custom-shape>
        <draw:custom-shape draw:style-name="gr4" draw:id="id299" draw:layer="layout" svg:width="5.158cm" svg:height="1.789cm" svg:x="80.476cm" svg:y="44.256cm">
          <text:p text:style-name="P1">com.sun.star.sheet.XAreaLink</text:p>
          <text:p text:style-name="P1">com.sun.star.util.XRefreshable</text:p>
          <text:p text:style-name="P1">com.sun.star.beans.XPropertySet</text:p>
          <text:p text:style-name="P1">com.sun.star.lang.XServiceInfo</text:p>
          <draw:enhanced-geometry svg:viewBox="0 0 21600 21600" draw:type="rectangle" draw:enhanced-path="M 0 0 L 21600 0 21600 21600 0 21600 0 0 Z N"/>
        </draw:custom-shape>
        <draw:connector draw:style-name="inheritance_20__28_public_29_" draw:layer="layout" svg:x1="82.2cm" svg:y1="46.874cm" svg:x2="83.055cm" svg:y2="46.045cm" draw:start-shape="id298" draw:start-glue-point="0" draw:end-shape="id299" draw:end-glue-point="2">
          <text:p text:style-name="P1"/>
        </draw:connector>
        <draw:custom-shape draw:style-name="gr2" draw:id="id300" draw:layer="layout" svg:width="2.617cm" svg:height="0.751cm" svg:x="75.346cm" svg:y="49cm">
          <text:p text:style-name="P1">ScAreaLinksObj</text:p>
          <draw:enhanced-geometry svg:viewBox="0 0 21600 21600" draw:type="rectangle" draw:enhanced-path="M 0 0 L 21600 0 21600 21600 0 21600 0 0 Z N"/>
        </draw:custom-shape>
        <draw:custom-shape draw:style-name="gr4" draw:id="id301" draw:layer="layout" svg:width="6.713cm" svg:height="1.374cm" svg:x="73.194cm" svg:y="46.252cm">
          <text:p text:style-name="P1">com.sun.star.sheet.XAreaLinks</text:p>
          <text:p text:style-name="P1">com.sun.star.container.XEnumerationAccess</text:p>
          <text:p text:style-name="P1">com.sun.star.lang.XServiceInfo</text:p>
          <draw:enhanced-geometry svg:viewBox="0 0 21600 21600" draw:type="rectangle" draw:enhanced-path="M 0 0 L 21600 0 21600 21600 0 21600 0 0 Z N"/>
        </draw:custom-shape>
        <draw:connector draw:style-name="inheritance_20__28_public_29_" draw:layer="layout" svg:x1="76.654cm" svg:y1="49cm" svg:x2="76.55cm" svg:y2="47.626cm" draw:start-shape="id300" draw:start-glue-point="0" draw:end-shape="id301" draw:end-glue-point="2">
          <text:p text:style-name="P1"/>
        </draw:connector>
        <draw:custom-shape draw:style-name="gr2" draw:id="id303" draw:layer="layout" svg:width="3.24cm" svg:height="0.777cm" svg:x="103.13cm" svg:y="41.069cm">
          <draw:glue-point draw:id="4" svg:x="-1.882cm" svg:y="4.993cm"/>
          <draw:glue-point draw:id="5" svg:x="2.117cm" svg:y="4.993cm"/>
          <text:p text:style-name="P1">ScCellRangesBase</text:p>
          <draw:enhanced-geometry svg:viewBox="0 0 21600 21600" draw:type="rectangle" draw:enhanced-path="M 0 0 L 21600 0 21600 21600 0 21600 0 0 Z N"/>
        </draw:custom-shape>
        <draw:custom-shape draw:style-name="gr2" draw:id="id302" draw:layer="layout" svg:width="4.537cm" svg:height="0.777cm" svg:x="99.967cm" svg:y="42.988cm">
          <draw:glue-point draw:id="4" svg:x="-3.57cm" svg:y="4.993cm"/>
          <draw:glue-point draw:id="5" svg:x="-1.514cm" svg:y="4.993cm"/>
          <draw:glue-point draw:id="6" svg:x="1.798cm" svg:y="4.993cm"/>
          <draw:glue-point draw:id="7" svg:x="3.398cm" svg:y="4.993cm"/>
          <text:p text:style-name="P1">ScCellRangeObj</text:p>
          <draw:enhanced-geometry svg:viewBox="0 0 21600 21600" draw:type="rectangle" draw:enhanced-path="M 0 0 L 21600 0 21600 21600 0 21600 0 0 Z N"/>
        </draw:custom-shape>
        <draw:custom-shape draw:style-name="gr2" draw:id="id304" draw:layer="layout" svg:width="2.851cm" svg:height="0.777cm" svg:x="105.308cm" svg:y="42.963cm">
          <text:p text:style-name="P1">ScCellRangesObj</text:p>
          <draw:enhanced-geometry svg:viewBox="0 0 21600 21600" draw:type="rectangle" draw:enhanced-path="M 0 0 L 21600 0 21600 21600 0 21600 0 0 Z N"/>
        </draw:custom-shape>
        <draw:connector draw:style-name="inheritance_20__28_public_29_" draw:layer="layout" svg:x1="102.235cm" svg:y1="42.988cm" svg:x2="104.141cm" svg:y2="41.844cm" draw:start-shape="id302" draw:start-glue-point="0" draw:end-shape="id303" draw:end-glue-point="4">
          <text:p text:style-name="P1"/>
        </draw:connector>
        <draw:connector draw:style-name="inheritance_20__28_public_29_" draw:layer="layout" svg:x1="106.733cm" svg:y1="42.963cm" svg:x2="105.435cm" svg:y2="41.844cm" draw:start-shape="id304" draw:start-glue-point="0" draw:end-shape="id303" draw:end-glue-point="5">
          <text:p text:style-name="P1"/>
        </draw:connector>
        <draw:custom-shape draw:style-name="gr1" draw:text-style-name="P3" draw:id="id306" draw:layer="layout" svg:width="1.891cm" svg:height="0.778cm" svg:x="91.126cm" svg:y="48.318cm">
          <draw:glue-point draw:id="4" svg:x="-2.406cm" svg:y="-5cm"/>
          <draw:glue-point draw:id="5" svg:x="2.39cm" svg:y="-5cm"/>
          <text:p text:style-name="P2">ScCellObj</text:p>
          <draw:enhanced-geometry svg:viewBox="0 0 21600 21600" draw:type="rectangle" draw:enhanced-path="M 0 0 L 21600 0 21600 21600 0 21600 0 0 Z N"/>
        </draw:custom-shape>
        <draw:custom-shape draw:style-name="gr1" draw:text-style-name="P3" draw:id="id307" draw:layer="layout" svg:width="3.135cm" svg:height="0.778cm" svg:x="98.93cm" svg:y="48.143cm">
          <text:p text:style-name="P2">ScTableColumnObj</text:p>
          <draw:enhanced-geometry svg:viewBox="0 0 21600 21600" draw:type="rectangle" draw:enhanced-path="M 0 0 L 21600 0 21600 21600 0 21600 0 0 Z N"/>
        </draw:custom-shape>
        <draw:custom-shape draw:style-name="gr1" draw:text-style-name="P3" draw:id="id309" draw:layer="layout" svg:width="2.695cm" svg:height="0.778cm" svg:x="104.452cm" svg:y="45.967cm">
          <text:p text:style-name="P2">ScTableRowObj</text:p>
          <draw:enhanced-geometry svg:viewBox="0 0 21600 21600" draw:type="rectangle" draw:enhanced-path="M 0 0 L 21600 0 21600 21600 0 21600 0 0 Z N"/>
        </draw:custom-shape>
        <draw:custom-shape draw:style-name="gr1" draw:text-style-name="P3" draw:id="id308" draw:layer="layout" svg:width="3.032cm" svg:height="0.778cm" svg:x="107.536cm" svg:y="55.092cm">
          <draw:glue-point draw:id="4" svg:x="-1.751cm" svg:y="-5cm"/>
          <draw:glue-point draw:id="5" svg:x="2.094cm" svg:y="-5cm"/>
          <text:p text:style-name="P2">ScTableSheetObj</text:p>
          <draw:enhanced-geometry svg:viewBox="0 0 21600 21600" draw:type="rectangle" draw:enhanced-path="M 0 0 L 21600 0 21600 21600 0 21600 0 0 Z N"/>
        </draw:custom-shape>
        <draw:connector draw:style-name="inheritance_20__28_public_29_" draw:layer="layout" svg:x1="101.872cm" svg:y1="46.406cm" svg:x2="102.235cm" svg:y2="43.765cm" draw:start-shape="id305" draw:start-glue-point="0" draw:end-shape="id302" draw:end-glue-point="2">
          <text:p text:style-name="P1"/>
        </draw:connector>
        <draw:connector draw:style-name="inheritance_20__28_public_29_" draw:layer="layout" svg:x1="92.522cm" svg:y1="48.318cm" svg:x2="100.616cm" svg:y2="43.763cm" draw:start-shape="id306" draw:start-glue-point="5" draw:end-shape="id302" draw:end-glue-point="4">
          <text:p text:style-name="P1"/>
        </draw:connector>
        <draw:connector draw:style-name="inheritance_20__28_public_29_" draw:layer="layout" draw:line-skew="-1.049cm" svg:x1="100.497cm" svg:y1="48.143cm" svg:x2="101.549cm" svg:y2="43.763cm" draw:start-shape="id307" draw:start-glue-point="0" draw:end-shape="id302" draw:end-glue-point="5">
          <text:p text:style-name="P1"/>
        </draw:connector>
        <draw:connector draw:style-name="inheritance_20__28_public_29_" draw:layer="layout" draw:line-skew="-1.569cm" svg:x1="108.522cm" svg:y1="55.092cm" svg:x2="103.05cm" svg:y2="43.763cm" draw:start-shape="id308" draw:start-glue-point="4" draw:end-shape="id302" draw:end-glue-point="6">
          <text:p text:style-name="P1"/>
        </draw:connector>
        <draw:connector draw:style-name="inheritance_20__28_public_29_" draw:layer="layout" svg:x1="105.799cm" svg:y1="45.967cm" svg:x2="103.776cm" svg:y2="43.763cm" draw:start-shape="id309" draw:start-glue-point="0" draw:end-shape="id302" draw:end-glue-point="7">
          <text:p text:style-name="P1"/>
        </draw:connector>
        <draw:custom-shape draw:style-name="gr1" draw:text-style-name="P3" draw:layer="layout" svg:width="3.474cm" svg:height="0.726cm" svg:x="100.614cm" svg:y="49.544cm">
          <text:p text:style-name="P2">ScTableValidationObj</text:p>
          <draw:enhanced-geometry svg:viewBox="0 0 21600 21600" draw:type="rectangle" draw:enhanced-path="M 0 0 L 21600 0 21600 21600 0 21600 0 0 Z N"/>
        </draw:custom-shape>
        <draw:custom-shape draw:style-name="gr1" draw:text-style-name="P3" draw:layer="layout" svg:width="3.24cm" svg:height="0.778cm" svg:x="60.856cm" svg:y="41.587cm">
          <text:p text:style-name="P2">ScProtectionAttr</text:p>
          <draw:enhanced-geometry svg:viewBox="0 0 21600 21600" draw:type="rectangle" draw:enhanced-path="M 0 0 L 21600 0 21600 21600 0 21600 0 0 Z N"/>
        </draw:custom-shape>
        <draw:custom-shape draw:style-name="gr1" draw:text-style-name="P3" draw:id="id314" draw:layer="layout" svg:width="2.54cm" svg:height="0.674cm" svg:x="60.987cm" svg:y="46.043cm">
          <text:p text:style-name="P2">ScAttrArray</text:p>
          <draw:enhanced-geometry svg:viewBox="0 0 21600 21600" draw:type="rectangle" draw:enhanced-path="M 0 0 L 21600 0 21600 21600 0 21600 0 0 Z N"/>
        </draw:custom-shape>
        <draw:custom-shape draw:style-name="gr3" draw:text-style-name="P1" draw:id="id315" draw:layer="layout" svg:width="2.074cm" svg:height="0.751cm" svg:x="64.332cm" svg:y="46.096cm">
          <text:p text:style-name="P1">ScAttrEntry</text:p>
          <draw:enhanced-geometry svg:viewBox="0 0 21600 21600" draw:mirror-horizontal="false" draw:mirror-vertical="false" draw:type="rectangle" draw:enhanced-path="M 0 0 L 21600 0 21600 21600 0 21600 0 0 Z N"/>
        </draw:custom-shape>
        <draw:custom-shape draw:style-name="gr1" draw:text-style-name="P3" draw:id="id312" draw:layer="layout" svg:width="2.177cm" svg:height="1.867cm" svg:x="68.035cm" svg:y="45.319cm">
          <draw:glue-point draw:id="4" svg:x="-5cm" svg:y="2.64cm"/>
          <draw:glue-point draw:id="5" svg:x="-5cm" svg:y="-2.635cm"/>
          <text:p text:style-name="P2">ScPatternAttr</text:p>
          <draw:enhanced-geometry svg:viewBox="0 0 21600 21600" draw:type="rectangle" draw:enhanced-path="M 0 0 L 21600 0 21600 21600 0 21600 0 0 Z N"/>
        </draw:custom-shape>
        <draw:custom-shape draw:style-name="gr3" draw:id="id311" draw:layer="layout" svg:width="1.634cm" svg:height="0.881cm" svg:x="64.355cm" svg:y="44.335cm">
          <draw:glue-point draw:id="4" svg:x="4.997cm" svg:y="-3.617cm"/>
          <text:p text:style-name="P1">CellInfo</text:p>
          <draw:enhanced-geometry svg:viewBox="0 0 21600 21600" draw:type="rectangle" draw:enhanced-path="M 0 0 L 21600 0 21600 21600 0 21600 0 0 Z N"/>
        </draw:custom-shape>
        <draw:custom-shape draw:style-name="gr3" draw:id="id310" draw:layer="layout" svg:width="2.099cm" svg:height="0.83cm" svg:x="60.779cm" svg:y="44.464cm">
          <text:p text:style-name="P1">RowInfo</text:p>
          <draw:enhanced-geometry svg:viewBox="0 0 21600 21600" draw:type="rectangle" draw:enhanced-path="M 0 0 L 21600 0 21600 21600 0 21600 0 0 Z N"/>
        </draw:custom-shape>
        <draw:connector draw:style-name="data_20_member_20__28_pointer_29_" draw:layer="layout" svg:x1="62.878cm" svg:y1="44.879cm" svg:x2="64.355cm" svg:y2="44.775cm" draw:start-shape="id310" draw:start-glue-point="1" draw:end-shape="id311">
          <text:p text:style-name="P1"/>
        </draw:connector>
        <draw:connector draw:style-name="data_20_member_20__28_pointer_29_" draw:layer="layout" svg:x1="65.989cm" svg:y1="44.775cm" svg:x2="68.035cm" svg:y2="45.761cm" draw:start-shape="id311" draw:start-glue-point="1" draw:end-shape="id312" draw:end-glue-point="5">
          <text:p text:style-name="P1"/>
        </draw:connector>
        <draw:custom-shape draw:style-name="gr3" draw:id="id313" draw:layer="layout" svg:width="2.099cm" svg:height="0.83cm" svg:x="57.126cm" svg:y="44.439cm">
          <text:p text:style-name="P1">ScTableInfo</text:p>
          <draw:enhanced-geometry svg:viewBox="0 0 21600 21600" draw:type="rectangle" draw:enhanced-path="M 0 0 L 21600 0 21600 21600 0 21600 0 0 Z N"/>
        </draw:custom-shape>
        <draw:connector draw:style-name="data_20_member_20__28_pointer_29_" draw:layer="layout" svg:x1="59.225cm" svg:y1="44.854cm" svg:x2="60.779cm" svg:y2="44.879cm" draw:start-shape="id313" draw:start-glue-point="1" draw:end-shape="id310" draw:end-glue-point="3">
          <text:p text:style-name="P1"/>
        </draw:connector>
        <draw:connector draw:style-name="data_20_member_20__28_multiple_20_pointers_29_" draw:layer="layout" svg:x1="63.527cm" svg:y1="46.38cm" svg:x2="64.332cm" svg:y2="46.471cm" draw:start-shape="id314" draw:start-glue-point="1" draw:end-shape="id315" draw:end-glue-point="3">
          <text:p text:style-name="P1"/>
        </draw:connector>
        <draw:connector draw:style-name="data_20_member_20__28_pointer_29_" draw:layer="layout" svg:x1="59.792cm" svg:y1="46.667cm" svg:x2="60.987cm" svg:y2="46.38cm" draw:start-shape="id233" draw:start-glue-point="4" draw:end-shape="id314" draw:end-glue-point="3">
          <text:p text:style-name="P1"/>
        </draw:connector>
        <draw:connector draw:style-name="data_20_member_20__28_pointer_29_" draw:layer="layout" svg:x1="66.406cm" svg:y1="46.471cm" svg:x2="68.035cm" svg:y2="46.744cm" draw:start-shape="id315" draw:start-glue-point="1" draw:end-shape="id312" draw:end-glue-point="4">
          <text:p text:style-name="P1"/>
        </draw:connector>
        <draw:g>
          <draw:rect draw:style-name="class" draw:text-style-name="P6" draw:id="id264" draw:layer="layout" svg:width="3.531cm" svg:height="0.821cm" svg:x="31.23cm" svg:y="21.997cm">
            <text:p text:style-name="P1"><text:span text:style-name="T3">ScViewFunctionSet</text:span></text:p>
          </draw:rect>
          <draw:custom-shape draw:style-name="class_20__28_external_20_module_29_" draw:id="id316" draw:layer="layout" svg:width="2.307cm" svg:height="0.674cm" svg:x="31.926cm" svg:y="20.82cm">
            <text:p text:style-name="P1">FunctionSet</text:p>
            <draw:enhanced-geometry svg:viewBox="0 0 21600 21600" draw:type="rectangle" draw:enhanced-path="M 0 0 L 21600 0 21600 21600 0 21600 0 0 Z N"/>
          </draw:custom-shape>
          <draw:connector draw:style-name="inheritance_20__28_public_29_" draw:layer="layout" svg:x1="32.995cm" svg:y1="21.997cm" svg:x2="33.079cm" svg:y2="21.494cm" draw:start-shape="id264" draw:start-glue-point="0" draw:end-shape="id316" draw:end-glue-point="2">
            <text:p text:style-name="P1"/>
          </draw:connector>
        </draw:g>
        <draw:rect draw:style-name="class" draw:text-style-name="P6" draw:id="id317" draw:layer="layout" svg:width="3.023cm" svg:height="0.687cm" svg:x="73.571cm" svg:y="37.917cm">
          <text:p text:style-name="P1"><text:span text:style-name="T3">TypedStrCollection</text:span></text:p>
        </draw:rect>
        <draw:connector draw:style-name="inheritance_20__28_public_29_" draw:layer="layout" svg:x1="75.082cm" svg:y1="37.917cm" svg:x2="75.29cm" svg:y2="33.033cm" draw:start-shape="id317" draw:start-glue-point="0" draw:end-shape="id250" draw:end-glue-point="2">
          <text:p text:style-name="P1"/>
        </draw:connector>
        <draw:custom-shape draw:style-name="gr1" draw:text-style-name="P3" draw:id="id321" draw:layer="layout" svg:width="3.344cm" svg:height="0.674cm" svg:x="101.186cm" svg:y="61.026cm">
          <text:p text:style-name="P2">ScFormulaParserObj</text:p>
          <draw:enhanced-geometry svg:viewBox="0 0 21600 21600" draw:type="rectangle" draw:enhanced-path="M 0 0 L 21600 0 21600 21600 0 21600 0 0 Z N"/>
        </draw:custom-shape>
        <draw:custom-shape draw:style-name="gr1" draw:text-style-name="P3" draw:layer="layout" svg:width="3.344cm" svg:height="0.674cm" svg:x="106.94cm" svg:y="56.827cm">
          <text:p text:style-name="P2">ScTokenConversion</text:p>
          <draw:enhanced-geometry svg:viewBox="0 0 21600 21600" draw:type="rectangle" draw:enhanced-path="M 0 0 L 21600 0 21600 21600 0 21600 0 0 Z N"/>
        </draw:custom-shape>
        <draw:custom-shape draw:style-name="gr4" draw:id="id318" draw:layer="layout" svg:width="6.842cm" svg:height="3.084cm" svg:x="92.476cm" svg:y="40.575cm">
          <text:p text:style-name="P1">com.sun.star.text.XText</text:p>
          <text:p text:style-name="P1">com.sun.star.container.XEnumerationAccess</text:p>
          <text:p text:style-name="P1">com.sun.star.table.XCell</text:p>
          <text:p text:style-name="P1">com.sun.star.sheet.XFormulaTokens</text:p>
          <text:p text:style-name="P1">com.sun.star.sheet.XCellAddressable</text:p>
          <text:p text:style-name="P1">com.sun.star.sheet.XSheetAnnotationAnchor</text:p>
          <text:p text:style-name="P1">com.sun.star.text.XTextFieldsSupplier</text:p>
          <text:p text:style-name="P1">com.sun.star.document.XActionLockable</text:p>
          <draw:enhanced-geometry svg:viewBox="0 0 21600 21600" draw:type="rectangle" draw:enhanced-path="M 0 0 L 21600 0 21600 21600 0 21600 0 0 Z N"/>
        </draw:custom-shape>
        <draw:connector draw:style-name="inheritance_20__28_public_29_" draw:layer="layout" draw:line-skew="-1.553cm" svg:x1="91.617cm" svg:y1="48.318cm" svg:x2="95.897cm" svg:y2="43.659cm" draw:start-shape="id306" draw:start-glue-point="4" draw:end-shape="id318">
          <text:p text:style-name="P1"/>
        </draw:connector>
        <draw:custom-shape draw:style-name="gr2" draw:id="id319" draw:layer="layout" svg:width="3.447cm" svg:height="0.933cm" svg:x="110.721cm" svg:y="36.546cm">
          <text:p text:style-name="P1">ScNamedRangeObj</text:p>
          <draw:enhanced-geometry svg:viewBox="0 0 21600 21600" draw:type="rectangle" draw:enhanced-path="M 0 0 L 21600 0 21600 21600 0 21600 0 0 Z N"/>
        </draw:custom-shape>
        <draw:custom-shape draw:style-name="gr4" draw:id="id320" draw:layer="layout" svg:width="6.168cm" svg:height="2.177cm" svg:x="110.592cm" svg:y="32.348cm">
          <text:p text:style-name="P1">com.sun.star.sheet.XNamedRange</text:p>
          <text:p text:style-name="P1">com.sun.star.sheet.XFormulaTokens</text:p>
          <text:p text:style-name="P1">com.sun.star.sheet.XCellRangeReferrer</text:p>
          <text:p text:style-name="P1">com.sun.star.beans.XPropertySet</text:p>
          <text:p text:style-name="P1">com.sun.star.lang.XServiceInfo</text:p>
          <draw:enhanced-geometry svg:viewBox="0 0 21600 21600" draw:type="rectangle" draw:enhanced-path="M 0 0 L 21600 0 21600 21600 0 21600 0 0 Z N"/>
        </draw:custom-shape>
        <draw:connector draw:style-name="inheritance_20__28_public_29_" draw:layer="layout" svg:x1="112.444cm" svg:y1="36.546cm" svg:x2="113.676cm" svg:y2="34.525cm" draw:start-shape="id319" draw:start-glue-point="0" draw:end-shape="id320" draw:end-glue-point="2">
          <text:p text:style-name="P1"/>
        </draw:connector>
        <draw:custom-shape draw:style-name="gr4" draw:id="id322" draw:layer="layout" svg:width="5.581cm" svg:height="1.4cm" svg:x="100.616cm" svg:y="57.916cm">
          <text:p text:style-name="P1">com.sun.star.sheet.XFormulaParser</text:p>
          <text:p text:style-name="P1">com.sun.star.beans.XPropertySet</text:p>
          <text:p text:style-name="P1">com.sun.star.lang.XServiceInfo</text:p>
          <draw:enhanced-geometry svg:viewBox="0 0 21600 21600" draw:type="rectangle" draw:enhanced-path="M 0 0 L 21600 0 21600 21600 0 21600 0 0 Z N"/>
        </draw:custom-shape>
        <draw:connector draw:style-name="inheritance_20__28_public_29_" draw:layer="layout" svg:x1="102.858cm" svg:y1="61.026cm" svg:x2="103.406cm" svg:y2="59.316cm" draw:start-shape="id321" draw:start-glue-point="0" draw:end-shape="id322" draw:end-glue-point="2">
          <text:p text:style-name="P1"/>
        </draw:connector>
        <draw:custom-shape draw:style-name="gr4" draw:id="id323" draw:layer="layout" svg:width="6.998cm" svg:height="6.117cm" svg:x="109.713cm" svg:y="47.627cm">
          <text:p text:style-name="P1">com.sun.star.container.XNamed</text:p>
          <text:p text:style-name="P1">com.sun.star.drawing.XDrawPageSupplier</text:p>
          <text:p text:style-name="P1">com.sun.star.sheet.XCellRangeMovement</text:p>
          <text:p text:style-name="P1">com.sun.star.sheet.XDataPilotTablesSupplier</text:p>
          <text:p text:style-name="P1">com.sun.star.sheet.XPrintAreas</text:p>
          <text:p text:style-name="P1">com.sun.star.sheet.XScenario</text:p>
          <text:p text:style-name="P1">com.sun.star.sheet.XScenarioEnhanced</text:p>
          <text:p text:style-name="P1">com.sun.star.sheet.XScenariosSupplier</text:p>
          <text:p text:style-name="P1">com.sun.star.sheet.XSheetAnnotationsSupplier</text:p>
          <text:p text:style-name="P1">com.sun.star.sheet.XSheetAuditing</text:p>
          <text:p text:style-name="P1">com.sun.star.sheet.XSheetLinkable</text:p>
          <text:p text:style-name="P1">com.sun.star.sheet.XSheetOutline</text:p>
          <text:p text:style-name="P1">com.sun.star.sheet.XSheetPageBreak</text:p>
          <text:p text:style-name="P1">com.sun.star.sheet.XSpreadsheet</text:p>
          <text:p text:style-name="P1">com.sun.star.table.XTableChartsSupplier</text:p>
          <text:p text:style-name="P1">com.sun.star.util.XProtectable</text:p>
          <draw:enhanced-geometry svg:viewBox="0 0 21600 21600" draw:type="rectangle" draw:enhanced-path="M 0 0 L 21600 0 21600 21600 0 21600 0 0 Z N"/>
        </draw:custom-shape>
        <draw:connector draw:style-name="inheritance_20__28_public_29_" draw:layer="layout" svg:x1="109.686cm" svg:y1="55.092cm" svg:x2="113.212cm" svg:y2="53.744cm" draw:start-shape="id308" draw:start-glue-point="5" draw:end-shape="id323" draw:end-glue-point="2">
          <text:p text:style-name="P1"/>
        </draw:connector>
        <draw:custom-shape draw:style-name="gr2" draw:id="id324" draw:layer="layout" svg:width="2.929cm" svg:height="0.752cm" svg:x="110.574cm" svg:y="21.581cm">
          <text:p text:style-name="P1">ScValidationData</text:p>
          <draw:enhanced-geometry svg:viewBox="0 0 21600 21600" draw:type="rectangle" draw:enhanced-path="M 0 0 L 21600 0 21600 21600 0 21600 0 0 Z N"/>
        </draw:custom-shape>
        <draw:custom-shape draw:style-name="gr1" draw:text-style-name="P3" draw:id="id325" draw:layer="layout" svg:width="3.111cm" svg:height="0.933cm" svg:x="112.674cm" svg:y="19.12cm">
          <draw:glue-point draw:id="4" svg:x="-1.999cm" svg:y="4.994cm"/>
          <draw:glue-point draw:id="5" svg:x="2.082cm" svg:y="4.994cm"/>
          <text:p text:style-name="P2">ScConditionEntry</text:p>
          <draw:enhanced-geometry svg:viewBox="0 0 21600 21600" draw:type="rectangle" draw:enhanced-path="M 0 0 L 21600 0 21600 21600 0 21600 0 0 Z N"/>
        </draw:custom-shape>
        <draw:custom-shape draw:style-name="gr1" draw:text-style-name="P3" draw:id="id326" draw:layer="layout" svg:width="3.342cm" svg:height="0.75cm" svg:x="114.567cm" svg:y="21.557cm">
          <text:p text:style-name="P2">ScCondFormatEntry</text:p>
          <draw:enhanced-geometry svg:viewBox="0 0 21600 21600" draw:type="rectangle" draw:enhanced-path="M 0 0 L 21600 0 21600 21600 0 21600 0 0 Z N"/>
        </draw:custom-shape>
        <draw:connector draw:style-name="inheritance_20__28_public_29_" draw:layer="layout" svg:x1="112.038cm" svg:y1="21.581cm" svg:x2="113.608cm" svg:y2="20.051cm" draw:start-shape="id324" draw:start-glue-point="0" draw:end-shape="id325" draw:end-glue-point="4">
          <text:p text:style-name="P1"/>
        </draw:connector>
        <draw:connector draw:style-name="inheritance_20__28_public_29_" draw:layer="layout" svg:x1="116.238cm" svg:y1="21.557cm" svg:x2="114.876cm" svg:y2="20.051cm" draw:start-shape="id326" draw:start-glue-point="0" draw:end-shape="id325" draw:end-glue-point="5">
          <text:p text:style-name="P1"/>
        </draw:connector>
        <draw:custom-shape draw:style-name="gr2" draw:layer="layout" svg:width="3.394cm" svg:height="0.752cm" svg:x="110.135cm" svg:y="23.966cm">
          <text:p text:style-name="P1">ScValidationDataList</text:p>
          <draw:enhanced-geometry svg:viewBox="0 0 21600 21600" draw:type="rectangle" draw:enhanced-path="M 0 0 L 21600 0 21600 21600 0 21600 0 0 Z N"/>
        </draw:custom-shape>
        <draw:custom-shape draw:style-name="gr4" draw:id="id328" draw:layer="layout" svg:width="6.186cm" svg:height="2.566cm" svg:x="95.856cm" svg:y="51.282cm">
          <text:p text:style-name="P1">com.sun.star.sheet.XDatabaseRange</text:p>
          <text:p text:style-name="P1">com.sun.star.util.XRefreshable</text:p>
          <text:p text:style-name="P1">com.sun.star.container.XNamed</text:p>
          <text:p text:style-name="P1">com.sun.star.sheet.XCellRangeReferrer</text:p>
          <text:p text:style-name="P1">com.sun.star.beans.XPropertySet</text:p>
          <text:p text:style-name="P1">com.sun.star.lang.XServiceInfo</text:p>
          <draw:enhanced-geometry svg:viewBox="0 0 21600 21600" draw:type="rectangle" draw:enhanced-path="M 0 0 L 21600 0 21600 21600 0 21600 0 0 Z N"/>
        </draw:custom-shape>
        <draw:connector draw:style-name="inheritance_20__28_public_29_" draw:layer="layout" svg:x1="98.953cm" svg:y1="55.531cm" svg:x2="98.949cm" svg:y2="53.848cm" draw:start-shape="id327" draw:start-glue-point="0" draw:end-shape="id328" draw:end-glue-point="2">
          <text:p text:style-name="P1"/>
        </draw:connector>
        <draw:custom-shape draw:style-name="gr4" draw:text-style-name="P8" draw:id="id329" draw:layer="layout" svg:width="6.504cm" svg:height="1.789cm" svg:x="83.802cm" svg:y="49.156cm">
          <text:p text:style-name="P1">com.sun.star.beans.XPropertySet</text:p>
          <text:p text:style-name="P1">com.sun.star.lang.XServiceInfo</text:p>
          <text:p text:style-name="P1">com.sun.star.sheet.XSheetFilterDescriptor</text:p>
          <text:p text:style-name="P1">com.sun.star.sheet.XSheetFilterFieldAccess</text:p>
          <draw:enhanced-geometry svg:viewBox="0 0 21600 21600" draw:type="rectangle" draw:enhanced-path="M 0 0 L 21600 0 21600 21600 0 21600 0 0 Z N"/>
        </draw:custom-shape>
        <draw:connector draw:style-name="inheritance_20__28_public_29_" draw:layer="layout" svg:x1="86.892cm" svg:y1="52.031cm" svg:x2="87.054cm" svg:y2="50.945cm" draw:start-shape="id285" draw:start-glue-point="0" draw:end-shape="id329" draw:end-glue-point="2">
          <text:p text:style-name="P1"/>
        </draw:connector>
        <draw:custom-shape draw:style-name="gr1" draw:text-style-name="P3" draw:id="id331" draw:layer="layout" svg:width="4.2cm" svg:height="0.635cm" svg:x="87.137cm" svg:y="62.303cm">
          <draw:glue-point draw:id="4" svg:x="-2.185cm" svg:y="4.994cm"/>
          <draw:glue-point draw:id="5" svg:x="2.252cm" svg:y="4.994cm"/>
          <text:p text:style-name="P2">ScDataPilotDescriptorBase</text:p>
          <draw:enhanced-geometry svg:viewBox="0 0 21600 21600" draw:type="rectangle" draw:enhanced-path="M 0 0 L 21600 0 21600 21600 0 21600 0 0 Z N"/>
        </draw:custom-shape>
        <draw:custom-shape draw:style-name="gr1" draw:text-style-name="P3" draw:id="id330" draw:layer="layout" svg:width="3.593cm" svg:height="0.681cm" svg:x="84.635cm" svg:y="65.35cm">
          <text:p text:style-name="P2">ScDataPilotDescriptor</text:p>
          <draw:enhanced-geometry svg:viewBox="0 0 21600 21600" draw:type="rectangle" draw:enhanced-path="M 0 0 L 21600 0 21600 21600 0 21600 0 0 Z N"/>
        </draw:custom-shape>
        <draw:custom-shape draw:style-name="gr1" draw:text-style-name="P3" draw:id="id332" draw:layer="layout" svg:width="3.342cm" svg:height="0.704cm" svg:x="89.501cm" svg:y="65.327cm">
          <text:p text:style-name="P2">ScDataPilotTableObj</text:p>
          <draw:enhanced-geometry svg:viewBox="0 0 21600 21600" draw:type="rectangle" draw:enhanced-path="M 0 0 L 21600 0 21600 21600 0 21600 0 0 Z N"/>
        </draw:custom-shape>
        <draw:connector draw:style-name="inheritance_20__28_public_29_" draw:layer="layout" svg:x1="86.431cm" svg:y1="65.35cm" svg:x2="88.32cm" svg:y2="62.937cm" draw:start-shape="id330" draw:start-glue-point="0" draw:end-shape="id331" draw:end-glue-point="4">
          <text:p text:style-name="P1"/>
        </draw:connector>
        <draw:connector draw:style-name="inheritance_20__28_public_29_" draw:layer="layout" svg:x1="91.172cm" svg:y1="65.327cm" svg:x2="90.182cm" svg:y2="62.937cm" draw:start-shape="id332" draw:start-glue-point="0" draw:end-shape="id331" draw:end-glue-point="5">
          <text:p text:style-name="P1"/>
        </draw:connector>
        <draw:custom-shape draw:style-name="gr4" draw:id="id333" draw:layer="layout" svg:width="6.07cm" svg:height="2.159cm" svg:x="88.092cm" svg:y="58.303cm">
          <text:p text:style-name="P1">com.sun.star.beans.XPropertySet</text:p>
          <text:p text:style-name="P1">com.sun.star.lang.XServiceInfo</text:p>
          <text:p text:style-name="P1">com.sun.star.lang.XTypeProvider</text:p>
          <text:p text:style-name="P1">com.sun.star.lang.XUnoTunnel</text:p>
          <text:p text:style-name="P1">com.sun.star.sheet.XDataPilotDescriptor</text:p>
          <draw:enhanced-geometry svg:viewBox="0 0 21600 21600" draw:type="rectangle" draw:enhanced-path="M 0 0 L 21600 0 21600 21600 0 21600 0 0 Z N"/>
        </draw:custom-shape>
        <draw:connector draw:style-name="inheritance_20__28_public_29_" draw:layer="layout" svg:x1="89.237cm" svg:y1="62.303cm" svg:x2="91.127cm" svg:y2="60.462cm" draw:start-shape="id331" draw:start-glue-point="0" draw:end-shape="id333" draw:end-glue-point="2">
          <text:p text:style-name="P1"/>
        </draw:connector>
        <draw:connector draw:style-name="data_20_member_20__28_pointer_29_" draw:layer="layout" svg:x1="85.718cm" svg:y1="62.766cm" svg:x2="87.137cm" svg:y2="62.62cm" draw:start-shape="id286" draw:start-glue-point="1" draw:end-shape="id331" draw:end-glue-point="3">
          <text:p text:style-name="P1"/>
        </draw:connector>
        <draw:connector draw:style-name="local_20_usage_20__2f__20_return_20_type" draw:layer="layout" svg:x1="97.126cm" svg:y1="56.062cm" svg:x2="94.797cm" svg:y2="55.323cm" draw:start-shape="id327" draw:start-glue-point="3" draw:end-shape="id287" draw:end-glue-point="1">
          <text:p text:style-name="P1"/>
        </draw:connector>
        <draw:custom-shape draw:style-name="gr2" draw:id="id334" draw:layer="layout" svg:width="2.5cm" svg:height="0.864cm" svg:x="101.924cm" svg:y="37.72cm">
          <text:p text:style-name="P1">ScModelObj</text:p>
          <draw:enhanced-geometry svg:viewBox="0 0 21600 21600" draw:type="rectangle" draw:enhanced-path="M 0 0 L 21600 0 21600 21600 0 21600 0 0 Z N"/>
        </draw:custom-shape>
        <draw:custom-shape draw:style-name="gr4" draw:id="id335" draw:layer="layout" svg:width="6.911cm" svg:height="5.388cm" svg:x="100.354cm" svg:y="30.241cm">
          <text:p text:style-name="P1">com.sun.star.sheet.XSpreadsheetDocument</text:p>
          <text:p text:style-name="P1">com.sun.star.document.XActionLockable</text:p>
          <text:p text:style-name="P1">com.sun.star.sheet.XCalculatable</text:p>
          <text:p text:style-name="P1">com.sun.star.util.XProtectable</text:p>
          <text:p text:style-name="P1">com.sun.star.drawing.XDrawPagesSupplier</text:p>
          <text:p text:style-name="P1">com.sun.star.sheet.XGoalSeek</text:p>
          <text:p text:style-name="P1">com.sun.star.sheet.XConsolidatable</text:p>
          <text:p text:style-name="P1">com.sun.star.sheet.XDocumentAuditing</text:p>
          <text:p text:style-name="P1">com.sun.star.style.XStyleFamiliesSupplier</text:p>
          <text:p text:style-name="P1">com.sun.star.view.XRenderable</text:p>
          <text:p text:style-name="P1">com.sun.star.document.XLinkTargetSupplier</text:p>
          <text:p text:style-name="P1">com.sun.star.beans.XPropertySet</text:p>
          <text:p text:style-name="P1">com.sun.star.lang.XMultiServiceFactory</text:p>
          <text:p text:style-name="P1">com.sun.star.lang.XServiceInfo</text:p>
          <draw:enhanced-geometry svg:viewBox="0 0 21600 21600" draw:type="rectangle" draw:enhanced-path="M 0 0 L 21600 0 21600 21600 0 21600 0 0 Z N"/>
        </draw:custom-shape>
        <draw:connector draw:style-name="inheritance_20__28_public_29_" draw:layer="layout" svg:x1="103.174cm" svg:y1="37.72cm" svg:x2="103.809cm" svg:y2="35.629cm" draw:start-shape="id334" draw:start-glue-point="0" draw:end-shape="id335" draw:end-glue-point="2">
          <text:p text:style-name="P1"/>
        </draw:connector>
        <draw:frame draw:style-name="annotation" draw:layer="layout" svg:width="7.36cm" svg:height="2.129cm" svg:x="56.763cm" svg:y="49.132cm">
          <draw:text-box>
            <text:p text:style-name="P1"><text:span text:style-name="T2">ScTable</text:span> holds row flags in an instance of <text:span text:style-name="T2">ScBitMaskCompressedArray</text:span><text:span text:style-name="T4">, and row heights in </text:span><text:span text:style-name="T2">ScSummableCompressedArray</text:span><text:span text:style-name="T4">. <text:s/>These two classes are in fact constructed only in </text:span><text:span text:style-name="T2">ScTable</text:span><text:span text:style-name="T4"> class.</text:span></text:p>
          </draw:text-box>
        </draw:frame>
        <draw:custom-shape draw:style-name="gr2" draw:id="id336" draw:layer="layout" svg:width="4.458cm" svg:height="0.618cm" svg:x="52.118cm" svg:y="53.501cm">
          <text:p text:style-name="P1">ScBitMaskCompressedArray</text:p>
          <draw:enhanced-geometry svg:viewBox="0 0 21600 21600" draw:type="rectangle" draw:enhanced-path="M 0 0 L 21600 0 21600 21600 0 21600 0 0 Z N"/>
        </draw:custom-shape>
        <draw:custom-shape draw:style-name="gr2" draw:id="id337" draw:layer="layout" svg:width="4.796cm" svg:height="0.619cm" svg:x="55.002cm" svg:y="52.15cm">
          <text:p text:style-name="P1">ScSummableCompressedArray</text:p>
          <draw:enhanced-geometry svg:viewBox="0 0 21600 21600" draw:type="rectangle" draw:enhanced-path="M 0 0 L 21600 0 21600 21600 0 21600 0 0 Z N"/>
        </draw:custom-shape>
        <draw:connector draw:style-name="data_20_member_20__28_pointer_29_" draw:layer="layout" draw:line-skew="-0.358cm" svg:x1="50.803cm" svg:y1="46.808cm" svg:x2="52.118cm" svg:y2="53.81cm" draw:start-shape="id232" draw:start-glue-point="3" draw:end-shape="id336" draw:end-glue-point="3">
          <text:p text:style-name="P1"/>
        </draw:connector>
        <draw:connector draw:style-name="data_20_member_20__28_pointer_29_" draw:layer="layout" svg:x1="50.803cm" svg:y1="47.318cm" svg:x2="55.002cm" svg:y2="52.459cm" draw:start-shape="id232" draw:start-glue-point="5" draw:end-shape="id337" draw:end-glue-point="3">
          <text:p text:style-name="P1"/>
        </draw:connector>
        <draw:custom-shape draw:style-name="gr2" draw:id="id338" draw:layer="layout" svg:width="3.292cm" svg:height="0.615cm" svg:x="52.343cm" svg:y="49.483cm">
          <draw:glue-point draw:id="4" svg:x="-2.007cm" svg:y="5cm"/>
          <draw:glue-point draw:id="5" svg:x="1.928cm" svg:y="5cm"/>
          <text:p text:style-name="P1">ScCompressedArray</text:p>
          <draw:enhanced-geometry svg:viewBox="0 0 21600 21600" draw:type="rectangle" draw:enhanced-path="M 0 0 L 21600 0 21600 21600 0 21600 0 0 Z N"/>
        </draw:custom-shape>
        <draw:connector draw:style-name="inheritance_20__28_public_29_" draw:layer="layout" svg:x1="54.347cm" svg:y1="53.501cm" svg:x2="53.329cm" svg:y2="50.097cm" draw:start-shape="id336" draw:start-glue-point="0" draw:end-shape="id338" draw:end-glue-point="4">
          <text:p text:style-name="P1"/>
        </draw:connector>
        <draw:connector draw:style-name="inheritance_20__28_public_29_" draw:layer="layout" svg:x1="57.4cm" svg:y1="52.15cm" svg:x2="54.623cm" svg:y2="50.097cm" draw:start-shape="id337" draw:start-glue-point="0" draw:end-shape="id338" draw:end-glue-point="5">
          <text:p text:style-name="P1"/>
        </draw:connector>
        <draw:custom-shape draw:style-name="gr1" draw:text-style-name="P3" draw:id="id339" draw:layer="layout" svg:width="3.653cm" svg:height="0.571cm" svg:x="59.732cm" svg:y="28.024cm">
          <text:p text:style-name="P2">ScBroadcastAreaSlot</text:p>
          <draw:enhanced-geometry svg:viewBox="0 0 21600 21600" draw:type="rectangle" draw:enhanced-path="M 0 0 L 21600 0 21600 21600 0 21600 0 0 Z N"/>
        </draw:custom-shape>
        <draw:connector draw:style-name="data_20_member_20__28_multiple_20_pointers_29_" draw:layer="layout" svg:x1="57.611cm" svg:y1="35.765cm" svg:x2="59.732cm" svg:y2="28.309cm" draw:start-shape="id268" draw:start-glue-point="1" draw:end-shape="id339" draw:end-glue-point="3">
          <text:p text:style-name="P1"/>
        </draw:connector>
        <draw:custom-shape draw:style-name="gr2" draw:layer="layout" svg:width="2.774cm" svg:height="0.659cm" svg:x="59.882cm" svg:y="29.121cm">
          <text:p text:style-name="P1">ScBulkBroadcast</text:p>
          <draw:enhanced-geometry svg:viewBox="0 0 21600 21600" draw:type="rectangle" draw:enhanced-path="M 0 0 L 21600 0 21600 21600 0 21600 0 0 Z N"/>
        </draw:custom-shape>
        <draw:custom-shape draw:style-name="gr2" draw:layer="layout" svg:width="3.524cm" svg:height="0.66cm" svg:x="60.514cm" svg:y="30.305cm">
          <text:p text:style-name="P1">ScBroadcastAreasBulk</text:p>
          <draw:enhanced-geometry svg:viewBox="0 0 21600 21600" draw:type="rectangle" draw:enhanced-path="M 0 0 L 21600 0 21600 21600 0 21600 0 0 Z N"/>
        </draw:custom-shape>
        <draw:custom-shape draw:style-name="class_20__28_external_20_module_29_" draw:layer="layout" svg:width="2.569cm" svg:height="0.636cm" svg:x="64.73cm" svg:y="29.423cm">
          <text:p text:style-name="P1">SvtBroadcaster</text:p>
          <draw:enhanced-geometry svg:viewBox="0 0 21600 21600" draw:type="rectangle" draw:enhanced-path="M 0 0 L 21600 0 21600 21600 0 21600 0 0 Z N"/>
        </draw:custom-shape>
        <draw:custom-shape draw:style-name="gr2" draw:layer="layout" svg:width="2.796cm" svg:height="0.682cm" svg:x="60.307cm" svg:y="31.433cm">
          <text:p text:style-name="P1">ScBroadcastArea</text:p>
          <draw:enhanced-geometry svg:viewBox="0 0 21600 21600" draw:type="rectangle" draw:enhanced-path="M 0 0 L 21600 0 21600 21600 0 21600 0 0 Z N"/>
        </draw:custom-shape>
        <draw:custom-shape draw:style-name="gr2" draw:id="id340" draw:layer="layout" svg:width="1.523cm" svg:height="0.683cm" svg:x="66.422cm" svg:y="28.193cm">
          <text:p text:style-name="P1">ScHint</text:p>
          <draw:enhanced-geometry svg:viewBox="0 0 21600 21600" draw:type="rectangle" draw:enhanced-path="M 0 0 L 21600 0 21600 21600 0 21600 0 0 Z N"/>
        </draw:custom-shape>
        <draw:custom-shape draw:style-name="class_20__28_external_20_module_29_" draw:id="id341" draw:layer="layout" svg:width="2.569cm" svg:height="0.636cm" svg:x="65.829cm" svg:y="27.075cm">
          <text:p text:style-name="P1">SfxSimpleHint</text:p>
          <draw:enhanced-geometry svg:viewBox="0 0 21600 21600" draw:type="rectangle" draw:enhanced-path="M 0 0 L 21600 0 21600 21600 0 21600 0 0 Z N"/>
        </draw:custom-shape>
        <draw:connector draw:style-name="inheritance_20__28_public_29_" draw:layer="layout" svg:x1="67.183cm" svg:y1="28.193cm" svg:x2="67.113cm" svg:y2="27.711cm" draw:start-shape="id340" draw:start-glue-point="0" draw:end-shape="id341" draw:end-glue-point="2">
          <text:p text:style-name="P1"/>
        </draw:connector>
        <draw:custom-shape draw:style-name="class_20__28_external_20_module_29_" draw:id="id342" draw:layer="layout" svg:width="1.726cm" svg:height="0.636cm" svg:x="66.281cm" svg:y="26.035cm">
          <text:p text:style-name="P1">SfxHint</text:p>
          <draw:enhanced-geometry svg:viewBox="0 0 21600 21600" draw:type="rectangle" draw:enhanced-path="M 0 0 L 21600 0 21600 21600 0 21600 0 0 Z N"/>
        </draw:custom-shape>
        <draw:connector draw:style-name="inheritance_20__28_public_29_" draw:layer="layout" svg:x1="67.113cm" svg:y1="27.075cm" svg:x2="67.144cm" svg:y2="26.671cm" draw:start-shape="id341" draw:start-glue-point="0" draw:end-shape="id342" draw:end-glue-point="2">
          <text:p text:style-name="P1"/>
        </draw:connector>
        <draw:custom-shape draw:style-name="class_20__28_external_20_module_29_" draw:id="id343" draw:layer="layout" svg:width="2.202cm" svg:height="0.523cm" svg:x="69.445cm" svg:y="63.85cm">
          <text:p text:style-name="P1">SvtListener</text:p>
          <draw:enhanced-geometry svg:viewBox="0 0 21600 21600" draw:type="rectangle" draw:enhanced-path="M 0 0 L 21600 0 21600 21600 0 21600 0 0 Z N"/>
        </draw:custom-shape>
        <draw:connector draw:style-name="inheritance_20__28_public_29_" draw:layer="layout" svg:x1="69.583cm" svg:y1="65.407cm" svg:x2="70.546cm" svg:y2="64.373cm" draw:start-shape="id201" draw:start-glue-point="7" draw:end-shape="id343" draw:end-glue-point="2">
          <text:p text:style-name="P1"/>
        </draw:connector>
        <draw:custom-shape draw:style-name="gr2" draw:id="id344" draw:layer="layout" svg:width="2.561cm" svg:height="0.623cm" svg:x="62.502cm" svg:y="36.99cm">
          <text:p text:style-name="P1">ScDPCollection</text:p>
          <draw:enhanced-geometry svg:viewBox="0 0 21600 21600" draw:type="rectangle" draw:enhanced-path="M 0 0 L 21600 0 21600 21600 0 21600 0 0 Z N"/>
        </draw:custom-shape>
        <draw:connector draw:style-name="inheritance_20__28_public_29_" draw:layer="layout" draw:line-skew="0.776cm" svg:x1="63.782cm" svg:y1="36.99cm" svg:x2="72.602cm" svg:y2="30.632cm" draw:start-shape="id344" draw:start-glue-point="0" draw:end-shape="id293" draw:end-glue-point="4">
          <text:p text:style-name="P1"/>
        </draw:connector>
        <draw:custom-shape draw:style-name="gr2" draw:id="id345" draw:layer="layout" svg:width="1.478cm" svg:height="0.623cm" svg:x="94.939cm" svg:y="35.157cm">
          <text:p text:style-name="P1">ScPivot</text:p>
          <draw:enhanced-geometry svg:viewBox="0 0 21600 21600" draw:type="rectangle" draw:enhanced-path="M 0 0 L 21600 0 21600 21600 0 21600 0 0 Z N"/>
        </draw:custom-shape>
        <draw:connector draw:style-name="inheritance_20__28_public_29_" draw:layer="layout" svg:x1="95.678cm" svg:y1="35.157cm" svg:x2="87.57cm" svg:y2="27.863cm" draw:start-shape="id345" draw:start-glue-point="0" draw:end-shape="id289" draw:end-glue-point="13">
          <text:p text:style-name="P1"/>
        </draw:connector>
        <draw:custom-shape draw:style-name="gr2" draw:id="id346" draw:layer="layout" svg:width="2.782cm" svg:height="0.623cm" svg:x="59.069cm" svg:y="36.205cm">
          <text:p text:style-name="P1">ScPivotCollection</text:p>
          <draw:enhanced-geometry svg:viewBox="0 0 21600 21600" draw:type="rectangle" draw:enhanced-path="M 0 0 L 21600 0 21600 21600 0 21600 0 0 Z N"/>
        </draw:custom-shape>
        <draw:connector draw:style-name="inheritance_20__28_public_29_" draw:layer="layout" draw:line-skew="0.293cm" svg:x1="60.46cm" svg:y1="36.205cm" svg:x2="71.993cm" svg:y2="30.632cm" draw:start-shape="id346" draw:start-glue-point="0" draw:end-shape="id293" draw:end-glue-point="6">
          <text:p text:style-name="P1"/>
        </draw:connector>
        <draw:connector draw:style-name="data_20_member_20__28_pointer_29_" draw:layer="layout" draw:line-skew="2.716cm" svg:x1="47.586cm" svg:y1="36.481cm" svg:x2="59.069cm" svg:y2="36.516cm" draw:start-shape="id231" draw:start-glue-point="26" draw:end-shape="id346" draw:end-glue-point="3">
          <text:p text:style-name="P1"/>
        </draw:connector>
        <draw:connector draw:style-name="data_20_member_20__28_pointer_29_" draw:layer="layout" svg:x1="47.586cm" svg:y1="37.22cm" svg:x2="62.502cm" svg:y2="37.301cm" draw:start-shape="id231" draw:start-glue-point="1" draw:end-shape="id344" draw:end-glue-point="3">
          <text:p text:style-name="P1"/>
        </draw:connector>
        <draw:custom-shape draw:style-name="gr2" draw:layer="layout" svg:width="2.068cm" svg:height="0.577cm" svg:x="66.098cm" svg:y="37.27cm">
          <text:p text:style-name="P1">ScDPObject</text:p>
          <draw:enhanced-geometry svg:viewBox="0 0 21600 21600" draw:type="rectangle" draw:enhanced-path="M 0 0 L 21600 0 21600 21600 0 21600 0 0 Z N"/>
        </draw:custom-shape>
        <draw:custom-shape draw:style-name="gr1" draw:text-style-name="P3" draw:id="id347" draw:layer="layout" svg:width="2.514cm" svg:height="0.7cm" svg:x="79.19cm" svg:y="37.83cm">
          <text:p text:style-name="P2">TypedStrData</text:p>
          <draw:enhanced-geometry svg:viewBox="0 0 21600 21600" draw:type="rectangle" draw:enhanced-path="M 0 0 L 21600 0 21600 21600 0 21600 0 0 Z N"/>
        </draw:custom-shape>
        <draw:connector draw:style-name="inheritance_20__28_public_29_" draw:layer="layout" svg:x1="80.447cm" svg:y1="37.83cm" svg:x2="79.824cm" svg:y2="27.863cm" draw:start-shape="id347" draw:start-glue-point="0" draw:end-shape="id289" draw:end-glue-point="6">
          <text:p text:style-name="P1"/>
        </draw:connector>
        <draw:connector draw:style-name="data_20_member_20__28_multiple_20_pointers_29_" draw:layer="layout" svg:x1="76.594cm" svg:y1="38.26cm" svg:x2="79.19cm" svg:y2="38.18cm" draw:start-shape="id317" draw:start-glue-point="1" draw:end-shape="id347" draw:end-glue-point="3">
          <text:p text:style-name="P1"/>
        </draw:connector>
        <draw:custom-shape draw:style-name="gr2" draw:id="id348" draw:layer="layout" svg:width="2.861cm" svg:height="0.673cm" svg:x="56.143cm" svg:y="9.268cm">
          <text:p text:style-name="P1">ScDocumentPool</text:p>
          <draw:enhanced-geometry svg:viewBox="0 0 21600 21600" draw:type="rectangle" draw:enhanced-path="M 0 0 L 21600 0 21600 21600 0 21600 0 0 Z N"/>
        </draw:custom-shape>
        <draw:custom-shape draw:style-name="class_20__28_external_20_module_29_" draw:id="id349" draw:layer="layout" svg:width="2.188cm" svg:height="0.673cm" svg:x="56.528cm" svg:y="7.032cm">
          <text:p text:style-name="P1">SfxItemPool</text:p>
          <draw:enhanced-geometry svg:viewBox="0 0 21600 21600" draw:type="rectangle" draw:enhanced-path="M 0 0 L 21600 0 21600 21600 0 21600 0 0 Z N"/>
        </draw:custom-shape>
        <draw:connector draw:style-name="inheritance_20__28_public_29_" draw:layer="layout" svg:x1="57.573cm" svg:y1="9.268cm" svg:x2="57.622cm" svg:y2="7.705cm" draw:start-shape="id348" draw:start-glue-point="0" draw:end-shape="id349" draw:end-glue-point="2">
          <text:p text:style-name="P1"/>
        </draw:connector>
        <draw:connector draw:style-name="data_20_member_20__28_pointer_29_" draw:text-style-name="P1" draw:layer="layout" svg:x1="54.365cm" svg:y1="12.966cm" svg:x2="56.143cm" svg:y2="9.604cm" draw:start-shape="id267" draw:start-glue-point="4" draw:end-shape="id348" draw:end-glue-point="3">
          <text:p text:style-name="P1">GetDocPool()</text:p>
        </draw:connector>
        <draw:connector draw:style-name="gr20" draw:text-style-name="P3" draw:layer="layout" svg:x1="19.193cm" svg:y1="45.792cm" svg:x2="42.04cm" svg:y2="45.844cm" draw:start-shape="id238" draw:start-glue-point="8" draw:end-shape="id231" draw:end-glue-point="27">
          <text:p text:style-name="P1"/>
        </draw:connector>
        <draw:custom-shape draw:style-name="gr1" draw:text-style-name="P3" draw:layer="layout" svg:width="2.593cm" svg:height="0.847cm" svg:x="18.164cm" svg:y="27.729cm">
          <text:p text:style-name="P2">ScDBDocFunc</text:p>
          <draw:enhanced-geometry svg:viewBox="0 0 21600 21600" draw:type="rectangle" draw:enhanced-path="M 0 0 L 21600 0 21600 21600 0 21600 0 0 Z N"/>
        </draw:custom-shape>
        <draw:custom-shape draw:style-name="gr3" draw:id="id350" draw:layer="layout" svg:width="4.016cm" svg:height="0.677cm" svg:x="79.114cm" svg:y="67.694cm">
          <draw:glue-point draw:id="4" svg:x="-3.481cm" svg:y="4.992cm"/>
          <draw:glue-point draw:id="5" svg:x="-1.738cm" svg:y="4.992cm"/>
          <draw:glue-point draw:id="6" svg:x="1.75cm" svg:y="4.992cm"/>
          <draw:glue-point draw:id="7" svg:x="3.553cm" svg:y="4.992cm"/>
          <text:p text:style-name="P1">ScCompiler::Convention</text:p>
          <draw:enhanced-geometry svg:viewBox="0 0 21600 21600" draw:type="rectangle" draw:enhanced-path="M 0 0 L 21600 0 21600 21600 0 21600 0 0 Z N"/>
        </draw:custom-shape>
        <draw:connector draw:style-name="data_20_member_20__28_multiple_20_pointers_29_" draw:text-style-name="P1" draw:layer="layout" svg:x1="64.176cm" svg:y1="66.616cm" svg:x2="79.114cm" svg:y2="68.032cm" draw:start-shape="id203" draw:start-glue-point="5" draw:end-shape="id350" draw:end-glue-point="3">
          <text:p text:style-name="P1">pConventions</text:p>
        </draw:connector>
        <draw:custom-shape draw:style-name="gr2" draw:id="id351" draw:layer="layout" svg:width="4.016cm" svg:height="0.677cm" svg:x="67.134cm" svg:y="68.269cm">
          <text:p text:style-name="P1">ScCompiler::OpCodeMap</text:p>
          <draw:enhanced-geometry svg:viewBox="0 0 21600 21600" draw:type="rectangle" draw:enhanced-path="M 0 0 L 21600 0 21600 21600 0 21600 0 0 Z N"/>
        </draw:custom-shape>
        <draw:connector draw:style-name="data_20_member_20__28_multiple_20_pointers_29_" draw:layer="layout" svg:x1="64.176cm" svg:y1="66.92cm" svg:x2="67.134cm" svg:y2="68.607cm" draw:start-shape="id203" draw:start-glue-point="6" draw:end-shape="id351" draw:end-glue-point="3">
          <text:p text:style-name="P1"/>
        </draw:connector>
        <draw:custom-shape draw:style-name="gr3" draw:id="id352" draw:layer="layout" svg:width="2.685cm" svg:height="0.653cm" svg:x="78.229cm" svg:y="69.794cm">
          <draw:glue-point draw:id="4" svg:x="-2.301cm" svg:y="4.992cm"/>
          <draw:glue-point draw:id="5" svg:x="2.394cm" svg:y="4.992cm"/>
          <text:p text:style-name="P1">Convention_A1</text:p>
          <draw:enhanced-geometry svg:viewBox="0 0 21600 21600" draw:type="rectangle" draw:enhanced-path="M 0 0 L 21600 0 21600 21600 0 21600 0 0 Z N"/>
        </draw:custom-shape>
        <draw:connector draw:style-name="inheritance_20__28_public_29_" draw:layer="layout" svg:x1="79.571cm" svg:y1="69.794cm" svg:x2="79.725cm" svg:y2="68.369cm" draw:start-shape="id352" draw:start-glue-point="0" draw:end-shape="id350" draw:end-glue-point="4">
          <text:p text:style-name="P1"/>
        </draw:connector>
        <draw:custom-shape draw:style-name="gr3" draw:id="id353" draw:layer="layout" svg:width="3.152cm" svg:height="0.653cm" svg:x="76.315cm" svg:y="71.453cm">
          <text:p text:style-name="P1">ConventionOOO_A1</text:p>
          <draw:enhanced-geometry svg:viewBox="0 0 21600 21600" draw:type="rectangle" draw:enhanced-path="M 0 0 L 21600 0 21600 21600 0 21600 0 0 Z N"/>
        </draw:custom-shape>
        <draw:custom-shape draw:style-name="gr3" draw:id="id354" draw:layer="layout" svg:width="2.871cm" svg:height="0.653cm" svg:x="80.099cm" svg:y="71.452cm">
          <draw:glue-point draw:id="4" svg:x="2.072cm" svg:y="-5.007cm"/>
          <draw:glue-point draw:id="5" svg:x="-2.239cm" svg:y="-5.007cm"/>
          <text:p text:style-name="P1">ConventionXL_A1</text:p>
          <draw:enhanced-geometry svg:viewBox="0 0 21600 21600" draw:type="rectangle" draw:enhanced-path="M 0 0 L 21600 0 21600 21600 0 21600 0 0 Z N"/>
        </draw:custom-shape>
        <draw:connector draw:style-name="inheritance_20__28_public_29_" draw:layer="layout" svg:x1="77.891cm" svg:y1="71.453cm" svg:x2="78.954cm" svg:y2="70.445cm" draw:start-shape="id353" draw:start-glue-point="0" draw:end-shape="id352" draw:end-glue-point="4">
          <text:p text:style-name="P1"/>
        </draw:connector>
        <draw:connector draw:style-name="inheritance_20__28_public_29_" draw:layer="layout" svg:x1="80.892cm" svg:y1="71.452cm" svg:x2="80.213cm" svg:y2="70.445cm" draw:start-shape="id354" draw:start-glue-point="5" draw:end-shape="id352" draw:end-glue-point="5">
          <text:p text:style-name="P1"/>
        </draw:connector>
        <draw:custom-shape draw:style-name="gr3" draw:id="id355" draw:layer="layout" svg:width="3.97cm" svg:height="0.653cm" svg:x="75.87cm" svg:y="72.926cm">
          <text:p text:style-name="P1">ConventionOOO_A1_XML</text:p>
          <draw:enhanced-geometry svg:viewBox="0 0 21600 21600" draw:type="rectangle" draw:enhanced-path="M 0 0 L 21600 0 21600 21600 0 21600 0 0 Z N"/>
        </draw:custom-shape>
        <draw:custom-shape draw:style-name="gr3" draw:id="id356" draw:layer="layout" svg:width="2.474cm" svg:height="0.653cm" svg:x="82.131cm" svg:y="69.823cm">
          <draw:glue-point draw:id="4" svg:x="-3.399cm" svg:y="4.992cm"/>
          <draw:glue-point draw:id="5" svg:x="-1.418cm" svg:y="4.992cm"/>
          <draw:glue-point draw:id="6" svg:x="1.507cm" svg:y="4.992cm"/>
          <draw:glue-point draw:id="7" svg:x="3.298cm" svg:y="4.992cm"/>
          <text:p text:style-name="P1">ConventionXL</text:p>
          <draw:enhanced-geometry svg:viewBox="0 0 21600 21600" draw:type="rectangle" draw:enhanced-path="M 0 0 L 21600 0 21600 21600 0 21600 0 0 Z N"/>
        </draw:custom-shape>
        <draw:custom-shape draw:style-name="gr3" draw:id="id357" draw:layer="layout" svg:width="3.222cm" svg:height="0.653cm" svg:x="83.578cm" svg:y="71.455cm">
          <draw:glue-point draw:id="4" svg:x="-2.104cm" svg:y="-5.007cm"/>
          <draw:glue-point draw:id="5" svg:x="2.532cm" svg:y="-5.007cm"/>
          <text:p text:style-name="P1">ConventionXL_R1C1</text:p>
          <draw:enhanced-geometry svg:viewBox="0 0 21600 21600" draw:type="rectangle" draw:enhanced-path="M 0 0 L 21600 0 21600 21600 0 21600 0 0 Z N"/>
        </draw:custom-shape>
        <draw:connector draw:style-name="inheritance_20__28_public_29_" draw:layer="layout" svg:x1="77.855cm" svg:y1="72.926cm" svg:x2="77.891cm" svg:y2="72.106cm" draw:start-shape="id355" draw:start-glue-point="0" draw:end-shape="id353" draw:end-glue-point="2">
          <text:p text:style-name="P1"/>
        </draw:connector>
        <draw:connector draw:style-name="inheritance_20__28_public_29_" draw:layer="layout" svg:x1="82.128cm" svg:y1="71.452cm" svg:x2="82.528cm" svg:y2="70.474cm" draw:start-shape="id354" draw:start-glue-point="4" draw:end-shape="id356" draw:end-glue-point="4">
          <text:p text:style-name="P1"/>
        </draw:connector>
        <draw:connector draw:style-name="inheritance_20__28_public_29_" draw:layer="layout" svg:x1="84.512cm" svg:y1="71.455cm" svg:x2="84.183cm" svg:y2="70.474cm" draw:start-shape="id357" draw:start-glue-point="4" draw:end-shape="id356" draw:end-glue-point="7">
          <text:p text:style-name="P1"/>
        </draw:connector>
        <draw:connector draw:style-name="inheritance_20__28_public_29_" draw:layer="layout" draw:line-skew="-0.888cm" svg:x1="86.004cm" svg:y1="71.455cm" svg:x2="82.548cm" svg:y2="68.369cm" draw:start-shape="id357" draw:start-glue-point="5" draw:end-shape="id350" draw:end-glue-point="7">
          <text:p text:style-name="P1"/>
        </draw:connector>
        <draw:custom-shape draw:style-name="gr1" draw:text-style-name="P3" draw:id="id358" draw:layer="layout" svg:width="2.522cm" svg:height="0.77cm" svg:x="66.81cm" svg:y="71.682cm">
          <text:p text:style-name="P2">ScOpCodeList</text:p>
          <draw:enhanced-geometry svg:viewBox="0 0 21600 21600" draw:type="rectangle" draw:enhanced-path="M 0 0 L 21600 0 21600 21600 0 21600 0 0 Z N"/>
        </draw:custom-shape>
        <draw:custom-shape draw:style-name="class_20__28_external_20_module_29_" draw:id="id359" draw:layer="layout" svg:width="1.892cm" svg:height="0.77cm" svg:x="67.899cm" svg:y="70.055cm">
          <text:p text:style-name="P1">Resource</text:p>
          <draw:enhanced-geometry svg:viewBox="0 0 21600 21600" draw:type="rectangle" draw:enhanced-path="M 0 0 L 21600 0 21600 21600 0 21600 0 0 Z N"/>
        </draw:custom-shape>
        <draw:connector draw:style-name="inheritance_20__28_public_29_" draw:layer="layout" svg:x1="68.071cm" svg:y1="71.682cm" svg:x2="68.845cm" svg:y2="70.825cm" draw:start-shape="id358" draw:start-glue-point="0" draw:end-shape="id359" draw:end-glue-point="2">
          <text:p text:style-name="P1"/>
        </draw:connector>
        <draw:frame draw:style-name="annotation" draw:layer="layout" svg:width="6.713cm" svg:height="2.043cm" svg:x="66.556cm" svg:y="72.794cm">
          <draw:text-box>
            <text:p text:style-name="P1"><text:span text:style-name="T1">ScOpCodeList</text:span> queries the localized function name strings to build the string-to-token maps represented by <text:span text:style-name="T1">ScCompiler::OpCodeMap</text:span>. <text:s/><text:span text:style-name="T1">ScCompiler</text:span> uses <text:span text:style-name="T1">ScOpCodeList</text:span> locally to build the <text:span text:style-name="T1">OpCodeMap</text:span> instances.</text:p>
          </draw:text-box>
        </draw:frame>
        <draw:custom-shape draw:style-name="gr3" draw:layer="layout" svg:width="2.463cm" svg:height="0.674cm" svg:x="66.645cm" svg:y="81.108cm">
          <text:p text:style-name="P1">ComplRefData</text:p>
          <draw:enhanced-geometry svg:viewBox="0 0 21600 21600" draw:type="rectangle" draw:enhanced-path="M 0 0 L 21600 0 21600 21600 0 21600 0 0 Z N"/>
        </draw:custom-shape>
        <draw:custom-shape draw:style-name="gr1" draw:text-style-name="P3" draw:layer="layout" svg:width="1.684cm" svg:height="0.829cm" svg:x="20.009cm" svg:y="48.118cm">
          <text:p text:style-name="P2">ScDll</text:p>
          <draw:enhanced-geometry svg:viewBox="0 0 21600 21600" draw:type="rectangle" draw:enhanced-path="M 0 0 L 21600 0 21600 21600 0 21600 0 0 Z N"/>
        </draw:custom-shape>
        <draw:custom-shape draw:style-name="gr1" draw:text-style-name="P3" draw:id="id360" draw:layer="layout" svg:width="1.944cm" svg:height="9.925cm" svg:x="22.782cm" svg:y="48.069cm">
          <draw:glue-point draw:id="4" svg:x="5cm" svg:y="-4.609cm"/>
          <draw:glue-point draw:id="5" svg:x="5cm" svg:y="-3.878cm"/>
          <text:p text:style-name="P2">ScGlobal</text:p>
          <draw:enhanced-geometry svg:viewBox="0 0 21600 21600" draw:type="rectangle" draw:enhanced-path="M 0 0 L 21600 0 21600 21600 0 21600 0 0 Z N"/>
        </draw:custom-shape>
        <draw:custom-shape draw:style-name="gr1" draw:text-style-name="P3" draw:id="id361" draw:layer="layout" svg:width="2.463cm" svg:height="0.674cm" svg:x="26.125cm" svg:y="47.755cm">
          <text:p text:style-name="P2">ScFunctionMgr</text:p>
          <draw:enhanced-geometry svg:viewBox="0 0 21600 21600" draw:type="rectangle" draw:enhanced-path="M 0 0 L 21600 0 21600 21600 0 21600 0 0 Z N"/>
        </draw:custom-shape>
        <draw:connector draw:style-name="data_20_member_20__28_pointer_29_" draw:layer="layout" svg:x1="24.726cm" svg:y1="48.457cm" svg:x2="26.125cm" svg:y2="48.092cm" draw:start-shape="id360" draw:start-glue-point="4" draw:end-shape="id361" draw:end-glue-point="3">
          <text:p text:style-name="P1"/>
        </draw:connector>
        <draw:custom-shape draw:style-name="gr1" draw:text-style-name="P3" draw:id="id362" draw:layer="layout" svg:width="2.642cm" svg:height="0.932cm" svg:x="26.88cm" svg:y="49.623cm">
          <draw:glue-point draw:id="4" svg:x="-5cm" svg:y="2.5cm"/>
          <draw:glue-point draw:id="5" svg:x="-5cm" svg:y="-2.5cm"/>
          <text:p text:style-name="P2">ScFunctionList</text:p>
          <draw:enhanced-geometry svg:viewBox="0 0 21600 21600" draw:type="rectangle" draw:enhanced-path="M 0 0 L 21600 0 21600 21600 0 21600 0 0 Z N"/>
        </draw:custom-shape>
        <draw:connector draw:style-name="data_20_member_20__28_pointer_29_" draw:layer="layout" svg:x1="24.726cm" svg:y1="49.183cm" svg:x2="26.88cm" svg:y2="50.322cm" draw:start-shape="id360" draw:start-glue-point="5" draw:end-shape="id362" draw:end-glue-point="4">
          <text:p text:style-name="P1"/>
        </draw:connector>
        <draw:custom-shape draw:style-name="gr1" draw:text-style-name="P3" draw:id="id364" draw:layer="layout" svg:width="2.281cm" svg:height="0.751cm" svg:x="32.631cm" svg:y="49.545cm">
          <text:p text:style-name="P2">ScFuncDesc</text:p>
          <draw:enhanced-geometry svg:viewBox="0 0 21600 21600" draw:type="rectangle" draw:enhanced-path="M 0 0 L 21600 0 21600 21600 0 21600 0 0 Z N"/>
        </draw:custom-shape>
        <draw:connector draw:style-name="data_20_member_20__28_multiple_20_pointers_29_" draw:layer="layout" svg:x1="31.517cm" svg:y1="49.92cm" svg:x2="32.631cm" svg:y2="49.92cm" draw:start-shape="id363" draw:start-glue-point="1" draw:end-shape="id364" draw:end-glue-point="3">
          <text:p text:style-name="P1"/>
        </draw:connector>
        <draw:custom-shape draw:style-name="class_20__28_external_20_module_29_" draw:id="id363" draw:layer="layout" svg:width="1.192cm" svg:height="0.596cm" svg:x="30.325cm" svg:y="49.622cm">
          <text:p text:style-name="P1">List</text:p>
          <draw:enhanced-geometry svg:viewBox="0 0 21600 21600" draw:type="rectangle" draw:enhanced-path="M 0 0 L 21600 0 21600 21600 0 21600 0 0 Z N"/>
        </draw:custom-shape>
        <draw:connector draw:style-name="data_20_member" draw:layer="layout" svg:x1="29.522cm" svg:y1="50.089cm" svg:x2="30.325cm" svg:y2="49.92cm" draw:start-shape="id362" draw:start-glue-point="1" draw:end-shape="id363" draw:end-glue-point="3">
          <text:p text:style-name="P1"/>
        </draw:connector>
        <draw:connector draw:style-name="data_20_member_20__28_pointer_29_" draw:layer="layout" svg:x1="28.588cm" svg:y1="48.092cm" svg:x2="26.88cm" svg:y2="49.856cm" draw:start-shape="id361" draw:start-glue-point="1" draw:end-shape="id362" draw:end-glue-point="5">
          <text:p text:style-name="P1"/>
        </draw:connector>
        <draw:custom-shape draw:style-name="gr1" draw:text-style-name="P3" draw:id="id365" draw:layer="layout" svg:width="1.885cm" svg:height="0.66cm" svg:x="12.649cm" svg:y="56.647cm">
          <text:p text:style-name="P2">ScDocCfg</text:p>
          <draw:enhanced-geometry svg:viewBox="0 0 21600 21600" draw:type="rectangle" draw:enhanced-path="M 0 0 L 21600 0 21600 21600 0 21600 0 0 Z N"/>
        </draw:custom-shape>
        <draw:custom-shape draw:style-name="gr1" draw:text-style-name="P3" draw:id="id366" draw:layer="layout" svg:width="2.733cm" svg:height="0.612cm" svg:x="16.325cm" svg:y="56.742cm">
          <text:p text:style-name="P2">ScLinkConfigItem</text:p>
          <draw:enhanced-geometry svg:viewBox="0 0 21600 21600" draw:type="rectangle" draw:enhanced-path="M 0 0 L 21600 0 21600 21600 0 21600 0 0 Z N"/>
        </draw:custom-shape>
        <draw:connector draw:style-name="data_20_member_20__28_multiple_29_" draw:layer="layout" svg:x1="14.534cm" svg:y1="56.977cm" svg:x2="16.325cm" svg:y2="57.048cm" draw:start-shape="id365" draw:start-glue-point="1" draw:end-shape="id366" draw:end-glue-point="3">
          <text:p text:style-name="P1"/>
        </draw:connector>
        <draw:custom-shape draw:style-name="gr1" draw:text-style-name="P3" draw:id="id368" draw:layer="layout" svg:width="2.332cm" svg:height="0.683cm" svg:x="12.486cm" svg:y="54.951cm">
          <text:p text:style-name="P2">ScDocOptions</text:p>
          <draw:enhanced-geometry svg:viewBox="0 0 21600 21600" draw:type="rectangle" draw:enhanced-path="M 0 0 L 21600 0 21600 21600 0 21600 0 0 Z N"/>
        </draw:custom-shape>
        <draw:custom-shape draw:style-name="gr1" draw:text-style-name="P3" draw:id="id367" draw:layer="layout" svg:width="2.403cm" svg:height="0.636cm" svg:x="7.791cm" svg:y="53.399cm">
          <text:p text:style-name="P2">ScTpCalcItem</text:p>
          <draw:enhanced-geometry svg:viewBox="0 0 21600 21600" draw:type="rectangle" draw:enhanced-path="M 0 0 L 21600 0 21600 21600 0 21600 0 0 Z N"/>
        </draw:custom-shape>
        <draw:connector draw:style-name="data_20_member" draw:text-style-name="P1" draw:layer="layout" svg:x1="10.194cm" svg:y1="53.717cm" svg:x2="12.486cm" svg:y2="55.292cm" draw:start-shape="id367" draw:start-glue-point="1" draw:end-shape="id368" draw:end-glue-point="3">
          <text:p text:style-name="P1">theOptions</text:p>
        </draw:connector>
        <draw:connector draw:style-name="inheritance_20__28_public_29_" draw:layer="layout" svg:x1="13.591cm" svg:y1="56.647cm" svg:x2="13.652cm" svg:y2="55.634cm" draw:start-shape="id365" draw:start-glue-point="0" draw:end-shape="id368" draw:end-glue-point="2">
          <text:p text:style-name="P1"/>
        </draw:connector>
        <draw:custom-shape draw:style-name="gr1" draw:text-style-name="P3" draw:id="id369" draw:layer="layout" svg:width="1.767cm" svg:height="0.637cm" svg:x="8.306cm" svg:y="59.889cm">
          <text:p text:style-name="P2">ScAppCfg</text:p>
          <draw:enhanced-geometry svg:viewBox="0 0 21600 21600" draw:type="rectangle" draw:enhanced-path="M 0 0 L 21600 0 21600 21600 0 21600 0 0 Z N"/>
        </draw:custom-shape>
        <draw:custom-shape draw:style-name="gr1" draw:text-style-name="P3" draw:id="id370" draw:layer="layout" svg:width="2.474cm" svg:height="0.707cm" svg:x="7.788cm" svg:y="58.298cm">
          <text:p text:style-name="P2">ScAppOptions</text:p>
          <draw:enhanced-geometry svg:viewBox="0 0 21600 21600" draw:type="rectangle" draw:enhanced-path="M 0 0 L 21600 0 21600 21600 0 21600 0 0 Z N"/>
        </draw:custom-shape>
        <draw:connector draw:style-name="inheritance_20__28_public_29_" draw:layer="layout" svg:x1="9.189cm" svg:y1="59.889cm" svg:x2="9.025cm" svg:y2="59.005cm" draw:start-shape="id369" draw:start-glue-point="0" draw:end-shape="id370" draw:end-glue-point="2">
          <text:p text:style-name="P1"/>
        </draw:connector>
        <draw:connector draw:style-name="data_20_member_20__28_pointer_29_" draw:layer="layout" svg:x1="5.674cm" svg:y1="58.356cm" svg:x2="8.306cm" svg:y2="60.207cm" draw:start-shape="id282" draw:start-glue-point="5" draw:end-shape="id369" draw:end-glue-point="3">
          <text:p text:style-name="P1"/>
        </draw:connector>
        <draw:connector draw:style-name="data_20_member_20__28_pointer_29_" draw:layer="layout" svg:x1="5.674cm" svg:y1="57.658cm" svg:x2="12.649cm" svg:y2="56.977cm" draw:start-shape="id282" draw:start-glue-point="4" draw:end-shape="id365" draw:end-glue-point="3">
          <text:p text:style-name="P1"/>
        </draw:connector>
        <draw:custom-shape draw:style-name="class_20__28_external_20_module_29_" draw:id="id371" draw:layer="layout" svg:width="1.97cm" svg:height="0.959cm" svg:x="68.138cm" svg:y="43.504cm">
          <text:p text:style-name="P1">SfxSetItem</text:p>
          <draw:enhanced-geometry svg:viewBox="0 0 21600 21600" draw:type="rectangle" draw:enhanced-path="M 0 0 L 21600 0 21600 21600 0 21600 0 0 Z N"/>
        </draw:custom-shape>
        <draw:connector draw:style-name="inheritance_20__28_public_29_" draw:layer="layout" svg:x1="69.123cm" svg:y1="45.319cm" svg:x2="69.123cm" svg:y2="44.463cm" draw:start-shape="id312" draw:start-glue-point="0" draw:end-shape="id371" draw:end-glue-point="2">
          <text:p text:style-name="P1"/>
        </draw:connector>
        <draw:custom-shape draw:style-name="gr1" draw:text-style-name="P3" draw:id="id376" draw:layer="layout" svg:width="3.862cm" svg:height="0.7cm" svg:x="12.84cm" svg:y="72.108cm">
          <draw:glue-point draw:id="4" svg:x="-2.182cm" svg:y="-5cm"/>
          <draw:glue-point draw:id="5" svg:x="2.449cm" svg:y="-5cm"/>
          <text:p text:style-name="P2">ScChart2DataSequence</text:p>
          <draw:enhanced-geometry svg:viewBox="0 0 21600 21600" draw:type="rectangle" draw:enhanced-path="M 0 0 L 21600 0 21600 21600 0 21600 0 0 Z N"/>
        </draw:custom-shape>
        <draw:custom-shape draw:style-name="gr1" draw:text-style-name="P3" draw:id="id372" draw:layer="layout" svg:width="2.307cm" svg:height="0.674cm" svg:x="25.902cm" svg:y="70.449cm">
          <draw:glue-point draw:id="4" svg:x="-2.301cm" svg:y="-5cm"/>
          <draw:glue-point draw:id="5" svg:x="2.414cm" svg:y="-5cm"/>
          <text:p text:style-name="P2">ScRangeList</text:p>
          <draw:enhanced-geometry svg:viewBox="0 0 21600 21600" draw:type="rectangle" draw:enhanced-path="M 0 0 L 21600 0 21600 21600 0 21600 0 0 Z N"/>
        </draw:custom-shape>
        <draw:custom-shape draw:style-name="class_20__28_external_20_module_29_" draw:id="id374" draw:layer="layout" svg:width="1.918cm" svg:height="0.648cm" svg:x="27.172cm" svg:y="68.401cm">
          <text:p text:style-name="P1">SvRefBase</text:p>
          <draw:enhanced-geometry svg:viewBox="0 0 21600 21600" draw:type="rectangle" draw:enhanced-path="M 0 0 L 21600 0 21600 21600 0 21600 0 0 Z N"/>
        </draw:custom-shape>
        <draw:custom-shape draw:style-name="gr1" draw:text-style-name="P3" draw:id="id373" draw:layer="layout" svg:width="2.954cm" svg:height="0.674cm" svg:x="23.57cm" svg:y="68.401cm">
          <draw:glue-point draw:id="4" svg:x="-2.301cm" svg:y="-5cm"/>
          <draw:glue-point draw:id="5" svg:x="2.414cm" svg:y="-5cm"/>
          <text:p text:style-name="P2">ScRangeListBase</text:p>
          <draw:enhanced-geometry svg:viewBox="0 0 21600 21600" draw:type="rectangle" draw:enhanced-path="M 0 0 L 21600 0 21600 21600 0 21600 0 0 Z N"/>
        </draw:custom-shape>
        <draw:connector draw:style-name="inheritance_20__28_public_29_" draw:layer="layout" svg:x1="26.525cm" svg:y1="70.449cm" svg:x2="25.047cm" svg:y2="69.075cm" draw:start-shape="id372" draw:start-glue-point="4" draw:end-shape="id373" draw:end-glue-point="2">
          <text:p text:style-name="P1"/>
        </draw:connector>
        <draw:connector draw:style-name="inheritance_20__28_public_29_" draw:layer="layout" svg:x1="27.611cm" svg:y1="70.449cm" svg:x2="28.131cm" svg:y2="69.049cm" draw:start-shape="id372" draw:start-glue-point="5" draw:end-shape="id374" draw:end-glue-point="2">
          <text:p text:style-name="P1"/>
        </draw:connector>
        <draw:custom-shape draw:style-name="class_20__28_external_20_module_29_" draw:id="id375" draw:layer="layout" svg:width="1.296cm" svg:height="0.674cm" svg:x="24.088cm" svg:y="66.845cm">
          <text:p text:style-name="P1">List</text:p>
          <draw:enhanced-geometry svg:viewBox="0 0 21600 21600" draw:type="rectangle" draw:enhanced-path="M 0 0 L 21600 0 21600 21600 0 21600 0 0 Z N"/>
        </draw:custom-shape>
        <draw:connector draw:style-name="inheritance_20__28_public_29_" draw:layer="layout" svg:x1="25.047cm" svg:y1="68.401cm" svg:x2="24.736cm" svg:y2="67.519cm" draw:start-shape="id373" draw:start-glue-point="0" draw:end-shape="id375" draw:end-glue-point="2">
          <text:p text:style-name="P1"/>
        </draw:connector>
        <draw:custom-shape draw:style-name="gr4" draw:id="id377" draw:layer="layout" svg:width="7.879cm" svg:height="2.851cm" svg:x="9.839cm" svg:y="67.234cm">
          <text:p text:style-name="P1">com.sun.star.beans.XPropertySet</text:p>
          <text:p text:style-name="P1">com.sun.star.chart2.data.XDataSequence</text:p>
          <text:p text:style-name="P1">com.sun.star.chart2.data.XNumericalDataSequence</text:p>
          <text:p text:style-name="P1">com.sun.star.chart2.data.XTextualDataSequence</text:p>
          <text:p text:style-name="P1">com.sun.star.lang.XServiceInfo</text:p>
          <text:p text:style-name="P1">com.sun.star.util.XCloneable</text:p>
          <text:p text:style-name="P1">com.sun.star.util.XModifyBroadcaster</text:p>
          <draw:enhanced-geometry svg:viewBox="0 0 21600 21600" draw:type="rectangle" draw:enhanced-path="M 0 0 L 21600 0 21600 21600 0 21600 0 0 Z N"/>
        </draw:custom-shape>
        <draw:connector draw:style-name="inheritance_20__28_public_29_" draw:layer="layout" svg:x1="13.929cm" svg:y1="72.108cm" svg:x2="13.778cm" svg:y2="70.085cm" draw:start-shape="id376" draw:start-glue-point="4" draw:end-shape="id377" draw:end-glue-point="2">
          <text:p text:style-name="P1"/>
        </draw:connector>
        <draw:custom-shape draw:style-name="gr1" draw:text-style-name="P3" draw:id="id378" draw:layer="layout" svg:width="3.68cm" svg:height="0.622cm" svg:x="20.617cm" svg:y="77.213cm">
          <draw:glue-point draw:id="4" svg:x="-2.184cm" svg:y="-5cm"/>
          <draw:glue-point draw:id="5" svg:x="2.391cm" svg:y="-5cm"/>
          <text:p text:style-name="P2">ScChart2DataProvider</text:p>
          <draw:enhanced-geometry svg:viewBox="0 0 21600 21600" draw:type="rectangle" draw:enhanced-path="M 0 0 L 21600 0 21600 21600 0 21600 0 0 Z N"/>
        </draw:custom-shape>
        <draw:custom-shape draw:style-name="gr4" draw:id="id379" draw:layer="layout" svg:width="7.543cm" svg:height="0.985cm" svg:x="15.25cm" svg:y="74.026cm">
          <text:p text:style-name="P1">com.sun.star.chart2.data.XDataProvider</text:p>
          <text:p text:style-name="P1">com.sun.star.chart2.data.XRangeXMLConversion</text:p>
          <draw:enhanced-geometry svg:viewBox="0 0 21600 21600" draw:type="rectangle" draw:enhanced-path="M 0 0 L 21600 0 21600 21600 0 21600 0 0 Z N"/>
        </draw:custom-shape>
        <draw:connector draw:style-name="inheritance_20__28_public_29_" draw:layer="layout" svg:x1="21.654cm" svg:y1="77.213cm" svg:x2="19.021cm" svg:y2="75.011cm" draw:start-shape="id378" draw:start-glue-point="4" draw:end-shape="id379" draw:end-glue-point="2">
          <text:p text:style-name="P1"/>
        </draw:connector>
        <draw:custom-shape draw:style-name="uno_20_service" draw:id="id380" draw:layer="layout" svg:width="5.883cm" svg:height="0.622cm" svg:x="23.389cm" svg:y="74.233cm">
          <text:p text:style-name="P1">com.sun.star.chart2.data.DataProvider</text:p>
          <draw:enhanced-geometry svg:viewBox="0 0 21600 21600" draw:type="rectangle" draw:enhanced-path="M 0 0 L 21600 0 21600 21600 0 21600 0 0 Z N"/>
        </draw:custom-shape>
        <draw:connector draw:style-name="inheritance_20__28_public_29_" draw:layer="layout" svg:x1="23.336cm" svg:y1="77.213cm" svg:x2="26.33cm" svg:y2="74.855cm" draw:start-shape="id378" draw:start-glue-point="5" draw:end-shape="id380">
          <text:p text:style-name="P1"/>
        </draw:connector>
        <draw:custom-shape draw:style-name="uno_20_service" draw:id="id381" draw:layer="layout" svg:width="6.064cm" svg:height="0.622cm" svg:x="14.578cm" svg:y="70.475cm">
          <text:p text:style-name="P1">com.sun.star.chart2.data.DataSequence</text:p>
          <draw:enhanced-geometry svg:viewBox="0 0 21600 21600" draw:type="rectangle" draw:enhanced-path="M 0 0 L 21600 0 21600 21600 0 21600 0 0 Z N"/>
        </draw:custom-shape>
        <draw:connector draw:style-name="inheritance_20__28_public_29_" draw:layer="layout" svg:x1="15.716cm" svg:y1="72.108cm" svg:x2="17.61cm" svg:y2="71.097cm" draw:start-shape="id376" draw:start-glue-point="5" draw:end-shape="id381" draw:end-glue-point="2">
          <text:p text:style-name="P1"/>
        </draw:connector>
        <draw:custom-shape draw:style-name="gr1" draw:text-style-name="P3" draw:id="id382" draw:layer="layout" svg:width="3.862cm" svg:height="0.7cm" svg:x="14.047cm" svg:y="82.409cm">
          <draw:glue-point draw:id="4" svg:x="-2.182cm" svg:y="-5cm"/>
          <draw:glue-point draw:id="5" svg:x="2.449cm" svg:y="-5cm"/>
          <text:p text:style-name="P2">ScChart2DataSource</text:p>
          <draw:enhanced-geometry svg:viewBox="0 0 21600 21600" draw:type="rectangle" draw:enhanced-path="M 0 0 L 21600 0 21600 21600 0 21600 0 0 Z N"/>
        </draw:custom-shape>
        <draw:custom-shape draw:style-name="uno_20_service" draw:id="id383" draw:layer="layout" svg:width="5.701cm" svg:height="0.622cm" svg:x="14.048cm" svg:y="80.543cm">
          <text:p text:style-name="P1">com.sun.star.chart2.data.DataSource</text:p>
          <draw:enhanced-geometry svg:viewBox="0 0 21600 21600" draw:type="rectangle" draw:enhanced-path="M 0 0 L 21600 0 21600 21600 0 21600 0 0 Z N"/>
        </draw:custom-shape>
        <draw:connector draw:style-name="inheritance_20__28_public_29_" draw:layer="layout" svg:x1="16.923cm" svg:y1="82.409cm" svg:x2="16.898cm" svg:y2="81.165cm" draw:start-shape="id382" draw:start-glue-point="5" draw:end-shape="id383" draw:end-glue-point="2">
          <text:p text:style-name="P1"/>
        </draw:connector>
        <draw:custom-shape draw:style-name="gr1" draw:text-style-name="P3" draw:id="id384" draw:layer="layout" svg:width="5.08cm" svg:height="0.7cm" svg:x="23.974cm" svg:y="82.02cm">
          <draw:glue-point draw:id="4" svg:x="-2.182cm" svg:y="-5cm"/>
          <draw:glue-point draw:id="5" svg:x="2.449cm" svg:y="-5cm"/>
          <text:p text:style-name="P2">ScChart2LabeledDataSequence</text:p>
          <draw:enhanced-geometry svg:viewBox="0 0 21600 21600" draw:type="rectangle" draw:enhanced-path="M 0 0 L 21600 0 21600 21600 0 21600 0 0 Z N"/>
        </draw:custom-shape>
        <draw:custom-shape draw:style-name="uno_20_service" draw:id="id385" draw:layer="layout" svg:width="7.439cm" svg:height="0.622cm" svg:x="24.103cm" svg:y="80.231cm">
          <text:p text:style-name="P1">com.sun.star.chart2.data.LabeledDataSequence</text:p>
          <draw:enhanced-geometry svg:viewBox="0 0 21600 21600" draw:type="rectangle" draw:enhanced-path="M 0 0 L 21600 0 21600 21600 0 21600 0 0 Z N"/>
        </draw:custom-shape>
        <draw:connector draw:style-name="inheritance_20__28_public_29_" draw:layer="layout" svg:x1="27.758cm" svg:y1="82.02cm" svg:x2="27.822cm" svg:y2="80.853cm" draw:start-shape="id384" draw:start-glue-point="5" draw:end-shape="id385" draw:end-glue-point="2">
          <text:p text:style-name="P1"/>
        </draw:connector>
        <draw:custom-shape draw:style-name="gr1" draw:text-style-name="P3" draw:id="id386" draw:layer="layout" svg:width="5.08cm" svg:height="0.7cm" svg:x="10.341cm" svg:y="78.235cm">
          <draw:glue-point draw:id="4" svg:x="-2.182cm" svg:y="-5cm"/>
          <draw:glue-point draw:id="5" svg:x="2.449cm" svg:y="-5cm"/>
          <text:p text:style-name="P2">ScChart2EmptyDataSequence</text:p>
          <draw:enhanced-geometry svg:viewBox="0 0 21600 21600" draw:type="rectangle" draw:enhanced-path="M 0 0 L 21600 0 21600 21600 0 21600 0 0 Z N"/>
        </draw:custom-shape>
        <draw:custom-shape draw:style-name="uno_20_service" draw:id="id387" draw:layer="layout" svg:width="6.064cm" svg:height="0.622cm" svg:x="11.585cm" svg:y="75.981cm">
          <text:p text:style-name="P1">com.sun.star.chart2.data.DataSequence</text:p>
          <draw:enhanced-geometry svg:viewBox="0 0 21600 21600" draw:type="rectangle" draw:enhanced-path="M 0 0 L 21600 0 21600 21600 0 21600 0 0 Z N"/>
        </draw:custom-shape>
        <draw:connector draw:style-name="inheritance_20__28_public_29_" draw:layer="layout" svg:x1="14.125cm" svg:y1="78.235cm" svg:x2="14.617cm" svg:y2="76.603cm" draw:start-shape="id386" draw:start-glue-point="5" draw:end-shape="id387" draw:end-glue-point="2">
          <text:p text:style-name="P1"/>
        </draw:connector>
        <draw:custom-shape draw:style-name="gr2" draw:id="id389" draw:layer="layout" svg:width="2.663cm" svg:height="0.613cm" svg:x="15.574cm" svg:y="51.642cm">
          <text:p text:style-name="P1">ScViewOptions</text:p>
          <draw:enhanced-geometry svg:viewBox="0 0 21600 21600" draw:type="rectangle" draw:enhanced-path="M 0 0 L 21600 0 21600 21600 0 21600 0 0 Z N"/>
        </draw:custom-shape>
        <draw:custom-shape draw:style-name="gr1" draw:text-style-name="P3" draw:id="id388" draw:layer="layout" svg:width="2.38cm" svg:height="0.612cm" svg:x="10.696cm" svg:y="51.689cm">
          <text:p text:style-name="P2">ScTpViewItem</text:p>
          <draw:enhanced-geometry svg:viewBox="0 0 21600 21600" draw:type="rectangle" draw:enhanced-path="M 0 0 L 21600 0 21600 21600 0 21600 0 0 Z N"/>
        </draw:custom-shape>
        <draw:connector draw:style-name="data_20_member" draw:text-style-name="P1" draw:layer="layout" svg:x1="13.076cm" svg:y1="51.995cm" svg:x2="15.574cm" svg:y2="51.948cm" draw:start-shape="id388" draw:start-glue-point="1" draw:end-shape="id389" draw:end-glue-point="3">
          <text:p text:style-name="P1">theOptions</text:p>
        </draw:connector>
        <draw:custom-shape draw:style-name="class_20__28_external_20_module_29_" draw:id="id390" draw:layer="layout" svg:width="2.451cm" svg:height="0.612cm" svg:x="9.024cm" svg:y="49.923cm">
          <draw:glue-point draw:id="4" svg:x="-2.113cm" svg:y="5cm"/>
          <draw:glue-point draw:id="5" svg:x="2.215cm" svg:y="5cm"/>
          <text:p text:style-name="P1">SfxPoolItem</text:p>
          <draw:enhanced-geometry svg:viewBox="0 0 21600 21600" draw:type="rectangle" draw:enhanced-path="M 0 0 L 21600 0 21600 21600 0 21600 0 0 Z N"/>
        </draw:custom-shape>
        <draw:connector draw:style-name="inheritance_20__28_public_29_" draw:layer="layout" svg:x1="8.992cm" svg:y1="53.399cm" svg:x2="9.732cm" svg:y2="50.535cm" draw:start-shape="id367" draw:start-glue-point="0" draw:end-shape="id390" draw:end-glue-point="4">
          <text:p text:style-name="P1"/>
        </draw:connector>
        <draw:connector draw:style-name="inheritance_20__28_public_29_" draw:layer="layout" svg:x1="11.886cm" svg:y1="51.689cm" svg:x2="10.791cm" svg:y2="50.535cm" draw:start-shape="id388" draw:start-glue-point="0" draw:end-shape="id390" draw:end-glue-point="5">
          <text:p text:style-name="P1"/>
        </draw:connector>
        <draw:g>
          <draw:custom-shape draw:style-name="class_20__28_external_20_module_29_" draw:id="id391" draw:layer="layout" svg:width="3.007cm" svg:height="0.57cm" svg:x="31.702cm" svg:y="14.253cm">
            <text:p text:style-name="P1">SelectionEngine</text:p>
            <draw:enhanced-geometry svg:viewBox="0 0 21600 21600" draw:type="rectangle" draw:enhanced-path="M 0 0 L 21600 0 21600 21600 0 21600 0 0 Z N"/>
          </draw:custom-shape>
          <draw:connector draw:style-name="inheritance_20__28_public_29_" draw:layer="layout" svg:x1="33.203cm" svg:y1="15.366cm" svg:x2="33.205cm" svg:y2="14.823cm" draw:start-shape="id265" draw:start-glue-point="0" draw:end-shape="id391" draw:end-glue-point="2">
            <text:p text:style-name="P1"/>
          </draw:connector>
          <draw:rect draw:style-name="class" draw:text-style-name="P6" draw:id="id265" draw:layer="layout" svg:width="3.979cm" svg:height="0.722cm" svg:x="31.214cm" svg:y="15.366cm">
            <text:p text:style-name="P1"><text:span text:style-name="T3">ScViewSelectionEngine</text:span></text:p>
          </draw:rect>
        </draw:g>
        <draw:connector draw:style-name="data_20_member_20__28_pointer_29_" draw:layer="layout" draw:line-skew="0.994cm" svg:x1="24.661cm" svg:y1="15.977cm" svg:x2="31.054cm" svg:y2="13.204cm" draw:start-shape="id208" draw:start-glue-point="14" draw:end-shape="id392" draw:end-glue-point="3">
          <text:p text:style-name="P1"/>
        </draw:connector>
        <draw:g>
          <draw:custom-shape draw:style-name="gr2" draw:id="id392" draw:layer="layout" svg:width="3.253cm" svg:height="0.694cm" svg:x="31.054cm" svg:y="12.857cm">
            <draw:glue-point draw:id="4" svg:x="-2.606cm" svg:y="-5cm"/>
            <draw:glue-point draw:id="5" svg:x="2.33cm" svg:y="-5cm"/>
            <text:p text:style-name="P1">ScTabControl</text:p>
            <draw:enhanced-geometry svg:viewBox="0 0 21600 21600" draw:type="rectangle" draw:enhanced-path="M 0 0 L 21600 0 21600 21600 0 21600 0 0 Z N"/>
          </draw:custom-shape>
          <draw:custom-shape draw:style-name="class_20__28_external_20_module_29_" draw:id="id393" draw:layer="layout" svg:width="1.762cm" svg:height="0.623cm" svg:x="29.551cm" svg:y="11.087cm">
            <text:p text:style-name="P1">TabBar</text:p>
            <draw:enhanced-geometry svg:viewBox="0 0 21600 21600" draw:type="rectangle" draw:enhanced-path="M 0 0 L 21600 0 21600 21600 0 21600 0 0 Z N"/>
          </draw:custom-shape>
          <draw:custom-shape draw:style-name="class_20__28_external_20_module_29_" draw:id="id395" draw:layer="layout" svg:width="3.033cm" svg:height="0.699cm" svg:x="30.95cm" svg:y="9.741cm">
            <text:p text:style-name="P1">DropTargetHelper</text:p>
            <draw:enhanced-geometry svg:viewBox="0 0 21600 21600" draw:type="rectangle" draw:enhanced-path="M 0 0 L 21600 0 21600 21600 0 21600 0 0 Z N"/>
          </draw:custom-shape>
          <draw:custom-shape draw:style-name="class_20__28_external_20_module_29_" draw:id="id394" draw:layer="layout" svg:width="3.033cm" svg:height="0.699cm" svg:x="33.155cm" svg:y="10.803cm">
            <text:p text:style-name="P1">DropSourceHelper</text:p>
            <draw:enhanced-geometry svg:viewBox="0 0 21600 21600" draw:type="rectangle" draw:enhanced-path="M 0 0 L 21600 0 21600 21600 0 21600 0 0 Z N"/>
          </draw:custom-shape>
          <draw:connector draw:style-name="inheritance_20__28_public_29_" draw:layer="layout" svg:x1="31.833cm" svg:y1="12.857cm" svg:x2="30.432cm" svg:y2="11.71cm" draw:start-shape="id392" draw:start-glue-point="4" draw:end-shape="id393" draw:end-glue-point="2">
            <text:p text:style-name="P1"/>
          </draw:connector>
          <draw:connector draw:style-name="inheritance_20__28_public_29_" draw:layer="layout" svg:x1="33.437cm" svg:y1="12.857cm" svg:x2="34.671cm" svg:y2="11.502cm" draw:start-shape="id392" draw:start-glue-point="5" draw:end-shape="id394" draw:end-glue-point="2">
            <text:p text:style-name="P1"/>
          </draw:connector>
          <draw:connector draw:style-name="inheritance_20__28_public_29_" draw:layer="layout" svg:x1="32.68cm" svg:y1="12.857cm" svg:x2="32.466cm" svg:y2="10.44cm" draw:start-shape="id392" draw:start-glue-point="0" draw:end-shape="id395" draw:end-glue-point="2">
            <text:p text:style-name="P1"/>
          </draw:connector>
        </draw:g>
        <draw:custom-shape draw:style-name="gr2" draw:id="id396" draw:layer="layout" svg:width="2.929cm" svg:height="0.648cm" svg:x="38.386cm" svg:y="30.727cm">
          <text:p text:style-name="P1">ScViewDataTable</text:p>
          <draw:enhanced-geometry svg:viewBox="0 0 21600 21600" draw:type="rectangle" draw:enhanced-path="M 0 0 L 21600 0 21600 21600 0 21600 0 0 Z N"/>
        </draw:custom-shape>
        <draw:rect draw:style-name="class" draw:text-style-name="P6" draw:id="id239" draw:layer="layout" svg:width="3.602cm" svg:height="3.596cm" svg:x="36.041cm" svg:y="23.117cm">
          <draw:glue-point draw:id="4" svg:x="-2.445cm" svg:y="-5cm"/>
          <draw:glue-point draw:id="5" svg:x="2.351cm" svg:y="-5cm"/>
          <draw:glue-point draw:id="6" svg:x="4.975cm" svg:y="-3.348cm"/>
          <draw:glue-point draw:id="7" svg:x="5cm" svg:y="-1.621cm"/>
          <text:p text:style-name="P1"><text:span text:style-name="T3">ScGridWindow</text:span></text:p>
        </draw:rect>
        <draw:connector draw:style-name="data_20_member_20__28_multiple_20_pointers_29_" draw:layer="layout" svg:x1="36.784cm" svg:y1="31.984cm" svg:x2="38.386cm" svg:y2="31.051cm" draw:start-shape="id237" draw:start-glue-point="7" draw:end-shape="id396" draw:end-glue-point="3">
          <text:p text:style-name="P1"/>
        </draw:connector>
        <draw:custom-shape draw:style-name="gr1" draw:text-style-name="P3" draw:id="id397" draw:layer="layout" svg:width="2.644cm" svg:height="0.622cm" svg:x="21.952cm" svg:y="31.089cm">
          <text:p text:style-name="P2">ScInputHandler</text:p>
          <draw:enhanced-geometry svg:viewBox="0 0 21600 21600" draw:type="rectangle" draw:enhanced-path="M 0 0 L 21600 0 21600 21600 0 21600 0 0 Z N"/>
        </draw:custom-shape>
        <draw:connector draw:style-name="data_20_member_20__28_pointer_29_" draw:text-style-name="P1" draw:layer="layout" svg:x1="18.992cm" svg:y1="32.75cm" svg:x2="21.952cm" svg:y2="31.4cm" draw:start-shape="id204" draw:start-glue-point="5" draw:end-shape="id397" draw:end-glue-point="3">
          <text:p text:style-name="P1">GetInputHandler()</text:p>
        </draw:connector>
        <draw:frame draw:style-name="annotation" draw:layer="layout" svg:width="4.355cm" svg:height="1.84cm" svg:x="45.59cm" svg:y="55.025cm">
          <draw:text-box>
            <text:p text:style-name="P1"><text:span text:style-name="T1">ScExtTabSettingsCont</text:span> is a container class that manages multiple instances of <text:span text:style-name="T1">ScExtTabSettings</text:span>.</text:p>
          </draw:text-box>
        </draw:frame>
        <draw:connector draw:style-name="local_20_usage_20__2f__20_return_20_type" draw:text-style-name="P9" draw:layer="layout" svg:x1="64.176cm" svg:y1="68.295cm" svg:x2="66.81cm" svg:y2="72.067cm" draw:start-shape="id203" draw:start-glue-point="9" draw:end-shape="id358" draw:end-glue-point="3">
          <text:p text:style-name="P9">InitSymbolsNative()<text:line-break/>InitSymbolsEnglish()</text:p>
          <text:p text:style-name="P9">InitSymbolsPODF()</text:p>
          <text:p text:style-name="P9">InitSymbolsODFF()</text:p>
        </draw:connector>
        <draw:custom-shape draw:style-name="gr1" draw:text-style-name="P3" draw:id="id398" draw:layer="layout" svg:width="2.778cm" svg:height="0.662cm" svg:x="14.79cm" svg:y="60.14cm">
          <text:p text:style-name="P2">ScTpCalcOptions</text:p>
          <draw:enhanced-geometry svg:viewBox="0 0 21600 21600" draw:type="rectangle" draw:enhanced-path="M 0 0 L 21600 0 21600 21600 0 21600 0 0 Z N"/>
        </draw:custom-shape>
        <draw:custom-shape draw:style-name="class_20__28_external_20_module_29_" draw:id="id399" draw:layer="layout" svg:width="1.984cm" svg:height="0.608cm" svg:x="16.219cm" svg:y="58.341cm">
          <draw:glue-point draw:id="4" svg:x="-2.197cm" svg:y="5cm"/>
          <draw:glue-point draw:id="5" svg:x="2.333cm" svg:y="5cm"/>
          <text:p text:style-name="P1">SfxTabPage</text:p>
          <draw:enhanced-geometry svg:viewBox="0 0 21600 21600" draw:type="rectangle" draw:enhanced-path="M 0 0 L 21600 0 21600 21600 0 21600 0 0 Z N"/>
        </draw:custom-shape>
        <draw:connector draw:style-name="inheritance_20__28_public_29_" draw:layer="layout" svg:x1="16.179cm" svg:y1="60.14cm" svg:x2="16.776cm" svg:y2="58.949cm" draw:start-shape="id398" draw:start-glue-point="0" draw:end-shape="id399" draw:end-glue-point="4">
          <text:p text:style-name="P1"/>
        </draw:connector>
        <draw:custom-shape draw:style-name="gr1" draw:text-style-name="P3" draw:id="id400" draw:layer="layout" svg:width="3.334cm" svg:height="0.662cm" svg:x="16.695cm" svg:y="61.146cm">
          <text:p text:style-name="P2">ScTpContentOptions</text:p>
          <draw:enhanced-geometry svg:viewBox="0 0 21600 21600" draw:type="rectangle" draw:enhanced-path="M 0 0 L 21600 0 21600 21600 0 21600 0 0 Z N"/>
        </draw:custom-shape>
        <draw:connector draw:style-name="inheritance_20__28_public_29_" draw:layer="layout" svg:x1="18.362cm" svg:y1="61.146cm" svg:x2="17.673cm" svg:y2="58.949cm" draw:start-shape="id400" draw:start-glue-point="0" draw:end-shape="id399" draw:end-glue-point="5">
          <text:p text:style-name="P1"/>
        </draw:connector>
        <draw:connector draw:style-name="inheritance_20__28_public_29_" draw:layer="layout" svg:x1="69.55cm" svg:y1="39.869cm" svg:x2="73.832cm" svg:y2="33.033cm" draw:start-shape="id271" draw:start-glue-point="0" draw:end-shape="id250" draw:end-glue-point="6">
          <text:p text:style-name="P1"/>
        </draw:connector>
        <draw:connector draw:style-name="inheritance_20__28_public_29_" draw:layer="layout" svg:x1="68.521cm" svg:y1="19.982cm" svg:x2="69.018cm" svg:y2="14.753cm" draw:start-shape="id261" draw:start-glue-point="0" draw:end-shape="id401" draw:end-glue-point="4">
          <text:p text:style-name="P1"/>
        </draw:connector>
        <draw:custom-shape draw:style-name="gr2" draw:id="id402" draw:layer="layout" svg:width="3.387cm" svg:height="0.608cm" svg:x="70.317cm" svg:y="12.744cm">
          <text:p text:style-name="P1">ScEnginePoolHelper</text:p>
          <draw:enhanced-geometry svg:viewBox="0 0 21600 21600" draw:type="rectangle" draw:enhanced-path="M 0 0 L 21600 0 21600 21600 0 21600 0 0 Z N"/>
        </draw:custom-shape>
        <draw:custom-shape draw:style-name="class_20__28_external_20_module_29_" draw:id="id403" draw:layer="layout" svg:width="2.223cm" svg:height="0.582cm" svg:x="75.899cm" svg:y="12.717cm">
          <text:p text:style-name="P1">EditEngine</text:p>
          <draw:enhanced-geometry svg:viewBox="0 0 21600 21600" draw:mirror-horizontal="false" draw:mirror-vertical="false" draw:type="rectangle" draw:enhanced-path="M 0 0 L 21600 0 21600 21600 0 21600 0 0 Z N"/>
        </draw:custom-shape>
        <draw:connector draw:style-name="inheritance_20__28_public_29_" draw:layer="layout" svg:x1="72.845cm" svg:y1="14.084cm" svg:x2="72.01cm" svg:y2="13.352cm" draw:start-shape="id401" draw:start-glue-point="6" draw:end-shape="id402" draw:end-glue-point="2">
          <text:p text:style-name="P1"/>
        </draw:connector>
        <draw:connector draw:style-name="inheritance_20__28_public_29_" draw:layer="layout" svg:x1="77.666cm" svg:y1="14.084cm" svg:x2="77.01cm" svg:y2="13.299cm" draw:start-shape="id401" draw:start-glue-point="7" draw:end-shape="id403" draw:end-glue-point="2">
          <text:p text:style-name="P1"/>
        </draw:connector>
        <draw:connector draw:style-name="inheritance_20__28_public_29_" draw:layer="layout" draw:line-skew="0.539cm" svg:x1="69.26cm" svg:y1="18.152cm" svg:x2="70.076cm" svg:y2="14.753cm" draw:start-shape="id404" draw:start-glue-point="0" draw:end-shape="id401" draw:end-glue-point="5">
          <text:p text:style-name="P1"/>
        </draw:connector>
        <draw:custom-shape draw:style-name="gr1" draw:text-style-name="P3" draw:id="id405" draw:layer="layout" svg:width="2.963cm" svg:height="0.625cm" svg:x="69.709cm" svg:y="17.136cm">
          <text:p text:style-name="P2">ScNoteEditEngine</text:p>
          <draw:enhanced-geometry svg:viewBox="0 0 21600 21600" draw:type="rectangle" draw:enhanced-path="M 0 0 L 21600 0 21600 21600 0 21600 0 0 Z N"/>
        </draw:custom-shape>
        <draw:connector draw:style-name="inheritance_20__28_public_29_" draw:layer="layout" draw:line-skew="0.728cm" svg:x1="71.19cm" svg:y1="17.136cm" svg:x2="71.165cm" svg:y2="14.754cm" draw:start-shape="id405" draw:start-glue-point="0" draw:end-shape="id401" draw:end-glue-point="8">
          <text:p text:style-name="P1"/>
        </draw:connector>
        <draw:custom-shape draw:style-name="gr1" draw:text-style-name="P3" draw:id="id406" draw:layer="layout" svg:width="2.963cm" svg:height="0.625cm" svg:x="71.483cm" svg:y="19.07cm">
          <text:p text:style-name="P2">ScUnoEditEngine</text:p>
          <draw:enhanced-geometry svg:viewBox="0 0 21600 21600" draw:type="rectangle" draw:enhanced-path="M 0 0 L 21600 0 21600 21600 0 21600 0 0 Z N"/>
        </draw:custom-shape>
        <draw:connector draw:style-name="inheritance_20__28_public_29_" draw:layer="layout" draw:line-skew="-0.861cm" svg:x1="72.964cm" svg:y1="19.07cm" svg:x2="72.285cm" svg:y2="14.754cm" draw:start-shape="id406" draw:start-glue-point="0" draw:end-shape="id401" draw:end-glue-point="9">
          <text:p text:style-name="P1"/>
        </draw:connector>
        <draw:custom-shape draw:style-name="gr1" draw:text-style-name="P3" draw:id="id407" draw:layer="layout" svg:width="3.307cm" svg:height="0.625cm" svg:x="73.202cm" svg:y="18.249cm">
          <text:p text:style-name="P2">ScHeaderEditEngine</text:p>
          <draw:enhanced-geometry svg:viewBox="0 0 21600 21600" draw:type="rectangle" draw:enhanced-path="M 0 0 L 21600 0 21600 21600 0 21600 0 0 Z N"/>
        </draw:custom-shape>
        <draw:connector draw:style-name="inheritance_20__28_public_29_" draw:layer="layout" draw:line-skew="0.926cm" svg:x1="74.855cm" svg:y1="18.249cm" svg:x2="73.374cm" svg:y2="14.754cm" draw:start-shape="id407" draw:start-glue-point="0" draw:end-shape="id401" draw:end-glue-point="10">
          <text:p text:style-name="P1"/>
        </draw:connector>
        <draw:custom-shape draw:style-name="gr1" draw:text-style-name="P3" draw:id="id408" draw:layer="layout" svg:width="4.312cm" svg:height="0.647cm" svg:x="74.604cm" svg:y="19.253cm">
          <text:p text:style-name="P2">ScFieldChangerEditEngine</text:p>
          <draw:enhanced-geometry svg:viewBox="0 0 21600 21600" draw:type="rectangle" draw:enhanced-path="M 0 0 L 21600 0 21600 21600 0 21600 0 0 Z N"/>
        </draw:custom-shape>
        <draw:connector draw:style-name="inheritance_20__28_public_29_" draw:layer="layout" draw:line-skew="-0.184cm" svg:x1="76.76cm" svg:y1="19.253cm" svg:x2="74.494cm" svg:y2="14.754cm" draw:start-shape="id408" draw:start-glue-point="0" draw:end-shape="id401" draw:end-glue-point="11">
          <text:p text:style-name="P1"/>
        </draw:connector>
        <draw:custom-shape draw:style-name="gr2" draw:id="id409" draw:layer="layout" svg:width="4.101cm" svg:height="0.688cm" svg:x="76.932cm" svg:y="18.221cm">
          <text:p text:style-name="P1">ScConversionEngineBase</text:p>
          <draw:enhanced-geometry svg:viewBox="0 0 21600 21600" draw:type="rectangle" draw:enhanced-path="M 0 0 L 21600 0 21600 21600 0 21600 0 0 Z N"/>
        </draw:custom-shape>
        <draw:connector draw:style-name="inheritance_20__28_public_29_" draw:layer="layout" svg:x1="78.982cm" svg:y1="18.221cm" svg:x2="75.349cm" svg:y2="14.754cm" draw:start-shape="id409" draw:start-glue-point="0" draw:end-shape="id401" draw:end-glue-point="2">
          <text:p text:style-name="P1"/>
        </draw:connector>
        <draw:connector draw:style-name="data_20_member_20__28_pointer_29_" draw:layer="layout" svg:x1="18.992cm" svg:y1="33.286cm" svg:x2="20.281cm" svg:y2="33.358cm" draw:start-shape="id204" draw:start-glue-point="12" draw:end-shape="id197" draw:end-glue-point="3">
          <text:p text:style-name="P1"/>
        </draw:connector>
        <draw:custom-shape draw:style-name="gr1" draw:text-style-name="P3" draw:id="id410" draw:layer="layout" svg:width="3.096cm" svg:height="0.582cm" svg:x="59.477cm" svg:y="10.496cm">
          <text:p text:style-name="P2">ScStyleSheetPool</text:p>
          <draw:enhanced-geometry svg:viewBox="0 0 21600 21600" draw:type="rectangle" draw:enhanced-path="M 0 0 L 21600 0 21600 21600 0 21600 0 0 Z N"/>
        </draw:custom-shape>
        <draw:connector draw:style-name="data_20_member_20__28_pointer_29_" draw:text-style-name="P1" draw:layer="layout" svg:x1="54.365cm" svg:y1="13.442cm" svg:x2="59.477cm" svg:y2="10.787cm" draw:start-shape="id267" draw:start-glue-point="5" draw:end-shape="id410" draw:end-glue-point="3">
          <text:p text:style-name="P1">GetStylePool()</text:p>
        </draw:connector>
        <draw:custom-shape draw:style-name="class_20__28_external_20_module_29_" draw:id="id411" draw:layer="layout" svg:width="3.124cm" svg:height="0.555cm" svg:x="59.371cm" svg:y="8.935cm">
          <text:p text:style-name="P1">SfxStyleSheetPool</text:p>
          <draw:enhanced-geometry svg:viewBox="0 0 21600 21600" draw:type="rectangle" draw:enhanced-path="M 0 0 L 21600 0 21600 21600 0 21600 0 0 Z N"/>
        </draw:custom-shape>
        <draw:connector draw:style-name="inheritance_20__28_public_29_" draw:layer="layout" svg:x1="61.025cm" svg:y1="10.496cm" svg:x2="60.933cm" svg:y2="9.49cm" draw:start-shape="id410" draw:start-glue-point="0" draw:end-shape="id411" draw:end-glue-point="2">
          <text:p text:style-name="P1"/>
        </draw:connector>
        <draw:custom-shape draw:style-name="class_20__28_external_20_module_29_" draw:id="id412" draw:layer="layout" svg:width="2.54cm" svg:height="0.582cm" svg:x="60.139cm" svg:y="14.013cm">
          <text:p text:style-name="P1">SfxItemPool</text:p>
          <draw:enhanced-geometry svg:viewBox="0 0 21600 21600" draw:type="rectangle" draw:enhanced-path="M 0 0 L 21600 0 21600 21600 0 21600 0 0 Z N"/>
        </draw:custom-shape>
        <draw:custom-shape draw:style-name="class_20__28_external_20_module_29_" draw:id="id413" draw:layer="layout" svg:width="2.54cm" svg:height="0.582cm" svg:x="58.472cm" svg:y="15.284cm">
          <text:p text:style-name="P1">SfxItemPool</text:p>
          <draw:enhanced-geometry svg:viewBox="0 0 21600 21600" draw:type="rectangle" draw:enhanced-path="M 0 0 L 21600 0 21600 21600 0 21600 0 0 Z N"/>
        </draw:custom-shape>
        <draw:connector draw:style-name="data_20_member_20__28_pointer_29_" draw:text-style-name="P1" draw:layer="layout" svg:x1="54.365cm" svg:y1="14.234cm" svg:x2="60.139cm" svg:y2="14.304cm" draw:start-shape="id267" draw:start-glue-point="6" draw:end-shape="id412" draw:end-glue-point="3">
          <text:p text:style-name="P1">GetEditPool()</text:p>
        </draw:connector>
        <draw:connector draw:style-name="data_20_member_20__28_pointer_29_" draw:text-style-name="P1" draw:layer="layout" svg:x1="54.365cm" svg:y1="14.657cm" svg:x2="58.472cm" svg:y2="15.575cm" draw:start-shape="id267" draw:start-glue-point="7" draw:end-shape="id413" draw:end-glue-point="3">
          <text:p text:style-name="P1">GetEnginePool()</text:p>
        </draw:connector>
        <draw:custom-shape draw:style-name="class_20__28_external_20_module_29_" draw:id="id414" draw:layer="layout" svg:width="3.651cm" svg:height="0.529cm" svg:x="60.643cm" svg:y="11.88cm">
          <text:p text:style-name="P1">SvNumberFormatter</text:p>
          <draw:enhanced-geometry svg:viewBox="0 0 21600 21600" draw:type="rectangle" draw:enhanced-path="M 0 0 L 21600 0 21600 21600 0 21600 0 0 Z N"/>
        </draw:custom-shape>
        <draw:connector draw:style-name="data_20_member_20__28_pointer_29_" draw:text-style-name="P1" draw:layer="layout" svg:x1="54.367cm" svg:y1="13.785cm" svg:x2="60.643cm" svg:y2="12.144cm" draw:start-shape="id267" draw:start-glue-point="1" draw:end-shape="id414" draw:end-glue-point="3">
          <text:p text:style-name="P1">GetFormTable()</text:p>
        </draw:connector>
        <draw:custom-shape draw:style-name="gr1" draw:text-style-name="P3" draw:id="id415" draw:layer="layout" svg:width="3.162cm" svg:height="0.778cm" svg:x="52.124cm" svg:y="31.405cm">
          <text:p text:style-name="P2">ScFieldEditEngine</text:p>
          <draw:enhanced-geometry svg:viewBox="0 0 21600 21600" draw:type="rectangle" draw:enhanced-path="M 0 0 L 21600 0 21600 21600 0 21600 0 0 Z N"/>
        </draw:custom-shape>
        <draw:connector draw:style-name="data_20_member_20__28_pointer_29_" draw:text-style-name="P1" draw:layer="layout" draw:line-skew="-0.007cm" svg:x1="47.586cm" svg:y1="33.383cm" svg:x2="52.124cm" svg:y2="31.794cm" draw:start-shape="id231" draw:start-glue-point="16" draw:end-shape="id415" draw:end-glue-point="3">
          <text:p text:style-name="P1">GetEditEngine()</text:p>
        </draw:connector>
        <draw:custom-shape draw:style-name="class_20__28_external_20_module_29_" draw:text-style-name="P1" draw:id="id416" draw:layer="layout" svg:width="2.592cm" svg:height="0.582cm" svg:x="56.331cm" svg:y="64.903cm">
          <text:p text:style-name="P1">EditTextObject</text:p>
          <draw:enhanced-geometry svg:viewBox="0 0 21600 21600" draw:mirror-horizontal="false" draw:mirror-vertical="false" draw:type="rectangle" draw:enhanced-path="M 0 0 L 21600 0 21600 21600 0 21600 0 0 Z N"/>
        </draw:custom-shape>
        <draw:connector draw:style-name="data_20_member_20__28_pointer_29_" draw:text-style-name="P1" draw:layer="layout" svg:x1="53.878cm" svg:y1="65.369cm" svg:x2="56.331cm" svg:y2="65.194cm" draw:start-shape="id211" draw:start-glue-point="4" draw:end-shape="id416" draw:end-glue-point="3">
          <text:p text:style-name="P1">GetData()</text:p>
        </draw:connector>
        <draw:custom-shape draw:style-name="gr1" draw:text-style-name="P3" draw:id="id200" draw:layer="layout" svg:width="2.645cm" svg:height="1.015cm" svg:x="60.933cm" svg:y="23.468cm">
          <draw:glue-point draw:id="4" svg:x="4.998cm" svg:y="2.295cm"/>
          <draw:glue-point draw:id="5" svg:x="4.998cm" svg:y="-2.394cm"/>
          <text:p text:style-name="P2">ScCellTextData</text:p>
          <draw:enhanced-geometry svg:viewBox="0 0 21600 21600" draw:type="rectangle" draw:enhanced-path="M 0 0 L 21600 0 21600 21600 0 21600 0 0 Z N"/>
        </draw:custom-shape>
        <draw:custom-shape draw:style-name="gr1" draw:text-style-name="P2" draw:id="id417" draw:layer="layout" svg:width="3.93cm" svg:height="0.58cm" svg:x="56.47cm" svg:y="18.928cm">
          <text:p text:style-name="P2">ScSharedCellEditSource</text:p>
          <draw:enhanced-geometry svg:viewBox="0 0 21600 21600" draw:mirror-horizontal="false" draw:mirror-vertical="false" draw:type="rectangle" draw:enhanced-path="M 0 0 L 21600 0 21600 21600 0 21600 0 0 Z N"/>
        </draw:custom-shape>
        <draw:custom-shape draw:style-name="class_20__28_external_20_module_29_" draw:id="id418" draw:layer="layout" svg:width="2.621cm" svg:height="0.58cm" svg:x="57.142cm" svg:y="17.832cm">
          <text:p text:style-name="P1">SvxEditSource</text:p>
          <draw:enhanced-geometry svg:viewBox="0 0 21600 21600" draw:type="rectangle" draw:enhanced-path="M 0 0 L 21600 0 21600 21600 0 21600 0 0 Z N"/>
        </draw:custom-shape>
        <draw:connector draw:style-name="inheritance_20__28_public_29_" draw:layer="layout" svg:x1="58.435cm" svg:y1="18.928cm" svg:x2="58.452cm" svg:y2="18.412cm" draw:start-shape="id417" draw:start-glue-point="0" draw:end-shape="id418" draw:end-glue-point="2">
          <text:p text:style-name="P1"/>
        </draw:connector>
        <draw:connector draw:style-name="data_20_member_20__28_pointer_29_" draw:layer="layout" svg:x1="60.4cm" svg:y1="19.218cm" svg:x2="60.933cm" svg:y2="23.975cm" draw:start-shape="id417" draw:start-glue-point="1" draw:end-shape="id200" draw:end-glue-point="3">
          <text:p text:style-name="P1"/>
        </draw:connector>
        <draw:connector draw:style-name="data_20_member_20__28_pointer_29_" draw:layer="layout" draw:line-skew="0cm 0.579cm" svg:x1="63.576cm" svg:y1="24.207cm" svg:x2="56.47cm" svg:y2="19.218cm" draw:start-shape="id200" draw:start-glue-point="4" draw:end-shape="id417" draw:end-glue-point="3">
          <text:p text:style-name="P1"/>
        </draw:connector>
        <draw:connector draw:style-name="data_20_member_20__28_pointer_29_" draw:layer="layout" svg:x1="63.576cm" svg:y1="23.733cm" svg:x2="67.015cm" svg:y2="20.954cm" draw:start-shape="id200" draw:start-glue-point="5" draw:end-shape="id261" draw:end-glue-point="5">
          <text:p text:style-name="P1"/>
        </draw:connector>
        <draw:rect draw:style-name="class_20__28_external_20_module_29_" draw:id="id419" draw:layer="layout" svg:width="2.09cm" svg:height="0.556cm" svg:x="61.199cm" svg:y="22.41cm">
          <text:p text:style-name="P1"><text:span text:style-name="T3">SfxListener</text:span></text:p>
        </draw:rect>
        <draw:connector draw:style-name="inheritance_20__28_public_29_" draw:layer="layout" svg:x1="62.255cm" svg:y1="23.468cm" svg:x2="62.244cm" svg:y2="22.966cm" draw:start-shape="id200" draw:start-glue-point="0" draw:end-shape="id419" draw:end-glue-point="2">
          <text:p text:style-name="P1"/>
        </draw:connector>
        <draw:custom-shape draw:style-name="gr1" draw:text-style-name="P3" draw:id="id199" draw:layer="layout" svg:width="2.355cm" svg:height="0.609cm" svg:x="94.483cm" svg:y="48.26cm">
          <draw:glue-point draw:id="4" svg:x="-2.416cm" svg:y="-5.008cm"/>
          <draw:glue-point draw:id="5" svg:x="2.416cm" svg:y="-5.008cm"/>
          <text:p text:style-name="P2">ScCellTextObj</text:p>
          <draw:enhanced-geometry svg:viewBox="0 0 21600 21600" draw:type="rectangle" draw:enhanced-path="M 0 0 L 21600 0 21600 21600 0 21600 0 0 Z N"/>
        </draw:custom-shape>
        <draw:custom-shape draw:style-name="gr1" draw:text-style-name="P2" draw:id="id404" draw:layer="layout" svg:width="2.799cm" svg:height="0.625cm" svg:x="67.861cm" svg:y="18.152cm">
          <text:p text:style-name="P2">ScTabEditEngine</text:p>
          <draw:enhanced-geometry svg:viewBox="0 0 21600 21600" draw:mirror-horizontal="false" draw:mirror-vertical="false" draw:type="rectangle" draw:enhanced-path="M 0 0 L 21600 0 21600 21600 0 21600 0 0 Z N"/>
        </draw:custom-shape>
        <draw:custom-shape draw:style-name="gr1" draw:text-style-name="P3" draw:id="id305" draw:layer="layout" svg:width="2.955cm" svg:height="0.778cm" svg:x="100.395cm" svg:y="46.406cm">
          <text:p text:style-name="P2">ScCellCursorObj</text:p>
          <draw:enhanced-geometry svg:viewBox="0 0 21600 21600" draw:type="rectangle" draw:enhanced-path="M 0 0 L 21600 0 21600 21600 0 21600 0 0 Z N"/>
        </draw:custom-shape>
        <draw:connector draw:style-name="data_20_member_20__28_pointer_29_" draw:layer="layout" svg:x1="93.017cm" svg:y1="48.707cm" svg:x2="94.483cm" svg:y2="48.564cm" draw:start-shape="id306" draw:start-glue-point="1" draw:end-shape="id199" draw:end-glue-point="3">
          <text:p text:style-name="P1"/>
        </draw:connector>
        <draw:custom-shape draw:style-name="gr1" draw:text-style-name="P3" draw:id="id420" draw:layer="layout" svg:width="2.831cm" svg:height="0.635cm" svg:x="55.219cm" svg:y="24.341cm">
          <text:p text:style-name="P2">ScCellTextCursor</text:p>
          <draw:enhanced-geometry svg:viewBox="0 0 21600 21600" draw:type="rectangle" draw:enhanced-path="M 0 0 L 21600 0 21600 21600 0 21600 0 0 Z N"/>
        </draw:custom-shape>
        <draw:custom-shape draw:style-name="class_20__28_external_20_module_29_" draw:id="id421" draw:layer="layout" svg:width="3.017cm" svg:height="0.582cm" svg:x="55.456cm" svg:y="22.754cm">
          <text:p text:style-name="P1">SvxUnoTextCursor</text:p>
          <draw:enhanced-geometry svg:viewBox="0 0 21600 21600" draw:type="rectangle" draw:enhanced-path="M 0 0 L 21600 0 21600 21600 0 21600 0 0 Z N"/>
        </draw:custom-shape>
        <draw:connector draw:style-name="inheritance_20__28_public_29_" draw:layer="layout" svg:x1="56.634cm" svg:y1="24.341cm" svg:x2="56.964cm" svg:y2="23.336cm" draw:start-shape="id420" draw:start-glue-point="0" draw:end-shape="id421" draw:end-glue-point="2">
          <text:p text:style-name="P1"/>
        </draw:connector>
        <draw:custom-shape draw:style-name="class_20__28_external_20_module_29_" draw:id="id422" draw:layer="layout" svg:width="2.17cm" svg:height="0.556cm" svg:x="95.832cm" svg:y="46.54cm">
          <text:p text:style-name="P1">SvxUnoText</text:p>
          <draw:enhanced-geometry svg:viewBox="0 0 21600 21600" draw:type="rectangle" draw:enhanced-path="M 0 0 L 21600 0 21600 21600 0 21600 0 0 Z N"/>
        </draw:custom-shape>
        <draw:connector draw:style-name="inheritance_20__28_public_29_" draw:layer="layout" svg:x1="96.228cm" svg:y1="48.26cm" svg:x2="96.917cm" svg:y2="47.096cm" draw:start-shape="id199" draw:start-glue-point="5" draw:end-shape="id422" draw:end-glue-point="2">
          <text:p text:style-name="P1"/>
        </draw:connector>
        <draw:custom-shape draw:style-name="gr1" draw:text-style-name="P3" draw:id="id423" draw:layer="layout" svg:width="1.865cm" svg:height="0.529cm" svg:x="26.272cm" svg:y="16.947cm">
          <text:p text:style-name="P2">ScColBar</text:p>
          <draw:enhanced-geometry svg:viewBox="0 0 21600 21600" draw:type="rectangle" draw:enhanced-path="M 0 0 L 21600 0 21600 21600 0 21600 0 0 Z N"/>
        </draw:custom-shape>
        <draw:custom-shape draw:style-name="gr1" draw:text-style-name="P3" draw:id="id424" draw:layer="layout" svg:width="1.865cm" svg:height="0.529cm" svg:x="26.424cm" svg:y="17.705cm">
          <text:p text:style-name="P2">ScRowBar</text:p>
          <draw:enhanced-geometry svg:viewBox="0 0 21600 21600" draw:type="rectangle" draw:enhanced-path="M 0 0 L 21600 0 21600 21600 0 21600 0 0 Z N"/>
        </draw:custom-shape>
        <draw:connector draw:style-name="data_20_member_20__28_multiple_20_pointers_29_" draw:layer="layout" svg:x1="24.661cm" svg:y1="17.278cm" svg:x2="26.272cm" svg:y2="17.211cm" draw:start-shape="id208" draw:start-glue-point="5" draw:end-shape="id423">
          <text:p text:style-name="P1"/>
        </draw:connector>
        <draw:connector draw:style-name="data_20_member_20__28_multiple_20_pointers_29_" draw:layer="layout" svg:x1="24.661cm" svg:y1="17.977cm" svg:x2="26.424cm" svg:y2="17.969cm" draw:start-shape="id208" draw:start-glue-point="10" draw:end-shape="id424" draw:end-glue-point="3">
          <text:p text:style-name="P1"/>
        </draw:connector>
        <draw:custom-shape draw:style-name="gr1" draw:text-style-name="P3" draw:id="id425" draw:layer="layout" svg:width="2.268cm" svg:height="0.529cm" svg:x="28.911cm" svg:y="18.138cm">
          <text:p text:style-name="P2">ScTabSplitter</text:p>
          <draw:enhanced-geometry svg:viewBox="0 0 21600 21600" draw:type="rectangle" draw:enhanced-path="M 0 0 L 21600 0 21600 21600 0 21600 0 0 Z N"/>
        </draw:custom-shape>
        <draw:connector draw:style-name="data_20_member_20__28_multiple_20_pointers_29_" draw:layer="layout" svg:x1="24.662cm" svg:y1="18.564cm" svg:x2="28.911cm" svg:y2="18.402cm" draw:start-shape="id208" draw:start-glue-point="1" draw:end-shape="id425" draw:end-glue-point="3">
          <text:p text:style-name="P1"/>
        </draw:connector>
        <draw:custom-shape draw:style-name="gr1" draw:text-style-name="P3" draw:id="id426" draw:layer="layout" svg:width="2.318cm" svg:height="0.504cm" svg:x="28.978cm" svg:y="19.05cm">
          <text:p text:style-name="P2">ScTabControl</text:p>
          <draw:enhanced-geometry svg:viewBox="0 0 21600 21600" draw:type="rectangle" draw:enhanced-path="M 0 0 L 21600 0 21600 21600 0 21600 0 0 Z N"/>
        </draw:custom-shape>
        <draw:connector draw:style-name="data_20_member_20__28_pointer_29_" draw:layer="layout" svg:x1="24.661cm" svg:y1="18.924cm" svg:x2="28.978cm" svg:y2="19.302cm" draw:start-shape="id208" draw:start-glue-point="13" draw:end-shape="id426" draw:end-glue-point="3">
          <text:p text:style-name="P1"/>
        </draw:connector>
        <draw:custom-shape draw:style-name="class_20__28_external_20_module_29_" draw:id="id427" draw:layer="layout" svg:width="1.789cm" svg:height="0.529cm" svg:x="28.071cm" svg:y="14.541cm">
          <text:p text:style-name="P1">Window</text:p>
          <draw:enhanced-geometry svg:viewBox="0 0 21600 21600" draw:type="rectangle" draw:enhanced-path="M 0 0 L 21600 0 21600 21600 0 21600 0 0 Z N"/>
        </draw:custom-shape>
        <draw:connector draw:style-name="data_20_member_20__28_pointer_29_" draw:text-style-name="P1" draw:layer="layout" svg:x1="24.661cm" svg:y1="15.398cm" svg:x2="28.071cm" svg:y2="14.805cm" draw:start-shape="id208" draw:start-glue-point="8" draw:end-shape="id427" draw:end-glue-point="3">
          <text:p text:style-name="P1">GetFrameWin()</text:p>
        </draw:connector>
        <draw:frame draw:style-name="annotation" draw:layer="layout" svg:width="2.621cm" svg:height="0.78cm" svg:x="27.566cm" svg:y="13.658cm">
          <draw:text-box>
            <text:p text:style-name="P1">Topmost window instance</text:p>
          </draw:text-box>
        </draw:frame>
        <draw:custom-shape draw:style-name="class_20__28_external_20_module_29_" draw:id="id428" draw:layer="layout" svg:width="2.814cm" svg:height="0.554cm" svg:x="22.442cm" svg:y="42.74cm">
          <text:p text:style-name="P1">SfxUndoManager</text:p>
          <draw:enhanced-geometry svg:viewBox="0 0 21600 21600" draw:type="rectangle" draw:enhanced-path="M 0 0 L 21600 0 21600 21600 0 21600 0 0 Z N"/>
        </draw:custom-shape>
        <draw:connector draw:style-name="data_20_member_20__28_pointer_29_" draw:text-style-name="P1" draw:layer="layout" svg:x1="19.193cm" svg:y1="42.984cm" svg:x2="22.442cm" svg:y2="43.017cm" draw:start-shape="id238" draw:start-glue-point="9" draw:end-shape="id428" draw:end-glue-point="3">
          <text:p text:style-name="P1">GetUndoManager()</text:p>
        </draw:connector>
        <draw:custom-shape draw:style-name="gr1" draw:text-style-name="P3" draw:id="id429" draw:layer="layout" svg:width="2.318cm" svg:height="0.504cm" svg:x="33.757cm" svg:y="19.805cm">
          <text:p text:style-name="P2">ScDrawView</text:p>
          <draw:enhanced-geometry svg:viewBox="0 0 21600 21600" draw:type="rectangle" draw:enhanced-path="M 0 0 L 21600 0 21600 21600 0 21600 0 0 Z N"/>
        </draw:custom-shape>
        <draw:connector draw:style-name="data_20_member_20__28_pointer_29_" draw:text-style-name="P1" draw:layer="layout" svg:x1="24.661cm" svg:y1="19.982cm" svg:x2="33.757cm" svg:y2="20.057cm" draw:start-shape="id208" draw:start-glue-point="9" draw:end-shape="id429" draw:end-glue-point="3">
          <text:p text:style-name="P1">pDrawView</text:p>
        </draw:connector>
        <draw:custom-shape draw:style-name="class_20__28_external_20_module_29_" draw:id="id430" draw:layer="layout" svg:width="2.318cm" svg:height="0.504cm" svg:x="33.893cm" svg:y="18.23cm">
          <text:p text:style-name="P1">FmFormView</text:p>
          <draw:enhanced-geometry svg:viewBox="0 0 21600 21600" draw:type="rectangle" draw:enhanced-path="M 0 0 L 21600 0 21600 21600 0 21600 0 0 Z N"/>
        </draw:custom-shape>
        <draw:connector draw:style-name="inheritance_20__28_public_29_" draw:layer="layout" svg:x1="34.916cm" svg:y1="19.805cm" svg:x2="35.052cm" svg:y2="18.734cm" draw:start-shape="id429" draw:start-glue-point="0" draw:end-shape="id430" draw:end-glue-point="2">
          <text:p text:style-name="P1"/>
        </draw:connector>
      </draw:page>
      <draw:page draw:name="sc (dialog)" draw:style-name="dp1" draw:master-page-name="Default">
        <office:forms form:automatic-focus="false" form:apply-design-mode="false"/>
        <draw:frame draw:style-name="annotation" draw:layer="layout" svg:width="8.338cm" svg:height="0.551cm" svg:x="55.626cm" svg:y="20.384cm">
          <draw:text-box>
            <text:p text:style-name="P1">Define Label Rage dialog in <text:span text:style-name="T2">Insert &gt; Names &gt; Labels...</text:span></text:p>
          </draw:text-box>
        </draw:frame>
        <draw:rect draw:style-name="class" draw:text-style-name="P6" draw:id="id432" draw:layer="layout" svg:width="12.233cm" svg:height="0.707cm" svg:x="49.477cm" svg:y="3.38cm">
          <draw:glue-point draw:id="4" svg:x="-2.743cm" svg:y="5.002cm"/>
          <draw:glue-point draw:id="5" svg:x="2.578cm" svg:y="5.002cm"/>
          <draw:glue-point draw:id="6" svg:x="3.619cm" svg:y="5.004cm"/>
          <draw:glue-point draw:id="7" svg:x="-4.047cm" svg:y="5.004cm"/>
          <draw:glue-point draw:id="8" svg:x="-1.448cm" svg:y="5.004cm"/>
          <draw:glue-point draw:id="9" svg:x="1.343cm" svg:y="5.004cm"/>
          <draw:glue-point draw:id="10" svg:x="4.687cm" svg:y="5.007cm"/>
          <draw:glue-point draw:id="11" svg:x="-4.623cm" svg:y="5.007cm"/>
          <draw:glue-point draw:id="12" svg:x="-0.726cm" svg:y="5.007cm"/>
          <draw:glue-point draw:id="13" svg:x="-3.421cm" svg:y="5.007cm"/>
          <draw:glue-point draw:id="14" svg:x="-2.145cm" svg:y="5.007cm"/>
          <draw:glue-point draw:id="15" svg:x="0.688cm" svg:y="5.007cm"/>
          <draw:glue-point draw:id="16" svg:x="1.899cm" svg:y="5.007cm"/>
          <text:p text:style-name="P1"><text:span text:style-name="T3">ScAnyRefDlg</text:span></text:p>
        </draw:rect>
        <draw:rect draw:style-name="class_20__28_external_20_module_29_" draw:id="id434" draw:layer="layout" svg:width="3.579cm" svg:height="0.754cm" svg:x="54.605cm" svg:y="1.54cm">
          <text:p text:style-name="P1"><text:span text:style-name="T3">SfxModelessDialog</text:span></text:p>
        </draw:rect>
        <draw:rect draw:style-name="class" draw:text-style-name="P6" draw:id="id431" draw:layer="layout" svg:width="2.87cm" svg:height="0.551cm" svg:x="50.364cm" svg:y="13.155cm">
          <text:p text:style-name="P1"><text:span text:style-name="T3">ScSimpleRefDlg</text:span></text:p>
        </draw:rect>
        <draw:rect draw:style-name="class" draw:text-style-name="P6" draw:id="id433" draw:layer="layout" svg:width="2.305cm" svg:height="0.74cm" svg:x="49.017cm" svg:y="8.805cm">
          <text:p text:style-name="P1"><text:span text:style-name="T3">ScSolverDlg</text:span></text:p>
        </draw:rect>
        <draw:connector draw:style-name="inheritance_20__28_public_29_" draw:layer="layout" svg:x1="51.799cm" svg:y1="13.155cm" svg:x2="51.409cm" svg:y2="4.086cm" draw:start-shape="id431" draw:start-glue-point="0" draw:end-shape="id432" draw:end-glue-point="13">
          <text:p text:style-name="P1"/>
        </draw:connector>
        <draw:connector draw:style-name="inheritance_20__28_public_29_" draw:layer="layout" svg:x1="50.169cm" svg:y1="8.805cm" svg:x2="50.643cm" svg:y2="4.086cm" draw:start-shape="id433" draw:start-glue-point="0" draw:end-shape="id432" draw:end-glue-point="7">
          <text:p text:style-name="P1"/>
        </draw:connector>
        <draw:connector draw:style-name="inheritance_20__28_public_29_" draw:layer="layout" svg:x1="55.593cm" svg:y1="3.38cm" svg:x2="56.394cm" svg:y2="2.294cm" draw:start-shape="id432" draw:start-glue-point="0" draw:end-shape="id434" draw:end-glue-point="2">
          <text:p text:style-name="P1"/>
        </draw:connector>
        <draw:custom-shape draw:style-name="gr2" draw:id="id435" draw:layer="layout" svg:width="4.347cm" svg:height="0.66cm" svg:x="55.599cm" svg:y="19.497cm">
          <text:p text:style-name="P1">ScColRowNameRangesDlg</text:p>
          <draw:enhanced-geometry svg:viewBox="0 0 21600 21600" draw:type="rectangle" draw:enhanced-path="M 0 0 L 21600 0 21600 21600 0 21600 0 0 Z N"/>
        </draw:custom-shape>
        <draw:connector draw:style-name="inheritance_20__28_public_29_" draw:layer="layout" draw:line-skew="-2.594cm" svg:x1="57.772cm" svg:y1="19.497cm" svg:x2="55.593cm" svg:y2="4.087cm" draw:start-shape="id435" draw:end-shape="id432" draw:end-glue-point="2">
          <text:p text:style-name="P1"/>
        </draw:connector>
        <draw:rect draw:style-name="class" draw:text-style-name="P6" draw:id="id436" draw:layer="layout" svg:width="2.5cm" svg:height="0.695cm" svg:x="65.411cm" svg:y="14.016cm">
          <text:p text:style-name="P1"><text:span text:style-name="T3">ScFilterDlg</text:span></text:p>
        </draw:rect>
        <draw:connector draw:style-name="inheritance_20__28_public_29_" draw:layer="layout" draw:line-skew="1.935cm" svg:x1="66.661cm" svg:y1="14.016cm" svg:x2="60.02cm" svg:y2="4.086cm" draw:start-shape="id436" draw:start-glue-point="0" draw:end-shape="id432" draw:end-glue-point="6">
          <text:p text:style-name="P1"/>
        </draw:connector>
        <draw:frame draw:style-name="annotation" draw:layer="layout" svg:width="3.294cm" svg:height="0.478cm" svg:x="65.388cm" svg:y="14.842cm">
          <draw:text-box>
            <text:p text:style-name="P1">Standard filter dialog</text:p>
          </draw:text-box>
        </draw:frame>
        <draw:rect draw:style-name="class" draw:text-style-name="P6" draw:id="id437" draw:layer="layout" svg:width="2.913cm" svg:height="0.695cm" svg:x="63.03cm" svg:y="16.18cm">
          <text:p text:style-name="P1"><text:span text:style-name="T3">ScSpecialFilterDlg</text:span></text:p>
        </draw:rect>
        <draw:connector draw:style-name="inheritance_20__28_public_29_" draw:layer="layout" draw:line-skew="2.832cm" svg:x1="64.486cm" svg:y1="16.18cm" svg:x2="58.746cm" svg:y2="4.086cm" draw:start-shape="id437" draw:end-shape="id432" draw:end-glue-point="5">
          <text:p text:style-name="P1"/>
        </draw:connector>
        <draw:frame draw:style-name="annotation" draw:layer="layout" svg:width="3.946cm" svg:height="0.647cm" svg:x="64.328cm" svg:y="17.106cm">
          <draw:text-box>
            <text:p text:style-name="P1">Advanced filter dialog</text:p>
          </draw:text-box>
        </draw:frame>
        <draw:custom-shape draw:style-name="gr1" draw:text-style-name="P3" draw:id="id438" draw:layer="layout" svg:width="4.043cm" svg:height="0.65cm" svg:x="46.217cm" svg:y="5.179cm">
          <text:p text:style-name="P2">ScConditionalFormatDlg</text:p>
          <draw:enhanced-geometry svg:viewBox="0 0 21600 21600" draw:type="rectangle" draw:enhanced-path="M 0 0 L 21600 0 21600 21600 0 21600 0 0 Z N"/>
        </draw:custom-shape>
        <draw:connector draw:style-name="inheritance_20__28_public_29_" draw:layer="layout" svg:x1="48.238cm" svg:y1="5.179cm" svg:x2="49.938cm" svg:y2="4.086cm" draw:start-shape="id438" draw:start-glue-point="0" draw:end-shape="id432" draw:end-glue-point="11">
          <text:p text:style-name="P1"/>
        </draw:connector>
        <draw:custom-shape draw:style-name="gr2" draw:id="id439" draw:layer="layout" svg:width="2.453cm" svg:height="2.836cm" svg:x="63.068cm" svg:y="6.509cm">
          <draw:glue-point draw:id="4" svg:x="4.997cm" svg:y="-4.044cm"/>
          <draw:glue-point draw:id="5" svg:x="4.997cm" svg:y="-2.584cm"/>
          <draw:glue-point draw:id="6" svg:x="4.997cm" svg:y="-1.396cm"/>
          <draw:glue-point draw:id="7" svg:x="4.997cm" svg:y="1.346cm"/>
          <draw:glue-point draw:id="8" svg:x="4.997cm" svg:y="2.626cm"/>
          <draw:glue-point draw:id="9" svg:x="4.997cm" svg:y="3.815cm"/>
          <text:p text:style-name="P1">ScFormulaDlg</text:p>
          <draw:enhanced-geometry svg:viewBox="0 0 21600 21600" draw:type="rectangle" draw:enhanced-path="M 0 0 L 21600 0 21600 21600 0 21600 0 0 Z N"/>
        </draw:custom-shape>
        <draw:connector draw:style-name="inheritance_20__28_public_29_" draw:layer="layout" svg:x1="64.294cm" svg:y1="6.509cm" svg:x2="61.326cm" svg:y2="4.086cm" draw:start-shape="id439" draw:start-glue-point="0" draw:end-shape="id432" draw:end-glue-point="10">
          <text:p text:style-name="P1"/>
        </draw:connector>
        <draw:custom-shape draw:style-name="gr2" draw:id="id440" draw:layer="layout" svg:width="2.255cm" svg:height="0.701cm" svg:x="66.923cm" svg:y="4.654cm">
          <text:p text:style-name="P1">ScFuncPage</text:p>
          <draw:enhanced-geometry svg:viewBox="0 0 21600 21600" draw:type="rectangle" draw:enhanced-path="M 0 0 L 21600 0 21600 21600 0 21600 0 0 Z N"/>
        </draw:custom-shape>
        <draw:custom-shape draw:style-name="class_20__28_external_20_module_29_" draw:id="id441" draw:layer="layout" svg:width="1.762cm" svg:height="0.673cm" svg:x="68.476cm" svg:y="3.047cm">
          <draw:glue-point draw:id="4" svg:x="-2.207cm" svg:y="4.992cm"/>
          <draw:glue-point draw:id="5" svg:x="2.349cm" svg:y="4.992cm"/>
          <text:p text:style-name="P1">TabPage</text:p>
          <draw:enhanced-geometry svg:viewBox="0 0 21600 21600" draw:type="rectangle" draw:enhanced-path="M 0 0 L 21600 0 21600 21600 0 21600 0 0 Z N"/>
        </draw:custom-shape>
        <draw:connector draw:style-name="inheritance_20__28_public_29_" draw:layer="layout" svg:x1="68.05cm" svg:y1="4.654cm" svg:x2="68.969cm" svg:y2="3.718cm" draw:start-shape="id440" draw:start-glue-point="0" draw:end-shape="id441" draw:end-glue-point="4">
          <text:p text:style-name="P1"/>
        </draw:connector>
        <draw:connector draw:style-name="data_20_member_20__28_pointer_29_" draw:layer="layout" draw:line-skew="0.025cm" svg:x1="65.519cm" svg:y1="6.781cm" svg:x2="66.923cm" svg:y2="5.004cm" draw:start-shape="id439" draw:start-glue-point="4" draw:end-shape="id440" draw:end-glue-point="3">
          <text:p text:style-name="P1"/>
        </draw:connector>
        <draw:frame draw:style-name="annotation" draw:layer="layout" svg:width="3.447cm" svg:height="0.514cm" svg:x="63.24cm" svg:y="9.506cm">
          <draw:text-box>
            <text:p text:style-name="P1">Function wizard dialog</text:p>
          </draw:text-box>
        </draw:frame>
        <draw:custom-shape draw:style-name="gr1" draw:text-style-name="P3" draw:id="id442" draw:layer="layout" svg:width="2.333cm" svg:height="0.674cm" svg:x="66.818cm" svg:y="9.06cm">
          <text:p text:style-name="P2">ScFormulaUtil</text:p>
          <draw:enhanced-geometry svg:viewBox="0 0 21600 21600" draw:type="rectangle" draw:enhanced-path="M 0 0 L 21600 0 21600 21600 0 21600 0 0 Z N"/>
        </draw:custom-shape>
        <draw:connector draw:style-name="local_20_usage_20__2f__20_return_20_type" draw:layer="layout" svg:x1="65.519cm" svg:y1="9.008cm" svg:x2="66.818cm" svg:y2="9.397cm" draw:start-shape="id439" draw:start-glue-point="9" draw:end-shape="id442">
          <text:p text:style-name="P1"/>
        </draw:connector>
        <draw:custom-shape draw:style-name="gr1" draw:text-style-name="P3" draw:id="id443" draw:layer="layout" svg:width="2.307cm" svg:height="0.674cm" svg:x="69.278cm" svg:y="5.666cm">
          <text:p text:style-name="P2">ScStructPage</text:p>
          <draw:enhanced-geometry svg:viewBox="0 0 21600 21600" draw:type="rectangle" draw:enhanced-path="M 0 0 L 21600 0 21600 21600 0 21600 0 0 Z N"/>
        </draw:custom-shape>
        <draw:connector draw:style-name="data_20_member_20__28_pointer_29_" draw:layer="layout" svg:x1="65.519cm" svg:y1="7.195cm" svg:x2="69.278cm" svg:y2="6.003cm" draw:start-shape="id439" draw:start-glue-point="5" draw:end-shape="id443" draw:end-glue-point="3">
          <text:p text:style-name="P1"/>
        </draw:connector>
        <draw:connector draw:style-name="inheritance_20__28_public_29_" draw:layer="layout" svg:x1="70.431cm" svg:y1="5.666cm" svg:x2="69.77cm" svg:y2="3.718cm" draw:start-shape="id443" draw:start-glue-point="0" draw:end-shape="id441" draw:end-glue-point="5">
          <text:p text:style-name="P1"/>
        </draw:connector>
        <draw:custom-shape draw:style-name="gr1" draw:text-style-name="P3" draw:id="id444" draw:layer="layout" svg:width="2.644cm" svg:height="0.648cm" svg:x="72.803cm" svg:y="5.64cm">
          <text:p text:style-name="P2">ScStructListBox</text:p>
          <draw:enhanced-geometry svg:viewBox="0 0 21600 21600" draw:type="rectangle" draw:enhanced-path="M 0 0 L 21600 0 21600 21600 0 21600 0 0 Z N"/>
        </draw:custom-shape>
        <draw:connector draw:style-name="data_20_member" draw:layer="layout" svg:x1="71.585cm" svg:y1="6.003cm" svg:x2="72.803cm" svg:y2="5.964cm" draw:start-shape="id443" draw:start-glue-point="1" draw:end-shape="id444" draw:end-glue-point="3">
          <text:p text:style-name="P1"/>
        </draw:connector>
        <draw:custom-shape draw:style-name="class_20__28_external_20_module_29_" draw:id="id445" draw:layer="layout" svg:width="2.617cm" svg:height="0.545cm" svg:x="72.856cm" svg:y="4.214cm">
          <text:p text:style-name="P1">SvTreeListBox</text:p>
          <draw:enhanced-geometry svg:viewBox="0 0 21600 21600" draw:type="rectangle" draw:enhanced-path="M 0 0 L 21600 0 21600 21600 0 21600 0 0 Z N"/>
        </draw:custom-shape>
        <draw:connector draw:style-name="inheritance_20__28_public_29_" draw:layer="layout" svg:x1="74.125cm" svg:y1="5.64cm" svg:x2="74.164cm" svg:y2="4.759cm" draw:start-shape="id444" draw:start-glue-point="0" draw:end-shape="id445" draw:end-glue-point="2">
          <text:p text:style-name="P1"/>
        </draw:connector>
        <draw:custom-shape draw:style-name="gr1" draw:text-style-name="P2" draw:id="id446" draw:layer="layout" svg:width="1.581cm" svg:height="0.544cm" svg:x="70.264cm" svg:y="6.779cm">
          <text:p text:style-name="P2">ValWnd</text:p>
          <draw:enhanced-geometry svg:viewBox="0 0 21600 21600" draw:mirror-horizontal="false" draw:mirror-vertical="false" draw:type="rectangle" draw:enhanced-path="M 0 0 L 21600 0 21600 21600 0 21600 0 0 Z N"/>
        </draw:custom-shape>
        <draw:connector draw:style-name="data_20_member" draw:layer="layout" svg:x1="65.519cm" svg:y1="7.532cm" svg:x2="70.264cm" svg:y2="7.051cm" draw:start-shape="id439" draw:start-glue-point="6" draw:end-shape="id446">
          <text:p text:style-name="P1"/>
        </draw:connector>
        <draw:custom-shape draw:style-name="gr1" draw:text-style-name="P3" draw:id="id447" draw:layer="layout" svg:width="2.229cm" svg:height="1.451cm" svg:x="69.981cm" svg:y="8.102cm">
          <draw:glue-point draw:id="4" svg:x="4.997cm" svg:y="-2.501cm"/>
          <draw:glue-point draw:id="5" svg:x="4.997cm" svg:y="2.68cm"/>
          <text:p text:style-name="P2">ScParaWin</text:p>
          <draw:enhanced-geometry svg:viewBox="0 0 21600 21600" draw:type="rectangle" draw:enhanced-path="M 0 0 L 21600 0 21600 21600 0 21600 0 0 Z N"/>
        </draw:custom-shape>
        <draw:connector draw:style-name="data_20_member" draw:layer="layout" svg:x1="65.521cm" svg:y1="7.927cm" svg:x2="69.981cm" svg:y2="8.827cm" draw:start-shape="id439" draw:start-glue-point="1" draw:end-shape="id447" draw:end-glue-point="3">
          <text:p text:style-name="P1"/>
        </draw:connector>
        <draw:custom-shape draw:style-name="gr1" draw:text-style-name="P3" draw:id="id448" draw:layer="layout" svg:width="1.556cm" svg:height="0.622cm" svg:x="73.635cm" svg:y="8.153cm">
          <text:p text:style-name="P2">ArgEdit</text:p>
          <draw:enhanced-geometry svg:viewBox="0 0 21600 21600" draw:type="rectangle" draw:enhanced-path="M 0 0 L 21600 0 21600 21600 0 21600 0 0 Z N"/>
        </draw:custom-shape>
        <draw:custom-shape draw:style-name="class_20__28_external_20_module_29_" draw:id="id449" draw:layer="layout" svg:width="1.788cm" svg:height="0.544cm" svg:x="73.531cm" svg:y="7.065cm">
          <text:p text:style-name="P1">ScRefEdit</text:p>
          <draw:enhanced-geometry svg:viewBox="0 0 21600 21600" draw:type="rectangle" draw:enhanced-path="M 0 0 L 21600 0 21600 21600 0 21600 0 0 Z N"/>
        </draw:custom-shape>
        <draw:connector draw:style-name="inheritance_20__28_public_29_" draw:layer="layout" svg:x1="74.413cm" svg:y1="8.153cm" svg:x2="74.425cm" svg:y2="7.609cm" draw:start-shape="id448" draw:start-glue-point="0" draw:end-shape="id449" draw:end-glue-point="2">
          <text:p text:style-name="P1"/>
        </draw:connector>
        <draw:connector draw:style-name="data_20_member_20__28_multiple_29_" draw:layer="layout" svg:x1="72.208cm" svg:y1="8.465cm" svg:x2="73.635cm" svg:y2="8.464cm" draw:start-shape="id447" draw:start-glue-point="4" draw:end-shape="id448" draw:end-glue-point="3">
          <text:p text:style-name="P1"/>
        </draw:connector>
        <draw:custom-shape draw:style-name="gr1" draw:text-style-name="P3" draw:id="id450" draw:layer="layout" svg:width="1.711cm" svg:height="0.622cm" svg:x="73.66cm" svg:y="9.112cm">
          <text:p text:style-name="P2">ArgInput</text:p>
          <draw:enhanced-geometry svg:viewBox="0 0 21600 21600" draw:type="rectangle" draw:enhanced-path="M 0 0 L 21600 0 21600 21600 0 21600 0 0 Z N"/>
        </draw:custom-shape>
        <draw:connector draw:style-name="data_20_member_20__28_multiple_29_" draw:layer="layout" svg:x1="72.208cm" svg:y1="9.215cm" svg:x2="73.66cm" svg:y2="9.423cm" draw:start-shape="id447" draw:start-glue-point="5" draw:end-shape="id450" draw:end-glue-point="3">
          <text:p text:style-name="P1"/>
        </draw:connector>
        <draw:custom-shape draw:style-name="gr2" draw:id="id451" draw:layer="layout" svg:width="3.162cm" svg:height="1.354cm" svg:x="70.652cm" svg:y="14.39cm">
          <draw:glue-point draw:id="4" svg:x="-5cm" svg:y="-2.422cm"/>
          <draw:glue-point draw:id="5" svg:x="-5cm" svg:y="2.85cm"/>
          <text:p text:style-name="P1">ScFilterOptionsMgr</text:p>
          <draw:enhanced-geometry svg:viewBox="0 0 21600 21600" draw:type="rectangle" draw:enhanced-path="M 0 0 L 21600 0 21600 21600 0 21600 0 0 Z N"/>
        </draw:custom-shape>
        <draw:connector draw:style-name="data_20_member_20__28_pointer_29_" draw:layer="layout" svg:x1="67.911cm" svg:y1="14.363cm" svg:x2="70.652cm" svg:y2="14.74cm" draw:start-shape="id436" draw:start-glue-point="1" draw:end-shape="id451" draw:end-glue-point="4">
          <text:p text:style-name="P1"/>
        </draw:connector>
        <draw:custom-shape draw:style-name="gr1" draw:text-style-name="P3" draw:id="id452" draw:layer="layout" svg:width="2.09cm" svg:height="0.636cm" svg:x="56.621cm" svg:y="6.748cm">
          <text:p text:style-name="P2">ScTabOpDlg</text:p>
          <draw:enhanced-geometry svg:viewBox="0 0 21600 21600" draw:type="rectangle" draw:enhanced-path="M 0 0 L 21600 0 21600 21600 0 21600 0 0 Z N"/>
        </draw:custom-shape>
        <draw:connector draw:style-name="inheritance_20__28_public_29_" draw:layer="layout" svg:x1="57.666cm" svg:y1="6.748cm" svg:x2="57.235cm" svg:y2="4.086cm" draw:start-shape="id452" draw:start-glue-point="0" draw:end-shape="id432" draw:end-glue-point="9">
          <text:p text:style-name="P1"/>
        </draw:connector>
        <draw:frame draw:style-name="annotation" draw:layer="layout" svg:width="3.915cm" svg:height="0.601cm" svg:x="56.568cm" svg:y="7.496cm">
          <draw:text-box>
            <text:p text:style-name="P1">Multiple Operations dialog</text:p>
          </draw:text-box>
        </draw:frame>
        <draw:custom-shape draw:style-name="gr1" draw:text-style-name="P3" draw:id="id453" draw:layer="layout" svg:width="2.408cm" svg:height="0.609cm" svg:x="51.859cm" svg:y="7.462cm">
          <text:p text:style-name="P2">ScDbNameDlg</text:p>
          <draw:enhanced-geometry svg:viewBox="0 0 21600 21600" draw:type="rectangle" draw:enhanced-path="M 0 0 L 21600 0 21600 21600 0 21600 0 0 Z N"/>
        </draw:custom-shape>
        <draw:connector draw:style-name="inheritance_20__28_public_29_" draw:layer="layout" svg:x1="53.063cm" svg:y1="7.462cm" svg:x2="52.238cm" svg:y2="4.086cm" draw:start-shape="id453" draw:start-glue-point="0" draw:end-shape="id432" draw:end-glue-point="4">
          <text:p text:style-name="P1"/>
        </draw:connector>
        <draw:frame draw:style-name="annotation" draw:layer="layout" svg:width="3.069cm" svg:height="0.601cm" svg:x="51.938cm" svg:y="8.23cm">
          <draw:text-box>
            <text:p text:style-name="P1">Database Range dialog</text:p>
          </draw:text-box>
        </draw:frame>
        <draw:connector draw:style-name="data_20_member_20__28_pointer_29_" draw:layer="layout" draw:line-skew="1.381cm" svg:x1="65.943cm" svg:y1="16.527cm" svg:x2="70.652cm" svg:y2="15.452cm" draw:start-shape="id437" draw:start-glue-point="1" draw:end-shape="id451" draw:end-glue-point="5">
          <text:p text:style-name="P1"/>
        </draw:connector>
        <draw:custom-shape draw:style-name="gr1" draw:text-style-name="P3" draw:id="id454" draw:layer="layout" svg:width="3.122cm" svg:height="0.635cm" svg:x="53.604cm" svg:y="9.976cm">
          <text:p text:style-name="P2">ScConsolidateDlg</text:p>
          <draw:enhanced-geometry svg:viewBox="0 0 21600 21600" draw:type="rectangle" draw:enhanced-path="M 0 0 L 21600 0 21600 21600 0 21600 0 0 Z N"/>
        </draw:custom-shape>
        <draw:connector draw:style-name="inheritance_20__28_public_29_" draw:layer="layout" svg:x1="55.165cm" svg:y1="9.976cm" svg:x2="54.705cm" svg:y2="4.086cm" draw:start-shape="id454" draw:start-glue-point="0" draw:end-shape="id432" draw:end-glue-point="12">
          <text:p text:style-name="P1"/>
        </draw:connector>
        <draw:custom-shape draw:style-name="gr1" draw:text-style-name="P3" draw:id="id455" draw:layer="layout" svg:width="2.619cm" svg:height="0.635cm" svg:x="52.308cm" svg:y="6.035cm">
          <text:p text:style-name="P2">ScPrintAreasDlg</text:p>
          <draw:enhanced-geometry svg:viewBox="0 0 21600 21600" draw:type="rectangle" draw:enhanced-path="M 0 0 L 21600 0 21600 21600 0 21600 0 0 Z N"/>
        </draw:custom-shape>
        <draw:connector draw:style-name="inheritance_20__28_public_29_" draw:layer="layout" svg:x1="53.617cm" svg:y1="6.035cm" svg:x2="52.97cm" svg:y2="4.086cm" draw:start-shape="id455" draw:start-glue-point="0" draw:end-shape="id432" draw:end-glue-point="14">
          <text:p text:style-name="P1"/>
        </draw:connector>
        <draw:rect draw:style-name="class_20__28_external_20_module_29_" draw:id="id457" draw:layer="layout" svg:width="3.788cm" svg:height="0.639cm" svg:x="90.208cm" svg:y="10.749cm">
          <draw:glue-point draw:id="4" svg:x="3.73cm" svg:y="5.007cm"/>
          <text:p text:style-name="P1"><text:span text:style-name="T3">SfxTabDialog</text:span></text:p>
        </draw:rect>
        <draw:rect draw:style-name="class" draw:text-style-name="P6" draw:id="id456" draw:layer="layout" svg:width="2.5cm" svg:height="0.695cm" svg:x="90.622cm" svg:y="13.759cm">
          <text:p text:style-name="P1"><text:span text:style-name="T3">ScSortDlg</text:span></text:p>
        </draw:rect>
        <draw:connector draw:style-name="inheritance_20__28_public_29_" draw:layer="layout" svg:x1="91.872cm" svg:y1="13.759cm" svg:x2="92.102cm" svg:y2="11.388cm" draw:start-shape="id456" draw:start-glue-point="0" draw:end-shape="id457" draw:end-glue-point="2">
          <text:p text:style-name="P1"/>
        </draw:connector>
        <draw:custom-shape draw:style-name="gr1" draw:text-style-name="P3" draw:id="id470" draw:layer="layout" svg:width="3.876cm" svg:height="0.74cm" svg:x="79.499cm" svg:y="12.053cm">
          <text:p text:style-name="P2">ScAbstractDialogFactory</text:p>
          <draw:enhanced-geometry svg:viewBox="0 0 21600 21600" draw:type="rectangle" draw:enhanced-path="M 0 0 L 21600 0 21600 21600 0 21600 0 0 Z N"/>
        </draw:custom-shape>
        <draw:custom-shape draw:style-name="gr1" draw:text-style-name="P3" draw:id="id458" draw:layer="layout" svg:width="2.073cm" svg:height="4.02cm" svg:x="92.67cm" svg:y="15.534cm">
          <draw:glue-point draw:id="4" svg:x="4.997cm" svg:y="-4.218cm"/>
          <draw:glue-point draw:id="5" svg:x="4.997cm" svg:y="-3.253cm"/>
          <draw:glue-point draw:id="6" svg:x="4.997cm" svg:y="-2.35cm" draw:escape-direction="right"/>
          <draw:glue-point draw:id="7" svg:x="4.997cm" svg:y="1.131cm"/>
          <draw:glue-point draw:id="8" svg:x="4.997cm" svg:y="2.099cm"/>
          <draw:glue-point draw:id="9" svg:x="4.997cm" svg:y="3.258cm"/>
          <draw:glue-point draw:id="10" svg:x="4.997cm" svg:y="4.291cm"/>
          <draw:glue-point draw:id="11" svg:x="4.997cm" svg:y="-1.189cm"/>
          <text:p text:style-name="P2">ScAttrDlg</text:p>
          <draw:enhanced-geometry svg:viewBox="0 0 21600 21600" draw:type="rectangle" draw:enhanced-path="M 0 0 L 21600 0 21600 21600 0 21600 0 0 Z N"/>
        </draw:custom-shape>
        <draw:connector draw:style-name="inheritance_20__28_public_29_" draw:layer="layout" svg:x1="93.706cm" svg:y1="15.534cm" svg:x2="93.514cm" svg:y2="11.387cm" draw:start-shape="id458" draw:start-glue-point="0" draw:end-shape="id457" draw:end-glue-point="4">
          <text:p text:style-name="P1"/>
        </draw:connector>
        <draw:custom-shape draw:style-name="class_20__28_external_20_module_29_" draw:id="id461" draw:layer="layout" svg:width="4.535cm" svg:height="0.648cm" svg:x="97.635cm" svg:y="13.049cm">
          <text:p text:style-name="P1">SvxNumberFormatTabPage</text:p>
          <draw:enhanced-geometry svg:viewBox="0 0 21600 21600" draw:type="rectangle" draw:enhanced-path="M 0 0 L 21600 0 21600 21600 0 21600 0 0 Z N"/>
        </draw:custom-shape>
        <draw:custom-shape draw:style-name="class_20__28_external_20_module_29_" draw:id="id462" draw:layer="layout" svg:width="3.239cm" svg:height="0.648cm" svg:x="97.635cm" svg:y="14.155cm">
          <text:p text:style-name="P1">SvxCharNamePage</text:p>
          <draw:enhanced-geometry svg:viewBox="0 0 21600 21600" draw:type="rectangle" draw:enhanced-path="M 0 0 L 21600 0 21600 21600 0 21600 0 0 Z N"/>
        </draw:custom-shape>
        <draw:custom-shape draw:style-name="class_20__28_external_20_module_29_" draw:id="id463" draw:layer="layout" svg:width="3.239cm" svg:height="0.648cm" svg:x="97.635cm" svg:y="15.261cm">
          <text:p text:style-name="P1">SvxCharEffectsPage</text:p>
          <draw:enhanced-geometry svg:viewBox="0 0 21600 21600" draw:type="rectangle" draw:enhanced-path="M 0 0 L 21600 0 21600 21600 0 21600 0 0 Z N"/>
        </draw:custom-shape>
        <draw:custom-shape draw:style-name="class_20__28_external_20_module_29_" draw:id="id464" draw:layer="layout" svg:width="3.239cm" svg:height="0.648cm" svg:x="97.635cm" svg:y="16.366cm">
          <text:p text:style-name="P1">AlignmentTabPage</text:p>
          <draw:enhanced-geometry svg:viewBox="0 0 21600 21600" draw:type="rectangle" draw:enhanced-path="M 0 0 L 21600 0 21600 21600 0 21600 0 0 Z N"/>
        </draw:custom-shape>
        <draw:custom-shape draw:style-name="class_20__28_external_20_module_29_" draw:id="id465" draw:layer="layout" svg:width="3.239cm" svg:height="0.648cm" svg:x="97.635cm" svg:y="17.472cm">
          <text:p text:style-name="P1">SvxAsianTabPage</text:p>
          <draw:enhanced-geometry svg:viewBox="0 0 21600 21600" draw:type="rectangle" draw:enhanced-path="M 0 0 L 21600 0 21600 21600 0 21600 0 0 Z N"/>
        </draw:custom-shape>
        <draw:custom-shape draw:style-name="class_20__28_external_20_module_29_" draw:id="id466" draw:layer="layout" svg:width="3.239cm" svg:height="0.648cm" svg:x="97.635cm" svg:y="18.578cm">
          <text:p text:style-name="P1">SvxBorderTabPage</text:p>
          <draw:enhanced-geometry svg:viewBox="0 0 21600 21600" draw:type="rectangle" draw:enhanced-path="M 0 0 L 21600 0 21600 21600 0 21600 0 0 Z N"/>
        </draw:custom-shape>
        <draw:custom-shape draw:style-name="class_20__28_external_20_module_29_" draw:id="id467" draw:layer="layout" svg:width="3.991cm" svg:height="0.648cm" svg:x="97.635cm" svg:y="19.684cm">
          <text:p text:style-name="P1">SvxBackgroundTabPage</text:p>
          <draw:enhanced-geometry svg:viewBox="0 0 21600 21600" draw:type="rectangle" draw:enhanced-path="M 0 0 L 21600 0 21600 21600 0 21600 0 0 Z N"/>
        </draw:custom-shape>
        <draw:custom-shape draw:style-name="gr1" draw:text-style-name="P3" draw:id="id459" draw:layer="layout" svg:width="3.733cm" svg:height="0.7cm" svg:x="97.634cm" svg:y="21.835cm">
          <text:p text:style-name="P2">ScTabPageProtection</text:p>
          <draw:enhanced-geometry svg:viewBox="0 0 21600 21600" draw:type="rectangle" draw:enhanced-path="M 0 0 L 21600 0 21600 21600 0 21600 0 0 Z N"/>
        </draw:custom-shape>
        <draw:custom-shape draw:style-name="class_20__28_external_20_module_29_" draw:id="id460" draw:layer="layout" svg:width="2.488cm" svg:height="0.674cm" svg:x="102.247cm" svg:y="19.813cm">
          <text:p text:style-name="P1">SfxTabPage</text:p>
          <draw:enhanced-geometry svg:viewBox="0 0 21600 21600" draw:type="rectangle" draw:enhanced-path="M 0 0 L 21600 0 21600 21600 0 21600 0 0 Z N"/>
        </draw:custom-shape>
        <draw:connector draw:style-name="inheritance_20__28_public_29_" draw:layer="layout" svg:x1="99.5cm" svg:y1="21.835cm" svg:x2="103.491cm" svg:y2="20.487cm" draw:start-shape="id459" draw:start-glue-point="0" draw:end-shape="id460" draw:end-glue-point="2">
          <text:p text:style-name="P1"/>
        </draw:connector>
        <draw:connector draw:style-name="data_20_member_20__28_pointer_29_" draw:layer="layout" draw:line-skew="-1.016cm" svg:x1="94.741cm" svg:y1="15.849cm" svg:x2="97.635cm" svg:y2="13.373cm" draw:start-shape="id458" draw:start-glue-point="4" draw:end-shape="id461" draw:end-glue-point="3">
          <text:p text:style-name="P1"/>
        </draw:connector>
        <draw:connector draw:style-name="data_20_member_20__28_pointer_29_" draw:layer="layout" draw:line-skew="-0.627cm" svg:x1="94.741cm" svg:y1="16.237cm" svg:x2="97.635cm" svg:y2="14.479cm" draw:start-shape="id458" draw:start-glue-point="5" draw:end-shape="id462" draw:end-glue-point="3">
          <text:p text:style-name="P1"/>
        </draw:connector>
        <draw:connector draw:style-name="data_20_member_20__28_pointer_29_" draw:layer="layout" draw:line-skew="-0.29cm" svg:x1="94.741cm" svg:y1="16.6cm" svg:x2="97.635cm" svg:y2="15.585cm" draw:start-shape="id458" draw:start-glue-point="6" draw:end-shape="id463" draw:end-glue-point="3">
          <text:p text:style-name="P1"/>
        </draw:connector>
        <draw:connector draw:style-name="data_20_member_20__28_pointer_29_" draw:layer="layout" draw:line-skew="0.228cm" svg:x1="94.741cm" svg:y1="17.067cm" svg:x2="97.635cm" svg:y2="16.69cm" draw:start-shape="id458" draw:start-glue-point="11" draw:end-shape="id464" draw:end-glue-point="3">
          <text:p text:style-name="P1"/>
        </draw:connector>
        <draw:connector draw:style-name="data_20_member_20__28_pointer_29_" draw:layer="layout" svg:x1="94.741cm" svg:y1="17.998cm" svg:x2="97.635cm" svg:y2="17.796cm" draw:start-shape="id458" draw:start-glue-point="7" draw:end-shape="id465" draw:end-glue-point="3">
          <text:p text:style-name="P1"/>
        </draw:connector>
        <draw:connector draw:style-name="data_20_member_20__28_pointer_29_" draw:layer="layout" svg:x1="94.741cm" svg:y1="18.387cm" svg:x2="97.635cm" svg:y2="18.902cm" draw:start-shape="id458" draw:start-glue-point="8" draw:end-shape="id466" draw:end-glue-point="3">
          <text:p text:style-name="P1"/>
        </draw:connector>
        <draw:connector draw:style-name="data_20_member_20__28_pointer_29_" draw:layer="layout" draw:line-skew="-0.472cm" svg:x1="94.741cm" svg:y1="18.853cm" svg:x2="97.635cm" svg:y2="20.008cm" draw:start-shape="id458" draw:start-glue-point="9" draw:end-shape="id467" draw:end-glue-point="3">
          <text:p text:style-name="P1"/>
        </draw:connector>
        <draw:connector draw:style-name="data_20_member_20__28_pointer_29_" draw:layer="layout" draw:line-skew="-0.886cm" svg:x1="94.741cm" svg:y1="19.268cm" svg:x2="97.634cm" svg:y2="22.185cm" draw:start-shape="id458" draw:start-glue-point="10" draw:end-shape="id459" draw:end-glue-point="3">
          <text:p text:style-name="P1"/>
        </draw:connector>
        <draw:frame draw:style-name="annotation" draw:layer="layout" svg:width="3.887cm" svg:height="0.902cm" svg:x="91.026cm" svg:y="19.87cm">
          <draw:text-box>
            <text:p text:style-name="P1"><text:span text:style-name="T1">ScAttrDlg</text:span> implements the cell format dialog.</text:p>
          </draw:text-box>
        </draw:frame>
        <draw:custom-shape draw:style-name="gr1" draw:text-style-name="P3" draw:id="id468" draw:layer="layout" svg:width="3.966cm" svg:height="0.674cm" svg:x="84.339cm" svg:y="12.014cm">
          <text:p text:style-name="P2">AbstractTabDialog_Impl</text:p>
          <draw:enhanced-geometry svg:viewBox="0 0 21600 21600" draw:type="rectangle" draw:enhanced-path="M 0 0 L 21600 0 21600 21600 0 21600 0 0 Z N"/>
        </draw:custom-shape>
        <draw:custom-shape draw:style-name="class_20__28_external_20_module_29_" draw:id="id469" draw:layer="layout" svg:width="3.578cm" svg:height="0.752cm" svg:x="83.69cm" svg:y="10.043cm">
          <text:p text:style-name="P1">SfxAbstractTabDialog</text:p>
          <draw:enhanced-geometry svg:viewBox="0 0 21600 21600" draw:type="rectangle" draw:enhanced-path="M 0 0 L 21600 0 21600 21600 0 21600 0 0 Z N"/>
        </draw:custom-shape>
        <draw:connector draw:style-name="inheritance_20__28_public_29_" draw:layer="layout" svg:x1="86.322cm" svg:y1="12.014cm" svg:x2="85.479cm" svg:y2="10.795cm" draw:start-shape="id468" draw:start-glue-point="0" draw:end-shape="id469" draw:end-glue-point="2">
          <text:p text:style-name="P1"/>
        </draw:connector>
        <draw:connector draw:style-name="local_20_usage_20__2f__20_return_20_type" draw:layer="layout" svg:x1="83.375cm" svg:y1="12.423cm" svg:x2="84.339cm" svg:y2="12.351cm" draw:start-shape="id470" draw:start-glue-point="1" draw:end-shape="id468" draw:end-glue-point="3">
          <text:p text:style-name="P1"/>
        </draw:connector>
        <draw:connector draw:style-name="data_20_member_20__28_pointer_29_" draw:layer="layout" svg:x1="88.305cm" svg:y1="12.351cm" svg:x2="90.208cm" svg:y2="11.068cm" draw:start-shape="id468" draw:start-glue-point="1" draw:end-shape="id457" draw:end-glue-point="3">
          <text:p text:style-name="P1"/>
        </draw:connector>
        <draw:custom-shape draw:style-name="gr1" draw:text-style-name="P3" draw:id="id471" draw:layer="layout" svg:width="4.82cm" svg:height="0.674cm" svg:x="79.57cm" svg:y="14.423cm">
          <text:p text:style-name="P2">ScAbstractDialogFactory_Impl</text:p>
          <draw:enhanced-geometry svg:viewBox="0 0 21600 21600" draw:type="rectangle" draw:enhanced-path="M 0 0 L 21600 0 21600 21600 0 21600 0 0 Z N"/>
        </draw:custom-shape>
        <draw:connector draw:style-name="inheritance_20__28_public_29_" draw:layer="layout" svg:x1="81.98cm" svg:y1="14.423cm" svg:x2="81.437cm" svg:y2="12.793cm" draw:start-shape="id471" draw:start-glue-point="0" draw:end-shape="id470" draw:end-glue-point="2">
          <text:p text:style-name="P1"/>
        </draw:connector>
        <draw:frame draw:style-name="annotation" draw:layer="layout" svg:width="8.994cm" svg:height="3.105cm" svg:x="80.217cm" svg:y="15.491cm">
          <draw:text-box>
            <text:p text:style-name="P1"><text:span text:style-name="T1">ScAbstractDialogFactory</text:span> is just an abstract class while <text:span text:style-name="T1">ScAbstractDialogFactory_Impl</text:span> implements all of its parent class'es pure virtual methods.</text:p>
            <text:p text:style-name="P1"/>
            <text:p text:style-name="P1">An instance of <text:span text:style-name="T1">ScAbstractDialogFactory_Impl</text:span> gets exported outside the shared library space via <text:span text:style-name="T1">CreateDialogFactory()</text:span> call.</text:p>
          </draw:text-box>
        </draw:frame>
        <draw:rect draw:style-name="class_20__28_external_20_module_29_" draw:id="id473" draw:layer="layout" svg:width="2.328cm" svg:height="0.53cm" svg:x="35.819cm" svg:y="8.203cm">
          <draw:glue-point draw:id="4" svg:x="-2.585cm" svg:y="5cm"/>
          <draw:glue-point draw:id="5" svg:x="2.414cm" svg:y="5cm"/>
          <text:p text:style-name="P1"><text:span text:style-name="T3">Window</text:span></text:p>
        </draw:rect>
        <draw:custom-shape draw:style-name="gr2" draw:id="id472" draw:layer="layout" svg:width="2.487cm" svg:height="0.609cm" svg:x="37.175cm" svg:y="10.292cm">
          <text:p text:style-name="P1">ScNavigatorDlg</text:p>
          <draw:enhanced-geometry svg:viewBox="0 0 21600 21600" draw:type="rectangle" draw:enhanced-path="M 0 0 L 21600 0 21600 21600 0 21600 0 0 Z N"/>
        </draw:custom-shape>
        <draw:connector draw:style-name="inheritance_20__28_public_29_" draw:layer="layout" svg:x1="38.418cm" svg:y1="10.292cm" svg:x2="37.544cm" svg:y2="8.733cm" draw:start-shape="id472" draw:start-glue-point="0" draw:end-shape="id473" draw:end-glue-point="5">
          <text:p text:style-name="P1"/>
        </draw:connector>
      </draw:page>
      <draw:page draw:name="sc (file io)" draw:style-name="dp1" draw:master-page-name="Default">
        <office:forms form:automatic-focus="false" form:apply-design-mode="false"/>
        <draw:connector draw:style-name="inheritance_20__28_public_29_" draw:layer="layout" svg:x1="6.523cm" svg:y1="60.087cm" svg:x2="5.633cm" svg:y2="42.712cm" draw:start-shape="id474" draw:start-glue-point="0" draw:end-shape="id475" draw:end-glue-point="2">
          <text:p text:style-name="P1"/>
        </draw:connector>
        <draw:connector draw:style-name="inheritance_20__28_public_29_" draw:layer="layout" svg:x1="8.075cm" svg:y1="57.267cm" svg:x2="8.499cm" svg:y2="54.29cm" draw:start-shape="id476" draw:start-glue-point="0" draw:end-shape="id477" draw:end-glue-point="7">
          <text:p text:style-name="P1"/>
        </draw:connector>
        <draw:connector draw:style-name="inheritance_20__28_public_29_" draw:layer="layout" svg:x1="3.563cm" svg:y1="59.567cm" svg:x2="7.694cm" svg:y2="54.29cm" draw:start-shape="id478" draw:start-glue-point="0" draw:end-shape="id477" draw:end-glue-point="6">
          <text:p text:style-name="P1"/>
        </draw:connector>
        <draw:connector draw:style-name="inheritance_20__28_public_29_" draw:layer="layout" svg:x1="9.308cm" svg:y1="59.121cm" svg:x2="9.303cm" svg:y2="54.29cm" draw:start-shape="id479" draw:start-glue-point="0" draw:end-shape="id477" draw:end-glue-point="8">
          <text:p text:style-name="P1"/>
        </draw:connector>
        <draw:connector draw:style-name="inheritance_20__28_public_29_" draw:layer="layout" svg:x1="10.873cm" svg:y1="58.235cm" svg:x2="10.014cm" svg:y2="54.292cm" draw:start-shape="id480" draw:start-glue-point="0" draw:end-shape="id477" draw:end-glue-point="2">
          <text:p text:style-name="P1"/>
        </draw:connector>
        <draw:connector draw:style-name="inheritance_20__28_public_29_" draw:layer="layout" svg:x1="12.329cm" svg:y1="57.361cm" svg:x2="10.803cm" svg:y2="54.29cm" draw:start-shape="id481" draw:start-glue-point="0" draw:end-shape="id477" draw:end-glue-point="9">
          <text:p text:style-name="P1"/>
        </draw:connector>
        <draw:connector draw:style-name="inheritance_20__28_public_29_" draw:layer="layout" svg:x1="14.275cm" svg:y1="56.526cm" svg:x2="11.566cm" svg:y2="54.29cm" draw:start-shape="id482" draw:start-glue-point="0" draw:end-shape="id477" draw:end-glue-point="10">
          <text:p text:style-name="P1"/>
        </draw:connector>
        <draw:connector draw:style-name="inheritance_20__28_public_29_" draw:layer="layout" svg:x1="14.591cm" svg:y1="55.561cm" svg:x2="12.219cm" svg:y2="54.29cm" draw:start-shape="id483" draw:start-glue-point="0" draw:end-shape="id477" draw:end-glue-point="11">
          <text:p text:style-name="P1"/>
        </draw:connector>
        <draw:connector draw:style-name="inheritance_20__28_public_29_" draw:layer="layout" svg:x1="25.311cm" svg:y1="64.677cm" svg:x2="24.95cm" svg:y2="53.521cm" draw:start-shape="id484" draw:start-glue-point="5" draw:end-shape="id485" draw:end-glue-point="12">
          <text:p text:style-name="P1"/>
        </draw:connector>
        <draw:connector draw:style-name="inheritance_20__28_public_29_" draw:layer="layout" svg:x1="17.437cm" svg:y1="63.021cm" svg:x2="23.898cm" svg:y2="53.521cm" draw:start-shape="id486" draw:start-glue-point="4" draw:end-shape="id485" draw:end-glue-point="5">
          <text:p text:style-name="P1"/>
        </draw:connector>
        <draw:connector draw:style-name="data_20_member_20__28_pointer_29_" draw:layer="layout" draw:line-skew="0cm 9.614cm" svg:x1="116.62cm" svg:y1="64.081cm" svg:x2="66.419cm" svg:y2="74.532cm" draw:start-shape="id487" draw:start-glue-point="1" draw:end-shape="id488" draw:end-glue-point="17">
          <text:p text:style-name="P1"/>
        </draw:connector>
        <draw:connector draw:style-name="inheritance_20__28_public_29_" draw:layer="layout" draw:line-skew="-27.22cm" svg:x1="115.033cm" svg:y1="63.79cm" svg:x2="58.181cm" svg:y2="5.794cm" draw:start-shape="id487" draw:start-glue-point="0" draw:end-shape="id489" draw:end-glue-point="5">
          <text:p text:style-name="P1"/>
        </draw:connector>
        <draw:connector draw:style-name="inheritance_20__28_public_29__20_2" draw:layer="layout" draw:line-skew="-1.561cm" svg:x1="72.75cm" svg:y1="73.766cm" svg:x2="87.775cm" svg:y2="63.183cm" draw:start-shape="id490" draw:start-glue-point="0" draw:end-shape="id491" draw:end-glue-point="2">
          <text:p text:style-name="P1"/>
        </draw:connector>
        <draw:connector draw:style-name="inheritance_20__28_public_29_" draw:layer="layout" svg:x1="80.57cm" svg:y1="75.041cm" svg:x2="82.392cm" svg:y2="60.435cm" draw:start-shape="id492" draw:start-glue-point="4" draw:end-shape="id493" draw:end-glue-point="6">
          <text:p text:style-name="P1"/>
        </draw:connector>
        <draw:connector draw:style-name="inheritance_20__28_public_29_" draw:layer="layout" svg:x1="73.181cm" svg:y1="71.576cm" svg:x2="97.474cm" svg:y2="64.352cm" draw:start-shape="id494" draw:start-glue-point="5" draw:end-shape="id495" draw:end-glue-point="20">
          <text:p text:style-name="P1"/>
        </draw:connector>
        <draw:connector draw:style-name="inheritance_20__28_public_29_" draw:layer="layout" draw:line-skew="3.371cm" svg:x1="31.662cm" svg:y1="37.985cm" svg:x2="32.598cm" svg:y2="24.692cm" draw:start-shape="id496" draw:start-glue-point="5" draw:end-shape="id497" draw:end-glue-point="6">
          <text:p text:style-name="P1"/>
        </draw:connector>
        <draw:custom-shape draw:style-name="gr6" draw:text-style-name="P6" draw:id="id498" draw:layer="layout" svg:width="1.8cm" svg:height="1.634cm" svg:x="51.439cm" svg:y="10.199cm">
          <draw:glue-point draw:id="4" svg:x="-2.076cm" svg:y="4.995cm"/>
          <draw:glue-point draw:id="5" svg:x="2.112cm" svg:y="4.995cm"/>
          <draw:glue-point draw:id="6" svg:x="5cm" svg:y="-2.57cm"/>
          <draw:glue-point draw:id="7" svg:x="5cm" svg:y="2.772cm"/>
          <text:p text:style-name="P1"><text:span text:style-name="T3">XclRoot</text:span></text:p>
          <draw:enhanced-geometry svg:viewBox="0 0 21600 21600" draw:type="rectangle" draw:enhanced-path="M 0 0 L 21600 0 21600 21600 0 21600 0 0 Z N"/>
        </draw:custom-shape>
        <draw:custom-shape draw:style-name="gr10" draw:text-style-name="P7" draw:id="id497" draw:layer="layout" svg:width="10.805cm" svg:height="0.649cm" svg:x="30.73cm" svg:y="24.044cm">
          <draw:glue-point draw:id="4" svg:x="-4.447cm" svg:y="5cm"/>
          <draw:glue-point draw:id="5" svg:x="-3.895cm" svg:y="5cm"/>
          <draw:glue-point draw:id="6" svg:x="-3.271cm" svg:y="5cm"/>
          <draw:glue-point draw:id="7" svg:x="-2.648cm" svg:y="5cm"/>
          <draw:glue-point draw:id="8" svg:x="-2cm" svg:y="5cm"/>
          <draw:glue-point draw:id="9" svg:x="-1.329cm" svg:y="5cm"/>
          <draw:glue-point draw:id="10" svg:x="-0.705cm" svg:y="5cm"/>
          <draw:glue-point draw:id="11" svg:x="0.637cm" svg:y="5cm"/>
          <draw:glue-point draw:id="12" svg:x="1.285cm" svg:y="5cm"/>
          <draw:glue-point draw:id="13" svg:x="2.005cm" svg:y="5cm"/>
          <draw:glue-point draw:id="14" svg:x="2.676cm" svg:y="5cm"/>
          <draw:glue-point draw:id="15" svg:x="3.348cm" svg:y="5cm"/>
          <draw:glue-point draw:id="16" svg:x="3.972cm" svg:y="5cm"/>
          <draw:glue-point draw:id="17" svg:x="4.499cm" svg:y="5cm"/>
          <text:p text:style-name="P2"><text:span text:style-name="T3">XclExpRoot</text:span></text:p>
          <draw:enhanced-geometry svg:viewBox="0 0 21600 21600" draw:type="rectangle" draw:enhanced-path="M 0 0 L 21600 0 21600 21600 0 21600 0 0 Z N"/>
        </draw:custom-shape>
        <draw:custom-shape draw:style-name="gr10" draw:text-style-name="P7" draw:id="id499" draw:layer="layout" svg:width="40.731cm" svg:height="0.918cm" svg:x="61.172cm" svg:y="22.448cm">
          <draw:glue-point draw:id="4" svg:x="4.492cm" svg:y="5cm"/>
          <draw:glue-point draw:id="5" svg:x="3.919cm" svg:y="5cm"/>
          <draw:glue-point draw:id="6" svg:x="2.948cm" svg:y="5cm"/>
          <draw:glue-point draw:id="7" svg:x="2.547cm" svg:y="5cm"/>
          <draw:glue-point draw:id="8" svg:x="1.801cm" svg:y="5cm"/>
          <draw:glue-point draw:id="9" svg:x="-4.54cm" svg:y="5cm"/>
          <draw:glue-point draw:id="10" svg:x="-3.169cm" svg:y="5cm"/>
          <draw:glue-point draw:id="11" svg:x="-2.597cm" svg:y="5cm"/>
          <draw:glue-point draw:id="12" svg:x="-1.467cm" svg:y="5cm"/>
          <draw:glue-point draw:id="13" svg:x="4.775cm" svg:y="5cm"/>
          <draw:glue-point draw:id="14" svg:x="2.19cm" svg:y="5cm"/>
          <draw:glue-point draw:id="15" svg:x="3.278cm" svg:y="5cm"/>
          <draw:glue-point draw:id="16" svg:x="3.626cm" svg:y="5cm"/>
          <draw:glue-point draw:id="17" svg:x="4.206cm" svg:y="5cm"/>
          <draw:glue-point draw:id="18" svg:x="1.433cm" svg:y="5cm"/>
          <draw:glue-point draw:id="19" svg:x="1.005cm" svg:y="5cm"/>
          <draw:glue-point draw:id="20" svg:x="0.541cm" svg:y="5cm"/>
          <draw:glue-point draw:id="21" svg:x="0.769cm" svg:y="5cm"/>
          <draw:glue-point draw:id="22" svg:x="1.217cm" svg:y="5cm"/>
          <draw:glue-point draw:id="23" svg:x="-1.126cm" svg:y="5cm"/>
          <draw:glue-point draw:id="24" svg:x="-0.776cm" svg:y="5cm"/>
          <draw:glue-point draw:id="25" svg:x="-0.405cm" svg:y="5cm"/>
          <text:p text:style-name="P2"><text:span text:style-name="T3">XclImpRoot</text:span></text:p>
          <draw:enhanced-geometry svg:viewBox="0 0 21600 21600" draw:type="rectangle" draw:enhanced-path="M 0 0 L 21600 0 21600 21600 0 21600 0 0 Z N"/>
        </draw:custom-shape>
        <draw:connector draw:style-name="inheritance_20__28_public_29_" draw:layer="layout" svg:x1="36.132cm" svg:y1="24.044cm" svg:x2="51.966cm" svg:y2="11.832cm" draw:start-shape="id497" draw:start-glue-point="0" draw:end-shape="id498" draw:end-glue-point="4">
          <text:p text:style-name="P1"/>
        </draw:connector>
        <draw:connector draw:style-name="inheritance_20__28_public_29_" draw:layer="layout" svg:x1="81.537cm" svg:y1="22.448cm" svg:x2="52.719cm" svg:y2="11.832cm" draw:start-shape="id499" draw:start-glue-point="0" draw:end-shape="id498" draw:end-glue-point="5">
          <text:p text:style-name="P1"/>
        </draw:connector>
        <draw:rect draw:style-name="class" draw:text-style-name="P6" draw:id="id500" draw:layer="layout" svg:width="2.197cm" svg:height="0.56cm" svg:x="113.068cm" svg:y="39.909cm">
          <draw:glue-point draw:id="4" svg:x="-2.378cm" svg:y="-4.995cm"/>
          <draw:glue-point draw:id="5" svg:x="1.94cm" svg:y="-4.995cm"/>
          <text:p text:style-name="P1"><text:span text:style-name="T3">ImportExcel</text:span></text:p>
        </draw:rect>
        <draw:rect draw:style-name="class" draw:text-style-name="P6" draw:id="id503" draw:layer="layout" svg:width="3.761cm" svg:height="0.56cm" svg:x="71.979cm" svg:y="34.164cm">
          <text:p text:style-name="P1"><text:span text:style-name="T3">XclImpTabViewSettings</text:span></text:p>
        </draw:rect>
        <draw:rect draw:style-name="class" draw:text-style-name="P6" draw:id="id501" draw:layer="layout" svg:width="1.939cm" svg:height="0.671cm" svg:x="114.635cm" svg:y="38.044cm">
          <draw:glue-point draw:id="4" svg:x="-2.354cm" svg:y="5.004cm"/>
          <draw:glue-point draw:id="5" svg:x="2.044cm" svg:y="5.004cm"/>
          <text:p text:style-name="P1"><text:span text:style-name="T3">ImportTyp</text:span></text:p>
        </draw:rect>
        <draw:rect draw:style-name="class" draw:text-style-name="P6" draw:id="id502" draw:layer="layout" svg:width="2.122cm" svg:height="0.638cm" svg:x="115.787cm" svg:y="40.197cm">
          <text:p text:style-name="P1"><text:span text:style-name="T3">ImportLotus</text:span></text:p>
        </draw:rect>
        <draw:connector draw:style-name="inheritance_20__28_public_29_" draw:layer="layout" svg:x1="114.592cm" svg:y1="39.91cm" svg:x2="115.148cm" svg:y2="38.714cm" draw:start-shape="id500" draw:start-glue-point="5" draw:end-shape="id501" draw:end-glue-point="4">
          <text:p text:style-name="P1"/>
        </draw:connector>
        <draw:connector draw:style-name="inheritance_20__28_public_29_" draw:layer="layout" svg:x1="116.848cm" svg:y1="40.197cm" svg:x2="116cm" svg:y2="38.714cm" draw:start-shape="id502" draw:start-glue-point="0" draw:end-shape="id501" draw:end-glue-point="5">
          <text:p text:style-name="P1"/>
        </draw:connector>
        <draw:connector draw:style-name="inheritance_20__28_public_29_" draw:layer="layout" draw:line-skew="1.031cm" svg:x1="113.644cm" svg:y1="39.91cm" svg:x2="98.668cm" svg:y2="23.366cm" draw:start-shape="id500" draw:start-glue-point="4" draw:end-shape="id499" draw:end-glue-point="17">
          <text:p text:style-name="P1"/>
        </draw:connector>
        <draw:connector draw:style-name="inheritance_20__28_public_29_" draw:layer="layout" svg:x1="73.859cm" svg:y1="34.164cm" svg:x2="76.951cm" svg:y2="23.366cm" draw:start-shape="id503" draw:start-glue-point="0" draw:end-shape="id499" draw:end-glue-point="23">
          <text:p text:style-name="P1"/>
        </draw:connector>
        <draw:rect draw:style-name="class" draw:text-style-name="P6" draw:id="id504" draw:layer="layout" svg:width="2.315cm" svg:height="0.582cm" svg:x="113.096cm" svg:y="41.588cm">
          <draw:glue-point draw:id="4" svg:x="-2.378cm" svg:y="-4.995cm"/>
          <draw:glue-point draw:id="5" svg:x="1.94cm" svg:y="-4.995cm"/>
          <text:p text:style-name="P1"><text:span text:style-name="T3">ImportExcel8</text:span></text:p>
        </draw:rect>
        <draw:connector draw:style-name="inheritance_20__28_public_29_" draw:layer="layout" svg:x1="114.253cm" svg:y1="41.588cm" svg:x2="114.166cm" svg:y2="40.469cm" draw:start-shape="id504" draw:start-glue-point="0" draw:end-shape="id500" draw:end-glue-point="2">
          <text:p text:style-name="P1"/>
        </draw:connector>
        <draw:custom-shape draw:style-name="gr3" draw:text-style-name="P6" draw:id="id506" draw:layer="layout" svg:width="2.676cm" svg:height="0.756cm" svg:x="45.701cm" svg:y="22.114cm">
          <draw:glue-point draw:id="4" svg:x="-2.737cm" svg:y="5cm"/>
          <draw:glue-point draw:id="5" svg:x="2.57cm" svg:y="5cm"/>
          <text:p text:style-name="P1"><text:span text:style-name="T3">XclRootData</text:span></text:p>
          <draw:enhanced-geometry svg:viewBox="0 0 21600 21600" draw:type="rectangle" draw:enhanced-path="M 0 0 L 21600 0 21600 21600 0 21600 0 0 Z N"/>
        </draw:custom-shape>
        <draw:custom-shape draw:style-name="gr3" draw:text-style-name="P6" draw:id="id505" draw:layer="layout" svg:width="2.676cm" svg:height="7.108cm" svg:x="47.143cm" svg:y="26.164cm">
          <draw:glue-point draw:id="4" svg:x="5cm" svg:y="-4.182cm"/>
          <draw:glue-point draw:id="5" svg:x="5cm" svg:y="-3.438cm"/>
          <draw:glue-point draw:id="6" svg:x="5cm" svg:y="-2.619cm"/>
          <draw:glue-point draw:id="7" svg:x="5cm" svg:y="-1.837cm"/>
          <draw:glue-point draw:id="8" svg:x="5cm" svg:y="-0.981cm"/>
          <draw:glue-point draw:id="9" svg:x="5cm" svg:y="0.879cm"/>
          <draw:glue-point draw:id="10" svg:x="5cm" svg:y="1.736cm"/>
          <draw:glue-point draw:id="11" svg:x="5cm" svg:y="2.629cm"/>
          <draw:glue-point draw:id="12" svg:x="5cm" svg:y="3.41cm"/>
          <draw:glue-point draw:id="13" svg:x="5cm" svg:y="4.267cm"/>
          <text:p text:style-name="P1"><text:span text:style-name="T3">XclImpRootData</text:span></text:p>
          <draw:enhanced-geometry svg:viewBox="0 0 21600 21600" draw:type="rectangle" draw:enhanced-path="M 0 0 L 21600 0 21600 21600 0 21600 0 0 Z N"/>
        </draw:custom-shape>
        <draw:custom-shape draw:style-name="gr3" draw:text-style-name="P6" draw:id="id507" draw:layer="layout" svg:width="2.676cm" svg:height="0.756cm" svg:x="42.889cm" svg:y="26.904cm">
          <text:p text:style-name="P1"><text:span text:style-name="T3">XclExpRootData</text:span></text:p>
          <draw:enhanced-geometry svg:viewBox="0 0 21600 21600" draw:type="rectangle" draw:enhanced-path="M 0 0 L 21600 0 21600 21600 0 21600 0 0 Z N"/>
        </draw:custom-shape>
        <draw:connector draw:style-name="inheritance_20__28_public_29_" draw:layer="layout" svg:x1="48.481cm" svg:y1="26.164cm" svg:x2="47.726cm" svg:y2="22.87cm" draw:start-shape="id505" draw:start-glue-point="0" draw:end-shape="id506" draw:end-glue-point="5">
          <text:p text:style-name="P1"/>
        </draw:connector>
        <draw:connector draw:style-name="inheritance_20__28_public_29_" draw:layer="layout" svg:x1="44.227cm" svg:y1="26.904cm" svg:x2="46.307cm" svg:y2="22.87cm" draw:start-shape="id507" draw:start-glue-point="0" draw:end-shape="id506" draw:end-glue-point="4">
          <text:p text:style-name="P1"/>
        </draw:connector>
        <draw:rect draw:style-name="class" draw:text-style-name="P6" draw:id="id508" draw:layer="layout" svg:width="3.025cm" svg:height="0.957cm" svg:x="45.032cm" svg:y="35.374cm">
          <draw:glue-point draw:id="4" svg:x="-4.998cm" svg:y="-2.371cm"/>
          <draw:glue-point draw:id="5" svg:x="-4.998cm" svg:y="2.545cm"/>
          <text:p text:style-name="P1"><text:span text:style-name="T3">XclTabViewData</text:span></text:p>
        </draw:rect>
        <draw:connector draw:style-name="data_20_member" draw:layer="layout" svg:x1="71.979cm" svg:y1="34.444cm" svg:x2="48.057cm" svg:y2="35.852cm" draw:start-shape="id503" draw:start-glue-point="3" draw:end-shape="id508" draw:end-glue-point="1">
          <text:p text:style-name="P1"/>
        </draw:connector>
        <draw:rect draw:style-name="class" draw:text-style-name="P6" draw:id="id509" draw:layer="layout" svg:width="3.761cm" svg:height="0.62cm" svg:x="69.904cm" svg:y="27.69cm">
          <text:p text:style-name="P1"><text:span text:style-name="T3">XclImpDocViewSettings</text:span></text:p>
        </draw:rect>
        <draw:rect draw:style-name="class" draw:text-style-name="P6" draw:id="id510" draw:layer="layout" svg:width="3.025cm" svg:height="0.512cm" svg:x="70.353cm" svg:y="29.058cm">
          <text:p text:style-name="P1"><text:span text:style-name="T3">XclDocViewData</text:span></text:p>
        </draw:rect>
        <draw:connector draw:style-name="data_20_member" draw:layer="layout" svg:x1="69.904cm" svg:y1="28cm" svg:x2="70.353cm" svg:y2="29.314cm" draw:start-shape="id509" draw:start-glue-point="3" draw:end-shape="id510" draw:end-glue-point="3">
          <text:p text:style-name="P1"/>
        </draw:connector>
        <draw:connector draw:style-name="inheritance_20__28_public_29_" draw:layer="layout" draw:line-skew="-0.489cm" svg:x1="71.784cm" svg:y1="27.69cm" svg:x2="75.562cm" svg:y2="23.366cm" draw:start-shape="id509" draw:start-glue-point="0" draw:end-shape="id499" draw:end-glue-point="12">
          <text:p text:style-name="P1"/>
        </draw:connector>
        <draw:rect draw:style-name="class" draw:text-style-name="P6" draw:id="id511" draw:layer="layout" svg:width="3.243cm" svg:height="0.997cm" svg:x="65.664cm" svg:y="28.063cm">
          <text:p text:style-name="P1"><text:span text:style-name="T3">XclImpPageSettings</text:span></text:p>
        </draw:rect>
        <draw:connector draw:style-name="inheritance_20__28_public_29_" draw:layer="layout" svg:x1="67.285cm" svg:y1="28.063cm" svg:x2="70.96cm" svg:y2="23.366cm" draw:start-shape="id511" draw:start-glue-point="0" draw:end-shape="id499" draw:end-glue-point="11">
          <text:p text:style-name="P1"/>
        </draw:connector>
        <draw:custom-shape draw:style-name="gr6" draw:text-style-name="P6" draw:id="id512" draw:layer="layout" svg:width="2.867cm" svg:height="1.049cm" svg:x="60.024cm" svg:y="28.588cm">
          <text:p text:style-name="P1"><text:span text:style-name="T3">Biff8RecDumper</text:span></text:p>
          <draw:enhanced-geometry svg:viewBox="0 0 21600 21600" draw:type="rectangle" draw:enhanced-path="M 0 0 L 21600 0 21600 21600 0 21600 0 0 Z N"/>
        </draw:custom-shape>
        <draw:connector draw:style-name="inheritance_20__28_public_29_" draw:layer="layout" svg:x1="61.457cm" svg:y1="28.588cm" svg:x2="63.046cm" svg:y2="23.366cm" draw:start-shape="id512" draw:start-glue-point="0" draw:end-shape="id499" draw:end-glue-point="9">
          <text:p text:style-name="P1"/>
        </draw:connector>
        <draw:connector draw:style-name="data_20_member_20__28_pointer_29_" draw:layer="layout" svg:x1="60.024cm" svg:y1="29.112cm" svg:x2="58.543cm" svg:y2="29.153cm" draw:start-shape="id512" draw:start-glue-point="3" draw:end-shape="id513" draw:end-glue-point="1">
          <text:p text:style-name="P1"/>
        </draw:connector>
        <draw:connector draw:style-name="inheritance_20__28_public_29_" draw:layer="layout" draw:line-skew="-1.561cm" svg:x1="64.124cm" svg:y1="31.549cm" svg:x2="68.63cm" svg:y2="23.366cm" draw:start-shape="id514" draw:start-glue-point="0" draw:end-shape="id499" draw:end-glue-point="10">
          <text:p text:style-name="P1"/>
        </draw:connector>
        <draw:custom-shape draw:style-name="gr1" draw:text-style-name="P3" draw:id="id515" draw:layer="layout" svg:width="2.278cm" svg:height="0.55cm" svg:x="108.139cm" svg:y="27.963cm">
          <draw:glue-point draw:id="4" svg:x="-2.352cm" svg:y="-5.007cm"/>
          <draw:glue-point draw:id="5" svg:x="2.129cm" svg:y="-5.007cm"/>
          <text:p text:style-name="P2">ExcelToSc</text:p>
          <draw:enhanced-geometry svg:viewBox="0 0 21600 21600" draw:type="rectangle" draw:enhanced-path="M 0 0 L 21600 0 21600 21600 0 21600 0 0 Z N"/>
        </draw:custom-shape>
        <draw:connector draw:style-name="inheritance_20__28_public_29_" draw:layer="layout" draw:line-skew="1.101cm" svg:x1="108.743cm" svg:y1="27.963cm" svg:x2="99.833cm" svg:y2="23.366cm" draw:start-shape="id515" draw:start-glue-point="4" draw:end-shape="id499" draw:end-glue-point="4">
          <text:p text:style-name="P1"/>
        </draw:connector>
        <draw:custom-shape draw:style-name="gr1" draw:text-style-name="P3" draw:id="id516" draw:layer="layout" svg:width="2.278cm" svg:height="0.681cm" svg:x="108.009cm" svg:y="30.489cm">
          <text:p text:style-name="P2">ExcelToSc8</text:p>
          <draw:enhanced-geometry svg:viewBox="0 0 21600 21600" draw:type="rectangle" draw:enhanced-path="M 0 0 L 21600 0 21600 21600 0 21600 0 0 Z N"/>
        </draw:custom-shape>
        <draw:connector draw:style-name="inheritance_20__28_public_29_" draw:layer="layout" svg:x1="109.148cm" svg:y1="30.489cm" svg:x2="109.278cm" svg:y2="28.513cm" draw:start-shape="id516" draw:start-glue-point="0" draw:end-shape="id515" draw:end-glue-point="2">
          <text:p text:style-name="P1"/>
        </draw:connector>
        <draw:custom-shape draw:style-name="gr1" draw:text-style-name="P3" draw:id="id517" draw:layer="layout" svg:width="3.22cm" svg:height="0.628cm" svg:x="109.924cm" svg:y="25.607cm">
          <text:p text:style-name="P2">ExcelConverterBase</text:p>
          <draw:enhanced-geometry svg:viewBox="0 0 21600 21600" draw:type="rectangle" draw:enhanced-path="M 0 0 L 21600 0 21600 21600 0 21600 0 0 Z N"/>
        </draw:custom-shape>
        <draw:connector draw:style-name="inheritance_20__28_public_29_" draw:layer="layout" svg:x1="109.762cm" svg:y1="27.963cm" svg:x2="111.534cm" svg:y2="26.235cm" draw:start-shape="id515" draw:start-glue-point="5" draw:end-shape="id517" draw:end-glue-point="2">
          <text:p text:style-name="P1"/>
        </draw:connector>
        <draw:custom-shape draw:style-name="gr1" draw:text-style-name="P3" draw:id="id518" draw:layer="layout" svg:width="2.67cm" svg:height="0.628cm" svg:x="110.393cm" svg:y="23.728cm">
          <text:p text:style-name="P2">ConverterBase</text:p>
          <draw:enhanced-geometry svg:viewBox="0 0 21600 21600" draw:type="rectangle" draw:enhanced-path="M 0 0 L 21600 0 21600 21600 0 21600 0 0 Z N"/>
        </draw:custom-shape>
        <draw:connector draw:style-name="inheritance_20__28_public_29_" draw:layer="layout" svg:x1="111.534cm" svg:y1="25.607cm" svg:x2="111.728cm" svg:y2="24.356cm" draw:start-shape="id517" draw:start-glue-point="0" draw:end-shape="id518" draw:end-glue-point="2">
          <text:p text:style-name="P1"/>
        </draw:connector>
        <draw:custom-shape draw:style-name="gr3" draw:layer="layout" svg:width="2.685cm" svg:height="0.602cm" svg:x="60.196cm" svg:y="9.596cm">
          <text:p text:style-name="P1">XclFunctionInfo</text:p>
          <draw:enhanced-geometry svg:viewBox="0 0 21600 21600" draw:type="rectangle" draw:enhanced-path="M 0 0 L 21600 0 21600 21600 0 21600 0 0 Z N"/>
        </draw:custom-shape>
        <draw:rect draw:style-name="class" draw:id="id519" draw:layer="layout" svg:width="2.073cm" svg:height="0.544cm" svg:x="114.098cm" svg:y="24.459cm">
          <text:p text:style-name="P1">TokenPool</text:p>
        </draw:rect>
        <draw:connector draw:style-name="data_20_member" draw:layer="layout" svg:x1="113.063cm" svg:y1="24.042cm" svg:x2="114.098cm" svg:y2="24.731cm" draw:start-shape="id518" draw:start-glue-point="1" draw:end-shape="id519" draw:end-glue-point="3">
          <text:p text:style-name="P1"/>
        </draw:connector>
        <draw:custom-shape draw:style-name="gr1" draw:text-style-name="P3" draw:id="id520" draw:layer="layout" svg:width="2.721cm" svg:height="2.514cm" svg:x="24.941cm" svg:y="31.545cm">
          <draw:glue-point draw:id="4" svg:x="4.998cm" svg:y="-2.724cm"/>
          <draw:glue-point draw:id="5" svg:x="4.998cm" svg:y="2.709cm"/>
          <text:p text:style-name="P2">ExcDocument</text:p>
          <draw:enhanced-geometry svg:viewBox="0 0 21600 21600" draw:type="rectangle" draw:enhanced-path="M 0 0 L 21600 0 21600 21600 0 21600 0 0 Z N"/>
        </draw:custom-shape>
        <draw:connector draw:style-name="inheritance_20__28_public_29_" draw:layer="layout" draw:line-skew="0.702cm" svg:x1="26.301cm" svg:y1="31.545cm" svg:x2="31.328cm" svg:y2="24.692cm" draw:start-shape="id520" draw:start-glue-point="0" draw:end-shape="id497" draw:end-glue-point="4">
          <text:p text:style-name="P1"/>
        </draw:connector>
        <draw:custom-shape draw:style-name="gr1" draw:text-style-name="P3" draw:id="id522" draw:layer="layout" svg:width="16.185cm" svg:height="0.751cm" svg:x="12.208cm" svg:y="24.072cm">
          <draw:glue-point draw:id="4" svg:x="-3.914cm" svg:y="4.993cm"/>
          <draw:glue-point draw:id="5" svg:x="-2.714cm" svg:y="4.993cm"/>
          <draw:glue-point draw:id="6" svg:x="-1.4cm" svg:y="4.993cm"/>
          <draw:glue-point draw:id="7" svg:x="1.173cm" svg:y="4.993cm"/>
          <draw:glue-point draw:id="8" svg:x="2.601cm" svg:y="4.993cm"/>
          <draw:glue-point draw:id="9" svg:x="3.801cm" svg:y="4.993cm"/>
          <draw:glue-point draw:id="10" svg:x="1.819cm" svg:y="4.993cm"/>
          <draw:glue-point draw:id="11" svg:x="-4.525cm" svg:y="4.993cm"/>
          <draw:glue-point draw:id="12" svg:x="-3.364cm" svg:y="4.993cm"/>
          <text:p text:style-name="P2">XclExpRecordBase</text:p>
          <draw:enhanced-geometry svg:viewBox="0 0 21600 21600" draw:type="rectangle" draw:enhanced-path="M 0 0 L 21600 0 21600 21600 0 21600 0 0 Z N"/>
        </draw:custom-shape>
        <draw:custom-shape draw:style-name="gr1" draw:text-style-name="P3" draw:id="id521" draw:layer="layout" svg:width="2.047cm" svg:height="0.596cm" svg:x="28.719cm" svg:y="31.322cm">
          <draw:glue-point draw:id="4" svg:x="-2.217cm" svg:y="-5cm"/>
          <draw:glue-point draw:id="5" svg:x="2.09cm" svg:y="-5cm"/>
          <text:p text:style-name="P2">ExcTable</text:p>
          <draw:enhanced-geometry svg:viewBox="0 0 21600 21600" draw:type="rectangle" draw:enhanced-path="M 0 0 L 21600 0 21600 21600 0 21600 0 0 Z N"/>
        </draw:custom-shape>
        <draw:connector draw:style-name="inheritance_20__28_public_29_" draw:layer="layout" draw:line-skew="1.978cm" svg:x1="30.169cm" svg:y1="31.322cm" svg:x2="31.924cm" svg:y2="24.692cm" draw:start-shape="id521" draw:start-glue-point="5" draw:end-shape="id497" draw:end-glue-point="5">
          <text:p text:style-name="P1"/>
        </draw:connector>
        <draw:connector draw:style-name="inheritance_20__28_public_29_" draw:layer="layout" svg:x1="29.289cm" svg:y1="31.322cm" svg:x2="26.451cm" svg:y2="24.821cm" draw:start-shape="id521" draw:start-glue-point="4" draw:end-shape="id522" draw:end-glue-point="9">
          <text:p text:style-name="P1"/>
        </draw:connector>
        <draw:connector draw:style-name="inheritance_20__28_public_29_" draw:layer="layout" svg:x1="15.911cm" svg:y1="29.339cm" svg:x2="15.908cm" svg:y2="24.821cm" draw:start-shape="id523" draw:start-glue-point="0" draw:end-shape="id522" draw:end-glue-point="5">
          <text:p text:style-name="P1"/>
        </draw:connector>
        <draw:custom-shape draw:style-name="gr1" draw:text-style-name="P3" draw:id="id529" draw:layer="layout" svg:width="2.151cm" svg:height="0.58cm" svg:x="34.661cm" svg:y="30.014cm">
          <draw:glue-point draw:id="4" svg:x="-2.198cm" svg:y="-5cm"/>
          <draw:glue-point draw:id="5" svg:x="2.05cm" svg:y="-5cm"/>
          <text:p text:style-name="P2">ExportBiff5</text:p>
          <draw:enhanced-geometry svg:viewBox="0 0 21600 21600" draw:type="rectangle" draw:enhanced-path="M 0 0 L 21600 0 21600 21600 0 21600 0 0 Z N"/>
        </draw:custom-shape>
        <draw:custom-shape draw:style-name="gr1" draw:text-style-name="P3" draw:id="id524" draw:layer="layout" svg:width="19.317cm" svg:height="0.674cm" svg:x="12.468cm" svg:y="45.351cm">
          <draw:glue-point draw:id="4" svg:x="4.658cm" svg:y="5cm"/>
          <draw:glue-point draw:id="5" svg:x="4.243cm" svg:y="5cm"/>
          <draw:glue-point draw:id="6" svg:x="3.78cm" svg:y="5cm"/>
          <draw:glue-point draw:id="7" svg:x="-4.35cm" svg:y="5cm"/>
          <draw:glue-point draw:id="8" svg:x="-3.431cm" svg:y="5cm"/>
          <draw:glue-point draw:id="9" svg:x="-2.364cm" svg:y="5cm"/>
          <draw:glue-point draw:id="10" svg:x="-1.151cm" svg:y="5cm"/>
          <text:p text:style-name="P2">XclExpRecord</text:p>
          <draw:enhanced-geometry svg:viewBox="0 0 21600 21600" draw:type="rectangle" draw:enhanced-path="M 0 0 L 21600 0 21600 21600 0 21600 0 0 Z N"/>
        </draw:custom-shape>
        <draw:connector draw:style-name="inheritance_20__28_public_29_" draw:layer="layout" draw:line-skew="4.468cm" svg:x1="22.126cm" svg:y1="45.351cm" svg:x2="18.035cm" svg:y2="24.821cm" draw:start-shape="id524" draw:start-glue-point="0" draw:end-shape="id522" draw:end-glue-point="6">
          <text:p text:style-name="P1"/>
        </draw:connector>
        <draw:custom-shape draw:style-name="gr1" draw:text-style-name="P3" draw:id="id485" draw:layer="layout" svg:width="15.136cm" svg:height="0.674cm" svg:x="21.559cm" svg:y="52.847cm">
          <draw:glue-point draw:id="4" svg:x="-4.078cm" svg:y="5cm"/>
          <draw:glue-point draw:id="5" svg:x="-3.455cm" svg:y="5cm"/>
          <draw:glue-point draw:id="6" svg:x="-2.161cm" svg:y="5cm"/>
          <draw:glue-point draw:id="7" svg:x="-1.055cm" svg:y="5cm"/>
          <draw:glue-point draw:id="8" svg:x="1.028cm" svg:y="5cm"/>
          <draw:glue-point draw:id="9" svg:x="2.102cm" svg:y="5cm"/>
          <draw:glue-point draw:id="10" svg:x="3.08cm" svg:y="5cm"/>
          <draw:glue-point draw:id="11" svg:x="4.06cm" svg:y="5cm"/>
          <draw:glue-point draw:id="12" svg:x="-2.76cm" svg:y="5cm"/>
          <draw:glue-point draw:id="13" svg:x="-4.607cm" svg:y="5cm"/>
          <text:p text:style-name="P2">ExcRecord</text:p>
          <draw:enhanced-geometry svg:viewBox="0 0 21600 21600" draw:type="rectangle" draw:enhanced-path="M 0 0 L 21600 0 21600 21600 0 21600 0 0 Z N"/>
        </draw:custom-shape>
        <draw:connector draw:style-name="inheritance_20__28_public_29_" draw:layer="layout" svg:x1="29.127cm" svg:y1="52.847cm" svg:x2="22.126cm" svg:y2="46.025cm" draw:start-shape="id485" draw:start-glue-point="0" draw:end-shape="id524" draw:end-glue-point="2">
          <text:p text:style-name="P1"/>
        </draw:connector>
        <draw:custom-shape draw:style-name="gr1" draw:text-style-name="P3" draw:id="id525" draw:layer="layout" svg:width="2.773cm" svg:height="0.7cm" svg:x="30.282cm" svg:y="50.081cm">
          <text:p text:style-name="P2">XclExpWindow1</text:p>
          <draw:enhanced-geometry svg:viewBox="0 0 21600 21600" draw:type="rectangle" draw:enhanced-path="M 0 0 L 21600 0 21600 21600 0 21600 0 0 Z N"/>
        </draw:custom-shape>
        <draw:custom-shape draw:style-name="gr1" draw:text-style-name="P3" draw:id="id526" draw:layer="layout" svg:width="2.773cm" svg:height="0.7cm" svg:x="33.472cm" svg:y="50.081cm">
          <text:p text:style-name="P2">XclExpWindow2</text:p>
          <draw:enhanced-geometry svg:viewBox="0 0 21600 21600" draw:type="rectangle" draw:enhanced-path="M 0 0 L 21600 0 21600 21600 0 21600 0 0 Z N"/>
        </draw:custom-shape>
        <draw:connector draw:style-name="inheritance_20__28_public_29_" draw:layer="layout" draw:line-skew="1.132cm" svg:x1="31.668cm" svg:y1="50.081cm" svg:x2="29.427cm" svg:y2="46.025cm" draw:start-shape="id525" draw:start-glue-point="0" draw:end-shape="id524" draw:end-glue-point="6">
          <text:p text:style-name="P1"/>
        </draw:connector>
        <draw:connector draw:style-name="inheritance_20__28_public_29_" draw:layer="layout" svg:x1="34.858cm" svg:y1="50.081cm" svg:x2="31.123cm" svg:y2="46.025cm" draw:start-shape="id526" draw:start-glue-point="0" draw:end-shape="id524" draw:end-glue-point="4">
          <text:p text:style-name="P1"/>
        </draw:connector>
        <draw:custom-shape draw:style-name="gr1" draw:text-style-name="P3" draw:id="id527" draw:layer="layout" svg:width="3.965cm" svg:height="0.777cm" svg:x="20.822cm" svg:y="35.843cm">
          <text:p text:style-name="P2">XclExpTabViewSettings</text:p>
          <draw:enhanced-geometry svg:viewBox="0 0 21600 21600" draw:type="rectangle" draw:enhanced-path="M 0 0 L 21600 0 21600 21600 0 21600 0 0 Z N"/>
        </draw:custom-shape>
        <draw:connector draw:style-name="inheritance_20__28_public_29_" draw:layer="layout" svg:x1="22.804cm" svg:y1="35.843cm" svg:x2="22.198cm" svg:y2="24.821cm" draw:start-shape="id527" draw:end-shape="id522" draw:end-glue-point="7">
          <text:p text:style-name="P1"/>
        </draw:connector>
        <draw:connector draw:style-name="data_20_member" draw:layer="layout" draw:line-skew="3.095cm" svg:x1="24.787cm" svg:y1="36.231cm" svg:x2="45.032cm" svg:y2="35.852cm" draw:start-shape="id527" draw:start-glue-point="1" draw:end-shape="id508" draw:end-glue-point="3">
          <text:p text:style-name="P1"/>
        </draw:connector>
        <draw:custom-shape draw:style-name="gr1" draw:text-style-name="P3" draw:id="id496" draw:layer="layout" svg:width="3.29cm" svg:height="0.777cm" svg:x="29.233cm" svg:y="37.985cm">
          <draw:glue-point draw:id="4" svg:x="-2.716cm" svg:y="-5.006cm"/>
          <draw:glue-point draw:id="5" svg:x="2.383cm" svg:y="-5.006cm"/>
          <text:p text:style-name="P2">XclExpPageSettings</text:p>
          <draw:enhanced-geometry svg:viewBox="0 0 21600 21600" draw:type="rectangle" draw:enhanced-path="M 0 0 L 21600 0 21600 21600 0 21600 0 0 Z N"/>
        </draw:custom-shape>
        <draw:connector draw:style-name="inheritance_20__28_public_29_" draw:layer="layout" draw:line-skew="3.335cm" svg:x1="29.985cm" svg:y1="37.985cm" svg:x2="23.244cm" svg:y2="24.821cm" draw:start-shape="id496" draw:start-glue-point="4" draw:end-shape="id522" draw:end-glue-point="10">
          <text:p text:style-name="P1"/>
        </draw:connector>
        <draw:custom-shape draw:style-name="gr1" draw:text-style-name="P3" draw:id="id556" draw:layer="layout" svg:width="2.151cm" svg:height="0.564cm" svg:x="37.466cm" svg:y="27.793cm">
          <draw:glue-point draw:id="4" svg:x="-2.045cm" svg:y="5cm"/>
          <draw:glue-point draw:id="5" svg:x="2.208cm" svg:y="5cm"/>
          <text:p text:style-name="P2">ExportTyp</text:p>
          <draw:enhanced-geometry svg:viewBox="0 0 21600 21600" draw:type="rectangle" draw:enhanced-path="M 0 0 L 21600 0 21600 21600 0 21600 0 0 Z N"/>
        </draw:custom-shape>
        <draw:custom-shape draw:style-name="gr1" draw:text-style-name="P3" draw:id="id528" draw:layer="layout" svg:width="2.151cm" svg:height="0.752cm" svg:x="34.543cm" svg:y="31.809cm">
          <text:p text:style-name="P2">ExportBiff8</text:p>
          <draw:enhanced-geometry svg:viewBox="0 0 21600 21600" draw:type="rectangle" draw:enhanced-path="M 0 0 L 21600 0 21600 21600 0 21600 0 0 Z N"/>
        </draw:custom-shape>
        <draw:connector draw:style-name="inheritance_20__28_public_29_" draw:layer="layout" svg:x1="35.618cm" svg:y1="31.809cm" svg:x2="35.736cm" svg:y2="30.594cm" draw:start-shape="id528" draw:start-glue-point="0" draw:end-shape="id529" draw:end-glue-point="2">
          <text:p text:style-name="P1"/>
        </draw:connector>
        <draw:connector draw:style-name="inheritance_20__28_public_29_" draw:layer="layout" svg:x1="35.264cm" svg:y1="30.014cm" svg:x2="33.271cm" svg:y2="24.692cm" draw:start-shape="id529" draw:start-glue-point="4" draw:end-shape="id497" draw:end-glue-point="7">
          <text:p text:style-name="P1"/>
        </draw:connector>
        <draw:connector draw:style-name="inheritance_20__28_public_29_" draw:layer="layout" draw:line-skew="2.356cm" svg:x1="93.415cm" svg:y1="33.152cm" svg:x2="97.499cm" svg:y2="23.366cm" draw:start-shape="id530" draw:start-glue-point="6" draw:end-shape="id499" draw:end-glue-point="5">
          <text:p text:style-name="P1"/>
        </draw:connector>
        <draw:custom-shape draw:style-name="gr1" draw:text-style-name="P3" draw:id="id532" draw:layer="layout" svg:width="2.963cm" svg:height="0.794cm" svg:x="91.136cm" svg:y="54.775cm">
          <draw:glue-point draw:id="4" svg:x="-2.143cm" svg:y="5cm"/>
          <draw:glue-point draw:id="5" svg:x="2.143cm" svg:y="5cm"/>
          <text:p text:style-name="P2">XclImpDrawingObj</text:p>
          <draw:enhanced-geometry svg:viewBox="0 0 21600 21600" draw:type="rectangle" draw:enhanced-path="M 0 0 L 21600 0 21600 21600 0 21600 0 0 Z N"/>
        </draw:custom-shape>
        <draw:custom-shape draw:style-name="gr1" draw:text-style-name="P3" draw:id="id533" draw:layer="layout" svg:width="2.963cm" svg:height="0.794cm" svg:x="95.238cm" svg:y="54.828cm">
          <text:p text:style-name="P2">XclImpOleObj</text:p>
          <draw:enhanced-geometry svg:viewBox="0 0 21600 21600" draw:type="rectangle" draw:enhanced-path="M 0 0 L 21600 0 21600 21600 0 21600 0 0 Z N"/>
        </draw:custom-shape>
        <draw:connector draw:style-name="inheritance_20__28_public_29_" draw:layer="layout" draw:line-skew="-2.295cm" svg:x1="58.112cm" svg:y1="61.973cm" svg:x2="93.33cm" svg:y2="34.026cm" draw:start-shape="id531" draw:start-glue-point="0" draw:end-shape="id530" draw:end-glue-point="4">
          <text:p text:style-name="P1"/>
        </draw:connector>
        <draw:connector draw:style-name="inheritance_20__28_public_29_" draw:layer="layout" draw:line-skew="1.472cm" svg:x1="92.617cm" svg:y1="54.775cm" svg:x2="94.135cm" svg:y2="34.026cm" draw:start-shape="id532" draw:start-glue-point="0" draw:end-shape="id530" draw:end-glue-point="2">
          <text:p text:style-name="P1"/>
        </draw:connector>
        <draw:connector draw:style-name="inheritance_20__28_public_29_" draw:layer="layout" svg:x1="96.719cm" svg:y1="54.828cm" svg:x2="94.969cm" svg:y2="34.026cm" draw:start-shape="id533" draw:start-glue-point="0" draw:end-shape="id530" draw:end-glue-point="5">
          <text:p text:style-name="P1"/>
        </draw:connector>
        <draw:custom-shape draw:style-name="gr1" draw:text-style-name="P3" draw:id="id534" draw:layer="layout" svg:width="2.963cm" svg:height="0.794cm" svg:x="89.522cm" svg:y="57.447cm">
          <text:p text:style-name="P2">XclImpNoteObj</text:p>
          <draw:enhanced-geometry svg:viewBox="0 0 21600 21600" draw:type="rectangle" draw:enhanced-path="M 0 0 L 21600 0 21600 21600 0 21600 0 0 Z N"/>
        </draw:custom-shape>
        <draw:custom-shape draw:style-name="gr1" draw:text-style-name="P3" draw:id="id535" draw:layer="layout" svg:width="3.359cm" svg:height="0.794cm" svg:x="93.412cm" svg:y="57.5cm">
          <text:p text:style-name="P2">XclImpTbxControlObj</text:p>
          <draw:enhanced-geometry svg:viewBox="0 0 21600 21600" draw:type="rectangle" draw:enhanced-path="M 0 0 L 21600 0 21600 21600 0 21600 0 0 Z N"/>
        </draw:custom-shape>
        <draw:connector draw:style-name="inheritance_20__28_public_29_" draw:layer="layout" svg:x1="91.003cm" svg:y1="57.447cm" svg:x2="91.983cm" svg:y2="55.569cm" draw:start-shape="id534" draw:start-glue-point="0" draw:end-shape="id532" draw:end-glue-point="4">
          <text:p text:style-name="P1"/>
        </draw:connector>
        <draw:connector draw:style-name="inheritance_20__28_public_29_" draw:layer="layout" svg:x1="95.091cm" svg:y1="57.5cm" svg:x2="93.251cm" svg:y2="55.569cm" draw:start-shape="id535" draw:start-glue-point="0" draw:end-shape="id532" draw:end-glue-point="5">
          <text:p text:style-name="P1"/>
        </draw:connector>
        <draw:custom-shape draw:style-name="gr1" draw:text-style-name="P3" draw:id="id493" draw:layer="layout" svg:width="12.276cm" svg:height="0.687cm" svg:x="79.481cm" svg:y="59.75cm">
          <draw:glue-point draw:id="4" svg:x="-4.31cm" svg:y="4.992cm"/>
          <draw:glue-point draw:id="5" svg:x="-3.47cm" svg:y="4.992cm"/>
          <draw:glue-point draw:id="6" svg:x="-2.629cm" svg:y="4.992cm"/>
          <draw:glue-point draw:id="7" svg:x="-1.788cm" svg:y="4.992cm"/>
          <draw:glue-point draw:id="8" svg:x="-0.926cm" svg:y="4.992cm"/>
          <draw:glue-point draw:id="9" svg:x="0.797cm" svg:y="4.992cm"/>
          <draw:glue-point draw:id="10" svg:x="1.616cm" svg:y="4.992cm"/>
          <draw:glue-point draw:id="11" svg:x="2.414cm" svg:y="4.992cm"/>
          <draw:glue-point draw:id="12" svg:x="3.276cm" svg:y="4.992cm"/>
          <draw:glue-point draw:id="13" svg:x="4.16cm" svg:y="4.992cm"/>
          <text:p text:style-name="P2">XclImpChGroupBase</text:p>
          <draw:enhanced-geometry svg:viewBox="0 0 21600 21600" draw:type="rectangle" draw:enhanced-path="M 0 0 L 21600 0 21600 21600 0 21600 0 0 Z N"/>
        </draw:custom-shape>
        <draw:custom-shape draw:style-name="gr1" draw:text-style-name="P2" draw:id="id495" draw:layer="layout" svg:width="14.792cm" svg:height="0.714cm" svg:x="95.885cm" svg:y="63.638cm">
          <draw:glue-point draw:id="4" svg:x="-4.382cm" svg:y="5cm"/>
          <draw:glue-point draw:id="5" svg:x="-3.471cm" svg:y="5cm"/>
          <draw:glue-point draw:id="6" svg:x="-2.659cm" svg:y="5cm"/>
          <draw:glue-point draw:id="7" svg:x="-1.895cm" svg:y="5cm"/>
          <draw:glue-point draw:id="8" svg:x="-1.034cm" svg:y="5cm"/>
          <draw:glue-point draw:id="9" svg:x="0.671cm" svg:y="5cm"/>
          <draw:glue-point draw:id="10" svg:x="1.815cm" svg:y="5cm"/>
          <draw:glue-point draw:id="11" svg:x="2.487cm" svg:y="5cm"/>
          <draw:glue-point draw:id="12" svg:x="3.014cm" svg:y="5cm"/>
          <draw:glue-point draw:id="13" svg:x="4.162cm" svg:y="5cm"/>
          <draw:glue-point draw:id="14" svg:x="4.606cm" svg:y="5cm"/>
          <draw:glue-point draw:id="15" svg:x="3.676cm" svg:y="5cm"/>
          <draw:glue-point draw:id="16" svg:x="1.333cm" svg:y="5cm"/>
          <draw:glue-point draw:id="17" svg:x="-0.509cm" svg:y="5cm"/>
          <draw:glue-point draw:id="18" svg:x="-1.51cm" svg:y="5cm"/>
          <draw:glue-point draw:id="19" svg:x="-2.28cm" svg:y="5cm"/>
          <draw:glue-point draw:id="20" svg:x="-3.926cm" svg:y="5cm"/>
          <draw:glue-point draw:id="21" svg:x="-3.05cm" svg:y="5cm"/>
          <text:p text:style-name="P2">XclImpChRoot</text:p>
          <draw:enhanced-geometry svg:viewBox="0 0 21600 21600" draw:mirror-horizontal="false" draw:mirror-vertical="false" draw:type="rectangle" draw:enhanced-path="M 0 0 L 21600 0 21600 21600 0 21600 0 0 Z N"/>
        </draw:custom-shape>
        <draw:connector draw:style-name="inheritance_20__28_public_29_" draw:layer="layout" draw:line-skew="-1.912cm" svg:x1="67.095cm" svg:y1="69.594cm" svg:x2="80.329cm" svg:y2="60.435cm" draw:start-shape="id488" draw:start-glue-point="4" draw:end-shape="id493" draw:end-glue-point="4">
          <text:p text:style-name="P1"/>
        </draw:connector>
        <draw:connector draw:style-name="inheritance_20__28_public_29_" draw:layer="layout" draw:line-skew="-1.488cm" svg:x1="68.258cm" svg:y1="69.594cm" svg:x2="96.8cm" svg:y2="64.352cm" draw:start-shape="id488" draw:start-glue-point="5" draw:end-shape="id495" draw:end-glue-point="4">
          <text:p text:style-name="P1"/>
        </draw:connector>
        <draw:connector draw:style-name="inheritance_20__28_public_29_" draw:layer="layout" svg:x1="103.281cm" svg:y1="63.638cm" svg:x2="96.306cm" svg:y2="23.366cm" draw:start-shape="id495" draw:start-glue-point="0" draw:end-shape="id499" draw:end-glue-point="16">
          <text:p text:style-name="P1"/>
        </draw:connector>
        <draw:custom-shape draw:style-name="gr1" draw:text-style-name="P3" draw:id="id537" draw:layer="layout" svg:width="2.513cm" svg:height="0.847cm" svg:x="78.398cm" svg:y="73.798cm">
          <draw:glue-point draw:id="4" svg:x="-2.385cm" svg:y="-5.005cm"/>
          <draw:glue-point draw:id="5" svg:x="2.117cm" svg:y="-5.005cm"/>
          <text:p text:style-name="P2">XclImpChAxis</text:p>
          <draw:enhanced-geometry svg:viewBox="0 0 21600 21600" draw:type="rectangle" draw:enhanced-path="M 0 0 L 21600 0 21600 21600 0 21600 0 0 Z N"/>
        </draw:custom-shape>
        <draw:custom-shape draw:style-name="gr1" draw:text-style-name="P3" draw:id="id538" draw:layer="layout" svg:width="3.755cm" svg:height="0.847cm" svg:x="84.776cm" svg:y="73.77cm">
          <draw:glue-point draw:id="4" svg:x="-2.385cm" svg:y="-5.005cm"/>
          <draw:glue-point draw:id="5" svg:x="2.117cm" svg:y="-5.005cm"/>
          <text:p text:style-name="P2">XclImpChEscherFormat</text:p>
          <draw:enhanced-geometry svg:viewBox="0 0 21600 21600" draw:type="rectangle" draw:enhanced-path="M 0 0 L 21600 0 21600 21600 0 21600 0 0 Z N"/>
        </draw:custom-shape>
        <draw:custom-shape draw:style-name="gr1" draw:text-style-name="P3" draw:id="id492" draw:layer="layout" svg:width="2.647cm" svg:height="0.847cm" svg:x="79.878cm" svg:y="75.041cm">
          <draw:glue-point draw:id="4" svg:x="-2.385cm" svg:y="-5.005cm"/>
          <draw:glue-point draw:id="5" svg:x="2.117cm" svg:y="-5.005cm"/>
          <text:p text:style-name="P2">XclImpChLegend</text:p>
          <draw:enhanced-geometry svg:viewBox="0 0 21600 21600" draw:type="rectangle" draw:enhanced-path="M 0 0 L 21600 0 21600 21600 0 21600 0 0 Z N"/>
        </draw:custom-shape>
        <draw:custom-shape draw:style-name="gr1" draw:text-style-name="P3" draw:id="id490" draw:layer="layout" svg:width="2.3cm" svg:height="0.482cm" svg:x="71.6cm" svg:y="73.766cm">
          <draw:glue-point draw:id="4" svg:x="-2.385cm" svg:y="-5.005cm"/>
          <draw:glue-point draw:id="5" svg:x="2.117cm" svg:y="-5.005cm"/>
          <text:p text:style-name="P2">XclImpChText</text:p>
          <draw:enhanced-geometry svg:viewBox="0 0 21600 21600" draw:type="rectangle" draw:enhanced-path="M 0 0 L 21600 0 21600 21600 0 21600 0 0 Z N"/>
        </draw:custom-shape>
        <draw:custom-shape draw:style-name="gr1" draw:text-style-name="P3" draw:id="id540" draw:layer="layout" svg:width="3.254cm" svg:height="0.847cm" svg:x="89.166cm" svg:y="73.744cm">
          <draw:glue-point draw:id="4" svg:x="-2.385cm" svg:y="-5.005cm"/>
          <draw:glue-point draw:id="5" svg:x="2.117cm" svg:y="-5.005cm"/>
          <text:p text:style-name="P2">XclImpChTypeGroup</text:p>
          <draw:enhanced-geometry svg:viewBox="0 0 21600 21600" draw:type="rectangle" draw:enhanced-path="M 0 0 L 21600 0 21600 21600 0 21600 0 0 Z N"/>
        </draw:custom-shape>
        <draw:connector draw:style-name="inheritance_20__28_public_29_" draw:layer="layout" draw:line-skew="0.642cm" svg:x1="75.236cm" svg:y1="70.095cm" svg:x2="81.36cm" svg:y2="60.435cm" draw:start-shape="id536" draw:start-glue-point="4" draw:end-shape="id493" draw:end-glue-point="5">
          <text:p text:style-name="P1"/>
        </draw:connector>
        <draw:connector draw:style-name="inheritance_20__28_public_29_" draw:layer="layout" svg:x1="79.055cm" svg:y1="73.798cm" svg:x2="86.597cm" svg:y2="60.435cm" draw:start-shape="id537" draw:start-glue-point="4" draw:end-shape="id493" draw:end-glue-point="9">
          <text:p text:style-name="P1"/>
        </draw:connector>
        <draw:connector draw:style-name="inheritance_20__28_public_29_" draw:layer="layout" svg:x1="71.979cm" svg:y1="71.576cm" svg:x2="83.425cm" svg:y2="60.435cm" draw:start-shape="id494" draw:start-glue-point="4" draw:end-shape="id493" draw:end-glue-point="7">
          <text:p text:style-name="P1"/>
        </draw:connector>
        <draw:connector draw:style-name="inheritance_20__28_public_29_" draw:layer="layout" svg:x1="72.202cm" svg:y1="73.766cm" svg:x2="84.483cm" svg:y2="60.435cm" draw:start-shape="id490" draw:start-glue-point="4" draw:end-shape="id493" draw:end-glue-point="8">
          <text:p text:style-name="P1"/>
        </draw:connector>
        <draw:connector draw:style-name="inheritance_20__28_public_29_" draw:layer="layout" draw:line-skew="2.117cm" svg:x1="86.653cm" svg:y1="73.77cm" svg:x2="85.619cm" svg:y2="60.437cm" draw:start-shape="id538" draw:start-glue-point="0" draw:end-shape="id493" draw:end-glue-point="2">
          <text:p text:style-name="P1"/>
        </draw:connector>
        <draw:connector draw:style-name="inheritance_20__28_public_29_" draw:layer="layout" svg:x1="92.444cm" svg:y1="62.501cm" svg:x2="90.725cm" svg:y2="60.435cm" draw:start-shape="id539" draw:start-glue-point="0" draw:end-shape="id493" draw:end-glue-point="13">
          <text:p text:style-name="P1"/>
        </draw:connector>
        <draw:connector draw:style-name="inheritance_20__28_public_29_" draw:layer="layout" draw:line-skew="1.415cm" svg:x1="90.793cm" svg:y1="73.744cm" svg:x2="88.582cm" svg:y2="60.435cm" draw:start-shape="id540" draw:start-glue-point="0" draw:end-shape="id493" draw:end-glue-point="11">
          <text:p text:style-name="P1"/>
        </draw:connector>
        <draw:custom-shape draw:style-name="gr1" draw:text-style-name="P3" draw:id="id541" draw:layer="layout" svg:width="3.625cm" svg:height="0.847cm" svg:x="99.958cm" svg:y="76.155cm">
          <draw:glue-point draw:id="4" svg:x="-2.385cm" svg:y="-5.005cm"/>
          <draw:glue-point draw:id="5" svg:x="2.117cm" svg:y="-5.005cm"/>
          <text:p text:style-name="P2">XclImpChAttachedLabel</text:p>
          <draw:enhanced-geometry svg:viewBox="0 0 21600 21600" draw:type="rectangle" draw:enhanced-path="M 0 0 L 21600 0 21600 21600 0 21600 0 0 Z N"/>
        </draw:custom-shape>
        <draw:connector draw:style-name="inheritance_20__28_public_29_" draw:layer="layout" svg:x1="101.77cm" svg:y1="76.155cm" svg:x2="101.752cm" svg:y2="64.352cm" draw:start-shape="id541" draw:start-glue-point="0" draw:end-shape="id495" draw:end-glue-point="8">
          <text:p text:style-name="P1"/>
        </draw:connector>
        <draw:connector draw:style-name="inheritance_20__28_public_29_" draw:layer="layout" draw:line-skew="1.595cm" svg:x1="76.533cm" svg:y1="70.095cm" svg:x2="98.147cm" svg:y2="64.352cm" draw:start-shape="id536" draw:start-glue-point="5" draw:end-shape="id495" draw:end-glue-point="5">
          <text:p text:style-name="P1"/>
        </draw:connector>
        <draw:connector draw:style-name="inheritance_20__28_public_29_" draw:layer="layout" svg:x1="73.26cm" svg:y1="72.504cm" svg:x2="99.909cm" svg:y2="64.352cm" draw:start-shape="id542" draw:start-glue-point="5" draw:end-shape="id495" draw:end-glue-point="19">
          <text:p text:style-name="P1"/>
        </draw:connector>
        <draw:custom-shape draw:style-name="gr1" draw:text-style-name="P3" draw:id="id543" draw:layer="layout" svg:width="2.724cm" svg:height="0.603cm" svg:x="74.557cm" svg:y="73.003cm">
          <draw:glue-point draw:id="4" svg:x="-2.385cm" svg:y="-5.005cm"/>
          <draw:glue-point draw:id="5" svg:x="2.117cm" svg:y="-5.005cm"/>
          <text:p text:style-name="P2">XclImpChFrame</text:p>
          <draw:enhanced-geometry svg:viewBox="0 0 21600 21600" draw:type="rectangle" draw:enhanced-path="M 0 0 L 21600 0 21600 21600 0 21600 0 0 Z N"/>
        </draw:custom-shape>
        <draw:connector draw:style-name="inheritance_20__28_public_29_" draw:layer="layout" draw:line-skew="3.395cm" svg:x1="76.495cm" svg:y1="73.003cm" svg:x2="100.478cm" svg:y2="64.352cm" draw:start-shape="id543" draw:start-glue-point="5" draw:end-shape="id495" draw:end-glue-point="7">
          <text:p text:style-name="P1"/>
        </draw:connector>
        <draw:custom-shape draw:style-name="gr1" draw:text-style-name="P3" draw:id="id544" draw:layer="layout" svg:width="3.413cm" svg:height="0.847cm" svg:x="103.769cm" svg:y="74.964cm">
          <draw:glue-point draw:id="4" svg:x="-2.385cm" svg:y="-5.005cm"/>
          <draw:glue-point draw:id="5" svg:x="2.117cm" svg:y="-5.005cm"/>
          <text:p text:style-name="P2">XclImpChLabelRange</text:p>
          <draw:enhanced-geometry svg:viewBox="0 0 21600 21600" draw:type="rectangle" draw:enhanced-path="M 0 0 L 21600 0 21600 21600 0 21600 0 0 Z N"/>
        </draw:custom-shape>
        <draw:connector draw:style-name="inheritance_20__28_public_29_" draw:layer="layout" draw:line-skew="2.235cm" svg:x1="105.475cm" svg:y1="74.964cm" svg:x2="101.048cm" svg:y2="64.352cm" draw:start-shape="id544" draw:start-glue-point="0" draw:end-shape="id495" draw:end-glue-point="18">
          <text:p text:style-name="P1"/>
        </draw:connector>
        <draw:custom-shape draw:style-name="gr1" draw:text-style-name="P3" draw:id="id545" draw:layer="layout" svg:width="3.413cm" svg:height="0.847cm" svg:x="105.781cm" svg:y="73.798cm">
          <draw:glue-point draw:id="4" svg:x="-2.385cm" svg:y="-5.005cm"/>
          <draw:glue-point draw:id="5" svg:x="2.117cm" svg:y="-5.005cm"/>
          <text:p text:style-name="P2">XclImpChSerErrorBar</text:p>
          <draw:enhanced-geometry svg:viewBox="0 0 21600 21600" draw:type="rectangle" draw:enhanced-path="M 0 0 L 21600 0 21600 21600 0 21600 0 0 Z N"/>
        </draw:custom-shape>
        <draw:connector draw:style-name="inheritance_20__28_public_29_" draw:layer="layout" draw:line-skew="2.447cm" svg:x1="107.487cm" svg:y1="73.798cm" svg:x2="102.529cm" svg:y2="64.352cm" draw:start-shape="id545" draw:start-glue-point="0" draw:end-shape="id495" draw:end-glue-point="17">
          <text:p text:style-name="P1"/>
        </draw:connector>
        <draw:custom-shape draw:style-name="gr1" draw:text-style-name="P3" draw:id="id546" draw:layer="layout" svg:width="3.678cm" svg:height="0.847cm" svg:x="107.474cm" svg:y="74.937cm">
          <draw:glue-point draw:id="4" svg:x="-2.385cm" svg:y="-5.005cm"/>
          <draw:glue-point draw:id="5" svg:x="2.117cm" svg:y="-5.005cm"/>
          <text:p text:style-name="P2">XclImpChSerTrendLine</text:p>
          <draw:enhanced-geometry svg:viewBox="0 0 21600 21600" draw:type="rectangle" draw:enhanced-path="M 0 0 L 21600 0 21600 21600 0 21600 0 0 Z N"/>
        </draw:custom-shape>
        <draw:connector draw:style-name="inheritance_20__28_public_29_" draw:layer="layout" draw:line-skew="1.455cm" svg:x1="109.313cm" svg:y1="74.937cm" svg:x2="104.273cm" svg:y2="64.352cm" draw:start-shape="id546" draw:start-glue-point="0" draw:end-shape="id495" draw:end-glue-point="9">
          <text:p text:style-name="P1"/>
        </draw:connector>
        <draw:custom-shape draw:style-name="gr1" draw:text-style-name="P3" draw:id="id547" draw:layer="layout" svg:width="3.334cm" svg:height="0.847cm" svg:x="109.564cm" svg:y="73.798cm">
          <draw:glue-point draw:id="4" svg:x="-2.385cm" svg:y="-5.005cm"/>
          <draw:glue-point draw:id="5" svg:x="2.117cm" svg:y="-5.005cm"/>
          <text:p text:style-name="P2">XclImpChSourceLink</text:p>
          <draw:enhanced-geometry svg:viewBox="0 0 21600 21600" draw:type="rectangle" draw:enhanced-path="M 0 0 L 21600 0 21600 21600 0 21600 0 0 Z N"/>
        </draw:custom-shape>
        <draw:connector draw:style-name="inheritance_20__28_public_29_" draw:layer="layout" draw:line-skew="1.627cm" svg:x1="111.231cm" svg:y1="73.798cm" svg:x2="105.965cm" svg:y2="64.352cm" draw:start-shape="id547" draw:start-glue-point="0" draw:end-shape="id495" draw:end-glue-point="10">
          <text:p text:style-name="P1"/>
        </draw:connector>
        <draw:custom-shape draw:style-name="gr1" draw:text-style-name="P3" draw:id="id548" draw:layer="layout" svg:width="2.327cm" svg:height="0.847cm" svg:x="111.894cm" svg:y="74.936cm">
          <draw:glue-point draw:id="4" svg:x="-2.385cm" svg:y="-5.005cm"/>
          <draw:glue-point draw:id="5" svg:x="2.117cm" svg:y="-5.005cm"/>
          <text:p text:style-name="P2">XclImpChTick</text:p>
          <draw:enhanced-geometry svg:viewBox="0 0 21600 21600" draw:type="rectangle" draw:enhanced-path="M 0 0 L 21600 0 21600 21600 0 21600 0 0 Z N"/>
        </draw:custom-shape>
        <draw:connector draw:style-name="inheritance_20__28_public_29_" draw:layer="layout" draw:line-skew="0.661cm" svg:x1="113.057cm" svg:y1="74.936cm" svg:x2="107.739cm" svg:y2="64.352cm" draw:start-shape="id548" draw:start-glue-point="0" draw:end-shape="id495" draw:end-glue-point="12">
          <text:p text:style-name="P1"/>
        </draw:connector>
        <draw:custom-shape draw:style-name="gr1" draw:text-style-name="P3" draw:id="id549" draw:layer="layout" svg:width="2.327cm" svg:height="0.847cm" svg:x="113.322cm" svg:y="73.825cm">
          <draw:glue-point draw:id="4" svg:x="-2.385cm" svg:y="-5.005cm"/>
          <draw:glue-point draw:id="5" svg:x="2.117cm" svg:y="-5.005cm"/>
          <text:p text:style-name="P2">XclImpChType</text:p>
          <draw:enhanced-geometry svg:viewBox="0 0 21600 21600" draw:type="rectangle" draw:enhanced-path="M 0 0 L 21600 0 21600 21600 0 21600 0 0 Z N"/>
        </draw:custom-shape>
        <draw:custom-shape draw:style-name="gr1" draw:text-style-name="P3" draw:id="id550" draw:layer="layout" svg:width="3.28cm" svg:height="0.847cm" svg:x="114.487cm" svg:y="74.885cm">
          <draw:glue-point draw:id="4" svg:x="-2.385cm" svg:y="-5.005cm"/>
          <draw:glue-point draw:id="5" svg:x="2.117cm" svg:y="-5.005cm"/>
          <text:p text:style-name="P2">XclImpChValueRange</text:p>
          <draw:enhanced-geometry svg:viewBox="0 0 21600 21600" draw:type="rectangle" draw:enhanced-path="M 0 0 L 21600 0 21600 21600 0 21600 0 0 Z N"/>
        </draw:custom-shape>
        <draw:connector draw:style-name="inheritance_20__28_public_29_" draw:layer="layout" draw:line-skew="0.741cm" svg:x1="114.485cm" svg:y1="73.825cm" svg:x2="108.718cm" svg:y2="64.352cm" draw:start-shape="id549" draw:start-glue-point="0" draw:end-shape="id495" draw:end-glue-point="15">
          <text:p text:style-name="P1"/>
        </draw:connector>
        <draw:connector draw:style-name="inheritance_20__28_public_29_" draw:layer="layout" draw:line-skew="-0.213cm" svg:x1="116.127cm" svg:y1="74.885cm" svg:x2="109.437cm" svg:y2="64.352cm" draw:start-shape="id550" draw:start-glue-point="0" draw:end-shape="id495" draw:end-glue-point="13">
          <text:p text:style-name="P1"/>
        </draw:connector>
        <draw:custom-shape draw:style-name="gr1" draw:text-style-name="P3" draw:id="id551" draw:layer="layout" svg:width="2.937cm" svg:height="0.847cm" svg:x="87.339cm" svg:y="77.105cm">
          <draw:glue-point draw:id="4" svg:x="-2.385cm" svg:y="-5.005cm"/>
          <draw:glue-point draw:id="5" svg:x="2.117cm" svg:y="-5.005cm"/>
          <text:p text:style-name="P2">XclImpChDropBar</text:p>
          <draw:enhanced-geometry svg:viewBox="0 0 21600 21600" draw:type="rectangle" draw:enhanced-path="M 0 0 L 21600 0 21600 21600 0 21600 0 0 Z N"/>
        </draw:custom-shape>
        <draw:connector draw:style-name="inheritance_20__28_public_29__20_3" draw:layer="layout" draw:line-skew="-1.14cm" svg:x1="88.807cm" svg:y1="77.105cm" svg:x2="90.982cm" svg:y2="63.235cm" draw:start-shape="id551" draw:start-glue-point="0" draw:end-shape="id539" draw:end-glue-point="6">
          <text:p text:style-name="P1"/>
        </draw:connector>
        <draw:custom-shape draw:style-name="gr1" draw:text-style-name="P3" draw:id="id553" draw:layer="layout" svg:width="2.857cm" svg:height="0.767cm" svg:x="77.978cm" svg:y="11.263cm">
          <draw:glue-point draw:id="4" svg:x="-2.317cm" svg:y="4.993cm"/>
          <draw:glue-point draw:id="5" svg:x="2.59cm" svg:y="4.993cm"/>
          <text:p text:style-name="P2">XclImpDecrypter</text:p>
          <draw:enhanced-geometry svg:viewBox="0 0 21600 21600" draw:type="rectangle" draw:enhanced-path="M 0 0 L 21600 0 21600 21600 0 21600 0 0 Z N"/>
        </draw:custom-shape>
        <draw:custom-shape draw:style-name="gr1" draw:text-style-name="P3" draw:id="id552" draw:layer="layout" svg:width="3.307cm" svg:height="0.767cm" svg:x="75.833cm" svg:y="13.168cm">
          <text:p text:style-name="P2">XclImpBiff5Decrypter</text:p>
          <draw:enhanced-geometry svg:viewBox="0 0 21600 21600" draw:type="rectangle" draw:enhanced-path="M 0 0 L 21600 0 21600 21600 0 21600 0 0 Z N"/>
        </draw:custom-shape>
        <draw:custom-shape draw:style-name="gr1" draw:text-style-name="P3" draw:id="id554" draw:layer="layout" svg:width="3.307cm" svg:height="0.767cm" svg:x="79.908cm" svg:y="13.143cm">
          <text:p text:style-name="P2">XclImpBiff8Decrypter</text:p>
          <draw:enhanced-geometry svg:viewBox="0 0 21600 21600" draw:type="rectangle" draw:enhanced-path="M 0 0 L 21600 0 21600 21600 0 21600 0 0 Z N"/>
        </draw:custom-shape>
        <draw:connector draw:style-name="inheritance_20__28_public_29_" draw:layer="layout" svg:x1="77.486cm" svg:y1="13.168cm" svg:x2="78.745cm" svg:y2="12.028cm" draw:start-shape="id552" draw:start-glue-point="0" draw:end-shape="id553" draw:end-glue-point="4">
          <text:p text:style-name="P1"/>
        </draw:connector>
        <draw:connector draw:style-name="inheritance_20__28_public_29_" draw:layer="layout" svg:x1="81.561cm" svg:y1="13.143cm" svg:x2="80.145cm" svg:y2="12.028cm" draw:start-shape="id554" draw:start-glue-point="0" draw:end-shape="id553" draw:end-glue-point="5">
          <text:p text:style-name="P1"/>
        </draw:connector>
        <draw:frame draw:style-name="annotation" draw:layer="layout" svg:width="5.715cm" svg:height="1.482cm" svg:x="77.951cm" svg:y="9.808cm">
          <draw:text-box>
            <text:p text:style-name="P1"><text:span text:style-name="T1">XclImpDecrypter</text:span> is used encapsulated within <text:span text:style-name="T1">ScfRef</text:span>, and is typedef'ed to <text:span text:style-name="T1">XclImpDecrypterRef</text:span>.</text:p>
          </draw:text-box>
        </draw:frame>
        <draw:custom-shape draw:style-name="gr2" draw:layer="layout" svg:width="3.545cm" svg:height="0.873cm" svg:x="77.131cm" svg:y="8.22cm">
          <text:p text:style-name="P1">XclImpDecryptHelper</text:p>
          <draw:enhanced-geometry svg:viewBox="0 0 21600 21600" draw:type="rectangle" draw:enhanced-path="M 0 0 L 21600 0 21600 21600 0 21600 0 0 Z N"/>
        </draw:custom-shape>
        <draw:custom-shape draw:style-name="gr1" draw:text-style-name="P3" draw:layer="layout" svg:width="2.804cm" svg:height="0.82cm" svg:x="81.497cm" svg:y="7.929cm">
          <text:p text:style-name="P2">XclCryptoHelper</text:p>
          <draw:enhanced-geometry svg:viewBox="0 0 21600 21600" draw:type="rectangle" draw:enhanced-path="M 0 0 L 21600 0 21600 21600 0 21600 0 0 Z N"/>
        </draw:custom-shape>
        <draw:custom-shape draw:style-name="gr1" draw:text-style-name="P3" draw:id="id555" draw:layer="layout" svg:width="2.752cm" svg:height="0.556cm" svg:x="100.653cm" svg:y="24.625cm">
          <text:p text:style-name="P2">Biff8RecDumper</text:p>
          <draw:enhanced-geometry svg:viewBox="0 0 21600 21600" draw:type="rectangle" draw:enhanced-path="M 0 0 L 21600 0 21600 21600 0 21600 0 0 Z N"/>
        </draw:custom-shape>
        <draw:connector draw:style-name="inheritance_20__28_public_29_" draw:layer="layout" draw:line-skew="0.196cm" svg:x1="102.029cm" svg:y1="24.625cm" svg:x2="100.986cm" svg:y2="23.366cm" draw:start-shape="id555" draw:start-glue-point="0" draw:end-shape="id499" draw:end-glue-point="13">
          <text:p text:style-name="P1"/>
        </draw:connector>
        <draw:custom-shape draw:style-name="gr1" draw:text-style-name="P3" draw:id="id557" draw:layer="layout" svg:width="2.151cm" svg:height="0.564cm" svg:x="39.04cm" svg:y="29.968cm">
          <text:p text:style-name="P2">ExportWK1</text:p>
          <draw:enhanced-geometry svg:viewBox="0 0 21600 21600" draw:type="rectangle" draw:enhanced-path="M 0 0 L 21600 0 21600 21600 0 21600 0 0 Z N"/>
        </draw:custom-shape>
        <draw:connector draw:style-name="inheritance_20__28_public_29_" draw:layer="layout" svg:x1="36.176cm" svg:y1="30.014cm" svg:x2="38.102cm" svg:y2="28.357cm" draw:start-shape="id529" draw:start-glue-point="5" draw:end-shape="id556" draw:end-glue-point="4">
          <text:p text:style-name="P1"/>
        </draw:connector>
        <draw:connector draw:style-name="inheritance_20__28_public_29_" draw:layer="layout" svg:x1="40.115cm" svg:y1="29.968cm" svg:x2="39.015cm" svg:y2="28.357cm" draw:start-shape="id557" draw:start-glue-point="0" draw:end-shape="id556" draw:end-glue-point="5">
          <text:p text:style-name="P1"/>
        </draw:connector>
        <draw:custom-shape draw:style-name="gr1" draw:text-style-name="P3" draw:id="id523" draw:layer="layout" svg:width="2.98cm" svg:height="0.803cm" svg:x="14.421cm" svg:y="29.339cm">
          <text:p text:style-name="P2">XclExpWebQuery</text:p>
          <draw:enhanced-geometry svg:viewBox="0 0 21600 21600" draw:type="rectangle" draw:enhanced-path="M 0 0 L 21600 0 21600 21600 0 21600 0 0 Z N"/>
        </draw:custom-shape>
        <draw:connector draw:style-name="gr20" draw:text-style-name="P3" draw:layer="layout" svg:x1="27.66cm" svg:y1="32.118cm" svg:x2="28.719cm" svg:y2="31.62cm" draw:start-shape="id520" draw:start-glue-point="4" draw:end-shape="id521" draw:end-glue-point="3">
          <text:p text:style-name="P1"/>
        </draw:connector>
        <draw:custom-shape draw:style-name="typedef" draw:id="id558" draw:layer="layout" svg:width="2.382cm" svg:height="0.529cm" svg:x="28.874cm" svg:y="32.384cm">
          <text:p text:style-name="P1">ExcTableList</text:p>
          <draw:enhanced-geometry svg:viewBox="0 0 21600 21600" draw:type="rectangle" draw:enhanced-path="M 0 0 L 21600 0 21600 21600 0 21600 0 0 Z N"/>
        </draw:custom-shape>
        <draw:connector draw:style-name="gr20" draw:text-style-name="P3" draw:layer="layout" svg:x1="27.662cm" svg:y1="32.802cm" svg:x2="28.874cm" svg:y2="32.648cm" draw:start-shape="id520" draw:start-glue-point="1" draw:end-shape="id558" draw:end-glue-point="3">
          <text:p text:style-name="P1"/>
        </draw:connector>
        <draw:custom-shape draw:style-name="typedef" draw:id="id559" draw:layer="layout" svg:width="3.043cm" svg:height="0.556cm" svg:x="28.929cm" svg:y="33.424cm">
          <text:p text:style-name="P1">ExcBoundsheetList</text:p>
          <draw:enhanced-geometry svg:viewBox="0 0 21600 21600" draw:type="rectangle" draw:enhanced-path="M 0 0 L 21600 0 21600 21600 0 21600 0 0 Z N"/>
        </draw:custom-shape>
        <draw:connector draw:style-name="gr20" draw:text-style-name="P3" draw:layer="layout" svg:x1="27.66cm" svg:y1="33.483cm" svg:x2="28.929cm" svg:y2="33.702cm" draw:start-shape="id520" draw:start-glue-point="5" draw:end-shape="id559" draw:end-glue-point="3">
          <text:p text:style-name="P1"/>
        </draw:connector>
        <draw:custom-shape draw:style-name="gr1" draw:text-style-name="P3" draw:id="id560" draw:layer="layout" svg:width="4.656cm" svg:height="0.662cm" svg:x="7.366cm" svg:y="32.418cm">
          <draw:glue-point draw:id="4" svg:x="-2.158cm" svg:y="5cm"/>
          <draw:glue-point draw:id="5" svg:x="2.16cm" svg:y="5cm"/>
          <text:p text:style-name="P2">XclExpRecordList</text:p>
          <draw:enhanced-geometry svg:viewBox="0 0 21600 21600" draw:type="rectangle" draw:enhanced-path="M 0 0 L 21600 0 21600 21600 0 21600 0 0 Z N"/>
        </draw:custom-shape>
        <draw:connector draw:style-name="inheritance_20__28_public_29_" draw:layer="layout" svg:x1="9.694cm" svg:y1="32.418cm" svg:x2="12.977cm" svg:y2="24.821cm" draw:start-shape="id560" draw:start-glue-point="0" draw:end-shape="id522" draw:end-glue-point="11">
          <text:p text:style-name="P1"/>
        </draw:connector>
        <draw:custom-shape draw:style-name="gr1" draw:text-style-name="P3" draw:id="id475" draw:layer="layout" svg:width="2.937cm" svg:height="0.662cm" svg:x="4.165cm" svg:y="42.05cm">
          <text:p text:style-name="P2">XclExpSubStream</text:p>
          <draw:enhanced-geometry svg:viewBox="0 0 21600 21600" draw:type="rectangle" draw:enhanced-path="M 0 0 L 21600 0 21600 21600 0 21600 0 0 Z N"/>
        </draw:custom-shape>
        <draw:custom-shape draw:style-name="gr1" draw:text-style-name="P3" draw:id="id561" draw:layer="layout" svg:width="3.703cm" svg:height="0.662cm" svg:x="10.039cm" svg:y="34.748cm">
          <text:p text:style-name="P2">XclExpWebQueryBuffer</text:p>
          <draw:enhanced-geometry svg:viewBox="0 0 21600 21600" draw:type="rectangle" draw:enhanced-path="M 0 0 L 21600 0 21600 21600 0 21600 0 0 Z N"/>
        </draw:custom-shape>
        <draw:connector draw:style-name="inheritance_20__28_public_29_" draw:layer="layout" svg:x1="5.633cm" svg:y1="42.05cm" svg:x2="8.69cm" svg:y2="33.08cm" draw:start-shape="id475" draw:start-glue-point="0" draw:end-shape="id560" draw:end-glue-point="4">
          <text:p text:style-name="P1"/>
        </draw:connector>
        <draw:connector draw:style-name="inheritance_20__28_public_29_" draw:layer="layout" svg:x1="11.89cm" svg:y1="34.748cm" svg:x2="10.699cm" svg:y2="33.08cm" draw:start-shape="id561" draw:start-glue-point="0" draw:end-shape="id560" draw:end-glue-point="5">
          <text:p text:style-name="P1"/>
        </draw:connector>
        <draw:custom-shape draw:style-name="gr1" draw:text-style-name="P3" draw:id="id562" draw:layer="layout" svg:width="3.087cm" svg:height="0.586cm" svg:x="17.249cm" svg:y="49.223cm">
          <draw:glue-point draw:id="4" svg:x="-2.342cm" svg:y="4.993cm"/>
          <draw:glue-point draw:id="5" svg:x="2.453cm" svg:y="4.993cm"/>
          <text:p text:style-name="P2">XclExpBoolRecord</text:p>
          <draw:enhanced-geometry svg:viewBox="0 0 21600 21600" draw:type="rectangle" draw:enhanced-path="M 0 0 L 21600 0 21600 21600 0 21600 0 0 Z N"/>
        </draw:custom-shape>
        <draw:connector draw:style-name="inheritance_20__28_public_29_" draw:layer="layout" svg:x1="18.792cm" svg:y1="49.223cm" svg:x2="15.499cm" svg:y2="46.025cm" draw:start-shape="id562" draw:start-glue-point="0" draw:end-shape="id524" draw:end-glue-point="8">
          <text:p text:style-name="P1"/>
        </draw:connector>
        <draw:custom-shape draw:style-name="gr1" draw:text-style-name="P3" draw:id="id563" draw:layer="layout" svg:width="3.466cm" svg:height="0.557cm" svg:x="13.095cm" svg:y="51.148cm">
          <text:p text:style-name="P2">XclExpDocProtection</text:p>
          <draw:enhanced-geometry svg:viewBox="0 0 21600 21600" draw:type="rectangle" draw:enhanced-path="M 0 0 L 21600 0 21600 21600 0 21600 0 0 Z N"/>
        </draw:custom-shape>
        <draw:custom-shape draw:style-name="gr1" draw:text-style-name="P3" draw:id="id565" draw:layer="layout" svg:width="3.862cm" svg:height="0.558cm" svg:x="16.139cm" svg:y="52.047cm">
          <text:p text:style-name="P2">XclExpWindowProtection</text:p>
          <draw:enhanced-geometry svg:viewBox="0 0 21600 21600" draw:type="rectangle" draw:enhanced-path="M 0 0 L 21600 0 21600 21600 0 21600 0 0 Z N"/>
        </draw:custom-shape>
        <draw:custom-shape draw:style-name="gr1" draw:text-style-name="P3" draw:id="id564" draw:layer="layout" svg:width="2.143cm" svg:height="0.61cm" svg:x="20.293cm" svg:y="51.518cm">
          <text:p text:style-name="P2">XclRefMode</text:p>
          <draw:enhanced-geometry svg:viewBox="0 0 21600 21600" draw:type="rectangle" draw:enhanced-path="M 0 0 L 21600 0 21600 21600 0 21600 0 0 Z N"/>
        </draw:custom-shape>
        <draw:connector draw:style-name="inheritance_20__28_public_29_" draw:layer="layout" svg:x1="14.828cm" svg:y1="51.148cm" svg:x2="18.07cm" svg:y2="49.808cm" draw:start-shape="id563" draw:start-glue-point="0" draw:end-shape="id562" draw:end-glue-point="4">
          <text:p text:style-name="P1"/>
        </draw:connector>
        <draw:connector draw:style-name="inheritance_20__28_public_29_" draw:layer="layout" svg:x1="21.364cm" svg:y1="51.518cm" svg:x2="19.549cm" svg:y2="49.808cm" draw:start-shape="id564" draw:start-glue-point="0" draw:end-shape="id562" draw:end-glue-point="5">
          <text:p text:style-name="P1"/>
        </draw:connector>
        <draw:connector draw:style-name="inheritance_20__28_public_29_" draw:layer="layout" svg:x1="18.07cm" svg:y1="52.047cm" svg:x2="18.792cm" svg:y2="49.809cm" draw:start-shape="id565" draw:start-glue-point="0" draw:end-shape="id562" draw:end-glue-point="2">
          <text:p text:style-name="P1"/>
        </draw:connector>
        <draw:connector draw:style-name="data_20_member" draw:layer="layout" svg:x1="41.535cm" svg:y1="24.368cm" svg:x2="42.889cm" svg:y2="27.282cm" draw:start-shape="id497" draw:start-glue-point="1" draw:end-shape="id507" draw:end-glue-point="3">
          <text:p text:style-name="P1"/>
        </draw:connector>
        <draw:frame draw:style-name="annotation" draw:layer="layout" svg:width="9.759cm" svg:height="0.946cm" svg:x="15.077cm" svg:y="22.912cm">
          <draw:text-box>
            <text:p text:style-name="P1"><text:span text:style-name="T1">XclExpRecordBase</text:span> has one virtual method called <text:span text:style-name="T1">Save</text:span> that is to be overwritten by the child class to perform exporting of the record block.</text:p>
          </draw:text-box>
        </draw:frame>
        <draw:frame draw:style-name="annotation" draw:layer="layout" svg:width="14.847cm" svg:height="1.261cm" svg:x="14.844cm" svg:y="43.913cm">
          <draw:text-box>
            <text:p text:style-name="P1"><text:span text:style-name="T1">XclExpRecord</text:span> expects the derived class to overwrite the <text:span text:style-name="T1">WriteBody</text:span> method, which it calls in its own <text:span text:style-name="T1">Save</text:span> method. <text:s/>Deriving from this class eliminates the need to write the record header and calculate the size of the record block, although calculating the size before the Save call will optimize the write process.</text:p>
          </draw:text-box>
        </draw:frame>
        <draw:custom-shape draw:style-name="gr2" draw:id="id566" draw:layer="layout" svg:width="2.726cm" svg:height="0.635cm" svg:x="25.988cm" svg:y="56.851cm">
          <text:p text:style-name="P1">ExcDummyRec</text:p>
          <draw:enhanced-geometry svg:viewBox="0 0 21600 21600" draw:type="rectangle" draw:enhanced-path="M 0 0 L 21600 0 21600 21600 0 21600 0 0 Z N"/>
        </draw:custom-shape>
        <draw:connector draw:style-name="inheritance_20__28_public_29_" draw:layer="layout" svg:x1="27.351cm" svg:y1="56.851cm" svg:x2="27.531cm" svg:y2="53.521cm" draw:start-shape="id566" draw:start-glue-point="0" draw:end-shape="id485" draw:end-glue-point="7">
          <text:p text:style-name="P1"/>
        </draw:connector>
        <draw:custom-shape draw:style-name="gr2" draw:id="id567" draw:layer="layout" svg:width="2.726cm" svg:height="0.635cm" svg:x="28.011cm" svg:y="58.426cm">
          <text:p text:style-name="P1">ExcBoolRecord</text:p>
          <draw:enhanced-geometry svg:viewBox="0 0 21600 21600" draw:type="rectangle" draw:enhanced-path="M 0 0 L 21600 0 21600 21600 0 21600 0 0 Z N"/>
        </draw:custom-shape>
        <draw:connector draw:style-name="inheritance_20__28_public_29_" draw:layer="layout" svg:x1="29.374cm" svg:y1="58.426cm" svg:x2="29.127cm" svg:y2="53.521cm" draw:start-shape="id567" draw:start-glue-point="0" draw:end-shape="id485" draw:end-glue-point="2">
          <text:p text:style-name="P1"/>
        </draw:connector>
        <draw:custom-shape draw:style-name="gr2" draw:id="id568" draw:layer="layout" svg:width="2.381cm" svg:height="0.635cm" svg:x="30.752cm" svg:y="59.814cm">
          <text:p text:style-name="P1">ExcBof_Base</text:p>
          <draw:enhanced-geometry svg:viewBox="0 0 21600 21600" draw:type="rectangle" draw:enhanced-path="M 0 0 L 21600 0 21600 21600 0 21600 0 0 Z N"/>
        </draw:custom-shape>
        <draw:connector draw:style-name="inheritance_20__28_public_29_" draw:layer="layout" svg:x1="31.942cm" svg:y1="59.814cm" svg:x2="30.682cm" svg:y2="53.521cm" draw:start-shape="id568" draw:start-glue-point="0" draw:end-shape="id485" draw:end-glue-point="8">
          <text:p text:style-name="P1"/>
        </draw:connector>
        <draw:custom-shape draw:style-name="gr2" draw:id="id569" draw:layer="layout" svg:width="2.511cm" svg:height="0.635cm" svg:x="30.754cm" svg:y="61.641cm">
          <draw:glue-point draw:id="4" svg:x="-2.373cm" svg:y="4.992cm"/>
          <draw:glue-point draw:id="5" svg:x="2.369cm" svg:y="4.992cm"/>
          <text:p text:style-name="P1">ExcBof8_Base</text:p>
          <draw:enhanced-geometry svg:viewBox="0 0 21600 21600" draw:type="rectangle" draw:enhanced-path="M 0 0 L 21600 0 21600 21600 0 21600 0 0 Z N"/>
        </draw:custom-shape>
        <draw:connector draw:style-name="inheritance_20__28_public_29_" draw:layer="layout" svg:x1="32.009cm" svg:y1="61.641cm" svg:x2="31.942cm" svg:y2="60.449cm" draw:start-shape="id569" draw:start-glue-point="0" draw:end-shape="id568" draw:end-glue-point="2">
          <text:p text:style-name="P1"/>
        </draw:connector>
        <draw:custom-shape draw:style-name="gr2" draw:id="id572" draw:layer="layout" svg:width="1.983cm" svg:height="0.635cm" svg:x="33.557cm" svg:y="63.452cm">
          <text:p text:style-name="P1">ExcBofW8</text:p>
          <draw:enhanced-geometry svg:viewBox="0 0 21600 21600" draw:type="rectangle" draw:enhanced-path="M 0 0 L 21600 0 21600 21600 0 21600 0 0 Z N"/>
        </draw:custom-shape>
        <draw:custom-shape draw:style-name="gr2" draw:id="id570" draw:layer="layout" svg:width="1.745cm" svg:height="0.635cm" svg:x="29.112cm" svg:y="63.452cm">
          <text:p text:style-name="P1">ExcBof8</text:p>
          <draw:enhanced-geometry svg:viewBox="0 0 21600 21600" draw:type="rectangle" draw:enhanced-path="M 0 0 L 21600 0 21600 21600 0 21600 0 0 Z N"/>
        </draw:custom-shape>
        <draw:custom-shape draw:style-name="gr2" draw:id="id571" draw:layer="layout" svg:width="1.851cm" svg:height="0.635cm" svg:x="31.176cm" svg:y="63.452cm">
          <text:p text:style-name="P1">ExcBofC8</text:p>
          <draw:enhanced-geometry svg:viewBox="0 0 21600 21600" draw:type="rectangle" draw:enhanced-path="M 0 0 L 21600 0 21600 21600 0 21600 0 0 Z N"/>
        </draw:custom-shape>
        <draw:connector draw:style-name="inheritance_20__28_public_29_" draw:layer="layout" draw:line-skew="-0.146cm" svg:x1="29.984cm" svg:y1="63.452cm" svg:x2="31.414cm" svg:y2="62.274cm" draw:start-shape="id570" draw:start-glue-point="0" draw:end-shape="id569" draw:end-glue-point="4">
          <text:p text:style-name="P1"/>
        </draw:connector>
        <draw:connector draw:style-name="inheritance_20__28_public_29_" draw:layer="layout" svg:x1="32.101cm" svg:y1="63.452cm" svg:x2="32.009cm" svg:y2="62.276cm" draw:start-shape="id571" draw:start-glue-point="0" draw:end-shape="id569" draw:end-glue-point="2">
          <text:p text:style-name="P1"/>
        </draw:connector>
        <draw:connector draw:style-name="inheritance_20__28_public_29_" draw:layer="layout" svg:x1="34.548cm" svg:y1="63.452cm" svg:x2="32.603cm" svg:y2="62.274cm" draw:start-shape="id572" draw:start-glue-point="0" draw:end-shape="id569" draw:end-glue-point="5">
          <text:p text:style-name="P1"/>
        </draw:connector>
        <draw:frame draw:style-name="annotation" draw:layer="layout" svg:width="7.805cm" svg:height="1.219cm" svg:x="29.456cm" svg:y="64.424cm">
          <draw:text-box>
            <text:p text:style-name="P1"><text:span text:style-name="T1">ExcBof8</text:span> - BOF for sheet</text:p>
            <text:p text:style-name="P1"><text:span text:style-name="T1">ExcBofC8</text:span> - BOF for chart (not used at the moment)</text:p>
            <text:p text:style-name="P1"><text:span text:style-name="T1">ExcBofW8</text:span> - BOF for workbook</text:p>
          </draw:text-box>
        </draw:frame>
        <draw:custom-shape draw:style-name="class_20__28_external_20_module_29_" draw:id="id573" draw:layer="layout" svg:width="2.063cm" svg:height="0.689cm" svg:x="55.94cm" svg:y="9.509cm">
          <text:p text:style-name="P1">SfxMedium</text:p>
          <draw:enhanced-geometry svg:viewBox="0 0 21600 21600" draw:type="rectangle" draw:enhanced-path="M 0 0 L 21600 0 21600 21600 0 21600 0 0 Z N"/>
        </draw:custom-shape>
        <draw:connector draw:style-name="gr21" draw:text-style-name="P2" draw:layer="layout" svg:x1="53.239cm" svg:y1="10.597cm" svg:x2="55.94cm" svg:y2="9.853cm" draw:start-shape="id498" draw:start-glue-point="6" draw:end-shape="id573" draw:end-glue-point="3">
          <text:p text:style-name="P2">GetMedium()</text:p>
        </draw:connector>
        <draw:custom-shape draw:style-name="gr1" draw:text-style-name="P3" draw:layer="layout" svg:width="2.91cm" svg:height="0.635cm" svg:x="68.611cm" svg:y="5.649cm">
          <text:p text:style-name="P2">XclExpStream</text:p>
          <draw:enhanced-geometry svg:viewBox="0 0 21600 21600" draw:type="rectangle" draw:enhanced-path="M 0 0 L 21600 0 21600 21600 0 21600 0 0 Z N"/>
        </draw:custom-shape>
        <draw:custom-shape draw:style-name="gr1" draw:text-style-name="P3" draw:id="id574" draw:layer="layout" svg:width="3.079cm" svg:height="0.577cm" svg:x="32.052cm" svg:y="55.219cm">
          <text:p text:style-name="P2">XclExpChTrTabId</text:p>
          <draw:enhanced-geometry svg:viewBox="0 0 21600 21600" draw:type="rectangle" draw:enhanced-path="M 0 0 L 21600 0 21600 21600 0 21600 0 0 Z N"/>
        </draw:custom-shape>
        <draw:connector draw:style-name="inheritance_20__28_public_29_" draw:layer="layout" svg:x1="33.591cm" svg:y1="55.219cm" svg:x2="32.308cm" svg:y2="53.521cm" draw:start-shape="id574" draw:start-glue-point="0" draw:end-shape="id485" draw:end-glue-point="9">
          <text:p text:style-name="P1"/>
        </draw:connector>
        <draw:custom-shape draw:style-name="gr1" draw:text-style-name="P3" draw:id="id575" draw:layer="layout" svg:width="3.433cm" svg:height="0.677cm" svg:x="35.682cm" svg:y="55.97cm">
          <draw:glue-point draw:id="4" svg:x="-2.706cm" svg:y="4.992cm"/>
          <draw:glue-point draw:id="5" svg:x="2.773cm" svg:y="4.992cm"/>
          <text:p text:style-name="P2">ExcBundlesheetBase</text:p>
          <draw:enhanced-geometry svg:viewBox="0 0 21600 21600" draw:type="rectangle" draw:enhanced-path="M 0 0 L 21600 0 21600 21600 0 21600 0 0 Z N"/>
        </draw:custom-shape>
        <draw:connector draw:style-name="inheritance_20__28_public_29_" draw:layer="layout" svg:x1="37.398cm" svg:y1="55.97cm" svg:x2="35.272cm" svg:y2="53.521cm" draw:start-shape="id575" draw:start-glue-point="0" draw:end-shape="id485" draw:end-glue-point="11">
          <text:p text:style-name="P1"/>
        </draw:connector>
        <draw:custom-shape draw:style-name="gr1" draw:text-style-name="P3" draw:id="id576" draw:layer="layout" svg:width="2.974cm" svg:height="0.589cm" svg:x="37.585cm" svg:y="58.136cm">
          <text:p text:style-name="P2">ExcBundlesheet8</text:p>
          <draw:enhanced-geometry svg:viewBox="0 0 21600 21600" draw:type="rectangle" draw:enhanced-path="M 0 0 L 21600 0 21600 21600 0 21600 0 0 Z N"/>
        </draw:custom-shape>
        <draw:connector draw:style-name="inheritance_20__28_public_29_" draw:layer="layout" svg:x1="39.072cm" svg:y1="58.136cm" svg:x2="38.349cm" svg:y2="56.645cm" draw:start-shape="id576" draw:start-glue-point="0" draw:end-shape="id575" draw:end-glue-point="5">
          <text:p text:style-name="P1"/>
        </draw:connector>
        <draw:custom-shape draw:style-name="gr1" draw:text-style-name="P3" draw:id="id577" draw:layer="layout" svg:width="2.668cm" svg:height="0.589cm" svg:x="34.419cm" svg:y="58.187cm">
          <text:p text:style-name="P2">ExcBundlesheet</text:p>
          <draw:enhanced-geometry svg:viewBox="0 0 21600 21600" draw:type="rectangle" draw:enhanced-path="M 0 0 L 21600 0 21600 21600 0 21600 0 0 Z N"/>
        </draw:custom-shape>
        <draw:connector draw:style-name="inheritance_20__28_public_29_" draw:layer="layout" svg:x1="35.753cm" svg:y1="58.187cm" svg:x2="36.47cm" svg:y2="56.645cm" draw:start-shape="id577" draw:start-glue-point="0" draw:end-shape="id575" draw:end-glue-point="4">
          <text:p text:style-name="P1"/>
        </draw:connector>
        <draw:custom-shape draw:style-name="gr1" draw:text-style-name="P3" draw:id="id578" draw:layer="layout" svg:width="3.545cm" svg:height="0.661cm" svg:x="20.144cm" svg:y="47.962cm">
          <draw:glue-point draw:id="4" svg:x="-2.342cm" svg:y="4.993cm"/>
          <draw:glue-point draw:id="5" svg:x="2.453cm" svg:y="4.993cm"/>
          <text:p text:style-name="P2">XclExpDummyRecord</text:p>
          <draw:enhanced-geometry svg:viewBox="0 0 21600 21600" draw:type="rectangle" draw:enhanced-path="M 0 0 L 21600 0 21600 21600 0 21600 0 0 Z N"/>
        </draw:custom-shape>
        <draw:connector draw:style-name="inheritance_20__28_public_29_" draw:layer="layout" svg:x1="21.916cm" svg:y1="47.962cm" svg:x2="17.56cm" svg:y2="46.025cm" draw:start-shape="id578" draw:start-glue-point="0" draw:end-shape="id524" draw:end-glue-point="9">
          <text:p text:style-name="P1"/>
        </draw:connector>
        <draw:custom-shape draw:style-name="class_20__28_pimpl_29_" draw:id="id579" draw:layer="layout" svg:width="3.147cm" svg:height="1.614cm" svg:x="74.749cm" svg:y="35.714cm">
          <draw:glue-point draw:id="4" svg:x="4.998cm" svg:y="-2.233cm"/>
          <draw:glue-point draw:id="5" svg:x="4.998cm" svg:y="2.588cm"/>
          <text:p text:style-name="P1">XclImpLinkManager</text:p>
          <draw:enhanced-geometry svg:viewBox="0 0 21600 21600" draw:type="rectangle" draw:enhanced-path="M 0 0 L 21600 0 21600 21600 0 21600 0 0 Z N"/>
        </draw:custom-shape>
        <draw:connector draw:style-name="inheritance_20__28_public_29_" draw:layer="layout" svg:x1="76.322cm" svg:y1="35.714cm" svg:x2="79.888cm" svg:y2="23.366cm" draw:start-shape="id579" draw:start-glue-point="0" draw:end-shape="id499" draw:end-glue-point="25">
          <text:p text:style-name="P1"/>
        </draw:connector>
        <draw:connector draw:style-name="inheritance_20__28_public_29_" draw:layer="layout" draw:line-skew="1.424cm" svg:x1="80.134cm" svg:y1="35.901cm" svg:x2="85.63cm" svg:y2="23.366cm" draw:start-shape="id580" draw:start-glue-point="0" draw:end-shape="id499" draw:end-glue-point="19">
          <text:p text:style-name="P1"/>
        </draw:connector>
        <draw:custom-shape draw:style-name="gr1" draw:text-style-name="P3" draw:id="id581" draw:layer="layout" svg:width="1.985cm" svg:height="0.58cm" svg:x="79.671cm" svg:y="37.332cm">
          <text:p text:style-name="P2">XclImpXti</text:p>
          <draw:enhanced-geometry svg:viewBox="0 0 21600 21600" draw:type="rectangle" draw:enhanced-path="M 0 0 L 21600 0 21600 21600 0 21600 0 0 Z N"/>
        </draw:custom-shape>
        <draw:connector draw:style-name="inheritance_20__28_public_29_" draw:layer="layout" draw:line-skew="1.661cm" svg:x1="80.663cm" svg:y1="37.332cm" svg:x2="86.493cm" svg:y2="23.366cm" draw:start-shape="id581" draw:start-glue-point="0" draw:end-shape="id499" draw:end-glue-point="22">
          <text:p text:style-name="P1"/>
        </draw:connector>
        <draw:connector draw:style-name="data_20_member_20__28_multiple_20_pointers_29_" draw:layer="layout" svg:x1="77.894cm" svg:y1="36.161cm" svg:x2="78.877cm" svg:y2="36.205cm" draw:start-shape="id579" draw:start-glue-point="4" draw:end-shape="id580" draw:end-glue-point="3">
          <text:p text:style-name="P1"/>
        </draw:connector>
        <draw:connector draw:style-name="data_20_member_20__28_multiple_20_pointers_29_" draw:layer="layout" svg:x1="77.894cm" svg:y1="36.938cm" svg:x2="79.671cm" svg:y2="37.622cm" draw:start-shape="id579" draw:start-glue-point="5" draw:end-shape="id581" draw:end-glue-point="3">
          <text:p text:style-name="P1"/>
        </draw:connector>
        <draw:custom-shape draw:style-name="gr2" draw:id="id582" draw:layer="layout" svg:width="3.519cm" svg:height="0.741cm" svg:x="87.875cm" svg:y="28.94cm">
          <text:p text:style-name="P1">XclImpChangeTrack</text:p>
          <draw:enhanced-geometry svg:viewBox="0 0 21600 21600" draw:type="rectangle" draw:enhanced-path="M 0 0 L 21600 0 21600 21600 0 21600 0 0 Z N"/>
        </draw:custom-shape>
        <draw:connector draw:style-name="inheritance_20__28_public_29_" draw:layer="layout" svg:x1="89.634cm" svg:y1="28.94cm" svg:x2="87.373cm" svg:y2="23.366cm" draw:start-shape="id582" draw:start-glue-point="0" draw:end-shape="id499" draw:end-glue-point="18">
          <text:p text:style-name="P1"/>
        </draw:connector>
        <draw:g>
          <draw:custom-shape draw:style-name="gr2" draw:id="id530" draw:layer="layout" svg:width="3.307cm" svg:height="0.874cm" svg:x="92.482cm" svg:y="33.152cm">
            <draw:glue-point draw:id="4" svg:x="-2.437cm" svg:y="5cm"/>
            <draw:glue-point draw:id="5" svg:x="2.524cm" svg:y="5cm"/>
            <draw:glue-point draw:id="6" svg:x="-2.18cm" svg:y="-5cm"/>
            <draw:glue-point draw:id="7" svg:x="2.113cm" svg:y="-5cm"/>
            <text:p text:style-name="P1">XclImpDrawObjBase</text:p>
            <draw:enhanced-geometry svg:viewBox="0 0 21600 21600" draw:type="rectangle" draw:enhanced-path="M 0 0 L 21600 0 21600 21600 0 21600 0 0 Z N"/>
          </draw:custom-shape>
          <draw:custom-shape draw:style-name="gr1" draw:text-style-name="P3" draw:id="id583" draw:layer="layout" svg:width="1.997cm" svg:height="0.578cm" svg:x="93.847cm" svg:y="32.172cm">
            <text:p text:style-name="P2">ScfNoCopy</text:p>
            <draw:enhanced-geometry svg:viewBox="0 0 21600 21600" draw:type="rectangle" draw:enhanced-path="M 0 0 L 21600 0 21600 21600 0 21600 0 0 Z N"/>
          </draw:custom-shape>
          <draw:connector draw:style-name="inheritance_20__28_public_29_" draw:layer="layout" svg:x1="94.833cm" svg:y1="33.152cm" svg:x2="94.845cm" svg:y2="32.75cm" draw:start-shape="id530" draw:start-glue-point="7" draw:end-shape="id583" draw:end-glue-point="2">
            <text:p text:style-name="P1"/>
          </draw:connector>
        </draw:g>
        <draw:connector draw:style-name="inheritance_20__28_public_29_" draw:layer="layout" draw:line-skew="1.346cm" svg:x1="64.162cm" svg:y1="66.755cm" svg:x2="91.911cm" svg:y2="23.366cm" draw:start-shape="id584" draw:start-glue-point="0" draw:end-shape="id499" draw:end-glue-point="7">
          <text:p text:style-name="P1"/>
        </draw:connector>
        <draw:custom-shape draw:style-name="gr1" draw:text-style-name="P3" draw:id="id531" draw:layer="layout" svg:width="2.699cm" svg:height="3.168cm" svg:x="56.763cm" svg:y="61.973cm">
          <draw:glue-point draw:id="4" svg:x="4.998cm" svg:y="-2.686cm"/>
          <draw:glue-point draw:id="5" svg:x="4.998cm" svg:y="2.91cm"/>
          <text:p text:style-name="P2">XclImpChartObj</text:p>
          <draw:enhanced-geometry svg:viewBox="0 0 21600 21600" draw:type="rectangle" draw:enhanced-path="M 0 0 L 21600 0 21600 21600 0 21600 0 0 Z N"/>
        </draw:custom-shape>
        <draw:custom-shape draw:style-name="gr1" draw:text-style-name="P2" draw:id="id584" draw:layer="layout" svg:width="2.328cm" svg:height="0.585cm" svg:x="62.998cm" svg:y="66.755cm">
          <text:p text:style-name="P2">XclImpChart</text:p>
          <draw:enhanced-geometry svg:viewBox="0 0 21600 21600" draw:mirror-vertical="false" draw:mirror-horizontal="false" draw:type="rectangle" draw:enhanced-path="M 0 0 L 21600 0 21600 21600 0 21600 0 0 Z N"/>
        </draw:custom-shape>
        <draw:connector draw:style-name="data_20_member_20__28_pointer_29_" draw:layer="layout" svg:x1="59.46cm" svg:y1="64.478cm" svg:x2="62.998cm" svg:y2="67.047cm" draw:start-shape="id531" draw:start-glue-point="5" draw:end-shape="id584" draw:end-glue-point="3">
          <text:p text:style-name="P1"/>
        </draw:connector>
        <draw:custom-shape draw:style-name="gr3" draw:id="id585" draw:layer="layout" svg:width="3.095cm" svg:height="0.556cm" svg:x="60.538cm" svg:y="63.024cm">
          <text:p text:style-name="P1">XclChLineFormat</text:p>
          <draw:enhanced-geometry svg:viewBox="0 0 21600 21600" draw:type="rectangle" draw:enhanced-path="M 0 0 L 21600 0 21600 21600 0 21600 0 0 Z N"/>
        </draw:custom-shape>
        <draw:connector draw:style-name="data_20_member_20__28_pointer_29_" draw:layer="layout" svg:x1="59.462cm" svg:y1="63.557cm" svg:x2="60.538cm" svg:y2="63.302cm" draw:start-shape="id531" draw:start-glue-point="1" draw:end-shape="id585" draw:end-glue-point="3">
          <text:p text:style-name="P1"/>
        </draw:connector>
        <draw:custom-shape draw:style-name="gr3" draw:id="id586" draw:layer="layout" svg:width="3.095cm" svg:height="0.556cm" svg:x="60.41cm" svg:y="62.145cm">
          <text:p text:style-name="P1">XclChAreaFormat</text:p>
          <draw:enhanced-geometry svg:viewBox="0 0 21600 21600" draw:type="rectangle" draw:enhanced-path="M 0 0 L 21600 0 21600 21600 0 21600 0 0 Z N"/>
        </draw:custom-shape>
        <draw:connector draw:style-name="data_20_member_20__28_pointer_29_" draw:layer="layout" svg:x1="59.46cm" svg:y1="62.707cm" svg:x2="60.41cm" svg:y2="62.423cm" draw:start-shape="id531" draw:start-glue-point="4" draw:end-shape="id586" draw:end-glue-point="3">
          <text:p text:style-name="P1"/>
        </draw:connector>
        <draw:custom-shape draw:style-name="gr1" draw:text-style-name="P3" draw:id="id587" draw:layer="layout" svg:width="3.519cm" svg:height="2.037cm" svg:x="51.617cm" svg:y="56.357cm">
          <draw:glue-point draw:id="4" svg:x="4.998cm" svg:y="-3.545cm"/>
          <draw:glue-point draw:id="5" svg:x="4.998cm" svg:y="-1.545cm"/>
          <draw:glue-point draw:id="6" svg:x="4.998cm" svg:y="1.453cm"/>
          <draw:glue-point draw:id="7" svg:x="4.998cm" svg:y="3.363cm"/>
          <text:p text:style-name="P2">XclImpObjectManager</text:p>
          <draw:enhanced-geometry svg:viewBox="0 0 21600 21600" draw:type="rectangle" draw:enhanced-path="M 0 0 L 21600 0 21600 21600 0 21600 0 0 Z N"/>
        </draw:custom-shape>
        <draw:connector draw:style-name="inheritance_20__28_public_29_" draw:layer="layout" draw:line-skew="4.851cm" svg:x1="53.376cm" svg:y1="56.357cm" svg:x2="78.377cm" svg:y2="23.366cm" draw:start-shape="id587" draw:start-glue-point="0" draw:end-shape="id499" draw:end-glue-point="24">
          <text:p text:style-name="P1"/>
        </draw:connector>
        <draw:connector draw:style-name="data_20_member_20__28_multiple_29_" draw:layer="layout" svg:x1="55.134cm" svg:y1="56.653cm" svg:x2="56.763cm" svg:y2="63.557cm" draw:start-shape="id587" draw:start-glue-point="4" draw:end-shape="id531" draw:end-glue-point="3">
          <text:p text:style-name="P1"/>
        </draw:connector>
        <draw:connector draw:style-name="data_20_member_20__28_pointer_29_" draw:layer="layout" svg:x1="49.819cm" svg:y1="27.275cm" svg:x2="51.617cm" svg:y2="57.375cm" draw:start-shape="id505" draw:start-glue-point="5" draw:end-shape="id587" draw:end-glue-point="3">
          <text:p text:style-name="P1"/>
        </draw:connector>
        <draw:connector draw:style-name="data_20_member_20__28_pointer_29_" draw:layer="layout" svg:x1="49.819cm" svg:y1="26.746cm" svg:x2="74.749cm" svg:y2="36.521cm" draw:start-shape="id505" draw:start-glue-point="4" draw:end-shape="id579" draw:end-glue-point="3">
          <text:p text:style-name="P1"/>
        </draw:connector>
        <draw:custom-shape draw:style-name="gr1" draw:text-style-name="P3" draw:id="id580" draw:layer="layout" svg:width="2.514cm" svg:height="0.609cm" svg:x="78.877cm" svg:y="35.901cm">
          <text:p text:style-name="P2">XclImpSupbook</text:p>
          <draw:enhanced-geometry svg:viewBox="0 0 21600 21600" draw:type="rectangle" draw:enhanced-path="M 0 0 L 21600 0 21600 21600 0 21600 0 0 Z N"/>
        </draw:custom-shape>
        <draw:custom-shape draw:style-name="gr1" draw:text-style-name="P3" draw:id="id488" draw:layer="layout" svg:width="2.584cm" svg:height="6.368cm" svg:x="66.419cm" svg:y="69.594cm">
          <draw:glue-point draw:id="4" svg:x="-2.385cm" svg:y="-5.005cm"/>
          <draw:glue-point draw:id="5" svg:x="2.117cm" svg:y="-5.005cm"/>
          <draw:glue-point draw:id="6" svg:x="5cm" svg:y="-3.909cm"/>
          <draw:glue-point draw:id="7" svg:x="5cm" svg:y="-2.646cm"/>
          <draw:glue-point draw:id="8" svg:x="5cm" svg:y="-1.383cm"/>
          <draw:glue-point draw:id="9" svg:x="5cm" svg:y="1.436cm"/>
          <draw:glue-point draw:id="10" svg:x="5cm" svg:y="2.775cm"/>
          <draw:glue-point draw:id="11" svg:x="5cm" svg:y="4.035cm"/>
          <draw:glue-point draw:id="12" svg:x="5cm" svg:y="-4.473cm"/>
          <draw:glue-point draw:id="13" svg:x="5cm" svg:y="-3.267cm"/>
          <draw:glue-point draw:id="14" svg:x="5cm" svg:y="-1.939cm"/>
          <draw:glue-point draw:id="15" svg:x="5cm" svg:y="-0.692cm"/>
          <draw:glue-point draw:id="16" svg:x="-5cm" svg:y="-2.686cm"/>
          <draw:glue-point draw:id="17" svg:x="-5cm" svg:y="2.755cm"/>
          <text:p text:style-name="P2">XclImpChChart</text:p>
          <draw:enhanced-geometry svg:viewBox="0 0 21600 21600" draw:type="rectangle" draw:enhanced-path="M 0 0 L 21600 0 21600 21600 0 21600 0 0 Z N"/>
        </draw:custom-shape>
        <draw:connector draw:style-name="data_20_member_20__28_pointer_29_" draw:layer="layout" svg:x1="65.326cm" svg:y1="67.047cm" svg:x2="66.419cm" svg:y2="71.068cm" draw:start-shape="id584" draw:start-glue-point="1" draw:end-shape="id488" draw:end-glue-point="16">
          <text:p text:style-name="P1"/>
        </draw:connector>
        <draw:connector draw:style-name="data_20_member_20__28_multiple_20_pointers_29_" draw:layer="layout" draw:line-skew="0.304cm" svg:x1="69.003cm" svg:y1="71.094cm" svg:x2="74.481cm" svg:y2="70.422cm" draw:start-shape="id488" draw:start-glue-point="7" draw:end-shape="id536" draw:end-glue-point="3">
          <text:p text:style-name="P1"/>
        </draw:connector>
        <draw:custom-shape draw:style-name="gr6" draw:text-style-name="P6" draw:id="id513" draw:layer="layout" svg:width="2.867cm" svg:height="1.049cm" svg:x="55.676cm" svg:y="28.629cm">
          <text:p text:style-name="P1"><text:span text:style-name="T3">XclImpStream</text:span></text:p>
          <draw:enhanced-geometry svg:viewBox="0 0 21600 21600" draw:type="rectangle" draw:enhanced-path="M 0 0 L 21600 0 21600 21600 0 21600 0 0 Z N"/>
        </draw:custom-shape>
        <draw:custom-shape draw:style-name="gr1" draw:text-style-name="P3" draw:id="id514" draw:layer="layout" svg:width="3.784cm" svg:height="0.933cm" svg:x="62.232cm" svg:y="31.549cm">
          <text:p text:style-name="P2">XclImpWebQueryBuffer</text:p>
          <draw:enhanced-geometry svg:viewBox="0 0 21600 21600" draw:type="rectangle" draw:enhanced-path="M 0 0 L 21600 0 21600 21600 0 21600 0 0 Z N"/>
        </draw:custom-shape>
        <draw:connector draw:style-name="data_20_member" draw:layer="layout" svg:x1="69.003cm" svg:y1="69.93cm" svg:x2="70.38cm" svg:y2="66.794cm" draw:start-shape="id488" draw:start-glue-point="12" draw:end-shape="id588" draw:end-glue-point="3">
          <text:p text:style-name="P1"/>
        </draw:connector>
        <draw:connector draw:style-name="data_20_member_20__28_multiple_20_pointers_29_" draw:layer="layout" svg:x1="69.003cm" svg:y1="71.898cm" svg:x2="71.281cm" svg:y2="71.877cm" draw:start-shape="id488" draw:start-glue-point="8" draw:end-shape="id494" draw:end-glue-point="3">
          <text:p text:style-name="P1"/>
        </draw:connector>
        <draw:connector draw:style-name="data_20_member_20__28_multiple_29_" draw:layer="layout" draw:line-skew="0.372cm" svg:x1="69.003cm" svg:y1="72.338cm" svg:x2="70.907cm" svg:y2="72.791cm" draw:start-shape="id488" draw:start-glue-point="15" draw:end-shape="id542" draw:end-glue-point="3">
          <text:p text:style-name="P1"/>
        </draw:connector>
        <draw:custom-shape draw:style-name="gr1" draw:text-style-name="P3" draw:id="id539" draw:layer="layout" svg:width="4.128cm" svg:height="0.735cm" svg:x="90.38cm" svg:y="62.501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2">XclImpChFrameBase</text:p>
          <draw:enhanced-geometry svg:viewBox="0 0 21600 21600" draw:type="rectangle" draw:enhanced-path="M 0 0 L 21600 0 21600 21600 0 21600 0 0 Z N"/>
        </draw:custom-shape>
        <draw:connector draw:style-name="inheritance_20__28_public_29__20_3" draw:layer="layout" draw:line-skew="-0.348cm" svg:x1="71.772cm" svg:y1="72.504cm" svg:x2="91.745cm" svg:y2="63.235cm" draw:start-shape="id542" draw:start-glue-point="4" draw:end-shape="id539" draw:end-glue-point="7">
          <text:p text:style-name="P1"/>
        </draw:connector>
        <draw:custom-shape draw:style-name="gr3" draw:id="id588" draw:layer="layout" svg:width="2.54cm" svg:height="0.556cm" svg:x="70.38cm" svg:y="66.516cm">
          <text:p text:style-name="P1">XclChRectangle</text:p>
          <draw:enhanced-geometry svg:viewBox="0 0 21600 21600" draw:type="rectangle" draw:enhanced-path="M 0 0 L 21600 0 21600 21600 0 21600 0 0 Z N"/>
        </draw:custom-shape>
        <draw:connector draw:style-name="data_20_member_20__28_pointer_29_" draw:layer="layout" svg:x1="69.003cm" svg:y1="73.692cm" svg:x2="74.557cm" svg:y2="73.304cm" draw:start-shape="id488" draw:start-glue-point="9" draw:end-shape="id543" draw:end-glue-point="3">
          <text:p text:style-name="P1"/>
        </draw:connector>
        <draw:connector draw:style-name="inheritance_20__28_public_29__20_3" draw:layer="layout" svg:x1="75.27cm" svg:y1="73.003cm" svg:x2="92.444cm" svg:y2="63.236cm" draw:start-shape="id543" draw:start-glue-point="4" draw:end-shape="id539" draw:end-glue-point="2">
          <text:p text:style-name="P1"/>
        </draw:connector>
        <draw:custom-shape draw:style-name="gr3" draw:id="id589" draw:layer="layout" svg:width="2.54cm" svg:height="0.556cm" svg:x="71.226cm" svg:y="68.368cm">
          <text:p text:style-name="P1">XclChProperties</text:p>
          <draw:enhanced-geometry svg:viewBox="0 0 21600 21600" draw:type="rectangle" draw:enhanced-path="M 0 0 L 21600 0 21600 21600 0 21600 0 0 Z N"/>
        </draw:custom-shape>
        <draw:connector draw:style-name="data_20_member" draw:layer="layout" svg:x1="69.003cm" svg:y1="70.289cm" svg:x2="71.226cm" svg:y2="68.646cm" draw:start-shape="id488" draw:start-glue-point="6" draw:end-shape="id589" draw:end-glue-point="3">
          <text:p text:style-name="P1"/>
        </draw:connector>
        <draw:connector draw:style-name="data_20_member_20__28_multiple_29_" draw:layer="layout" draw:line-skew="-0.359cm" svg:x1="69.003cm" svg:y1="72.778cm" svg:x2="71.6cm" svg:y2="74.007cm" draw:start-shape="id488" draw:start-glue-point="1" draw:end-shape="id490" draw:end-glue-point="3">
          <text:p text:style-name="P1"/>
        </draw:connector>
        <draw:custom-shape draw:style-name="gr1" draw:text-style-name="P3" draw:id="id491" draw:layer="layout" svg:width="3.466cm" svg:height="0.554cm" svg:x="86.042cm" svg:y="62.629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2">XclImpChFontBase</text:p>
          <draw:enhanced-geometry svg:viewBox="0 0 21600 21600" draw:type="rectangle" draw:enhanced-path="M 0 0 L 21600 0 21600 21600 0 21600 0 0 Z N"/>
        </draw:custom-shape>
        <draw:connector draw:style-name="inheritance_20__28_public_29_" draw:layer="layout" svg:x1="73.236cm" svg:y1="73.766cm" svg:x2="99.348cm" svg:y2="64.352cm" draw:start-shape="id490" draw:start-glue-point="5" draw:end-shape="id495" draw:end-glue-point="6">
          <text:p text:style-name="P1"/>
        </draw:connector>
        <draw:custom-shape draw:style-name="gr1" draw:text-style-name="P3" draw:id="id542" draw:layer="layout" svg:width="3.307cm" svg:height="0.574cm" svg:x="70.907cm" svg:y="72.504cm">
          <draw:glue-point draw:id="4" svg:x="-2.385cm" svg:y="-5.005cm"/>
          <draw:glue-point draw:id="5" svg:x="2.117cm" svg:y="-5.005cm"/>
          <text:p text:style-name="P2">XclImpChDataFormat</text:p>
          <draw:enhanced-geometry svg:viewBox="0 0 21600 21600" draw:type="rectangle" draw:enhanced-path="M 0 0 L 21600 0 21600 21600 0 21600 0 0 Z N"/>
        </draw:custom-shape>
        <draw:custom-shape draw:style-name="gr1" draw:text-style-name="P3" draw:id="id494" draw:layer="layout" svg:width="2.671cm" svg:height="0.602cm" svg:x="71.281cm" svg:y="71.576cm">
          <draw:glue-point draw:id="4" svg:x="-2.385cm" svg:y="-5.005cm"/>
          <draw:glue-point draw:id="5" svg:x="2.117cm" svg:y="-5.005cm"/>
          <text:p text:style-name="P2">XclImpChSeries</text:p>
          <draw:enhanced-geometry svg:viewBox="0 0 21600 21600" draw:type="rectangle" draw:enhanced-path="M 0 0 L 21600 0 21600 21600 0 21600 0 0 Z N"/>
        </draw:custom-shape>
        <draw:connector draw:style-name="inheritance_20__28_public_29__20_2" draw:layer="layout" svg:x1="79.654cm" svg:y1="73.798cm" svg:x2="87.188cm" svg:y2="63.182cm" draw:start-shape="id537" draw:start-glue-point="0" draw:end-shape="id491" draw:end-glue-point="7">
          <text:p text:style-name="P1"/>
        </draw:connector>
        <draw:connector draw:style-name="inheritance_20__28_public_29_" draw:layer="layout" draw:line-skew="2.416cm" svg:x1="80.186cm" svg:y1="73.798cm" svg:x2="98.77cm" svg:y2="64.352cm" draw:start-shape="id537" draw:start-glue-point="5" draw:end-shape="id495" draw:end-glue-point="21">
          <text:p text:style-name="P1"/>
        </draw:connector>
        <draw:connector draw:style-name="inheritance_20__28_public_29_" draw:layer="layout" svg:x1="81.761cm" svg:y1="75.041cm" svg:x2="103.281cm" svg:y2="64.352cm" draw:start-shape="id492" draw:start-glue-point="5" draw:end-shape="id495" draw:end-glue-point="2">
          <text:p text:style-name="P1"/>
        </draw:connector>
        <draw:connector draw:style-name="data_20_member_20__28_pointer_29_" draw:layer="layout" svg:x1="69.003cm" svg:y1="74.545cm" svg:x2="79.878cm" svg:y2="75.464cm" draw:start-shape="id488" draw:start-glue-point="10" draw:end-shape="id492" draw:end-glue-point="3">
          <text:p text:style-name="P1"/>
        </draw:connector>
        <draw:custom-shape draw:style-name="gr1" draw:text-style-name="P3" draw:id="id536" draw:layer="layout" svg:width="2.884cm" svg:height="0.654cm" svg:x="74.481cm" svg:y="70.095cm">
          <draw:glue-point draw:id="4" svg:x="-2.385cm" svg:y="-5.005cm"/>
          <draw:glue-point draw:id="5" svg:x="2.117cm" svg:y="-5.005cm"/>
          <text:p text:style-name="P2">XclImpChAxesSet</text:p>
          <draw:enhanced-geometry svg:viewBox="0 0 21600 21600" draw:type="rectangle" draw:enhanced-path="M 0 0 L 21600 0 21600 21600 0 21600 0 0 Z N"/>
        </draw:custom-shape>
        <draw:custom-shape draw:style-name="gr1" draw:text-style-name="P3" draw:id="id489" draw:layer="layout" svg:width="2.699cm" svg:height="0.582cm" svg:x="56.225cm" svg:y="5.212cm">
          <draw:glue-point draw:id="4" svg:x="-2.06cm" svg:y="5cm"/>
          <draw:glue-point draw:id="5" svg:x="2.252cm" svg:y="5cm"/>
          <text:p text:style-name="P2">XclChRootData</text:p>
          <draw:enhanced-geometry svg:viewBox="0 0 21600 21600" draw:type="rectangle" draw:enhanced-path="M 0 0 L 21600 0 21600 21600 0 21600 0 0 Z N"/>
        </draw:custom-shape>
        <draw:custom-shape draw:style-name="gr1" draw:text-style-name="P3" draw:id="id590" draw:layer="layout" svg:width="3.068cm" svg:height="0.582cm" svg:x="50.008cm" svg:y="25.109cm">
          <text:p text:style-name="P2">XclExpChRootData</text:p>
          <draw:enhanced-geometry svg:viewBox="0 0 21600 21600" draw:type="rectangle" draw:enhanced-path="M 0 0 L 21600 0 21600 21600 0 21600 0 0 Z N"/>
        </draw:custom-shape>
        <draw:custom-shape draw:style-name="gr1" draw:text-style-name="P3" draw:id="id487" draw:layer="layout" svg:width="3.174cm" svg:height="0.582cm" svg:x="113.446cm" svg:y="63.79cm">
          <text:p text:style-name="P2">XclImpChRootData</text:p>
          <draw:enhanced-geometry svg:viewBox="0 0 21600 21600" draw:type="rectangle" draw:enhanced-path="M 0 0 L 21600 0 21600 21600 0 21600 0 0 Z N"/>
        </draw:custom-shape>
        <draw:connector draw:style-name="inheritance_20__28_public_29_" draw:layer="layout" svg:x1="51.542cm" svg:y1="25.109cm" svg:x2="57.019cm" svg:y2="5.794cm" draw:start-shape="id590" draw:end-shape="id489" draw:end-glue-point="4">
          <text:p text:style-name="P1"/>
        </draw:connector>
        <draw:connector draw:style-name="data_20_member_20__28_pointer_29_" draw:layer="layout" svg:x1="110.677cm" svg:y1="63.995cm" svg:x2="113.446cm" svg:y2="64.081cm" draw:start-shape="id495" draw:start-glue-point="1" draw:end-shape="id487" draw:end-glue-point="3">
          <text:p text:style-name="P1"/>
        </draw:connector>
        <draw:custom-shape draw:style-name="gr1" draw:text-style-name="P3" draw:id="id591" draw:layer="layout" svg:width="2.884cm" svg:height="0.688cm" svg:x="61.065cm" svg:y="5.636cm">
          <text:p text:style-name="P2">XclChObjectTable</text:p>
          <draw:enhanced-geometry svg:viewBox="0 0 21600 21600" draw:type="rectangle" draw:enhanced-path="M 0 0 L 21600 0 21600 21600 0 21600 0 0 Z N"/>
        </draw:custom-shape>
        <draw:connector draw:style-name="data_20_member_20__28_multiple_20_pointers_29_" draw:layer="layout" svg:x1="58.924cm" svg:y1="5.503cm" svg:x2="61.065cm" svg:y2="5.98cm" draw:start-shape="id489" draw:start-glue-point="1" draw:end-shape="id591" draw:end-glue-point="3">
          <text:p text:style-name="P1"/>
        </draw:connector>
        <draw:custom-shape draw:style-name="gr1" draw:text-style-name="P3" draw:id="id592" draw:layer="layout" svg:width="2.007cm" svg:height="0.687cm" svg:x="1.325cm" svg:y="67.248cm">
          <draw:glue-point draw:id="4" svg:x="-2.081cm" svg:y="-5cm"/>
          <draw:glue-point draw:id="5" svg:x="2.166cm" svg:y="-5cm"/>
          <text:p text:style-name="P2">XclObjList</text:p>
          <draw:enhanced-geometry svg:viewBox="0 0 21600 21600" draw:type="rectangle" draw:enhanced-path="M 0 0 L 21600 0 21600 21600 0 21600 0 0 Z N"/>
        </draw:custom-shape>
        <draw:custom-shape draw:style-name="class_20__28_external_20_module_29_" draw:id="id593" draw:layer="layout" svg:width="1.667cm" svg:height="0.502cm" svg:x="1.338cm" svg:y="53.286cm">
          <text:p text:style-name="P1">List</text:p>
          <draw:enhanced-geometry svg:viewBox="0 0 21600 21600" draw:type="rectangle" draw:enhanced-path="M 0 0 L 21600 0 21600 21600 0 21600 0 0 Z N"/>
        </draw:custom-shape>
        <draw:connector draw:style-name="inheritance_20__28_public_29_" draw:layer="layout" svg:x1="1.911cm" svg:y1="67.248cm" svg:x2="2.171cm" svg:y2="53.788cm" draw:start-shape="id592" draw:start-glue-point="4" draw:end-shape="id593" draw:end-glue-point="2">
          <text:p text:style-name="P1"/>
        </draw:connector>
        <draw:custom-shape draw:style-name="gr2" draw:id="id594" draw:layer="layout" svg:width="2.726cm" svg:height="0.635cm" svg:x="16.746cm" svg:y="54.881cm">
          <text:p text:style-name="P1">ExcEmptyRec</text:p>
          <draw:enhanced-geometry svg:viewBox="0 0 21600 21600" draw:type="rectangle" draw:enhanced-path="M 0 0 L 21600 0 21600 21600 0 21600 0 0 Z N"/>
        </draw:custom-shape>
        <draw:connector draw:style-name="inheritance_20__28_public_29_" draw:layer="layout" svg:x1="18.109cm" svg:y1="54.881cm" svg:x2="22.154cm" svg:y2="53.521cm" draw:start-shape="id594" draw:start-glue-point="0" draw:end-shape="id485" draw:end-glue-point="13">
          <text:p text:style-name="P1"/>
        </draw:connector>
        <draw:connector draw:style-name="inheritance_20__28_public_29_" draw:layer="layout" draw:line-skew="-0.058cm" svg:x1="2.762cm" svg:y1="67.248cm" svg:x2="18.109cm" svg:y2="55.516cm" draw:start-shape="id592" draw:start-glue-point="5" draw:end-shape="id594" draw:end-glue-point="2">
          <text:p text:style-name="P1"/>
        </draw:connector>
        <draw:custom-shape draw:style-name="gr1" draw:text-style-name="P3" draw:id="id486" draw:layer="layout" svg:width="2.699cm" svg:height="1.575cm" svg:x="16.616cm" svg:y="63.021cm">
          <draw:glue-point draw:id="4" svg:x="-1.959cm" svg:y="-5.007cm"/>
          <draw:glue-point draw:id="5" svg:x="1.959cm" svg:y="-5.007cm"/>
          <draw:glue-point draw:id="6" svg:x="-5.001cm" svg:y="-2.304cm"/>
          <draw:glue-point draw:id="7" svg:x="-5.001cm" svg:y="2.609cm"/>
          <text:p text:style-name="P2">XclMsodrawing</text:p>
          <draw:enhanced-geometry svg:viewBox="0 0 21600 21600" draw:type="rectangle" draw:enhanced-path="M 0 0 L 21600 0 21600 21600 0 21600 0 0 Z N"/>
        </draw:custom-shape>
        <draw:custom-shape draw:style-name="gr1" draw:text-style-name="P3" draw:id="id595" draw:layer="layout" svg:width="3.44cm" svg:height="0.689cm" svg:x="18.547cm" svg:y="59.704cm">
          <draw:glue-point draw:id="4" svg:x="-2.223cm" svg:y="4.992cm"/>
          <draw:glue-point draw:id="5" svg:x="2.005cm" svg:y="4.992cm"/>
          <text:p text:style-name="P2">XclMsodrawing_Base</text:p>
          <draw:enhanced-geometry svg:viewBox="0 0 21600 21600" draw:type="rectangle" draw:enhanced-path="M 0 0 L 21600 0 21600 21600 0 21600 0 0 Z N"/>
        </draw:custom-shape>
        <draw:connector draw:style-name="inheritance_20__28_public_29_" draw:layer="layout" svg:x1="18.493cm" svg:y1="63.021cm" svg:x2="19.503cm" svg:y2="60.391cm" draw:start-shape="id486" draw:start-glue-point="5" draw:end-shape="id595" draw:end-glue-point="4">
          <text:p text:style-name="P1"/>
        </draw:connector>
        <draw:custom-shape draw:style-name="gr1" draw:text-style-name="P3" draw:id="id596" draw:layer="layout" svg:width="2.036cm" svg:height="0.581cm" svg:x="22.879cm" svg:y="60.139cm">
          <draw:glue-point draw:id="4" svg:x="-1.959cm" svg:y="-5.007cm"/>
          <draw:glue-point draw:id="5" svg:x="1.959cm" svg:y="-5.007cm"/>
          <text:p text:style-name="P2">XclEscher</text:p>
          <draw:enhanced-geometry svg:viewBox="0 0 21600 21600" draw:type="rectangle" draw:enhanced-path="M 0 0 L 21600 0 21600 21600 0 21600 0 0 Z N"/>
        </draw:custom-shape>
        <draw:connector draw:style-name="data_20_member_20__28_pointer_29_" draw:layer="layout" svg:x1="21.987cm" svg:y1="60.048cm" svg:x2="22.879cm" svg:y2="60.429cm" draw:start-shape="id595" draw:start-glue-point="1" draw:end-shape="id596" draw:end-glue-point="3">
          <text:p text:style-name="P1"/>
        </draw:connector>
        <draw:custom-shape draw:style-name="gr1" draw:text-style-name="P3" draw:id="id484" draw:layer="layout" svg:width="3.333cm" svg:height="0.689cm" svg:x="22.993cm" svg:y="64.677cm">
          <draw:glue-point draw:id="4" svg:x="-1.959cm" svg:y="-5.007cm"/>
          <draw:glue-point draw:id="5" svg:x="1.959cm" svg:y="-5.007cm"/>
          <text:p text:style-name="P2">XclMsodrawinggroup</text:p>
          <draw:enhanced-geometry svg:viewBox="0 0 21600 21600" draw:type="rectangle" draw:enhanced-path="M 0 0 L 21600 0 21600 21600 0 21600 0 0 Z N"/>
        </draw:custom-shape>
        <draw:connector draw:style-name="inheritance_20__28_public_29_" draw:layer="layout" draw:line-skew="-1.14cm" svg:x1="24.007cm" svg:y1="64.677cm" svg:x2="20.956cm" svg:y2="60.391cm" draw:start-shape="id484" draw:start-glue-point="4" draw:end-shape="id595" draw:end-glue-point="5">
          <text:p text:style-name="P1"/>
        </draw:connector>
        <draw:connector draw:style-name="data_20_member_20__28_multiple_20_pointers_29_" draw:layer="layout" svg:x1="3.332cm" svg:y1="67.591cm" svg:x2="16.616cm" svg:y2="64.218cm" draw:start-shape="id592" draw:start-glue-point="1" draw:end-shape="id486" draw:end-glue-point="7">
          <text:p text:style-name="P1"/>
        </draw:connector>
        <draw:custom-shape draw:style-name="gr1" draw:text-style-name="P3" draw:id="id597" draw:layer="layout" svg:width="2.036cm" svg:height="0.581cm" svg:x="26.061cm" svg:y="60.39cm">
          <draw:glue-point draw:id="4" svg:x="-1.959cm" svg:y="-5.007cm"/>
          <draw:glue-point draw:id="5" svg:x="1.959cm" svg:y="-5.007cm"/>
          <text:p text:style-name="P2">XclEscherEx</text:p>
          <draw:enhanced-geometry svg:viewBox="0 0 21600 21600" draw:type="rectangle" draw:enhanced-path="M 0 0 L 21600 0 21600 21600 0 21600 0 0 Z N"/>
        </draw:custom-shape>
        <draw:connector draw:style-name="data_20_member_20__28_pointer_29_" draw:layer="layout" svg:x1="24.915cm" svg:y1="60.429cm" svg:x2="26.061cm" svg:y2="60.68cm" draw:start-shape="id596" draw:start-glue-point="1" draw:end-shape="id597" draw:end-glue-point="3">
          <text:p text:style-name="P1"/>
        </draw:connector>
        <draw:custom-shape draw:style-name="class_20__28_external_20_module_29_" draw:id="id598" draw:layer="layout" svg:width="1.747cm" svg:height="0.581cm" svg:x="26.244cm" svg:y="59.28cm">
          <draw:glue-point draw:id="4" svg:x="-1.959cm" svg:y="-5.007cm"/>
          <draw:glue-point draw:id="5" svg:x="1.959cm" svg:y="-5.007cm"/>
          <text:p text:style-name="P1">EscherEx</text:p>
          <draw:enhanced-geometry svg:viewBox="0 0 21600 21600" draw:type="rectangle" draw:enhanced-path="M 0 0 L 21600 0 21600 21600 0 21600 0 0 Z N"/>
        </draw:custom-shape>
        <draw:connector draw:style-name="inheritance_20__28_public_29_" draw:layer="layout" svg:x1="27.079cm" svg:y1="60.39cm" svg:x2="27.117cm" svg:y2="59.861cm" draw:start-shape="id597" draw:start-glue-point="0" draw:end-shape="id598" draw:end-glue-point="2">
          <text:p text:style-name="P1"/>
        </draw:connector>
        <draw:custom-shape draw:style-name="gr1" draw:text-style-name="P3" draw:id="id477" draw:layer="layout" svg:width="5.744cm" svg:height="0.543cm" svg:x="7.142cm" svg:y="53.749cm">
          <draw:glue-point draw:id="4" svg:x="5cm" svg:y="-3.314cm"/>
          <draw:glue-point draw:id="5" svg:x="4.996cm" svg:y="2.995cm"/>
          <draw:glue-point draw:id="6" svg:x="-4.04cm" svg:y="4.99cm"/>
          <draw:glue-point draw:id="7" svg:x="-2.639cm" svg:y="4.99cm"/>
          <draw:glue-point draw:id="8" svg:x="-1.238cm" svg:y="4.99cm"/>
          <draw:glue-point draw:id="9" svg:x="1.375cm" svg:y="4.99cm"/>
          <draw:glue-point draw:id="10" svg:x="2.703cm" svg:y="4.99cm"/>
          <draw:glue-point draw:id="11" svg:x="3.84cm" svg:y="4.99cm"/>
          <text:p text:style-name="P2">XclObj</text:p>
          <draw:enhanced-geometry svg:viewBox="0 0 21600 21600" draw:type="rectangle" draw:enhanced-path="M 0 0 L 21600 0 21600 21600 0 21600 0 0 Z N"/>
        </draw:custom-shape>
        <draw:connector draw:style-name="inheritance_20__28_public_29_" draw:layer="layout" draw:line-skew="-0.305cm" svg:x1="10.014cm" svg:y1="53.749cm" svg:x2="13.724cm" svg:y2="46.025cm" draw:start-shape="id477" draw:start-glue-point="0" draw:end-shape="id524" draw:end-glue-point="7">
          <text:p text:style-name="P1"/>
        </draw:connector>
        <draw:connector draw:style-name="data_20_member_20__28_multiple_20_pointers_29_" draw:layer="layout" svg:x1="12.883cm" svg:y1="54.182cm" svg:x2="16.616cm" svg:y2="63.446cm" draw:start-shape="id477" draw:start-glue-point="5" draw:end-shape="id486" draw:end-glue-point="6">
          <text:p text:style-name="P1"/>
        </draw:connector>
        <draw:custom-shape draw:style-name="gr1" draw:text-style-name="P3" draw:id="id599" draw:layer="layout" svg:width="1.523cm" svg:height="0.649cm" svg:x="19.406cm" svg:y="56.181cm">
          <text:p text:style-name="P2">XclTxo</text:p>
          <draw:enhanced-geometry svg:viewBox="0 0 21600 21600" draw:type="rectangle" draw:enhanced-path="M 0 0 L 21600 0 21600 21600 0 21600 0 0 Z N"/>
        </draw:custom-shape>
        <draw:connector draw:style-name="data_20_member_20__28_pointer_29_" draw:layer="layout" svg:x1="12.886cm" svg:y1="53.841cm" svg:x2="19.406cm" svg:y2="56.505cm" draw:start-shape="id477" draw:start-glue-point="4" draw:end-shape="id599" draw:end-glue-point="3">
          <text:p text:style-name="P1"/>
        </draw:connector>
        <draw:connector draw:style-name="inheritance_20__28_public_29_" draw:layer="layout" svg:x1="20.167cm" svg:y1="56.181cm" svg:x2="22.955cm" svg:y2="53.521cm" draw:start-shape="id599" draw:start-glue-point="0" draw:end-shape="id485" draw:end-glue-point="4">
          <text:p text:style-name="P1"/>
        </draw:connector>
        <draw:custom-shape draw:style-name="gr1" draw:text-style-name="P3" draw:id="id478" draw:layer="layout" svg:width="2.471cm" svg:height="0.508cm" svg:x="2.328cm" svg:y="59.567cm">
          <text:p text:style-name="P2">XclExpChartObj</text:p>
          <draw:enhanced-geometry svg:viewBox="0 0 21600 21600" draw:type="rectangle" draw:enhanced-path="M 0 0 L 21600 0 21600 21600 0 21600 0 0 Z N"/>
        </draw:custom-shape>
        <draw:custom-shape draw:style-name="gr1" draw:text-style-name="P3" draw:id="id479" draw:layer="layout" svg:width="3.369cm" svg:height="0.518cm" svg:x="7.624cm" svg:y="59.121cm">
          <text:p text:style-name="P2">XclExpOcxControlObj</text:p>
          <draw:enhanced-geometry svg:viewBox="0 0 21600 21600" draw:type="rectangle" draw:enhanced-path="M 0 0 L 21600 0 21600 21600 0 21600 0 0 Z N"/>
        </draw:custom-shape>
        <draw:custom-shape draw:style-name="gr1" draw:text-style-name="P3" draw:id="id482" draw:layer="layout" svg:width="3.369cm" svg:height="0.507cm" svg:x="12.591cm" svg:y="56.526cm">
          <text:p text:style-name="P2">XclExpTbxControlObj</text:p>
          <draw:enhanced-geometry svg:viewBox="0 0 21600 21600" draw:type="rectangle" draw:enhanced-path="M 0 0 L 21600 0 21600 21600 0 21600 0 0 Z N"/>
        </draw:custom-shape>
        <draw:custom-shape draw:style-name="gr1" draw:text-style-name="P3" draw:id="id476" draw:layer="layout" svg:width="1.904cm" svg:height="0.54cm" svg:x="7.123cm" svg:y="57.267cm">
          <text:p text:style-name="P2">XclObjAny</text:p>
          <draw:enhanced-geometry svg:viewBox="0 0 21600 21600" draw:type="rectangle" draw:enhanced-path="M 0 0 L 21600 0 21600 21600 0 21600 0 0 Z N"/>
        </draw:custom-shape>
        <draw:custom-shape draw:style-name="gr1" draw:text-style-name="P3" draw:id="id480" draw:layer="layout" svg:width="2.54cm" svg:height="0.538cm" svg:x="9.603cm" svg:y="58.235cm">
          <text:p text:style-name="P2">XclObjComment</text:p>
          <draw:enhanced-geometry svg:viewBox="0 0 21600 21600" draw:type="rectangle" draw:enhanced-path="M 0 0 L 21600 0 21600 21600 0 21600 0 0 Z N"/>
        </draw:custom-shape>
        <draw:custom-shape draw:style-name="gr1" draw:text-style-name="P3" draw:id="id481" draw:layer="layout" svg:width="2.54cm" svg:height="0.542cm" svg:x="11.059cm" svg:y="57.361cm">
          <text:p text:style-name="P2">XclObjDropDown</text:p>
          <draw:enhanced-geometry svg:viewBox="0 0 21600 21600" draw:type="rectangle" draw:enhanced-path="M 0 0 L 21600 0 21600 21600 0 21600 0 0 Z N"/>
        </draw:custom-shape>
        <draw:custom-shape draw:style-name="gr1" draw:text-style-name="P3" draw:id="id483" draw:layer="layout" svg:width="1.773cm" svg:height="0.501cm" svg:x="13.705cm" svg:y="55.561cm">
          <text:p text:style-name="P2">XclObjOle</text:p>
          <draw:enhanced-geometry svg:viewBox="0 0 21600 21600" draw:type="rectangle" draw:enhanced-path="M 0 0 L 21600 0 21600 21600 0 21600 0 0 Z N"/>
        </draw:custom-shape>
        <draw:custom-shape draw:style-name="gr1" draw:text-style-name="P3" draw:id="id474" draw:layer="layout" svg:width="2.142cm" svg:height="0.508cm" svg:x="5.452cm" svg:y="60.087cm">
          <text:p text:style-name="P2">XclExpChart</text:p>
          <draw:enhanced-geometry svg:viewBox="0 0 21600 21600" draw:type="rectangle" draw:enhanced-path="M 0 0 L 21600 0 21600 21600 0 21600 0 0 Z N"/>
        </draw:custom-shape>
        <draw:connector draw:style-name="data_20_member_20__28_pointer_29_" draw:layer="layout" svg:x1="4.799cm" svg:y1="59.821cm" svg:x2="5.452cm" svg:y2="60.341cm" draw:start-shape="id478" draw:start-glue-point="1" draw:end-shape="id474" draw:end-glue-point="3">
          <text:p text:style-name="P1"/>
        </draw:connector>
        <draw:frame draw:style-name="annotation" draw:layer="layout" svg:width="4.498cm" svg:height="1.579cm" svg:x="0.991cm" svg:y="40.067cm">
          <draw:text-box>
            <text:p text:style-name="P1"><text:span text:style-name="T1">XclExpSubStream </text:span>represents a complete substream starting and ending with BOF and EOF records, respectively.</text:p>
          </draw:text-box>
        </draw:frame>
      </draw:page>
      <draw:page draw:name="sc (data pilot)" draw:style-name="dp1" draw:master-page-name="Default">
        <office:forms form:automatic-focus="false" form:apply-design-mode="false"/>
        <draw:frame draw:style-name="annotation" draw:layer="layout" svg:width="9.738cm" svg:height="4.841cm" svg:x="41.352cm" svg:y="15.029cm">
          <draw:text-box>
            <text:p text:style-name="P1"><text:span text:style-name="T1">ScDPSource</text:span> holds an instance of <text:span text:style-name="T1">ScDPResultData</text:span>, and two instances of <text:span text:style-name="T1">ScDPResultMember</text:span>, one for column result (pColResRoot), and the other for row result (pRowResRoot). <text:s/>These instances all get constructed within the <text:span text:style-name="T1">CreateRes_Impl()</text:span> method. <text:s/>The instance of <text:span text:style-name="T1">ScDPResultData</text:span> gets passed around to other parts of the code, but it is the <text:span text:style-name="T1">ScDPSource</text:span> instance that manages its life time.</text:p>
            <text:p text:style-name="P1"/>
            <text:p text:style-name="P1">A new instance of <text:span text:style-name="T1">ScDPResultData</text:span> gets created every time a result is computed. <text:s/>The old instance gets destroy (via <text:span text:style-name="T1">ScDPSource::disposeData()</text:span><text:span text:style-name="T5"> method</text:span>) before the new instance gets created.</text:p>
          </draw:text-box>
        </draw:frame>
        <draw:custom-shape draw:style-name="gr1" draw:text-style-name="P3" draw:id="id600" draw:layer="layout" svg:width="2.222cm" svg:height="6.099cm" svg:x="13.73cm" svg:y="4.401cm">
          <draw:glue-point draw:id="4" svg:x="5cm" svg:y="-2.403cm"/>
          <draw:glue-point draw:id="5" svg:x="5cm" svg:y="2.299cm"/>
          <draw:glue-point draw:id="6" svg:x="5cm" svg:y="3.873cm"/>
          <draw:glue-point draw:id="7" svg:x="5cm" svg:y="-3.935cm"/>
          <draw:glue-point draw:id="8" svg:x="5cm" svg:y="1.139cm"/>
          <text:p text:style-name="P2">ScDPObject</text:p>
          <draw:enhanced-geometry svg:viewBox="0 0 21600 21600" draw:type="rectangle" draw:enhanced-path="M 0 0 L 21600 0 21600 21600 0 21600 0 0 Z N"/>
        </draw:custom-shape>
        <draw:custom-shape draw:style-name="gr1" draw:text-style-name="P3" draw:id="id601" draw:layer="layout" svg:width="2.725cm" svg:height="0.635cm" svg:x="19.94cm" svg:y="4.507cm">
          <text:p text:style-name="P2">ScDPSaveData</text:p>
          <draw:enhanced-geometry svg:viewBox="0 0 21600 21600" draw:type="rectangle" draw:enhanced-path="M 0 0 L 21600 0 21600 21600 0 21600 0 0 Z N"/>
        </draw:custom-shape>
        <draw:custom-shape draw:style-name="gr1" draw:text-style-name="P3" draw:id="id603" draw:layer="layout" svg:width="4.153cm" svg:height="1.329cm" svg:x="26.537cm" svg:y="4.626cm">
          <draw:glue-point draw:id="4" svg:x="4.998cm" svg:y="-2.603cm"/>
          <draw:glue-point draw:id="5" svg:x="4.998cm" svg:y="2.663cm"/>
          <text:p text:style-name="P2">ScDPDimensionSaveData</text:p>
          <draw:enhanced-geometry svg:viewBox="0 0 21600 21600" draw:type="rectangle" draw:enhanced-path="M 0 0 L 21600 0 21600 21600 0 21600 0 0 Z N"/>
        </draw:custom-shape>
        <draw:custom-shape draw:style-name="gr1" draw:text-style-name="P3" draw:layer="layout" svg:width="3.756cm" svg:height="0.688cm" svg:x="85.007cm" svg:y="31.472cm">
          <text:p text:style-name="P2">ScDPColMembersOrder</text:p>
          <draw:enhanced-geometry svg:viewBox="0 0 21600 21600" draw:type="rectangle" draw:enhanced-path="M 0 0 L 21600 0 21600 21600 0 21600 0 0 Z N"/>
        </draw:custom-shape>
        <draw:custom-shape draw:style-name="gr1" draw:text-style-name="P3" draw:layer="layout" svg:width="2.724cm" svg:height="0.662cm" svg:x="81.911cm" svg:y="32.504cm">
          <text:p text:style-name="P2">ScDPCollection</text:p>
          <draw:enhanced-geometry svg:viewBox="0 0 21600 21600" draw:type="rectangle" draw:enhanced-path="M 0 0 L 21600 0 21600 21600 0 21600 0 0 Z N"/>
        </draw:custom-shape>
        <draw:custom-shape draw:style-name="gr1" draw:text-style-name="P3" draw:id="id609" draw:layer="layout" svg:width="3.359cm" svg:height="1.919cm" svg:x="43.92cm" svg:y="22.399cm">
          <draw:glue-point draw:id="4" svg:x="4.998cm" svg:y="2.568cm"/>
          <draw:glue-point draw:id="5" svg:x="4.998cm" svg:y="-2.721cm"/>
          <draw:glue-point draw:id="6" svg:x="-5.001cm" svg:y="-2.595cm"/>
          <draw:glue-point draw:id="7" svg:x="-5.001cm" svg:y="2.782cm"/>
          <text:p text:style-name="P2">ScDPDataDimension</text:p>
          <draw:enhanced-geometry svg:viewBox="0 0 21600 21600" draw:type="rectangle" draw:enhanced-path="M 0 0 L 21600 0 21600 21600 0 21600 0 0 Z N"/>
        </draw:custom-shape>
        <draw:custom-shape draw:style-name="gr1" draw:text-style-name="P3" draw:id="id613" draw:layer="layout" svg:width="3.042cm" svg:height="0.661cm" svg:x="54.94cm" svg:y="22.041cm">
          <text:p text:style-name="P2">ScDPDataMember</text:p>
          <draw:enhanced-geometry svg:viewBox="0 0 21600 21600" draw:type="rectangle" draw:enhanced-path="M 0 0 L 21600 0 21600 21600 0 21600 0 0 Z N"/>
        </draw:custom-shape>
        <draw:custom-shape draw:style-name="gr1" draw:text-style-name="P3" draw:layer="layout" svg:width="3.042cm" svg:height="0.661cm" svg:x="90.112cm" svg:y="29.938cm">
          <text:p text:style-name="P2">ScDPDateGroupDlg</text:p>
          <draw:enhanced-geometry svg:viewBox="0 0 21600 21600" draw:type="rectangle" draw:enhanced-path="M 0 0 L 21600 0 21600 21600 0 21600 0 0 Z N"/>
        </draw:custom-shape>
        <draw:custom-shape draw:style-name="gr1" draw:text-style-name="P3" draw:layer="layout" svg:width="4.259cm" svg:height="0.661cm" svg:x="76.425cm" svg:y="42.756cm">
          <text:p text:style-name="P2">ScDPDateGroupEditHelper<text:tab/></text:p>
          <draw:enhanced-geometry svg:viewBox="0 0 21600 21600" draw:type="rectangle" draw:enhanced-path="M 0 0 L 21600 0 21600 21600 0 21600 0 0 Z N"/>
        </draw:custom-shape>
        <draw:custom-shape draw:style-name="gr1" draw:text-style-name="P3" draw:id="id647" draw:layer="layout" svg:width="3.624cm" svg:height="0.661cm" svg:x="33.256cm" svg:y="41.935cm">
          <text:p text:style-name="P2">ScDPDateGroupHelper</text:p>
          <draw:enhanced-geometry svg:viewBox="0 0 21600 21600" draw:type="rectangle" draw:enhanced-path="M 0 0 L 21600 0 21600 21600 0 21600 0 0 Z N"/>
        </draw:custom-shape>
        <draw:custom-shape draw:style-name="gr1" draw:text-style-name="P3" draw:id="id624" draw:layer="layout" svg:width="2.725cm" svg:height="0.661cm" svg:x="13.796cm" svg:y="48.43cm">
          <text:p text:style-name="P2">ScDPDimension</text:p>
          <draw:enhanced-geometry svg:viewBox="0 0 21600 21600" draw:type="rectangle" draw:enhanced-path="M 0 0 L 21600 0 21600 21600 0 21600 0 0 Z N"/>
        </draw:custom-shape>
        <draw:custom-shape draw:style-name="gr1" draw:text-style-name="P3" draw:id="id616" draw:layer="layout" svg:width="2.725cm" svg:height="0.661cm" svg:x="11.893cm" svg:y="29.299cm">
          <text:p text:style-name="P2">ScDPDimensions</text:p>
          <draw:enhanced-geometry svg:viewBox="0 0 21600 21600" draw:type="rectangle" draw:enhanced-path="M 0 0 L 21600 0 21600 21600 0 21600 0 0 Z N"/>
        </draw:custom-shape>
        <draw:custom-shape draw:style-name="gr1" draw:text-style-name="P3" draw:layer="layout" svg:width="3.201cm" svg:height="0.661cm" svg:x="85.377cm" svg:y="32.636cm">
          <text:p text:style-name="P2">ScDPFieldWindow</text:p>
          <draw:enhanced-geometry svg:viewBox="0 0 21600 21600" draw:type="rectangle" draw:enhanced-path="M 0 0 L 21600 0 21600 21600 0 21600 0 0 Z N"/>
        </draw:custom-shape>
        <draw:custom-shape draw:style-name="gr3" draw:layer="layout" svg:width="2.724cm" svg:height="0.662cm" svg:x="90.271cm" svg:y="25.835cm">
          <text:p text:style-name="P1">ScDPFuncData</text:p>
          <draw:enhanced-geometry svg:viewBox="0 0 21600 21600" draw:type="rectangle" draw:enhanced-path="M 0 0 L 21600 0 21600 21600 0 21600 0 0 Z N"/>
        </draw:custom-shape>
        <draw:custom-shape draw:style-name="gr1" draw:text-style-name="P3" draw:layer="layout" svg:width="3.201cm" svg:height="0.661cm" svg:x="80.853cm" svg:y="31.34cm">
          <text:p text:style-name="P2">ScDPFunctionDlg</text:p>
          <draw:enhanced-geometry svg:viewBox="0 0 21600 21600" draw:type="rectangle" draw:enhanced-path="M 0 0 L 21600 0 21600 21600 0 21600 0 0 Z N"/>
        </draw:custom-shape>
        <draw:custom-shape draw:style-name="gr1" draw:text-style-name="P3" draw:layer="layout" svg:width="3.465cm" svg:height="0.661cm" svg:x="88.368cm" svg:y="33.695cm">
          <text:p text:style-name="P2">ScDPFunctionListBox</text:p>
          <draw:enhanced-geometry svg:viewBox="0 0 21600 21600" draw:type="rectangle" draw:enhanced-path="M 0 0 L 21600 0 21600 21600 0 21600 0 0 Z N"/>
        </draw:custom-shape>
        <draw:custom-shape draw:style-name="gr3" draw:layer="layout" svg:width="3.889cm" svg:height="0.662cm" svg:x="88.155cm" svg:y="36.419cm">
          <text:p text:style-name="P1">ScDPGetPivotDataField</text:p>
          <draw:enhanced-geometry svg:viewBox="0 0 21600 21600" draw:type="rectangle" draw:enhanced-path="M 0 0 L 21600 0 21600 21600 0 21600 0 0 Z N"/>
        </draw:custom-shape>
        <draw:custom-shape draw:style-name="gr1" draw:text-style-name="P3" draw:layer="layout" svg:width="4.18cm" svg:height="0.688cm" svg:x="92.891cm" svg:y="33.933cm">
          <text:p text:style-name="P2">ScDPGlobalMembersOrder</text:p>
          <draw:enhanced-geometry svg:viewBox="0 0 21600 21600" draw:type="rectangle" draw:enhanced-path="M 0 0 L 21600 0 21600 21600 0 21600 0 0 Z N"/>
        </draw:custom-shape>
        <draw:custom-shape draw:style-name="gr1" draw:text-style-name="P3" draw:layer="layout" svg:width="3.281cm" svg:height="0.688cm" svg:x="72.429cm" svg:y="45.56cm">
          <text:p text:style-name="P2">ScDPGroupCompare</text:p>
          <draw:enhanced-geometry svg:viewBox="0 0 21600 21600" draw:type="rectangle" draw:enhanced-path="M 0 0 L 21600 0 21600 21600 0 21600 0 0 Z N"/>
        </draw:custom-shape>
        <draw:custom-shape draw:style-name="gr1" draw:text-style-name="P3" draw:id="id630" draw:layer="layout" svg:width="3.465cm" svg:height="1.308cm" svg:x="28.194cm" svg:y="40.562cm">
          <draw:glue-point draw:id="4" svg:x="4.998cm" svg:y="-2.889cm"/>
          <draw:glue-point draw:id="5" svg:x="4.998cm" svg:y="2.37cm"/>
          <text:p text:style-name="P2">ScDPGroupDimension</text:p>
          <draw:enhanced-geometry svg:viewBox="0 0 21600 21600" draw:type="rectangle" draw:enhanced-path="M 0 0 L 21600 0 21600 21600 0 21600 0 0 Z N"/>
        </draw:custom-shape>
        <draw:custom-shape draw:style-name="gr1" draw:text-style-name="P3" draw:layer="layout" svg:width="3.465cm" svg:height="0.688cm" svg:x="73.488cm" svg:y="43.999cm">
          <text:p text:style-name="P2">ScDPGroupEditHelper</text:p>
          <draw:enhanced-geometry svg:viewBox="0 0 21600 21600" draw:type="rectangle" draw:enhanced-path="M 0 0 L 21600 0 21600 21600 0 21600 0 0 Z N"/>
        </draw:custom-shape>
        <draw:custom-shape draw:style-name="gr1" draw:text-style-name="P3" draw:id="id644" draw:layer="layout" svg:width="2.777cm" svg:height="1.22cm" svg:x="34.853cm" svg:y="40.439cm">
          <draw:glue-point draw:id="4" svg:x="4.998cm" svg:y="-2.278cm"/>
          <draw:glue-point draw:id="5" svg:x="4.998cm" svg:y="2.122cm"/>
          <text:p text:style-name="P2">ScDPGroupItem</text:p>
          <draw:enhanced-geometry svg:viewBox="0 0 21600 21600" draw:type="rectangle" draw:enhanced-path="M 0 0 L 21600 0 21600 21600 0 21600 0 0 Z N"/>
        </draw:custom-shape>
        <draw:custom-shape draw:style-name="gr1" draw:text-style-name="P3" draw:id="id626" draw:layer="layout" svg:width="3.57cm" svg:height="2.037cm" svg:x="21.448cm" svg:y="39.53cm">
          <draw:glue-point draw:id="4" svg:x="5cm" svg:y="-2.533cm"/>
          <draw:glue-point draw:id="5" svg:x="5cm" svg:y="2.665cm"/>
          <text:p text:style-name="P2">ScDPGroupTableData</text:p>
          <draw:enhanced-geometry svg:viewBox="0 0 21600 21600" draw:type="rectangle" draw:enhanced-path="M 0 0 L 21600 0 21600 21600 0 21600 0 0 Z N"/>
        </draw:custom-shape>
        <draw:custom-shape draw:style-name="gr1" draw:text-style-name="P3" draw:id="id618" draw:layer="layout" svg:width="2.804cm" svg:height="0.662cm" svg:x="20.786cm" svg:y="52.833cm">
          <text:p text:style-name="P2">ScDPHierarchies</text:p>
          <draw:enhanced-geometry svg:viewBox="0 0 21600 21600" draw:type="rectangle" draw:enhanced-path="M 0 0 L 21600 0 21600 21600 0 21600 0 0 Z N"/>
        </draw:custom-shape>
        <draw:custom-shape draw:style-name="gr1" draw:text-style-name="P3" draw:id="id622" draw:layer="layout" svg:width="2.804cm" svg:height="0.662cm" svg:x="29.262cm" svg:y="53.122cm">
          <text:p text:style-name="P2">ScDPHierarchy</text:p>
          <draw:enhanced-geometry svg:viewBox="0 0 21600 21600" draw:type="rectangle" draw:enhanced-path="M 0 0 L 21600 0 21600 21600 0 21600 0 0 Z N"/>
        </draw:custom-shape>
        <draw:custom-shape draw:style-name="gr1" draw:text-style-name="P3" draw:layer="layout" svg:width="2.804cm" svg:height="0.662cm" svg:x="76.962cm" svg:y="33.35cm">
          <text:p text:style-name="P2">ScDPInitState</text:p>
          <draw:enhanced-geometry svg:viewBox="0 0 21600 21600" draw:type="rectangle" draw:enhanced-path="M 0 0 L 21600 0 21600 21600 0 21600 0 0 Z N"/>
        </draw:custom-shape>
        <draw:custom-shape draw:style-name="gr3" draw:layer="layout" svg:width="2.724cm" svg:height="0.662cm" svg:x="82.784cm" svg:y="25.783cm">
          <text:p text:style-name="P1">ScDPItemData</text:p>
          <draw:enhanced-geometry svg:viewBox="0 0 21600 21600" draw:type="rectangle" draw:enhanced-path="M 0 0 L 21600 0 21600 21600 0 21600 0 0 Z N"/>
        </draw:custom-shape>
        <draw:custom-shape draw:style-name="gr1" draw:text-style-name="P3" draw:layer="layout" svg:width="3.201cm" svg:height="0.661cm" svg:x="82.785cm" svg:y="34.198cm">
          <text:p text:style-name="P2">ScDPLayoutDlg</text:p>
          <draw:enhanced-geometry svg:viewBox="0 0 21600 21600" draw:type="rectangle" draw:enhanced-path="M 0 0 L 21600 0 21600 21600 0 21600 0 0 Z N"/>
        </draw:custom-shape>
        <draw:custom-shape draw:style-name="gr1" draw:text-style-name="P2" draw:id="id639" draw:layer="layout" svg:width="1.983cm" svg:height="0.661cm" svg:x="35.884cm" svg:y="17.719cm">
          <text:p text:style-name="P2">ScDPLevel</text:p>
          <draw:enhanced-geometry svg:viewBox="0 0 21600 21600" draw:mirror-horizontal="false" draw:mirror-vertical="false" draw:type="rectangle" draw:enhanced-path="M 0 0 L 21600 0 21600 21600 0 21600 0 0 Z N"/>
        </draw:custom-shape>
        <draw:custom-shape draw:style-name="gr1" draw:text-style-name="P3" draw:id="id620" draw:layer="layout" svg:width="1.983cm" svg:height="0.661cm" svg:x="34.922cm" svg:y="53.162cm">
          <text:p text:style-name="P2">ScDPLevels</text:p>
          <draw:enhanced-geometry svg:viewBox="0 0 21600 21600" draw:type="rectangle" draw:enhanced-path="M 0 0 L 21600 0 21600 21600 0 21600 0 0 Z N"/>
        </draw:custom-shape>
        <draw:custom-shape draw:style-name="gr1" draw:text-style-name="P3" draw:id="id632" draw:layer="layout" svg:width="2.328cm" svg:height="0.661cm" svg:x="53.103cm" svg:y="54.121cm">
          <text:p text:style-name="P2">ScDPMember</text:p>
          <draw:enhanced-geometry svg:viewBox="0 0 21600 21600" draw:type="rectangle" draw:enhanced-path="M 0 0 L 21600 0 21600 21600 0 21600 0 0 Z N"/>
        </draw:custom-shape>
        <draw:custom-shape draw:style-name="gr1" draw:text-style-name="P3" draw:id="id634" draw:layer="layout" svg:width="2.461cm" svg:height="0.661cm" svg:x="46.276cm" svg:y="53.885cm">
          <text:p text:style-name="P2">ScDPMembers</text:p>
          <draw:enhanced-geometry svg:viewBox="0 0 21600 21600" draw:type="rectangle" draw:enhanced-path="M 0 0 L 21600 0 21600 21600 0 21600 0 0 Z N"/>
        </draw:custom-shape>
        <draw:custom-shape draw:style-name="gr1" draw:text-style-name="P3" draw:id="id631" draw:layer="layout" svg:width="4.233cm" svg:height="1.258cm" svg:x="26.583cm" svg:y="42.729cm">
          <text:p text:style-name="P2">ScDPNumGroupDimension</text:p>
          <draw:enhanced-geometry svg:viewBox="0 0 21600 21600" draw:type="rectangle" draw:enhanced-path="M 0 0 L 21600 0 21600 21600 0 21600 0 0 Z N"/>
        </draw:custom-shape>
        <draw:custom-shape draw:style-name="gr1" draw:text-style-name="P3" draw:layer="layout" svg:width="3.279cm" svg:height="0.662cm" svg:x="78.728cm" svg:y="44.766cm">
          <text:p text:style-name="P2">ScDPNumGroupDlg</text:p>
          <draw:enhanced-geometry svg:viewBox="0 0 21600 21600" draw:type="rectangle" draw:enhanced-path="M 0 0 L 21600 0 21600 21600 0 21600 0 0 Z N"/>
        </draw:custom-shape>
        <draw:custom-shape draw:style-name="gr1" draw:text-style-name="P3" draw:layer="layout" svg:width="4.259cm" svg:height="0.662cm" svg:x="76.188cm" svg:y="45.878cm">
          <text:p text:style-name="P2">ScDPNumGroupEditHelper</text:p>
          <draw:enhanced-geometry svg:viewBox="0 0 21600 21600" draw:type="rectangle" draw:enhanced-path="M 0 0 L 21600 0 21600 21600 0 21600 0 0 Z N"/>
        </draw:custom-shape>
        <draw:custom-shape draw:style-name="gr3" draw:layer="layout" svg:width="3.385cm" svg:height="0.662cm" svg:x="76.254cm" svg:y="47.378cm">
          <text:p text:style-name="P1">ScDPNumGroupInfo</text:p>
          <draw:enhanced-geometry svg:viewBox="0 0 21600 21600" draw:type="rectangle" draw:enhanced-path="M 0 0 L 21600 0 21600 21600 0 21600 0 0 Z N"/>
        </draw:custom-shape>
        <draw:custom-shape draw:style-name="gr3" draw:id="id636" draw:layer="layout" svg:width="3.385cm" svg:height="0.662cm" svg:x="24.228cm" svg:y="10.59cm">
          <text:p text:style-name="P1">ScDPOutLevelData</text:p>
          <draw:enhanced-geometry svg:viewBox="0 0 21600 21600" draw:type="rectangle" draw:enhanced-path="M 0 0 L 21600 0 21600 21600 0 21600 0 0 Z N"/>
        </draw:custom-shape>
        <draw:custom-shape draw:style-name="gr1" draw:text-style-name="P3" draw:id="id602" draw:layer="layout" svg:width="2.419cm" svg:height="0.668cm" svg:x="20.036cm" svg:y="9.377cm">
          <text:p text:style-name="P2">ScDPOutput</text:p>
          <draw:enhanced-geometry svg:viewBox="0 0 21600 21600" draw:type="rectangle" draw:enhanced-path="M 0 0 L 21600 0 21600 21600 0 21600 0 0 Z N"/>
        </draw:custom-shape>
        <draw:custom-shape draw:style-name="gr3" draw:layer="layout" svg:width="3.385cm" svg:height="0.662cm" svg:x="86.965cm" svg:y="27.135cm">
          <text:p text:style-name="P1">ScDPPositionData</text:p>
          <draw:enhanced-geometry svg:viewBox="0 0 21600 21600" draw:type="rectangle" draw:enhanced-path="M 0 0 L 21600 0 21600 21600 0 21600 0 0 Z N"/>
        </draw:custom-shape>
        <draw:custom-shape draw:style-name="gr3" draw:layer="layout" svg:width="2.824cm" svg:height="0.662cm" svg:x="101.116cm" svg:y="35.674cm">
          <text:p text:style-name="P1">ScDPRelativePos</text:p>
          <draw:enhanced-geometry svg:viewBox="0 0 21600 21600" draw:type="rectangle" draw:enhanced-path="M 0 0 L 21600 0 21600 21600 0 21600 0 0 Z N"/>
        </draw:custom-shape>
        <draw:custom-shape draw:style-name="gr1" draw:text-style-name="P3" draw:id="id610" draw:layer="layout" svg:width="2.695cm" svg:height="0.662cm" svg:x="52.033cm" svg:y="24.237cm">
          <text:p text:style-name="P2">ScDPResultData</text:p>
          <draw:enhanced-geometry svg:viewBox="0 0 21600 21600" draw:type="rectangle" draw:enhanced-path="M 0 0 L 21600 0 21600 21600 0 21600 0 0 Z N"/>
        </draw:custom-shape>
        <draw:custom-shape draw:style-name="gr1" draw:text-style-name="P3" draw:id="id611" draw:layer="layout" svg:width="3.472cm" svg:height="0.662cm" svg:x="51.22cm" svg:y="25.223cm">
          <text:p text:style-name="P2">ScDPResultDimension</text:p>
          <draw:enhanced-geometry svg:viewBox="0 0 21600 21600" draw:type="rectangle" draw:enhanced-path="M 0 0 L 21600 0 21600 21600 0 21600 0 0 Z N"/>
        </draw:custom-shape>
        <draw:custom-shape draw:style-name="gr1" draw:text-style-name="P3" draw:id="id640" draw:layer="layout" svg:width="3.472cm" svg:height="1.699cm" svg:x="30.956cm" svg:y="25.288cm">
          <draw:glue-point draw:id="4" svg:x="5cm" svg:y="-2.472cm"/>
          <draw:glue-point draw:id="5" svg:x="5cm" svg:y="2.666cm"/>
          <text:p text:style-name="P2">ScDPResultMember</text:p>
          <draw:enhanced-geometry svg:viewBox="0 0 21600 21600" draw:type="rectangle" draw:enhanced-path="M 0 0 L 21600 0 21600 21600 0 21600 0 0 Z N"/>
        </draw:custom-shape>
        <draw:custom-shape draw:style-name="gr1" draw:text-style-name="P3" draw:layer="layout" svg:width="3.836cm" svg:height="0.662cm" svg:x="103.978cm" svg:y="33.653cm">
          <text:p text:style-name="P2">ScDPRowMembersOrder</text:p>
          <draw:enhanced-geometry svg:viewBox="0 0 21600 21600" draw:type="rectangle" draw:enhanced-path="M 0 0 L 21600 0 21600 21600 0 21600 0 0 Z N"/>
        </draw:custom-shape>
        <draw:custom-shape draw:style-name="gr1" draw:text-style-name="P3" draw:layer="layout" svg:width="2.799cm" svg:height="0.662cm" svg:x="105.015cm" svg:y="35.026cm">
          <text:p text:style-name="P2">ScDPRowTotals</text:p>
          <draw:enhanced-geometry svg:viewBox="0 0 21600 21600" draw:type="rectangle" draw:enhanced-path="M 0 0 L 21600 0 21600 21600 0 21600 0 0 Z N"/>
        </draw:custom-shape>
        <draw:custom-shape draw:style-name="gr1" draw:text-style-name="P3" draw:layer="layout" svg:width="3.731cm" svg:height="0.662cm" svg:x="105.197cm" svg:y="36.115cm">
          <text:p text:style-name="P2">ScDPRunningTotalState</text:p>
          <draw:enhanced-geometry svg:viewBox="0 0 21600 21600" draw:type="rectangle" draw:enhanced-path="M 0 0 L 21600 0 21600 21600 0 21600 0 0 Z N"/>
        </draw:custom-shape>
        <draw:custom-shape draw:style-name="gr1" draw:text-style-name="P2" draw:layer="layout" svg:width="3.368cm" svg:height="0.635cm" svg:x="80.104cm" svg:y="37.787cm">
          <text:p text:style-name="P2">ScDPSaveDimension</text:p>
          <draw:enhanced-geometry svg:viewBox="0 0 21600 21600" draw:mirror-horizontal="false" draw:mirror-vertical="false" draw:type="rectangle" draw:enhanced-path="M 0 0 L 21600 0 21600 21600 0 21600 0 0 Z N"/>
        </draw:custom-shape>
        <draw:custom-shape draw:style-name="gr1" draw:text-style-name="P2" draw:id="id604" draw:layer="layout" svg:width="4.251cm" svg:height="0.635cm" svg:x="32.723cm" svg:y="4.48cm">
          <text:p text:style-name="P2">ScDPSaveGroupDimension</text:p>
          <draw:enhanced-geometry svg:viewBox="0 0 21600 21600" draw:mirror-horizontal="false" draw:mirror-vertical="false" draw:type="rectangle" draw:enhanced-path="M 0 0 L 21600 0 21600 21600 0 21600 0 0 Z N"/>
        </draw:custom-shape>
        <draw:custom-shape draw:style-name="gr1" draw:text-style-name="P2" draw:layer="layout" svg:width="3.498cm" svg:height="0.635cm" svg:x="30.942cm" svg:y="3.09cm">
          <text:p text:style-name="P2">ScDPSaveGroupItem</text:p>
          <draw:enhanced-geometry svg:viewBox="0 0 21600 21600" draw:mirror-horizontal="false" draw:mirror-vertical="false" draw:type="rectangle" draw:enhanced-path="M 0 0 L 21600 0 21600 21600 0 21600 0 0 Z N"/>
        </draw:custom-shape>
        <draw:custom-shape draw:style-name="gr1" draw:text-style-name="P3" draw:layer="layout" svg:width="3.219cm" svg:height="0.635cm" svg:x="77.24cm" svg:y="39.835cm">
          <text:p text:style-name="P2">ScDPSaveMember</text:p>
          <draw:enhanced-geometry svg:viewBox="0 0 21600 21600" draw:type="rectangle" draw:enhanced-path="M 0 0 L 21600 0 21600 21600 0 21600 0 0 Z N"/>
        </draw:custom-shape>
        <draw:custom-shape draw:style-name="gr1" draw:text-style-name="P2" draw:id="id605" draw:layer="layout" svg:width="5.002cm" svg:height="0.635cm" svg:x="32.724cm" svg:y="5.465cm">
          <text:p text:style-name="P2">ScDPSaveNumGroupDimension</text:p>
          <draw:enhanced-geometry svg:viewBox="0 0 21600 21600" draw:mirror-horizontal="false" draw:mirror-vertical="false" draw:type="rectangle" draw:enhanced-path="M 0 0 L 21600 0 21600 21600 0 21600 0 0 Z N"/>
        </draw:custom-shape>
        <draw:custom-shape draw:style-name="gr3" draw:id="id608" draw:layer="layout" svg:width="2.954cm" svg:height="0.662cm" svg:x="20.91cm" svg:y="5.578cm">
          <text:p text:style-name="P1">ScDPServiceDesc</text:p>
          <draw:enhanced-geometry svg:viewBox="0 0 21600 21600" draw:type="rectangle" draw:enhanced-path="M 0 0 L 21600 0 21600 21600 0 21600 0 0 Z N"/>
        </draw:custom-shape>
        <draw:custom-shape draw:style-name="gr1" draw:text-style-name="P3" draw:layer="layout" svg:width="3.042cm" svg:height="0.661cm" svg:x="96.19cm" svg:y="30.128cm">
          <text:p text:style-name="P2">ScDPShowDetailDlg</text:p>
          <draw:enhanced-geometry svg:viewBox="0 0 21600 21600" draw:type="rectangle" draw:enhanced-path="M 0 0 L 21600 0 21600 21600 0 21600 0 0 Z N"/>
        </draw:custom-shape>
        <draw:custom-shape draw:style-name="gr1" draw:text-style-name="P3" draw:id="id614" draw:layer="layout" svg:width="2.54cm" svg:height="3.277cm" svg:x="22.338cm" svg:y="22.386cm">
          <draw:glue-point draw:id="4" svg:x="5cm" svg:y="3.652cm"/>
          <draw:glue-point draw:id="5" svg:x="5cm" svg:y="1.876cm"/>
          <draw:glue-point draw:id="6" svg:x="5cm" svg:y="-1.434cm"/>
          <draw:glue-point draw:id="7" svg:x="5cm" svg:y="-3.371cm"/>
          <draw:glue-point draw:id="8" svg:x="-5cm" svg:y="2.825cm"/>
          <text:p text:style-name="P2">ScDPSource</text:p>
          <draw:enhanced-geometry svg:viewBox="0 0 21600 21600" draw:type="rectangle" draw:enhanced-path="M 0 0 L 21600 0 21600 21600 0 21600 0 0 Z N"/>
        </draw:custom-shape>
        <draw:custom-shape draw:style-name="gr3" draw:layer="layout" svg:width="3.111cm" svg:height="0.662cm" svg:x="96.138cm" svg:y="28.883cm">
          <text:p text:style-name="P1">ScDPSubTotalState</text:p>
          <draw:enhanced-geometry svg:viewBox="0 0 21600 21600" draw:type="rectangle" draw:enhanced-path="M 0 0 L 21600 0 21600 21600 0 21600 0 0 Z N"/>
        </draw:custom-shape>
        <draw:custom-shape draw:style-name="gr1" draw:text-style-name="P3" draw:layer="layout" svg:width="3.042cm" svg:height="0.661cm" svg:x="99.923cm" svg:y="28.676cm">
          <text:p text:style-name="P2">ScDPSubtotalDlg</text:p>
          <draw:enhanced-geometry svg:viewBox="0 0 21600 21600" draw:type="rectangle" draw:enhanced-path="M 0 0 L 21600 0 21600 21600 0 21600 0 0 Z N"/>
        </draw:custom-shape>
        <draw:custom-shape draw:style-name="gr1" draw:text-style-name="P3" draw:layer="layout" svg:width="3.042cm" svg:height="0.661cm" svg:x="100.026cm" svg:y="29.687cm">
          <text:p text:style-name="P2">ScDPSubtotalOptDlg</text:p>
          <draw:enhanced-geometry svg:viewBox="0 0 21600 21600" draw:type="rectangle" draw:enhanced-path="M 0 0 L 21600 0 21600 21600 0 21600 0 0 Z N"/>
        </draw:custom-shape>
        <draw:custom-shape draw:style-name="gr1" draw:text-style-name="P3" draw:id="id627" draw:layer="layout" svg:width="3.042cm" svg:height="1.372cm" svg:x="27.655cm" svg:y="34.36cm">
          <draw:glue-point draw:id="4" svg:x="-2.613cm" svg:y="4.992cm"/>
          <draw:glue-point draw:id="5" svg:x="2.169cm" svg:y="4.992cm"/>
          <draw:glue-point draw:id="6" svg:x="-5cm" svg:y="2.368cm"/>
          <draw:glue-point draw:id="7" svg:x="-5cm" svg:y="-2.776cm"/>
          <text:p text:style-name="P2">ScDPTableData</text:p>
          <draw:enhanced-geometry svg:viewBox="0 0 21600 21600" draw:type="rectangle" draw:enhanced-path="M 0 0 L 21600 0 21600 21600 0 21600 0 0 Z N"/>
        </draw:custom-shape>
        <draw:custom-shape draw:style-name="gr3" draw:layer="layout" svg:width="3.913cm" svg:height="0.662cm" svg:x="98.109cm" svg:y="32.771cm">
          <text:p text:style-name="P1">ScDPTableIteratorParam</text:p>
          <draw:enhanced-geometry svg:viewBox="0 0 21600 21600" draw:type="rectangle" draw:enhanced-path="M 0 0 L 21600 0 21600 21600 0 21600 0 0 Z N"/>
        </draw:custom-shape>
        <draw:custom-shape draw:style-name="gr3" draw:layer="layout" svg:width="2.669cm" svg:height="0.662cm" svg:x="86.938cm" svg:y="25.812cm">
          <text:p text:style-name="P1">ScDPValueData</text:p>
          <draw:enhanced-geometry svg:viewBox="0 0 21600 21600" draw:type="rectangle" draw:enhanced-path="M 0 0 L 21600 0 21600 21600 0 21600 0 0 Z N"/>
        </draw:custom-shape>
        <draw:connector draw:style-name="data_20_member_20__28_pointer_29_" draw:text-style-name="P1" draw:layer="layout" svg:x1="15.952cm" svg:y1="5.051cm" svg:x2="19.94cm" svg:y2="4.824cm" draw:start-shape="id600" draw:start-glue-point="7" draw:end-shape="id601" draw:end-glue-point="3">
          <text:p text:style-name="P1">GetSaveData()</text:p>
        </draw:connector>
        <draw:connector draw:style-name="data_20_member_20__28_pointer_29_" draw:layer="layout" svg:x1="15.952cm" svg:y1="8.852cm" svg:x2="20.036cm" svg:y2="9.711cm" draw:start-shape="id600" draw:start-glue-point="5" draw:end-shape="id602" draw:end-glue-point="3">
          <text:p text:style-name="P1"/>
        </draw:connector>
        <draw:connector draw:style-name="data_20_member_20__28_pointer_29_" draw:text-style-name="P1" draw:layer="layout" svg:x1="22.665cm" svg:y1="4.824cm" svg:x2="26.537cm" svg:y2="5.29cm" draw:start-shape="id601" draw:start-glue-point="1" draw:end-shape="id603">
          <text:p text:style-name="P1">GetDimentionData()</text:p>
        </draw:connector>
        <draw:connector draw:style-name="data_20_member_20__28_multiple_29_" draw:layer="layout" svg:x1="30.688cm" svg:y1="4.945cm" svg:x2="32.723cm" svg:y2="4.797cm" draw:start-shape="id603" draw:start-glue-point="4" draw:end-shape="id604" draw:end-glue-point="3">
          <text:p text:style-name="P1"/>
        </draw:connector>
        <draw:connector draw:style-name="data_20_member_20__28_multiple_29_" draw:layer="layout" svg:x1="30.688cm" svg:y1="5.643cm" svg:x2="32.724cm" svg:y2="5.782cm" draw:start-shape="id603" draw:start-glue-point="5" draw:end-shape="id605" draw:end-glue-point="3">
          <text:p text:style-name="P1"/>
        </draw:connector>
        <draw:custom-shape draw:style-name="gr3" draw:id="id606" draw:layer="layout" svg:width="3.188cm" svg:height="0.662cm" svg:x="19.633cm" svg:y="6.681cm">
          <text:p text:style-name="P1">ScSheetSourceDesc</text:p>
          <draw:enhanced-geometry svg:viewBox="0 0 21600 21600" draw:type="rectangle" draw:enhanced-path="M 0 0 L 21600 0 21600 21600 0 21600 0 0 Z N"/>
        </draw:custom-shape>
        <draw:connector draw:style-name="data_20_member_20__28_pointer_29_" draw:text-style-name="P1" draw:layer="layout" svg:x1="15.952cm" svg:y1="7.45cm" svg:x2="19.633cm" svg:y2="7.012cm" draw:start-shape="id600" draw:start-glue-point="1" draw:end-shape="id606" draw:end-glue-point="3">
          <text:p text:style-name="P1">GetSheetDesc()</text:p>
        </draw:connector>
        <draw:custom-shape draw:style-name="gr3" draw:id="id607" draw:layer="layout" svg:width="3.188cm" svg:height="0.662cm" svg:x="20.747cm" svg:y="7.926cm">
          <text:p text:style-name="P1">ScImportSourceDesc</text:p>
          <draw:enhanced-geometry svg:viewBox="0 0 21600 21600" draw:type="rectangle" draw:enhanced-path="M 0 0 L 21600 0 21600 21600 0 21600 0 0 Z N"/>
        </draw:custom-shape>
        <draw:connector draw:style-name="data_20_member_20__28_pointer_29_" draw:text-style-name="P1" draw:layer="layout" svg:x1="15.952cm" svg:y1="8.144cm" svg:x2="20.747cm" svg:y2="8.257cm" draw:start-shape="id600" draw:start-glue-point="8" draw:end-shape="id607" draw:end-glue-point="3">
          <text:p text:style-name="P1">GetImportSourceDesc()</text:p>
        </draw:connector>
        <draw:connector draw:style-name="data_20_member_20__28_pointer_29_" draw:text-style-name="P1" draw:layer="layout" svg:x1="15.952cm" svg:y1="5.985cm" svg:x2="20.91cm" svg:y2="5.909cm" draw:start-shape="id600" draw:start-glue-point="4" draw:end-shape="id608">
          <text:p text:style-name="P1">GetDPServiceDesc()</text:p>
        </draw:connector>
        <draw:frame draw:style-name="annotation" draw:layer="layout" svg:width="5.91cm" svg:height="1.061cm" svg:x="23.029cm" svg:y="6.476cm">
          <draw:text-box>
            <text:p text:style-name="P1"><text:span text:style-name="T1">ScSheetSourceDesc</text:span> has the source range and the query parameters.</text:p>
          </draw:text-box>
        </draw:frame>
        <draw:connector draw:style-name="data_20_member_20__28_pointer_29_" draw:layer="layout" svg:x1="47.279cm" svg:y1="23.358cm" svg:x2="52.033cm" svg:y2="24.568cm" draw:start-shape="id609" draw:start-glue-point="1" draw:end-shape="id610" draw:end-glue-point="3">
          <text:p text:style-name="P1"/>
        </draw:connector>
        <draw:connector draw:style-name="data_20_member_20__28_pointer_29_" draw:layer="layout" svg:x1="47.277cm" svg:y1="23.85cm" svg:x2="51.22cm" svg:y2="25.554cm" draw:start-shape="id609" draw:start-glue-point="4" draw:end-shape="id611" draw:end-glue-point="3">
          <text:p text:style-name="P1"/>
        </draw:connector>
        <draw:custom-shape draw:style-name="gr1" draw:text-style-name="P3" draw:id="id612" draw:layer="layout" svg:width="3.042cm" svg:height="0.661cm" svg:x="50.755cm" svg:y="22.033cm">
          <text:p text:style-name="P2">ScDPDataMembers</text:p>
          <draw:enhanced-geometry svg:viewBox="0 0 21600 21600" draw:type="rectangle" draw:enhanced-path="M 0 0 L 21600 0 21600 21600 0 21600 0 0 Z N"/>
        </draw:custom-shape>
        <draw:connector draw:style-name="data_20_member" draw:layer="layout" svg:x1="47.277cm" svg:y1="22.836cm" svg:x2="50.755cm" svg:y2="22.363cm" draw:start-shape="id609" draw:start-glue-point="5" draw:end-shape="id612" draw:end-glue-point="3">
          <text:p text:style-name="P1"/>
        </draw:connector>
        <draw:connector draw:style-name="data_20_member_20__28_multiple_20_pointers_29_" draw:layer="layout" svg:x1="53.797cm" svg:y1="22.363cm" svg:x2="54.94cm" svg:y2="22.371cm" draw:start-shape="id612" draw:start-glue-point="1" draw:end-shape="id613" draw:end-glue-point="3">
          <text:p text:style-name="P1"/>
        </draw:connector>
        <draw:frame draw:style-name="annotation" draw:layer="layout" svg:width="7.325cm" svg:height="1.392cm" svg:x="50.882cm" svg:y="20.55cm">
          <draw:text-box>
            <text:p text:style-name="P1"><text:span text:style-name="T1">ScDPDataMembers</text:span> holds array pointers to <text:span text:style-name="T1">ScDPDataMember</text:span> instances. <text:s/>Its declaration is done via <text:span text:style-name="T1">SV_DECL_PTRARR</text:span> macro.</text:p>
          </draw:text-box>
        </draw:frame>
        <draw:connector draw:style-name="inheritance_20__28_public_29_" draw:layer="layout" svg:x1="23.608cm" svg:y1="22.386cm" svg:x2="23.547cm" svg:y2="21.631cm" draw:start-shape="id614" draw:start-glue-point="0" draw:end-shape="id615" draw:end-glue-point="2">
          <text:p text:style-name="P1"/>
        </draw:connector>
        <draw:frame draw:style-name="gr22" draw:id="id615" draw:layer="layout" svg:width="6.627cm" svg:height="2.032cm" svg:x="20.234cm" svg:y="19.599cm">
          <draw:text-box>
            <text:p text:style-name="P1">com.sun.star.beans.XPropertySet</text:p>
            <text:p text:style-name="P1">com.sun.star.lang.XServiceInfo</text:p>
            <text:p text:style-name="P1">com.sun.star.sheet.XDataPilotResults</text:p>
            <text:p text:style-name="P1">com.sun.star.sheet.XDimensionsSupplier</text:p>
            <text:p text:style-name="P1">com.sun.star.util.XRefreshable</text:p>
          </draw:text-box>
        </draw:frame>
        <draw:frame draw:style-name="gr23" draw:id="id617" draw:layer="layout" svg:width="5.798cm" svg:height="1.319cm" svg:x="10.384cm" svg:y="26.974cm">
          <draw:text-box>
            <text:p text:style-name="P1">com.sun.star.container.XNameAccess</text:p>
            <text:p text:style-name="P1">com.sun.star.lang.XServiceInfo</text:p>
          </draw:text-box>
        </draw:frame>
        <draw:connector draw:style-name="inheritance_20__28_public_29_" draw:layer="layout" svg:x1="13.255cm" svg:y1="29.299cm" svg:x2="13.283cm" svg:y2="28.293cm" draw:start-shape="id616" draw:start-glue-point="0" draw:end-shape="id617">
          <text:p text:style-name="P1"/>
        </draw:connector>
        <draw:frame draw:style-name="gr23" draw:id="id619" draw:layer="layout" svg:width="5.979cm" svg:height="0.964cm" svg:x="19.875cm" svg:y="50.571cm">
          <draw:text-box>
            <text:p text:style-name="P1">com.sun.star.container.XNameAccess</text:p>
            <text:p text:style-name="P1">com.sun.star.lang.XServiceInfo</text:p>
          </draw:text-box>
        </draw:frame>
        <draw:connector draw:style-name="inheritance_20__28_public_29_" draw:layer="layout" draw:line-skew="0.002cm" svg:x1="22.188cm" svg:y1="52.833cm" svg:x2="22.864cm" svg:y2="51.535cm" draw:start-shape="id618" draw:start-glue-point="0" draw:end-shape="id619" draw:end-glue-point="2">
          <text:p text:style-name="P1"/>
        </draw:connector>
        <draw:frame draw:style-name="gr23" draw:id="id621" draw:layer="layout" svg:width="6.187cm" svg:height="0.964cm" svg:x="32.316cm" svg:y="50.681cm">
          <draw:text-box>
            <text:p text:style-name="P1">com.sun.star.container.XNameAccess</text:p>
            <text:p text:style-name="P1">com.sun.star.lang.XServiceInfo</text:p>
          </draw:text-box>
        </draw:frame>
        <draw:connector draw:style-name="inheritance_20__28_public_29_" draw:layer="layout" svg:x1="35.913cm" svg:y1="53.162cm" svg:x2="35.409cm" svg:y2="51.645cm" draw:start-shape="id620" draw:start-glue-point="0" draw:end-shape="id621">
          <text:p text:style-name="P1"/>
        </draw:connector>
        <draw:frame draw:style-name="gr24" draw:id="id623" draw:layer="layout" svg:width="5.849cm" svg:height="1.32cm" svg:x="26.106cm" svg:y="49.071cm">
          <draw:text-box>
            <text:p text:style-name="P1">com.sun.star.sheet.XLevelsSupplier</text:p>
            <text:p text:style-name="P1">com.sun.star.container.XNamed</text:p>
            <text:p text:style-name="P1">com.sun.star.lang.XServiceInfo</text:p>
          </draw:text-box>
        </draw:frame>
        <draw:connector draw:style-name="inheritance_20__28_public_29_" draw:layer="layout" svg:x1="30.664cm" svg:y1="53.122cm" svg:x2="29.03cm" svg:y2="50.391cm" draw:start-shape="id622" draw:start-glue-point="0" draw:end-shape="id623" draw:end-glue-point="2">
          <text:p text:style-name="P1"/>
        </draw:connector>
        <draw:frame draw:style-name="gr22" draw:id="id625" draw:layer="layout" svg:width="6.556cm" svg:height="2.032cm" svg:x="12.343cm" svg:y="44.478cm">
          <draw:text-box>
            <text:p text:style-name="P1">com.sun.star.sheet.XHierarchiesSupplier</text:p>
            <text:p text:style-name="P1">com.sun.star.container.XNamed</text:p>
            <text:p text:style-name="P1">com.sun.star.util.XCloneable</text:p>
            <text:p text:style-name="P1">com.sun.star.beans.XPropertySet</text:p>
            <text:p text:style-name="P1">com.sun.star.lang.XServiceInfo</text:p>
          </draw:text-box>
        </draw:frame>
        <draw:connector draw:style-name="inheritance_20__28_public_29_" draw:layer="layout" svg:x1="15.158cm" svg:y1="48.43cm" svg:x2="15.621cm" svg:y2="46.51cm" draw:start-shape="id624" draw:start-glue-point="0" draw:end-shape="id625" draw:end-glue-point="2">
          <text:p text:style-name="P1"/>
        </draw:connector>
        <draw:frame draw:style-name="gr25" draw:text-style-name="P1" draw:layer="layout" svg:width="5.662cm" svg:height="1.572cm" svg:x="86.514cm" svg:y="24.355cm">
          <draw:text-box>
            <text:p text:style-name="P1"/>
          </draw:text-box>
        </draw:frame>
        <draw:connector draw:style-name="inheritance_20__28_public_29_" draw:layer="layout" draw:line-skew="-0.761cm" svg:x1="23.233cm" svg:y1="39.53cm" svg:x2="28.382cm" svg:y2="35.73cm" draw:start-shape="id626" draw:start-glue-point="0" draw:end-shape="id627" draw:end-glue-point="4">
          <text:p text:style-name="P1"/>
        </draw:connector>
        <draw:custom-shape draw:style-name="gr1" draw:text-style-name="P3" draw:id="id628" draw:layer="layout" svg:width="2.989cm" svg:height="0.688cm" svg:x="27.719cm" svg:y="37.888cm">
          <text:p text:style-name="P2">ScSheetDPData</text:p>
          <draw:enhanced-geometry svg:viewBox="0 0 21600 21600" draw:type="rectangle" draw:enhanced-path="M 0 0 L 21600 0 21600 21600 0 21600 0 0 Z N"/>
        </draw:custom-shape>
        <draw:custom-shape draw:style-name="gr1" draw:text-style-name="P3" draw:id="id629" draw:layer="layout" svg:width="3.255cm" svg:height="0.688cm" svg:x="31.263cm" svg:y="37.862cm">
          <text:p text:style-name="P2">ScDatabaseDPData</text:p>
          <draw:enhanced-geometry svg:viewBox="0 0 21600 21600" draw:type="rectangle" draw:enhanced-path="M 0 0 L 21600 0 21600 21600 0 21600 0 0 Z N"/>
        </draw:custom-shape>
        <draw:connector draw:style-name="inheritance_20__28_public_29_" draw:layer="layout" svg:x1="29.213cm" svg:y1="37.888cm" svg:x2="29.176cm" svg:y2="35.732cm" draw:start-shape="id628" draw:start-glue-point="0" draw:end-shape="id627" draw:end-glue-point="2">
          <text:p text:style-name="P1"/>
        </draw:connector>
        <draw:connector draw:style-name="inheritance_20__28_public_29_" draw:layer="layout" draw:line-skew="-0.471cm" svg:x1="32.89cm" svg:y1="37.862cm" svg:x2="29.835cm" svg:y2="35.73cm" draw:start-shape="id629" draw:start-glue-point="0" draw:end-shape="id627" draw:end-glue-point="5">
          <text:p text:style-name="P1"/>
        </draw:connector>
        <draw:connector draw:style-name="data_20_member_20__28_multiple_29_" draw:layer="layout" svg:x1="25.018cm" svg:y1="40.033cm" svg:x2="28.194cm" svg:y2="41.216cm" draw:start-shape="id626" draw:start-glue-point="4" draw:end-shape="id630" draw:end-glue-point="3">
          <text:p text:style-name="P1"/>
        </draw:connector>
        <draw:connector draw:style-name="data_20_member_20__28_multiple_20_pointers_29_" draw:layer="layout" svg:x1="25.018cm" svg:y1="41.09cm" svg:x2="26.583cm" svg:y2="43.358cm" draw:start-shape="id626" draw:start-glue-point="5" draw:end-shape="id631" draw:end-glue-point="3">
          <text:p text:style-name="P1"/>
        </draw:connector>
        <draw:frame draw:style-name="gr24" draw:id="id633" draw:layer="layout" svg:width="5.493cm" svg:height="1.32cm" svg:x="51.581cm" svg:y="51.856cm">
          <draw:text-box>
            <text:p text:style-name="P1">com.sun.star.container.XNamed</text:p>
            <text:p text:style-name="P1">com.sun.star.beans.XPropertySet</text:p>
            <text:p text:style-name="P1">com.sun.star.lang.XServiceInfo</text:p>
          </draw:text-box>
        </draw:frame>
        <draw:connector draw:style-name="inheritance_20__28_public_29_" draw:layer="layout" svg:x1="54.267cm" svg:y1="54.121cm" svg:x2="54.327cm" svg:y2="53.176cm" draw:start-shape="id632" draw:start-glue-point="0" draw:end-shape="id633" draw:end-glue-point="2">
          <text:p text:style-name="P1"/>
        </draw:connector>
        <draw:frame draw:style-name="gr23" draw:id="id635" draw:layer="layout" svg:width="6.075cm" svg:height="0.964cm" svg:x="44.526cm" svg:y="51.828cm">
          <draw:text-box>
            <text:p text:style-name="P1">com.sun.star.container.XNameAccess</text:p>
            <text:p text:style-name="P1">com.sun.star.lang.XServiceInfo</text:p>
          </draw:text-box>
        </draw:frame>
        <draw:connector draw:style-name="inheritance_20__28_public_29_" draw:layer="layout" svg:x1="47.506cm" svg:y1="53.885cm" svg:x2="47.563cm" svg:y2="52.792cm" draw:start-shape="id634" draw:start-glue-point="0" draw:end-shape="id635" draw:end-glue-point="2">
          <text:p text:style-name="P1"/>
        </draw:connector>
        <draw:connector draw:style-name="data_20_member_20__28_multiple_20_pointers_29_" draw:layer="layout" svg:x1="22.455cm" svg:y1="9.711cm" svg:x2="24.228cm" svg:y2="10.921cm" draw:start-shape="id602" draw:start-glue-point="1" draw:end-shape="id636" draw:end-glue-point="3">
          <text:p text:style-name="P1"/>
        </draw:connector>
        <draw:frame draw:style-name="annotation" draw:layer="layout" svg:width="6.958cm" svg:height="2.513cm" svg:x="24.237cm" svg:y="11.445cm">
          <draw:text-box>
            <text:p text:style-name="P1"><text:span text:style-name="T1">ScDPOutLevelData</text:span> is used to store data on column, row, page fields associated with a data pilot output. <text:s/><text:span text:style-name="T1">ScDPOutput</text:span> stores an array pointer to each field instance, and for now 256 of them are statically allocated on <text:span text:style-name="T1">ScDPOutput</text:span> construction.</text:p>
          </draw:text-box>
        </draw:frame>
        <draw:custom-shape draw:style-name="gr2" draw:id="id637" draw:layer="layout" svg:width="2.275cm" svg:height="0.873cm" svg:x="68.232cm" svg:y="10.596cm">
          <text:p text:style-name="P1">ScPivotShell</text:p>
          <draw:enhanced-geometry svg:viewBox="0 0 21600 21600" draw:type="rectangle" draw:enhanced-path="M 0 0 L 21600 0 21600 21600 0 21600 0 0 Z N"/>
        </draw:custom-shape>
        <draw:custom-shape draw:style-name="class_20__28_external_20_module_29_" draw:id="id638" draw:layer="layout" svg:width="1.824cm" svg:height="0.74cm" svg:x="68.365cm" svg:y="7.793cm">
          <text:p text:style-name="P1">SfxShell</text:p>
          <draw:enhanced-geometry svg:viewBox="0 0 21600 21600" draw:type="rectangle" draw:enhanced-path="M 0 0 L 21600 0 21600 21600 0 21600 0 0 Z N"/>
        </draw:custom-shape>
        <draw:connector draw:style-name="inheritance_20__28_public_29_" draw:layer="layout" svg:x1="69.369cm" svg:y1="10.596cm" svg:x2="69.277cm" svg:y2="8.533cm" draw:start-shape="id637" draw:start-glue-point="0" draw:end-shape="id638" draw:end-glue-point="2">
          <text:p text:style-name="P1"/>
        </draw:connector>
        <draw:connector draw:style-name="data_20_member_20__28_pointer_29_" draw:text-style-name="P1" draw:layer="layout" draw:line-skew="-0.232cm" svg:x1="24.878cm" svg:y1="25.22cm" svg:x2="27.655cm" svg:y2="35.046cm" draw:start-shape="id614" draw:start-glue-point="4" draw:end-shape="id627" draw:end-glue-point="3">
          <text:p text:style-name="P1">pData</text:p>
        </draw:connector>
        <draw:connector draw:style-name="data_20_member_20__28_pointer_29_" draw:text-style-name="P1" draw:layer="layout" draw:line-skew="-2.106cm" svg:x1="15.952cm" svg:y1="9.812cm" svg:x2="22.338cm" svg:y2="24.024cm" draw:start-shape="id600" draw:start-glue-point="6" draw:end-shape="id614" draw:end-glue-point="3">
          <text:p text:style-name="P1">GetSource()</text:p>
        </draw:connector>
        <draw:connector draw:style-name="data_20_member_20__28_multiple_20_pointers_29_" draw:layer="layout" draw:line-skew="-1.179cm" svg:x1="11.893cm" svg:y1="29.629cm" svg:x2="13.796cm" svg:y2="48.76cm" draw:start-shape="id616" draw:start-glue-point="3" draw:end-shape="id624" draw:end-glue-point="3">
          <text:p text:style-name="P1"/>
        </draw:connector>
        <draw:connector draw:style-name="data_20_member_20__28_multiple_20_pointers_29_" draw:layer="layout" draw:line-skew="-3.261cm" svg:x1="24.878cm" svg:y1="22.92cm" svg:x2="35.884cm" svg:y2="18.049cm" draw:start-shape="id614" draw:start-glue-point="7" draw:end-shape="id639" draw:end-glue-point="3">
          <text:p text:style-name="P1"/>
        </draw:connector>
        <draw:frame draw:style-name="annotation" draw:layer="layout" svg:width="5.688cm" svg:height="1.058cm" svg:x="34.363cm" svg:y="16.347cm">
          <draw:text-box>
            <text:p text:style-name="P1"><text:span text:style-name="T1">ScDPSource</text:span> uses List class to store multiple pointers to <text:span text:style-name="T1">ScDPLevel</text:span>.</text:p>
          </draw:text-box>
        </draw:frame>
        <draw:connector draw:style-name="data_20_member_20__28_multiple_20_pointers_29_" draw:layer="layout" svg:x1="48.737cm" svg:y1="54.215cm" svg:x2="53.103cm" svg:y2="54.451cm" draw:start-shape="id634" draw:start-glue-point="1" draw:end-shape="id632" draw:end-glue-point="3">
          <text:p text:style-name="P1"/>
        </draw:connector>
        <draw:connector draw:style-name="data_20_member_20__28_pointer_29_" draw:text-style-name="P9" draw:layer="layout" svg:x1="24.878cm" svg:y1="24.638cm" svg:x2="30.956cm" svg:y2="26.137cm" draw:start-shape="id614" draw:start-glue-point="5" draw:end-shape="id640" draw:end-glue-point="3">
          <text:p text:style-name="P9">pColResRoot<text:line-break/>pRowResRoot</text:p>
        </draw:connector>
        <draw:custom-shape draw:style-name="gr1" draw:text-style-name="P2" draw:id="id641" draw:layer="layout" svg:width="1.983cm" svg:height="0.661cm" svg:x="40.394cm" svg:y="53.285cm">
          <text:p text:style-name="P2">ScDPLevel</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36.905cm" svg:y1="53.492cm" svg:x2="40.394cm" svg:y2="53.615cm" draw:start-shape="id620" draw:start-glue-point="1" draw:end-shape="id641" draw:end-glue-point="3">
          <text:p text:style-name="P1"/>
        </draw:connector>
        <draw:frame draw:style-name="gr22" draw:id="id642" draw:layer="layout" svg:width="7.262cm" svg:height="2.032cm" svg:x="39.204cm" svg:y="48.866cm">
          <draw:text-box>
            <text:p text:style-name="P1">com.sun.star.beans.XPropertySet</text:p>
            <text:p text:style-name="P1">com.sun.star.container.XNamed</text:p>
            <text:p text:style-name="P1">com.sun.star.lang.XServiceInfo</text:p>
            <text:p text:style-name="P1">com.sun.star.sheet.XDataPilotMemberResults</text:p>
            <text:p text:style-name="P1">com.sun.star.sheet.XMembersSupplier</text:p>
          </draw:text-box>
        </draw:frame>
        <draw:connector draw:style-name="inheritance_20__28_public_29_" draw:layer="layout" svg:x1="41.385cm" svg:y1="53.285cm" svg:x2="42.835cm" svg:y2="50.898cm" draw:start-shape="id641" draw:start-glue-point="0" draw:end-shape="id642" draw:end-glue-point="2">
          <text:p text:style-name="P1"/>
        </draw:connector>
        <draw:frame draw:style-name="annotation" draw:layer="layout" svg:width="1.844cm" svg:height="0.695cm" svg:x="37.085cm" svg:y="18.612cm">
          <draw:text-box>
            <text:p text:style-name="P1">copy?</text:p>
          </draw:text-box>
        </draw:frame>
        <draw:connector draw:style-name="data_20_member_20__28_pointer_29_" draw:layer="layout" svg:x1="42.377cm" svg:y1="53.615cm" svg:x2="46.276cm" svg:y2="54.215cm" draw:start-shape="id641" draw:start-glue-point="1" draw:end-shape="id634" draw:end-glue-point="3">
          <text:p text:style-name="P1"/>
        </draw:connector>
        <draw:connector draw:style-name="data_20_member_20__28_pointer_29_" draw:layer="layout" svg:x1="32.066cm" svg:y1="53.453cm" svg:x2="34.922cm" svg:y2="53.492cm" draw:start-shape="id622" draw:start-glue-point="1" draw:end-shape="id620" draw:end-glue-point="3">
          <text:p text:style-name="P1"/>
        </draw:connector>
        <draw:connector draw:style-name="data_20_member_20__28_multiple_20_pointers_29_" draw:layer="layout" svg:x1="23.59cm" svg:y1="53.164cm" svg:x2="29.262cm" svg:y2="53.453cm" draw:start-shape="id618" draw:start-glue-point="1" draw:end-shape="id622" draw:end-glue-point="3">
          <text:p text:style-name="P1"/>
        </draw:connector>
        <draw:connector draw:style-name="data_20_member_20__28_pointer_29_" draw:layer="layout" svg:x1="16.521cm" svg:y1="48.76cm" svg:x2="20.786cm" svg:y2="53.164cm" draw:start-shape="id624" draw:start-glue-point="1" draw:end-shape="id618" draw:end-glue-point="3">
          <text:p text:style-name="P1"/>
        </draw:connector>
        <draw:custom-shape draw:style-name="gr1" draw:text-style-name="P3" draw:id="id643" draw:layer="layout" svg:width="3.472cm" svg:height="1.138cm" svg:x="37.799cm" svg:y="26.697cm">
          <draw:glue-point draw:id="4" svg:x="-5cm" svg:y="2.562cm" draw:escape-direction="left"/>
          <draw:glue-point draw:id="5" svg:x="-5cm" svg:y="-2.552cm"/>
          <text:p text:style-name="P2">ScDPResultDimension</text:p>
          <draw:enhanced-geometry svg:viewBox="0 0 21600 21600" draw:type="rectangle" draw:enhanced-path="M 0 0 L 21600 0 21600 21600 0 21600 0 0 Z N"/>
        </draw:custom-shape>
        <draw:connector draw:style-name="data_20_member_20__28_pointer_29_" draw:text-style-name="P1" draw:layer="layout" svg:x1="34.428cm" svg:y1="26.589cm" svg:x2="37.799cm" svg:y2="27.557cm" draw:start-shape="id640" draw:start-glue-point="5" draw:end-shape="id643" draw:end-glue-point="4">
          <text:p text:style-name="P1">pChildDimension</text:p>
        </draw:connector>
        <draw:connector draw:style-name="data_20_member_20__28_pointer_29_" draw:layer="layout" svg:x1="21.448cm" svg:y1="40.548cm" svg:x2="27.655cm" svg:y2="35.37cm" draw:start-shape="id626" draw:start-glue-point="3" draw:end-shape="id627" draw:end-glue-point="6">
          <text:p text:style-name="P1"/>
        </draw:connector>
        <draw:custom-shape draw:style-name="gr1" draw:text-style-name="P3" draw:id="id645" draw:layer="layout" svg:width="2.777cm" svg:height="0.688cm" svg:x="39.124cm" svg:y="39.965cm">
          <text:p text:style-name="P2">ScDPItemData</text:p>
          <draw:enhanced-geometry svg:viewBox="0 0 21600 21600" draw:type="rectangle" draw:enhanced-path="M 0 0 L 21600 0 21600 21600 0 21600 0 0 Z N"/>
        </draw:custom-shape>
        <draw:custom-shape draw:style-name="gr1" draw:text-style-name="P3" draw:id="id646" draw:layer="layout" svg:width="2.777cm" svg:height="0.688cm" svg:x="39.124cm" svg:y="41.368cm">
          <text:p text:style-name="P2">ScDPItemData</text:p>
          <draw:enhanced-geometry svg:viewBox="0 0 21600 21600" draw:type="rectangle" draw:enhanced-path="M 0 0 L 21600 0 21600 21600 0 21600 0 0 Z N"/>
        </draw:custom-shape>
        <draw:connector draw:style-name="gr20" draw:text-style-name="P3" draw:layer="layout" svg:x1="37.628cm" svg:y1="40.772cm" svg:x2="39.124cm" svg:y2="40.309cm" draw:start-shape="id644" draw:start-glue-point="4" draw:end-shape="id645" draw:end-glue-point="3">
          <text:p text:style-name="P1"/>
        </draw:connector>
        <draw:connector draw:style-name="gr26" draw:text-style-name="P3" draw:layer="layout" svg:x1="37.628cm" svg:y1="41.307cm" svg:x2="39.124cm" svg:y2="41.712cm" draw:start-shape="id644" draw:start-glue-point="5" draw:end-shape="id646" draw:end-glue-point="3">
          <text:p text:style-name="P1"/>
        </draw:connector>
        <draw:connector draw:style-name="gr26" draw:text-style-name="P3" draw:layer="layout" svg:x1="31.657cm" svg:y1="40.839cm" svg:x2="34.853cm" svg:y2="41.049cm" draw:start-shape="id630" draw:start-glue-point="4" draw:end-shape="id644" draw:end-glue-point="3">
          <text:p text:style-name="P1"/>
        </draw:connector>
        <draw:frame draw:style-name="annotation" draw:layer="layout" svg:width="5.186cm" svg:height="2.408cm" svg:x="42.192cm" svg:y="39.754cm">
          <draw:text-box>
            <text:p text:style-name="P1"><text:span text:style-name="T1">ScDPGroupItem</text:span> keeps one single instance of <text:span text:style-name="T1">ScDPItemData</text:span> for group name, and one multiple instances of <text:span text:style-name="T1">ScDPItemData</text:span> for the names of items in the original dimension.</text:p>
          </draw:text-box>
        </draw:frame>
        <draw:frame draw:style-name="gr27" draw:text-style-name="P1" draw:layer="layout" svg:width="6.006cm" svg:height="1.349cm" svg:x="28.117cm" svg:y="39.119cm">
          <draw:text-box>
            <text:p text:style-name="P1"><text:span text:style-name="T1">ScDPGroupTableData</text:span> maintains one instance of <text:span text:style-name="T1">ScDPGroupDimension </text:span>for each applied grouping.</text:p>
          </draw:text-box>
        </draw:frame>
        <draw:connector draw:style-name="data_20_member_20__28_pointer_29_" draw:layer="layout" svg:x1="31.657cm" svg:y1="41.525cm" svg:x2="33.256cm" svg:y2="42.265cm" draw:start-shape="id630" draw:start-glue-point="5" draw:end-shape="id647" draw:end-glue-point="3">
          <text:p text:style-name="P1"/>
        </draw:connector>
        <draw:custom-shape draw:style-name="gr1" draw:text-style-name="P3" draw:id="id648" draw:layer="layout" svg:width="3.624cm" svg:height="0.661cm" svg:x="32.455cm" svg:y="44.015cm">
          <text:p text:style-name="P2">ScDPDateGroupHelper</text:p>
          <draw:enhanced-geometry svg:viewBox="0 0 21600 21600" draw:type="rectangle" draw:enhanced-path="M 0 0 L 21600 0 21600 21600 0 21600 0 0 Z N"/>
        </draw:custom-shape>
        <draw:connector draw:style-name="data_20_member_20__28_pointer_29_" draw:layer="layout" svg:x1="30.816cm" svg:y1="43.358cm" svg:x2="32.455cm" svg:y2="44.345cm" draw:start-shape="id631" draw:start-glue-point="1" draw:end-shape="id648" draw:end-glue-point="3">
          <text:p text:style-name="P1"/>
        </draw:connector>
        <draw:frame draw:style-name="annotation" draw:layer="layout" svg:width="11.324cm" svg:height="2.223cm" svg:x="51.383cm" svg:y="26.009cm">
          <draw:text-box>
            <text:p text:style-name="P1"><text:span text:style-name="T1">ScDPDataDimension</text:span> holds (const) pointers to <text:span text:style-name="T1">ScDPResultDimension</text:span> and <text:span text:style-name="T1">ScDPResultData</text:span> instances, and these pointer values are passed on from somewhere else, most likely from <text:span text:style-name="T1">ScDPSource</text:span>. <text:s/><text:span text:style-name="T1">ScDPDataDimension</text:span> itself does not instantiate any <text:span text:style-name="T1">ScDPResultDimension</text:span> nor <text:span text:style-name="T1">ScDPResultData</text:span> instances.</text:p>
          </draw:text-box>
        </draw:frame>
        <draw:frame draw:style-name="gr28" draw:text-style-name="P1" draw:layer="layout" svg:width="8.44cm" svg:height="1.058cm" svg:x="33.381cm" svg:y="28.593cm">
          <draw:text-box>
            <text:p text:style-name="P1">An instance of <text:span text:style-name="T1">ScDPResultDimension</text:span> is constructed when <text:span text:style-name="T1">ScDPResultMember::LateInitFrom()</text:span> gets called.</text:p>
          </draw:text-box>
        </draw:frame>
        <draw:custom-shape draw:style-name="gr1" draw:text-style-name="P3" draw:id="id649" draw:layer="layout" svg:width="2.841cm" svg:height="2.643cm" svg:x="31.316cm" svg:y="21.909cm">
          <draw:glue-point draw:id="4" svg:x="4.998cm" svg:y="-3.401cm"/>
          <draw:glue-point draw:id="5" svg:x="4.998cm" svg:y="-1.297cm"/>
          <draw:glue-point draw:id="6" svg:x="4.998cm" svg:y="1.706cm"/>
          <draw:glue-point draw:id="7" svg:x="4.998cm" svg:y="3.605cm" draw:escape-direction="right"/>
          <text:p text:style-name="P2">ScDPResultData</text:p>
          <draw:enhanced-geometry svg:viewBox="0 0 21600 21600" draw:type="rectangle" draw:enhanced-path="M 0 0 L 21600 0 21600 21600 0 21600 0 0 Z N"/>
        </draw:custom-shape>
        <draw:connector draw:style-name="data_20_member_20__28_pointer_29_" draw:text-style-name="P1" draw:layer="layout" draw:line-skew="1.391cm" svg:x1="24.878cm" svg:y1="23.555cm" svg:x2="31.316cm" svg:y2="23.23cm" draw:start-shape="id614" draw:start-glue-point="6" draw:end-shape="id649" draw:end-glue-point="3">
          <text:p text:style-name="P1">pResData</text:p>
        </draw:connector>
        <draw:custom-shape draw:style-name="gr1" draw:text-style-name="P2" draw:id="id650" draw:layer="layout" svg:width="3.042cm" svg:height="1.217cm" svg:x="37.65cm" svg:y="24.263cm">
          <draw:glue-point draw:id="4" svg:x="5cm" svg:y="-2.604cm"/>
          <draw:glue-point draw:id="5" svg:x="5cm" svg:y="2.612cm"/>
          <text:p text:style-name="P2">ScDPDataMember</text:p>
          <draw:enhanced-geometry svg:viewBox="0 0 21600 21600" draw:mirror-horizontal="false" draw:mirror-vertical="false" draw:type="rectangle" draw:enhanced-path="M 0 0 L 21600 0 21600 21600 0 21600 0 0 Z N"/>
        </draw:custom-shape>
        <draw:connector draw:style-name="data_20_member_20__28_pointer_29_" draw:text-style-name="P1" draw:layer="layout" svg:x1="34.428cm" svg:y1="26.137cm" svg:x2="37.65cm" svg:y2="24.871cm" draw:start-shape="id640" draw:start-glue-point="1" draw:end-shape="id650" draw:end-glue-point="3">
          <text:p text:style-name="P1">pDataRoot</text:p>
        </draw:connector>
        <draw:connector draw:style-name="data_20_member_20__28_pointer_29_" draw:layer="layout" svg:x1="40.692cm" svg:y1="24.871cm" svg:x2="43.92cm" svg:y2="23.891cm" draw:start-shape="id650" draw:start-glue-point="1" draw:end-shape="id609" draw:end-glue-point="7">
          <text:p text:style-name="P1"/>
        </draw:connector>
        <draw:custom-shape draw:style-name="gr1" draw:text-style-name="P3" draw:id="id651" draw:layer="layout" svg:width="2.512cm" svg:height="0.662cm" svg:x="42.592cm" svg:y="25.268cm">
          <text:p text:style-name="P2">ScDPAggData</text:p>
          <draw:enhanced-geometry svg:viewBox="0 0 21600 21600" draw:type="rectangle" draw:enhanced-path="M 0 0 L 21600 0 21600 21600 0 21600 0 0 Z N"/>
        </draw:custom-shape>
        <draw:connector draw:style-name="gr20" draw:text-style-name="P3" draw:layer="layout" svg:x1="40.692cm" svg:y1="25.188cm" svg:x2="42.592cm" svg:y2="25.599cm" draw:start-shape="id650" draw:start-glue-point="5" draw:end-shape="id651" draw:end-glue-point="3">
          <text:p text:style-name="P1"/>
        </draw:connector>
        <draw:custom-shape draw:style-name="gr1" draw:text-style-name="P3" draw:id="id652" draw:layer="layout" svg:width="3.472cm" svg:height="0.793cm" svg:x="43.601cm" svg:y="27.834cm">
          <draw:glue-point draw:id="4" svg:x="5cm" svg:y="-2.472cm"/>
          <draw:glue-point draw:id="5" svg:x="5cm" svg:y="2.666cm"/>
          <text:p text:style-name="P2">ScDPResultMember</text:p>
          <draw:enhanced-geometry svg:viewBox="0 0 21600 21600" draw:type="rectangle" draw:enhanced-path="M 0 0 L 21600 0 21600 21600 0 21600 0 0 Z N"/>
        </draw:custom-shape>
        <draw:connector draw:style-name="data_20_member_20__28_multiple_20_pointers_29_" draw:text-style-name="P1" draw:layer="layout" svg:x1="41.271cm" svg:y1="27.266cm" svg:x2="43.601cm" svg:y2="28.23cm" draw:start-shape="id643" draw:start-glue-point="1" draw:end-shape="id652" draw:end-glue-point="3">
          <text:p text:style-name="P1">maMemberArray</text:p>
        </draw:connector>
        <draw:connector draw:style-name="data_20_member_20__28_pointer_29_" draw:layer="layout" svg:x1="34.428cm" svg:y1="25.718cm" svg:x2="34.155cm" svg:y2="24.182cm" draw:start-shape="id640" draw:start-glue-point="4" draw:end-shape="id649" draw:end-glue-point="7">
          <text:p text:style-name="P1"/>
        </draw:connector>
        <draw:connector draw:style-name="data_20_member_20__28_pointer_29_" draw:layer="layout" draw:line-skew="0.958cm" svg:x1="37.799cm" svg:y1="26.976cm" svg:x2="34.155cm" svg:y2="23.68cm" draw:start-shape="id643" draw:start-glue-point="5" draw:end-shape="id649" draw:end-glue-point="6">
          <text:p text:style-name="P1"/>
        </draw:connector>
        <draw:connector draw:style-name="data_20_member_20__28_pointer_29_" draw:layer="layout" svg:x1="40.692cm" svg:y1="24.555cm" svg:x2="34.157cm" svg:y2="23.23cm" draw:start-shape="id650" draw:start-glue-point="4" draw:end-shape="id649" draw:end-glue-point="1">
          <text:p text:style-name="P1"/>
        </draw:connector>
        <draw:connector draw:style-name="data_20_member_20__28_pointer_29_" draw:layer="layout" svg:x1="43.92cm" svg:y1="22.861cm" svg:x2="34.155cm" svg:y2="22.888cm" draw:start-shape="id609" draw:start-glue-point="6" draw:end-shape="id649" draw:end-glue-point="5">
          <text:p text:style-name="P1"/>
        </draw:connector>
        <draw:connector draw:style-name="data_20_member_20__28_pointer_29_" draw:layer="layout" svg:x1="22.338cm" svg:y1="24.949cm" svg:x2="14.618cm" svg:y2="29.629cm" draw:start-shape="id614" draw:start-glue-point="8" draw:end-shape="id616" draw:end-glue-point="1">
          <text:p text:style-name="P1"/>
        </draw:connector>
        <draw:frame draw:style-name="annotation" draw:layer="layout" svg:width="5.216cm" svg:height="1.311cm" svg:x="19.555cm" svg:y="2.872cm">
          <draw:text-box>
            <text:p text:style-name="P1"><text:span text:style-name="T1">ScDPSaveData</text:span> stores DataPilot table's option settings, such as <text:span text:style-name="T1">Ignore empty rows</text:span>.</text:p>
          </draw:text-box>
        </draw:frame>
      </draw:page>
      <draw:page draw:name="sfx2" draw:style-name="dp1" draw:master-page-name="Default">
        <office:forms form:automatic-focus="false" form:apply-design-mode="false"/>
        <draw:frame draw:style-name="annotation" draw:layer="layout" svg:width="8.774cm" svg:height="0.906cm" svg:x="57.359cm" svg:y="22.953cm">
          <draw:text-box>
            <text:p text:style-name="P1"><text:span text:style-name="T1">SfxMedium</text:span> has instances of <text:span text:style-name="T1">SvStream</text:span>; one for input and <text:s/>another for output stream.</text:p>
          </draw:text-box>
        </draw:frame>
        <draw:custom-shape draw:style-name="gr1" draw:text-style-name="P3" draw:id="id653" draw:layer="layout" svg:width="2.534cm" svg:height="4.056cm" svg:x="49.646cm" svg:y="35.971cm">
          <draw:glue-point draw:id="4" svg:x="5cm" svg:y="-2.572cm"/>
          <draw:glue-point draw:id="5" svg:x="5cm" svg:y="2.8cm"/>
          <text:p text:style-name="P2">SfxObjectShell</text:p>
          <draw:enhanced-geometry svg:viewBox="0 0 21600 21600" draw:type="rectangle" draw:enhanced-path="M 0 0 L 21600 0 21600 21600 0 21600 0 0 Z N"/>
        </draw:custom-shape>
        <draw:custom-shape draw:style-name="gr1" draw:text-style-name="P3" draw:id="id654" draw:layer="layout" svg:width="2.733cm" svg:height="4.694cm" svg:x="54.344cm" svg:y="30.577cm">
          <draw:glue-point draw:id="4" svg:x="4.998cm" svg:y="-4.058cm"/>
          <draw:glue-point draw:id="5" svg:x="4.998cm" svg:y="-3.121cm"/>
          <draw:glue-point draw:id="6" svg:x="4.998cm" svg:y="-2.015cm"/>
          <draw:glue-point draw:id="7" svg:x="4.998cm" svg:y="-1.131cm"/>
          <draw:glue-point draw:id="8" svg:x="4.998cm" svg:y="1.02cm"/>
          <draw:glue-point draw:id="9" svg:x="4.998cm" svg:y="2.015cm"/>
          <draw:glue-point draw:id="10" svg:x="4.998cm" svg:y="3.008cm"/>
          <draw:glue-point draw:id="11" svg:x="4.998cm" svg:y="4.002cm"/>
          <text:p text:style-name="P2">SfxMedium</text:p>
          <draw:enhanced-geometry svg:viewBox="0 0 21600 21600" draw:type="rectangle" draw:enhanced-path="M 0 0 L 21600 0 21600 21600 0 21600 0 0 Z N"/>
        </draw:custom-shape>
        <draw:custom-shape draw:style-name="gr1" draw:text-style-name="P3" draw:id="id656" draw:layer="layout" svg:width="3.862cm" svg:height="1.051cm" svg:x="45.581cm" svg:y="31.611cm">
          <draw:glue-point draw:id="4" svg:x="-2.833cm" svg:y="4.995cm"/>
          <draw:glue-point draw:id="5" svg:x="2.602cm" svg:y="4.995cm"/>
          <draw:glue-point draw:id="6" svg:x="1.439cm" svg:y="4.995cm"/>
          <draw:glue-point draw:id="7" svg:x="-1.576cm" svg:y="4.995cm"/>
          <draw:glue-point draw:id="8" svg:x="3.837cm" svg:y="4.995cm"/>
          <draw:glue-point draw:id="9" svg:x="-4.179cm" svg:y="4.995cm"/>
          <text:p text:style-name="P2">SfxShell</text:p>
          <draw:enhanced-geometry svg:viewBox="0 0 21600 21600" draw:type="rectangle" draw:enhanced-path="M 0 0 L 21600 0 21600 21600 0 21600 0 0 Z N"/>
        </draw:custom-shape>
        <draw:custom-shape draw:style-name="gr1" draw:text-style-name="P3" draw:layer="layout" svg:width="2.686cm" svg:height="1.051cm" svg:x="62.346cm" svg:y="26.331cm">
          <text:p text:style-name="P2">SotObject</text:p>
          <draw:enhanced-geometry svg:viewBox="0 0 21600 21600" draw:type="rectangle" draw:enhanced-path="M 0 0 L 21600 0 21600 21600 0 21600 0 0 Z N"/>
        </draw:custom-shape>
        <draw:custom-shape draw:style-name="gr1" draw:text-style-name="P3" draw:id="id657" draw:layer="layout" svg:width="7.856cm" svg:height="1.051cm" svg:x="48.221cm" svg:y="26.85cm">
          <text:p text:style-name="P2">SfxBroadcaster</text:p>
          <draw:enhanced-geometry svg:viewBox="0 0 21600 21600" draw:type="rectangle" draw:enhanced-path="M 0 0 L 21600 0 21600 21600 0 21600 0 0 Z N"/>
        </draw:custom-shape>
        <draw:custom-shape draw:style-name="gr1" draw:text-style-name="P3" draw:id="id655" draw:layer="layout" svg:width="3.794cm" svg:height="0.864cm" svg:x="54.319cm" svg:y="36.903cm">
          <text:p text:style-name="P2">SfxStyleSheetBasePool</text:p>
          <draw:enhanced-geometry svg:viewBox="0 0 21600 21600" draw:type="rectangle" draw:enhanced-path="M 0 0 L 21600 0 21600 21600 0 21600 0 0 Z N"/>
        </draw:custom-shape>
        <draw:connector draw:style-name="data_20_member_20__28_pointer_29_" draw:layer="layout" svg:x1="52.18cm" svg:y1="36.956cm" svg:x2="54.344cm" svg:y2="32.924cm" draw:start-shape="id653" draw:start-glue-point="4" draw:end-shape="id654" draw:end-glue-point="3">
          <text:p text:style-name="P1"/>
        </draw:connector>
        <draw:connector draw:style-name="data_20_member_20__28_pointer_29_" draw:layer="layout" svg:x1="52.18cm" svg:y1="37.999cm" svg:x2="54.319cm" svg:y2="37.335cm" draw:start-shape="id653" draw:start-glue-point="1" draw:end-shape="id655" draw:end-glue-point="3">
          <text:p text:style-name="P1"/>
        </draw:connector>
        <draw:connector draw:style-name="inheritance_20__28_public_29_" draw:layer="layout" svg:x1="50.913cm" svg:y1="35.971cm" svg:x2="48.993cm" svg:y2="32.66cm" draw:start-shape="id653" draw:start-glue-point="0" draw:end-shape="id656" draw:end-glue-point="8">
          <text:p text:style-name="P1"/>
        </draw:connector>
        <draw:connector draw:style-name="inheritance_20__28_public_29_" draw:layer="layout" svg:x1="47.512cm" svg:y1="31.611cm" svg:x2="52.149cm" svg:y2="27.901cm" draw:start-shape="id656" draw:start-glue-point="0" draw:end-shape="id657" draw:end-glue-point="2">
          <text:p text:style-name="P1"/>
        </draw:connector>
        <draw:custom-shape draw:style-name="gr2" draw:layer="layout" svg:width="2.862cm" svg:height="1.058cm" svg:x="41.247cm" svg:y="29.577cm">
          <text:p text:style-name="P1">SfxFilter</text:p>
          <draw:enhanced-geometry svg:viewBox="0 0 21600 21600" draw:type="rectangle" draw:enhanced-path="M 0 0 L 21600 0 21600 21600 0 21600 0 0 Z N"/>
        </draw:custom-shape>
        <draw:custom-shape draw:style-name="gr1" draw:text-style-name="P3" draw:id="id659" draw:layer="layout" svg:width="2.937cm" svg:height="0.675cm" svg:x="31.497cm" svg:y="32.891cm">
          <text:p text:style-name="P2">SfxFilterContainer</text:p>
          <draw:enhanced-geometry svg:viewBox="0 0 21600 21600" draw:type="rectangle" draw:enhanced-path="M 0 0 L 21600 0 21600 21600 0 21600 0 0 Z N"/>
        </draw:custom-shape>
        <draw:custom-shape draw:style-name="gr2" draw:layer="layout" svg:width="2.862cm" svg:height="1.058cm" svg:x="37.216cm" svg:y="29.751cm">
          <text:p text:style-name="P1">SfxFilterMatcher</text:p>
          <draw:enhanced-geometry svg:viewBox="0 0 21600 21600" draw:type="rectangle" draw:enhanced-path="M 0 0 L 21600 0 21600 21600 0 21600 0 0 Z N"/>
        </draw:custom-shape>
        <draw:custom-shape draw:style-name="gr1" draw:text-style-name="P3" draw:id="id658" draw:layer="layout" svg:width="2.852cm" svg:height="3.09cm" svg:x="27.267cm" svg:y="32.793cm">
          <draw:glue-point draw:id="4" svg:x="5cm" svg:y="2.637cm"/>
          <draw:glue-point draw:id="5" svg:x="5cm" svg:y="-2.699cm"/>
          <text:p text:style-name="P2">SfxObjectFactory</text:p>
          <draw:enhanced-geometry svg:viewBox="0 0 21600 21600" draw:type="rectangle" draw:enhanced-path="M 0 0 L 21600 0 21600 21600 0 21600 0 0 Z N"/>
        </draw:custom-shape>
        <draw:connector draw:style-name="data_20_member_20__28_pointer_29_" draw:layer="layout" svg:x1="30.119cm" svg:y1="34.338cm" svg:x2="31.497cm" svg:y2="33.228cm" draw:start-shape="id658" draw:start-glue-point="1" draw:end-shape="id659" draw:end-glue-point="3">
          <text:p text:style-name="P1"/>
        </draw:connector>
        <draw:custom-shape draw:style-name="gr2" draw:id="id660" draw:layer="layout" svg:width="1.869cm" svg:height="0.623cm" svg:x="31.284cm" svg:y="35.734cm">
          <text:p text:style-name="P1">SfxModule</text:p>
          <draw:enhanced-geometry svg:viewBox="0 0 21600 21600" draw:type="rectangle" draw:enhanced-path="M 0 0 L 21600 0 21600 21600 0 21600 0 0 Z N"/>
        </draw:custom-shape>
        <draw:connector draw:style-name="inheritance_20__28_public_29_" draw:layer="layout" draw:line-skew="0.2cm" svg:x1="32.218cm" svg:y1="35.734cm" svg:x2="46.418cm" svg:y2="32.66cm" draw:start-shape="id660" draw:start-glue-point="0" draw:end-shape="id656" draw:end-glue-point="4">
          <text:p text:style-name="P1"/>
        </draw:connector>
        <draw:connector draw:style-name="data_20_member_20__28_pointer_29_" draw:layer="layout" svg:x1="30.119cm" svg:y1="35.152cm" svg:x2="31.284cm" svg:y2="36.045cm" draw:start-shape="id658" draw:start-glue-point="4" draw:end-shape="id660">
          <text:p text:style-name="P1"/>
        </draw:connector>
        <draw:custom-shape draw:style-name="class_20__28_external_20_module_29_" draw:id="id661" draw:layer="layout" svg:width="2.164cm" svg:height="0.678cm" svg:x="59.792cm" svg:y="34.535cm">
          <draw:glue-point draw:id="4" svg:x="4.998cm" svg:y="3.48cm"/>
          <draw:glue-point draw:id="5" svg:x="4.998cm" svg:y="1.615cm"/>
          <draw:glue-point draw:id="6" svg:x="4.998cm" svg:y="-1.691cm"/>
          <draw:glue-point draw:id="7" svg:x="4.998cm" svg:y="-3.303cm"/>
          <text:p text:style-name="P1">SfxItemSet</text:p>
          <draw:enhanced-geometry svg:viewBox="0 0 21600 21600" draw:type="rectangle" draw:enhanced-path="M 0 0 L 21600 0 21600 21600 0 21600 0 0 Z N"/>
        </draw:custom-shape>
        <draw:connector draw:style-name="data_20_member_20__28_pointer_29_" draw:layer="layout" svg:x1="57.075cm" svg:y1="34.802cm" svg:x2="59.792cm" svg:y2="34.874cm" draw:start-shape="id654" draw:start-glue-point="11" draw:end-shape="id661" draw:end-glue-point="3">
          <text:p text:style-name="P1"/>
        </draw:connector>
        <draw:custom-shape draw:style-name="gr1" draw:text-style-name="P3" draw:id="id662" draw:layer="layout" svg:width="4.303cm" svg:height="2.514cm" svg:x="57.33cm" svg:y="44.767cm">
          <draw:glue-point draw:id="4" svg:x="4.998cm" svg:y="-3.294cm"/>
          <draw:glue-point draw:id="5" svg:x="4.998cm" svg:y="-1.463cm"/>
          <draw:glue-point draw:id="6" svg:x="4.998cm" svg:y="1.595cm"/>
          <text:p text:style-name="P2">SfxApplication</text:p>
          <draw:enhanced-geometry svg:viewBox="0 0 21600 21600" draw:type="rectangle" draw:enhanced-path="M 0 0 L 21600 0 21600 21600 0 21600 0 0 Z N"/>
        </draw:custom-shape>
        <draw:custom-shape draw:style-name="gr1" draw:text-style-name="P3" draw:id="id663" draw:layer="layout" svg:width="3.369cm" svg:height="1.011cm" svg:x="63.81cm" svg:y="45.622cm">
          <text:p text:style-name="P2">SfxAddData_Impl</text:p>
          <draw:enhanced-geometry svg:viewBox="0 0 21600 21600" draw:type="rectangle" draw:enhanced-path="M 0 0 L 21600 0 21600 21600 0 21600 0 0 Z N"/>
        </draw:custom-shape>
        <draw:connector draw:style-name="data_20_member_20__28_pointer_29_" draw:layer="layout" svg:x1="61.631cm" svg:y1="45.196cm" svg:x2="63.81cm" svg:y2="46.127cm" draw:start-shape="id662" draw:start-glue-point="4" draw:end-shape="id663" draw:end-glue-point="3">
          <text:p text:style-name="P1"/>
        </draw:connector>
        <draw:custom-shape draw:style-name="class_20__28_external_20_module_29_" draw:id="id680" draw:layer="layout" svg:width="2.096cm" svg:height="0.546cm" svg:x="60.117cm" svg:y="23.866cm">
          <text:p text:style-name="P1">SvStream</text:p>
          <draw:enhanced-geometry svg:viewBox="0 0 21600 21600" draw:type="rectangle" draw:enhanced-path="M 0 0 L 21600 0 21600 21600 0 21600 0 0 Z N"/>
        </draw:custom-shape>
        <draw:custom-shape draw:style-name="gr1" draw:text-style-name="P3" draw:id="id664" draw:layer="layout" svg:width="2.488cm" svg:height="0.979cm" svg:x="43.018cm" svg:y="41.676cm">
          <draw:glue-point draw:id="4" svg:x="-2.339cm" svg:y="-5.005cm"/>
          <draw:glue-point draw:id="5" svg:x="2.234cm" svg:y="-5.005cm"/>
          <text:p text:style-name="P2">SfxViewShell</text:p>
          <draw:enhanced-geometry svg:viewBox="0 0 21600 21600" draw:type="rectangle" draw:enhanced-path="M 0 0 L 21600 0 21600 21600 0 21600 0 0 Z N"/>
        </draw:custom-shape>
        <draw:connector draw:style-name="inheritance_20__28_public_29_" draw:layer="layout" draw:line-skew="3.116cm" svg:x1="44.262cm" svg:y1="41.676cm" svg:x2="47.512cm" svg:y2="32.662cm" draw:start-shape="id664" draw:start-glue-point="0" draw:end-shape="id656" draw:end-glue-point="2">
          <text:p text:style-name="P1"/>
        </draw:connector>
        <draw:custom-shape draw:style-name="gr1" draw:text-style-name="P3" draw:id="id665" draw:layer="layout" svg:width="2.937cm" svg:height="1.032cm" svg:x="39.976cm" svg:y="39.638cm">
          <draw:glue-point draw:id="4" svg:x="-2.557cm" svg:y="5cm"/>
          <draw:glue-point draw:id="5" svg:x="2.553cm" svg:y="5cm"/>
          <text:p text:style-name="P2">SfxListener</text:p>
          <draw:enhanced-geometry svg:viewBox="0 0 21600 21600" draw:type="rectangle" draw:enhanced-path="M 0 0 L 21600 0 21600 21600 0 21600 0 0 Z N"/>
        </draw:custom-shape>
        <draw:connector draw:style-name="inheritance_20__28_public_29_" draw:layer="layout" svg:x1="43.681cm" svg:y1="41.676cm" svg:x2="42.193cm" svg:y2="40.67cm" draw:start-shape="id664" draw:start-glue-point="4" draw:end-shape="id665" draw:end-glue-point="5">
          <text:p text:style-name="P1"/>
        </draw:connector>
        <draw:custom-shape draw:style-name="gr1" draw:text-style-name="P3" draw:id="id666" draw:layer="layout" svg:width="2.488cm" svg:height="0.979cm" svg:x="37.171cm" svg:y="42.709cm">
          <draw:glue-point draw:id="4" svg:x="-2.339cm" svg:y="-5.005cm"/>
          <draw:glue-point draw:id="5" svg:x="2.234cm" svg:y="-5.005cm"/>
          <text:p text:style-name="P2">SfxBaseModel</text:p>
          <draw:enhanced-geometry svg:viewBox="0 0 21600 21600" draw:type="rectangle" draw:enhanced-path="M 0 0 L 21600 0 21600 21600 0 21600 0 0 Z N"/>
        </draw:custom-shape>
        <draw:custom-shape draw:style-name="gr1" draw:text-style-name="P3" draw:id="id667" draw:layer="layout" svg:width="2.488cm" svg:height="0.979cm" svg:x="40.214cm" svg:y="42.708cm">
          <draw:glue-point draw:id="4" svg:x="-2.339cm" svg:y="-5.005cm"/>
          <draw:glue-point draw:id="5" svg:x="2.234cm" svg:y="-5.005cm"/>
          <text:p text:style-name="P2">SfxPickList</text:p>
          <draw:enhanced-geometry svg:viewBox="0 0 21600 21600" draw:type="rectangle" draw:enhanced-path="M 0 0 L 21600 0 21600 21600 0 21600 0 0 Z N"/>
        </draw:custom-shape>
        <draw:connector draw:style-name="inheritance_20__28_public_29_" draw:layer="layout" svg:x1="38.415cm" svg:y1="42.709cm" svg:x2="40.694cm" svg:y2="40.67cm" draw:start-shape="id666" draw:start-glue-point="0" draw:end-shape="id665" draw:end-glue-point="4">
          <text:p text:style-name="P1"/>
        </draw:connector>
        <draw:connector draw:style-name="inheritance_20__28_public_29_" draw:layer="layout" svg:x1="41.458cm" svg:y1="42.708cm" svg:x2="41.444cm" svg:y2="40.67cm" draw:start-shape="id667" draw:start-glue-point="0" draw:end-shape="id665" draw:end-glue-point="2">
          <text:p text:style-name="P1"/>
        </draw:connector>
        <draw:custom-shape draw:style-name="gr1" draw:text-style-name="P3" draw:id="id668" draw:layer="layout" svg:width="3.037cm" svg:height="0.672cm" svg:x="37.027cm" svg:y="47.506cm">
          <draw:glue-point draw:id="4" svg:x="-2.173cm" svg:y="-5cm"/>
          <draw:glue-point draw:id="5" svg:x="2.097cm" svg:y="-5cm"/>
          <text:p text:style-name="P2">SfxOfficeDispatch</text:p>
          <draw:enhanced-geometry svg:viewBox="0 0 21600 21600" draw:type="rectangle" draw:enhanced-path="M 0 0 L 21600 0 21600 21600 0 21600 0 0 Z N"/>
        </draw:custom-shape>
        <draw:custom-shape draw:style-name="gr1" draw:text-style-name="P3" draw:id="id671" draw:layer="layout" svg:width="4.338cm" svg:height="0.672cm" svg:x="41.617cm" svg:y="47.557cm">
          <text:p text:style-name="P2">SfxDispatchController_Impl</text:p>
          <draw:enhanced-geometry svg:viewBox="0 0 21600 21600" draw:type="rectangle" draw:enhanced-path="M 0 0 L 21600 0 21600 21600 0 21600 0 0 Z N"/>
        </draw:custom-shape>
        <draw:custom-shape draw:style-name="gr1" draw:text-style-name="P3" draw:id="id684" draw:layer="layout" svg:width="2.116cm" svg:height="0.672cm" svg:x="44.953cm" svg:y="55.432cm">
          <text:p text:style-name="P2">SfxBindings</text:p>
          <draw:enhanced-geometry svg:viewBox="0 0 21600 21600" draw:type="rectangle" draw:enhanced-path="M 0 0 L 21600 0 21600 21600 0 21600 0 0 Z N"/>
        </draw:custom-shape>
        <draw:custom-shape draw:style-name="gr1" draw:text-style-name="P3" draw:id="id672" draw:layer="layout" svg:width="2.355cm" svg:height="0.672cm" svg:x="48.424cm" svg:y="46.802cm">
          <text:p text:style-name="P2">SfxDispatcher</text:p>
          <draw:enhanced-geometry svg:viewBox="0 0 21600 21600" draw:type="rectangle" draw:enhanced-path="M 0 0 L 21600 0 21600 21600 0 21600 0 0 Z N"/>
        </draw:custom-shape>
        <draw:custom-shape draw:style-name="gr1" draw:text-style-name="P3" draw:id="id669" draw:layer="layout" svg:width="3.306cm" svg:height="0.672cm" svg:x="35.374cm" svg:y="45.36cm">
          <text:p text:style-name="P2">SfxStatusDispatcher</text:p>
          <draw:enhanced-geometry svg:viewBox="0 0 21600 21600" draw:type="rectangle" draw:enhanced-path="M 0 0 L 21600 0 21600 21600 0 21600 0 0 Z N"/>
        </draw:custom-shape>
        <draw:connector draw:style-name="inheritance_20__28_public_29_" draw:layer="layout" svg:x1="37.886cm" svg:y1="47.506cm" svg:x2="37.027cm" svg:y2="46.032cm" draw:start-shape="id668" draw:start-glue-point="4" draw:end-shape="id669" draw:end-glue-point="2">
          <text:p text:style-name="P1"/>
        </draw:connector>
        <draw:custom-shape draw:style-name="gr4" draw:id="id670" draw:layer="layout" svg:width="4.815cm" svg:height="0.634cm" svg:x="39.526cm" svg:y="45.308cm">
          <text:p text:style-name="P1">com.sun.star.lang.XUnoTunnel</text:p>
          <draw:enhanced-geometry svg:viewBox="0 0 21600 21600" draw:type="rectangle" draw:enhanced-path="M 0 0 L 21600 0 21600 21600 0 21600 0 0 Z N"/>
        </draw:custom-shape>
        <draw:connector draw:style-name="inheritance_20__28_public_29_" draw:layer="layout" svg:x1="39.181cm" svg:y1="47.506cm" svg:x2="41.933cm" svg:y2="45.942cm" draw:start-shape="id668" draw:start-glue-point="5" draw:end-shape="id670" draw:end-glue-point="2">
          <text:p text:style-name="P1"/>
        </draw:connector>
        <draw:connector draw:style-name="data_20_member_20__28_pointer_29_" draw:layer="layout" svg:x1="40.064cm" svg:y1="47.842cm" svg:x2="41.617cm" svg:y2="47.893cm" draw:start-shape="id668" draw:start-glue-point="1" draw:end-shape="id671" draw:end-glue-point="3">
          <text:p text:style-name="P1"/>
        </draw:connector>
        <draw:connector draw:style-name="data_20_member_20__28_pointer_29_" draw:layer="layout" svg:x1="45.955cm" svg:y1="47.893cm" svg:x2="48.424cm" svg:y2="47.138cm" draw:start-shape="id671" draw:start-glue-point="1" draw:end-shape="id672" draw:end-glue-point="3">
          <text:p text:style-name="P1"/>
        </draw:connector>
        <draw:custom-shape draw:style-name="gr1" draw:text-style-name="P3" draw:id="id673" draw:layer="layout" svg:width="3.253cm" svg:height="2.857cm" svg:x="52.472cm" svg:y="46.034cm">
          <draw:glue-point draw:id="4" svg:x="4.998cm" svg:y="-3.703cm"/>
          <draw:glue-point draw:id="5" svg:x="4.998cm" svg:y="-1.851cm"/>
          <draw:glue-point draw:id="6" svg:x="4.998cm" svg:y="1.575cm"/>
          <draw:glue-point draw:id="7" svg:x="4.998cm" svg:y="3.241cm"/>
          <text:p text:style-name="P2">SfxDispatcher_Impl</text:p>
          <draw:enhanced-geometry svg:viewBox="0 0 21600 21600" draw:type="rectangle" draw:enhanced-path="M 0 0 L 21600 0 21600 21600 0 21600 0 0 Z N"/>
        </draw:custom-shape>
        <draw:connector draw:style-name="data_20_member_20__28_pointer_29_" draw:layer="layout" svg:x1="50.779cm" svg:y1="47.138cm" svg:x2="52.472cm" svg:y2="47.462cm" draw:start-shape="id672" draw:start-glue-point="1" draw:end-shape="id673" draw:end-glue-point="3">
          <text:p text:style-name="P1"/>
        </draw:connector>
        <draw:custom-shape draw:style-name="gr1" draw:text-style-name="P3" draw:id="id674" draw:layer="layout" svg:width="2.487cm" svg:height="0.608cm" svg:x="47.495cm" svg:y="43.175cm">
          <text:p text:style-name="P2">SfxViewFrame</text:p>
          <draw:enhanced-geometry svg:viewBox="0 0 21600 21600" draw:type="rectangle" draw:enhanced-path="M 0 0 L 21600 0 21600 21600 0 21600 0 0 Z N"/>
        </draw:custom-shape>
        <draw:connector draw:style-name="data_20_member_20__28_pointer_29_" draw:layer="layout" svg:x1="55.723cm" svg:y1="46.405cm" svg:x2="49.982cm" svg:y2="43.479cm" draw:start-shape="id673" draw:start-glue-point="4" draw:end-shape="id674" draw:end-glue-point="1">
          <text:p text:style-name="P1"/>
        </draw:connector>
        <draw:connector draw:style-name="inheritance_20__28_public_29_" draw:layer="layout" svg:x1="48.738cm" svg:y1="43.175cm" svg:x2="48.516cm" svg:y2="32.66cm" draw:start-shape="id674" draw:start-glue-point="0" draw:end-shape="id656" draw:end-glue-point="5">
          <text:p text:style-name="P1"/>
        </draw:connector>
        <draw:custom-shape draw:style-name="gr1" draw:text-style-name="P3" draw:id="id675" draw:layer="layout" svg:width="3.042cm" svg:height="0.608cm" svg:x="48.424cm" svg:y="44.869cm">
          <text:p text:style-name="P2">SfxTopViewFrame</text:p>
          <draw:enhanced-geometry svg:viewBox="0 0 21600 21600" draw:type="rectangle" draw:enhanced-path="M 0 0 L 21600 0 21600 21600 0 21600 0 0 Z N"/>
        </draw:custom-shape>
        <draw:connector draw:style-name="inheritance_20__28_public_29_" draw:layer="layout" svg:x1="49.945cm" svg:y1="44.869cm" svg:x2="48.738cm" svg:y2="43.783cm" draw:start-shape="id675" draw:start-glue-point="0" draw:end-shape="id674" draw:end-glue-point="2">
          <text:p text:style-name="P1"/>
        </draw:connector>
        <draw:custom-shape draw:style-name="gr1" draw:text-style-name="P3" draw:id="id677" draw:layer="layout" svg:width="2.699cm" svg:height="0.793cm" svg:x="61.932cm" svg:y="42.317cm">
          <text:p text:style-name="P2">ModelData_Impl</text:p>
          <draw:enhanced-geometry svg:viewBox="0 0 21600 21600" draw:type="rectangle" draw:enhanced-path="M 0 0 L 21600 0 21600 21600 0 21600 0 0 Z N"/>
        </draw:custom-shape>
        <draw:custom-shape draw:style-name="gr1" draw:text-style-name="P3" draw:id="id676" draw:layer="layout" svg:width="2.883cm" svg:height="0.715cm" svg:x="55.647cm" svg:y="39.261cm">
          <text:p text:style-name="P2">SfxStoringHelper</text:p>
          <draw:enhanced-geometry svg:viewBox="0 0 21600 21600" draw:type="rectangle" draw:enhanced-path="M 0 0 L 21600 0 21600 21600 0 21600 0 0 Z N"/>
        </draw:custom-shape>
        <draw:connector draw:style-name="local_20_usage_20__2f__20_return_20_type" draw:text-style-name="P1" draw:layer="layout" svg:x1="52.18cm" svg:y1="39.134cm" svg:x2="55.647cm" svg:y2="39.618cm" draw:start-shape="id653" draw:start-glue-point="5" draw:end-shape="id676" draw:end-glue-point="3">
          <text:p text:style-name="P1">ExecFile_Impl()</text:p>
        </draw:connector>
        <draw:connector draw:style-name="local_20_usage_20__2f__20_return_20_type" draw:text-style-name="P1" draw:layer="layout" svg:x1="58.53cm" svg:y1="39.618cm" svg:x2="61.932cm" svg:y2="42.713cm" draw:start-shape="id676" draw:start-glue-point="1" draw:end-shape="id677" draw:end-glue-point="3">
          <text:p text:style-name="P1">GUIStoreModel()</text:p>
        </draw:connector>
        <draw:custom-shape draw:style-name="namespace" draw:layer="layout" svg:width="12.172cm" svg:height="7.886cm" svg:x="72.155cm" svg:y="39.578cm">
          <text:p text:style-name="P1">sfx2</text:p>
          <draw:enhanced-geometry svg:viewBox="0 0 21600 21600" draw:type="rectangle" draw:enhanced-path="M 0 0 L 21600 0 21600 21600 0 21600 0 0 Z N"/>
        </draw:custom-shape>
        <draw:custom-shape draw:style-name="gr1" draw:text-style-name="P3" draw:id="id678" draw:layer="layout" svg:width="3.096cm" svg:height="0.899cm" svg:x="72.923cm" svg:y="40.295cm">
          <text:p text:style-name="P2">FileDialogHelper</text:p>
          <draw:enhanced-geometry svg:viewBox="0 0 21600 21600" draw:type="rectangle" draw:enhanced-path="M 0 0 L 21600 0 21600 21600 0 21600 0 0 Z N"/>
        </draw:custom-shape>
        <draw:custom-shape draw:style-name="gr1" draw:text-style-name="P3" draw:id="id679" draw:layer="layout" svg:width="3.731cm" svg:height="0.899cm" svg:x="78.214cm" svg:y="40.612cm">
          <text:p text:style-name="P2">FileDialogHelper_Impl</text:p>
          <draw:enhanced-geometry svg:viewBox="0 0 21600 21600" draw:type="rectangle" draw:enhanced-path="M 0 0 L 21600 0 21600 21600 0 21600 0 0 Z N"/>
        </draw:custom-shape>
        <draw:connector draw:style-name="data_20_member_20__28_pointer_29_" draw:layer="layout" svg:x1="76.019cm" svg:y1="40.744cm" svg:x2="78.214cm" svg:y2="41.061cm" draw:start-shape="id678" draw:start-glue-point="1" draw:end-shape="id679" draw:end-glue-point="3">
          <text:p text:style-name="P1"/>
        </draw:connector>
        <draw:custom-shape draw:style-name="class_20__28_external_20_module_29_" draw:id="id681" draw:layer="layout" svg:width="2.621cm" svg:height="0.65cm" svg:x="58.629cm" svg:y="29.007cm">
          <text:p text:style-name="P1">INetURLObject</text:p>
          <draw:enhanced-geometry svg:viewBox="0 0 21600 21600" draw:type="rectangle" draw:enhanced-path="M 0 0 L 21600 0 21600 21600 0 21600 0 0 Z N"/>
        </draw:custom-shape>
        <draw:connector draw:style-name="data_20_member_20__28_pointer_29_" draw:layer="layout" draw:line-skew="-0.834cm" svg:x1="57.075cm" svg:y1="31.02cm" svg:x2="60.117cm" svg:y2="24.139cm" draw:start-shape="id654" draw:start-glue-point="4" draw:end-shape="id680" draw:end-glue-point="3">
          <text:p text:style-name="P1"/>
        </draw:connector>
        <draw:connector draw:style-name="data_20_member_20__28_pointer_29_" draw:layer="layout" draw:line-skew="0.223cm" svg:x1="57.075cm" svg:y1="31.46cm" svg:x2="58.629cm" svg:y2="29.332cm" draw:start-shape="id654" draw:start-glue-point="5" draw:end-shape="id681" draw:end-glue-point="3">
          <text:p text:style-name="P1"/>
        </draw:connector>
        <draw:custom-shape draw:style-name="class_20__28_external_20_module_29_" draw:id="id682" draw:layer="layout" svg:width="2.478cm" svg:height="0.546cm" svg:x="59.807cm" svg:y="30.426cm">
          <text:p text:style-name="P1">SvGlobalName</text:p>
          <draw:enhanced-geometry svg:viewBox="0 0 21600 21600" draw:type="rectangle" draw:enhanced-path="M 0 0 L 21600 0 21600 21600 0 21600 0 0 Z N"/>
        </draw:custom-shape>
        <draw:connector draw:style-name="gr20" draw:text-style-name="P3" draw:layer="layout" svg:x1="57.075cm" svg:y1="31.979cm" svg:x2="59.807cm" svg:y2="30.699cm" draw:start-shape="id654" draw:start-glue-point="6" draw:end-shape="id682" draw:end-glue-point="3">
          <text:p text:style-name="P1"/>
        </draw:connector>
        <draw:custom-shape draw:style-name="gr2" draw:id="id683" draw:layer="layout" svg:width="2.791cm" svg:height="1.034cm" svg:x="60.553cm" svg:y="32.446cm">
          <text:p text:style-name="P1">SfxMedium_Impl</text:p>
          <draw:enhanced-geometry svg:viewBox="0 0 21600 21600" draw:type="rectangle" draw:enhanced-path="M 0 0 L 21600 0 21600 21600 0 21600 0 0 Z N"/>
        </draw:custom-shape>
        <draw:connector draw:style-name="data_20_member_20__28_pointer_29_" draw:layer="layout" svg:x1="57.077cm" svg:y1="32.924cm" svg:x2="60.553cm" svg:y2="32.963cm" draw:start-shape="id654" draw:start-glue-point="1" draw:end-shape="id683" draw:end-glue-point="3">
          <text:p text:style-name="P1"/>
        </draw:connector>
        <draw:custom-shape draw:style-name="gr1" draw:text-style-name="P3" draw:layer="layout" svg:width="2.498cm" svg:height="0.684cm" svg:x="47.55cm" svg:y="53.871cm">
          <text:p text:style-name="P2">SfxStateCache</text:p>
          <draw:enhanced-geometry svg:viewBox="0 0 21600 21600" draw:type="rectangle" draw:enhanced-path="M 0 0 L 21600 0 21600 21600 0 21600 0 0 Z N"/>
        </draw:custom-shape>
        <draw:custom-shape draw:style-name="gr1" draw:text-style-name="P3" draw:id="id685" draw:layer="layout" svg:width="2.922cm" svg:height="0.672cm" svg:x="48.28cm" svg:y="55.308cm">
          <text:p text:style-name="P2">SfxBindings_Impl</text:p>
          <draw:enhanced-geometry svg:viewBox="0 0 21600 21600" draw:type="rectangle" draw:enhanced-path="M 0 0 L 21600 0 21600 21600 0 21600 0 0 Z N"/>
        </draw:custom-shape>
        <draw:connector draw:style-name="data_20_member_20__28_pointer_29_" draw:layer="layout" svg:x1="47.069cm" svg:y1="55.768cm" svg:x2="48.28cm" svg:y2="55.644cm" draw:start-shape="id684" draw:start-glue-point="1" draw:end-shape="id685" draw:end-glue-point="3">
          <text:p text:style-name="P1"/>
        </draw:connector>
        <draw:custom-shape draw:style-name="gr3" draw:layer="layout" svg:width="3.393cm" svg:height="0.66cm" svg:x="47.927cm" svg:y="57.971cm">
          <text:p text:style-name="P1">SfxFoundCache_Impl</text:p>
          <draw:enhanced-geometry svg:viewBox="0 0 21600 21600" draw:type="rectangle" draw:enhanced-path="M 0 0 L 21600 0 21600 21600 0 21600 0 0 Z N"/>
        </draw:custom-shape>
        <draw:custom-shape draw:style-name="gr1" draw:text-style-name="P3" draw:layer="layout" svg:width="1.508cm" svg:height="0.613cm" svg:x="44.322cm" svg:y="57.735cm">
          <text:p text:style-name="P2">SfxSlot</text:p>
          <draw:enhanced-geometry svg:viewBox="0 0 21600 21600" draw:type="rectangle" draw:enhanced-path="M 0 0 L 21600 0 21600 21600 0 21600 0 0 Z N"/>
        </draw:custom-shape>
        <draw:custom-shape draw:style-name="gr1" draw:text-style-name="P3" draw:layer="layout" svg:width="2.214cm" svg:height="0.565cm" svg:x="44.322cm" svg:y="59.597cm">
          <text:p text:style-name="P2">SfxRequest</text:p>
          <draw:enhanced-geometry svg:viewBox="0 0 21600 21600" draw:type="rectangle" draw:enhanced-path="M 0 0 L 21600 0 21600 21600 0 21600 0 0 Z N"/>
        </draw:custom-shape>
        <draw:custom-shape draw:style-name="gr2" draw:text-style-name="P1" draw:id="id686" draw:layer="layout" svg:width="2.56cm" svg:height="0.623cm" svg:x="33.933cm" svg:y="35.859cm">
          <text:p text:style-name="P1">SfxModule_Imp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33.153cm" svg:y1="36.045cm" svg:x2="33.933cm" svg:y2="36.17cm" draw:start-shape="id660" draw:start-glue-point="1" draw:end-shape="id686" draw:end-glue-point="3">
          <text:p text:style-name="P1"/>
        </draw:connector>
        <draw:custom-shape draw:style-name="gr1" draw:text-style-name="P3" draw:id="id687" draw:layer="layout" svg:width="1.944cm" svg:height="3.188cm" svg:x="37.555cm" svg:y="35.871cm">
          <draw:glue-point draw:id="4" svg:x="5cm" svg:y="-3.942cm"/>
          <draw:glue-point draw:id="5" svg:x="5cm" svg:y="-2.722cm"/>
          <draw:glue-point draw:id="6" svg:x="5cm" svg:y="-1.26cm"/>
          <draw:glue-point draw:id="7" svg:x="5cm" svg:y="1.502cm"/>
          <draw:glue-point draw:id="8" svg:x="5cm" svg:y="2.967cm"/>
          <text:p text:style-name="P2">SfxSlotPool</text:p>
          <draw:enhanced-geometry svg:viewBox="0 0 21600 21600" draw:type="rectangle" draw:enhanced-path="M 0 0 L 21600 0 21600 21600 0 21600 0 0 Z N"/>
        </draw:custom-shape>
        <draw:connector draw:style-name="data_20_member_20__28_pointer_29_" draw:layer="layout" svg:x1="36.493cm" svg:y1="36.17cm" svg:x2="37.555cm" svg:y2="37.465cm" draw:start-shape="id686" draw:start-glue-point="1" draw:end-shape="id687" draw:end-glue-point="3">
          <text:p text:style-name="P1"/>
        </draw:connector>
        <draw:custom-shape draw:style-name="gr1" draw:text-style-name="P3" draw:id="id688" draw:layer="layout" svg:width="3.447cm" svg:height="0.622cm" svg:x="41.184cm" svg:y="35.793cm">
          <text:p text:style-name="P2">SfxInterfaceArr_Impl</text:p>
          <draw:enhanced-geometry svg:viewBox="0 0 21600 21600" draw:type="rectangle" draw:enhanced-path="M 0 0 L 21600 0 21600 21600 0 21600 0 0 Z N"/>
        </draw:custom-shape>
        <draw:connector draw:style-name="data_20_member_20__28_pointer_29_" draw:layer="layout" svg:x1="39.499cm" svg:y1="36.209cm" svg:x2="41.184cm" svg:y2="36.104cm" draw:start-shape="id687" draw:start-glue-point="4" draw:end-shape="id688">
          <text:p text:style-name="P1"/>
        </draw:connector>
        <draw:custom-shape draw:style-name="gr2" draw:id="id691" draw:layer="layout" svg:width="4.303cm" svg:height="0.7cm" svg:x="34.963cm" svg:y="52.847cm">
          <text:p text:style-name="P1">SfxAcceleratorConfigPage</text:p>
          <draw:enhanced-geometry svg:viewBox="0 0 21600 21600" draw:type="rectangle" draw:enhanced-path="M 0 0 L 21600 0 21600 21600 0 21600 0 0 Z N"/>
        </draw:custom-shape>
        <draw:custom-shape draw:style-name="gr1" draw:text-style-name="P3" draw:id="id689" draw:layer="layout" svg:width="4.406cm" svg:height="0.648cm" svg:x="29.107cm" svg:y="52.743cm">
          <text:p text:style-name="P2">SfxAccCfgTabListBox_Impl</text:p>
          <draw:enhanced-geometry svg:viewBox="0 0 21600 21600" draw:type="rectangle" draw:enhanced-path="M 0 0 L 21600 0 21600 21600 0 21600 0 0 Z N"/>
        </draw:custom-shape>
        <draw:custom-shape draw:style-name="class_20__28_external_20_module_29_" draw:id="id690" draw:layer="layout" svg:width="2.8cm" svg:height="0.622cm" svg:x="30.065cm" svg:y="50.722cm">
          <text:p text:style-name="P1">SvTabListBox</text:p>
          <draw:enhanced-geometry svg:viewBox="0 0 21600 21600" draw:type="rectangle" draw:enhanced-path="M 0 0 L 21600 0 21600 21600 0 21600 0 0 Z N"/>
        </draw:custom-shape>
        <draw:connector draw:style-name="inheritance_20__28_public_29_" draw:layer="layout" svg:x1="31.31cm" svg:y1="52.743cm" svg:x2="31.465cm" svg:y2="51.344cm" draw:start-shape="id689" draw:start-glue-point="0" draw:end-shape="id690" draw:end-glue-point="2">
          <text:p text:style-name="P1"/>
        </draw:connector>
        <draw:connector draw:style-name="data_20_member_20__28_pointer_29_" draw:layer="layout" svg:x1="33.513cm" svg:y1="53.067cm" svg:x2="34.963cm" svg:y2="53.197cm" draw:start-shape="id689" draw:start-glue-point="1" draw:end-shape="id691" draw:end-glue-point="3">
          <text:p text:style-name="P1"/>
        </draw:connector>
        <draw:custom-shape draw:style-name="gr1" draw:text-style-name="P3" draw:id="id692" draw:layer="layout" svg:width="4.328cm" svg:height="0.596cm" svg:x="22.237cm" svg:y="53.365cm">
          <text:p text:style-name="P2">SfxAcceleratorConfigPage</text:p>
          <draw:enhanced-geometry svg:viewBox="0 0 21600 21600" draw:type="rectangle" draw:enhanced-path="M 0 0 L 21600 0 21600 21600 0 21600 0 0 Z N"/>
        </draw:custom-shape>
        <draw:connector draw:style-name="data_20_member_20__28_multiple_29_" draw:text-style-name="P1" draw:layer="layout" svg:x1="26.565cm" svg:y1="53.663cm" svg:x2="29.107cm" svg:y2="53.067cm" draw:start-shape="id692" draw:start-glue-point="1" draw:end-shape="id689" draw:end-glue-point="3">
          <text:p text:style-name="P1">aEntriesBox</text:p>
        </draw:connector>
        <draw:custom-shape draw:style-name="gr1" draw:text-style-name="P3" draw:id="id693" draw:layer="layout" svg:width="2.254cm" svg:height="0.57cm" svg:x="23.197cm" svg:y="51.396cm">
          <text:p text:style-name="P2">SfxTabPage</text:p>
          <draw:enhanced-geometry svg:viewBox="0 0 21600 21600" draw:type="rectangle" draw:enhanced-path="M 0 0 L 21600 0 21600 21600 0 21600 0 0 Z N"/>
        </draw:custom-shape>
        <draw:connector draw:style-name="inheritance_20__28_public_29_" draw:layer="layout" svg:x1="24.401cm" svg:y1="53.365cm" svg:x2="24.324cm" svg:y2="51.966cm" draw:start-shape="id692" draw:start-glue-point="0" draw:end-shape="id693" draw:end-glue-point="2">
          <text:p text:style-name="P1"/>
        </draw:connector>
      </draw:page>
      <draw:page draw:name="sot" draw:style-name="dp1" draw:master-page-name="Default">
        <office:forms form:automatic-focus="false" form:apply-design-mode="false"/>
        <draw:custom-shape draw:style-name="gr1" draw:text-style-name="P3" draw:id="id694" draw:layer="layout" svg:width="2.116cm" svg:height="2.976cm" svg:x="16.912cm" svg:y="39.027cm">
          <draw:glue-point draw:id="4" svg:x="5cm" svg:y="-3.373cm"/>
          <draw:glue-point draw:id="5" svg:x="5cm" svg:y="1.737cm"/>
          <draw:glue-point draw:id="6" svg:x="5cm" svg:y="-1.596cm"/>
          <draw:glue-point draw:id="7" svg:x="5cm" svg:y="3.444cm"/>
          <text:p text:style-name="P2">SotStorage</text:p>
          <draw:enhanced-geometry svg:viewBox="0 0 21600 21600" draw:type="rectangle" draw:enhanced-path="M 0 0 L 21600 0 21600 21600 0 21600 0 0 Z N"/>
        </draw:custom-shape>
        <draw:custom-shape draw:style-name="gr1" draw:text-style-name="P3" draw:id="id695" draw:layer="layout" svg:width="4.7cm" svg:height="0.661cm" svg:x="16.89cm" svg:y="30.111cm">
          <draw:glue-point draw:id="4" svg:x="-3.968cm" svg:y="4.992cm"/>
          <draw:glue-point draw:id="5" svg:x="-2.768cm" svg:y="4.992cm"/>
          <draw:glue-point draw:id="6" svg:x="-1.265cm" svg:y="4.992cm"/>
          <draw:glue-point draw:id="7" svg:x="1.436cm" svg:y="4.992cm"/>
          <draw:glue-point draw:id="8" svg:x="2.71cm" svg:y="4.992cm"/>
          <draw:glue-point draw:id="9" svg:x="4.1cm" svg:y="4.992cm"/>
          <text:p text:style-name="P2">SotObject</text:p>
          <draw:enhanced-geometry svg:viewBox="0 0 21600 21600" draw:type="rectangle" draw:enhanced-path="M 0 0 L 21600 0 21600 21600 0 21600 0 0 Z N"/>
        </draw:custom-shape>
        <draw:custom-shape draw:style-name="gr1" draw:text-style-name="P3" draw:id="id696" draw:layer="layout" svg:width="2.902cm" svg:height="0.661cm" svg:x="20.188cm" svg:y="35.64cm">
          <text:p text:style-name="P2">SotStorageStream</text:p>
          <draw:enhanced-geometry svg:viewBox="0 0 21600 21600" draw:type="rectangle" draw:enhanced-path="M 0 0 L 21600 0 21600 21600 0 21600 0 0 Z N"/>
        </draw:custom-shape>
        <draw:connector draw:style-name="inheritance_20__28_public_29_" draw:layer="layout" svg:x1="17.97cm" svg:y1="39.027cm" svg:x2="17.94cm" svg:y2="30.77cm" draw:start-shape="id694" draw:start-glue-point="0" draw:end-shape="id695" draw:end-glue-point="5">
          <text:p text:style-name="P1"/>
        </draw:connector>
        <draw:connector draw:style-name="inheritance_20__28_public_29_" draw:layer="layout" svg:x1="21.639cm" svg:y1="35.64cm" svg:x2="20.513cm" svg:y2="30.77cm" draw:start-shape="id696" draw:start-glue-point="0" draw:end-shape="id695" draw:end-glue-point="8">
          <text:p text:style-name="P1"/>
        </draw:connector>
        <draw:custom-shape draw:style-name="class_20__28_external_20_module_29_" draw:id="id697" draw:layer="layout" svg:width="2.24cm" svg:height="0.617cm" svg:x="18.133cm" svg:y="27.022cm">
          <text:p text:style-name="P1">SvRefBase</text:p>
          <draw:enhanced-geometry svg:viewBox="0 0 21600 21600" draw:type="rectangle" draw:enhanced-path="M 0 0 L 21600 0 21600 21600 0 21600 0 0 Z N"/>
        </draw:custom-shape>
        <draw:connector draw:style-name="inheritance_20__28_public_29_" draw:layer="layout" svg:x1="19.24cm" svg:y1="30.111cm" svg:x2="19.253cm" svg:y2="27.639cm" draw:start-shape="id695" draw:start-glue-point="0" draw:end-shape="id697">
          <text:p text:style-name="P1"/>
        </draw:connector>
        <draw:custom-shape draw:style-name="gr1" draw:text-style-name="P3" draw:layer="layout" svg:width="2.469cm" svg:height="0.661cm" svg:x="14.2cm" svg:y="25.225cm">
          <text:p text:style-name="P2">SotDataObject</text:p>
          <draw:enhanced-geometry svg:viewBox="0 0 21600 21600" draw:type="rectangle" draw:enhanced-path="M 0 0 L 21600 0 21600 21600 0 21600 0 0 Z N"/>
        </draw:custom-shape>
        <draw:custom-shape draw:style-name="gr1" draw:text-style-name="P3" draw:layer="layout" svg:width="2.469cm" svg:height="0.661cm" svg:x="19.184cm" svg:y="25.027cm">
          <text:p text:style-name="P2">SotExchange</text:p>
          <draw:enhanced-geometry svg:viewBox="0 0 21600 21600" draw:type="rectangle" draw:enhanced-path="M 0 0 L 21600 0 21600 21600 0 21600 0 0 Z N"/>
        </draw:custom-shape>
        <draw:custom-shape draw:style-name="gr1" draw:text-style-name="P3" draw:layer="layout" svg:width="2.116cm" svg:height="0.661cm" svg:x="31.487cm" svg:y="22.469cm">
          <text:p text:style-name="P2">SotFactory</text:p>
          <draw:enhanced-geometry svg:viewBox="0 0 21600 21600" draw:type="rectangle" draw:enhanced-path="M 0 0 L 21600 0 21600 21600 0 21600 0 0 Z N"/>
        </draw:custom-shape>
        <draw:custom-shape draw:style-name="gr1" draw:text-style-name="P3" draw:layer="layout" svg:width="2.558cm" svg:height="0.661cm" svg:x="33.095cm" svg:y="23.946cm">
          <text:p text:style-name="P2">SotFactoryList</text:p>
          <draw:enhanced-geometry svg:viewBox="0 0 21600 21600" draw:type="rectangle" draw:enhanced-path="M 0 0 L 21600 0 21600 21600 0 21600 0 0 Z N"/>
        </draw:custom-shape>
        <draw:custom-shape draw:style-name="gr1" draw:text-style-name="P3" draw:layer="layout" svg:width="2.734cm" svg:height="0.661cm" svg:x="33.889cm" svg:y="25.115cm">
          <text:p text:style-name="P2">SotObjectFactory</text:p>
          <draw:enhanced-geometry svg:viewBox="0 0 21600 21600" draw:type="rectangle" draw:enhanced-path="M 0 0 L 21600 0 21600 21600 0 21600 0 0 Z N"/>
        </draw:custom-shape>
        <draw:custom-shape draw:style-name="gr1" draw:text-style-name="P3" draw:layer="layout" svg:width="2.734cm" svg:height="0.661cm" svg:x="35.146cm" svg:y="26.173cm">
          <text:p text:style-name="P2">SotObjectList</text:p>
          <draw:enhanced-geometry svg:viewBox="0 0 21600 21600" draw:type="rectangle" draw:enhanced-path="M 0 0 L 21600 0 21600 21600 0 21600 0 0 Z N"/>
        </draw:custom-shape>
        <draw:custom-shape draw:style-name="gr1" draw:text-style-name="P3" draw:layer="layout" svg:width="2.403cm" svg:height="0.661cm" svg:x="35.609cm" svg:y="27.562cm">
          <text:p text:style-name="P2">SotObjectRef</text:p>
          <draw:enhanced-geometry svg:viewBox="0 0 21600 21600" draw:type="rectangle" draw:enhanced-path="M 0 0 L 21600 0 21600 21600 0 21600 0 0 Z N"/>
        </draw:custom-shape>
        <draw:custom-shape draw:style-name="gr1" draw:text-style-name="P3" draw:layer="layout" svg:width="2.902cm" svg:height="0.661cm" svg:x="32.897cm" svg:y="31.178cm">
          <text:p text:style-name="P2">SotStorageFactory</text:p>
          <draw:enhanced-geometry svg:viewBox="0 0 21600 21600" draw:type="rectangle" draw:enhanced-path="M 0 0 L 21600 0 21600 21600 0 21600 0 0 Z N"/>
        </draw:custom-shape>
        <draw:custom-shape draw:style-name="gr1" draw:text-style-name="P3" draw:layer="layout" svg:width="3.991cm" svg:height="0.661cm" svg:x="33.338cm" svg:y="32.457cm">
          <text:p text:style-name="P2">SotStorageStreamFactory</text:p>
          <draw:enhanced-geometry svg:viewBox="0 0 21600 21600" draw:type="rectangle" draw:enhanced-path="M 0 0 L 21600 0 21600 21600 0 21600 0 0 Z N"/>
        </draw:custom-shape>
        <draw:custom-shape draw:style-name="gr3" draw:layer="layout" svg:width="2.47cm" svg:height="0.661cm" svg:x="32.279cm" svg:y="28.731cm">
          <text:p text:style-name="P1">SotAction_Impl</text:p>
          <draw:enhanced-geometry svg:viewBox="0 0 21600 21600" draw:type="rectangle" draw:enhanced-path="M 0 0 L 21600 0 21600 21600 0 21600 0 0 Z N"/>
        </draw:custom-shape>
        <draw:custom-shape draw:style-name="gr3" draw:layer="layout" svg:width="2.315cm" svg:height="0.661cm" svg:x="35.322cm" svg:y="28.664cm">
          <text:p text:style-name="P1">SotData_Impl</text:p>
          <draw:enhanced-geometry svg:viewBox="0 0 21600 21600" draw:type="rectangle" draw:enhanced-path="M 0 0 L 21600 0 21600 21600 0 21600 0 0 Z N"/>
        </draw:custom-shape>
        <draw:custom-shape draw:style-name="gr3" draw:layer="layout" svg:width="3.813cm" svg:height="0.661cm" svg:x="35.676cm" svg:y="29.9cm">
          <text:p text:style-name="P1">SotDestinationEntry_Impl</text:p>
          <draw:enhanced-geometry svg:viewBox="0 0 21600 21600" draw:type="rectangle" draw:enhanced-path="M 0 0 L 21600 0 21600 21600 0 21600 0 0 Z N"/>
        </draw:custom-shape>
        <draw:custom-shape draw:style-name="gr1" draw:text-style-name="P3" draw:id="id698" draw:layer="layout" svg:width="4.079cm" svg:height="0.596cm" svg:x="23.946cm" svg:y="29.964cm">
          <text:p text:style-name="P2">SvAggregateMemberList</text:p>
          <draw:enhanced-geometry svg:viewBox="0 0 21600 21600" draw:type="rectangle" draw:enhanced-path="M 0 0 L 21600 0 21600 21600 0 21600 0 0 Z N"/>
        </draw:custom-shape>
        <draw:connector draw:style-name="data_20_member_20__28_pointer_29_" draw:layer="layout" svg:x1="21.59cm" svg:y1="30.441cm" svg:x2="23.946cm" svg:y2="30.262cm" draw:start-shape="id695" draw:start-glue-point="1" draw:end-shape="id698" draw:end-glue-point="3">
          <text:p text:style-name="P1"/>
        </draw:connector>
        <draw:custom-shape draw:style-name="gr1" draw:text-style-name="P3" draw:id="id701" draw:layer="layout" svg:width="1.764cm" svg:height="0.661cm" svg:x="17.423cm" svg:y="49.826cm">
          <draw:glue-point draw:id="4" svg:x="-2.375cm" svg:y="-5.007cm"/>
          <draw:glue-point draw:id="5" svg:x="2.25cm" svg:y="-5.007cm"/>
          <text:p text:style-name="P2">Storage</text:p>
          <draw:enhanced-geometry svg:viewBox="0 0 21600 21600" draw:type="rectangle" draw:enhanced-path="M 0 0 L 21600 0 21600 21600 0 21600 0 0 Z N"/>
        </draw:custom-shape>
        <draw:custom-shape draw:style-name="gr1" draw:text-style-name="P3" draw:id="id702" draw:layer="layout" svg:width="2.072cm" svg:height="0.661cm" svg:x="22.909cm" svg:y="44.032cm">
          <text:p text:style-name="P2">UCBStorage</text:p>
          <draw:enhanced-geometry svg:viewBox="0 0 21600 21600" draw:type="rectangle" draw:enhanced-path="M 0 0 L 21600 0 21600 21600 0 21600 0 0 Z N"/>
        </draw:custom-shape>
        <draw:custom-shape draw:style-name="gr1" draw:text-style-name="P3" draw:id="id699" draw:layer="layout" svg:width="2.072cm" svg:height="0.661cm" svg:x="21.255cm" svg:y="41.364cm">
          <draw:glue-point draw:id="4" svg:x="-2.446cm" svg:y="4.992cm"/>
          <draw:glue-point draw:id="5" svg:x="2.446cm" svg:y="4.992cm"/>
          <text:p text:style-name="P2">BaseStorage</text:p>
          <draw:enhanced-geometry svg:viewBox="0 0 21600 21600" draw:type="rectangle" draw:enhanced-path="M 0 0 L 21600 0 21600 21600 0 21600 0 0 Z N"/>
        </draw:custom-shape>
        <draw:custom-shape draw:style-name="gr1" draw:text-style-name="P3" draw:id="id700" draw:layer="layout" svg:width="2.072cm" svg:height="0.661cm" svg:x="21.256cm" svg:y="40.02cm">
          <text:p text:style-name="P2">StorageBase</text:p>
          <draw:enhanced-geometry svg:viewBox="0 0 21600 21600" draw:type="rectangle" draw:enhanced-path="M 0 0 L 21600 0 21600 21600 0 21600 0 0 Z N"/>
        </draw:custom-shape>
        <draw:connector draw:style-name="inheritance_20__28_public_29_" draw:layer="layout" svg:x1="22.291cm" svg:y1="41.364cm" svg:x2="22.292cm" svg:y2="40.681cm" draw:start-shape="id699" draw:start-glue-point="0" draw:end-shape="id700" draw:end-glue-point="2">
          <text:p text:style-name="P1"/>
        </draw:connector>
        <draw:connector draw:style-name="inheritance_20__28_public_29_" draw:layer="layout" svg:x1="17.887cm" svg:y1="49.826cm" svg:x2="21.785cm" svg:y2="42.023cm" draw:start-shape="id701" draw:start-glue-point="4" draw:end-shape="id699" draw:end-glue-point="4">
          <text:p text:style-name="P1"/>
        </draw:connector>
        <draw:connector draw:style-name="inheritance_20__28_public_29_" draw:layer="layout" svg:x1="23.945cm" svg:y1="44.032cm" svg:x2="22.797cm" svg:y2="42.023cm" draw:start-shape="id702" draw:start-glue-point="0" draw:end-shape="id699" draw:end-glue-point="5">
          <text:p text:style-name="P1"/>
        </draw:connector>
        <draw:custom-shape draw:style-name="gr1" draw:text-style-name="P3" draw:id="id703" draw:layer="layout" svg:width="2.8cm" svg:height="1.53cm" svg:x="19.118cm" svg:y="46.703cm">
          <draw:glue-point draw:id="4" svg:x="2.396cm" svg:y="4.992cm"/>
          <draw:glue-point draw:id="5" svg:x="-2.564cm" svg:y="4.992cm"/>
          <draw:glue-point draw:id="6" svg:x="5cm" svg:y="3.098cm"/>
          <text:p text:style-name="P2">OLEStorageBase</text:p>
          <draw:enhanced-geometry svg:viewBox="0 0 21600 21600" draw:type="rectangle" draw:enhanced-path="M 0 0 L 21600 0 21600 21600 0 21600 0 0 Z N"/>
        </draw:custom-shape>
        <draw:connector draw:style-name="inheritance_20__28_public_29_" draw:layer="layout" svg:x1="18.701cm" svg:y1="49.826cm" svg:x2="19.801cm" svg:y2="48.231cm" draw:start-shape="id701" draw:start-glue-point="5" draw:end-shape="id703" draw:end-glue-point="5">
          <text:p text:style-name="P1"/>
        </draw:connector>
        <draw:connector draw:style-name="data_20_member_20__28_pointer_29_" draw:layer="layout" svg:x1="19.028cm" svg:y1="41.539cm" svg:x2="21.255cm" svg:y2="41.694cm" draw:start-shape="id694" draw:start-glue-point="7" draw:end-shape="id699" draw:end-glue-point="3">
          <text:p text:style-name="P1"/>
        </draw:connector>
        <draw:custom-shape draw:style-name="gr1" draw:text-style-name="P3" draw:id="id704" draw:layer="layout" svg:width="2.425cm" svg:height="0.661cm" svg:x="20.052cm" svg:y="50.597cm">
          <draw:glue-point draw:id="4" svg:x="-2.375cm" svg:y="-5.007cm"/>
          <draw:glue-point draw:id="5" svg:x="2.25cm" svg:y="-5.007cm"/>
          <text:p text:style-name="P2">StorageStream</text:p>
          <draw:enhanced-geometry svg:viewBox="0 0 21600 21600" draw:type="rectangle" draw:enhanced-path="M 0 0 L 21600 0 21600 21600 0 21600 0 0 Z N"/>
        </draw:custom-shape>
        <draw:connector draw:style-name="inheritance_20__28_public_29_" draw:layer="layout" svg:x1="21.264cm" svg:y1="50.597cm" svg:x2="21.188cm" svg:y2="48.231cm" draw:start-shape="id704" draw:start-glue-point="0" draw:end-shape="id703" draw:end-glue-point="4">
          <text:p text:style-name="P1"/>
        </draw:connector>
        <draw:custom-shape draw:style-name="gr1" draw:text-style-name="P3" draw:id="id705" draw:layer="layout" svg:width="1.345cm" svg:height="1.843cm" svg:x="24.434cm" svg:y="47.316cm">
          <draw:glue-point draw:id="4" svg:x="4.996cm" svg:y="2.566cm"/>
          <draw:glue-point draw:id="5" svg:x="4.996cm" svg:y="-3.033cm"/>
          <text:p text:style-name="P2">StgIo</text:p>
          <draw:enhanced-geometry svg:viewBox="0 0 21600 21600" draw:type="rectangle" draw:enhanced-path="M 0 0 L 21600 0 21600 21600 0 21600 0 0 Z N"/>
        </draw:custom-shape>
        <draw:custom-shape draw:style-name="gr1" draw:text-style-name="P3" draw:id="id706" draw:layer="layout" svg:width="1.741cm" svg:height="0.617cm" svg:x="23.637cm" svg:y="45.372cm">
          <text:p text:style-name="P2">StgCache</text:p>
          <draw:enhanced-geometry svg:viewBox="0 0 21600 21600" draw:type="rectangle" draw:enhanced-path="M 0 0 L 21600 0 21600 21600 0 21600 0 0 Z N"/>
        </draw:custom-shape>
        <draw:connector draw:style-name="inheritance_20__28_public_29_" draw:layer="layout" svg:x1="25.106cm" svg:y1="47.316cm" svg:x2="24.507cm" svg:y2="45.989cm" draw:start-shape="id705" draw:start-glue-point="0" draw:end-shape="id706" draw:end-glue-point="2">
          <text:p text:style-name="P1"/>
        </draw:connector>
        <draw:custom-shape draw:style-name="class_20__28_external_20_module_29_" draw:id="id707" draw:layer="layout" svg:width="1.83cm" svg:height="0.551cm" svg:x="21.144cm" svg:y="38.849cm">
          <text:p text:style-name="P1">SvStream</text:p>
          <draw:enhanced-geometry svg:viewBox="0 0 21600 21600" draw:type="rectangle" draw:enhanced-path="M 0 0 L 21600 0 21600 21600 0 21600 0 0 Z N"/>
        </draw:custom-shape>
        <draw:connector draw:style-name="data_20_member_20__28_pointer_29_" draw:layer="layout" svg:x1="19.028cm" svg:y1="39.512cm" svg:x2="21.144cm" svg:y2="39.124cm" draw:start-shape="id694" draw:start-glue-point="4" draw:end-shape="id707" draw:end-glue-point="3">
          <text:p text:style-name="P1"/>
        </draw:connector>
        <draw:custom-shape draw:style-name="gr1" draw:text-style-name="P3" draw:id="id709" draw:layer="layout" svg:width="2.138cm" svg:height="0.617cm" svg:x="33.022cm" svg:y="45.792cm">
          <text:p text:style-name="P2">StgDataStrm</text:p>
          <draw:enhanced-geometry svg:viewBox="0 0 21600 21600" draw:type="rectangle" draw:enhanced-path="M 0 0 L 21600 0 21600 21600 0 21600 0 0 Z N"/>
        </draw:custom-shape>
        <draw:custom-shape draw:style-name="gr1" draw:text-style-name="P3" draw:id="id711" draw:layer="layout" svg:width="2.034cm" svg:height="1.764cm" svg:x="33.103cm" svg:y="40.587cm">
          <draw:glue-point draw:id="4" svg:x="-2.561cm" svg:y="4.991cm"/>
          <draw:glue-point draw:id="5" svg:x="2.209cm" svg:y="4.991cm"/>
          <draw:glue-point draw:id="6" svg:x="5cm" svg:y="3.1cm"/>
          <draw:glue-point draw:id="7" svg:x="5cm" svg:y="-3.049cm"/>
          <text:p text:style-name="P2">StgStrm</text:p>
          <draw:enhanced-geometry svg:viewBox="0 0 21600 21600" draw:type="rectangle" draw:enhanced-path="M 0 0 L 21600 0 21600 21600 0 21600 0 0 Z N"/>
        </draw:custom-shape>
        <draw:custom-shape draw:style-name="gr1" draw:text-style-name="P3" draw:id="id710" draw:layer="layout" svg:width="2.138cm" svg:height="0.617cm" svg:x="30.664cm" svg:y="45.792cm">
          <text:p text:style-name="P2">StgFATStrm</text:p>
          <draw:enhanced-geometry svg:viewBox="0 0 21600 21600" draw:type="rectangle" draw:enhanced-path="M 0 0 L 21600 0 21600 21600 0 21600 0 0 Z N"/>
        </draw:custom-shape>
        <draw:custom-shape draw:style-name="gr1" draw:text-style-name="P3" draw:id="id712" draw:layer="layout" svg:width="2.138cm" svg:height="0.617cm" svg:x="35.404cm" svg:y="45.814cm">
          <text:p text:style-name="P2">StgSmallStrm</text:p>
          <draw:enhanced-geometry svg:viewBox="0 0 21600 21600" draw:type="rectangle" draw:enhanced-path="M 0 0 L 21600 0 21600 21600 0 21600 0 0 Z N"/>
        </draw:custom-shape>
        <draw:custom-shape draw:style-name="gr1" draw:text-style-name="P3" draw:id="id708" draw:layer="layout" svg:width="1.874cm" svg:height="0.617cm" svg:x="32.923cm" svg:y="48.389cm">
          <text:p text:style-name="P2">StgDirStrm</text:p>
          <draw:enhanced-geometry svg:viewBox="0 0 21600 21600" draw:type="rectangle" draw:enhanced-path="M 0 0 L 21600 0 21600 21600 0 21600 0 0 Z N"/>
        </draw:custom-shape>
        <draw:connector draw:style-name="inheritance_20__28_public_29_" draw:layer="layout" svg:x1="33.86cm" svg:y1="48.389cm" svg:x2="34.091cm" svg:y2="46.409cm" draw:start-shape="id708" draw:start-glue-point="0" draw:end-shape="id709" draw:end-glue-point="2">
          <text:p text:style-name="P1"/>
        </draw:connector>
        <draw:connector draw:style-name="inheritance_20__28_public_29_" draw:layer="layout" svg:x1="31.733cm" svg:y1="45.792cm" svg:x2="33.6cm" svg:y2="42.349cm" draw:start-shape="id710" draw:start-glue-point="0" draw:end-shape="id711" draw:end-glue-point="4">
          <text:p text:style-name="P1"/>
        </draw:connector>
        <draw:connector draw:style-name="inheritance_20__28_public_29_" draw:layer="layout" svg:x1="34.091cm" svg:y1="45.792cm" svg:x2="34.12cm" svg:y2="42.351cm" draw:start-shape="id709" draw:start-glue-point="0" draw:end-shape="id711" draw:end-glue-point="2">
          <text:p text:style-name="P1"/>
        </draw:connector>
        <draw:connector draw:style-name="inheritance_20__28_public_29_" draw:layer="layout" svg:x1="36.473cm" svg:y1="45.814cm" svg:x2="34.569cm" svg:y2="42.349cm" draw:start-shape="id712" draw:start-glue-point="0" draw:end-shape="id711" draw:end-glue-point="5">
          <text:p text:style-name="P1"/>
        </draw:connector>
        <draw:custom-shape draw:style-name="gr1" draw:text-style-name="P3" draw:id="id714" draw:layer="layout" svg:width="1.433cm" svg:height="0.661cm" svg:x="37.589cm" svg:y="41.163cm">
          <text:p text:style-name="P2">StgFAT</text:p>
          <draw:enhanced-geometry svg:viewBox="0 0 21600 21600" draw:type="rectangle" draw:enhanced-path="M 0 0 L 21600 0 21600 21600 0 21600 0 0 Z N"/>
        </draw:custom-shape>
        <draw:connector draw:style-name="data_20_member_20__28_pointer_29_" draw:layer="layout" svg:x1="21.918cm" svg:y1="47.468cm" svg:x2="24.434cm" svg:y2="48.237cm" draw:start-shape="id703" draw:start-glue-point="1" draw:end-shape="id705" draw:end-glue-point="3">
          <text:p text:style-name="P1"/>
        </draw:connector>
        <draw:frame draw:style-name="gr29" draw:text-style-name="P1" draw:layer="layout" svg:width="2.884cm" svg:height="0.714cm" svg:x="25.162cm" svg:y="46.224cm">
          <draw:text-box>
            <text:p text:style-name="P1">I/O subsystem</text:p>
          </draw:text-box>
        </draw:frame>
        <draw:custom-shape draw:style-name="gr1" draw:text-style-name="P3" draw:id="id713" draw:layer="layout" svg:width="2.011cm" svg:height="0.714cm" svg:x="24.316cm" svg:y="50.959cm">
          <text:p text:style-name="P2">StgDirEntry</text:p>
          <draw:enhanced-geometry svg:viewBox="0 0 21600 21600" draw:type="rectangle" draw:enhanced-path="M 0 0 L 21600 0 21600 21600 0 21600 0 0 Z N"/>
        </draw:custom-shape>
        <draw:connector draw:style-name="data_20_member_20__28_pointer_29_" draw:layer="layout" svg:x1="21.918cm" svg:y1="47.941cm" svg:x2="24.316cm" svg:y2="51.316cm" draw:start-shape="id703" draw:start-glue-point="6" draw:end-shape="id713" draw:end-glue-point="3">
          <text:p text:style-name="P1"/>
        </draw:connector>
        <draw:connector draw:style-name="data_20_member_20__28_pointer_29_" draw:layer="layout" svg:x1="35.137cm" svg:y1="41.469cm" svg:x2="37.589cm" svg:y2="41.493cm" draw:start-shape="id711" draw:start-glue-point="1" draw:end-shape="id714" draw:end-glue-point="3">
          <text:p text:style-name="P1"/>
        </draw:connector>
        <draw:frame draw:style-name="annotation" draw:layer="layout" svg:width="6.985cm" svg:height="1.554cm" svg:x="30.056cm" svg:y="39.033cm">
          <draw:text-box>
            <text:p text:style-name="P1">Base class <text:span text:style-name="T1">StgStrm</text:span> provides basic functionality for seeking and accessing the data on a physical medium. <text:s/>It uses its own FAT class for page allocations.</text:p>
          </draw:text-box>
        </draw:frame>
        <draw:custom-shape draw:style-name="gr1" draw:text-style-name="P3" draw:id="id715" draw:layer="layout" svg:width="2.011cm" svg:height="0.714cm" svg:x="37.227cm" svg:y="42.335cm">
          <text:p text:style-name="P2">StgDirEntry</text:p>
          <draw:enhanced-geometry svg:viewBox="0 0 21600 21600" draw:type="rectangle" draw:enhanced-path="M 0 0 L 21600 0 21600 21600 0 21600 0 0 Z N"/>
        </draw:custom-shape>
        <draw:connector draw:style-name="data_20_member_20__28_pointer_29_" draw:layer="layout" svg:x1="35.137cm" svg:y1="42.015cm" svg:x2="37.227cm" svg:y2="42.692cm" draw:start-shape="id711" draw:start-glue-point="6" draw:end-shape="id715" draw:end-glue-point="3">
          <text:p text:style-name="P1"/>
        </draw:connector>
        <draw:connector draw:style-name="data_20_member_20__28_pointer_29_" draw:layer="layout" svg:x1="25.777cm" svg:y1="48.709cm" svg:x2="32.923cm" svg:y2="48.697cm" draw:start-shape="id705" draw:start-glue-point="4" draw:end-shape="id708" draw:end-glue-point="3">
          <text:p text:style-name="P1"/>
        </draw:connector>
        <draw:custom-shape draw:style-name="gr1" draw:text-style-name="P3" draw:id="id716" draw:layer="layout" svg:width="1.984cm" svg:height="0.819cm" svg:x="27.147cm" svg:y="47.123cm">
          <draw:glue-point draw:id="4" svg:x="4.996cm" svg:y="2.566cm"/>
          <draw:glue-point draw:id="5" svg:x="4.996cm" svg:y="-3.033cm"/>
          <text:p text:style-name="P2">StgHeader</text:p>
          <draw:enhanced-geometry svg:viewBox="0 0 21600 21600" draw:type="rectangle" draw:enhanced-path="M 0 0 L 21600 0 21600 21600 0 21600 0 0 Z N"/>
        </draw:custom-shape>
        <draw:connector draw:style-name="data_20_member" draw:layer="layout" svg:x1="25.777cm" svg:y1="47.679cm" svg:x2="27.147cm" svg:y2="47.532cm" draw:start-shape="id705" draw:start-glue-point="5" draw:end-shape="id716" draw:end-glue-point="3">
          <text:p text:style-name="P1"/>
        </draw:connector>
      </draw:page>
      <draw:page draw:name="svtools" draw:style-name="dp1" draw:master-page-name="Default">
        <office:forms form:automatic-focus="false" form:apply-design-mode="false"/>
        <draw:frame draw:style-name="annotation" draw:layer="layout" svg:width="1.966cm" svg:height="0.662cm" svg:x="22.232cm" svg:y="9.393cm">
          <draw:text-box>
            <text:p text:style-name="P1">singleton</text:p>
          </draw:text-box>
        </draw:frame>
        <draw:custom-shape draw:style-name="gr1" draw:text-style-name="P3" draw:id="id717" draw:layer="layout" svg:width="3.441cm" svg:height="0.804cm" svg:x="13.093cm" svg:y="10.077cm">
          <text:p text:style-name="P2">SvFilterOptionsDialog</text:p>
          <draw:enhanced-geometry svg:viewBox="0 0 21600 21600" draw:type="rectangle" draw:enhanced-path="M 0 0 L 21600 0 21600 21600 0 21600 0 0 Z N"/>
        </draw:custom-shape>
        <draw:custom-shape draw:style-name="gr4" draw:id="id718" draw:layer="layout" svg:width="6.479cm" svg:height="2.078cm" svg:x="13.072cm" svg:y="5.765cm">
          <text:p text:style-name="P1">com.sun.star.document.XExporter</text:p>
          <text:p text:style-name="P1">com.sun.star.ui.dialogs.XExecutableDialog</text:p>
          <text:p text:style-name="P1">com.sun.star.beans.XPropertyAccess</text:p>
          <text:p text:style-name="P1">com.sun.star.lang.XInitialization</text:p>
          <text:p text:style-name="P1">com.sun.star.lang.XServiceInfo</text:p>
          <draw:enhanced-geometry svg:viewBox="0 0 21600 21600" draw:type="rectangle" draw:enhanced-path="M 0 0 L 21600 0 21600 21600 0 21600 0 0 Z N"/>
        </draw:custom-shape>
        <draw:connector draw:style-name="inheritance_20__28_public_29_" draw:layer="layout" svg:x1="14.813cm" svg:y1="10.077cm" svg:x2="16.311cm" svg:y2="7.843cm" draw:start-shape="id717" draw:start-glue-point="0" draw:end-shape="id718">
          <text:p text:style-name="P1"/>
        </draw:connector>
        <draw:custom-shape draw:style-name="gr1" draw:text-style-name="P3" draw:layer="layout" svg:width="2.547cm" svg:height="0.849cm" svg:x="21.451cm" svg:y="8.558cm">
          <text:p text:style-name="P2">GraphicFilter</text:p>
          <draw:enhanced-geometry svg:viewBox="0 0 21600 21600" draw:type="rectangle" draw:enhanced-path="M 0 0 L 21600 0 21600 21600 0 21600 0 0 Z N"/>
        </draw:custom-shape>
        <draw:custom-shape draw:style-name="gr2" draw:id="id719" draw:layer="layout" svg:width="2.721cm" svg:height="1.296cm" svg:x="20.113cm" svg:y="13.607cm">
          <draw:glue-point draw:id="4" svg:x="4.998cm" svg:y="-2.399cm" draw:escape-direction="right"/>
          <draw:glue-point draw:id="5" svg:x="4.998cm" svg:y="2.6cm"/>
          <text:p text:style-name="P1">SvtBroadcaster</text:p>
          <draw:enhanced-geometry svg:viewBox="0 0 21600 21600" draw:type="rectangle" draw:enhanced-path="M 0 0 L 21600 0 21600 21600 0 21600 0 0 Z N"/>
        </draw:custom-shape>
        <draw:custom-shape draw:style-name="gr2" draw:id="id720" draw:layer="layout" svg:width="2.747cm" svg:height="1.736cm" svg:x="27.915cm" svg:y="12.13cm">
          <draw:glue-point draw:id="4" svg:x="-5.001cm" svg:y="-1.866cm"/>
          <draw:glue-point draw:id="5" svg:x="-5.001cm" svg:y="1.59cm"/>
          <draw:glue-point draw:id="6" svg:x="-5.001cm" svg:y="3.171cm" draw:escape-direction="left"/>
          <text:p text:style-name="P1">SvtListenerBase</text:p>
          <draw:enhanced-geometry svg:viewBox="0 0 21600 21600" draw:type="rectangle" draw:enhanced-path="M 0 0 L 21600 0 21600 21600 0 21600 0 0 Z N"/>
        </draw:custom-shape>
        <draw:custom-shape draw:style-name="gr2" draw:id="id721" draw:layer="layout" svg:width="1.943cm" svg:height="1.321cm" svg:x="23.612cm" svg:y="15.189cm">
          <draw:glue-point draw:id="4" svg:x="4.997cm" svg:y="-2.452cm"/>
          <draw:glue-point draw:id="5" svg:x="4.997cm" svg:y="2.255cm"/>
          <text:p text:style-name="P1">SvtListener</text:p>
          <draw:enhanced-geometry svg:viewBox="0 0 21600 21600" draw:type="rectangle" draw:enhanced-path="M 0 0 L 21600 0 21600 21600 0 21600 0 0 Z N"/>
        </draw:custom-shape>
        <draw:connector draw:style-name="data_20_member_20__28_pointer_29_" draw:layer="layout" svg:x1="22.832cm" svg:y1="13.945cm" svg:x2="27.915cm" svg:y2="12.675cm" draw:start-shape="id719" draw:start-glue-point="4" draw:end-shape="id720" draw:end-glue-point="4">
          <text:p text:style-name="P1"/>
        </draw:connector>
        <draw:connector draw:style-name="data_20_member_20__28_pointer_29_" draw:layer="layout" draw:line-skew="0.363cm" svg:x1="27.915cm" svg:y1="12.998cm" svg:x2="22.834cm" svg:y2="14.255cm" draw:start-shape="id720" draw:start-glue-point="3" draw:end-shape="id719" draw:end-glue-point="1">
          <text:p text:style-name="P1"/>
        </draw:connector>
        <draw:connector draw:style-name="data_20_member_20__28_pointer_29_" draw:layer="layout" svg:x1="27.915cm" svg:y1="13.274cm" svg:x2="25.553cm" svg:y2="15.526cm" draw:start-shape="id720" draw:start-glue-point="5" draw:end-shape="id721" draw:end-glue-point="4">
          <text:p text:style-name="P1"/>
        </draw:connector>
        <draw:connector draw:style-name="data_20_member_20__28_pointer_29_" draw:layer="layout" draw:line-skew="0.299cm" svg:x1="25.555cm" svg:y1="15.849cm" svg:x2="27.915cm" svg:y2="13.548cm" draw:start-shape="id721" draw:start-glue-point="1" draw:end-shape="id720" draw:end-glue-point="6">
          <text:p text:style-name="P1"/>
        </draw:connector>
        <draw:custom-shape draw:style-name="gr2" draw:layer="layout" svg:width="2.363cm" svg:height="0.84cm" svg:x="20.986cm" svg:y="17.894cm">
          <draw:glue-point draw:id="4" svg:x="4.997cm" svg:y="-2.452cm"/>
          <draw:glue-point draw:id="5" svg:x="4.997cm" svg:y="2.255cm"/>
          <text:p text:style-name="P1">SvtListenerIter</text:p>
          <draw:enhanced-geometry svg:viewBox="0 0 21600 21600" draw:type="rectangle" draw:enhanced-path="M 0 0 L 21600 0 21600 21600 0 21600 0 0 Z N"/>
        </draw:custom-shape>
        <draw:custom-shape draw:style-name="namespace" draw:layer="layout" svg:width="11.632cm" svg:height="5.554cm" svg:x="3.957cm" svg:y="17.019cm">
          <text:p text:style-name="P1">svt</text:p>
          <draw:enhanced-geometry svg:viewBox="0 0 21600 21600" draw:type="rectangle" draw:enhanced-path="M 0 0 L 21600 0 21600 21600 0 21600 0 0 Z N"/>
        </draw:custom-shape>
        <draw:custom-shape draw:style-name="gr1" draw:text-style-name="P3" draw:layer="layout" svg:width="3.051cm" svg:height="0.596cm" svg:x="5.078cm" svg:y="18.497cm">
          <text:p text:style-name="P2">StatusBarController</text:p>
          <draw:enhanced-geometry svg:viewBox="0 0 21600 21600" draw:type="rectangle" draw:enhanced-path="M 0 0 L 21600 0 21600 21600 0 21600 0 0 Z N"/>
        </draw:custom-shape>
        <draw:custom-shape draw:style-name="gr1" draw:text-style-name="P3" draw:id="id723" draw:layer="layout" svg:width="2.164cm" svg:height="2.04cm" svg:x="29.679cm" svg:y="20.985cm">
          <draw:glue-point draw:id="4" svg:x="4.998cm" svg:y="3.48cm"/>
          <draw:glue-point draw:id="5" svg:x="4.998cm" svg:y="1.615cm"/>
          <draw:glue-point draw:id="6" svg:x="4.998cm" svg:y="-1.691cm"/>
          <draw:glue-point draw:id="7" svg:x="4.998cm" svg:y="-3.303cm"/>
          <text:p text:style-name="P2">SfxItemSet</text:p>
          <draw:enhanced-geometry svg:viewBox="0 0 21600 21600" draw:type="rectangle" draw:enhanced-path="M 0 0 L 21600 0 21600 21600 0 21600 0 0 Z N"/>
        </draw:custom-shape>
        <draw:custom-shape draw:style-name="gr1" draw:text-style-name="P3" draw:id="id722" draw:layer="layout" svg:width="2.556cm" svg:height="0.806cm" svg:x="29.481cm" svg:y="24.965cm">
          <text:p text:style-name="P2">SfxAllItemSet</text:p>
          <draw:enhanced-geometry svg:viewBox="0 0 21600 21600" draw:type="rectangle" draw:enhanced-path="M 0 0 L 21600 0 21600 21600 0 21600 0 0 Z N"/>
        </draw:custom-shape>
        <draw:custom-shape draw:style-name="gr1" draw:text-style-name="P3" draw:id="id724" draw:layer="layout" svg:width="2.279cm" svg:height="2.365cm" svg:x="35.16cm" svg:y="18.775cm">
          <draw:glue-point draw:id="4" svg:x="4.997cm" svg:y="-3.61cm"/>
          <draw:glue-point draw:id="5" svg:x="4.997cm" svg:y="-1.708cm"/>
          <draw:glue-point draw:id="6" svg:x="4.997cm" svg:y="1.644cm"/>
          <draw:glue-point draw:id="7" svg:x="4.997cm" svg:y="3.323cm"/>
          <text:p text:style-name="P2">SfxItemPool</text:p>
          <draw:enhanced-geometry svg:viewBox="0 0 21600 21600" draw:type="rectangle" draw:enhanced-path="M 0 0 L 21600 0 21600 21600 0 21600 0 0 Z N"/>
        </draw:custom-shape>
        <draw:connector draw:style-name="inheritance_20__28_public_29_" draw:layer="layout" svg:x1="30.759cm" svg:y1="24.965cm" svg:x2="30.761cm" svg:y2="23.025cm" draw:start-shape="id722" draw:start-glue-point="0" draw:end-shape="id723" draw:end-glue-point="2">
          <text:p text:style-name="P1"/>
        </draw:connector>
        <draw:connector draw:style-name="data_20_member_20__28_pointer_29_" draw:text-style-name="P1" draw:layer="layout" svg:x1="31.843cm" svg:y1="22.005cm" svg:x2="35.16cm" svg:y2="19.957cm" draw:start-shape="id723" draw:start-glue-point="1" draw:end-shape="id724" draw:end-glue-point="3">
          <text:p text:style-name="P1">GetPool()</text:p>
        </draw:connector>
        <draw:custom-shape draw:style-name="gr1" draw:text-style-name="P3" draw:id="id726" draw:layer="layout" svg:width="2.788cm" svg:height="0.609cm" svg:x="42.138cm" svg:y="21.696cm">
          <draw:glue-point draw:id="4" svg:x="-2.496cm" svg:y="4.991cm"/>
          <draw:glue-point draw:id="5" svg:x="2.435cm" svg:y="4.991cm"/>
          <text:p text:style-name="P2">SfxPoolItem</text:p>
          <draw:enhanced-geometry svg:viewBox="0 0 21600 21600" draw:type="rectangle" draw:enhanced-path="M 0 0 L 21600 0 21600 21600 0 21600 0 0 Z N"/>
        </draw:custom-shape>
        <draw:custom-shape draw:style-name="typedef" draw:id="id725" draw:layer="layout" svg:width="2.436cm" svg:height="0.674cm" svg:x="33.586cm" svg:y="22.358cm">
          <text:p text:style-name="P1">SfxItemArray</text:p>
          <draw:enhanced-geometry svg:viewBox="0 0 21600 21600" draw:type="rectangle" draw:enhanced-path="M 0 0 L 21600 0 21600 21600 0 21600 0 0 Z N"/>
        </draw:custom-shape>
        <draw:connector draw:style-name="data_20_member" draw:layer="layout" svg:x1="31.842cm" svg:y1="22.334cm" svg:x2="33.586cm" svg:y2="22.695cm" draw:start-shape="id723" draw:start-glue-point="5" draw:end-shape="id725" draw:end-glue-point="3">
          <text:p text:style-name="P1"/>
        </draw:connector>
        <draw:connector draw:style-name="typedef" draw:layer="layout" svg:x1="36.022cm" svg:y1="22.695cm" svg:x2="42.138cm" svg:y2="22cm" draw:start-shape="id725" draw:start-glue-point="1" draw:end-shape="id726" draw:end-glue-point="3">
          <text:p text:style-name="P1"/>
        </draw:connector>
        <draw:custom-shape draw:style-name="gr30" draw:text-style-name="P1" draw:layer="layout" svg:width="6.244cm" svg:height="1.904cm" svg:x="33.602cm" svg:y="23.496cm">
          <text:p text:style-name="P1"><text:span text:style-name="T1">SfxItemArray</text:span> is a typedef to a static array of SfxPoolItem pointers. <text:s/><text:span text:style-name="T1">SfxItemSet</text:span> keeps an instance of <text:span text:style-name="T1">SfxItemArray</text:span> to store items during iterations.</text:p>
          <draw:enhanced-geometry svg:viewBox="0 0 21600 21600" draw:mirror-horizontal="false" draw:mirror-vertical="false" draw:type="rectangle" draw:enhanced-path="M 0 0 L 21600 0 21600 21600 0 21600 0 0 Z N"/>
        </draw:custom-shape>
        <draw:frame draw:style-name="annotation" draw:layer="layout" svg:width="7.355cm" svg:height="7.673cm" svg:x="20.826cm" svg:y="21.472cm">
          <draw:text-box>
            <text:p text:style-name="P1"><text:span text:style-name="T1">SfxItemSet </text:span>is a frontend class to <text:span text:style-name="T1">SfxItemPool</text:span> and stores a set of <text:span text:style-name="T1">SfxPoolItem </text:span>instances. <text:s/>Internally, the <text:span text:style-name="T1">SfxItemPool</text:span> member stores the actual <text:span text:style-name="T1">SfxPoolItem </text:span>instances. <text:s/>A stored item can be a class derived from <text:span text:style-name="T1">SfxPoolItem</text:span>; <text:span text:style-name="T1">SfxPoolItem</text:span> serves as the base class so that items of different classes can be stored within <text:span text:style-name="T1">SfxItemPool</text:span> container class.</text:p>
            <text:p text:style-name="P1"/>
            <text:p text:style-name="P1">An instance of <text:span text:style-name="T2">SfxItemPool</text:span> within <text:span text:style-name="T2">SfxItemSet</text:span> is never NULL during the lifetime of the parent <text:span text:style-name="T1">SfxItemSet</text:span> instance.</text:p>
            <text:p text:style-name="P1"/>
            <text:p text:style-name="P1">An <text:span text:style-name="T1">SfxItemSet</text:span> instance can have a parent instance of the same type.</text:p>
            <text:p text:style-name="P1"/>
            <text:p text:style-name="P1"><text:span text:style-name="T1">SfxItemIter</text:span> is the iterator class for <text:span text:style-name="T1">SfxItemSet</text:span>. <text:s/><text:span text:style-name="T1">SfxItemIter</text:span> takes the <text:span text:style-name="T1">SfxItemSet</text:span> instance to be iterated via its constructor.</text:p>
            <text:p text:style-name="P1"/>
            <text:p text:style-name="P1"/>
          </draw:text-box>
        </draw:frame>
        <draw:custom-shape draw:style-name="gr3" draw:id="id727" draw:layer="layout" svg:width="3.149cm" svg:height="0.741cm" svg:x="39.635cm" svg:y="18.733cm">
          <text:p text:style-name="P1">SfxItemPool_Impl</text:p>
          <draw:enhanced-geometry svg:viewBox="0 0 21600 21600" draw:type="rectangle" draw:enhanced-path="M 0 0 L 21600 0 21600 21600 0 21600 0 0 Z N"/>
        </draw:custom-shape>
        <draw:connector draw:style-name="data_20_member_20__28_pointer_29_" draw:layer="layout" svg:x1="37.437cm" svg:y1="19.104cm" svg:x2="39.635cm" svg:y2="19.103cm" draw:start-shape="id724" draw:start-glue-point="4" draw:end-shape="id727" draw:end-glue-point="3">
          <text:p text:style-name="P1"/>
        </draw:connector>
        <draw:custom-shape draw:style-name="gr2" draw:id="id728" draw:layer="layout" svg:width="1.983cm" svg:height="0.609cm" svg:x="25.693cm" svg:y="20.108cm">
          <draw:glue-point draw:id="4" svg:x="4.997cm" svg:y="-2.452cm"/>
          <draw:glue-point draw:id="5" svg:x="4.997cm" svg:y="2.255cm"/>
          <text:p text:style-name="P1">SfxItemIter</text:p>
          <draw:enhanced-geometry svg:viewBox="0 0 21600 21600" draw:type="rectangle" draw:enhanced-path="M 0 0 L 21600 0 21600 21600 0 21600 0 0 Z N"/>
        </draw:custom-shape>
        <draw:connector draw:style-name="gr20" draw:text-style-name="P3" draw:layer="layout" svg:x1="27.674cm" svg:y1="20.549cm" svg:x2="29.679cm" svg:y2="22.005cm" draw:start-shape="id728" draw:start-glue-point="5" draw:end-shape="id723" draw:end-glue-point="3">
          <text:p text:style-name="P1"/>
        </draw:connector>
        <draw:custom-shape draw:style-name="gr2" draw:id="id732" draw:layer="layout" svg:width="3.836cm" svg:height="1.581cm" svg:x="17.287cm" svg:y="37.633cm">
          <draw:glue-point draw:id="4" svg:x="5cm" svg:y="-2.536cm"/>
          <draw:glue-point draw:id="5" svg:x="5cm" svg:y="2.542cm"/>
          <text:p text:style-name="P1">TransferableDataHelper</text:p>
          <draw:enhanced-geometry svg:viewBox="0 0 21600 21600" draw:type="rectangle" draw:enhanced-path="M 0 0 L 21600 0 21600 21600 0 21600 0 0 Z N"/>
        </draw:custom-shape>
        <draw:custom-shape draw:style-name="gr3" draw:id="id729" draw:layer="layout" svg:width="3.447cm" svg:height="0.83cm" svg:x="23.534cm" svg:y="37.634cm">
          <text:p text:style-name="P1">DataFlavorExVector</text:p>
          <draw:enhanced-geometry svg:viewBox="0 0 21600 21600" draw:type="rectangle" draw:enhanced-path="M 0 0 L 21600 0 21600 21600 0 21600 0 0 Z N"/>
        </draw:custom-shape>
        <draw:custom-shape draw:style-name="typedef" draw:id="id730" draw:layer="layout" svg:width="3.447cm" svg:height="0.674cm" svg:x="23.509cm" svg:y="35.974cm">
          <text:p text:style-name="P1">_DataFlavorExVector</text:p>
          <draw:enhanced-geometry svg:viewBox="0 0 21600 21600" draw:type="rectangle" draw:enhanced-path="M 0 0 L 21600 0 21600 21600 0 21600 0 0 Z N"/>
        </draw:custom-shape>
        <draw:connector draw:style-name="inheritance_20__28_public_29_" draw:layer="layout" svg:x1="25.257cm" svg:y1="37.634cm" svg:x2="25.232cm" svg:y2="36.648cm" draw:start-shape="id729" draw:start-glue-point="0" draw:end-shape="id730" draw:end-glue-point="2">
          <text:p text:style-name="P1"/>
        </draw:connector>
        <draw:custom-shape draw:style-name="gr3" draw:id="id731" draw:layer="layout" svg:width="2.487cm" svg:height="0.622cm" svg:x="29.184cm" svg:y="36cm">
          <text:p text:style-name="P1">DataFlavorEx</text:p>
          <draw:enhanced-geometry svg:viewBox="0 0 21600 21600" draw:type="rectangle" draw:enhanced-path="M 0 0 L 21600 0 21600 21600 0 21600 0 0 Z N"/>
        </draw:custom-shape>
        <draw:connector draw:style-name="typedef" draw:text-style-name="P1" draw:layer="layout" svg:x1="26.956cm" svg:y1="36.311cm" svg:x2="29.184cm" svg:y2="36.311cm" draw:start-shape="id730" draw:start-glue-point="1" draw:end-shape="id731" draw:end-glue-point="3">
          <text:p text:style-name="P1">vector</text:p>
        </draw:connector>
        <draw:connector draw:style-name="data_20_member_20__28_pointer_29_" draw:layer="layout" svg:x1="21.123cm" svg:y1="38.023cm" svg:x2="23.534cm" svg:y2="38.049cm" draw:start-shape="id732" draw:start-glue-point="4" draw:end-shape="id729" draw:end-glue-point="3">
          <text:p text:style-name="P1"/>
        </draw:connector>
        <draw:custom-shape draw:style-name="gr4" draw:id="id733" draw:layer="layout" svg:width="5.703cm" svg:height="0.752cm" svg:x="27.629cm" svg:y="34.238cm">
          <text:p text:style-name="P1">com.sun.star.datatransfer.DataFlavor</text:p>
          <draw:enhanced-geometry svg:viewBox="0 0 21600 21600" draw:type="rectangle" draw:enhanced-path="M 0 0 L 21600 0 21600 21600 0 21600 0 0 Z N"/>
        </draw:custom-shape>
        <draw:connector draw:style-name="inheritance_20__28_public_29_" draw:layer="layout" svg:x1="30.427cm" svg:y1="36cm" svg:x2="30.48cm" svg:y2="34.99cm" draw:start-shape="id731" draw:start-glue-point="0" draw:end-shape="id733" draw:end-glue-point="2">
          <text:p text:style-name="P1"/>
        </draw:connector>
        <draw:custom-shape draw:style-name="gr2" draw:id="id734" draw:layer="layout" svg:width="3.266cm" svg:height="0.906cm" svg:x="25.685cm" svg:y="44.425cm">
          <draw:glue-point draw:id="4" svg:x="5cm" svg:y="-2.536cm"/>
          <draw:glue-point draw:id="5" svg:x="5cm" svg:y="2.542cm"/>
          <text:p text:style-name="P1">TransferableHelper</text:p>
          <draw:enhanced-geometry svg:viewBox="0 0 21600 21600" draw:type="rectangle" draw:enhanced-path="M 0 0 L 21600 0 21600 21600 0 21600 0 0 Z N"/>
        </draw:custom-shape>
        <draw:custom-shape draw:style-name="gr4" draw:id="id735" draw:layer="layout" svg:width="8.164cm" svg:height="1.762cm" svg:x="24.052cm" svg:y="39.526cm">
          <text:p text:style-name="P1">com.sun.star.datatransfer.XTransferable</text:p>
          <text:p text:style-name="P1">com.sun.star.datatransfer.clipboard.XClipboardOwner</text:p>
          <text:p text:style-name="P1">com.sun.star.datatransfer.dnd.XDragSourceListener</text:p>
          <text:p text:style-name="P1">com.sun.star.lang.XUnoTunnel</text:p>
          <draw:enhanced-geometry svg:viewBox="0 0 21600 21600" draw:type="rectangle" draw:enhanced-path="M 0 0 L 21600 0 21600 21600 0 21600 0 0 Z N"/>
        </draw:custom-shape>
        <draw:connector draw:style-name="inheritance_20__28_public_29_" draw:layer="layout" svg:x1="27.318cm" svg:y1="44.425cm" svg:x2="28.134cm" svg:y2="41.288cm" draw:start-shape="id734" draw:start-glue-point="0" draw:end-shape="id735">
          <text:p text:style-name="P1"/>
        </draw:connector>
        <draw:custom-shape draw:style-name="class" draw:id="id736" draw:layer="layout" svg:width="3.389cm" svg:height="0.607cm" svg:x="3.703cm" svg:y="42.139cm">
          <draw:glue-point draw:id="4" svg:x="-5cm" svg:y="-2.713cm"/>
          <draw:glue-point draw:id="5" svg:x="-5cm" svg:y="2.192cm"/>
          <text:p text:style-name="P1">SvNumberFormatter</text:p>
          <draw:enhanced-geometry svg:viewBox="0 0 21600 21600" draw:type="rectangle" draw:enhanced-path="M 0 0 L 21600 0 21600 21600 0 21600 0 0 Z N"/>
        </draw:custom-shape>
        <draw:custom-shape draw:style-name="class" draw:id="id737" draw:layer="layout" svg:width="3.812cm" svg:height="0.607cm" svg:x="9.889cm" svg:y="43.423cm">
          <draw:glue-point draw:id="4" svg:x="-5cm" svg:y="2.778cm"/>
          <draw:glue-point draw:id="5" svg:x="-5cm" svg:y="-2.877cm"/>
          <text:p text:style-name="P1">SvNumberFormatTable</text:p>
          <draw:enhanced-geometry svg:viewBox="0 0 21600 21600" draw:type="rectangle" draw:enhanced-path="M 0 0 L 21600 0 21600 21600 0 21600 0 0 Z N"/>
        </draw:custom-shape>
        <draw:connector draw:style-name="gr20" draw:text-style-name="P3" draw:layer="layout" svg:x1="7.092cm" svg:y1="42.442cm" svg:x2="9.889cm" svg:y2="43.552cm" draw:start-shape="id736" draw:start-glue-point="1" draw:end-shape="id737" draw:end-glue-point="5">
          <text:p text:style-name="P1"/>
        </draw:connector>
        <draw:custom-shape draw:style-name="class_20__28_external_20_module_29_" draw:id="id738" draw:layer="layout" svg:width="1.931cm" svg:height="0.582cm" svg:x="11.139cm" svg:y="41.646cm">
          <text:p text:style-name="P1">Table</text:p>
          <draw:enhanced-geometry svg:viewBox="0 0 21600 21600" draw:type="rectangle" draw:enhanced-path="M 0 0 L 21600 0 21600 21600 0 21600 0 0 Z N"/>
        </draw:custom-shape>
        <draw:connector draw:style-name="inheritance_20__28_private_29_" draw:layer="layout" svg:x1="11.795cm" svg:y1="43.423cm" svg:x2="12.104cm" svg:y2="42.228cm" draw:start-shape="id737" draw:start-glue-point="0" draw:end-shape="id738" draw:end-glue-point="2">
          <text:p text:style-name="P1"/>
        </draw:connector>
        <draw:custom-shape draw:style-name="gr2" draw:id="id739" draw:layer="layout" svg:width="2.884cm" svg:height="0.529cm" svg:x="15.24cm" svg:y="43.63cm">
          <text:p text:style-name="P1">SvNumberformat</text:p>
          <draw:enhanced-geometry svg:viewBox="0 0 21600 21600" draw:type="rectangle" draw:enhanced-path="M 0 0 L 21600 0 21600 21600 0 21600 0 0 Z N"/>
        </draw:custom-shape>
        <draw:connector draw:style-name="data_20_member_20__28_multiple_20_pointers_29_" draw:layer="layout" svg:x1="13.701cm" svg:y1="43.726cm" svg:x2="15.24cm" svg:y2="43.894cm" draw:start-shape="id737" draw:start-glue-point="1" draw:end-shape="id739" draw:end-glue-point="3">
          <text:p text:style-name="P1"/>
        </draw:connector>
        <draw:frame draw:style-name="annotation" draw:layer="layout" svg:width="7.223cm" svg:height="1.977cm" svg:x="10.028cm" svg:y="45.384cm">
          <draw:text-box>
            <text:p text:style-name="P1">All builtin number format types are given in enum <text:span text:style-name="T1">NfIndexTableOffset</text:span>.</text:p>
          </draw:text-box>
        </draw:frame>
        <draw:custom-shape draw:style-name="class_20__28_external_20_module_29_" draw:id="id740" draw:layer="layout" svg:width="2.778cm" svg:height="0.582cm" svg:x="40.64cm" svg:y="26.167cm">
          <text:p text:style-name="P1">SvxScriptSetItem</text:p>
          <draw:enhanced-geometry svg:viewBox="0 0 21600 21600" draw:type="rectangle" draw:enhanced-path="M 0 0 L 21600 0 21600 21600 0 21600 0 0 Z N"/>
        </draw:custom-shape>
        <draw:custom-shape draw:style-name="gr1" draw:text-style-name="P3" draw:id="id741" draw:layer="layout" svg:width="2.037cm" svg:height="0.608cm" svg:x="40.958cm" svg:y="24.183cm">
          <text:p text:style-name="P2">SfxSetItem</text:p>
          <draw:enhanced-geometry svg:viewBox="0 0 21600 21600" draw:type="rectangle" draw:enhanced-path="M 0 0 L 21600 0 21600 21600 0 21600 0 0 Z N"/>
        </draw:custom-shape>
        <draw:connector draw:style-name="inheritance_20__28_public_29_" draw:layer="layout" svg:x1="42.029cm" svg:y1="26.167cm" svg:x2="41.976cm" svg:y2="24.791cm" draw:start-shape="id740" draw:start-glue-point="0" draw:end-shape="id741" draw:end-glue-point="2">
          <text:p text:style-name="P1"/>
        </draw:connector>
        <draw:connector draw:style-name="inheritance_20__28_public_29_" draw:layer="layout" svg:x1="41.976cm" svg:y1="24.183cm" svg:x2="42.837cm" svg:y2="22.303cm" draw:start-shape="id741" draw:start-glue-point="0" draw:end-shape="id726" draw:end-glue-point="4">
          <text:p text:style-name="P1"/>
        </draw:connector>
        <draw:custom-shape draw:style-name="gr1" draw:text-style-name="P3" draw:id="id742" draw:layer="layout" svg:width="2.673cm" svg:height="0.609cm" svg:x="44.634cm" svg:y="23.971cm">
          <text:p text:style-name="P2">SfxRequestItem</text:p>
          <draw:enhanced-geometry svg:viewBox="0 0 21600 21600" draw:type="rectangle" draw:enhanced-path="M 0 0 L 21600 0 21600 21600 0 21600 0 0 Z N"/>
        </draw:custom-shape>
        <draw:connector draw:style-name="inheritance_20__28_public_29_" draw:layer="layout" svg:x1="45.97cm" svg:y1="23.971cm" svg:x2="44.21cm" svg:y2="22.303cm" draw:start-shape="id742" draw:start-glue-point="0" draw:end-shape="id726" draw:end-glue-point="5">
          <text:p text:style-name="P1"/>
        </draw:connector>
        <draw:custom-shape draw:style-name="class_20__28_external_20_module_29_" draw:text-style-name="P1" draw:id="id743" draw:layer="layout" svg:width="2.328cm" svg:height="0.53cm" svg:x="43.127cm" svg:y="25.242cm">
          <text:p text:style-name="P1">ScPattermAttr</text:p>
          <draw:enhanced-geometry svg:viewBox="0 0 21600 21600" draw:mirror-horizontal="false" draw:mirror-vertical="false" draw:type="rectangle" draw:enhanced-path="M 0 0 L 21600 0 21600 21600 0 21600 0 0 Z N"/>
        </draw:custom-shape>
        <draw:connector draw:style-name="inheritance_20__28_public_29_" draw:layer="layout" svg:x1="44.291cm" svg:y1="25.242cm" svg:x2="43.532cm" svg:y2="22.305cm" draw:start-shape="id743" draw:start-glue-point="0" draw:end-shape="id726" draw:end-glue-point="2">
          <text:p text:style-name="P1"/>
        </draw:connector>
      </draw:page>
      <draw:page draw:name="svx" draw:style-name="dp1" draw:master-page-name="Default">
        <office:forms form:automatic-focus="false" form:apply-design-mode="false"/>
        <draw:custom-shape draw:style-name="namespace" draw:layer="layout" svg:width="3.862cm" svg:height="2.307cm" svg:x="2.281cm" svg:y="7.905cm">
          <text:p text:style-name="P1">utl</text:p>
          <draw:enhanced-geometry svg:viewBox="0 0 21600 21600" draw:type="rectangle" draw:enhanced-path="M 0 0 L 21600 0 21600 21600 0 21600 0 0 Z N"/>
        </draw:custom-shape>
        <draw:custom-shape draw:style-name="gr2" draw:id="id744" draw:layer="layout" svg:width="3.124cm" svg:height="0.962cm" svg:x="7.114cm" svg:y="34.52cm">
          <text:p text:style-name="P1">SvxHyperlinkItem</text:p>
          <draw:enhanced-geometry svg:viewBox="0 0 21600 21600" draw:type="rectangle" draw:enhanced-path="M 0 0 L 21600 0 21600 21600 0 21600 0 0 Z N"/>
        </draw:custom-shape>
        <draw:custom-shape draw:style-name="class_20__28_external_20_module_29_" draw:id="id745" draw:layer="layout" svg:width="2.618cm" svg:height="0.907cm" svg:x="7.62cm" svg:y="26.903cm">
          <text:p text:style-name="P1">SfxPoolItem</text:p>
          <draw:enhanced-geometry svg:viewBox="0 0 21600 21600" draw:type="rectangle" draw:enhanced-path="M 0 0 L 21600 0 21600 21600 0 21600 0 0 Z N"/>
        </draw:custom-shape>
        <draw:connector draw:style-name="inheritance_20__28_public_29_" draw:layer="layout" svg:x1="8.676cm" svg:y1="34.52cm" svg:x2="8.929cm" svg:y2="27.81cm" draw:start-shape="id744" draw:start-glue-point="0" draw:end-shape="id745" draw:end-glue-point="2">
          <text:p text:style-name="P1"/>
        </draw:connector>
        <draw:custom-shape draw:style-name="gr1" draw:text-style-name="P3" draw:layer="layout" svg:width="2.86cm" svg:height="0.917cm" svg:x="3.218cm" svg:y="35.212cm">
          <text:p text:style-name="P2">SvxFieldItem</text:p>
          <draw:enhanced-geometry svg:viewBox="0 0 21600 21600" draw:type="rectangle" draw:enhanced-path="M 0 0 L 21600 0 21600 21600 0 21600 0 0 Z N"/>
        </draw:custom-shape>
        <draw:custom-shape draw:style-name="gr1" draw:text-style-name="P3" draw:id="id747" draw:layer="layout" svg:width="2.592cm" svg:height="0.985cm" svg:x="9.468cm" svg:y="37.378cm">
          <text:p text:style-name="P2">SvxFieldData</text:p>
          <draw:enhanced-geometry svg:viewBox="0 0 21600 21600" draw:type="rectangle" draw:enhanced-path="M 0 0 L 21600 0 21600 21600 0 21600 0 0 Z N"/>
        </draw:custom-shape>
        <draw:custom-shape draw:style-name="gr1" draw:text-style-name="P3" draw:id="id746" draw:layer="layout" svg:width="2.442cm" svg:height="0.942cm" svg:x="9.125cm" svg:y="39.906cm">
          <text:p text:style-name="P2">SvxURLField</text:p>
          <draw:enhanced-geometry svg:viewBox="0 0 21600 21600" draw:type="rectangle" draw:enhanced-path="M 0 0 L 21600 0 21600 21600 0 21600 0 0 Z N"/>
        </draw:custom-shape>
        <draw:connector draw:style-name="inheritance_20__28_public_29_" draw:layer="layout" svg:x1="10.346cm" svg:y1="39.906cm" svg:x2="10.764cm" svg:y2="38.363cm" draw:start-shape="id746" draw:start-glue-point="0" draw:end-shape="id747" draw:end-glue-point="2">
          <text:p text:style-name="P1"/>
        </draw:connector>
        <draw:custom-shape draw:style-name="gr1" draw:text-style-name="P3" draw:id="id749" draw:layer="layout" svg:width="2.669cm" svg:height="6.511cm" svg:x="38.114cm" svg:y="36.512cm">
          <draw:glue-point draw:id="4" svg:x="4.998cm" svg:y="3.693cm"/>
          <draw:glue-point draw:id="5" svg:x="4.998cm" svg:y="1.695cm"/>
          <draw:glue-point draw:id="6" svg:x="4.998cm" svg:y="-1.703cm"/>
          <draw:glue-point draw:id="7" svg:x="4.998cm" svg:y="-3.7cm"/>
          <draw:glue-point draw:id="8" svg:x="4.998cm" svg:y="4.387cm"/>
          <draw:glue-point draw:id="9" svg:x="4.998cm" svg:y="2.681cm"/>
          <draw:glue-point draw:id="10" svg:x="4.998cm" svg:y="0.771cm"/>
          <draw:glue-point draw:id="11" svg:x="4.998cm" svg:y="-0.895cm"/>
          <draw:glue-point draw:id="12" svg:x="4.998cm" svg:y="-2.804cm"/>
          <draw:glue-point draw:id="13" svg:x="4.998cm" svg:y="-4.552cm"/>
          <text:p text:style-name="P2">ImpEditEngine</text:p>
          <draw:enhanced-geometry svg:viewBox="0 0 21600 21600" draw:type="rectangle" draw:enhanced-path="M 0 0 L 21600 0 21600 21600 0 21600 0 0 Z N"/>
        </draw:custom-shape>
        <draw:custom-shape draw:style-name="gr1" draw:text-style-name="P3" draw:id="id748" draw:layer="layout" svg:width="2.592cm" svg:height="0.959cm" svg:x="33.617cm" svg:y="41.903cm">
          <text:p text:style-name="P2">EditEngine</text:p>
          <draw:enhanced-geometry svg:viewBox="0 0 21600 21600" draw:type="rectangle" draw:enhanced-path="M 0 0 L 21600 0 21600 21600 0 21600 0 0 Z N"/>
        </draw:custom-shape>
        <draw:connector draw:style-name="data_20_member_20__28_pointer_29_" draw:layer="layout" svg:x1="36.209cm" svg:y1="42.382cm" svg:x2="38.114cm" svg:y2="39.767cm" draw:start-shape="id748" draw:start-glue-point="1" draw:end-shape="id749" draw:end-glue-point="3">
          <text:p text:style-name="P1"/>
        </draw:connector>
        <draw:frame draw:style-name="annotation" draw:layer="layout" svg:width="5.39cm" svg:height="1.378cm" svg:x="36.128cm" svg:y="43.465cm">
          <draw:text-box>
            <text:p text:style-name="P1"><text:span text:style-name="T2">ImpEditEngine</text:span> has the <text:span text:style-name="T2">Paint</text:span> method that draws string while in cell input mode.</text:p>
          </draw:text-box>
        </draw:frame>
        <draw:custom-shape draw:style-name="gr2" draw:id="id750" draw:layer="layout" svg:width="2.41cm" svg:height="0.959cm" svg:x="21.397cm" svg:y="44.26cm">
          <text:p text:style-name="P1">EditView</text:p>
          <draw:enhanced-geometry svg:viewBox="0 0 21600 21600" draw:type="rectangle" draw:enhanced-path="M 0 0 L 21600 0 21600 21600 0 21600 0 0 Z N"/>
        </draw:custom-shape>
        <draw:custom-shape draw:style-name="gr2" draw:id="id751" draw:layer="layout" svg:width="2.41cm" svg:height="0.959cm" svg:x="27.698cm" svg:y="43.581cm">
          <text:p text:style-name="P1">ImpEditView</text:p>
          <draw:enhanced-geometry svg:viewBox="0 0 21600 21600" draw:type="rectangle" draw:enhanced-path="M 0 0 L 21600 0 21600 21600 0 21600 0 0 Z N"/>
        </draw:custom-shape>
        <draw:connector draw:style-name="data_20_member_20__28_pointer_29_" draw:layer="layout" svg:x1="23.807cm" svg:y1="44.739cm" svg:x2="27.698cm" svg:y2="44.06cm" draw:start-shape="id750" draw:start-glue-point="1" draw:end-shape="id751" draw:end-glue-point="3">
          <text:p text:style-name="P1"/>
        </draw:connector>
        <draw:custom-shape draw:style-name="gr2" draw:id="id780" draw:layer="layout" svg:width="1.546cm" svg:height="0.584cm" svg:x="50.371cm" svg:y="43.126cm">
          <text:p text:style-name="P1">EditPaM</text:p>
          <draw:enhanced-geometry svg:viewBox="0 0 21600 21600" draw:type="rectangle" draw:enhanced-path="M 0 0 L 21600 0 21600 21600 0 21600 0 0 Z N"/>
        </draw:custom-shape>
        <draw:custom-shape draw:style-name="gr1" draw:text-style-name="P3" draw:id="id752" draw:layer="layout" svg:width="4.005cm" svg:height="0.81cm" svg:x="3.123cm" svg:y="45.743cm">
          <text:p text:style-name="P2">SvxSelectionModeControl</text:p>
          <draw:enhanced-geometry svg:viewBox="0 0 21600 21600" draw:type="rectangle" draw:enhanced-path="M 0 0 L 21600 0 21600 21600 0 21600 0 0 Z N"/>
        </draw:custom-shape>
        <draw:custom-shape draw:style-name="class_20__28_external_20_module_29_" draw:id="id753" draw:layer="layout" svg:width="3.455cm" svg:height="0.81cm" svg:x="3.577cm" svg:y="43.74cm">
          <text:p text:style-name="P1">SfxStatusBarControl</text:p>
          <draw:enhanced-geometry svg:viewBox="0 0 21600 21600" draw:type="rectangle" draw:enhanced-path="M 0 0 L 21600 0 21600 21600 0 21600 0 0 Z N"/>
        </draw:custom-shape>
        <draw:connector draw:style-name="inheritance_20__28_public_29_" draw:layer="layout" svg:x1="5.125cm" svg:y1="45.743cm" svg:x2="5.304cm" svg:y2="44.55cm" draw:start-shape="id752" draw:start-glue-point="0" draw:end-shape="id753" draw:end-glue-point="2">
          <text:p text:style-name="P1"/>
        </draw:connector>
        <draw:custom-shape draw:style-name="namespace" draw:layer="layout" svg:width="25.439cm" svg:height="18.636cm" svg:x="59.633cm" svg:y="8.363cm">
          <text:p text:style-name="P1">svx</text:p>
          <draw:enhanced-geometry svg:viewBox="0 0 21600 21600" draw:type="rectangle" draw:enhanced-path="M 0 0 L 21600 0 21600 21600 0 21600 0 0 Z N"/>
        </draw:custom-shape>
        <draw:custom-shape draw:style-name="gr2" draw:id="id755" draw:layer="layout" svg:width="2.725cm" svg:height="0.608cm" svg:x="65.51cm" svg:y="9.611cm">
          <draw:glue-point draw:id="4" svg:x="-2.084cm" svg:y="5cm"/>
          <draw:glue-point draw:id="5" svg:x="2.091cm" svg:y="5cm"/>
          <text:p text:style-name="P1">MSCodec_Xor95</text:p>
          <draw:enhanced-geometry svg:viewBox="0 0 21600 21600" draw:type="rectangle" draw:enhanced-path="M 0 0 L 21600 0 21600 21600 0 21600 0 0 Z N"/>
        </draw:custom-shape>
        <draw:custom-shape draw:style-name="gr2" draw:id="id754" draw:layer="layout" svg:width="3.572cm" svg:height="0.581cm" svg:x="62.627cm" svg:y="11.306cm">
          <text:p text:style-name="P1">MSCodec_XorWord95</text:p>
          <draw:enhanced-geometry svg:viewBox="0 0 21600 21600" draw:type="rectangle" draw:enhanced-path="M 0 0 L 21600 0 21600 21600 0 21600 0 0 Z N"/>
        </draw:custom-shape>
        <draw:custom-shape draw:style-name="gr2" draw:id="id756" draw:layer="layout" svg:width="3.305cm" svg:height="0.608cm" svg:x="67.312cm" svg:y="11.279cm">
          <text:p text:style-name="P1">MSCodec_XorXLS95</text:p>
          <draw:enhanced-geometry svg:viewBox="0 0 21600 21600" draw:type="rectangle" draw:enhanced-path="M 0 0 L 21600 0 21600 21600 0 21600 0 0 Z N"/>
        </draw:custom-shape>
        <draw:connector draw:style-name="inheritance_20__28_public_29_" draw:layer="layout" svg:x1="64.413cm" svg:y1="11.306cm" svg:x2="66.305cm" svg:y2="10.219cm" draw:start-shape="id754" draw:start-glue-point="0" draw:end-shape="id755" draw:end-glue-point="4">
          <text:p text:style-name="P1"/>
        </draw:connector>
        <draw:connector draw:style-name="inheritance_20__28_public_29_" draw:layer="layout" svg:x1="68.964cm" svg:y1="11.279cm" svg:x2="67.441cm" svg:y2="10.219cm" draw:start-shape="id756" draw:start-glue-point="0" draw:end-shape="id755" draw:end-glue-point="5">
          <text:p text:style-name="P1"/>
        </draw:connector>
        <draw:custom-shape draw:style-name="gr2" draw:layer="layout" svg:width="2.911cm" svg:height="0.582cm" svg:x="69.743cm" svg:y="13.21cm">
          <text:p text:style-name="P1">MSCodec_Std97</text:p>
          <draw:enhanced-geometry svg:viewBox="0 0 21600 21600" draw:type="rectangle" draw:enhanced-path="M 0 0 L 21600 0 21600 21600 0 21600 0 0 Z N"/>
        </draw:custom-shape>
        <draw:custom-shape draw:style-name="gr1" draw:text-style-name="P3" draw:id="id758" draw:layer="layout" svg:width="4.407cm" svg:height="2.006cm" svg:x="71.433cm" svg:y="16.841cm">
          <draw:glue-point draw:id="4" svg:x="-5.001cm" svg:y="1.65cm"/>
          <draw:glue-point draw:id="5" svg:x="-5.001cm" svg:y="3.325cm"/>
          <draw:glue-point draw:id="6" svg:x="-5.001cm" svg:y="-1.58cm"/>
          <draw:glue-point draw:id="7" svg:x="-5.001cm" svg:y="-3.614cm"/>
          <text:p text:style-name="P2">ToolboxButtonColorUpdater</text:p>
          <draw:enhanced-geometry svg:viewBox="0 0 21600 21600" draw:type="rectangle" draw:enhanced-path="M 0 0 L 21600 0 21600 21600 0 21600 0 0 Z N"/>
        </draw:custom-shape>
        <draw:custom-shape draw:style-name="gr1" draw:text-style-name="P3" draw:id="id757" draw:layer="layout" svg:width="3.48cm" svg:height="0.648cm" svg:x="65.663cm" svg:y="16.759cm">
          <text:p text:style-name="P2">ExtrusionColorControl</text:p>
          <draw:enhanced-geometry svg:viewBox="0 0 21600 21600" draw:type="rectangle" draw:enhanced-path="M 0 0 L 21600 0 21600 21600 0 21600 0 0 Z N"/>
        </draw:custom-shape>
        <draw:connector draw:style-name="data_20_member_20__28_pointer_29_" draw:layer="layout" svg:x1="69.143cm" svg:y1="17.083cm" svg:x2="71.433cm" svg:y2="17.844cm" draw:start-shape="id757" draw:start-glue-point="1" draw:end-shape="id758" draw:end-glue-point="3">
          <text:p text:style-name="P1"/>
        </draw:connector>
        <draw:custom-shape draw:style-name="class_20__28_external_20_module_29_" draw:id="id759" draw:layer="layout" svg:width="3.096cm" svg:height="0.576cm" svg:x="63.095cm" svg:y="14.551cm">
          <draw:glue-point draw:id="4" svg:x="-3.449cm" svg:y="5cm"/>
          <draw:glue-point draw:id="5" svg:x="-1.666cm" svg:y="5cm"/>
          <draw:glue-point draw:id="6" svg:x="1.589cm" svg:y="5cm"/>
          <draw:glue-point draw:id="7" svg:x="3.294cm" svg:y="5cm"/>
          <text:p text:style-name="P1">SfxToolBoxControl</text:p>
          <draw:enhanced-geometry svg:viewBox="0 0 21600 21600" draw:type="rectangle" draw:enhanced-path="M 0 0 L 21600 0 21600 21600 0 21600 0 0 Z N"/>
        </draw:custom-shape>
        <draw:connector draw:style-name="inheritance_20__28_public_29_" draw:layer="layout" svg:x1="67.403cm" svg:y1="16.759cm" svg:x2="64.643cm" svg:y2="15.127cm" draw:start-shape="id757" draw:start-glue-point="0" draw:end-shape="id759">
          <text:p text:style-name="P1"/>
        </draw:connector>
        <draw:custom-shape draw:style-name="gr1" draw:text-style-name="P3" draw:id="id760" draw:layer="layout" svg:width="4.392cm" svg:height="0.6cm" svg:x="60.791cm" svg:y="18.007cm">
          <text:p text:style-name="P2">SvxFontColorToolBoxControl</text:p>
          <draw:enhanced-geometry svg:viewBox="0 0 21600 21600" draw:type="rectangle" draw:enhanced-path="M 0 0 L 21600 0 21600 21600 0 21600 0 0 Z N"/>
        </draw:custom-shape>
        <draw:connector draw:style-name="data_20_member_20__28_pointer_29_" draw:layer="layout" svg:x1="65.183cm" svg:y1="18.307cm" svg:x2="71.433cm" svg:y2="18.51cm" draw:start-shape="id760" draw:start-glue-point="1" draw:end-shape="id758" draw:end-glue-point="5">
          <text:p text:style-name="P1"/>
        </draw:connector>
        <draw:connector draw:style-name="inheritance_20__28_public_29_" draw:layer="layout" svg:x1="62.987cm" svg:y1="18.007cm" svg:x2="63.576cm" svg:y2="15.127cm" draw:start-shape="id760" draw:start-glue-point="0" draw:end-shape="id759" draw:end-glue-point="4">
          <text:p text:style-name="P1"/>
        </draw:connector>
        <draw:custom-shape draw:style-name="gr2" draw:layer="layout" svg:width="3.035cm" svg:height="0.642cm" svg:x="10.878cm" svg:y="44.439cm">
          <text:p text:style-name="P1">ToolbarMenuEntry</text:p>
          <draw:enhanced-geometry svg:viewBox="0 0 21600 21600" draw:type="rectangle" draw:enhanced-path="M 0 0 L 21600 0 21600 21600 0 21600 0 0 Z N"/>
        </draw:custom-shape>
        <draw:custom-shape draw:style-name="gr1" draw:text-style-name="P3" draw:id="id761" draw:layer="layout" svg:width="2.048cm" svg:height="0.7cm" svg:x="5.21cm" svg:y="4.925cm">
          <draw:glue-point draw:id="4" svg:x="-2.216cm" svg:y="-5cm"/>
          <draw:glue-point draw:id="5" svg:x="2.084cm" svg:y="-5cm"/>
          <text:p text:style-name="P2">SvxShape</text:p>
          <draw:enhanced-geometry svg:viewBox="0 0 21600 21600" draw:type="rectangle" draw:enhanced-path="M 0 0 L 21600 0 21600 21600 0 21600 0 0 Z N"/>
        </draw:custom-shape>
        <draw:custom-shape draw:style-name="gr1" draw:text-style-name="P3" draw:id="id763" draw:layer="layout" svg:width="2.747cm" svg:height="0.7cm" svg:x="14.748cm" svg:y="5.236cm">
          <draw:glue-point draw:id="4" svg:x="-2.449cm" svg:y="-5cm"/>
          <draw:glue-point draw:id="5" svg:x="2.362cm" svg:y="-5cm"/>
          <text:p text:style-name="P2">SvxShapeGroup</text:p>
          <draw:enhanced-geometry svg:viewBox="0 0 21600 21600" draw:type="rectangle" draw:enhanced-path="M 0 0 L 21600 0 21600 21600 0 21600 0 0 Z N"/>
        </draw:custom-shape>
        <draw:custom-shape draw:style-name="gr4" draw:id="id762" draw:layer="layout" svg:width="6.506cm" svg:height="1.115cm" svg:x="2.903cm" svg:y="1.97cm">
          <text:p text:style-name="P1">com.sun.star.drawing.XShape</text:p>
          <text:p text:style-name="P1">com.sun.star.drawing.XGluePointsSupplier</text:p>
          <draw:enhanced-geometry svg:viewBox="0 0 21600 21600" draw:type="rectangle" draw:enhanced-path="M 0 0 L 21600 0 21600 21600 0 21600 0 0 Z N"/>
        </draw:custom-shape>
        <draw:connector draw:style-name="inheritance_20__28_public_29_" draw:layer="layout" svg:x1="5.781cm" svg:y1="4.925cm" svg:x2="6.156cm" svg:y2="3.085cm" draw:start-shape="id761" draw:start-glue-point="4" draw:end-shape="id762" draw:end-glue-point="2">
          <text:p text:style-name="P1"/>
        </draw:connector>
        <draw:custom-shape draw:style-name="gr4" draw:id="id764" draw:layer="layout" svg:width="5.598cm" svg:height="1.061cm" svg:x="13.452cm" svg:y="2.982cm">
          <text:p text:style-name="P1">com.sun.star.drawing.XShapeGroup</text:p>
          <text:p text:style-name="P1">com.sun.star.drawing.XShapes</text:p>
          <draw:enhanced-geometry svg:viewBox="0 0 21600 21600" draw:type="rectangle" draw:enhanced-path="M 0 0 L 21600 0 21600 21600 0 21600 0 0 Z N"/>
        </draw:custom-shape>
        <draw:connector draw:style-name="inheritance_20__28_public_29_" draw:layer="layout" svg:x1="15.449cm" svg:y1="5.236cm" svg:x2="16.251cm" svg:y2="4.043cm" draw:start-shape="id763" draw:start-glue-point="4" draw:end-shape="id764">
          <text:p text:style-name="P1"/>
        </draw:connector>
        <draw:custom-shape draw:style-name="gr2" draw:id="id765" draw:layer="layout" svg:width="2.765cm" svg:height="0.64cm" svg:x="48.399cm" svg:y="8.705cm">
          <text:p text:style-name="P1">OfaAutoCorrDlg</text:p>
          <draw:enhanced-geometry svg:viewBox="0 0 21600 21600" draw:type="rectangle" draw:enhanced-path="M 0 0 L 21600 0 21600 21600 0 21600 0 0 Z N"/>
        </draw:custom-shape>
        <draw:custom-shape draw:style-name="class_20__28_external_20_module_29_" draw:id="id766" draw:layer="layout" svg:width="2.518cm" svg:height="0.642cm" svg:x="48.793cm" svg:y="6.78cm">
          <text:p text:style-name="P1">SfxTabDialog</text:p>
          <draw:enhanced-geometry svg:viewBox="0 0 21600 21600" draw:type="rectangle" draw:enhanced-path="M 0 0 L 21600 0 21600 21600 0 21600 0 0 Z N"/>
        </draw:custom-shape>
        <draw:connector draw:style-name="inheritance_20__28_public_29_" draw:layer="layout" svg:x1="49.781cm" svg:y1="8.705cm" svg:x2="50.052cm" svg:y2="7.422cm" draw:start-shape="id765" draw:start-glue-point="0" draw:end-shape="id766" draw:end-glue-point="2">
          <text:p text:style-name="P1"/>
        </draw:connector>
        <draw:custom-shape draw:style-name="gr1" draw:text-style-name="P3" draw:id="id767" draw:layer="layout" svg:width="3.9cm" svg:height="1.23cm" svg:x="34.464cm" svg:y="14.813cm">
          <draw:glue-point draw:id="4" svg:x="5cm" svg:y="-2.585cm"/>
          <text:p text:style-name="P2">OfaAutocorrOptionsPage</text:p>
          <draw:enhanced-geometry svg:viewBox="0 0 21600 21600" draw:type="rectangle" draw:enhanced-path="M 0 0 L 21600 0 21600 21600 0 21600 0 0 Z N"/>
        </draw:custom-shape>
        <draw:custom-shape draw:style-name="gr1" draw:text-style-name="P3" draw:layer="layout" svg:width="4.566cm" svg:height="0.544cm" svg:x="48.138cm" svg:y="11.447cm">
          <text:p text:style-name="P2">OfaSwAutoFmtOptionsPage</text:p>
          <draw:enhanced-geometry svg:viewBox="0 0 21600 21600" draw:type="rectangle" draw:enhanced-path="M 0 0 L 21600 0 21600 21600 0 21600 0 0 Z N"/>
        </draw:custom-shape>
        <draw:custom-shape draw:style-name="gr1" draw:text-style-name="P3" draw:layer="layout" svg:width="4.394cm" svg:height="0.666cm" svg:x="48.088cm" svg:y="12.657cm">
          <text:p text:style-name="P2">OfaAutoCompleteTabPage</text:p>
          <draw:enhanced-geometry svg:viewBox="0 0 21600 21600" draw:type="rectangle" draw:enhanced-path="M 0 0 L 21600 0 21600 21600 0 21600 0 0 Z N"/>
        </draw:custom-shape>
        <draw:custom-shape draw:style-name="gr1" draw:text-style-name="P3" draw:layer="layout" svg:width="4.665cm" svg:height="0.666cm" svg:x="48.335cm" svg:y="13.595cm">
          <text:p text:style-name="P2">OfaSmartTagOptionsTabPage</text:p>
          <draw:enhanced-geometry svg:viewBox="0 0 21600 21600" draw:type="rectangle" draw:enhanced-path="M 0 0 L 21600 0 21600 21600 0 21600 0 0 Z N"/>
        </draw:custom-shape>
        <draw:custom-shape draw:style-name="gr1" draw:text-style-name="P3" draw:layer="layout" svg:width="4.355cm" svg:height="0.621cm" svg:x="48.49cm" svg:y="14.739cm">
          <text:p text:style-name="P2">OfaAutocorrReplacePage</text:p>
          <draw:enhanced-geometry svg:viewBox="0 0 21600 21600" draw:type="rectangle" draw:enhanced-path="M 0 0 L 21600 0 21600 21600 0 21600 0 0 Z N"/>
        </draw:custom-shape>
        <draw:custom-shape draw:style-name="gr1" draw:text-style-name="P3" draw:layer="layout" svg:width="3.888cm" svg:height="0.621cm" svg:x="48.413cm" svg:y="15.75cm">
          <text:p text:style-name="P2">OfaAutocorrExceptPage</text:p>
          <draw:enhanced-geometry svg:viewBox="0 0 21600 21600" draw:type="rectangle" draw:enhanced-path="M 0 0 L 21600 0 21600 21600 0 21600 0 0 Z N"/>
        </draw:custom-shape>
        <draw:custom-shape draw:style-name="gr1" draw:text-style-name="P3" draw:layer="layout" svg:width="3.136cm" svg:height="0.621cm" svg:x="49.035cm" svg:y="16.994cm">
          <text:p text:style-name="P2">OfaQuoteTabPage</text:p>
          <draw:enhanced-geometry svg:viewBox="0 0 21600 21600" draw:type="rectangle" draw:enhanced-path="M 0 0 L 21600 0 21600 21600 0 21600 0 0 Z N"/>
        </draw:custom-shape>
        <draw:custom-shape draw:style-name="class_20__28_external_20_module_29_" draw:id="id768" draw:layer="layout" svg:width="5.857cm" svg:height="0.596cm" svg:x="37.323cm" svg:y="11.522cm">
          <draw:glue-point draw:id="4" svg:x="-4.159cm" svg:y="5cm"/>
          <draw:glue-point draw:id="5" svg:x="-3.097cm" svg:y="5cm"/>
          <draw:glue-point draw:id="6" svg:x="-2.035cm" svg:y="5cm"/>
          <draw:glue-point draw:id="7" svg:x="-0.928cm" svg:y="5cm"/>
          <draw:glue-point draw:id="8" svg:x="1.108cm" svg:y="5cm"/>
          <draw:glue-point draw:id="9" svg:x="2.214cm" svg:y="5cm"/>
          <draw:glue-point draw:id="10" svg:x="3.276cm" svg:y="5cm"/>
          <draw:glue-point draw:id="11" svg:x="4.16cm" svg:y="5cm"/>
          <text:p text:style-name="P1">SfxTabPage</text:p>
          <draw:enhanced-geometry svg:viewBox="0 0 21600 21600" draw:type="rectangle" draw:enhanced-path="M 0 0 L 21600 0 21600 21600 0 21600 0 0 Z N"/>
        </draw:custom-shape>
        <draw:connector draw:style-name="inheritance_20__28_public_29_" draw:layer="layout" svg:x1="36.414cm" svg:y1="14.813cm" svg:x2="37.816cm" svg:y2="12.118cm" draw:start-shape="id767" draw:start-glue-point="0" draw:end-shape="id768" draw:end-glue-point="4">
          <text:p text:style-name="P1"/>
        </draw:connector>
        <draw:custom-shape draw:style-name="gr1" draw:text-style-name="P3" draw:id="id769" draw:layer="layout" svg:width="4.069cm" svg:height="0.621cm" svg:x="43.257cm" svg:y="10.279cm">
          <text:p text:style-name="P2">OfaACorrCheckListBox</text:p>
          <draw:enhanced-geometry svg:viewBox="0 0 21600 21600" draw:type="rectangle" draw:enhanced-path="M 0 0 L 21600 0 21600 21600 0 21600 0 0 Z N"/>
        </draw:custom-shape>
        <draw:custom-shape draw:style-name="gr1" draw:text-style-name="P3" draw:id="id770" draw:layer="layout" svg:width="3.136cm" svg:height="0.57cm" svg:x="43.75cm" svg:y="8.284cm">
          <text:p text:style-name="P2">SvxSimpleTable</text:p>
          <draw:enhanced-geometry svg:viewBox="0 0 21600 21600" draw:type="rectangle" draw:enhanced-path="M 0 0 L 21600 0 21600 21600 0 21600 0 0 Z N"/>
        </draw:custom-shape>
        <draw:connector draw:style-name="inheritance_20__28_public_29_" draw:layer="layout" svg:x1="45.291cm" svg:y1="10.279cm" svg:x2="45.318cm" svg:y2="8.854cm" draw:start-shape="id769" draw:start-glue-point="0" draw:end-shape="id770" draw:end-glue-point="2">
          <text:p text:style-name="P1"/>
        </draw:connector>
        <draw:custom-shape draw:style-name="gr1" draw:text-style-name="P3" draw:id="id771" draw:layer="layout" svg:width="3.084cm" svg:height="1.423cm" svg:x="12.901cm" svg:y="12.236cm">
          <draw:glue-point draw:id="4" svg:x="-5cm" svg:y="-2.466cm"/>
          <draw:glue-point draw:id="5" svg:x="-5cm" svg:y="2.452cm"/>
          <text:p text:style-name="P2">SvxAutoCorrCfg</text:p>
          <draw:enhanced-geometry svg:viewBox="0 0 21600 21600" draw:type="rectangle" draw:enhanced-path="M 0 0 L 21600 0 21600 21600 0 21600 0 0 Z N"/>
        </draw:custom-shape>
        <draw:custom-shape draw:style-name="gr1" draw:text-style-name="P3" draw:id="id772" draw:layer="layout" svg:width="3.084cm" svg:height="0.648cm" svg:x="17.437cm" svg:y="12.288cm">
          <text:p text:style-name="P2">SvxAutoCorrect</text:p>
          <draw:enhanced-geometry svg:viewBox="0 0 21600 21600" draw:type="rectangle" draw:enhanced-path="M 0 0 L 21600 0 21600 21600 0 21600 0 0 Z N"/>
        </draw:custom-shape>
        <draw:custom-shape draw:style-name="gr1" draw:text-style-name="P3" draw:id="id773" draw:layer="layout" svg:width="3.551cm" svg:height="0.648cm" svg:x="2.903cm" svg:y="12.724cm">
          <text:p text:style-name="P2">SvxBaseAutoCorrCfg</text:p>
          <draw:enhanced-geometry svg:viewBox="0 0 21600 21600" draw:type="rectangle" draw:enhanced-path="M 0 0 L 21600 0 21600 21600 0 21600 0 0 Z N"/>
        </draw:custom-shape>
        <draw:custom-shape draw:style-name="gr1" draw:text-style-name="P3" draw:id="id775" draw:layer="layout" svg:width="3.551cm" svg:height="0.648cm" svg:x="5.081cm" svg:y="11.689cm">
          <text:p text:style-name="P2">SvxSwAutoCorrCfg</text:p>
          <draw:enhanced-geometry svg:viewBox="0 0 21600 21600" draw:type="rectangle" draw:enhanced-path="M 0 0 L 21600 0 21600 21600 0 21600 0 0 Z N"/>
        </draw:custom-shape>
        <draw:connector draw:style-name="data_20_member_20__28_pointer_29_" draw:layer="layout" svg:x1="15.985cm" svg:y1="12.947cm" svg:x2="17.437cm" svg:y2="12.612cm" draw:start-shape="id771" draw:start-glue-point="1" draw:end-shape="id772" draw:end-glue-point="3">
          <text:p text:style-name="P1"/>
        </draw:connector>
        <draw:custom-shape draw:style-name="class_20__28_external_20_module_29_" draw:id="id774" draw:layer="layout" svg:width="2.178cm" svg:height="0.7cm" svg:x="3.266cm" svg:y="8.656cm">
          <draw:glue-point draw:id="4" svg:x="-2.263cm" svg:y="5cm"/>
          <draw:glue-point draw:id="5" svg:x="2.378cm" svg:y="5cm"/>
          <text:p text:style-name="P1">ConfigItem</text:p>
          <draw:enhanced-geometry svg:viewBox="0 0 21600 21600" draw:type="rectangle" draw:enhanced-path="M 0 0 L 21600 0 21600 21600 0 21600 0 0 Z N"/>
        </draw:custom-shape>
        <draw:connector draw:style-name="inheritance_20__28_public_29_" draw:layer="layout" svg:x1="4.678cm" svg:y1="12.724cm" svg:x2="3.863cm" svg:y2="9.356cm" draw:start-shape="id773" draw:start-glue-point="0" draw:end-shape="id774" draw:end-glue-point="4">
          <text:p text:style-name="P1"/>
        </draw:connector>
        <draw:connector draw:style-name="inheritance_20__28_public_29_" draw:layer="layout" svg:x1="6.856cm" svg:y1="11.689cm" svg:x2="4.872cm" svg:y2="9.356cm" draw:start-shape="id775" draw:start-glue-point="0" draw:end-shape="id774" draw:end-glue-point="5">
          <text:p text:style-name="P1"/>
        </draw:connector>
        <draw:connector draw:style-name="data_20_member_20__28_reference_29_" draw:layer="layout" svg:x1="8.632cm" svg:y1="12.013cm" svg:x2="12.901cm" svg:y2="12.597cm" draw:start-shape="id775" draw:start-glue-point="1" draw:end-shape="id771" draw:end-glue-point="4">
          <text:p text:style-name="P1"/>
        </draw:connector>
        <draw:connector draw:style-name="data_20_member_20__28_reference_29_" draw:layer="layout" svg:x1="6.454cm" svg:y1="13.048cm" svg:x2="12.901cm" svg:y2="13.295cm" draw:start-shape="id773" draw:start-glue-point="1" draw:end-shape="id771" draw:end-glue-point="5">
          <text:p text:style-name="P1"/>
        </draw:connector>
        <draw:custom-shape draw:style-name="gr1" draw:text-style-name="P3" draw:id="id776" draw:layer="layout" svg:width="2.721cm" svg:height="0.674cm" svg:x="22.238cm" svg:y="11.689cm">
          <text:p text:style-name="P2">EdtAutoCorrDoc</text:p>
          <draw:enhanced-geometry svg:viewBox="0 0 21600 21600" draw:type="rectangle" draw:enhanced-path="M 0 0 L 21600 0 21600 21600 0 21600 0 0 Z N"/>
        </draw:custom-shape>
        <draw:custom-shape draw:style-name="gr1" draw:text-style-name="P3" draw:id="id777" draw:layer="layout" svg:width="2.721cm" svg:height="0.674cm" svg:x="22.291cm" svg:y="9.978cm">
          <text:p text:style-name="P2">SvxAutoCorrDoc</text:p>
          <draw:enhanced-geometry svg:viewBox="0 0 21600 21600" draw:type="rectangle" draw:enhanced-path="M 0 0 L 21600 0 21600 21600 0 21600 0 0 Z N"/>
        </draw:custom-shape>
        <draw:connector draw:style-name="inheritance_20__28_public_29_" draw:layer="layout" svg:x1="23.598cm" svg:y1="11.689cm" svg:x2="23.651cm" svg:y2="10.652cm" draw:start-shape="id776" draw:start-glue-point="0" draw:end-shape="id777" draw:end-glue-point="2">
          <text:p text:style-name="P1"/>
        </draw:connector>
        <draw:custom-shape draw:style-name="gr1" draw:text-style-name="P3" draw:id="id778" draw:layer="layout" svg:width="3.317cm" svg:height="0.596cm" svg:x="39.992cm" svg:y="14.774cm">
          <text:p text:style-name="P2">SvxCheckListBox</text:p>
          <draw:enhanced-geometry svg:viewBox="0 0 21600 21600" draw:type="rectangle" draw:enhanced-path="M 0 0 L 21600 0 21600 21600 0 21600 0 0 Z N"/>
        </draw:custom-shape>
        <draw:connector draw:style-name="data_20_member" draw:layer="layout" svg:x1="38.364cm" svg:y1="15.111cm" svg:x2="39.992cm" svg:y2="15.072cm" draw:start-shape="id767" draw:start-glue-point="4" draw:end-shape="id778" draw:end-glue-point="3">
          <text:p text:style-name="P1"/>
        </draw:connector>
        <draw:custom-shape draw:style-name="gr1" draw:text-style-name="P3" draw:id="id779" draw:layer="layout" svg:width="2.261cm" svg:height="0.68cm" svg:x="46.139cm" svg:y="43.152cm">
          <text:p text:style-name="P2">EditSelection</text:p>
          <draw:enhanced-geometry svg:viewBox="0 0 21600 21600" draw:type="rectangle" draw:enhanced-path="M 0 0 L 21600 0 21600 21600 0 21600 0 0 Z N"/>
        </draw:custom-shape>
        <draw:connector draw:style-name="data_20_member_20__28_multiple_29_" draw:layer="layout" svg:x1="48.4cm" svg:y1="43.492cm" svg:x2="50.371cm" svg:y2="43.418cm" draw:start-shape="id779" draw:start-glue-point="1" draw:end-shape="id780" draw:end-glue-point="3">
          <text:p text:style-name="P1"/>
        </draw:connector>
        <draw:custom-shape draw:style-name="gr1" draw:text-style-name="P3" draw:id="id782" draw:layer="layout" svg:width="2.214cm" svg:height="0.543cm" svg:x="22.963cm" svg:y="40.336cm">
          <text:p text:style-name="P2">ContentNode</text:p>
          <draw:enhanced-geometry svg:viewBox="0 0 21600 21600" draw:type="rectangle" draw:enhanced-path="M 0 0 L 21600 0 21600 21600 0 21600 0 0 Z N"/>
        </draw:custom-shape>
        <draw:connector draw:style-name="data_20_member_20__28_pointer_29_" draw:layer="layout" svg:x1="51.917cm" svg:y1="43.418cm" svg:x2="54.91cm" svg:y2="37.126cm" draw:start-shape="id780" draw:start-glue-point="1" draw:end-shape="id781" draw:end-glue-point="7">
          <text:p text:style-name="P1"/>
        </draw:connector>
        <draw:custom-shape draw:style-name="class_20__28_external_20_module_29_" draw:id="id783" draw:layer="layout" svg:width="1.885cm" svg:height="0.542cm" svg:x="23.456cm" svg:y="37.721cm">
          <text:p text:style-name="P1">UniString</text:p>
          <draw:enhanced-geometry svg:viewBox="0 0 21600 21600" draw:type="rectangle" draw:enhanced-path="M 0 0 L 21600 0 21600 21600 0 21600 0 0 Z N"/>
        </draw:custom-shape>
        <draw:connector draw:style-name="inheritance_20__28_public_29_" draw:layer="layout" svg:x1="24.07cm" svg:y1="40.336cm" svg:x2="24.398cm" svg:y2="38.263cm" draw:start-shape="id782" draw:start-glue-point="0" draw:end-shape="id783" draw:end-glue-point="2">
          <text:p text:style-name="P1"/>
        </draw:connector>
        <draw:custom-shape draw:style-name="gr1" draw:text-style-name="P3" draw:id="id786" draw:layer="layout" svg:width="4.51cm" svg:height="2.695cm" svg:x="1.996cm" svg:y="51.448cm">
          <draw:glue-point draw:id="4" svg:x="5cm" svg:y="-3.554cm"/>
          <draw:glue-point draw:id="5" svg:x="5cm" svg:y="-1.922cm"/>
          <draw:glue-point draw:id="6" svg:x="5cm" svg:y="1.925cm"/>
          <text:p text:style-name="P2">SvxNumberFormatTabPage</text:p>
          <draw:enhanced-geometry svg:viewBox="0 0 21600 21600" draw:type="rectangle" draw:enhanced-path="M 0 0 L 21600 0 21600 21600 0 21600 0 0 Z N"/>
        </draw:custom-shape>
        <draw:custom-shape draw:style-name="gr1" draw:text-style-name="P3" draw:id="id784" draw:layer="layout" svg:width="4.018cm" svg:height="0.7cm" svg:x="14.851cm" svg:y="51.06cm">
          <text:p text:style-name="P2">SvxNumberPreviewImpl</text:p>
          <draw:enhanced-geometry svg:viewBox="0 0 21600 21600" draw:type="rectangle" draw:enhanced-path="M 0 0 L 21600 0 21600 21600 0 21600 0 0 Z N"/>
        </draw:custom-shape>
        <draw:custom-shape draw:style-name="class_20__28_external_20_module_29_" draw:id="id785" draw:layer="layout" svg:width="1.917cm" svg:height="0.57cm" svg:x="15.085cm" svg:y="49.297cm">
          <text:p text:style-name="P1">Window</text:p>
          <draw:enhanced-geometry svg:viewBox="0 0 21600 21600" draw:type="rectangle" draw:enhanced-path="M 0 0 L 21600 0 21600 21600 0 21600 0 0 Z N"/>
        </draw:custom-shape>
        <draw:connector draw:style-name="inheritance_20__28_public_29_" draw:layer="layout" svg:x1="16.86cm" svg:y1="51.06cm" svg:x2="16.043cm" svg:y2="49.867cm" draw:start-shape="id784" draw:start-glue-point="0" draw:end-shape="id785" draw:end-glue-point="2">
          <text:p text:style-name="P1"/>
        </draw:connector>
        <draw:connector draw:style-name="data_20_member" draw:layer="layout" svg:x1="6.506cm" svg:y1="51.838cm" svg:x2="14.851cm" svg:y2="51.41cm" draw:start-shape="id786" draw:start-glue-point="4" draw:end-shape="id784" draw:end-glue-point="3">
          <text:p text:style-name="P1"/>
        </draw:connector>
        <draw:custom-shape draw:style-name="gr1" draw:text-style-name="P3" draw:id="id787" draw:layer="layout" svg:width="3.214cm" svg:height="0.596cm" svg:x="16.303cm" svg:y="53.989cm">
          <text:p text:style-name="P2">SvxNumberInfoItem</text:p>
          <draw:enhanced-geometry svg:viewBox="0 0 21600 21600" draw:type="rectangle" draw:enhanced-path="M 0 0 L 21600 0 21600 21600 0 21600 0 0 Z N"/>
        </draw:custom-shape>
        <draw:custom-shape draw:style-name="gr1" draw:text-style-name="P3" draw:id="id788" draw:layer="layout" svg:width="3.809cm" svg:height="1.271cm" svg:x="14.283cm" svg:y="56.009cm">
          <draw:glue-point draw:id="4" svg:x="4.998cm" svg:y="-2.541cm"/>
          <draw:glue-point draw:id="5" svg:x="4.998cm" svg:y="2.958cm"/>
          <text:p text:style-name="P2">SvxNumberFormatShell</text:p>
          <draw:enhanced-geometry svg:viewBox="0 0 21600 21600" draw:type="rectangle" draw:enhanced-path="M 0 0 L 21600 0 21600 21600 0 21600 0 0 Z N"/>
        </draw:custom-shape>
        <draw:connector draw:style-name="data_20_member_20__28_pointer_29_" draw:layer="layout" draw:line-skew="2.954cm" svg:x1="6.506cm" svg:y1="52.278cm" svg:x2="16.303cm" svg:y2="54.287cm" draw:start-shape="id786" draw:start-glue-point="5" draw:end-shape="id787" draw:end-glue-point="3">
          <text:p text:style-name="P1"/>
        </draw:connector>
        <draw:connector draw:style-name="data_20_member_20__28_pointer_29_" draw:layer="layout" draw:line-skew="2.824cm" svg:x1="6.506cm" svg:y1="52.795cm" svg:x2="14.283cm" svg:y2="56.644cm" draw:start-shape="id786" draw:start-glue-point="1" draw:end-shape="id788" draw:end-glue-point="3">
          <text:p text:style-name="P1"/>
        </draw:connector>
        <draw:custom-shape draw:style-name="class_20__28_external_20_module_29_" draw:id="id789" draw:layer="layout" svg:width="3.396cm" svg:height="1.478cm" svg:x="21.823cm" svg:y="53.573cm">
          <draw:glue-point draw:id="4" svg:x="-5cm" svg:y="-2.713cm"/>
          <draw:glue-point draw:id="5" svg:x="-5cm" svg:y="2.192cm"/>
          <text:p text:style-name="P1">SvNumberFormatter</text:p>
          <draw:enhanced-geometry svg:viewBox="0 0 21600 21600" draw:type="rectangle" draw:enhanced-path="M 0 0 L 21600 0 21600 21600 0 21600 0 0 Z N"/>
        </draw:custom-shape>
        <draw:connector draw:style-name="data_20_member_20__28_pointer_29_" draw:layer="layout" svg:x1="19.517cm" svg:y1="54.287cm" svg:x2="21.823cm" svg:y2="53.912cm" draw:start-shape="id787" draw:start-glue-point="1" draw:end-shape="id789" draw:end-glue-point="4">
          <text:p text:style-name="P1"/>
        </draw:connector>
        <draw:custom-shape draw:style-name="class_20__28_external_20_module_29_" draw:id="id790" draw:layer="layout" svg:width="2.281cm" svg:height="0.622cm" svg:x="16.691cm" svg:y="52.096cm">
          <text:p text:style-name="P1">SfxPoolItem</text:p>
          <draw:enhanced-geometry svg:viewBox="0 0 21600 21600" draw:type="rectangle" draw:enhanced-path="M 0 0 L 21600 0 21600 21600 0 21600 0 0 Z N"/>
        </draw:custom-shape>
        <draw:connector draw:style-name="inheritance_20__28_public_29_" draw:layer="layout" svg:x1="17.91cm" svg:y1="53.989cm" svg:x2="17.831cm" svg:y2="52.718cm" draw:start-shape="id787" draw:start-glue-point="0" draw:end-shape="id790" draw:end-glue-point="2">
          <text:p text:style-name="P1"/>
        </draw:connector>
        <draw:connector draw:style-name="data_20_member_20__28_pointer_29_" draw:layer="layout" svg:x1="18.09cm" svg:y1="56.322cm" svg:x2="21.823cm" svg:y2="54.635cm" draw:start-shape="id788" draw:start-glue-point="4" draw:end-shape="id789" draw:end-glue-point="5">
          <text:p text:style-name="P1"/>
        </draw:connector>
        <draw:custom-shape draw:style-name="class_20__28_external_20_module_29_" draw:id="id791" draw:layer="layout" svg:width="3.758cm" svg:height="1.31cm" svg:x="28.038cm" svg:y="54.941cm">
          <draw:glue-point draw:id="4" svg:x="-5cm" svg:y="2.778cm"/>
          <draw:glue-point draw:id="5" svg:x="-5cm" svg:y="-2.877cm"/>
          <text:p text:style-name="P1">SvNumberFormatTable</text:p>
          <draw:enhanced-geometry svg:viewBox="0 0 21600 21600" draw:type="rectangle" draw:enhanced-path="M 0 0 L 21600 0 21600 21600 0 21600 0 0 Z N"/>
        </draw:custom-shape>
        <draw:custom-shape draw:style-name="gr1" draw:text-style-name="P3" draw:layer="layout" svg:width="4.847cm" svg:height="0.752cm" svg:x="22.16cm" svg:y="50.775cm">
          <text:p text:style-name="P2">SvNumberFormatterIndexTable</text:p>
          <draw:enhanced-geometry svg:viewBox="0 0 21600 21600" draw:type="rectangle" draw:enhanced-path="M 0 0 L 21600 0 21600 21600 0 21600 0 0 Z N"/>
        </draw:custom-shape>
        <draw:connector draw:style-name="data_20_member_20__28_pointer_29_" draw:layer="layout" svg:x1="18.09cm" svg:y1="57.019cm" svg:x2="28.038cm" svg:y2="55.959cm" draw:start-shape="id788" draw:start-glue-point="5" draw:end-shape="id791" draw:end-glue-point="4">
          <text:p text:style-name="P1"/>
        </draw:connector>
        <draw:custom-shape draw:style-name="gr1" draw:text-style-name="P3" draw:id="id792" draw:layer="layout" svg:width="4.121cm" svg:height="4.717cm" svg:x="38.36cm" svg:y="63.734cm">
          <draw:glue-point draw:id="4" svg:x="4.998cm" svg:y="-4.066cm"/>
          <draw:glue-point draw:id="5" svg:x="4.998cm" svg:y="-2.802cm"/>
          <text:p text:style-name="P2">SfxAbstractDialogFactory</text:p>
          <draw:enhanced-geometry svg:viewBox="0 0 21600 21600" draw:type="rectangle" draw:enhanced-path="M 0 0 L 21600 0 21600 21600 0 21600 0 0 Z N"/>
        </draw:custom-shape>
        <draw:custom-shape draw:style-name="class_20__28_external_20_module_29_" draw:id="id793" draw:layer="layout" svg:width="4.041cm" svg:height="0.777cm" svg:x="38.569cm" svg:y="61.661cm">
          <text:p text:style-name="P1">VclAbstractDialogFactory</text:p>
          <draw:enhanced-geometry svg:viewBox="0 0 21600 21600" draw:type="rectangle" draw:enhanced-path="M 0 0 L 21600 0 21600 21600 0 21600 0 0 Z N"/>
        </draw:custom-shape>
        <draw:connector draw:style-name="inheritance_20__28_public_29_" draw:layer="layout" svg:x1="40.42cm" svg:y1="63.734cm" svg:x2="40.589cm" svg:y2="62.438cm" draw:start-shape="id792" draw:start-glue-point="0" draw:end-shape="id793" draw:end-glue-point="2">
          <text:p text:style-name="P1"/>
        </draw:connector>
        <draw:custom-shape draw:style-name="class_20__28_external_20_module_29_" draw:id="id794" draw:layer="layout" svg:width="3.473cm" svg:height="0.83cm" svg:x="44.502cm" svg:y="64.382cm">
          <text:p text:style-name="P1">SfxAbstractTabDialog</text:p>
          <draw:enhanced-geometry svg:viewBox="0 0 21600 21600" draw:type="rectangle" draw:enhanced-path="M 0 0 L 21600 0 21600 21600 0 21600 0 0 Z N"/>
        </draw:custom-shape>
        <draw:connector draw:style-name="local_20_usage_20__2f__20_return_20_type" draw:layer="layout" svg:x1="42.479cm" svg:y1="64.771cm" svg:x2="44.502cm" svg:y2="64.797cm" draw:start-shape="id792" draw:start-glue-point="5" draw:end-shape="id794" draw:end-glue-point="3">
          <text:p text:style-name="P1"/>
        </draw:connector>
        <draw:custom-shape draw:style-name="class_20__28_external_20_module_29_" draw:id="id795" draw:layer="layout" svg:width="3.16cm" svg:height="0.777cm" svg:x="44.607cm" svg:y="63.009cm">
          <text:p text:style-name="P1">VclAbstractDialog</text:p>
          <draw:enhanced-geometry svg:viewBox="0 0 21600 21600" draw:type="rectangle" draw:enhanced-path="M 0 0 L 21600 0 21600 21600 0 21600 0 0 Z N"/>
        </draw:custom-shape>
        <draw:connector draw:style-name="inheritance_20__28_public_29_" draw:layer="layout" svg:x1="46.238cm" svg:y1="64.382cm" svg:x2="46.187cm" svg:y2="63.786cm" draw:start-shape="id794" draw:start-glue-point="0" draw:end-shape="id795" draw:end-glue-point="2">
          <text:p text:style-name="P1"/>
        </draw:connector>
        <draw:connector draw:style-name="local_20_usage_20__2f__20_return_20_type" draw:layer="layout" svg:x1="42.479cm" svg:y1="64.175cm" svg:x2="44.607cm" svg:y2="63.397cm" draw:start-shape="id792" draw:start-glue-point="4" draw:end-shape="id795" draw:end-glue-point="3">
          <text:p text:style-name="P1"/>
        </draw:connector>
        <draw:custom-shape draw:style-name="class_20__28_external_20_module_29_" draw:id="id796" draw:layer="layout" svg:width="2.1cm" svg:height="0.7cm" svg:x="5.028cm" svg:y="49.219cm">
          <text:p text:style-name="P1">SfxTabPage</text:p>
          <draw:enhanced-geometry svg:viewBox="0 0 21600 21600" draw:type="rectangle" draw:enhanced-path="M 0 0 L 21600 0 21600 21600 0 21600 0 0 Z N"/>
        </draw:custom-shape>
        <draw:connector draw:style-name="inheritance_20__28_public_29_" draw:layer="layout" svg:x1="4.251cm" svg:y1="51.448cm" svg:x2="6.078cm" svg:y2="49.919cm" draw:start-shape="id786" draw:start-glue-point="0" draw:end-shape="id796" draw:end-glue-point="2">
          <text:p text:style-name="P1"/>
        </draw:connector>
        <draw:custom-shape draw:style-name="gr1" draw:text-style-name="P3" draw:id="id797" draw:layer="layout" svg:width="2.359cm" svg:height="0.648cm" svg:x="10.134cm" svg:y="54.351cm">
          <text:p text:style-name="P2">SvxDelStrgs</text:p>
          <draw:enhanced-geometry svg:viewBox="0 0 21600 21600" draw:type="rectangle" draw:enhanced-path="M 0 0 L 21600 0 21600 21600 0 21600 0 0 Z N"/>
        </draw:custom-shape>
        <draw:connector draw:style-name="local_20_usage_20__2f__20_return_20_type" draw:text-style-name="P1" draw:layer="layout" svg:x1="6.506cm" svg:y1="53.313cm" svg:x2="10.134cm" svg:y2="54.675cm" draw:start-shape="id786" draw:start-glue-point="6" draw:end-shape="id797" draw:end-glue-point="3">
          <text:p text:style-name="P1">aEntryList</text:p>
        </draw:connector>
        <draw:connector draw:style-name="gr20" draw:text-style-name="P3" draw:layer="layout" svg:x1="25.219cm" svg:y1="54.312cm" svg:x2="28.038cm" svg:y2="55.22cm" draw:start-shape="id789" draw:start-glue-point="1" draw:end-shape="id791" draw:end-glue-point="5">
          <text:p text:style-name="P1"/>
        </draw:connector>
        <draw:custom-shape draw:style-name="gr1" draw:text-style-name="P3" draw:layer="layout" svg:width="2.328cm" svg:height="0.635cm" svg:x="17.49cm" svg:y="29.264cm">
          <text:p text:style-name="P2">TextPortion</text:p>
          <draw:enhanced-geometry svg:viewBox="0 0 21600 21600" draw:type="rectangle" draw:enhanced-path="M 0 0 L 21600 0 21600 21600 0 21600 0 0 Z N"/>
        </draw:custom-shape>
        <draw:custom-shape draw:style-name="gr1" draw:text-style-name="P2" draw:layer="layout" svg:width="2.294cm" svg:height="0.601cm" svg:x="53.991cm" svg:y="49.011cm">
          <text:p text:style-name="P2">EditLine</text:p>
          <draw:enhanced-geometry svg:viewBox="0 0 21600 21600" draw:mirror-horizontal="false" draw:mirror-vertical="false" draw:type="rectangle" draw:enhanced-path="M 0 0 L 21600 0 21600 21600 0 21600 0 0 Z N"/>
        </draw:custom-shape>
        <draw:custom-shape draw:style-name="gr3" draw:layer="layout" svg:width="1.561cm" svg:height="0.608cm" svg:x="18.891cm" svg:y="23.972cm">
          <text:p text:style-name="P1">EPaM</text:p>
          <draw:enhanced-geometry svg:viewBox="0 0 21600 21600" draw:type="rectangle" draw:enhanced-path="M 0 0 L 21600 0 21600 21600 0 21600 0 0 Z N"/>
        </draw:custom-shape>
        <draw:custom-shape draw:style-name="gr3" draw:id="id808" draw:layer="layout" svg:width="2.964cm" svg:height="0.609cm" svg:x="61.787cm" svg:y="33.946cm">
          <text:p text:style-name="P1">ScriptTypePosInfo</text:p>
          <draw:enhanced-geometry svg:viewBox="0 0 21600 21600" draw:type="rectangle" draw:enhanced-path="M 0 0 L 21600 0 21600 21600 0 21600 0 0 Z N"/>
        </draw:custom-shape>
        <draw:custom-shape draw:style-name="gr3" draw:id="id809" draw:layer="layout" svg:width="3.175cm" svg:height="0.582cm" svg:x="57.315cm" svg:y="34.687cm">
          <text:p text:style-name="P1">WritingDirectionInfo</text:p>
          <draw:enhanced-geometry svg:viewBox="0 0 21600 21600" draw:type="rectangle" draw:enhanced-path="M 0 0 L 21600 0 21600 21600 0 21600 0 0 Z N"/>
        </draw:custom-shape>
        <draw:custom-shape draw:style-name="gr1" draw:text-style-name="P3" draw:id="id800" draw:layer="layout" svg:width="3.201cm" svg:height="0.635cm" svg:x="51.383cm" svg:y="47.19cm">
          <text:p text:style-name="P2">ContentAttribsInfo</text:p>
          <draw:enhanced-geometry svg:viewBox="0 0 21600 21600" draw:type="rectangle" draw:enhanced-path="M 0 0 L 21600 0 21600 21600 0 21600 0 0 Z N"/>
        </draw:custom-shape>
        <draw:custom-shape draw:style-name="gr1" draw:text-style-name="P2" draw:id="id798" draw:layer="layout" svg:width="8.618cm" svg:height="0.926cm" svg:x="68.455cm" svg:y="38.285cm">
          <draw:glue-point draw:id="4" svg:x="-5cm" svg:y="2.602cm"/>
          <draw:glue-point draw:id="5" svg:x="-5cm" svg:y="-2.602cm"/>
          <draw:glue-point draw:id="6" svg:x="-4.179cm" svg:y="5cm"/>
          <draw:glue-point draw:id="7" svg:x="-3.381cm" svg:y="5cm"/>
          <draw:glue-point draw:id="8" svg:x="-2.613cm" svg:y="5cm"/>
          <draw:glue-point draw:id="9" svg:x="-1.784cm" svg:y="5cm"/>
          <draw:glue-point draw:id="10" svg:x="-0.894cm" svg:y="5cm"/>
          <draw:glue-point draw:id="11" svg:x="0.886cm" svg:y="5cm"/>
          <draw:glue-point draw:id="12" svg:x="1.684cm" svg:y="5cm"/>
          <draw:glue-point draw:id="13" svg:x="2.606cm" svg:y="5cm"/>
          <draw:glue-point draw:id="14" svg:x="3.496cm" svg:y="5cm"/>
          <draw:glue-point draw:id="15" svg:x="4.386cm" svg:y="5cm"/>
          <text:p text:style-name="P2">EditCharAttrib</text:p>
          <draw:enhanced-geometry svg:viewBox="0 0 21600 21600" draw:mirror-horizontal="false" draw:mirror-vertical="false" draw:type="rectangle" draw:enhanced-path="M 0 0 L 21600 0 21600 21600 0 21600 0 0 Z N"/>
        </draw:custom-shape>
        <draw:custom-shape draw:style-name="gr1" draw:text-style-name="P2" draw:id="id799" draw:layer="layout" svg:width="1.851cm" svg:height="0.529cm" svg:x="69.224cm" svg:y="36.221cm">
          <text:p text:style-name="P2">EditAttrib</text:p>
          <draw:enhanced-geometry svg:viewBox="0 0 21600 21600" draw:mirror-horizontal="false" draw:mirror-vertical="false" draw:type="rectangle" draw:enhanced-path="M 0 0 L 21600 0 21600 21600 0 21600 0 0 Z N"/>
        </draw:custom-shape>
        <draw:connector draw:style-name="inheritance_20__28_public_29_" draw:layer="layout" svg:x1="72.764cm" svg:y1="38.285cm" svg:x2="70.149cm" svg:y2="36.75cm" draw:start-shape="id798" draw:start-glue-point="0" draw:end-shape="id799" draw:end-glue-point="2">
          <text:p text:style-name="P1"/>
        </draw:connector>
        <draw:connector draw:style-name="data_20_member_20__28_multiple_20_pointers_29_" draw:layer="layout" svg:x1="54.584cm" svg:y1="47.507cm" svg:x2="68.455cm" svg:y2="38.988cm" draw:start-shape="id800" draw:start-glue-point="1" draw:end-shape="id798" draw:end-glue-point="4">
          <text:p text:style-name="P1"/>
        </draw:connector>
        <draw:custom-shape draw:style-name="gr1" draw:text-style-name="P3" draw:id="id801" draw:layer="layout" svg:width="3.122cm" svg:height="0.609cm" svg:x="46.328cm" svg:y="47.085cm">
          <text:p text:style-name="P2">EditUndoSetAttribs</text:p>
          <draw:enhanced-geometry svg:viewBox="0 0 21600 21600" draw:type="rectangle" draw:enhanced-path="M 0 0 L 21600 0 21600 21600 0 21600 0 0 Z N"/>
        </draw:custom-shape>
        <draw:connector draw:style-name="data_20_member_20__28_multiple_20_pointers_29_" draw:layer="layout" svg:x1="49.45cm" svg:y1="47.389cm" svg:x2="51.383cm" svg:y2="47.507cm" draw:start-shape="id801" draw:start-glue-point="1" draw:end-shape="id800" draw:end-glue-point="3">
          <text:p text:style-name="P1"/>
        </draw:connector>
        <draw:custom-shape draw:style-name="gr1" draw:text-style-name="P2" draw:id="id802" draw:layer="layout" svg:width="1.826cm" svg:height="0.582cm" svg:x="47.068cm" svg:y="45.682cm">
          <text:p text:style-name="P2">EditUndo</text:p>
          <draw:enhanced-geometry svg:viewBox="0 0 21600 21600" draw:mirror-horizontal="false" draw:mirror-vertical="false" draw:type="rectangle" draw:enhanced-path="M 0 0 L 21600 0 21600 21600 0 21600 0 0 Z N"/>
        </draw:custom-shape>
        <draw:connector draw:style-name="inheritance_20__28_public_29_" draw:layer="layout" svg:x1="47.889cm" svg:y1="47.085cm" svg:x2="47.981cm" svg:y2="46.264cm" draw:start-shape="id801" draw:start-glue-point="0" draw:end-shape="id802" draw:end-glue-point="2">
          <text:p text:style-name="P1"/>
        </draw:connector>
        <draw:custom-shape draw:style-name="class_20__28_external_20_module_29_" draw:id="id803" draw:layer="layout" svg:width="2.672cm" svg:height="0.503cm" svg:x="46.62cm" svg:y="44.439cm">
          <text:p text:style-name="P1">SfxUndoAction</text:p>
          <draw:enhanced-geometry svg:viewBox="0 0 21600 21600" draw:type="rectangle" draw:enhanced-path="M 0 0 L 21600 0 21600 21600 0 21600 0 0 Z N"/>
        </draw:custom-shape>
        <draw:connector draw:style-name="inheritance_20__28_public_29_" draw:layer="layout" svg:x1="47.981cm" svg:y1="45.682cm" svg:x2="47.956cm" svg:y2="44.942cm" draw:start-shape="id802" draw:start-glue-point="0" draw:end-shape="id803" draw:end-glue-point="2">
          <text:p text:style-name="P1"/>
        </draw:connector>
        <draw:connector draw:style-name="local_20_usage_20__2f__20_return_20_type" draw:text-style-name="P1" draw:layer="layout" svg:x1="40.781cm" svg:y1="42.623cm" svg:x2="46.328cm" svg:y2="47.389cm" draw:start-shape="id749" draw:start-glue-point="8" draw:end-shape="id801" draw:end-glue-point="3">
          <text:p text:style-name="P1">CreateAttribUndo()</text:p>
        </draw:connector>
        <draw:custom-shape draw:style-name="gr1" draw:text-style-name="P3" draw:id="id804" draw:layer="layout" svg:width="2.831cm" svg:height="0.529cm" svg:x="45.991cm" svg:y="36.538cm">
          <text:p text:style-name="P2">ParaPortionList</text:p>
          <draw:enhanced-geometry svg:viewBox="0 0 21600 21600" draw:type="rectangle" draw:enhanced-path="M 0 0 L 21600 0 21600 21600 0 21600 0 0 Z N"/>
        </draw:custom-shape>
        <draw:connector draw:style-name="data_20_member" draw:text-style-name="P1" draw:layer="layout" svg:x1="40.781cm" svg:y1="37.358cm" svg:x2="45.991cm" svg:y2="36.802cm" draw:start-shape="id749" draw:start-glue-point="7" draw:end-shape="id804" draw:end-glue-point="3">
          <text:p text:style-name="P1">GetParaPortions()</text:p>
        </draw:connector>
        <draw:custom-shape draw:style-name="gr1" draw:text-style-name="P3" draw:id="id805" draw:layer="layout" svg:width="2.17cm" svg:height="4.233cm" svg:x="50.145cm" svg:y="31.643cm">
          <draw:glue-point draw:id="4" svg:x="5cm" svg:y="-4.186cm"/>
          <draw:glue-point draw:id="5" svg:x="5cm" svg:y="-2.872cm"/>
          <draw:glue-point draw:id="6" svg:x="5cm" svg:y="-1.559cm"/>
          <draw:glue-point draw:id="7" svg:x="5cm" svg:y="1.315cm"/>
          <draw:glue-point draw:id="8" svg:x="5cm" svg:y="2.69cm"/>
          <draw:glue-point draw:id="9" svg:x="5cm" svg:y="4.001cm"/>
          <text:p text:style-name="P2">ParaPortion</text:p>
          <draw:enhanced-geometry svg:viewBox="0 0 21600 21600" draw:type="rectangle" draw:enhanced-path="M 0 0 L 21600 0 21600 21600 0 21600 0 0 Z N"/>
        </draw:custom-shape>
        <draw:connector draw:style-name="data_20_member_20__28_multiple_20_pointers_29_" draw:layer="layout" svg:x1="48.822cm" svg:y1="36.802cm" svg:x2="50.145cm" svg:y2="33.759cm" draw:start-shape="id804" draw:start-glue-point="1" draw:end-shape="id805" draw:end-glue-point="3">
          <text:p text:style-name="P1"/>
        </draw:connector>
        <draw:custom-shape draw:style-name="gr1" draw:text-style-name="P3" draw:id="id806" draw:layer="layout" svg:width="2.434cm" svg:height="0.582cm" svg:x="54.273cm" svg:y="31.273cm">
          <text:p text:style-name="P2">EditLineList</text:p>
          <draw:enhanced-geometry svg:viewBox="0 0 21600 21600" draw:type="rectangle" draw:enhanced-path="M 0 0 L 21600 0 21600 21600 0 21600 0 0 Z N"/>
        </draw:custom-shape>
        <draw:custom-shape draw:style-name="gr1" draw:text-style-name="P3" draw:id="id807" draw:layer="layout" svg:width="2.487cm" svg:height="0.556cm" svg:x="57.607cm" svg:y="32.305cm">
          <text:p text:style-name="P2">TextPortionList</text:p>
          <draw:enhanced-geometry svg:viewBox="0 0 21600 21600" draw:type="rectangle" draw:enhanced-path="M 0 0 L 21600 0 21600 21600 0 21600 0 0 Z N"/>
        </draw:custom-shape>
        <draw:connector draw:style-name="data_20_member" draw:layer="layout" svg:x1="52.315cm" svg:y1="31.988cm" svg:x2="54.273cm" svg:y2="31.564cm" draw:start-shape="id805" draw:start-glue-point="4" draw:end-shape="id806" draw:end-glue-point="3">
          <text:p text:style-name="P1"/>
        </draw:connector>
        <draw:connector draw:style-name="data_20_member" draw:layer="layout" svg:x1="52.315cm" svg:y1="32.544cm" svg:x2="57.607cm" svg:y2="32.583cm" draw:start-shape="id805" draw:start-glue-point="5" draw:end-shape="id807" draw:end-glue-point="3">
          <text:p text:style-name="P1"/>
        </draw:connector>
        <draw:custom-shape draw:style-name="gr1" draw:text-style-name="P3" draw:id="id781" draw:layer="layout" svg:width="2.54cm" svg:height="1.162cm" svg:x="54.91cm" svg:y="36.249cm">
          <draw:glue-point draw:id="4" svg:x="5cm" svg:y="-2.056cm"/>
          <draw:glue-point draw:id="5" svg:x="5cm" svg:y="2.495cm"/>
          <draw:glue-point draw:id="6" svg:x="-5cm" svg:y="-2.857cm"/>
          <draw:glue-point draw:id="7" svg:x="-5cm" svg:y="2.555cm"/>
          <text:p text:style-name="P2">ContentNode</text:p>
          <draw:enhanced-geometry svg:viewBox="0 0 21600 21600" draw:type="rectangle" draw:enhanced-path="M 0 0 L 21600 0 21600 21600 0 21600 0 0 Z N"/>
        </draw:custom-shape>
        <draw:connector draw:style-name="data_20_member_20__28_pointer_29_" draw:text-style-name="P1" draw:layer="layout" svg:x1="52.315cm" svg:y1="35.452cm" svg:x2="54.91cm" svg:y2="36.499cm" draw:start-shape="id805" draw:start-glue-point="9" draw:end-shape="id781" draw:end-glue-point="6">
          <text:p text:style-name="P1">GetNode()</text:p>
        </draw:connector>
        <draw:connector draw:style-name="data_20_member_20__28_multiple_20_pointers_29_" draw:layer="layout" svg:x1="52.315cm" svg:y1="33.759cm" svg:x2="61.787cm" svg:y2="34.25cm" draw:start-shape="id805" draw:start-glue-point="1" draw:end-shape="id808" draw:end-glue-point="3">
          <text:p text:style-name="P1"/>
        </draw:connector>
        <draw:connector draw:style-name="data_20_member_20__28_multiple_20_pointers_29_" draw:layer="layout" svg:x1="52.315cm" svg:y1="34.315cm" svg:x2="57.315cm" svg:y2="34.978cm" draw:start-shape="id805" draw:start-glue-point="7" draw:end-shape="id809" draw:end-glue-point="3">
          <text:p text:style-name="P1"/>
        </draw:connector>
        <draw:custom-shape draw:style-name="gr1" draw:text-style-name="P3" draw:id="id810" draw:layer="layout" svg:width="2.144cm" svg:height="0.608cm" svg:x="61.496cm" svg:y="32.173cm">
          <text:p text:style-name="P2">TextPortion</text:p>
          <draw:enhanced-geometry svg:viewBox="0 0 21600 21600" draw:type="rectangle" draw:enhanced-path="M 0 0 L 21600 0 21600 21600 0 21600 0 0 Z N"/>
        </draw:custom-shape>
        <draw:connector draw:style-name="data_20_member_20__28_multiple_20_pointers_29_" draw:layer="layout" svg:x1="60.094cm" svg:y1="32.583cm" svg:x2="61.496cm" svg:y2="32.477cm" draw:start-shape="id807" draw:start-glue-point="1" draw:end-shape="id810" draw:end-glue-point="3">
          <text:p text:style-name="P1"/>
        </draw:connector>
        <draw:custom-shape draw:style-name="gr1" draw:text-style-name="P3" draw:id="id811" draw:layer="layout" svg:width="1.932cm" svg:height="0.529cm" svg:x="58.347cm" svg:y="31.035cm">
          <text:p text:style-name="P2">EditLine</text:p>
          <draw:enhanced-geometry svg:viewBox="0 0 21600 21600" draw:type="rectangle" draw:enhanced-path="M 0 0 L 21600 0 21600 21600 0 21600 0 0 Z N"/>
        </draw:custom-shape>
        <draw:connector draw:style-name="data_20_member_20__28_multiple_20_pointers_29_" draw:layer="layout" svg:x1="56.707cm" svg:y1="31.564cm" svg:x2="58.347cm" svg:y2="31.299cm" draw:start-shape="id806" draw:start-glue-point="1" draw:end-shape="id811" draw:end-glue-point="3">
          <text:p text:style-name="P1"/>
        </draw:connector>
        <draw:custom-shape draw:style-name="gr3" draw:id="id812" draw:layer="layout" svg:width="2.646cm" svg:height="0.555cm" svg:x="65.226cm" svg:y="32.067cm">
          <text:p text:style-name="P1">ExtraPortionInfo</text:p>
          <draw:enhanced-geometry svg:viewBox="0 0 21600 21600" draw:type="rectangle" draw:enhanced-path="M 0 0 L 21600 0 21600 21600 0 21600 0 0 Z N"/>
        </draw:custom-shape>
        <draw:connector draw:style-name="data_20_member_20__28_pointer_29_" draw:layer="layout" svg:x1="63.64cm" svg:y1="32.477cm" svg:x2="65.226cm" svg:y2="32.344cm" draw:start-shape="id810" draw:start-glue-point="1" draw:end-shape="id812" draw:end-glue-point="3">
          <text:p text:style-name="P1"/>
        </draw:connector>
        <draw:custom-shape draw:style-name="gr1" draw:text-style-name="P3" draw:id="id813" draw:layer="layout" svg:width="2.673cm" svg:height="0.662cm" svg:x="59.696cm" svg:y="35.93cm">
          <text:p text:style-name="P2">ContentAttribs</text:p>
          <draw:enhanced-geometry svg:viewBox="0 0 21600 21600" draw:type="rectangle" draw:enhanced-path="M 0 0 L 21600 0 21600 21600 0 21600 0 0 Z N"/>
        </draw:custom-shape>
        <draw:connector draw:style-name="data_20_member" draw:layer="layout" svg:x1="57.45cm" svg:y1="36.592cm" svg:x2="59.696cm" svg:y2="36.261cm" draw:start-shape="id781" draw:start-glue-point="4" draw:end-shape="id813" draw:end-glue-point="3">
          <text:p text:style-name="P1"/>
        </draw:connector>
        <draw:custom-shape draw:style-name="gr1" draw:text-style-name="P3" draw:id="id814" draw:layer="layout" svg:width="2.38cm" svg:height="1.138cm" svg:x="60.73cm" svg:y="37.49cm">
          <draw:glue-point draw:id="4" svg:x="5cm" svg:y="1.977cm"/>
          <draw:glue-point draw:id="5" svg:x="5cm" svg:y="-2.671cm"/>
          <text:p text:style-name="P2">CharAttribList</text:p>
          <draw:enhanced-geometry svg:viewBox="0 0 21600 21600" draw:type="rectangle" draw:enhanced-path="M 0 0 L 21600 0 21600 21600 0 21600 0 0 Z N"/>
        </draw:custom-shape>
        <draw:connector draw:style-name="data_20_member" draw:text-style-name="P1" draw:layer="layout" svg:x1="57.45cm" svg:y1="37.119cm" svg:x2="60.73cm" svg:y2="38.059cm" draw:start-shape="id781" draw:start-glue-point="5" draw:end-shape="id814" draw:end-glue-point="3">
          <text:p text:style-name="P1">GetCharAttribs()</text:p>
        </draw:connector>
        <draw:connector draw:style-name="data_20_member_20__28_multiple_20_pointers_29_" draw:layer="layout" svg:x1="63.11cm" svg:y1="38.283cm" svg:x2="68.455cm" svg:y2="38.508cm" draw:start-shape="id814" draw:start-glue-point="4" draw:end-shape="id798" draw:end-glue-point="5">
          <text:p text:style-name="P1"/>
        </draw:connector>
        <draw:custom-shape draw:style-name="gr1" draw:text-style-name="P3" draw:id="id815" draw:layer="layout" svg:width="1.694cm" svg:height="0.555cm" svg:x="66.179cm" svg:y="36.857cm">
          <text:p text:style-name="P2">SvxFont</text:p>
          <draw:enhanced-geometry svg:viewBox="0 0 21600 21600" draw:type="rectangle" draw:enhanced-path="M 0 0 L 21600 0 21600 21600 0 21600 0 0 Z N"/>
        </draw:custom-shape>
        <draw:connector draw:style-name="data_20_member" draw:text-style-name="P1" draw:layer="layout" svg:x1="63.11cm" svg:y1="37.756cm" svg:x2="66.179cm" svg:y2="37.134cm" draw:start-shape="id814" draw:start-glue-point="5" draw:end-shape="id815" draw:end-glue-point="3">
          <text:p text:style-name="P1">GetDefFont()</text:p>
        </draw:connector>
        <draw:custom-shape draw:style-name="class_20__28_external_20_module_29_" draw:id="id816" draw:layer="layout" svg:width="1.349cm" svg:height="0.529cm" svg:x="66.63cm" svg:y="35.19cm">
          <text:p text:style-name="P1">Font</text:p>
          <draw:enhanced-geometry svg:viewBox="0 0 21600 21600" draw:type="rectangle" draw:enhanced-path="M 0 0 L 21600 0 21600 21600 0 21600 0 0 Z N"/>
        </draw:custom-shape>
        <draw:connector draw:style-name="inheritance_20__28_public_29_" draw:layer="layout" svg:x1="67.026cm" svg:y1="36.857cm" svg:x2="67.304cm" svg:y2="35.719cm" draw:start-shape="id815" draw:start-glue-point="0" draw:end-shape="id816" draw:end-glue-point="2">
          <text:p text:style-name="P1"/>
        </draw:connector>
        <draw:custom-shape draw:style-name="gr1" draw:text-style-name="P3" draw:id="id818" draw:layer="layout" svg:width="2.514cm" svg:height="0.582cm" svg:x="63.506cm" svg:y="43.497cm">
          <text:p text:style-name="P2">EditTextObject</text:p>
          <draw:enhanced-geometry svg:viewBox="0 0 21600 21600" draw:type="rectangle" draw:enhanced-path="M 0 0 L 21600 0 21600 21600 0 21600 0 0 Z N"/>
        </draw:custom-shape>
        <draw:custom-shape draw:style-name="gr1" draw:text-style-name="P3" draw:id="id817" draw:layer="layout" svg:width="2.514cm" svg:height="1.588cm" svg:x="63.506cm" svg:y="45.164cm">
          <draw:glue-point draw:id="4" svg:x="5cm" svg:y="-2.663cm"/>
          <draw:glue-point draw:id="5" svg:x="5cm" svg:y="2.833cm"/>
          <text:p text:style-name="P2">BinTextObject</text:p>
          <draw:enhanced-geometry svg:viewBox="0 0 21600 21600" draw:type="rectangle" draw:enhanced-path="M 0 0 L 21600 0 21600 21600 0 21600 0 0 Z N"/>
        </draw:custom-shape>
        <draw:connector draw:style-name="inheritance_20__28_public_29_" draw:layer="layout" svg:x1="64.763cm" svg:y1="45.164cm" svg:x2="64.763cm" svg:y2="44.079cm" draw:start-shape="id817" draw:start-glue-point="0" draw:end-shape="id818" draw:end-glue-point="2">
          <text:p text:style-name="P1"/>
        </draw:connector>
        <draw:custom-shape draw:style-name="gr1" draw:text-style-name="P3" draw:id="id819" draw:layer="layout" svg:width="3.148cm" svg:height="0.688cm" svg:x="67.575cm" svg:y="41.514cm">
          <text:p text:style-name="P2">EditCharAttribFont</text:p>
          <draw:enhanced-geometry svg:viewBox="0 0 21600 21600" draw:type="rectangle" draw:enhanced-path="M 0 0 L 21600 0 21600 21600 0 21600 0 0 Z N"/>
        </draw:custom-shape>
        <draw:connector draw:style-name="inheritance_20__28_public_29_" draw:layer="layout" svg:x1="69.149cm" svg:y1="41.514cm" svg:x2="69.163cm" svg:y2="39.211cm" draw:start-shape="id819" draw:start-glue-point="0" draw:end-shape="id798" draw:end-glue-point="6">
          <text:p text:style-name="P1"/>
        </draw:connector>
        <draw:connector draw:style-name="data_20_member_20__28_pointer_29_" draw:layer="layout" svg:x1="30.108cm" svg:y1="44.06cm" svg:x2="33.617cm" svg:y2="42.382cm" draw:start-shape="id751" draw:start-glue-point="1" draw:end-shape="id748" draw:end-glue-point="3">
          <text:p text:style-name="P1"/>
        </draw:connector>
        <draw:connector draw:style-name="inheritance_20__28_public_29_" draw:layer="layout" svg:x1="28.903cm" svg:y1="43.581cm" svg:x2="29.66cm" svg:y2="39.079cm" draw:start-shape="id751" draw:start-glue-point="0" draw:end-shape="id820" draw:end-glue-point="2">
          <text:p text:style-name="P1"/>
        </draw:connector>
        <draw:g>
          <draw:custom-shape draw:style-name="namespace" draw:layer="layout" svg:width="5.767cm" svg:height="2.989cm" svg:x="26.697cm" svg:y="36.989cm">
            <text:p text:style-name="P1">vcl</text:p>
            <draw:enhanced-geometry svg:viewBox="0 0 21600 21600" draw:type="rectangle" draw:enhanced-path="M 0 0 L 21600 0 21600 21600 0 21600 0 0 Z N"/>
          </draw:custom-shape>
          <draw:custom-shape draw:style-name="namespace" draw:layer="layout" svg:width="4.869cm" svg:height="1.958cm" svg:x="27.146cm" svg:y="37.571cm">
            <text:p text:style-name="P1">unohelper</text:p>
            <draw:enhanced-geometry svg:viewBox="0 0 21600 21600" draw:type="rectangle" draw:enhanced-path="M 0 0 L 21600 0 21600 21600 0 21600 0 0 Z N"/>
          </draw:custom-shape>
          <draw:custom-shape draw:style-name="class_20__28_external_20_module_29_" draw:id="id820" draw:layer="layout" svg:width="3.334cm" svg:height="0.635cm" svg:x="27.993cm" svg:y="38.444cm">
            <text:p text:style-name="P1">DragAndDropClient</text:p>
            <draw:enhanced-geometry svg:viewBox="0 0 21600 21600" draw:type="rectangle" draw:enhanced-path="M 0 0 L 21600 0 21600 21600 0 21600 0 0 Z N"/>
          </draw:custom-shape>
        </draw:g>
        <draw:custom-shape draw:style-name="gr1" draw:text-style-name="P3" draw:id="id821" draw:layer="layout" svg:width="2.249cm" svg:height="1.986cm" svg:x="68.367cm" svg:y="43.417cm">
          <draw:glue-point draw:id="4" svg:x="4.997cm" svg:y="-3.529cm"/>
          <draw:glue-point draw:id="5" svg:x="4.997cm" svg:y="-1.661cm"/>
          <draw:glue-point draw:id="6" svg:x="4.997cm" svg:y="1.933cm"/>
          <draw:glue-point draw:id="7" svg:x="4.997cm" svg:y="3.534cm"/>
          <text:p text:style-name="P2">ContentInfo</text:p>
          <draw:enhanced-geometry svg:viewBox="0 0 21600 21600" draw:type="rectangle" draw:enhanced-path="M 0 0 L 21600 0 21600 21600 0 21600 0 0 Z N"/>
        </draw:custom-shape>
        <draw:connector draw:style-name="data_20_member_20__28_multiple_20_pointers_29_" draw:layer="layout" svg:x1="66.02cm" svg:y1="45.536cm" svg:x2="68.367cm" svg:y2="44.41cm" draw:start-shape="id817" draw:start-glue-point="4" draw:end-shape="id821" draw:end-glue-point="3">
          <text:p text:style-name="P1"/>
        </draw:connector>
        <draw:custom-shape draw:style-name="gr1" draw:text-style-name="P3" draw:id="id822" draw:layer="layout" svg:width="3.148cm" svg:height="0.582cm" svg:x="68.103cm" svg:y="46.143cm">
          <text:p text:style-name="P2">XParaPortionList</text:p>
          <draw:enhanced-geometry svg:viewBox="0 0 21600 21600" draw:type="rectangle" draw:enhanced-path="M 0 0 L 21600 0 21600 21600 0 21600 0 0 Z N"/>
        </draw:custom-shape>
        <draw:connector draw:style-name="data_20_member_20__28_pointer_29_" draw:layer="layout" svg:x1="66.02cm" svg:y1="46.407cm" svg:x2="68.103cm" svg:y2="46.434cm" draw:start-shape="id817" draw:start-glue-point="5" draw:end-shape="id822" draw:end-glue-point="3">
          <text:p text:style-name="P1"/>
        </draw:connector>
        <draw:custom-shape draw:style-name="gr3" draw:id="id823" draw:layer="layout" svg:width="2.434cm" svg:height="0.476cm" svg:x="72.735cm" svg:y="46.17cm">
          <text:p text:style-name="P1">XParaPortion</text:p>
          <draw:enhanced-geometry svg:viewBox="0 0 21600 21600" draw:type="rectangle" draw:enhanced-path="M 0 0 L 21600 0 21600 21600 0 21600 0 0 Z N"/>
        </draw:custom-shape>
        <draw:connector draw:style-name="data_20_member_20__28_multiple_20_pointers_29_" draw:layer="layout" svg:x1="71.251cm" svg:y1="46.434cm" svg:x2="72.735cm" svg:y2="46.408cm" draw:start-shape="id822" draw:start-glue-point="1" draw:end-shape="id823" draw:end-glue-point="3">
          <text:p text:style-name="P1"/>
        </draw:connector>
        <draw:custom-shape draw:style-name="gr1" draw:text-style-name="P3" draw:id="id824" draw:layer="layout" svg:width="2.911cm" svg:height="0.608cm" svg:x="72.072cm" svg:y="42.995cm">
          <text:p text:style-name="P2">XEditAttributeList</text:p>
          <draw:enhanced-geometry svg:viewBox="0 0 21600 21600" draw:type="rectangle" draw:enhanced-path="M 0 0 L 21600 0 21600 21600 0 21600 0 0 Z N"/>
        </draw:custom-shape>
        <draw:connector draw:style-name="data_20_member_20__28_pointer_29_" draw:layer="layout" svg:x1="70.614cm" svg:y1="43.71cm" svg:x2="72.072cm" svg:y2="43.299cm" draw:start-shape="id821" draw:start-glue-point="4" draw:end-shape="id824" draw:end-glue-point="3">
          <text:p text:style-name="P1"/>
        </draw:connector>
        <draw:custom-shape draw:style-name="gr1" draw:text-style-name="P3" draw:id="id825" draw:layer="layout" svg:width="2.646cm" svg:height="0.529cm" svg:x="76.65cm" svg:y="42.916cm">
          <text:p text:style-name="P2">XEditAttribute</text:p>
          <draw:enhanced-geometry svg:viewBox="0 0 21600 21600" draw:type="rectangle" draw:enhanced-path="M 0 0 L 21600 0 21600 21600 0 21600 0 0 Z N"/>
        </draw:custom-shape>
        <draw:connector draw:style-name="data_20_member_20__28_multiple_20_pointers_29_" draw:layer="layout" svg:x1="74.983cm" svg:y1="43.299cm" svg:x2="76.65cm" svg:y2="43.18cm" draw:start-shape="id824" draw:start-glue-point="1" draw:end-shape="id825" draw:end-glue-point="3">
          <text:p text:style-name="P1"/>
        </draw:connector>
        <draw:frame draw:style-name="annotation" draw:layer="layout" svg:width="5.768cm" svg:height="1.263cm" svg:x="76.81cm" svg:y="43.637cm">
          <draw:text-box>
            <text:p text:style-name="P1"><text:span text:style-name="T1">XEditAttribute</text:span> stores the start and end positions and one <text:span text:style-name="T1">SfxPoolItem</text:span> instance that stores attributes.</text:p>
          </draw:text-box>
        </draw:frame>
        <draw:custom-shape draw:style-name="gr1" draw:text-style-name="P3" draw:id="id826" draw:layer="layout" svg:width="1.667cm" svg:height="1.057cm" svg:x="43.55cm" svg:y="39.106cm">
          <draw:glue-point draw:id="4" svg:x="4.997cm" svg:y="-2.516cm"/>
          <draw:glue-point draw:id="5" svg:x="4.997cm" svg:y="2.544cm"/>
          <text:p text:style-name="P2">EditDoc</text:p>
          <draw:enhanced-geometry svg:viewBox="0 0 21600 21600" draw:type="rectangle" draw:enhanced-path="M 0 0 L 21600 0 21600 21600 0 21600 0 0 Z N"/>
        </draw:custom-shape>
        <draw:connector draw:style-name="data_20_member" draw:text-style-name="P1" draw:layer="layout" svg:x1="40.781cm" svg:y1="39.185cm" svg:x2="43.55cm" svg:y2="39.634cm" draw:start-shape="id749" draw:start-glue-point="11" draw:end-shape="id826" draw:end-glue-point="3">
          <text:p text:style-name="P1">GetEditDoc()</text:p>
        </draw:connector>
        <draw:connector draw:style-name="data_20_member_20__28_multiple_20_pointers_29_" draw:layer="layout" svg:x1="45.215cm" svg:y1="39.902cm" svg:x2="54.91cm" svg:y2="36.83cm" draw:start-shape="id826" draw:start-glue-point="5" draw:end-shape="id781" draw:end-glue-point="3">
          <text:p text:style-name="P1"/>
        </draw:connector>
        <draw:custom-shape draw:style-name="class_20__28_external_20_module_29_" draw:id="id827" draw:layer="layout" svg:width="1.535cm" svg:height="0.582cm" svg:x="47.387cm" svg:y="37.915cm">
          <text:p text:style-name="P1">SvxFont</text:p>
          <draw:enhanced-geometry svg:viewBox="0 0 21600 21600" draw:type="rectangle" draw:enhanced-path="M 0 0 L 21600 0 21600 21600 0 21600 0 0 Z N"/>
        </draw:custom-shape>
        <draw:connector draw:style-name="data_20_member" draw:text-style-name="P1" draw:layer="layout" svg:x1="45.215cm" svg:y1="39.369cm" svg:x2="47.387cm" svg:y2="38.206cm" draw:start-shape="id826" draw:start-glue-point="4" draw:end-shape="id827" draw:end-glue-point="3">
          <text:p text:style-name="P1">GetDefFont()</text:p>
        </draw:connector>
        <draw:custom-shape draw:style-name="gr1" draw:text-style-name="P3" draw:id="id828" draw:layer="layout" svg:width="2.09cm" svg:height="0.503cm" svg:x="6.614cm" svg:y="19.447cm">
          <draw:glue-point draw:id="4" svg:x="-2.464cm" svg:y="-5.009cm"/>
          <draw:glue-point draw:id="5" svg:x="2.22cm" svg:y="-5.009cm"/>
          <text:p text:style-name="P2">SvxUnoText</text:p>
          <draw:enhanced-geometry svg:viewBox="0 0 21600 21600" draw:type="rectangle" draw:enhanced-path="M 0 0 L 21600 0 21600 21600 0 21600 0 0 Z N"/>
        </draw:custom-shape>
        <draw:custom-shape draw:style-name="gr1" draw:text-style-name="P3" draw:id="id829" draw:layer="layout" svg:width="2.884cm" svg:height="0.555cm" svg:x="4.524cm" svg:y="16.59cm">
          <text:p text:style-name="P2">SvxUnoTextBase</text:p>
          <draw:enhanced-geometry svg:viewBox="0 0 21600 21600" draw:type="rectangle" draw:enhanced-path="M 0 0 L 21600 0 21600 21600 0 21600 0 0 Z N"/>
        </draw:custom-shape>
        <draw:custom-shape draw:style-name="gr1" draw:text-style-name="P3" draw:id="id830" draw:layer="layout" svg:width="2.884cm" svg:height="0.555cm" svg:x="9.393cm" svg:y="17.067cm">
          <text:p text:style-name="P2">OWeakAggObject</text:p>
          <draw:enhanced-geometry svg:viewBox="0 0 21600 21600" draw:type="rectangle" draw:enhanced-path="M 0 0 L 21600 0 21600 21600 0 21600 0 0 Z N"/>
        </draw:custom-shape>
        <draw:connector draw:style-name="inheritance_20__28_public_29_" draw:layer="layout" svg:x1="7.145cm" svg:y1="19.447cm" svg:x2="5.966cm" svg:y2="17.145cm" draw:start-shape="id828" draw:start-glue-point="4" draw:end-shape="id829" draw:end-glue-point="2">
          <text:p text:style-name="P1"/>
        </draw:connector>
        <draw:connector draw:style-name="inheritance_20__28_public_29_" draw:layer="layout" svg:x1="8.122cm" svg:y1="19.447cm" svg:x2="10.835cm" svg:y2="17.622cm" draw:start-shape="id828" draw:start-glue-point="5" draw:end-shape="id830" draw:end-glue-point="2">
          <text:p text:style-name="P1"/>
        </draw:connector>
        <draw:custom-shape draw:style-name="namespace" draw:layer="layout" svg:width="4.022cm" svg:height="1.693cm" svg:x="8.969cm" svg:y="16.431cm">
          <text:p text:style-name="P1">cppu</text:p>
          <draw:enhanced-geometry svg:viewBox="0 0 21600 21600" draw:type="rectangle" draw:enhanced-path="M 0 0 L 21600 0 21600 21600 0 21600 0 0 Z N"/>
        </draw:custom-shape>
        <draw:custom-shape draw:style-name="class" draw:id="id831" draw:layer="layout" svg:width="2.94cm" svg:height="0.607cm" svg:x="15.609cm" svg:y="39.04cm">
          <text:p text:style-name="P1">SvxScriptSetItem</text:p>
          <draw:enhanced-geometry svg:viewBox="0 0 21600 21600" draw:type="rectangle" draw:enhanced-path="M 0 0 L 21600 0 21600 21600 0 21600 0 0 Z N"/>
        </draw:custom-shape>
        <draw:custom-shape draw:style-name="class_20__28_external_20_module_29_" draw:id="id832" draw:layer="layout" svg:width="2.037cm" svg:height="0.608cm" svg:x="16.008cm" svg:y="37.068cm">
          <text:p text:style-name="P1">SfxSetItem</text:p>
          <draw:enhanced-geometry svg:viewBox="0 0 21600 21600" draw:type="rectangle" draw:enhanced-path="M 0 0 L 21600 0 21600 21600 0 21600 0 0 Z N"/>
        </draw:custom-shape>
        <draw:connector draw:style-name="inheritance_20__28_public_29_" draw:layer="layout" svg:x1="17.079cm" svg:y1="39.04cm" svg:x2="17.026cm" svg:y2="37.676cm" draw:start-shape="id831" draw:start-glue-point="0" draw:end-shape="id832" draw:end-glue-point="2">
          <text:p text:style-name="P1"/>
        </draw:connector>
        <draw:custom-shape draw:style-name="gr3" draw:layer="layout" svg:width="2.355cm" svg:height="0.635cm" svg:x="65.458cm" svg:y="48.816cm">
          <text:p text:style-name="P1">EECharAttrib</text:p>
          <draw:enhanced-geometry svg:viewBox="0 0 21600 21600" draw:type="rectangle" draw:enhanced-path="M 0 0 L 21600 0 21600 21600 0 21600 0 0 Z N"/>
        </draw:custom-shape>
        <draw:custom-shape draw:style-name="namespace" draw:layer="layout" svg:width="20.717cm" svg:height="17.092cm" svg:x="81.148cm" svg:y="64.691cm">
          <text:p text:style-name="P1">sdr</text:p>
          <draw:enhanced-geometry svg:viewBox="0 0 21600 21600" draw:type="rectangle" draw:enhanced-path="M 0 0 L 21600 0 21600 21600 0 21600 0 0 Z N"/>
        </draw:custom-shape>
        <draw:custom-shape draw:style-name="namespace" draw:layer="layout" svg:width="19.844cm" svg:height="11.932cm" svg:x="81.597cm" svg:y="69.427cm">
          <text:p text:style-name="P1">overlay</text:p>
          <draw:enhanced-geometry svg:viewBox="0 0 21600 21600" draw:type="rectangle" draw:enhanced-path="M 0 0 L 21600 0 21600 21600 0 21600 0 0 Z N"/>
        </draw:custom-shape>
        <draw:custom-shape draw:style-name="gr1" draw:text-style-name="P3" draw:id="id834" draw:layer="layout" svg:width="4.551cm" svg:height="0.529cm" svg:x="89.111cm" svg:y="70.512cm">
          <draw:glue-point draw:id="4" svg:x="-4.01cm" svg:y="5cm"/>
          <draw:glue-point draw:id="5" svg:x="-2.671cm" svg:y="5cm"/>
          <draw:glue-point draw:id="6" svg:x="-1.276cm" svg:y="5cm"/>
          <draw:glue-point draw:id="7" svg:x="1.281cm" svg:y="5cm"/>
          <draw:glue-point draw:id="8" svg:x="2.676cm" svg:y="5cm"/>
          <draw:glue-point draw:id="9" svg:x="3.955cm" svg:y="5cm"/>
          <text:p text:style-name="P2">OverlayObject</text:p>
          <draw:enhanced-geometry svg:viewBox="0 0 21600 21600" draw:type="rectangle" draw:enhanced-path="M 0 0 L 21600 0 21600 21600 0 21600 0 0 Z N"/>
        </draw:custom-shape>
        <draw:custom-shape draw:style-name="gr1" draw:text-style-name="P3" draw:id="id833" draw:layer="layout" svg:width="3.413cm" svg:height="0.688cm" svg:x="85.725cm" svg:y="75.881cm">
          <text:p text:style-name="P2">OverlayObjectCell</text:p>
          <draw:enhanced-geometry svg:viewBox="0 0 21600 21600" draw:type="rectangle" draw:enhanced-path="M 0 0 L 21600 0 21600 21600 0 21600 0 0 Z N"/>
        </draw:custom-shape>
        <draw:connector draw:style-name="inheritance_20__28_public_29_" draw:layer="layout" svg:x1="87.431cm" svg:y1="75.881cm" svg:x2="89.562cm" svg:y2="71.04cm" draw:start-shape="id833" draw:start-glue-point="0" draw:end-shape="id834" draw:end-glue-point="4">
          <text:p text:style-name="P1"/>
        </draw:connector>
        <draw:custom-shape draw:style-name="namespace" draw:layer="layout" svg:width="19.209cm" svg:height="3.281cm" svg:x="82.206cm" svg:y="65.511cm">
          <text:p text:style-name="P1">animation</text:p>
          <draw:enhanced-geometry svg:viewBox="0 0 21600 21600" draw:type="rectangle" draw:enhanced-path="M 0 0 L 21600 0 21600 21600 0 21600 0 0 Z N"/>
        </draw:custom-shape>
        <draw:custom-shape draw:style-name="gr1" draw:text-style-name="P3" draw:id="id835" draw:layer="layout" svg:width="2.222cm" svg:height="0.582cm" svg:x="87.498cm" svg:y="66.278cm">
          <draw:glue-point draw:id="4" svg:x="-1.786cm" svg:y="5cm"/>
          <draw:glue-point draw:id="5" svg:x="2.736cm" svg:y="5cm"/>
          <text:p text:style-name="P2">Event</text:p>
          <draw:enhanced-geometry svg:viewBox="0 0 21600 21600" draw:type="rectangle" draw:enhanced-path="M 0 0 L 21600 0 21600 21600 0 21600 0 0 Z N"/>
        </draw:custom-shape>
        <draw:connector draw:style-name="inheritance_20__28_public_29_" draw:layer="layout" svg:x1="91.386cm" svg:y1="70.512cm" svg:x2="89.216cm" svg:y2="66.86cm" draw:start-shape="id834" draw:end-shape="id835" draw:end-glue-point="5">
          <text:p text:style-name="P1"/>
        </draw:connector>
        <draw:custom-shape draw:style-name="gr1" draw:text-style-name="P3" draw:id="id836" draw:layer="layout" svg:width="2.328cm" svg:height="0.688cm" svg:x="94.387cm" svg:y="55.452cm">
          <text:p text:style-name="P2">FmFormView</text:p>
          <draw:enhanced-geometry svg:viewBox="0 0 21600 21600" draw:type="rectangle" draw:enhanced-path="M 0 0 L 21600 0 21600 21600 0 21600 0 0 Z N"/>
        </draw:custom-shape>
        <draw:custom-shape draw:style-name="gr1" draw:text-style-name="P3" draw:id="id837" draw:layer="layout" svg:width="2.011cm" svg:height="0.688cm" svg:x="94.6cm" svg:y="53.783cm">
          <text:p text:style-name="P2">E3dView</text:p>
          <draw:enhanced-geometry svg:viewBox="0 0 21600 21600" draw:type="rectangle" draw:enhanced-path="M 0 0 L 21600 0 21600 21600 0 21600 0 0 Z N"/>
        </draw:custom-shape>
        <draw:custom-shape draw:style-name="gr1" draw:text-style-name="P3" draw:id="id838" draw:layer="layout" svg:width="1.772cm" svg:height="0.688cm" svg:x="94.97cm" svg:y="51.959cm">
          <text:p text:style-name="P2">SdrView</text:p>
          <draw:enhanced-geometry svg:viewBox="0 0 21600 21600" draw:type="rectangle" draw:enhanced-path="M 0 0 L 21600 0 21600 21600 0 21600 0 0 Z N"/>
        </draw:custom-shape>
        <draw:connector draw:style-name="inheritance_20__28_public_29_" draw:layer="layout" svg:x1="95.551cm" svg:y1="55.452cm" svg:x2="95.605cm" svg:y2="54.471cm" draw:start-shape="id836" draw:start-glue-point="0" draw:end-shape="id837" draw:end-glue-point="2">
          <text:p text:style-name="P1"/>
        </draw:connector>
        <draw:connector draw:style-name="inheritance_20__28_public_29_" draw:layer="layout" svg:x1="95.605cm" svg:y1="53.783cm" svg:x2="95.856cm" svg:y2="52.647cm" draw:start-shape="id837" draw:start-glue-point="0" draw:end-shape="id838" draw:end-glue-point="2">
          <text:p text:style-name="P1"/>
        </draw:connector>
        <draw:custom-shape draw:style-name="gr1" draw:text-style-name="P3" draw:id="id839" draw:layer="layout" svg:width="2.646cm" svg:height="0.688cm" svg:x="94.943cm" svg:y="49.71cm">
          <text:p text:style-name="P2">SdrCreateView</text:p>
          <draw:enhanced-geometry svg:viewBox="0 0 21600 21600" draw:type="rectangle" draw:enhanced-path="M 0 0 L 21600 0 21600 21600 0 21600 0 0 Z N"/>
        </draw:custom-shape>
        <draw:connector draw:style-name="inheritance_20__28_public_29_" draw:layer="layout" svg:x1="95.856cm" svg:y1="51.959cm" svg:x2="96.266cm" svg:y2="50.398cm" draw:start-shape="id838" draw:start-glue-point="0" draw:end-shape="id839" draw:end-glue-point="2">
          <text:p text:style-name="P1"/>
        </draw:connector>
        <draw:custom-shape draw:style-name="gr1" draw:text-style-name="P3" draw:id="id840" draw:layer="layout" svg:width="2.646cm" svg:height="0.688cm" svg:x="95.71cm" svg:y="47.541cm">
          <text:p text:style-name="P2">SdrDragView</text:p>
          <draw:enhanced-geometry svg:viewBox="0 0 21600 21600" draw:type="rectangle" draw:enhanced-path="M 0 0 L 21600 0 21600 21600 0 21600 0 0 Z N"/>
        </draw:custom-shape>
        <draw:connector draw:style-name="inheritance_20__28_public_29_" draw:layer="layout" svg:x1="96.266cm" svg:y1="49.71cm" svg:x2="97.033cm" svg:y2="48.229cm" draw:start-shape="id839" draw:start-glue-point="0" draw:end-shape="id840" draw:end-glue-point="2">
          <text:p text:style-name="P1"/>
        </draw:connector>
        <draw:custom-shape draw:style-name="gr1" draw:text-style-name="P3" draw:id="id841" draw:layer="layout" svg:width="3.148cm" svg:height="0.688cm" svg:x="95.678cm" svg:y="45.659cm">
          <text:p text:style-name="P2">SdrExchangeView</text:p>
          <draw:enhanced-geometry svg:viewBox="0 0 21600 21600" draw:type="rectangle" draw:enhanced-path="M 0 0 L 21600 0 21600 21600 0 21600 0 0 Z N"/>
        </draw:custom-shape>
        <draw:connector draw:style-name="inheritance_20__28_public_29_" draw:layer="layout" svg:x1="97.033cm" svg:y1="47.541cm" svg:x2="97.252cm" svg:y2="46.347cm" draw:start-shape="id840" draw:start-glue-point="0" draw:end-shape="id841" draw:end-glue-point="2">
          <text:p text:style-name="P1"/>
        </draw:connector>
        <draw:custom-shape draw:style-name="gr1" draw:text-style-name="P3" draw:id="id842" draw:layer="layout" svg:width="2.857cm" svg:height="0.688cm" svg:x="95.931cm" svg:y="44.064cm">
          <text:p text:style-name="P2">SdrObjEditView</text:p>
          <draw:enhanced-geometry svg:viewBox="0 0 21600 21600" draw:type="rectangle" draw:enhanced-path="M 0 0 L 21600 0 21600 21600 0 21600 0 0 Z N"/>
        </draw:custom-shape>
        <draw:connector draw:style-name="inheritance_20__28_public_29_" draw:layer="layout" svg:x1="97.252cm" svg:y1="45.659cm" svg:x2="97.359cm" svg:y2="44.752cm" draw:start-shape="id841" draw:start-glue-point="0" draw:end-shape="id842" draw:end-glue-point="2">
          <text:p text:style-name="P1"/>
        </draw:connector>
        <draw:custom-shape draw:style-name="gr1" draw:text-style-name="P3" draw:id="id843" draw:layer="layout" svg:width="2.857cm" svg:height="0.688cm" svg:x="97.114cm" svg:y="42.276cm">
          <text:p text:style-name="P2">SdrGlueEditView</text:p>
          <draw:enhanced-geometry svg:viewBox="0 0 21600 21600" draw:type="rectangle" draw:enhanced-path="M 0 0 L 21600 0 21600 21600 0 21600 0 0 Z N"/>
        </draw:custom-shape>
        <draw:connector draw:style-name="inheritance_20__28_public_29_" draw:layer="layout" svg:x1="97.359cm" svg:y1="44.064cm" svg:x2="98.542cm" svg:y2="42.964cm" draw:start-shape="id842" draw:start-glue-point="0" draw:end-shape="id843" draw:end-glue-point="2">
          <text:p text:style-name="P1"/>
        </draw:connector>
        <draw:custom-shape draw:style-name="gr1" draw:text-style-name="P3" draw:id="id844" draw:layer="layout" svg:width="2.857cm" svg:height="0.688cm" svg:x="97.115cm" svg:y="40.689cm">
          <draw:glue-point draw:id="4" svg:x="-2.04cm" svg:y="-5cm"/>
          <draw:glue-point draw:id="5" svg:x="2.404cm" svg:y="-5cm"/>
          <text:p text:style-name="P2">SdrPolyEditView</text:p>
          <draw:enhanced-geometry svg:viewBox="0 0 21600 21600" draw:type="rectangle" draw:enhanced-path="M 0 0 L 21600 0 21600 21600 0 21600 0 0 Z N"/>
        </draw:custom-shape>
        <draw:connector draw:style-name="inheritance_20__28_public_29_" draw:layer="layout" svg:x1="98.542cm" svg:y1="42.276cm" svg:x2="98.543cm" svg:y2="41.377cm" draw:start-shape="id843" draw:start-glue-point="0" draw:end-shape="id844" draw:end-glue-point="2">
          <text:p text:style-name="P1"/>
        </draw:connector>
        <draw:custom-shape draw:style-name="gr1" draw:text-style-name="P3" draw:id="id845" draw:layer="layout" svg:width="2.037cm" svg:height="0.688cm" svg:x="96.161cm" svg:y="38.651cm">
          <text:p text:style-name="P2">SdrEditView</text:p>
          <draw:enhanced-geometry svg:viewBox="0 0 21600 21600" draw:type="rectangle" draw:enhanced-path="M 0 0 L 21600 0 21600 21600 0 21600 0 0 Z N"/>
        </draw:custom-shape>
        <draw:connector draw:style-name="inheritance_20__28_public_29_" draw:layer="layout" svg:x1="97.961cm" svg:y1="40.689cm" svg:x2="97.179cm" svg:y2="39.339cm" draw:start-shape="id844" draw:start-glue-point="4" draw:end-shape="id845" draw:end-glue-point="2">
          <text:p text:style-name="P1"/>
        </draw:connector>
        <draw:custom-shape draw:style-name="gr1" draw:text-style-name="P3" draw:id="id846" draw:layer="layout" svg:width="4.286cm" svg:height="0.608cm" svg:x="99.468cm" svg:y="38.678cm">
          <text:p text:style-name="P2">IPolyPolygonEditorController</text:p>
          <draw:enhanced-geometry svg:viewBox="0 0 21600 21600" draw:type="rectangle" draw:enhanced-path="M 0 0 L 21600 0 21600 21600 0 21600 0 0 Z N"/>
        </draw:custom-shape>
        <draw:connector draw:style-name="inheritance_20__28_public_29_" draw:layer="layout" svg:x1="99.229cm" svg:y1="40.689cm" svg:x2="101.611cm" svg:y2="39.286cm" draw:start-shape="id844" draw:start-glue-point="5" draw:end-shape="id846" draw:end-glue-point="2">
          <text:p text:style-name="P1"/>
        </draw:connector>
        <draw:custom-shape draw:style-name="gr1" draw:text-style-name="P3" draw:id="id847" draw:layer="layout" svg:width="2.248cm" svg:height="0.688cm" svg:x="95.289cm" svg:y="36.957cm">
          <text:p text:style-name="P2">SdrMarkView</text:p>
          <draw:enhanced-geometry svg:viewBox="0 0 21600 21600" draw:type="rectangle" draw:enhanced-path="M 0 0 L 21600 0 21600 21600 0 21600 0 0 Z N"/>
        </draw:custom-shape>
        <draw:connector draw:style-name="inheritance_20__28_public_29_" draw:layer="layout" svg:x1="97.179cm" svg:y1="38.651cm" svg:x2="96.413cm" svg:y2="37.645cm" draw:start-shape="id845" draw:start-glue-point="0" draw:end-shape="id847" draw:end-glue-point="2">
          <text:p text:style-name="P1"/>
        </draw:connector>
        <draw:custom-shape draw:style-name="gr1" draw:text-style-name="P3" draw:id="id848" draw:layer="layout" svg:width="2.248cm" svg:height="0.688cm" svg:x="95.288cm" svg:y="35.358cm">
          <text:p text:style-name="P2">SdrSnapView</text:p>
          <draw:enhanced-geometry svg:viewBox="0 0 21600 21600" draw:type="rectangle" draw:enhanced-path="M 0 0 L 21600 0 21600 21600 0 21600 0 0 Z N"/>
        </draw:custom-shape>
        <draw:custom-shape draw:style-name="gr1" draw:text-style-name="P3" draw:id="id849" draw:layer="layout" svg:width="2.248cm" svg:height="0.688cm" svg:x="95.05cm" svg:y="33.65cm">
          <draw:glue-point draw:id="4" svg:x="-2.695cm" svg:y="-5cm"/>
          <draw:glue-point draw:id="5" svg:x="2.895cm" svg:y="-5cm"/>
          <text:p text:style-name="P2">SdrPaintView</text:p>
          <draw:enhanced-geometry svg:viewBox="0 0 21600 21600" draw:type="rectangle" draw:enhanced-path="M 0 0 L 21600 0 21600 21600 0 21600 0 0 Z N"/>
        </draw:custom-shape>
        <draw:connector draw:style-name="inheritance_20__28_public_29_" draw:layer="layout" svg:x1="96.413cm" svg:y1="36.957cm" svg:x2="96.412cm" svg:y2="36.046cm" draw:start-shape="id847" draw:start-glue-point="0" draw:end-shape="id848" draw:end-glue-point="2">
          <text:p text:style-name="P1"/>
        </draw:connector>
        <draw:connector draw:style-name="inheritance_20__28_public_29_" draw:layer="layout" svg:x1="96.412cm" svg:y1="35.358cm" svg:x2="96.174cm" svg:y2="34.338cm" draw:start-shape="id848" draw:start-glue-point="0" draw:end-shape="id849" draw:end-glue-point="2">
          <text:p text:style-name="P1"/>
        </draw:connector>
        <draw:custom-shape draw:style-name="class_20__28_external_20_module_29_" draw:id="id850" draw:layer="layout" svg:width="2.461cm" svg:height="0.582cm" svg:x="91.425cm" svg:y="31.818cm">
          <text:p text:style-name="P1">SfxListener</text:p>
          <draw:enhanced-geometry svg:viewBox="0 0 21600 21600" draw:type="rectangle" draw:enhanced-path="M 0 0 L 21600 0 21600 21600 0 21600 0 0 Z N"/>
        </draw:custom-shape>
        <draw:custom-shape draw:style-name="class_20__28_external_20_module_29_" draw:id="id851" draw:layer="layout" svg:width="2.724cm" svg:height="0.582cm" svg:x="94.839cm" svg:y="31.871cm">
          <text:p text:style-name="P1">SfxRepeatTarget</text:p>
          <draw:enhanced-geometry svg:viewBox="0 0 21600 21600" draw:type="rectangle" draw:enhanced-path="M 0 0 L 21600 0 21600 21600 0 21600 0 0 Z N"/>
        </draw:custom-shape>
        <draw:custom-shape draw:style-name="class_20__28_external_20_module_29_" draw:id="id852" draw:layer="layout" svg:width="2.724cm" svg:height="0.582cm" svg:x="98.675cm" svg:y="31.871cm">
          <text:p text:style-name="P1">SfxBroadcaster</text:p>
          <draw:enhanced-geometry svg:viewBox="0 0 21600 21600" draw:type="rectangle" draw:enhanced-path="M 0 0 L 21600 0 21600 21600 0 21600 0 0 Z N"/>
        </draw:custom-shape>
        <draw:connector draw:style-name="inheritance_20__28_public_29_" draw:layer="layout" svg:x1="95.569cm" svg:y1="33.65cm" svg:x2="92.655cm" svg:y2="32.4cm" draw:start-shape="id849" draw:start-glue-point="4" draw:end-shape="id850" draw:end-glue-point="2">
          <text:p text:style-name="P1"/>
        </draw:connector>
        <draw:connector draw:style-name="inheritance_20__28_public_29_" draw:layer="layout" svg:x1="96.174cm" svg:y1="33.65cm" svg:x2="96.201cm" svg:y2="32.453cm" draw:start-shape="id849" draw:start-glue-point="0" draw:end-shape="id851">
          <text:p text:style-name="P1"/>
        </draw:connector>
        <draw:connector draw:style-name="inheritance_20__28_public_29_" draw:layer="layout" svg:x1="96.824cm" svg:y1="33.65cm" svg:x2="100.037cm" svg:y2="32.453cm" draw:start-shape="id849" draw:start-glue-point="5" draw:end-shape="id852">
          <text:p text:style-name="P1"/>
        </draw:connector>
        <draw:custom-shape draw:style-name="gr2" draw:id="id853" draw:layer="layout" svg:width="3.386cm" svg:height="0.555cm" svg:x="84.005cm" svg:y="70.564cm">
          <text:p text:style-name="P1">OverlayObjectList</text:p>
          <draw:enhanced-geometry svg:viewBox="0 0 21600 21600" draw:type="rectangle" draw:enhanced-path="M 0 0 L 21600 0 21600 21600 0 21600 0 0 Z N"/>
        </draw:custom-shape>
        <draw:connector draw:style-name="data_20_member_20__28_multiple_20_pointers_29_" draw:layer="layout" svg:x1="87.391cm" svg:y1="70.841cm" svg:x2="89.111cm" svg:y2="70.776cm" draw:start-shape="id853" draw:start-glue-point="1" draw:end-shape="id834" draw:end-glue-point="3">
          <text:p text:style-name="P1"/>
        </draw:connector>
        <draw:custom-shape draw:style-name="gr1" draw:text-style-name="P3" draw:id="id854" draw:layer="layout" svg:width="3.043cm" svg:height="3.731cm" svg:x="96.863cm" svg:y="72.628cm">
          <draw:glue-point draw:id="4" svg:x="4.998cm" svg:y="-3.578cm"/>
          <draw:glue-point draw:id="5" svg:x="4.998cm" svg:y="-1.806cm"/>
          <draw:glue-point draw:id="6" svg:x="4.998cm" svg:y="1.597cm"/>
          <draw:glue-point draw:id="7" svg:x="4.998cm" svg:y="3.583cm"/>
          <text:p text:style-name="P2">OverlayManager</text:p>
          <draw:enhanced-geometry svg:viewBox="0 0 21600 21600" draw:type="rectangle" draw:enhanced-path="M 0 0 L 21600 0 21600 21600 0 21600 0 0 Z N"/>
        </draw:custom-shape>
        <draw:custom-shape draw:style-name="class_20__28_external_20_module_29_" draw:id="id855" draw:layer="layout" svg:width="2.434cm" svg:height="0.608cm" svg:x="102.658cm" svg:y="72.867cm">
          <text:p text:style-name="P1">OutputDevice</text:p>
          <draw:enhanced-geometry svg:viewBox="0 0 21600 21600" draw:type="rectangle" draw:enhanced-path="M 0 0 L 21600 0 21600 21600 0 21600 0 0 Z N"/>
        </draw:custom-shape>
        <draw:connector draw:style-name="data_20_member_20__28_reference_29_" draw:layer="layout" svg:x1="99.904cm" svg:y1="73.159cm" svg:x2="102.658cm" svg:y2="73.171cm" draw:start-shape="id854" draw:start-glue-point="4" draw:end-shape="id855" draw:end-glue-point="3">
          <text:p text:style-name="P1"/>
        </draw:connector>
        <draw:custom-shape draw:style-name="class_20__28_external_20_module_29_" draw:id="id856" draw:layer="layout" svg:width="2.011cm" svg:height="0.582cm" svg:x="102.843cm" svg:y="74.216cm">
          <text:p text:style-name="P1">MapMode</text:p>
          <draw:enhanced-geometry svg:viewBox="0 0 21600 21600" draw:type="rectangle" draw:enhanced-path="M 0 0 L 21600 0 21600 21600 0 21600 0 0 Z N"/>
        </draw:custom-shape>
        <draw:connector draw:style-name="data_20_member" draw:layer="layout" svg:x1="99.904cm" svg:y1="73.82cm" svg:x2="102.843cm" svg:y2="74.507cm" draw:start-shape="id854" draw:start-glue-point="5" draw:end-shape="id856" draw:end-glue-point="3">
          <text:p text:style-name="P1"/>
        </draw:connector>
        <draw:custom-shape draw:style-name="gr1" draw:text-style-name="P3" draw:id="id857" draw:layer="layout" svg:width="2.487cm" svg:height="0.635cm" svg:x="96.891cm" svg:y="66.596cm">
          <text:p text:style-name="P2">Scheduler</text:p>
          <draw:enhanced-geometry svg:viewBox="0 0 21600 21600" draw:type="rectangle" draw:enhanced-path="M 0 0 L 21600 0 21600 21600 0 21600 0 0 Z N"/>
        </draw:custom-shape>
        <draw:connector draw:style-name="inheritance_20__28_public_29_" draw:layer="layout" svg:x1="98.384cm" svg:y1="72.628cm" svg:x2="98.134cm" svg:y2="67.231cm" draw:start-shape="id854" draw:start-glue-point="0" draw:end-shape="id857" draw:end-glue-point="2">
          <text:p text:style-name="P1"/>
        </draw:connector>
        <draw:custom-shape draw:style-name="gr2" draw:id="id858" draw:layer="layout" svg:width="3.254cm" svg:height="0.688cm" svg:x="34.052cm" svg:y="56.594cm">
          <text:p text:style-name="P1">SvxTextEncodingBox</text:p>
          <draw:enhanced-geometry svg:viewBox="0 0 21600 21600" draw:type="rectangle" draw:enhanced-path="M 0 0 L 21600 0 21600 21600 0 21600 0 0 Z N"/>
        </draw:custom-shape>
        <draw:custom-shape draw:style-name="class_20__28_external_20_module_29_" draw:id="id859" draw:layer="layout" svg:width="1.825cm" svg:height="0.581cm" svg:x="34.635cm" svg:y="54.426cm">
          <text:p text:style-name="P1">ListBox</text:p>
          <draw:enhanced-geometry svg:viewBox="0 0 21600 21600" draw:type="rectangle" draw:enhanced-path="M 0 0 L 21600 0 21600 21600 0 21600 0 0 Z N"/>
        </draw:custom-shape>
        <draw:connector draw:style-name="inheritance_20__28_public_29_" draw:layer="layout" svg:x1="35.679cm" svg:y1="56.594cm" svg:x2="35.547cm" svg:y2="55.007cm" draw:start-shape="id858" draw:start-glue-point="0" draw:end-shape="id859" draw:end-glue-point="2">
          <text:p text:style-name="P1"/>
        </draw:connector>
      </draw:page>
      <draw:page draw:name="sw" draw:style-name="dp1" draw:master-page-name="Default">
        <office:forms form:automatic-focus="false" form:apply-design-mode="false"/>
        <draw:custom-shape draw:style-name="gr2" draw:id="id860" draw:layer="layout" svg:width="4.381cm" svg:height="1.011cm" svg:x="43.793cm" svg:y="30.429cm">
          <draw:glue-point draw:id="4" svg:x="-3.339cm" svg:y="4.995cm"/>
          <draw:glue-point draw:id="5" svg:x="-1.387cm" svg:y="4.995cm"/>
          <draw:glue-point draw:id="6" svg:x="1.451cm" svg:y="4.995cm"/>
          <draw:glue-point draw:id="7" svg:x="3.403cm" svg:y="4.995cm"/>
          <text:p text:style-name="P1">Writer</text:p>
          <draw:enhanced-geometry svg:viewBox="0 0 21600 21600" draw:type="rectangle" draw:enhanced-path="M 0 0 L 21600 0 21600 21600 0 21600 0 0 Z N"/>
        </draw:custom-shape>
        <draw:custom-shape draw:style-name="gr2" draw:id="id861" draw:layer="layout" svg:width="2.204cm" svg:height="1.011cm" svg:x="44.287cm" svg:y="27.579cm">
          <text:p text:style-name="P1">SvRefBase</text:p>
          <draw:enhanced-geometry svg:viewBox="0 0 21600 21600" draw:type="rectangle" draw:enhanced-path="M 0 0 L 21600 0 21600 21600 0 21600 0 0 Z N"/>
        </draw:custom-shape>
        <draw:custom-shape draw:style-name="gr1" draw:text-style-name="P3" draw:id="id862" draw:layer="layout" svg:width="2.773cm" svg:height="1.011cm" svg:x="40.917cm" svg:y="32.866cm">
          <text:p text:style-name="P2">SwASCWriter</text:p>
          <draw:enhanced-geometry svg:viewBox="0 0 21600 21600" draw:type="rectangle" draw:enhanced-path="M 0 0 L 21600 0 21600 21600 0 21600 0 0 Z N"/>
        </draw:custom-shape>
        <draw:custom-shape draw:style-name="gr1" draw:text-style-name="P3" draw:id="id863" draw:layer="layout" svg:width="2.773cm" svg:height="1.011cm" svg:x="44.495cm" svg:y="32.866cm">
          <text:p text:style-name="P2">SwHTMLWriter</text:p>
          <draw:enhanced-geometry svg:viewBox="0 0 21600 21600" draw:type="rectangle" draw:enhanced-path="M 0 0 L 21600 0 21600 21600 0 21600 0 0 Z N"/>
        </draw:custom-shape>
        <draw:custom-shape draw:style-name="gr1" draw:text-style-name="P3" draw:id="id864" draw:layer="layout" svg:width="2.773cm" svg:height="1.011cm" svg:x="48.019cm" svg:y="32.892cm">
          <text:p text:style-name="P2">SwRTFWriter</text:p>
          <draw:enhanced-geometry svg:viewBox="0 0 21600 21600" draw:type="rectangle" draw:enhanced-path="M 0 0 L 21600 0 21600 21600 0 21600 0 0 Z N"/>
        </draw:custom-shape>
        <draw:custom-shape draw:style-name="gr1" draw:text-style-name="P3" draw:id="id865" draw:layer="layout" svg:width="2.773cm" svg:height="1.011cm" svg:x="51.622cm" svg:y="32.893cm">
          <text:p text:style-name="P2">SwW4WWriter</text:p>
          <draw:enhanced-geometry svg:viewBox="0 0 21600 21600" draw:type="rectangle" draw:enhanced-path="M 0 0 L 21600 0 21600 21600 0 21600 0 0 Z N"/>
        </draw:custom-shape>
        <draw:connector draw:style-name="inheritance_20__28_public_29_" draw:layer="layout" svg:x1="45.983cm" svg:y1="30.429cm" svg:x2="45.389cm" svg:y2="28.59cm" draw:start-shape="id860" draw:start-glue-point="0" draw:end-shape="id861" draw:end-glue-point="2">
          <text:p text:style-name="P1"/>
        </draw:connector>
        <draw:connector draw:style-name="inheritance_20__28_public_29_" draw:layer="layout" svg:x1="42.303cm" svg:y1="32.866cm" svg:x2="44.521cm" svg:y2="31.438cm" draw:start-shape="id862" draw:start-glue-point="0" draw:end-shape="id860" draw:end-glue-point="4">
          <text:p text:style-name="P1"/>
        </draw:connector>
        <draw:connector draw:style-name="inheritance_20__28_public_29_" draw:layer="layout" svg:x1="45.881cm" svg:y1="32.866cm" svg:x2="45.376cm" svg:y2="31.438cm" draw:start-shape="id863" draw:start-glue-point="0" draw:end-shape="id860" draw:end-glue-point="5">
          <text:p text:style-name="P1"/>
        </draw:connector>
        <draw:connector draw:style-name="inheritance_20__28_public_29_" draw:layer="layout" draw:line-skew="0.312cm" svg:x1="49.405cm" svg:y1="32.892cm" svg:x2="46.618cm" svg:y2="31.438cm" draw:start-shape="id864" draw:start-glue-point="0" draw:end-shape="id860" draw:end-glue-point="6">
          <text:p text:style-name="P1"/>
        </draw:connector>
        <draw:connector draw:style-name="inheritance_20__28_public_29_" draw:layer="layout" draw:line-skew="-0.13cm" svg:x1="53.008cm" svg:y1="32.893cm" svg:x2="47.473cm" svg:y2="31.438cm" draw:start-shape="id865" draw:start-glue-point="0" draw:end-shape="id860" draw:end-glue-point="7">
          <text:p text:style-name="P1"/>
        </draw:connector>
        <draw:custom-shape draw:style-name="gr2" draw:layer="layout" svg:width="3.007cm" svg:height="0.804cm" svg:x="51.699cm" svg:y="29.884cm">
          <text:p text:style-name="P1">SwIoSystem</text:p>
          <draw:enhanced-geometry svg:viewBox="0 0 21600 21600" draw:type="rectangle" draw:enhanced-path="M 0 0 L 21600 0 21600 21600 0 21600 0 0 Z N"/>
        </draw:custom-shape>
        <draw:custom-shape draw:style-name="gr1" draw:text-style-name="P3" draw:layer="layout" svg:width="2.799cm" svg:height="0.881cm" svg:x="53.799cm" svg:y="27.45cm">
          <text:p text:style-name="P2">SwDocShell</text:p>
          <draw:enhanced-geometry svg:viewBox="0 0 21600 21600" draw:type="rectangle" draw:enhanced-path="M 0 0 L 21600 0 21600 21600 0 21600 0 0 Z N"/>
        </draw:custom-shape>
        <draw:custom-shape draw:style-name="gr1" draw:text-style-name="P3" draw:id="id867" draw:layer="layout" svg:width="2.106cm" svg:height="0.856cm" svg:x="60.008cm" svg:y="36.21cm">
          <text:p text:style-name="P2">SwTxtAttr</text:p>
          <draw:enhanced-geometry svg:viewBox="0 0 21600 21600" draw:type="rectangle" draw:enhanced-path="M 0 0 L 21600 0 21600 21600 0 21600 0 0 Z N"/>
        </draw:custom-shape>
        <draw:custom-shape draw:style-name="gr1" draw:text-style-name="P3" draw:id="id866" draw:layer="layout" svg:width="2.269cm" svg:height="0.763cm" svg:x="60.008cm" svg:y="38.247cm">
          <text:p text:style-name="P2">SwTxtAttrEnd</text:p>
          <draw:enhanced-geometry svg:viewBox="0 0 21600 21600" draw:type="rectangle" draw:enhanced-path="M 0 0 L 21600 0 21600 21600 0 21600 0 0 Z N"/>
        </draw:custom-shape>
        <draw:connector draw:style-name="inheritance_20__28_public_29_" draw:layer="layout" svg:x1="61.142cm" svg:y1="38.247cm" svg:x2="61.061cm" svg:y2="37.066cm" draw:start-shape="id866" draw:start-glue-point="0" draw:end-shape="id867" draw:end-glue-point="2">
          <text:p text:style-name="P1"/>
        </draw:connector>
        <draw:custom-shape draw:style-name="gr1" draw:text-style-name="P3" draw:id="id869" draw:layer="layout" svg:width="11.745cm" svg:height="1.246cm" svg:x="63.203cm" svg:y="37.712cm">
          <draw:glue-point draw:id="4" svg:x="-4.599cm" svg:y="5cm"/>
          <draw:glue-point draw:id="5" svg:x="-4.047cm" svg:y="5cm"/>
          <draw:glue-point draw:id="6" svg:x="-3.473cm" svg:y="5cm"/>
          <draw:glue-point draw:id="7" svg:x="-2.899cm" svg:y="5cm"/>
          <draw:glue-point draw:id="8" svg:x="-2.303cm" svg:y="5cm"/>
          <draw:glue-point draw:id="9" svg:x="-1.796cm" svg:y="5cm"/>
          <draw:glue-point draw:id="10" svg:x="-1.333cm" svg:y="5cm"/>
          <draw:glue-point draw:id="11" svg:x="-0.892cm" svg:y="5cm"/>
          <draw:glue-point draw:id="12" svg:x="-0.45cm" svg:y="5cm"/>
          <text:p text:style-name="P2">SwClient</text:p>
          <draw:enhanced-geometry svg:viewBox="0 0 21600 21600" draw:type="rectangle" draw:enhanced-path="M 0 0 L 21600 0 21600 21600 0 21600 0 0 Z N"/>
        </draw:custom-shape>
        <draw:custom-shape draw:style-name="gr1" draw:text-style-name="P3" draw:id="id868" draw:layer="layout" svg:width="2.063cm" svg:height="0.659cm" svg:x="61.556cm" svg:y="40.07cm">
          <draw:glue-point draw:id="4" svg:x="-2.177cm" svg:y="-5.005cm"/>
          <draw:glue-point draw:id="5" svg:x="2.013cm" svg:y="-5.005cm"/>
          <text:p text:style-name="P2">SwTxtRuby</text:p>
          <draw:enhanced-geometry svg:viewBox="0 0 21600 21600" draw:type="rectangle" draw:enhanced-path="M 0 0 L 21600 0 21600 21600 0 21600 0 0 Z N"/>
        </draw:custom-shape>
        <draw:connector draw:style-name="inheritance_20__28_public_29_" draw:layer="layout" svg:x1="62.138cm" svg:y1="40.07cm" svg:x2="61.142cm" svg:y2="39.01cm" draw:start-shape="id868" draw:start-glue-point="4" draw:end-shape="id866" draw:end-glue-point="2">
          <text:p text:style-name="P1"/>
        </draw:connector>
        <draw:connector draw:style-name="inheritance_20__28_public_29_" draw:layer="layout" svg:x1="63.002cm" svg:y1="40.07cm" svg:x2="63.674cm" svg:y2="38.958cm" draw:start-shape="id868" draw:start-glue-point="5" draw:end-shape="id869" draw:end-glue-point="4">
          <text:p text:style-name="P1"/>
        </draw:connector>
        <draw:custom-shape draw:style-name="gr1" draw:text-style-name="P3" draw:id="id870" draw:layer="layout" svg:width="2.569cm" svg:height="0.855cm" svg:x="65.497cm" svg:y="48.206cm">
          <text:p text:style-name="P2">SwRubyPortion</text:p>
          <draw:enhanced-geometry svg:viewBox="0 0 21600 21600" draw:type="rectangle" draw:enhanced-path="M 0 0 L 21600 0 21600 21600 0 21600 0 0 Z N"/>
        </draw:custom-shape>
        <draw:custom-shape draw:style-name="gr1" draw:text-style-name="P3" draw:id="id871" draw:layer="layout" svg:width="2.569cm" svg:height="0.832cm" svg:x="65.565cm" svg:y="45.961cm">
          <text:p text:style-name="P2">SwMultiPortion</text:p>
          <draw:enhanced-geometry svg:viewBox="0 0 21600 21600" draw:type="rectangle" draw:enhanced-path="M 0 0 L 21600 0 21600 21600 0 21600 0 0 Z N"/>
        </draw:custom-shape>
        <draw:custom-shape draw:style-name="gr1" draw:text-style-name="P3" draw:id="id872" draw:layer="layout" svg:width="2.569cm" svg:height="0.763cm" svg:x="65.566cm" svg:y="44.294cm">
          <text:p text:style-name="P2">SwLinePortion</text:p>
          <draw:enhanced-geometry svg:viewBox="0 0 21600 21600" draw:type="rectangle" draw:enhanced-path="M 0 0 L 21600 0 21600 21600 0 21600 0 0 Z N"/>
        </draw:custom-shape>
        <draw:connector draw:style-name="inheritance_20__28_public_29_" draw:layer="layout" svg:x1="66.781cm" svg:y1="48.206cm" svg:x2="66.849cm" svg:y2="46.793cm" draw:start-shape="id870" draw:start-glue-point="0" draw:end-shape="id871" draw:end-glue-point="2">
          <text:p text:style-name="P1"/>
        </draw:connector>
        <draw:connector draw:style-name="inheritance_20__28_public_29_" draw:layer="layout" svg:x1="66.849cm" svg:y1="45.961cm" svg:x2="66.85cm" svg:y2="45.057cm" draw:start-shape="id871" draw:start-glue-point="0" draw:end-shape="id872" draw:end-glue-point="2">
          <text:p text:style-name="P1"/>
        </draw:connector>
        <draw:custom-shape draw:style-name="gr1" draw:text-style-name="P3" draw:id="id873" draw:layer="layout" svg:width="2.198cm" svg:height="0.647cm" svg:x="65.635cm" svg:y="42.697cm">
          <text:p text:style-name="P2">SwPosSize</text:p>
          <draw:enhanced-geometry svg:viewBox="0 0 21600 21600" draw:type="rectangle" draw:enhanced-path="M 0 0 L 21600 0 21600 21600 0 21600 0 0 Z N"/>
        </draw:custom-shape>
        <draw:connector draw:style-name="inheritance_20__28_public_29_" draw:layer="layout" svg:x1="66.85cm" svg:y1="44.294cm" svg:x2="66.734cm" svg:y2="43.344cm" draw:start-shape="id872" draw:start-glue-point="0" draw:end-shape="id873" draw:end-glue-point="2">
          <text:p text:style-name="P1"/>
        </draw:connector>
        <draw:custom-shape draw:style-name="gr1" draw:text-style-name="P3" draw:id="id874" draw:layer="layout" svg:width="2.433cm" svg:height="0.952cm" svg:x="67.815cm" svg:y="31.728cm">
          <text:p text:style-name="P2">SwFmtRuby</text:p>
          <draw:enhanced-geometry svg:viewBox="0 0 21600 21600" draw:type="rectangle" draw:enhanced-path="M 0 0 L 21600 0 21600 21600 0 21600 0 0 Z N"/>
        </draw:custom-shape>
        <draw:custom-shape draw:style-name="class_20__28_external_20_module_29_" draw:id="id875" draw:layer="layout" svg:width="2.175cm" svg:height="0.665cm" svg:x="67.831cm" svg:y="27.871cm">
          <text:p text:style-name="P1">SfxPoolItem</text:p>
          <draw:enhanced-geometry svg:viewBox="0 0 21600 21600" draw:type="rectangle" draw:enhanced-path="M 0 0 L 21600 0 21600 21600 0 21600 0 0 Z N"/>
        </draw:custom-shape>
        <draw:connector draw:style-name="inheritance_20__28_public_29_" draw:layer="layout" svg:x1="69.031cm" svg:y1="31.728cm" svg:x2="68.918cm" svg:y2="28.536cm" draw:start-shape="id874" draw:start-glue-point="0" draw:end-shape="id875" draw:end-glue-point="2">
          <text:p text:style-name="P1"/>
        </draw:connector>
        <draw:custom-shape draw:style-name="gr1" draw:text-style-name="P3" draw:id="id876" draw:layer="layout" svg:width="2.903cm" svg:height="0.959cm" svg:x="62.377cm" svg:y="31.672cm">
          <text:p text:style-name="P2">SwRubyListEntry</text:p>
          <draw:enhanced-geometry svg:viewBox="0 0 21600 21600" draw:type="rectangle" draw:enhanced-path="M 0 0 L 21600 0 21600 21600 0 21600 0 0 Z N"/>
        </draw:custom-shape>
        <draw:connector draw:style-name="data_20_member" draw:layer="layout" svg:x1="65.28cm" svg:y1="32.151cm" svg:x2="67.815cm" svg:y2="32.204cm" draw:start-shape="id876" draw:start-glue-point="1" draw:end-shape="id874">
          <text:p text:style-name="P1"/>
        </draw:connector>
        <draw:custom-shape draw:style-name="gr1" draw:text-style-name="P3" draw:id="id877" draw:layer="layout" svg:width="2.747cm" svg:height="4.484cm" svg:x="56.546cm" svg:y="31.154cm">
          <text:p text:style-name="P2">SwDoc</text:p>
          <draw:enhanced-geometry svg:viewBox="0 0 21600 21600" draw:type="rectangle" draw:enhanced-path="M 0 0 L 21600 0 21600 21600 0 21600 0 0 Z N"/>
        </draw:custom-shape>
        <draw:connector draw:style-name="local_20_usage_20__2f__20_return_20_type" draw:layer="layout" svg:x1="59.293cm" svg:y1="33.396cm" svg:x2="62.377cm" svg:y2="32.151cm" draw:start-shape="id877" draw:start-glue-point="1" draw:end-shape="id876">
          <text:p text:style-name="P1"/>
        </draw:connector>
        <draw:frame draw:style-name="annotation" draw:layer="layout" svg:width="3.705cm" svg:height="1.137cm" svg:x="67.951cm" svg:y="32.765cm">
          <draw:text-box>
            <text:p text:style-name="P1"><text:span text:style-name="T2">SwFmtRuby</text:span> owns ruby string data.</text:p>
          </draw:text-box>
        </draw:frame>
        <draw:custom-shape draw:style-name="gr2" draw:id="id878" draw:layer="layout" svg:width="2.099cm" svg:height="0.751cm" svg:x="56.365cm" svg:y="45.824cm">
          <text:p text:style-name="P1">SwEditShell</text:p>
          <draw:enhanced-geometry svg:viewBox="0 0 21600 21600" draw:type="rectangle" draw:enhanced-path="M 0 0 L 21600 0 21600 21600 0 21600 0 0 Z N"/>
        </draw:custom-shape>
        <draw:custom-shape draw:style-name="gr2" draw:id="id879" draw:layer="layout" svg:width="2.099cm" svg:height="0.751cm" svg:x="56.91cm" svg:y="44.089cm">
          <draw:glue-point draw:id="4" svg:x="-2.539cm" svg:y="-5.006cm"/>
          <draw:glue-point draw:id="5" svg:x="2.525cm" svg:y="-5.006cm"/>
          <text:p text:style-name="P1">SwCrsrShell</text:p>
          <draw:enhanced-geometry svg:viewBox="0 0 21600 21600" draw:type="rectangle" draw:enhanced-path="M 0 0 L 21600 0 21600 21600 0 21600 0 0 Z N"/>
        </draw:custom-shape>
        <draw:connector draw:style-name="inheritance_20__28_public_29_" draw:layer="layout" svg:x1="57.414cm" svg:y1="45.824cm" svg:x2="57.959cm" svg:y2="44.84cm" draw:start-shape="id878" draw:start-glue-point="0" draw:end-shape="id879" draw:end-glue-point="2">
          <text:p text:style-name="P1"/>
        </draw:connector>
        <draw:custom-shape draw:style-name="gr1" draw:text-style-name="P3" draw:id="id880" draw:layer="layout" svg:width="2.125cm" svg:height="0.648cm" svg:x="53.59cm" svg:y="41.935cm">
          <text:p text:style-name="P2">ViewShell</text:p>
          <draw:enhanced-geometry svg:viewBox="0 0 21600 21600" draw:type="rectangle" draw:enhanced-path="M 0 0 L 21600 0 21600 21600 0 21600 0 0 Z N"/>
        </draw:custom-shape>
        <draw:custom-shape draw:style-name="gr1" draw:text-style-name="P3" draw:id="id881" draw:layer="layout" svg:width="2.125cm" svg:height="0.648cm" svg:x="63.338cm" svg:y="41.548cm">
          <text:p text:style-name="P2">SwModify</text:p>
          <draw:enhanced-geometry svg:viewBox="0 0 21600 21600" draw:type="rectangle" draw:enhanced-path="M 0 0 L 21600 0 21600 21600 0 21600 0 0 Z N"/>
        </draw:custom-shape>
        <draw:connector draw:style-name="inheritance_20__28_public_29_" draw:layer="layout" svg:x1="57.427cm" svg:y1="44.089cm" svg:x2="54.652cm" svg:y2="42.583cm" draw:start-shape="id879" draw:start-glue-point="4" draw:end-shape="id880" draw:end-glue-point="2">
          <text:p text:style-name="P1"/>
        </draw:connector>
        <draw:connector draw:style-name="inheritance_20__28_public_29_" draw:layer="layout" svg:x1="58.488cm" svg:y1="44.089cm" svg:x2="64.4cm" svg:y2="42.196cm" draw:start-shape="id879" draw:start-glue-point="5" draw:end-shape="id881" draw:end-glue-point="2">
          <text:p text:style-name="P1"/>
        </draw:connector>
        <draw:connector draw:style-name="inheritance_20__28_public_29_" draw:layer="layout" svg:x1="64.4cm" svg:y1="41.548cm" svg:x2="64.322cm" svg:y2="38.958cm" draw:start-shape="id881" draw:start-glue-point="0" draw:end-shape="id869" draw:end-glue-point="5">
          <text:p text:style-name="P1"/>
        </draw:connector>
        <draw:custom-shape draw:style-name="gr1" draw:text-style-name="P3" draw:id="id882" draw:layer="layout" svg:width="1.348cm" svg:height="0.726cm" svg:x="53.902cm" svg:y="40.511cm">
          <text:p text:style-name="P2">Ring</text:p>
          <draw:enhanced-geometry svg:viewBox="0 0 21600 21600" draw:type="rectangle" draw:enhanced-path="M 0 0 L 21600 0 21600 21600 0 21600 0 0 Z N"/>
        </draw:custom-shape>
        <draw:connector draw:style-name="inheritance_20__28_public_29_" draw:layer="layout" svg:x1="54.652cm" svg:y1="41.935cm" svg:x2="54.576cm" svg:y2="41.237cm" draw:start-shape="id880" draw:start-glue-point="0" draw:end-shape="id882" draw:end-glue-point="2">
          <text:p text:style-name="P1"/>
        </draw:connector>
        <draw:custom-shape draw:style-name="gr2" draw:id="id883" draw:layer="layout" svg:width="2.099cm" svg:height="0.751cm" svg:x="56.443cm" svg:y="48.08cm">
          <text:p text:style-name="P1">SwFeShell</text:p>
          <draw:enhanced-geometry svg:viewBox="0 0 21600 21600" draw:type="rectangle" draw:enhanced-path="M 0 0 L 21600 0 21600 21600 0 21600 0 0 Z N"/>
        </draw:custom-shape>
        <draw:connector draw:style-name="inheritance_20__28_public_29_" draw:layer="layout" svg:x1="57.492cm" svg:y1="48.08cm" svg:x2="57.414cm" svg:y2="46.575cm" draw:start-shape="id883" draw:start-glue-point="0" draw:end-shape="id878" draw:end-glue-point="2">
          <text:p text:style-name="P1"/>
        </draw:connector>
        <draw:custom-shape draw:style-name="gr2" draw:id="id884" draw:layer="layout" svg:width="2.099cm" svg:height="0.751cm" svg:x="56.676cm" svg:y="49.92cm">
          <text:p text:style-name="P1">SwWrtShell</text:p>
          <draw:enhanced-geometry svg:viewBox="0 0 21600 21600" draw:type="rectangle" draw:enhanced-path="M 0 0 L 21600 0 21600 21600 0 21600 0 0 Z N"/>
        </draw:custom-shape>
        <draw:connector draw:style-name="inheritance_20__28_public_29_" draw:layer="layout" svg:x1="57.725cm" svg:y1="49.92cm" svg:x2="57.492cm" svg:y2="48.831cm" draw:start-shape="id884" draw:start-glue-point="0" draw:end-shape="id883" draw:end-glue-point="2">
          <text:p text:style-name="P1"/>
        </draw:connector>
        <draw:custom-shape draw:style-name="gr1" draw:text-style-name="P3" draw:id="id885" draw:layer="layout" svg:width="2.41cm" svg:height="2.307cm" svg:x="58.645cm" svg:y="52.718cm">
          <draw:glue-point draw:id="4" svg:x="-2.634cm" svg:y="-5.006cm"/>
          <draw:glue-point draw:id="5" svg:x="2.419cm" svg:y="-5.006cm"/>
          <draw:glue-point draw:id="6" svg:x="-5cm" svg:y="-1.742cm"/>
          <draw:glue-point draw:id="7" svg:x="-5cm" svg:y="1.855cm"/>
          <text:p text:style-name="P2">SwEditWin</text:p>
          <draw:enhanced-geometry svg:viewBox="0 0 21600 21600" draw:type="rectangle" draw:enhanced-path="M 0 0 L 21600 0 21600 21600 0 21600 0 0 Z N"/>
        </draw:custom-shape>
        <draw:custom-shape draw:style-name="class_20__28_external_20_module_29_" draw:id="id886" draw:layer="layout" svg:width="1.84cm" svg:height="0.622cm" svg:x="61.158cm" svg:y="43.984cm">
          <text:p text:style-name="P1">Window</text:p>
          <draw:enhanced-geometry svg:viewBox="0 0 21600 21600" draw:type="rectangle" draw:enhanced-path="M 0 0 L 21600 0 21600 21600 0 21600 0 0 Z N"/>
        </draw:custom-shape>
        <draw:custom-shape draw:style-name="class_20__28_external_20_module_29_" draw:id="id887" draw:layer="layout" svg:width="2.903cm" svg:height="0.622cm" svg:x="61.003cm" svg:y="49.142cm">
          <text:p text:style-name="P1">DropTargetHelper</text:p>
          <draw:enhanced-geometry svg:viewBox="0 0 21600 21600" draw:type="rectangle" draw:enhanced-path="M 0 0 L 21600 0 21600 21600 0 21600 0 0 Z N"/>
        </draw:custom-shape>
        <draw:custom-shape draw:style-name="class_20__28_external_20_module_29_" draw:id="id888" draw:layer="layout" svg:width="2.903cm" svg:height="0.622cm" svg:x="62.844cm" svg:y="50.23cm">
          <text:p text:style-name="P1">DragSourceHelper</text:p>
          <draw:enhanced-geometry svg:viewBox="0 0 21600 21600" draw:type="rectangle" draw:enhanced-path="M 0 0 L 21600 0 21600 21600 0 21600 0 0 Z N"/>
        </draw:custom-shape>
        <draw:connector draw:style-name="inheritance_20__28_public_29_" draw:layer="layout" svg:x1="59.216cm" svg:y1="52.718cm" svg:x2="62.078cm" svg:y2="44.606cm" draw:start-shape="id885" draw:start-glue-point="4" draw:end-shape="id886" draw:end-glue-point="2">
          <text:p text:style-name="P1"/>
        </draw:connector>
        <draw:connector draw:style-name="inheritance_20__28_public_29_" draw:layer="layout" svg:x1="59.85cm" svg:y1="52.718cm" svg:x2="62.454cm" svg:y2="49.764cm" draw:start-shape="id885" draw:start-glue-point="0" draw:end-shape="id887" draw:end-glue-point="2">
          <text:p text:style-name="P1"/>
        </draw:connector>
        <draw:connector draw:style-name="inheritance_20__28_public_29_" draw:layer="layout" svg:x1="60.432cm" svg:y1="52.718cm" svg:x2="64.295cm" svg:y2="50.852cm" draw:start-shape="id885" draw:start-glue-point="5" draw:end-shape="id888" draw:end-glue-point="2">
          <text:p text:style-name="P1"/>
        </draw:connector>
        <draw:custom-shape draw:style-name="gr1" draw:text-style-name="P3" draw:id="id889" draw:layer="layout" svg:width="2.333cm" svg:height="0.7cm" svg:x="52.606cm" svg:y="53.418cm">
          <text:p text:style-name="P2">SwDrawBase</text:p>
          <draw:enhanced-geometry svg:viewBox="0 0 21600 21600" draw:type="rectangle" draw:enhanced-path="M 0 0 L 21600 0 21600 21600 0 21600 0 0 Z N"/>
        </draw:custom-shape>
        <draw:connector draw:style-name="data_20_member_20__28_pointer_29_" draw:layer="layout" svg:x1="54.939cm" svg:y1="53.768cm" svg:x2="58.645cm" svg:y2="54.298cm" draw:start-shape="id889" draw:start-glue-point="1" draw:end-shape="id885" draw:end-glue-point="7">
          <text:p text:style-name="P1"/>
        </draw:connector>
        <draw:custom-shape draw:style-name="gr1" draw:text-style-name="P3" draw:id="id890" draw:layer="layout" svg:width="1.71cm" svg:height="0.7cm" svg:x="52.217cm" svg:y="50.282cm">
          <text:p text:style-name="P2">SwView</text:p>
          <draw:enhanced-geometry svg:viewBox="0 0 21600 21600" draw:type="rectangle" draw:enhanced-path="M 0 0 L 21600 0 21600 21600 0 21600 0 0 Z N"/>
        </draw:custom-shape>
        <draw:connector draw:style-name="data_20_member_20__28_pointer_29_" draw:text-style-name="P1" draw:layer="layout" svg:x1="53.927cm" svg:y1="50.632cm" svg:x2="58.645cm" svg:y2="53.47cm" draw:start-shape="id890" draw:start-glue-point="1" draw:end-shape="id885" draw:end-glue-point="6">
          <text:p text:style-name="P1">GetEditWin()</text:p>
        </draw:connector>
        <draw:custom-shape draw:style-name="class_20__28_external_20_module_29_" draw:id="id891" draw:layer="layout" svg:width="2.281cm" svg:height="0.648cm" svg:x="52.113cm" svg:y="48.39cm">
          <text:p text:style-name="P1">SfxViewShell</text:p>
          <draw:enhanced-geometry svg:viewBox="0 0 21600 21600" draw:type="rectangle" draw:enhanced-path="M 0 0 L 21600 0 21600 21600 0 21600 0 0 Z N"/>
        </draw:custom-shape>
        <draw:connector draw:style-name="inheritance_20__28_public_29_" draw:layer="layout" svg:x1="53.072cm" svg:y1="50.282cm" svg:x2="53.253cm" svg:y2="49.038cm" draw:start-shape="id890" draw:start-glue-point="0" draw:end-shape="id891" draw:end-glue-point="2">
          <text:p text:style-name="P1"/>
        </draw:connector>
        <draw:custom-shape draw:style-name="gr1" draw:text-style-name="P3" draw:id="id892" draw:layer="layout" svg:width="2.307cm" svg:height="0.7cm" svg:x="51.88cm" svg:y="51.915cm">
          <text:p text:style-name="P2">SwWebView</text:p>
          <draw:enhanced-geometry svg:viewBox="0 0 21600 21600" draw:type="rectangle" draw:enhanced-path="M 0 0 L 21600 0 21600 21600 0 21600 0 0 Z N"/>
        </draw:custom-shape>
        <draw:connector draw:style-name="inheritance_20__28_public_29_" draw:layer="layout" svg:x1="53.033cm" svg:y1="51.915cm" svg:x2="53.072cm" svg:y2="50.982cm" draw:start-shape="id892" draw:start-glue-point="0" draw:end-shape="id890" draw:end-glue-point="2">
          <text:p text:style-name="P1"/>
        </draw:connector>
        <draw:custom-shape draw:style-name="class_20__28_external_20_module_29_" draw:id="id894" draw:layer="layout" svg:width="1.711cm" svg:height="0.699cm" svg:x="48.198cm" svg:y="45.98cm">
          <text:p text:style-name="P1">SfxShell</text:p>
          <draw:enhanced-geometry svg:viewBox="0 0 21600 21600" draw:type="rectangle" draw:enhanced-path="M 0 0 L 21600 0 21600 21600 0 21600 0 0 Z N"/>
        </draw:custom-shape>
        <draw:custom-shape draw:style-name="gr1" draw:text-style-name="P3" draw:id="id893" draw:layer="layout" svg:width="9.511cm" svg:height="0.7cm" svg:x="40.58cm" svg:y="48.622cm">
          <draw:glue-point draw:id="4" svg:x="-3.986cm" svg:y="5cm"/>
          <draw:glue-point draw:id="5" svg:x="-3.055cm" svg:y="5cm"/>
          <draw:glue-point draw:id="6" svg:x="1.682cm" svg:y="5cm"/>
          <draw:glue-point draw:id="7" svg:x="3.949cm" svg:y="5cm"/>
          <draw:glue-point draw:id="8" svg:x="-2.002cm" svg:y="5cm"/>
          <draw:glue-point draw:id="9" svg:x="-0.99cm" svg:y="5cm"/>
          <draw:glue-point draw:id="10" svg:x="2.733cm" svg:y="5cm"/>
          <text:p text:style-name="P2">SwBaseShell</text:p>
          <draw:enhanced-geometry svg:viewBox="0 0 21600 21600" draw:type="rectangle" draw:enhanced-path="M 0 0 L 21600 0 21600 21600 0 21600 0 0 Z N"/>
        </draw:custom-shape>
        <draw:connector draw:style-name="inheritance_20__28_public_29_" draw:layer="layout" svg:x1="45.335cm" svg:y1="48.622cm" svg:x2="49.053cm" svg:y2="46.679cm" draw:start-shape="id893" draw:start-glue-point="0" draw:end-shape="id894" draw:end-glue-point="2">
          <text:p text:style-name="P1"/>
        </draw:connector>
        <draw:connector draw:style-name="data_20_member_20__28_reference_29_" draw:text-style-name="P1" draw:layer="layout" svg:x1="50.091cm" svg:y1="48.972cm" svg:x2="52.217cm" svg:y2="50.632cm" draw:start-shape="id893" draw:start-glue-point="1" draw:end-shape="id890" draw:end-glue-point="3">
          <text:p text:style-name="P1">GetView()</text:p>
        </draw:connector>
        <draw:custom-shape draw:style-name="gr1" draw:text-style-name="P3" draw:id="id895" draw:layer="layout" svg:width="2.566cm" svg:height="0.674cm" svg:x="39.621cm" svg:y="53.625cm">
          <text:p text:style-name="P2">SwBezierShell</text:p>
          <draw:enhanced-geometry svg:viewBox="0 0 21600 21600" draw:type="rectangle" draw:enhanced-path="M 0 0 L 21600 0 21600 21600 0 21600 0 0 Z N"/>
        </draw:custom-shape>
        <draw:custom-shape draw:style-name="gr1" draw:text-style-name="P3" draw:id="id896" draw:layer="layout" svg:width="2.928cm" svg:height="0.674cm" svg:x="40.968cm" svg:y="55.725cm">
          <text:p text:style-name="P2">SwDrawBaseShell</text:p>
          <draw:enhanced-geometry svg:viewBox="0 0 21600 21600" draw:type="rectangle" draw:enhanced-path="M 0 0 L 21600 0 21600 21600 0 21600 0 0 Z N"/>
        </draw:custom-shape>
        <draw:custom-shape draw:style-name="gr1" draw:text-style-name="P3" draw:id="id897" draw:layer="layout" svg:width="2.462cm" svg:height="0.674cm" svg:x="42.758cm" svg:y="54.584cm">
          <text:p text:style-name="P2">SwFrameShell</text:p>
          <draw:enhanced-geometry svg:viewBox="0 0 21600 21600" draw:type="rectangle" draw:enhanced-path="M 0 0 L 21600 0 21600 21600 0 21600 0 0 Z N"/>
        </draw:custom-shape>
        <draw:custom-shape draw:style-name="gr1" draw:text-style-name="P3" draw:id="id898" draw:layer="layout" svg:width="2.125cm" svg:height="0.674cm" svg:x="44.519cm" svg:y="55.648cm">
          <text:p text:style-name="P2">SwGrfShell</text:p>
          <draw:enhanced-geometry svg:viewBox="0 0 21600 21600" draw:type="rectangle" draw:enhanced-path="M 0 0 L 21600 0 21600 21600 0 21600 0 0 Z N"/>
        </draw:custom-shape>
        <draw:custom-shape draw:style-name="gr1" draw:text-style-name="P3" draw:id="id899" draw:layer="layout" svg:width="2.125cm" svg:height="0.674cm" svg:x="45.92cm" svg:y="54.688cm">
          <text:p text:style-name="P2">SwListShell</text:p>
          <draw:enhanced-geometry svg:viewBox="0 0 21600 21600" draw:type="rectangle" draw:enhanced-path="M 0 0 L 21600 0 21600 21600 0 21600 0 0 Z N"/>
        </draw:custom-shape>
        <draw:custom-shape draw:style-name="gr1" draw:text-style-name="P3" draw:id="id902" draw:layer="layout" svg:width="2.332cm" svg:height="0.674cm" svg:x="49.781cm" svg:y="55.647cm">
          <text:p text:style-name="P2">SwMediaShell</text:p>
          <draw:enhanced-geometry svg:viewBox="0 0 21600 21600" draw:type="rectangle" draw:enhanced-path="M 0 0 L 21600 0 21600 21600 0 21600 0 0 Z N"/>
        </draw:custom-shape>
        <draw:custom-shape draw:style-name="gr1" draw:text-style-name="P3" draw:id="id900" draw:layer="layout" svg:width="2.332cm" svg:height="0.674cm" svg:x="47.137cm" svg:y="55.622cm">
          <text:p text:style-name="P2">SwTableShell</text:p>
          <draw:enhanced-geometry svg:viewBox="0 0 21600 21600" draw:type="rectangle" draw:enhanced-path="M 0 0 L 21600 0 21600 21600 0 21600 0 0 Z N"/>
        </draw:custom-shape>
        <draw:custom-shape draw:style-name="gr1" draw:text-style-name="P3" draw:id="id901" draw:layer="layout" svg:width="2.099cm" svg:height="0.674cm" svg:x="48.51cm" svg:y="54.352cm">
          <text:p text:style-name="P2">SwTextShell</text:p>
          <draw:enhanced-geometry svg:viewBox="0 0 21600 21600" draw:type="rectangle" draw:enhanced-path="M 0 0 L 21600 0 21600 21600 0 21600 0 0 Z N"/>
        </draw:custom-shape>
        <draw:connector draw:style-name="inheritance_20__28_public_29_" draw:layer="layout" svg:x1="40.904cm" svg:y1="53.625cm" svg:x2="41.544cm" svg:y2="49.322cm" draw:start-shape="id895" draw:start-glue-point="0" draw:end-shape="id893" draw:end-glue-point="4">
          <text:p text:style-name="P1"/>
        </draw:connector>
        <draw:connector draw:style-name="inheritance_20__28_public_29_" draw:layer="layout" svg:x1="42.432cm" svg:y1="55.725cm" svg:x2="42.43cm" svg:y2="49.322cm" draw:start-shape="id896" draw:start-glue-point="0" draw:end-shape="id893" draw:end-glue-point="5">
          <text:p text:style-name="P1"/>
        </draw:connector>
        <draw:connector draw:style-name="inheritance_20__28_public_29_" draw:layer="layout" svg:x1="43.989cm" svg:y1="54.584cm" svg:x2="43.431cm" svg:y2="49.322cm" draw:start-shape="id897" draw:start-glue-point="0" draw:end-shape="id893" draw:end-glue-point="8">
          <text:p text:style-name="P1"/>
        </draw:connector>
        <draw:connector draw:style-name="inheritance_20__28_public_29_" draw:layer="layout" svg:x1="45.581cm" svg:y1="55.648cm" svg:x2="44.394cm" svg:y2="49.322cm" draw:start-shape="id898" draw:start-glue-point="0" draw:end-shape="id893" draw:end-glue-point="9">
          <text:p text:style-name="P1"/>
        </draw:connector>
        <draw:connector draw:style-name="inheritance_20__28_public_29_" draw:layer="layout" svg:x1="46.982cm" svg:y1="54.688cm" svg:x2="45.335cm" svg:y2="49.322cm" draw:start-shape="id899" draw:start-glue-point="0" draw:end-shape="id893" draw:end-glue-point="2">
          <text:p text:style-name="P1"/>
        </draw:connector>
        <draw:connector draw:style-name="inheritance_20__28_public_29_" draw:layer="layout" draw:line-skew="-0.92cm" svg:x1="48.303cm" svg:y1="55.622cm" svg:x2="46.934cm" svg:y2="49.322cm" draw:start-shape="id900" draw:start-glue-point="0" draw:end-shape="id893" draw:end-glue-point="6">
          <text:p text:style-name="P1"/>
        </draw:connector>
        <draw:connector draw:style-name="inheritance_20__28_public_29_" draw:layer="layout" draw:line-skew="-0.648cm" svg:x1="49.559cm" svg:y1="54.352cm" svg:x2="47.934cm" svg:y2="49.322cm" draw:start-shape="id901" draw:start-glue-point="0" draw:end-shape="id893" draw:end-glue-point="10">
          <text:p text:style-name="P1"/>
        </draw:connector>
        <draw:connector draw:style-name="inheritance_20__28_public_29_" draw:layer="layout" draw:line-skew="-1.658cm" svg:x1="50.947cm" svg:y1="55.647cm" svg:x2="49.09cm" svg:y2="49.322cm" draw:start-shape="id902" draw:start-glue-point="0" draw:end-shape="id893" draw:end-glue-point="7">
          <text:p text:style-name="P1"/>
        </draw:connector>
        <draw:connector draw:style-name="data_20_member_20__28_pointer_29_" draw:text-style-name="P1" draw:layer="layout" draw:line-skew="1.435cm" svg:x1="55.715cm" svg:y1="42.259cm" svg:x2="61.158cm" svg:y2="44.295cm" draw:start-shape="id880" draw:start-glue-point="1" draw:end-shape="id886" draw:end-glue-point="3">
          <text:p text:style-name="P1">GetWin()</text:p>
        </draw:connector>
      </draw:page>
      <draw:page draw:name="toolkit" draw:style-name="dp1" draw:master-page-name="Default">
        <office:forms form:automatic-focus="false" form:apply-design-mode="false"/>
        <draw:custom-shape draw:style-name="gr1" draw:text-style-name="P3" draw:id="id903" draw:layer="layout" svg:width="2.98cm" svg:height="0.7cm" svg:x="12.804cm" svg:y="16.925cm">
          <draw:glue-point draw:id="4" svg:x="-2.124cm" svg:y="-5cm"/>
          <draw:glue-point draw:id="5" svg:x="2.243cm" svg:y="-5cm"/>
          <text:p text:style-name="P2">VCLXToolkit</text:p>
          <draw:enhanced-geometry svg:viewBox="0 0 21600 21600" draw:type="rectangle" draw:enhanced-path="M 0 0 L 21600 0 21600 21600 0 21600 0 0 Z N"/>
        </draw:custom-shape>
        <draw:custom-shape draw:style-name="gr4" draw:id="id904" draw:layer="layout" svg:width="7.18cm" svg:height="2.955cm" svg:x="6.454cm" svg:y="11.456cm">
          <text:p text:style-name="P1">com.sun.star.awt.XToolkit</text:p>
          <text:p text:style-name="P1">com.sun.star.lang.XServiceInfo</text:p>
          <text:p text:style-name="P1">com.sun.star.awt.XSystemChildFactory</text:p>
          <text:p text:style-name="P1">com.sun.star.awt.XMessageBoxFactory</text:p>
          <text:p text:style-name="P1">com.sun.star.awt.XDataTransferProviderAccess</text:p>
          <text:p text:style-name="P1">com.sun.star.awt.XExtendedToolkit</text:p>
          <text:p text:style-name="P1">com.sun.star.awt.XReschedule</text:p>
          <draw:enhanced-geometry svg:viewBox="0 0 21600 21600" draw:type="rectangle" draw:enhanced-path="M 0 0 L 21600 0 21600 21600 0 21600 0 0 Z N"/>
        </draw:custom-shape>
        <draw:connector draw:style-name="inheritance_20__28_public_29_" draw:layer="layout" svg:x1="13.662cm" svg:y1="16.925cm" svg:x2="10.044cm" svg:y2="14.411cm" draw:start-shape="id903" draw:start-glue-point="4" draw:end-shape="id904">
          <text:p text:style-name="P1"/>
        </draw:connector>
        <draw:custom-shape draw:style-name="gr1" draw:text-style-name="P3" draw:id="id905" draw:layer="layout" svg:width="2.955cm" svg:height="0.674cm" svg:x="16.382cm" svg:y="14.799cm">
          <text:p text:style-name="P2">VCLXToolkit_Impl</text:p>
          <draw:enhanced-geometry svg:viewBox="0 0 21600 21600" draw:type="rectangle" draw:enhanced-path="M 0 0 L 21600 0 21600 21600 0 21600 0 0 Z N"/>
        </draw:custom-shape>
        <draw:connector draw:style-name="inheritance_20__28_public_29_" draw:layer="layout" svg:x1="14.962cm" svg:y1="16.925cm" svg:x2="17.859cm" svg:y2="15.473cm" draw:start-shape="id903" draw:start-glue-point="5" draw:end-shape="id905" draw:end-glue-point="2">
          <text:p text:style-name="P1"/>
        </draw:connector>
        <draw:custom-shape draw:style-name="uno_20_service" draw:id="id906" draw:layer="layout" svg:width="4.095cm" svg:height="0.622cm" svg:x="15.006cm" svg:y="12.207cm">
          <text:p text:style-name="P1">com.sun.star.awt.Toolkit</text:p>
          <draw:enhanced-geometry svg:viewBox="0 0 21600 21600" draw:type="rectangle" draw:enhanced-path="M 0 0 L 21600 0 21600 21600 0 21600 0 0 Z N"/>
        </draw:custom-shape>
        <draw:connector draw:style-name="inheritance_20__28_public_29_" draw:layer="layout" draw:line-skew="-0.881cm" svg:x1="14.294cm" svg:y1="16.925cm" svg:x2="17.053cm" svg:y2="12.829cm" draw:start-shape="id903" draw:start-glue-point="0" draw:end-shape="id906" draw:end-glue-point="2">
          <text:p text:style-name="P1"/>
        </draw:connector>
        <draw:custom-shape draw:style-name="gr1" draw:text-style-name="P3" draw:layer="layout" svg:width="2.177cm" svg:height="0.673cm" svg:x="7.801cm" svg:y="20.269cm">
          <text:p text:style-name="P2">VCLXButton</text:p>
          <draw:enhanced-geometry svg:viewBox="0 0 21600 21600" draw:type="rectangle" draw:enhanced-path="M 0 0 L 21600 0 21600 21600 0 21600 0 0 Z N"/>
        </draw:custom-shape>
        <draw:frame draw:style-name="annotation" draw:layer="layout" svg:width="5.261cm" svg:height="1.007cm" svg:x="12.934cm" svg:y="17.81cm">
          <draw:text-box>
            <text:p text:style-name="P1"><text:span text:style-name="T2">aComponentInfos</text:span> array contains widget names that can be created.</text:p>
          </draw:text-box>
        </draw:frame>
      </draw:page>
      <draw:page draw:name="tools" draw:style-name="dp1" draw:master-page-name="Default">
        <draw:custom-shape draw:style-name="gr1" draw:text-style-name="P3" draw:layer="layout" svg:width="1.106cm" svg:height="0.555cm" svg:x="3.577cm" svg:y="3.731cm">
          <text:p text:style-name="P2">Link</text:p>
          <draw:enhanced-geometry svg:viewBox="0 0 21600 21600" draw:type="rectangle" draw:enhanced-path="M 0 0 L 21600 0 21600 21600 0 21600 0 0 Z N"/>
        </draw:custom-shape>
        <draw:custom-shape draw:style-name="gr2" draw:layer="layout" svg:width="1.905cm" svg:height="0.556cm" svg:x="5.054cm" svg:y="6.747cm">
          <text:p text:style-name="P1">Resource</text:p>
          <draw:enhanced-geometry svg:viewBox="0 0 21600 21600" draw:type="rectangle" draw:enhanced-path="M 0 0 L 21600 0 21600 21600 0 21600 0 0 Z N"/>
        </draw:custom-shape>
        <draw:custom-shape draw:style-name="gr1" draw:text-style-name="P3" draw:layer="layout" svg:width="1.217cm" svg:height="0.582cm" svg:x="6.377cm" svg:y="3.704cm">
          <text:p text:style-name="P2">ResId</text:p>
          <draw:enhanced-geometry svg:viewBox="0 0 21600 21600" draw:type="rectangle" draw:enhanced-path="M 0 0 L 21600 0 21600 21600 0 21600 0 0 Z N"/>
        </draw:custom-shape>
        <draw:custom-shape draw:style-name="gr1" draw:text-style-name="P3" draw:id="id907" draw:layer="layout" svg:width="1.561cm" svg:height="0.661cm" svg:x="4.366cm" svg:y="8.361cm">
          <text:p text:style-name="P2">ResMgr</text:p>
          <draw:enhanced-geometry svg:viewBox="0 0 21600 21600" draw:type="rectangle" draw:enhanced-path="M 0 0 L 21600 0 21600 21600 0 21600 0 0 Z N"/>
        </draw:custom-shape>
        <draw:custom-shape draw:style-name="gr1" draw:text-style-name="P3" draw:id="id908" draw:layer="layout" svg:width="2.592cm" svg:height="0.661cm" svg:x="7.515cm" svg:y="8.441cm">
          <text:p text:style-name="P2">InternalResMgr</text:p>
          <draw:enhanced-geometry svg:viewBox="0 0 21600 21600" draw:type="rectangle" draw:enhanced-path="M 0 0 L 21600 0 21600 21600 0 21600 0 0 Z N"/>
        </draw:custom-shape>
        <draw:connector draw:style-name="data_20_member_20__28_pointer_29_" draw:layer="layout" svg:x1="5.927cm" svg:y1="8.691cm" svg:x2="7.515cm" svg:y2="8.771cm" draw:start-shape="id907" draw:start-glue-point="1" draw:end-shape="id908" draw:end-glue-point="3">
          <text:p text:style-name="P1"/>
        </draw:connector>
      </draw:page>
      <draw:page draw:name="ucbhelper" draw:style-name="dp1" draw:master-page-name="Default">
        <draw:custom-shape draw:style-name="namespace" draw:layer="layout" svg:width="17.287cm" svg:height="12.856cm" svg:x="15.836cm" svg:y="10.911cm">
          <text:p text:style-name="P1">ucb</text:p>
          <draw:enhanced-geometry svg:viewBox="0 0 21600 21600" draw:type="rectangle" draw:enhanced-path="M 0 0 L 21600 0 21600 21600 0 21600 0 0 Z N"/>
        </draw:custom-shape>
        <draw:custom-shape draw:style-name="gr1" draw:text-style-name="P3" draw:id="id909" draw:layer="layout" svg:width="1.633cm" svg:height="0.804cm" svg:x="18.246cm" svg:y="14.047cm">
          <text:p text:style-name="P2">Content</text:p>
          <draw:enhanced-geometry svg:viewBox="0 0 21600 21600" draw:type="rectangle" draw:enhanced-path="M 0 0 L 21600 0 21600 21600 0 21600 0 0 Z N"/>
        </draw:custom-shape>
        <draw:custom-shape draw:style-name="gr1" draw:text-style-name="P3" draw:id="id910" draw:layer="layout" svg:width="2.099cm" svg:height="1.063cm" svg:x="21.928cm" svg:y="14.204cm">
          <text:p text:style-name="P2">Content_Impl</text:p>
          <draw:enhanced-geometry svg:viewBox="0 0 21600 21600" draw:type="rectangle" draw:enhanced-path="M 0 0 L 21600 0 21600 21600 0 21600 0 0 Z N"/>
        </draw:custom-shape>
        <draw:connector draw:style-name="data_20_member_20__28_pointer_29_" draw:layer="layout" svg:x1="19.879cm" svg:y1="14.449cm" svg:x2="21.928cm" svg:y2="14.735cm" draw:start-shape="id909" draw:start-glue-point="1" draw:end-shape="id910" draw:end-glue-point="3">
          <text:p text:style-name="P1"/>
        </draw:connector>
      </draw:page>
      <draw:page draw:name="unotools" draw:style-name="dp1" draw:master-page-name="Default">
        <draw:custom-shape draw:style-name="namespace" draw:layer="layout" svg:width="23.301cm" svg:height="19.387cm" svg:x="13.969cm" svg:y="11.3cm">
          <text:p text:style-name="P1">utl</text:p>
          <draw:enhanced-geometry svg:viewBox="0 0 21600 21600" draw:type="rectangle" draw:enhanced-path="M 0 0 L 21600 0 21600 21600 0 21600 0 0 Z N"/>
        </draw:custom-shape>
        <draw:custom-shape draw:style-name="gr1" draw:text-style-name="P3" draw:id="id911" draw:layer="layout" svg:width="4.043cm" svg:height="1.192cm" svg:x="15.706cm" svg:y="14.255cm">
          <text:p text:style-name="P2">OOutputStreamWrapper</text:p>
          <draw:enhanced-geometry svg:viewBox="0 0 21600 21600" draw:type="rectangle" draw:enhanced-path="M 0 0 L 21600 0 21600 21600 0 21600 0 0 Z N"/>
        </draw:custom-shape>
        <draw:custom-shape draw:style-name="gr4" draw:id="id912" draw:layer="layout" svg:width="5.313cm" svg:height="0.933cm" svg:x="16.354cm" svg:y="12.13cm">
          <text:p text:style-name="P1">com.sun.star.io.XOutputStream</text:p>
          <draw:enhanced-geometry svg:viewBox="0 0 21600 21600" draw:type="rectangle" draw:enhanced-path="M 0 0 L 21600 0 21600 21600 0 21600 0 0 Z N"/>
        </draw:custom-shape>
        <draw:connector draw:style-name="inheritance_20__28_public_29_" draw:layer="layout" svg:x1="17.727cm" svg:y1="14.255cm" svg:x2="19.01cm" svg:y2="13.063cm" draw:start-shape="id911" draw:end-shape="id912" draw:end-glue-point="2">
          <text:p text:style-name="P1"/>
        </draw:connector>
        <draw:custom-shape draw:style-name="gr1" draw:text-style-name="P3" draw:layer="layout" svg:width="2.851cm" svg:height="0.777cm" svg:x="17.573cm" svg:y="17.521cm">
          <text:p text:style-name="P2">ConfigManager</text:p>
          <draw:enhanced-geometry svg:viewBox="0 0 21600 21600" draw:type="rectangle" draw:enhanced-path="M 0 0 L 21600 0 21600 21600 0 21600 0 0 Z N"/>
        </draw:custom-shape>
        <draw:custom-shape draw:style-name="gr1" draw:text-style-name="P3" draw:layer="layout" svg:width="1.97cm" svg:height="0.726cm" svg:x="21.098cm" svg:y="18.324cm">
          <text:p text:style-name="P2">ConfigItem</text:p>
          <draw:enhanced-geometry svg:viewBox="0 0 21600 21600" draw:type="rectangle" draw:enhanced-path="M 0 0 L 21600 0 21600 21600 0 21600 0 0 Z N"/>
        </draw:custom-shape>
        <draw:custom-shape draw:style-name="gr1" draw:text-style-name="P3" draw:id="id913" draw:layer="layout" svg:width="4.587cm" svg:height="0.777cm" svg:x="17.132cm" svg:y="22.938cm">
          <text:p text:style-name="P2">ConfigChangeListener_Impl</text:p>
          <draw:enhanced-geometry svg:viewBox="0 0 21600 21600" draw:type="rectangle" draw:enhanced-path="M 0 0 L 21600 0 21600 21600 0 21600 0 0 Z N"/>
        </draw:custom-shape>
        <draw:custom-shape draw:style-name="gr4" draw:id="id914" draw:layer="layout" svg:width="5.624cm" svg:height="0.7cm" svg:x="16.977cm" svg:y="20.942cm">
          <text:p text:style-name="P1">com.sun.star.util.XChangesListener</text:p>
          <draw:enhanced-geometry svg:viewBox="0 0 21600 21600" draw:type="rectangle" draw:enhanced-path="M 0 0 L 21600 0 21600 21600 0 21600 0 0 Z N"/>
        </draw:custom-shape>
        <draw:connector draw:style-name="inheritance_20__28_public_29_" draw:layer="layout" svg:x1="19.425cm" svg:y1="22.938cm" svg:x2="19.789cm" svg:y2="21.642cm" draw:start-shape="id913" draw:start-glue-point="0" draw:end-shape="id914" draw:end-glue-point="2">
          <text:p text:style-name="P1"/>
        </draw:connector>
        <draw:custom-shape draw:style-name="gr2" draw:layer="layout" svg:width="2.047cm" svg:height="0.571cm" svg:x="24.571cm" svg:y="23.119cm">
          <text:p text:style-name="P1">Bootstrap</text:p>
          <draw:enhanced-geometry svg:viewBox="0 0 21600 21600" draw:type="rectangle" draw:enhanced-path="M 0 0 L 21600 0 21600 21600 0 21600 0 0 Z N"/>
        </draw:custom-shape>
      </draw:page>
      <draw:page draw:name="vcl" draw:style-name="dp1" draw:master-page-name="Default">
        <draw:custom-shape draw:style-name="namespace" draw:layer="layout" svg:width="9.755cm" svg:height="3.323cm" svg:x="68.743cm" svg:y="19.436cm">
          <text:p text:style-name="P1">vcl</text:p>
          <draw:enhanced-geometry svg:viewBox="0 0 21600 21600" draw:type="rectangle" draw:enhanced-path="M 0 0 L 21600 0 21600 21600 0 21600 0 0 Z N"/>
        </draw:custom-shape>
        <draw:custom-shape draw:style-name="gr1" draw:text-style-name="P3" draw:id="id915" draw:layer="layout" svg:width="6.402cm" svg:height="1.992cm" svg:x="49.559cm" svg:y="26.022cm">
          <draw:glue-point draw:id="4" svg:x="2.692cm" svg:y="4.991cm"/>
          <draw:glue-point draw:id="5" svg:x="-2.848cm" svg:y="4.991cm"/>
          <draw:glue-point draw:id="6" svg:x="-3.981cm" svg:y="4.991cm"/>
          <draw:glue-point draw:id="7" svg:x="-1.947cm" svg:y="4.991cm"/>
          <draw:glue-point draw:id="8" svg:x="-0.979cm" svg:y="4.991cm"/>
          <draw:glue-point draw:id="9" svg:x="0.91cm" svg:y="4.991cm"/>
          <draw:glue-point draw:id="10" svg:x="1.783cm" svg:y="4.991cm"/>
          <draw:glue-point draw:id="11" svg:x="3.672cm" svg:y="4.991cm"/>
          <draw:glue-point draw:id="12" svg:x="4.398cm" svg:y="4.991cm"/>
          <text:p text:style-name="P2">Window</text:p>
          <draw:enhanced-geometry svg:viewBox="0 0 21600 21600" draw:type="rectangle" draw:enhanced-path="M 0 0 L 21600 0 21600 21600 0 21600 0 0 Z N"/>
        </draw:custom-shape>
        <draw:custom-shape draw:style-name="gr1" draw:text-style-name="P3" draw:id="id916" draw:layer="layout" svg:width="2.41cm" svg:height="9.838cm" svg:x="40.838cm" svg:y="10.588cm">
          <draw:glue-point draw:id="4" svg:x="-2.091cm" svg:y="4.995cm"/>
          <draw:glue-point draw:id="5" svg:x="2.531cm" svg:y="4.995cm"/>
          <draw:glue-point draw:id="6" svg:x="5cm" svg:y="-3.865cm"/>
          <draw:glue-point draw:id="7" svg:x="5cm" svg:y="3.657cm"/>
          <draw:glue-point draw:id="8" svg:x="5cm" svg:y="1.73cm"/>
          <draw:glue-point draw:id="9" svg:x="5cm" svg:y="-1.93cm"/>
          <text:p text:style-name="P2">OutputDevice</text:p>
          <draw:enhanced-geometry svg:viewBox="0 0 21600 21600" draw:type="rectangle" draw:enhanced-path="M 0 0 L 21600 0 21600 21600 0 21600 0 0 Z N"/>
        </draw:custom-shape>
        <draw:custom-shape draw:style-name="gr1" draw:text-style-name="P3" draw:id="id917" draw:layer="layout" svg:width="3.355cm" svg:height="0.7cm" svg:x="55.661cm" svg:y="5.284cm">
          <draw:glue-point draw:id="4" svg:x="-2.248cm" svg:y="5cm"/>
          <draw:glue-point draw:id="5" svg:x="2.269cm" svg:y="5cm"/>
          <text:p text:style-name="P2">Resource</text:p>
          <draw:enhanced-geometry svg:viewBox="0 0 21600 21600" draw:type="rectangle" draw:enhanced-path="M 0 0 L 21600 0 21600 21600 0 21600 0 0 Z N"/>
        </draw:custom-shape>
        <draw:connector draw:style-name="inheritance_20__28_public_29_" draw:layer="layout" draw:line-skew="1.912cm" svg:x1="52.76cm" svg:y1="26.022cm" svg:x2="42.043cm" svg:y2="20.426cm" draw:start-shape="id915" draw:start-glue-point="0" draw:end-shape="id916" draw:end-glue-point="2">
          <text:p text:style-name="P1"/>
        </draw:connector>
        <draw:connector draw:style-name="inheritance_20__28_public_29_" draw:layer="layout" svg:x1="42.043cm" svg:y1="10.588cm" svg:x2="56.584cm" svg:y2="5.984cm" draw:start-shape="id916" draw:start-glue-point="0" draw:end-shape="id917" draw:end-glue-point="4">
          <text:p text:style-name="P1"/>
        </draw:connector>
        <draw:custom-shape draw:style-name="gr1" draw:text-style-name="P2" draw:id="id918" draw:layer="layout" svg:width="2.281cm" svg:height="0.623cm" svg:x="43.47cm" svg:y="22.954cm">
          <text:p text:style-name="P2">VirtualDevice</text:p>
          <draw:enhanced-geometry svg:viewBox="0 0 21600 21600" draw:mirror-horizontal="false" draw:mirror-vertical="false" draw:type="rectangle" draw:enhanced-path="M 0 0 L 21600 0 21600 21600 0 21600 0 0 Z N"/>
        </draw:custom-shape>
        <draw:connector draw:style-name="inheritance_20__28_public_29_" draw:layer="layout" svg:x1="44.61cm" svg:y1="22.954cm" svg:x2="42.652cm" svg:y2="20.421cm" draw:start-shape="id918" draw:start-glue-point="0" draw:end-shape="id916" draw:end-glue-point="5">
          <text:p text:style-name="P1"/>
        </draw:connector>
        <draw:custom-shape draw:style-name="gr1" draw:text-style-name="P3" draw:id="id919" draw:layer="layout" svg:width="3.421cm" svg:height="0.698cm" svg:x="43.297cm" svg:y="39.731cm">
          <draw:glue-point draw:id="4" svg:x="-3.56cm" svg:y="5cm"/>
          <draw:glue-point draw:id="5" svg:x="-1.59cm" svg:y="5cm"/>
          <draw:glue-point draw:id="6" svg:x="1.669cm" svg:y="5cm"/>
          <draw:glue-point draw:id="7" svg:x="3.335cm" svg:y="5cm"/>
          <text:p text:style-name="P2">Control</text:p>
          <draw:enhanced-geometry svg:viewBox="0 0 21600 21600" draw:type="rectangle" draw:enhanced-path="M 0 0 L 21600 0 21600 21600 0 21600 0 0 Z N"/>
        </draw:custom-shape>
        <draw:connector draw:style-name="inheritance_20__28_public_29_" draw:layer="layout" draw:line-skew="3.135cm" svg:x1="45.007cm" svg:y1="39.731cm" svg:x2="50.937cm" svg:y2="28.012cm" draw:start-shape="id919" draw:start-glue-point="0" draw:end-shape="id915" draw:end-glue-point="5">
          <text:p text:style-name="P1"/>
        </draw:connector>
        <draw:custom-shape draw:style-name="gr1" draw:text-style-name="P3" draw:id="id920" draw:layer="layout" svg:width="1.424cm" svg:height="0.698cm" svg:x="42.832cm" svg:y="42.269cm">
          <text:p text:style-name="P2">ListBox</text:p>
          <draw:enhanced-geometry svg:viewBox="0 0 21600 21600" draw:type="rectangle" draw:enhanced-path="M 0 0 L 21600 0 21600 21600 0 21600 0 0 Z N"/>
        </draw:custom-shape>
        <draw:connector draw:style-name="inheritance_20__28_public_29_" draw:layer="layout" svg:x1="43.544cm" svg:y1="42.269cm" svg:x2="43.79cm" svg:y2="40.429cm" draw:start-shape="id920" draw:start-glue-point="0" draw:end-shape="id919" draw:end-glue-point="4">
          <text:p text:style-name="P1"/>
        </draw:connector>
        <draw:custom-shape draw:style-name="gr1" draw:text-style-name="P3" draw:id="id921" draw:layer="layout" svg:width="2.099cm" svg:height="0.698cm" svg:x="44.645cm" svg:y="42.269cm">
          <draw:glue-point draw:id="4" svg:x="-2.653cm" svg:y="5cm"/>
          <draw:glue-point draw:id="5" svg:x="2.41cm" svg:y="5cm"/>
          <text:p text:style-name="P2">Button</text:p>
          <draw:enhanced-geometry svg:viewBox="0 0 21600 21600" draw:type="rectangle" draw:enhanced-path="M 0 0 L 21600 0 21600 21600 0 21600 0 0 Z N"/>
        </draw:custom-shape>
        <draw:connector draw:style-name="inheritance_20__28_public_29_" draw:layer="layout" svg:x1="45.694cm" svg:y1="42.269cm" svg:x2="44.464cm" svg:y2="40.429cm" draw:start-shape="id921" draw:start-glue-point="0" draw:end-shape="id919" draw:end-glue-point="5">
          <text:p text:style-name="P1"/>
        </draw:connector>
        <draw:custom-shape draw:style-name="gr1" draw:text-style-name="P3" draw:id="id922" draw:layer="layout" svg:width="1.763cm" svg:height="0.698cm" svg:x="44.8cm" svg:y="44.835cm">
          <text:p text:style-name="P2">CheckBox</text:p>
          <draw:enhanced-geometry svg:viewBox="0 0 21600 21600" draw:type="rectangle" draw:enhanced-path="M 0 0 L 21600 0 21600 21600 0 21600 0 0 Z N"/>
        </draw:custom-shape>
        <draw:connector draw:style-name="inheritance_20__28_public_29_" draw:layer="layout" svg:x1="45.681cm" svg:y1="44.835cm" svg:x2="45.694cm" svg:y2="42.967cm" draw:start-shape="id922" draw:start-glue-point="0" draw:end-shape="id921" draw:end-glue-point="2">
          <text:p text:style-name="P1"/>
        </draw:connector>
        <draw:custom-shape draw:style-name="gr1" draw:text-style-name="P3" draw:id="id923" draw:layer="layout" svg:width="11.496cm" svg:height="0.548cm" svg:x="32.941cm" svg:y="44.861cm">
          <draw:glue-point draw:id="4" svg:x="-4.435cm" svg:y="5cm"/>
          <draw:glue-point draw:id="5" svg:x="-3.782cm" svg:y="5cm"/>
          <draw:glue-point draw:id="6" svg:x="-3.038cm" svg:y="5cm"/>
          <draw:glue-point draw:id="7" svg:x="-2.225cm" svg:y="5cm"/>
          <draw:glue-point draw:id="8" svg:x="-1.414cm" svg:y="5cm"/>
          <draw:glue-point draw:id="9" svg:x="-0.783cm" svg:y="5cm"/>
          <draw:glue-point draw:id="10" svg:x="0.681cm" svg:y="5cm"/>
          <draw:glue-point draw:id="11" svg:x="1.358cm" svg:y="5cm"/>
          <draw:glue-point draw:id="12" svg:x="1.966cm" svg:y="5cm"/>
          <draw:glue-point draw:id="13" svg:x="2.666cm" svg:y="5cm"/>
          <draw:glue-point draw:id="14" svg:x="3.319cm" svg:y="5cm"/>
          <draw:glue-point draw:id="15" svg:x="3.928cm" svg:y="5cm"/>
          <draw:glue-point draw:id="16" svg:x="4.559cm" svg:y="5cm"/>
          <text:p text:style-name="P2">PushButton</text:p>
          <draw:enhanced-geometry svg:viewBox="0 0 21600 21600" draw:type="rectangle" draw:enhanced-path="M 0 0 L 21600 0 21600 21600 0 21600 0 0 Z N"/>
        </draw:custom-shape>
        <draw:custom-shape draw:style-name="gr1" draw:text-style-name="P3" draw:id="id924" draw:layer="layout" svg:width="1.995cm" svg:height="0.698cm" svg:x="47.004cm" svg:y="44.835cm">
          <text:p text:style-name="P2">RadioButton</text:p>
          <draw:enhanced-geometry svg:viewBox="0 0 21600 21600" draw:type="rectangle" draw:enhanced-path="M 0 0 L 21600 0 21600 21600 0 21600 0 0 Z N"/>
        </draw:custom-shape>
        <draw:connector draw:style-name="inheritance_20__28_public_29_" draw:layer="layout" svg:x1="38.689cm" svg:y1="44.861cm" svg:x2="45.138cm" svg:y2="42.967cm" draw:start-shape="id923" draw:start-glue-point="0" draw:end-shape="id921" draw:end-glue-point="4">
          <text:p text:style-name="P1"/>
        </draw:connector>
        <draw:connector draw:style-name="inheritance_20__28_public_29_" draw:layer="layout" svg:x1="48.001cm" svg:y1="44.835cm" svg:x2="46.199cm" svg:y2="42.967cm" draw:start-shape="id924" draw:start-glue-point="0" draw:end-shape="id921" draw:end-glue-point="5">
          <text:p text:style-name="P1"/>
        </draw:connector>
        <draw:custom-shape draw:style-name="gr1" draw:text-style-name="P3" draw:id="id925" draw:layer="layout" svg:width="1.826cm" svg:height="0.715cm" svg:x="94.981cm" svg:y="13.702cm">
          <text:p text:style-name="P2">Region</text:p>
          <draw:enhanced-geometry svg:viewBox="0 0 21600 21600" draw:type="rectangle" draw:enhanced-path="M 0 0 L 21600 0 21600 21600 0 21600 0 0 Z N"/>
        </draw:custom-shape>
        <draw:custom-shape draw:style-name="gr1" draw:text-style-name="P3" draw:id="id926" draw:layer="layout" svg:width="2.011cm" svg:height="0.715cm" svg:x="97.892cm" svg:y="13.889cm">
          <text:p text:style-name="P2">ImplRegion</text:p>
          <draw:enhanced-geometry svg:viewBox="0 0 21600 21600" draw:type="rectangle" draw:enhanced-path="M 0 0 L 21600 0 21600 21600 0 21600 0 0 Z N"/>
        </draw:custom-shape>
        <draw:connector draw:style-name="data_20_member_20__28_pointer_29_" draw:layer="layout" svg:x1="96.807cm" svg:y1="14.059cm" svg:x2="97.892cm" svg:y2="14.246cm" draw:start-shape="id925" draw:start-glue-point="1" draw:end-shape="id926" draw:end-glue-point="3">
          <text:p text:style-name="P1"/>
        </draw:connector>
        <draw:custom-shape draw:style-name="gr3" draw:id="id927" draw:layer="layout" svg:width="2.91cm" svg:height="0.583cm" svg:x="97.521cm" svg:y="12.194cm">
          <text:p text:style-name="P1">ImplRegionBase</text:p>
          <draw:enhanced-geometry svg:viewBox="0 0 21600 21600" draw:type="rectangle" draw:enhanced-path="M 0 0 L 21600 0 21600 21600 0 21600 0 0 Z N"/>
        </draw:custom-shape>
        <draw:connector draw:style-name="inheritance_20__28_public_29_" draw:layer="layout" svg:x1="98.897cm" svg:y1="13.889cm" svg:x2="98.976cm" svg:y2="12.777cm" draw:start-shape="id926" draw:start-glue-point="0" draw:end-shape="id927" draw:end-glue-point="2">
          <text:p text:style-name="P1"/>
        </draw:connector>
        <draw:custom-shape draw:style-name="gr1" draw:text-style-name="P3" draw:id="id928" draw:layer="layout" svg:width="2.752cm" svg:height="0.609cm" svg:x="101.199cm" svg:y="14.073cm">
          <text:p text:style-name="P2">ImplRegionBand</text:p>
          <draw:enhanced-geometry svg:viewBox="0 0 21600 21600" draw:type="rectangle" draw:enhanced-path="M 0 0 L 21600 0 21600 21600 0 21600 0 0 Z N"/>
        </draw:custom-shape>
        <draw:connector draw:style-name="data_20_member_20__28_multiple_20_pointers_29_" draw:layer="layout" svg:x1="99.903cm" svg:y1="14.246cm" svg:x2="101.199cm" svg:y2="14.377cm" draw:start-shape="id926" draw:start-glue-point="1" draw:end-shape="id928" draw:end-glue-point="3">
          <text:p text:style-name="P1"/>
        </draw:connector>
        <draw:custom-shape draw:style-name="gr1" draw:text-style-name="P3" draw:id="id929" draw:layer="layout" svg:width="2.777cm" svg:height="0.698cm" svg:x="54.587cm" svg:y="38.946cm">
          <draw:glue-point draw:id="4" svg:x="-3.56cm" svg:y="5cm"/>
          <draw:glue-point draw:id="5" svg:x="-1.59cm" svg:y="5cm"/>
          <draw:glue-point draw:id="6" svg:x="1.669cm" svg:y="5cm"/>
          <draw:glue-point draw:id="7" svg:x="3.335cm" svg:y="5cm"/>
          <text:p text:style-name="P2">SystemWindow</text:p>
          <draw:enhanced-geometry svg:viewBox="0 0 21600 21600" draw:type="rectangle" draw:enhanced-path="M 0 0 L 21600 0 21600 21600 0 21600 0 0 Z N"/>
        </draw:custom-shape>
        <draw:connector draw:style-name="inheritance_20__28_public_29_" draw:layer="layout" draw:line-skew="2.621cm" svg:x1="55.975cm" svg:y1="38.946cm" svg:x2="51.514cm" svg:y2="28.012cm" draw:start-shape="id929" draw:start-glue-point="0" draw:end-shape="id915" draw:end-glue-point="7">
          <text:p text:style-name="P1"/>
        </draw:connector>
        <draw:custom-shape draw:style-name="gr2" draw:text-style-name="P2" draw:id="id930" draw:layer="layout" svg:width="2.073cm" svg:height="0.596cm" svg:x="47.049cm" svg:y="35.989cm">
          <text:p text:style-name="P2">StatusBar</text:p>
          <draw:enhanced-geometry svg:viewBox="0 0 21600 21600" draw:mirror-horizontal="false" draw:mirror-vertical="false" draw:type="rectangle" draw:enhanced-path="M 0 0 L 21600 0 21600 21600 0 21600 0 0 Z N"/>
        </draw:custom-shape>
        <draw:connector draw:style-name="inheritance_20__28_public_29_" draw:layer="layout" svg:x1="48.085cm" svg:y1="35.989cm" svg:x2="50.212cm" svg:y2="28.012cm" draw:start-shape="id930" draw:start-glue-point="0" draw:end-shape="id915" draw:end-glue-point="6">
          <text:p text:style-name="P1"/>
        </draw:connector>
        <draw:custom-shape draw:style-name="gr1" draw:text-style-name="P3" draw:id="id931" draw:layer="layout" svg:width="3.122cm" svg:height="0.619cm" svg:x="105.884cm" svg:y="13.99cm">
          <text:p text:style-name="P2">VclEventListeners</text:p>
          <draw:enhanced-geometry svg:viewBox="0 0 21600 21600" draw:type="rectangle" draw:enhanced-path="M 0 0 L 21600 0 21600 21600 0 21600 0 0 Z N"/>
        </draw:custom-shape>
        <draw:custom-shape draw:style-name="class_20__28_external_20_module_29_" draw:id="id932" draw:layer="layout" svg:width="2.36cm" svg:height="0.597cm" svg:x="106.743cm" svg:y="12.368cm">
          <text:p text:style-name="P1">std::list&lt;Link&gt;</text:p>
          <draw:enhanced-geometry svg:viewBox="0 0 21600 21600" draw:type="rectangle" draw:enhanced-path="M 0 0 L 21600 0 21600 21600 0 21600 0 0 Z N"/>
        </draw:custom-shape>
        <draw:connector draw:style-name="inheritance_20__28_public_29_" draw:layer="layout" svg:x1="107.445cm" svg:y1="13.99cm" svg:x2="107.923cm" svg:y2="12.965cm" draw:start-shape="id931" draw:start-glue-point="0" draw:end-shape="id932" draw:end-glue-point="2">
          <text:p text:style-name="P1"/>
        </draw:connector>
        <draw:custom-shape draw:style-name="gr1" draw:text-style-name="P3" draw:id="id933" draw:layer="layout" svg:width="3.419cm" svg:height="0.698cm" svg:x="60.732cm" svg:y="30.582cm">
          <draw:glue-point draw:id="4" svg:x="-3.56cm" svg:y="5cm"/>
          <draw:glue-point draw:id="5" svg:x="-1.59cm" svg:y="5cm"/>
          <draw:glue-point draw:id="6" svg:x="1.669cm" svg:y="5cm"/>
          <draw:glue-point draw:id="7" svg:x="3.335cm" svg:y="5cm"/>
          <text:p text:style-name="P2">DockingWindow</text:p>
          <draw:enhanced-geometry svg:viewBox="0 0 21600 21600" draw:type="rectangle" draw:enhanced-path="M 0 0 L 21600 0 21600 21600 0 21600 0 0 Z N"/>
        </draw:custom-shape>
        <draw:connector draw:style-name="inheritance_20__28_public_29_" draw:layer="layout" draw:line-skew="-0.246cm" svg:x1="62.441cm" svg:y1="30.582cm" svg:x2="55.575cm" svg:y2="28.012cm" draw:start-shape="id933" draw:start-glue-point="0" draw:end-shape="id915" draw:end-glue-point="12">
          <text:p text:style-name="P1"/>
        </draw:connector>
        <draw:custom-shape draw:style-name="class_20__28_external_20_module_29_" draw:id="id934" draw:layer="layout" svg:width="3.137cm" svg:height="0.545cm" svg:x="58.76cm" svg:y="36.774cm">
          <text:p text:style-name="P1">SfxDockingWindow</text:p>
          <draw:enhanced-geometry svg:viewBox="0 0 21600 21600" draw:type="rectangle" draw:enhanced-path="M 0 0 L 21600 0 21600 21600 0 21600 0 0 Z N"/>
        </draw:custom-shape>
        <draw:connector draw:style-name="inheritance_20__28_public_29_" draw:layer="layout" svg:x1="60.328cm" svg:y1="36.774cm" svg:x2="61.224cm" svg:y2="31.28cm" draw:start-shape="id934" draw:start-glue-point="0" draw:end-shape="id933" draw:end-glue-point="4">
          <text:p text:style-name="P1"/>
        </draw:connector>
        <draw:custom-shape draw:style-name="gr1" draw:text-style-name="P3" draw:id="id935" draw:layer="layout" svg:width="2.358cm" svg:height="0.595cm" svg:x="60.705cm" svg:y="35.298cm">
          <text:p text:style-name="P2">SplitWindow</text:p>
          <draw:enhanced-geometry svg:viewBox="0 0 21600 21600" draw:type="rectangle" draw:enhanced-path="M 0 0 L 21600 0 21600 21600 0 21600 0 0 Z N"/>
        </draw:custom-shape>
        <draw:connector draw:style-name="inheritance_20__28_public_29_" draw:layer="layout" draw:line-skew="0.817cm" svg:x1="61.884cm" svg:y1="35.298cm" svg:x2="61.898cm" svg:y2="31.28cm" draw:start-shape="id935" draw:start-glue-point="0" draw:end-shape="id933" draw:end-glue-point="5">
          <text:p text:style-name="P1"/>
        </draw:connector>
        <draw:connector draw:style-name="inheritance_20__28_public_29_" draw:layer="layout" svg:x1="63.271cm" svg:y1="36.646cm" svg:x2="62.441cm" svg:y2="31.28cm" draw:start-shape="id936" draw:start-glue-point="0" draw:end-shape="id933" draw:end-glue-point="2">
          <text:p text:style-name="P1"/>
        </draw:connector>
        <draw:connector draw:style-name="inheritance_20__28_public_29_" draw:layer="layout" svg:x1="64.708cm" svg:y1="35.685cm" svg:x2="63.011cm" svg:y2="31.28cm" draw:start-shape="id937" draw:start-glue-point="0" draw:end-shape="id933" draw:end-glue-point="6">
          <text:p text:style-name="P1"/>
        </draw:connector>
        <draw:connector draw:style-name="inheritance_20__28_public_29_" draw:layer="layout" draw:line-skew="-0.376cm" svg:x1="71.745cm" svg:y1="34.002cm" svg:x2="63.581cm" svg:y2="31.28cm" draw:start-shape="id938" draw:start-glue-point="0" draw:end-shape="id933" draw:end-glue-point="7">
          <text:p text:style-name="P1"/>
        </draw:connector>
        <draw:custom-shape draw:style-name="class_20__28_external_20_module_29_" draw:id="id936" draw:layer="layout" svg:width="2.074cm" svg:height="0.517cm" svg:x="62.234cm" svg:y="36.646cm">
          <text:p text:style-name="P1">SvSection</text:p>
          <draw:enhanced-geometry svg:viewBox="0 0 21600 21600" draw:type="rectangle" draw:enhanced-path="M 0 0 L 21600 0 21600 21600 0 21600 0 0 Z N"/>
        </draw:custom-shape>
        <draw:custom-shape draw:style-name="class_20__28_external_20_module_29_" draw:id="id937" draw:layer="layout" svg:width="2.307cm" svg:height="0.545cm" svg:x="63.555cm" svg:y="35.685cm">
          <text:p text:style-name="P1">TextWin_Impl</text:p>
          <draw:enhanced-geometry svg:viewBox="0 0 21600 21600" draw:type="rectangle" draw:enhanced-path="M 0 0 L 21600 0 21600 21600 0 21600 0 0 Z N"/>
        </draw:custom-shape>
        <draw:custom-shape draw:style-name="gr1" draw:text-style-name="P3" draw:id="id938" draw:layer="layout" svg:width="8.709cm" svg:height="1.97cm" svg:x="67.391cm" svg:y="34.002cm">
          <draw:glue-point draw:id="4" svg:x="-4.344cm" svg:y="5cm"/>
          <draw:glue-point draw:id="5" svg:x="-3.511cm" svg:y="5cm"/>
          <draw:glue-point draw:id="6" svg:x="4.999cm" svg:y="-3.685cm"/>
          <draw:glue-point draw:id="7" svg:x="4.999cm" svg:y="-1.842cm"/>
          <text:p text:style-name="P2">ToolBox</text:p>
          <draw:enhanced-geometry svg:viewBox="0 0 21600 21600" draw:type="rectangle" draw:enhanced-path="M 0 0 L 21600 0 21600 21600 0 21600 0 0 Z N"/>
        </draw:custom-shape>
        <draw:custom-shape draw:style-name="class_20__28_external_20_module_29_" draw:id="id939" draw:layer="layout" svg:width="3.033cm" svg:height="0.648cm" svg:x="69.49cm" svg:y="40.92cm">
          <text:p text:style-name="P1">CommandToolBox</text:p>
          <draw:enhanced-geometry svg:viewBox="0 0 21600 21600" draw:type="rectangle" draw:enhanced-path="M 0 0 L 21600 0 21600 21600 0 21600 0 0 Z N"/>
        </draw:custom-shape>
        <draw:connector draw:style-name="inheritance_20__28_public_29_" draw:layer="layout" svg:x1="71.006cm" svg:y1="40.92cm" svg:x2="68.688cm" svg:y2="35.972cm" draw:start-shape="id939" draw:start-glue-point="0" draw:end-shape="id938" draw:end-glue-point="5">
          <text:p text:style-name="P1"/>
        </draw:connector>
        <draw:custom-shape draw:style-name="gr1" draw:text-style-name="P3" draw:id="id940" draw:layer="layout" svg:width="2.229cm" svg:height="0.572cm" svg:x="66.588cm" svg:y="40.946cm">
          <text:p text:style-name="P2">DecoToolBox</text:p>
          <draw:enhanced-geometry svg:viewBox="0 0 21600 21600" draw:type="rectangle" draw:enhanced-path="M 0 0 L 21600 0 21600 21600 0 21600 0 0 Z N"/>
        </draw:custom-shape>
        <draw:connector draw:style-name="inheritance_20__28_public_29_" draw:layer="layout" svg:x1="67.702cm" svg:y1="40.946cm" svg:x2="67.962cm" svg:y2="35.972cm" draw:start-shape="id940" draw:start-glue-point="0" draw:end-shape="id938" draw:end-glue-point="4">
          <text:p text:style-name="P1"/>
        </draw:connector>
        <draw:custom-shape draw:style-name="gr1" draw:text-style-name="P3" draw:id="id941" draw:layer="layout" svg:width="2.929cm" svg:height="0.571cm" svg:x="52.256cm" svg:y="34.857cm">
          <text:p text:style-name="P2">MenuBarWindow</text:p>
          <draw:enhanced-geometry svg:viewBox="0 0 21600 21600" draw:type="rectangle" draw:enhanced-path="M 0 0 L 21600 0 21600 21600 0 21600 0 0 Z N"/>
        </draw:custom-shape>
        <draw:connector draw:style-name="inheritance_20__28_public_29_" draw:layer="layout" svg:x1="53.72cm" svg:y1="34.857cm" svg:x2="52.134cm" svg:y2="28.012cm" draw:start-shape="id941" draw:end-shape="id915" draw:end-glue-point="8">
          <text:p text:style-name="P1"/>
        </draw:connector>
        <draw:connector draw:style-name="data_20_member" draw:layer="layout" draw:line-skew="-2.864cm" svg:x1="55.185cm" svg:y1="35.142cm" svg:x2="66.588cm" svg:y2="41.232cm" draw:start-shape="id941" draw:start-glue-point="1" draw:end-shape="id940" draw:end-glue-point="3">
          <text:p text:style-name="P1"/>
        </draw:connector>
        <draw:custom-shape draw:style-name="gr1" draw:text-style-name="P3" draw:id="id942" draw:layer="layout" svg:width="1.762cm" svg:height="0.674cm" svg:x="73.664cm" svg:y="8.343cm">
          <draw:glue-point draw:id="4" svg:x="-2.06cm" svg:y="5cm"/>
          <draw:glue-point draw:id="5" svg:x="2.207cm" svg:y="5cm"/>
          <text:p text:style-name="P2">Menu</text:p>
          <draw:enhanced-geometry svg:viewBox="0 0 21600 21600" draw:type="rectangle" draw:enhanced-path="M 0 0 L 21600 0 21600 21600 0 21600 0 0 Z N"/>
        </draw:custom-shape>
        <draw:connector draw:style-name="inheritance_20__28_public_29_" draw:layer="layout" svg:x1="74.545cm" svg:y1="8.343cm" svg:x2="58.099cm" svg:y2="5.984cm" draw:start-shape="id942" draw:start-glue-point="0" draw:end-shape="id917" draw:end-glue-point="5">
          <text:p text:style-name="P1"/>
        </draw:connector>
        <draw:custom-shape draw:style-name="gr1" draw:text-style-name="P3" draw:id="id943" draw:layer="layout" svg:width="1.658cm" svg:height="0.674cm" svg:x="72.498cm" svg:y="11.505cm">
          <text:p text:style-name="P2">MenuBar</text:p>
          <draw:enhanced-geometry svg:viewBox="0 0 21600 21600" draw:type="rectangle" draw:enhanced-path="M 0 0 L 21600 0 21600 21600 0 21600 0 0 Z N"/>
        </draw:custom-shape>
        <draw:custom-shape draw:style-name="gr1" draw:text-style-name="P3" draw:id="id944" draw:layer="layout" svg:width="2.177cm" svg:height="0.674cm" svg:x="74.726cm" svg:y="11.452cm">
          <text:p text:style-name="P2">PopupMenu</text:p>
          <draw:enhanced-geometry svg:viewBox="0 0 21600 21600" draw:type="rectangle" draw:enhanced-path="M 0 0 L 21600 0 21600 21600 0 21600 0 0 Z N"/>
        </draw:custom-shape>
        <draw:connector draw:style-name="inheritance_20__28_public_29_" draw:layer="layout" svg:x1="73.327cm" svg:y1="11.505cm" svg:x2="74.183cm" svg:y2="9.017cm" draw:start-shape="id943" draw:start-glue-point="0" draw:end-shape="id942" draw:end-glue-point="4">
          <text:p text:style-name="P1"/>
        </draw:connector>
        <draw:connector draw:style-name="inheritance_20__28_public_29_" draw:layer="layout" svg:x1="75.814cm" svg:y1="11.452cm" svg:x2="74.933cm" svg:y2="9.017cm" draw:start-shape="id944" draw:start-glue-point="0" draw:end-shape="id942" draw:end-glue-point="5">
          <text:p text:style-name="P1"/>
        </draw:connector>
        <draw:custom-shape draw:style-name="gr1" draw:text-style-name="P3" draw:id="id945" draw:layer="layout" svg:width="3.007cm" svg:height="0.726cm" svg:x="54.38cm" svg:y="30.399cm">
          <text:p text:style-name="P2">MenuBarWindow</text:p>
          <draw:enhanced-geometry svg:viewBox="0 0 21600 21600" draw:type="rectangle" draw:enhanced-path="M 0 0 L 21600 0 21600 21600 0 21600 0 0 Z N"/>
        </draw:custom-shape>
        <draw:connector draw:style-name="inheritance_20__28_public_29_" draw:layer="layout" draw:line-skew="0.493cm" svg:x1="55.883cm" svg:y1="30.399cm" svg:x2="55.11cm" svg:y2="28.012cm" draw:start-shape="id945" draw:start-glue-point="0" draw:end-shape="id915" draw:end-glue-point="11">
          <text:p text:style-name="P1"/>
        </draw:connector>
        <draw:custom-shape draw:style-name="gr1" draw:text-style-name="P3" draw:id="id946" draw:layer="layout" svg:width="2.022cm" svg:height="0.751cm" svg:x="77.447cm" svg:y="33.744cm">
          <text:p text:style-name="P2">ImageList</text:p>
          <draw:enhanced-geometry svg:viewBox="0 0 21600 21600" draw:type="rectangle" draw:enhanced-path="M 0 0 L 21600 0 21600 21600 0 21600 0 0 Z N"/>
        </draw:custom-shape>
        <draw:connector draw:style-name="data_20_member" draw:layer="layout" svg:x1="76.098cm" svg:y1="34.262cm" svg:x2="77.447cm" svg:y2="34.119cm" draw:start-shape="id938" draw:start-glue-point="6" draw:end-shape="id946" draw:end-glue-point="3">
          <text:p text:style-name="P1"/>
        </draw:connector>
        <draw:custom-shape draw:style-name="gr1" draw:text-style-name="P3" draw:id="id947" draw:layer="layout" svg:width="1.633cm" svg:height="0.674cm" svg:x="47.459cm" svg:y="42.322cm">
          <text:p text:style-name="P2">ImplWin</text:p>
          <draw:enhanced-geometry svg:viewBox="0 0 21600 21600" draw:type="rectangle" draw:enhanced-path="M 0 0 L 21600 0 21600 21600 0 21600 0 0 Z N"/>
        </draw:custom-shape>
        <draw:connector draw:style-name="inheritance_20__28_public_29_" draw:layer="layout" draw:line-skew="-0.324cm" svg:x1="48.275cm" svg:y1="42.322cm" svg:x2="45.577cm" svg:y2="40.429cm" draw:start-shape="id947" draw:start-glue-point="0" draw:end-shape="id919" draw:end-glue-point="6">
          <text:p text:style-name="P1"/>
        </draw:connector>
        <draw:custom-shape draw:style-name="gr1" draw:text-style-name="P3" draw:layer="layout" svg:width="3.888cm" svg:height="0.778cm" svg:x="58.889cm" svg:y="42.425cm">
          <text:p text:style-name="P2">ImplCommonButtonData</text:p>
          <draw:enhanced-geometry svg:viewBox="0 0 21600 21600" draw:type="rectangle" draw:enhanced-path="M 0 0 L 21600 0 21600 21600 0 21600 0 0 Z N"/>
        </draw:custom-shape>
        <draw:custom-shape draw:style-name="gr1" draw:text-style-name="P3" draw:layer="layout" svg:width="3.266cm" svg:height="0.7cm" svg:x="58.708cm" svg:y="44.603cm">
          <text:p text:style-name="P2">ToolbarMenuEntry</text:p>
          <draw:enhanced-geometry svg:viewBox="0 0 21600 21600" draw:type="rectangle" draw:enhanced-path="M 0 0 L 21600 0 21600 21600 0 21600 0 0 Z N"/>
        </draw:custom-shape>
        <draw:custom-shape draw:style-name="gr1" draw:text-style-name="P3" draw:id="id948" draw:layer="layout" svg:width="1.788cm" svg:height="0.596cm" svg:x="31.804cm" svg:y="48.724cm">
          <text:p text:style-name="P2">OKButton</text:p>
          <draw:enhanced-geometry svg:viewBox="0 0 21600 21600" draw:type="rectangle" draw:enhanced-path="M 0 0 L 21600 0 21600 21600 0 21600 0 0 Z N"/>
        </draw:custom-shape>
        <draw:custom-shape draw:style-name="gr1" draw:text-style-name="P3" draw:id="id949" draw:layer="layout" svg:width="2.203cm" svg:height="0.596cm" svg:x="34.107cm" svg:y="48.724cm">
          <text:p text:style-name="P2">CancelButton</text:p>
          <draw:enhanced-geometry svg:viewBox="0 0 21600 21600" draw:type="rectangle" draw:enhanced-path="M 0 0 L 21600 0 21600 21600 0 21600 0 0 Z N"/>
        </draw:custom-shape>
        <draw:custom-shape draw:style-name="gr1" draw:text-style-name="P3" draw:id="id950" draw:layer="layout" svg:width="2.046cm" svg:height="0.596cm" svg:x="36.934cm" svg:y="48.724cm">
          <text:p text:style-name="P2">MoreButton</text:p>
          <draw:enhanced-geometry svg:viewBox="0 0 21600 21600" draw:type="rectangle" draw:enhanced-path="M 0 0 L 21600 0 21600 21600 0 21600 0 0 Z N"/>
        </draw:custom-shape>
        <draw:custom-shape draw:style-name="gr1" draw:text-style-name="P3" draw:id="id951" draw:layer="layout" svg:width="2.046cm" svg:height="0.596cm" svg:x="39.447cm" svg:y="48.724cm">
          <text:p text:style-name="P2">MenuButton</text:p>
          <draw:enhanced-geometry svg:viewBox="0 0 21600 21600" draw:type="rectangle" draw:enhanced-path="M 0 0 L 21600 0 21600 21600 0 21600 0 0 Z N"/>
        </draw:custom-shape>
        <draw:custom-shape draw:style-name="gr1" draw:text-style-name="P3" draw:id="id952" draw:layer="layout" svg:width="2.046cm" svg:height="0.596cm" svg:x="41.987cm" svg:y="48.75cm">
          <text:p text:style-name="P2">ImageButton</text:p>
          <draw:enhanced-geometry svg:viewBox="0 0 21600 21600" draw:type="rectangle" draw:enhanced-path="M 0 0 L 21600 0 21600 21600 0 21600 0 0 Z N"/>
        </draw:custom-shape>
        <draw:custom-shape draw:style-name="gr1" draw:text-style-name="P3" draw:id="id953" draw:layer="layout" svg:width="2.046cm" svg:height="0.596cm" svg:x="44.371cm" svg:y="48.776cm">
          <text:p text:style-name="P2">HelpButton</text:p>
          <draw:enhanced-geometry svg:viewBox="0 0 21600 21600" draw:type="rectangle" draw:enhanced-path="M 0 0 L 21600 0 21600 21600 0 21600 0 0 Z N"/>
        </draw:custom-shape>
        <draw:custom-shape draw:style-name="gr1" draw:text-style-name="P3" draw:id="id954" draw:layer="layout" svg:width="2.281cm" svg:height="0.596cm" svg:x="46.73cm" svg:y="48.802cm">
          <text:p text:style-name="P2">GalleryButton</text:p>
          <draw:enhanced-geometry svg:viewBox="0 0 21600 21600" draw:type="rectangle" draw:enhanced-path="M 0 0 L 21600 0 21600 21600 0 21600 0 0 Z N"/>
        </draw:custom-shape>
        <draw:connector draw:style-name="inheritance_20__28_public_29_" draw:layer="layout" svg:x1="32.698cm" svg:y1="48.724cm" svg:x2="33.591cm" svg:y2="45.409cm" draw:start-shape="id948" draw:start-glue-point="0" draw:end-shape="id923" draw:end-glue-point="4">
          <text:p text:style-name="P1"/>
        </draw:connector>
        <draw:connector draw:style-name="inheritance_20__28_public_29_" draw:layer="layout" draw:line-skew="0.959cm" svg:x1="35.208cm" svg:y1="48.724cm" svg:x2="34.342cm" svg:y2="45.409cm" draw:start-shape="id949" draw:start-glue-point="0" draw:end-shape="id923" draw:end-glue-point="5">
          <text:p text:style-name="P1"/>
        </draw:connector>
        <draw:connector draw:style-name="inheritance_20__28_public_29_" draw:layer="layout" draw:line-skew="0.7cm" svg:x1="37.957cm" svg:y1="48.724cm" svg:x2="35.197cm" svg:y2="45.409cm" draw:start-shape="id950" draw:start-glue-point="0" draw:end-shape="id923" draw:end-glue-point="6">
          <text:p text:style-name="P1"/>
        </draw:connector>
        <draw:connector draw:style-name="inheritance_20__28_public_29_" draw:layer="layout" draw:line-skew="0.286cm" svg:x1="40.47cm" svg:y1="48.724cm" svg:x2="36.132cm" svg:y2="45.409cm" draw:start-shape="id951" draw:start-glue-point="0" draw:end-shape="id923" draw:end-glue-point="7">
          <text:p text:style-name="P1"/>
        </draw:connector>
        <draw:connector draw:style-name="inheritance_20__28_public_29_" draw:layer="layout" draw:line-skew="-0.207cm" svg:x1="43.01cm" svg:y1="48.75cm" svg:x2="37.064cm" svg:y2="45.409cm" draw:start-shape="id952" draw:start-glue-point="0" draw:end-shape="id923" draw:end-glue-point="8">
          <text:p text:style-name="P1"/>
        </draw:connector>
        <draw:connector draw:style-name="inheritance_20__28_public_29_" draw:layer="layout" draw:line-skew="-0.622cm" svg:x1="45.394cm" svg:y1="48.776cm" svg:x2="37.789cm" svg:y2="45.409cm" draw:start-shape="id953" draw:start-glue-point="0" draw:end-shape="id923" draw:end-glue-point="9">
          <text:p text:style-name="P1"/>
        </draw:connector>
        <draw:connector draw:style-name="inheritance_20__28_public_29_" draw:layer="layout" draw:line-skew="-1.036cm" svg:x1="47.87cm" svg:y1="48.802cm" svg:x2="38.689cm" svg:y2="45.409cm" draw:start-shape="id954" draw:start-glue-point="0" draw:end-shape="id923" draw:end-glue-point="2">
          <text:p text:style-name="P1"/>
        </draw:connector>
        <draw:custom-shape draw:style-name="gr1" draw:text-style-name="P3" draw:id="id955" draw:layer="layout" svg:width="2.851cm" svg:height="0.674cm" svg:x="52.512cm" svg:y="41.158cm">
          <text:p text:style-name="P2">FloatingWindow</text:p>
          <draw:enhanced-geometry svg:viewBox="0 0 21600 21600" draw:type="rectangle" draw:enhanced-path="M 0 0 L 21600 0 21600 21600 0 21600 0 0 Z N"/>
        </draw:custom-shape>
        <draw:connector draw:style-name="inheritance_20__28_public_29_" draw:layer="layout" svg:x1="53.937cm" svg:y1="41.158cm" svg:x2="54.987cm" svg:y2="39.644cm" draw:start-shape="id955" draw:start-glue-point="0" draw:end-shape="id929" draw:end-glue-point="4">
          <text:p text:style-name="P1"/>
        </draw:connector>
        <draw:custom-shape draw:style-name="gr1" draw:text-style-name="P3" draw:layer="layout" svg:width="4.588cm" svg:height="0.726cm" svg:x="53.91cm" svg:y="46.238cm">
          <text:p text:style-name="P2">ImplDockingWindowWrapper</text:p>
          <draw:enhanced-geometry svg:viewBox="0 0 21600 21600" draw:type="rectangle" draw:enhanced-path="M 0 0 L 21600 0 21600 21600 0 21600 0 0 Z N"/>
        </draw:custom-shape>
        <draw:custom-shape draw:style-name="gr1" draw:text-style-name="P3" draw:id="id960" draw:layer="layout" svg:width="1.728cm" svg:height="0.648cm" svg:x="85.177cm" svg:y="23.196cm">
          <text:p text:style-name="P2">KeyCode</text:p>
          <draw:enhanced-geometry svg:viewBox="0 0 21600 21600" draw:type="rectangle" draw:enhanced-path="M 0 0 L 21600 0 21600 21600 0 21600 0 0 Z N"/>
        </draw:custom-shape>
        <draw:custom-shape draw:style-name="gr2" draw:layer="layout" svg:width="3.752cm" svg:height="0.691cm" svg:x="82.906cm" svg:y="20.852cm">
          <text:p text:style-name="P1">CommandModKeyData</text:p>
          <draw:enhanced-geometry svg:viewBox="0 0 21600 21600" draw:type="rectangle" draw:enhanced-path="M 0 0 L 21600 0 21600 21600 0 21600 0 0 Z N"/>
        </draw:custom-shape>
        <draw:custom-shape draw:style-name="gr1" draw:text-style-name="P3" draw:layer="layout" svg:width="2.814cm" svg:height="0.716cm" svg:x="81.104cm" svg:y="19.272cm">
          <text:p text:style-name="P2">CommandEvent</text:p>
          <draw:enhanced-geometry svg:viewBox="0 0 21600 21600" draw:type="rectangle" draw:enhanced-path="M 0 0 L 21600 0 21600 21600 0 21600 0 0 Z N"/>
        </draw:custom-shape>
        <draw:custom-shape draw:style-name="gr1" draw:text-style-name="P3" draw:id="id956" draw:layer="layout" svg:width="2.444cm" svg:height="0.622cm" svg:x="75.856cm" svg:y="27.061cm">
          <text:p text:style-name="P2">GtkSalFrame</text:p>
          <draw:enhanced-geometry svg:viewBox="0 0 21600 21600" draw:type="rectangle" draw:enhanced-path="M 0 0 L 21600 0 21600 21600 0 21600 0 0 Z N"/>
        </draw:custom-shape>
        <draw:custom-shape draw:style-name="gr1" draw:text-style-name="P3" draw:id="id957" draw:layer="layout" svg:width="4.807cm" svg:height="0.716cm" svg:x="70.463cm" svg:y="24.151cm">
          <draw:glue-point draw:id="4" svg:x="-4.093cm" svg:y="5cm"/>
          <draw:glue-point draw:id="5" svg:x="-1.137cm" svg:y="5cm"/>
          <draw:glue-point draw:id="6" svg:x="1.472cm" svg:y="5cm"/>
          <draw:glue-point draw:id="7" svg:x="3.027cm" svg:y="5cm"/>
          <draw:glue-point draw:id="8" svg:x="-2.525cm" svg:y="5cm"/>
          <text:p text:style-name="P2">SalFrame</text:p>
          <draw:enhanced-geometry svg:viewBox="0 0 21600 21600" draw:type="rectangle" draw:enhanced-path="M 0 0 L 21600 0 21600 21600 0 21600 0 0 Z N"/>
        </draw:custom-shape>
        <draw:connector draw:style-name="inheritance_20__28_public_29_" draw:layer="layout" draw:line-skew="-0.319cm" svg:x1="77.078cm" svg:y1="27.061cm" svg:x2="74.321cm" svg:y2="24.867cm" draw:start-shape="id956" draw:start-glue-point="0" draw:end-shape="id957" draw:end-glue-point="7">
          <text:p text:style-name="P1"/>
        </draw:connector>
        <draw:custom-shape draw:style-name="gr3" draw:layer="layout" svg:width="2.938cm" svg:height="0.6cm" svg:x="76.653cm" svg:y="29.674cm">
          <text:p text:style-name="P1">SalKeyModEvent</text:p>
          <draw:enhanced-geometry svg:viewBox="0 0 21600 21600" draw:type="rectangle" draw:enhanced-path="M 0 0 L 21600 0 21600 21600 0 21600 0 0 Z N"/>
        </draw:custom-shape>
        <draw:custom-shape draw:style-name="gr1" draw:text-style-name="P3" draw:id="id958" draw:layer="layout" svg:width="2.444cm" svg:height="0.598cm" svg:x="74.03cm" svg:y="28.122cm">
          <text:p text:style-name="P2">X11SalFrame</text:p>
          <draw:enhanced-geometry svg:viewBox="0 0 21600 21600" draw:type="rectangle" draw:enhanced-path="M 0 0 L 21600 0 21600 21600 0 21600 0 0 Z N"/>
        </draw:custom-shape>
        <draw:connector draw:style-name="inheritance_20__28_public_29_" draw:layer="layout" svg:x1="75.252cm" svg:y1="28.122cm" svg:x2="73.573cm" svg:y2="24.867cm" draw:start-shape="id958" draw:end-shape="id957" draw:end-glue-point="6">
          <text:p text:style-name="P1"/>
        </draw:connector>
        <draw:custom-shape draw:style-name="gr1" draw:text-style-name="P3" draw:id="id959" draw:layer="layout" svg:width="1.901cm" svg:height="0.691cm" svg:x="81.697cm" svg:y="23.148cm">
          <text:p text:style-name="P2">KeyEvent</text:p>
          <draw:enhanced-geometry svg:viewBox="0 0 21600 21600" draw:type="rectangle" draw:enhanced-path="M 0 0 L 21600 0 21600 21600 0 21600 0 0 Z N"/>
        </draw:custom-shape>
        <draw:connector draw:style-name="data_20_member" draw:layer="layout" svg:x1="83.598cm" svg:y1="23.493cm" svg:x2="85.177cm" svg:y2="23.52cm" draw:start-shape="id959" draw:start-glue-point="1" draw:end-shape="id960" draw:end-glue-point="3">
          <text:p text:style-name="P1"/>
        </draw:connector>
        <draw:custom-shape draw:style-name="gr2" draw:id="id961" draw:layer="layout" svg:width="2.733cm" svg:height="0.659cm" svg:x="72.09cm" svg:y="21.699cm">
          <text:p text:style-name="P1">DeletionNotifier</text:p>
          <draw:enhanced-geometry svg:viewBox="0 0 21600 21600" draw:type="rectangle" draw:enhanced-path="M 0 0 L 21600 0 21600 21600 0 21600 0 0 Z N"/>
        </draw:custom-shape>
        <draw:connector draw:style-name="inheritance_20__28_public_29_" draw:layer="layout" svg:x1="72.866cm" svg:y1="24.151cm" svg:x2="73.456cm" svg:y2="22.358cm" draw:start-shape="id957" draw:start-glue-point="0" draw:end-shape="id961" draw:end-glue-point="2">
          <text:p text:style-name="P1"/>
        </draw:connector>
        <draw:custom-shape draw:style-name="gr1" draw:text-style-name="P3" draw:id="id962" draw:layer="layout" svg:width="2.444cm" svg:height="0.635cm" svg:x="65.893cm" svg:y="26.978cm">
          <text:p text:style-name="P2">AquaSalFrame</text:p>
          <draw:enhanced-geometry svg:viewBox="0 0 21600 21600" draw:type="rectangle" draw:enhanced-path="M 0 0 L 21600 0 21600 21600 0 21600 0 0 Z N"/>
        </draw:custom-shape>
        <draw:custom-shape draw:style-name="gr1" draw:text-style-name="P3" draw:id="id963" draw:layer="layout" svg:width="2.444cm" svg:height="0.635cm" svg:x="70.464cm" svg:y="28.132cm">
          <text:p text:style-name="P2">Os2SalFrame</text:p>
          <draw:enhanced-geometry svg:viewBox="0 0 21600 21600" draw:type="rectangle" draw:enhanced-path="M 0 0 L 21600 0 21600 21600 0 21600 0 0 Z N"/>
        </draw:custom-shape>
        <draw:custom-shape draw:style-name="gr1" draw:text-style-name="P3" draw:id="id964" draw:layer="layout" svg:width="2.444cm" svg:height="0.587cm" svg:x="72.23cm" svg:y="29.311cm">
          <text:p text:style-name="P2">SvpSalFrame</text:p>
          <draw:enhanced-geometry svg:viewBox="0 0 21600 21600" draw:type="rectangle" draw:enhanced-path="M 0 0 L 21600 0 21600 21600 0 21600 0 0 Z N"/>
        </draw:custom-shape>
        <draw:custom-shape draw:style-name="gr1" draw:text-style-name="P3" draw:id="id965" draw:layer="layout" svg:width="2.444cm" svg:height="0.611cm" svg:x="67.706cm" svg:y="28.156cm">
          <text:p text:style-name="P2">WinSalFrame</text:p>
          <draw:enhanced-geometry svg:viewBox="0 0 21600 21600" draw:type="rectangle" draw:enhanced-path="M 0 0 L 21600 0 21600 21600 0 21600 0 0 Z N"/>
        </draw:custom-shape>
        <draw:connector draw:style-name="inheritance_20__28_public_29_" draw:layer="layout" svg:x1="67.115cm" svg:y1="26.978cm" svg:x2="70.899cm" svg:y2="24.867cm" draw:start-shape="id962" draw:start-glue-point="0" draw:end-shape="id957" draw:end-glue-point="4">
          <text:p text:style-name="P1"/>
        </draw:connector>
        <draw:connector draw:style-name="inheritance_20__28_public_29_" draw:layer="layout" draw:line-skew="0.737cm" svg:x1="71.686cm" svg:y1="28.132cm" svg:x2="72.32cm" svg:y2="24.867cm" draw:start-shape="id963" draw:start-glue-point="0" draw:end-shape="id957" draw:end-glue-point="5">
          <text:p text:style-name="P1"/>
        </draw:connector>
        <draw:connector draw:style-name="inheritance_20__28_public_29_" draw:layer="layout" svg:x1="73.452cm" svg:y1="29.311cm" svg:x2="72.866cm" svg:y2="24.867cm" draw:start-shape="id964" draw:start-glue-point="0" draw:end-shape="id957" draw:end-glue-point="2">
          <text:p text:style-name="P1"/>
        </draw:connector>
        <draw:connector draw:style-name="inheritance_20__28_public_29_" draw:layer="layout" svg:x1="68.928cm" svg:y1="28.156cm" svg:x2="71.653cm" svg:y2="24.867cm" draw:start-shape="id965" draw:start-glue-point="0" draw:end-shape="id957" draw:end-glue-point="8">
          <text:p text:style-name="P1"/>
        </draw:connector>
        <draw:custom-shape draw:style-name="gr1" draw:text-style-name="P3" draw:id="id967" draw:layer="layout" svg:width="2.592cm" svg:height="0.613cm" svg:x="92.399cm" svg:y="28cm">
          <draw:glue-point draw:id="4" svg:x="-2.091cm" svg:y="4.991cm"/>
          <draw:glue-point draw:id="5" svg:x="2.272cm" svg:y="4.991cm"/>
          <text:p text:style-name="P2">SalDisplay</text:p>
          <draw:enhanced-geometry svg:viewBox="0 0 21600 21600" draw:type="rectangle" draw:enhanced-path="M 0 0 L 21600 0 21600 21600 0 21600 0 0 Z N"/>
        </draw:custom-shape>
        <draw:custom-shape draw:style-name="gr1" draw:text-style-name="P3" draw:id="id966" draw:layer="layout" svg:width="2.592cm" svg:height="0.613cm" svg:x="90.867cm" svg:y="30.051cm">
          <text:p text:style-name="P2">GtkSalDisplay</text:p>
          <draw:enhanced-geometry svg:viewBox="0 0 21600 21600" draw:type="rectangle" draw:enhanced-path="M 0 0 L 21600 0 21600 21600 0 21600 0 0 Z N"/>
        </draw:custom-shape>
        <draw:custom-shape draw:style-name="gr1" draw:text-style-name="P3" draw:id="id968" draw:layer="layout" svg:width="2.592cm" svg:height="0.613cm" svg:x="94.166cm" svg:y="30.028cm">
          <text:p text:style-name="P2">SalX11Display</text:p>
          <draw:enhanced-geometry svg:viewBox="0 0 21600 21600" draw:type="rectangle" draw:enhanced-path="M 0 0 L 21600 0 21600 21600 0 21600 0 0 Z N"/>
        </draw:custom-shape>
        <draw:connector draw:style-name="inheritance_20__28_public_29_" draw:layer="layout" svg:x1="92.163cm" svg:y1="30.051cm" svg:x2="93.154cm" svg:y2="28.611cm" draw:start-shape="id966" draw:start-glue-point="0" draw:end-shape="id967" draw:end-glue-point="4">
          <text:p text:style-name="P1"/>
        </draw:connector>
        <draw:connector draw:style-name="inheritance_20__28_public_29_" draw:layer="layout" svg:x1="95.462cm" svg:y1="30.028cm" svg:x2="94.283cm" svg:y2="28.611cm" draw:start-shape="id968" draw:start-glue-point="0" draw:end-shape="id967" draw:end-glue-point="5">
          <text:p text:style-name="P1"/>
        </draw:connector>
        <draw:custom-shape draw:style-name="gr1" draw:text-style-name="P3" draw:id="id969" draw:layer="layout" svg:width="2.662cm" svg:height="0.613cm" svg:x="94.142cm" svg:y="31.559cm">
          <text:p text:style-name="P2">SalKDEDisplay</text:p>
          <draw:enhanced-geometry svg:viewBox="0 0 21600 21600" draw:type="rectangle" draw:enhanced-path="M 0 0 L 21600 0 21600 21600 0 21600 0 0 Z N"/>
        </draw:custom-shape>
        <draw:connector draw:style-name="inheritance_20__28_public_29_" draw:layer="layout" svg:x1="95.473cm" svg:y1="31.559cm" svg:x2="95.462cm" svg:y2="30.641cm" draw:start-shape="id969" draw:start-glue-point="0" draw:end-shape="id968" draw:end-glue-point="2">
          <text:p text:style-name="P1"/>
        </draw:connector>
        <draw:custom-shape draw:style-name="gr1" draw:text-style-name="P3" draw:id="id970" draw:layer="layout" svg:width="2.255cm" svg:height="1.374cm" svg:x="59.638cm" svg:y="25.736cm">
          <draw:glue-point draw:id="4" svg:x="4.997cm" svg:y="-2.729cm" draw:escape-direction="right"/>
          <text:p text:style-name="P2">WindowImpl</text:p>
          <draw:enhanced-geometry svg:viewBox="0 0 21600 21600" draw:type="rectangle" draw:enhanced-path="M 0 0 L 21600 0 21600 21600 0 21600 0 0 Z N"/>
        </draw:custom-shape>
        <draw:connector draw:style-name="data_20_member_20__28_pointer_29_" draw:text-style-name="P1" draw:layer="layout" svg:x1="55.961cm" svg:y1="27.018cm" svg:x2="59.638cm" svg:y2="26.423cm" draw:start-shape="id915" draw:start-glue-point="1" draw:end-shape="id970" draw:end-glue-point="3">
          <text:p text:style-name="P1">mpWindowImpl</text:p>
        </draw:connector>
        <draw:connector draw:style-name="data_20_member_20__28_pointer_29_" draw:text-style-name="P1" draw:layer="layout" svg:x1="61.891cm" svg:y1="26.049cm" svg:x2="70.463cm" svg:y2="24.509cm" draw:start-shape="id970" draw:start-glue-point="4" draw:end-shape="id957" draw:end-glue-point="3">
          <text:p text:style-name="P1">mpFrame</text:p>
        </draw:connector>
        <draw:custom-shape draw:style-name="gr1" draw:text-style-name="P3" draw:id="id971" draw:layer="layout" svg:width="2.954cm" svg:height="0.7cm" svg:x="64.716cm" svg:y="14.603cm">
          <text:p text:style-name="P2">KeyboardSettings</text:p>
          <draw:enhanced-geometry svg:viewBox="0 0 21600 21600" draw:type="rectangle" draw:enhanced-path="M 0 0 L 21600 0 21600 21600 0 21600 0 0 Z N"/>
        </draw:custom-shape>
        <draw:custom-shape draw:style-name="gr1" draw:text-style-name="P3" draw:id="id972" draw:layer="layout" svg:width="3.214cm" svg:height="0.674cm" svg:x="68.629cm" svg:y="14.655cm">
          <text:p text:style-name="P2">ImplKeyboardData</text:p>
          <draw:enhanced-geometry svg:viewBox="0 0 21600 21600" draw:type="rectangle" draw:enhanced-path="M 0 0 L 21600 0 21600 21600 0 21600 0 0 Z N"/>
        </draw:custom-shape>
        <draw:connector draw:style-name="data_20_member_20__28_pointer_29_" draw:layer="layout" svg:x1="67.67cm" svg:y1="14.953cm" svg:x2="68.629cm" svg:y2="14.992cm" draw:start-shape="id971" draw:start-glue-point="1" draw:end-shape="id972" draw:end-glue-point="3">
          <text:p text:style-name="P1"/>
        </draw:connector>
        <draw:custom-shape draw:style-name="gr1" draw:text-style-name="P3" draw:id="id973" draw:layer="layout" svg:width="1.97cm" svg:height="0.596cm" svg:x="60.906cm" svg:y="10.224cm">
          <text:p text:style-name="P2">Accelerator</text:p>
          <draw:enhanced-geometry svg:viewBox="0 0 21600 21600" draw:type="rectangle" draw:enhanced-path="M 0 0 L 21600 0 21600 21600 0 21600 0 0 Z N"/>
        </draw:custom-shape>
        <draw:connector draw:style-name="inheritance_20__28_public_29_" draw:layer="layout" draw:line-skew="0.967cm" svg:x1="61.891cm" svg:y1="10.224cm" svg:x2="57.338cm" svg:y2="5.984cm" draw:start-shape="id973" draw:start-glue-point="0" draw:end-shape="id917" draw:end-glue-point="2">
          <text:p text:style-name="P1"/>
        </draw:connector>
        <draw:connector draw:style-name="data_20_member" draw:layer="layout" svg:x1="71.843cm" svg:y1="14.992cm" svg:x2="60.906cm" svg:y2="10.522cm" draw:start-shape="id972" draw:start-glue-point="1" draw:end-shape="id973" draw:end-glue-point="3">
          <text:p text:style-name="P1"/>
        </draw:connector>
        <draw:custom-shape draw:style-name="gr1" draw:text-style-name="P3" draw:id="id974" draw:layer="layout" svg:width="3.318cm" svg:height="5.702cm" svg:x="60.763cm" svg:y="14.317cm">
          <draw:glue-point draw:id="4" svg:x="5cm" svg:y="-4.226cm"/>
          <text:p text:style-name="P2">ImplAllSettingsData</text:p>
          <draw:enhanced-geometry svg:viewBox="0 0 21600 21600" draw:type="rectangle" draw:enhanced-path="M 0 0 L 21600 0 21600 21600 0 21600 0 0 Z N"/>
        </draw:custom-shape>
        <draw:connector draw:style-name="data_20_member" draw:layer="layout" svg:x1="64.081cm" svg:y1="14.759cm" svg:x2="64.716cm" svg:y2="14.953cm" draw:start-shape="id974" draw:start-glue-point="4" draw:end-shape="id971" draw:end-glue-point="3">
          <text:p text:style-name="P1"/>
        </draw:connector>
        <draw:custom-shape draw:style-name="gr1" draw:text-style-name="P3" draw:id="id975" draw:layer="layout" svg:width="2.1cm" svg:height="0.726cm" svg:x="57.054cm" svg:y="14.829cm">
          <text:p text:style-name="P2">AllSettings</text:p>
          <draw:enhanced-geometry svg:viewBox="0 0 21600 21600" draw:type="rectangle" draw:enhanced-path="M 0 0 L 21600 0 21600 21600 0 21600 0 0 Z N"/>
        </draw:custom-shape>
        <draw:connector draw:style-name="data_20_member_20__28_pointer_29_" draw:layer="layout" svg:x1="59.154cm" svg:y1="15.192cm" svg:x2="60.763cm" svg:y2="17.168cm" draw:start-shape="id975" draw:start-glue-point="1" draw:end-shape="id974" draw:end-glue-point="3">
          <text:p text:style-name="P1"/>
        </draw:connector>
        <draw:connector draw:style-name="data_20_member" draw:layer="layout" svg:x1="43.248cm" svg:y1="11.705cm" svg:x2="57.054cm" svg:y2="15.192cm" draw:start-shape="id916" draw:start-glue-point="6" draw:end-shape="id975" draw:end-glue-point="3">
          <text:p text:style-name="P1"/>
        </draw:connector>
        <draw:custom-shape draw:style-name="gr1" draw:text-style-name="P3" draw:layer="layout" svg:width="2.385cm" svg:height="0.674cm" svg:x="81.306cm" svg:y="14.954cm">
          <text:p text:style-name="P2">DtIntegrator</text:p>
          <draw:enhanced-geometry svg:viewBox="0 0 21600 21600" draw:type="rectangle" draw:enhanced-path="M 0 0 L 21600 0 21600 21600 0 21600 0 0 Z N"/>
        </draw:custom-shape>
        <draw:custom-shape draw:style-name="gr1" draw:text-style-name="P3" draw:id="id989" draw:layer="layout" svg:width="1.867cm" svg:height="0.726cm" svg:x="13.787cm" svg:y="4.245cm">
          <text:p text:style-name="P2">SalData</text:p>
          <draw:enhanced-geometry svg:viewBox="0 0 21600 21600" draw:type="rectangle" draw:enhanced-path="M 0 0 L 21600 0 21600 21600 0 21600 0 0 Z N"/>
        </draw:custom-shape>
        <draw:custom-shape draw:style-name="gr1" draw:text-style-name="P3" draw:id="id988" draw:layer="layout" svg:width="2.307cm" svg:height="0.726cm" svg:x="12.311cm" svg:y="6.422cm">
          <text:p text:style-name="P2">X11SalData</text:p>
          <draw:enhanced-geometry svg:viewBox="0 0 21600 21600" draw:type="rectangle" draw:enhanced-path="M 0 0 L 21600 0 21600 21600 0 21600 0 0 Z N"/>
        </draw:custom-shape>
        <draw:custom-shape draw:style-name="gr1" draw:text-style-name="P3" draw:id="id977" draw:layer="layout" svg:width="4.149cm" svg:height="0.622cm" svg:x="104.527cm" svg:y="28.581cm">
          <draw:glue-point draw:id="4" svg:x="-3.494cm" svg:y="5cm"/>
          <draw:glue-point draw:id="5" svg:x="-1.87cm" svg:y="5cm"/>
          <draw:glue-point draw:id="6" svg:x="1.752cm" svg:y="5cm"/>
          <draw:glue-point draw:id="7" svg:x="3.502cm" svg:y="5cm"/>
          <text:p text:style-name="P2">SalVirtualDevice</text:p>
          <draw:enhanced-geometry svg:viewBox="0 0 21600 21600" draw:type="rectangle" draw:enhanced-path="M 0 0 L 21600 0 21600 21600 0 21600 0 0 Z N"/>
        </draw:custom-shape>
        <draw:custom-shape draw:style-name="gr1" draw:text-style-name="P3" draw:id="id976" draw:layer="layout" svg:width="3.37cm" svg:height="0.622cm" svg:x="101.704cm" svg:y="30.757cm">
          <text:p text:style-name="P2">X11SalVirtualDevice</text:p>
          <draw:enhanced-geometry svg:viewBox="0 0 21600 21600" draw:type="rectangle" draw:enhanced-path="M 0 0 L 21600 0 21600 21600 0 21600 0 0 Z N"/>
        </draw:custom-shape>
        <draw:custom-shape draw:style-name="gr1" draw:text-style-name="P3" draw:id="id978" draw:layer="layout" svg:width="3.37cm" svg:height="0.622cm" svg:x="102.792cm" svg:y="32.389cm">
          <text:p text:style-name="P2">Os2SalVirtualDevice</text:p>
          <draw:enhanced-geometry svg:viewBox="0 0 21600 21600" draw:type="rectangle" draw:enhanced-path="M 0 0 L 21600 0 21600 21600 0 21600 0 0 Z N"/>
        </draw:custom-shape>
        <draw:custom-shape draw:style-name="gr1" draw:text-style-name="P3" draw:id="id980" draw:layer="layout" svg:width="3.37cm" svg:height="0.622cm" svg:x="107.043cm" svg:y="32.208cm">
          <text:p text:style-name="P2">AquaSalVirtualDevice</text:p>
          <draw:enhanced-geometry svg:viewBox="0 0 21600 21600" draw:type="rectangle" draw:enhanced-path="M 0 0 L 21600 0 21600 21600 0 21600 0 0 Z N"/>
        </draw:custom-shape>
        <draw:custom-shape draw:style-name="gr1" draw:text-style-name="P3" draw:id="id981" draw:layer="layout" svg:width="3.37cm" svg:height="0.622cm" svg:x="104.995cm" svg:y="33.374cm">
          <text:p text:style-name="P2">SvpSalVirtualDevice</text:p>
          <draw:enhanced-geometry svg:viewBox="0 0 21600 21600" draw:type="rectangle" draw:enhanced-path="M 0 0 L 21600 0 21600 21600 0 21600 0 0 Z N"/>
        </draw:custom-shape>
        <draw:custom-shape draw:style-name="gr1" draw:text-style-name="P3" draw:id="id979" draw:layer="layout" svg:width="3.37cm" svg:height="0.622cm" svg:x="109.193cm" svg:y="30.862cm">
          <text:p text:style-name="P2">WinSalVirtualDevice</text:p>
          <draw:enhanced-geometry svg:viewBox="0 0 21600 21600" draw:type="rectangle" draw:enhanced-path="M 0 0 L 21600 0 21600 21600 0 21600 0 0 Z N"/>
        </draw:custom-shape>
        <draw:connector draw:style-name="inheritance_20__28_public_29_" draw:layer="layout" svg:x1="103.389cm" svg:y1="30.757cm" svg:x2="105.152cm" svg:y2="29.203cm" draw:start-shape="id976" draw:start-glue-point="0" draw:end-shape="id977" draw:end-glue-point="4">
          <text:p text:style-name="P1"/>
        </draw:connector>
        <draw:connector draw:style-name="inheritance_20__28_public_29_" draw:layer="layout" draw:line-skew="1.114cm" svg:x1="104.477cm" svg:y1="32.389cm" svg:x2="105.826cm" svg:y2="29.203cm" draw:start-shape="id978" draw:start-glue-point="0" draw:end-shape="id977" draw:end-glue-point="5">
          <text:p text:style-name="P1"/>
        </draw:connector>
        <draw:connector draw:style-name="inheritance_20__28_public_29_" draw:layer="layout" svg:x1="110.878cm" svg:y1="30.862cm" svg:x2="108.053cm" svg:y2="29.203cm" draw:start-shape="id979" draw:start-glue-point="0" draw:end-shape="id977" draw:end-glue-point="7">
          <text:p text:style-name="P1"/>
        </draw:connector>
        <draw:connector draw:style-name="inheritance_20__28_public_29_" draw:layer="layout" svg:x1="108.728cm" svg:y1="32.208cm" svg:x2="107.327cm" svg:y2="29.203cm" draw:start-shape="id980" draw:start-glue-point="0" draw:end-shape="id977" draw:end-glue-point="6">
          <text:p text:style-name="P1"/>
        </draw:connector>
        <draw:connector draw:style-name="inheritance_20__28_public_29_" draw:layer="layout" svg:x1="106.68cm" svg:y1="33.374cm" svg:x2="106.601cm" svg:y2="29.203cm" draw:start-shape="id981" draw:start-glue-point="0" draw:end-shape="id977" draw:end-glue-point="2">
          <text:p text:style-name="P1"/>
        </draw:connector>
        <draw:custom-shape draw:style-name="gr1" draw:text-style-name="P3" draw:id="id983" draw:layer="layout" svg:width="3.939cm" svg:height="0.674cm" svg:x="18.427cm" svg:y="4.193cm">
          <draw:glue-point draw:id="4" svg:x="-3.353cm" svg:y="5cm"/>
          <draw:glue-point draw:id="5" svg:x="-1.708cm" svg:y="5cm"/>
          <draw:glue-point draw:id="6" svg:x="1.843cm" svg:y="5cm"/>
          <draw:glue-point draw:id="7" svg:x="3.554cm" svg:y="5cm"/>
          <text:p text:style-name="P2">SalInstance</text:p>
          <draw:enhanced-geometry svg:viewBox="0 0 21600 21600" draw:type="rectangle" draw:enhanced-path="M 0 0 L 21600 0 21600 21600 0 21600 0 0 Z N"/>
        </draw:custom-shape>
        <draw:custom-shape draw:style-name="gr1" draw:text-style-name="P3" draw:id="id982" draw:layer="layout" svg:width="2.85cm" svg:height="0.674cm" svg:x="16.277cm" svg:y="9.271cm">
          <text:p text:style-name="P2">AquaSalInstance</text:p>
          <draw:enhanced-geometry svg:viewBox="0 0 21600 21600" draw:type="rectangle" draw:enhanced-path="M 0 0 L 21600 0 21600 21600 0 21600 0 0 Z N"/>
        </draw:custom-shape>
        <draw:custom-shape draw:style-name="gr1" draw:text-style-name="P3" draw:id="id984" draw:layer="layout" svg:width="2.772cm" svg:height="0.674cm" svg:x="19.049cm" svg:y="10.88cm">
          <text:p text:style-name="P2">Os2SalInstance</text:p>
          <draw:enhanced-geometry svg:viewBox="0 0 21600 21600" draw:type="rectangle" draw:enhanced-path="M 0 0 L 21600 0 21600 21600 0 21600 0 0 Z N"/>
        </draw:custom-shape>
        <draw:custom-shape draw:style-name="gr1" draw:text-style-name="P3" draw:id="id985" draw:layer="layout" svg:width="2.695cm" svg:height="0.674cm" svg:x="21.019cm" svg:y="9.765cm">
          <text:p text:style-name="P2">WinSalInstance</text:p>
          <draw:enhanced-geometry svg:viewBox="0 0 21600 21600" draw:type="rectangle" draw:enhanced-path="M 0 0 L 21600 0 21600 21600 0 21600 0 0 Z N"/>
        </draw:custom-shape>
        <draw:custom-shape draw:style-name="gr1" draw:text-style-name="P2" draw:id="id986" draw:layer="layout" svg:width="2.746cm" svg:height="0.674cm" svg:x="22.859cm" svg:y="8.624cm">
          <text:p text:style-name="P2">SvpSalInstance</text:p>
          <draw:enhanced-geometry svg:viewBox="0 0 21600 21600" draw:mirror-vertical="false" draw:mirror-horizontal="false" draw:type="rectangle" draw:enhanced-path="M 0 0 L 21600 0 21600 21600 0 21600 0 0 Z N"/>
        </draw:custom-shape>
        <draw:custom-shape draw:style-name="gr1" draw:text-style-name="P2" draw:id="id987" draw:layer="layout" svg:width="2.669cm" svg:height="0.674cm" svg:x="27.811cm" svg:y="7.537cm">
          <draw:glue-point draw:id="4" svg:x="-2.184cm" svg:y="5cm"/>
          <draw:glue-point draw:id="5" svg:x="2.379cm" svg:y="5cm"/>
          <text:p text:style-name="P2">X11Sal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17.702cm" svg:y1="9.271cm" svg:x2="19.076cm" svg:y2="4.867cm" draw:start-shape="id982" draw:start-glue-point="0" draw:end-shape="id983" draw:end-glue-point="4">
          <text:p text:style-name="P1"/>
        </draw:connector>
        <draw:connector draw:style-name="inheritance_20__28_public_29_" draw:layer="layout" svg:x1="20.435cm" svg:y1="10.88cm" svg:x2="19.724cm" svg:y2="4.867cm" draw:start-shape="id984" draw:start-glue-point="0" draw:end-shape="id983" draw:end-glue-point="5">
          <text:p text:style-name="P1"/>
        </draw:connector>
        <draw:connector draw:style-name="inheritance_20__28_public_29_" draw:layer="layout" svg:x1="22.366cm" svg:y1="9.765cm" svg:x2="20.396cm" svg:y2="4.867cm" draw:start-shape="id985" draw:start-glue-point="0" draw:end-shape="id983" draw:end-glue-point="2">
          <text:p text:style-name="P1"/>
        </draw:connector>
        <draw:connector draw:style-name="inheritance_20__28_public_29_" draw:layer="layout" svg:x1="24.232cm" svg:y1="8.624cm" svg:x2="21.121cm" svg:y2="4.867cm" draw:start-shape="id986" draw:start-glue-point="0" draw:end-shape="id983" draw:end-glue-point="6">
          <text:p text:style-name="P1"/>
        </draw:connector>
        <draw:connector draw:style-name="inheritance_20__28_public_29_" draw:layer="layout" svg:x1="29.145cm" svg:y1="7.537cm" svg:x2="21.795cm" svg:y2="4.867cm" draw:start-shape="id987" draw:start-glue-point="0" draw:end-shape="id983" draw:end-glue-point="7">
          <text:p text:style-name="P1"/>
        </draw:connector>
        <draw:connector draw:style-name="inheritance_20__28_public_29_" draw:layer="layout" svg:x1="13.464cm" svg:y1="6.422cm" svg:x2="14.72cm" svg:y2="4.971cm" draw:start-shape="id988" draw:start-glue-point="0" draw:end-shape="id989" draw:end-glue-point="2">
          <text:p text:style-name="P1"/>
        </draw:connector>
        <draw:connector draw:style-name="data_20_member_20__28_pointer_29_" draw:text-style-name="P1" draw:layer="layout" svg:x1="15.654cm" svg:y1="4.608cm" svg:x2="18.427cm" svg:y2="4.53cm" draw:start-shape="id989" draw:start-glue-point="1" draw:end-shape="id983" draw:end-glue-point="3">
          <text:p text:style-name="P1">m_pInstance</text:p>
        </draw:connector>
        <draw:custom-shape draw:style-name="gr3" draw:id="id990" draw:layer="layout" svg:width="2.203cm" svg:height="7.088cm" svg:x="2.942cm" svg:y="4.166cm">
          <draw:glue-point draw:id="4" svg:x="4.997cm" svg:y="-4.47cm"/>
          <draw:glue-point draw:id="5" svg:x="4.997cm" svg:y="-3.775cm"/>
          <draw:glue-point draw:id="6" svg:x="4.997cm" svg:y="-2.971cm"/>
          <draw:glue-point draw:id="7" svg:x="4.997cm" svg:y="-2.203cm"/>
          <draw:glue-point draw:id="8" svg:x="4.997cm" svg:y="-1.508cm"/>
          <draw:glue-point draw:id="9" svg:x="4.997cm" svg:y="-0.704cm"/>
          <draw:glue-point draw:id="10" svg:x="4.997cm" svg:y="0.722cm"/>
          <draw:glue-point draw:id="11" svg:x="4.997cm" svg:y="1.453cm"/>
          <draw:glue-point draw:id="12" svg:x="4.997cm" svg:y="2.183cm"/>
          <draw:glue-point draw:id="13" svg:x="4.997cm" svg:y="2.916cm"/>
          <draw:glue-point draw:id="14" svg:x="4.997cm" svg:y="3.536cm"/>
          <draw:glue-point draw:id="15" svg:x="4.997cm" svg:y="4.269cm"/>
          <text:p text:style-name="P1">ImplSVData</text:p>
          <draw:enhanced-geometry svg:viewBox="0 0 21600 21600" draw:type="rectangle" draw:enhanced-path="M 0 0 L 21600 0 21600 21600 0 21600 0 0 Z N"/>
        </draw:custom-shape>
        <draw:connector draw:style-name="data_20_member_20__28_pointer_29_" draw:layer="layout" svg:x1="5.143cm" svg:y1="4.542cm" svg:x2="13.787cm" svg:y2="4.608cm" draw:start-shape="id990" draw:start-glue-point="4" draw:end-shape="id989" draw:end-glue-point="3">
          <text:p text:style-name="P1"/>
        </draw:connector>
        <draw:custom-shape draw:style-name="gr3" draw:id="id991" draw:layer="layout" svg:width="2.618cm" svg:height="0.752cm" svg:x="8.104cm" svg:y="4.956cm">
          <text:p text:style-name="P1">ImplSVAppData</text:p>
          <draw:enhanced-geometry svg:viewBox="0 0 21600 21600" draw:type="rectangle" draw:enhanced-path="M 0 0 L 21600 0 21600 21600 0 21600 0 0 Z N"/>
        </draw:custom-shape>
        <draw:custom-shape draw:style-name="gr3" draw:id="id992" draw:layer="layout" svg:width="2.618cm" svg:height="0.752cm" svg:x="8.105cm" svg:y="6.019cm">
          <text:p text:style-name="P1">ImplSVGDIData</text:p>
          <draw:enhanced-geometry svg:viewBox="0 0 21600 21600" draw:type="rectangle" draw:enhanced-path="M 0 0 L 21600 0 21600 21600 0 21600 0 0 Z N"/>
        </draw:custom-shape>
        <draw:custom-shape draw:style-name="gr3" draw:id="id993" draw:layer="layout" svg:width="2.618cm" svg:height="0.752cm" svg:x="8.13cm" svg:y="7.107cm">
          <text:p text:style-name="P1">ImplSVWinData</text:p>
          <draw:enhanced-geometry svg:viewBox="0 0 21600 21600" draw:type="rectangle" draw:enhanced-path="M 0 0 L 21600 0 21600 21600 0 21600 0 0 Z N"/>
        </draw:custom-shape>
        <draw:custom-shape draw:style-name="gr3" draw:id="id994" draw:layer="layout" svg:width="2.618cm" svg:height="0.752cm" svg:x="8.182cm" svg:y="8.091cm">
          <text:p text:style-name="P1">ImplSVCtrlData</text:p>
          <draw:enhanced-geometry svg:viewBox="0 0 21600 21600" draw:type="rectangle" draw:enhanced-path="M 0 0 L 21600 0 21600 21600 0 21600 0 0 Z N"/>
        </draw:custom-shape>
        <draw:custom-shape draw:style-name="gr3" draw:id="id995" draw:layer="layout" svg:width="2.618cm" svg:height="0.752cm" svg:x="8.208cm" svg:y="9.129cm">
          <text:p text:style-name="P1">ImplSVHelpData</text:p>
          <draw:enhanced-geometry svg:viewBox="0 0 21600 21600" draw:type="rectangle" draw:enhanced-path="M 0 0 L 21600 0 21600 21600 0 21600 0 0 Z N"/>
        </draw:custom-shape>
        <draw:custom-shape draw:style-name="gr3" draw:id="id996" draw:layer="layout" svg:width="2.825cm" svg:height="0.752cm" svg:x="8.182cm" svg:y="10.114cm">
          <text:p text:style-name="P1">ImplSVNWFData</text:p>
          <draw:enhanced-geometry svg:viewBox="0 0 21600 21600" draw:type="rectangle" draw:enhanced-path="M 0 0 L 21600 0 21600 21600 0 21600 0 0 Z N"/>
        </draw:custom-shape>
        <draw:connector draw:style-name="data_20_member" draw:layer="layout" draw:line-skew="0.495cm" svg:x1="5.143cm" svg:y1="5.035cm" svg:x2="8.104cm" svg:y2="5.332cm" draw:start-shape="id990" draw:start-glue-point="5" draw:end-shape="id991" draw:end-glue-point="3">
          <text:p text:style-name="P1"/>
        </draw:connector>
        <draw:connector draw:style-name="data_20_member" draw:layer="layout" draw:line-skew="0.624cm" svg:x1="5.143cm" svg:y1="5.605cm" svg:x2="8.105cm" svg:y2="6.395cm" draw:start-shape="id990" draw:start-glue-point="6" draw:end-shape="id992" draw:end-glue-point="3">
          <text:p text:style-name="P1"/>
        </draw:connector>
        <draw:connector draw:style-name="data_20_member" draw:layer="layout" draw:line-skew="0.352cm" svg:x1="5.143cm" svg:y1="6.149cm" svg:x2="8.13cm" svg:y2="7.483cm" draw:start-shape="id990" draw:start-glue-point="7" draw:end-shape="id993" draw:end-glue-point="3">
          <text:p text:style-name="P1"/>
        </draw:connector>
        <draw:connector draw:style-name="data_20_member" draw:layer="layout" svg:x1="5.143cm" svg:y1="6.642cm" svg:x2="8.182cm" svg:y2="8.467cm" draw:start-shape="id990" draw:start-glue-point="8" draw:end-shape="id994" draw:end-glue-point="3">
          <text:p text:style-name="P1"/>
        </draw:connector>
        <draw:connector draw:style-name="data_20_member" draw:layer="layout" draw:line-skew="-0.438cm" svg:x1="5.143cm" svg:y1="7.212cm" svg:x2="8.208cm" svg:y2="9.505cm" draw:start-shape="id990" draw:start-glue-point="9" draw:end-shape="id995" draw:end-glue-point="3">
          <text:p text:style-name="P1"/>
        </draw:connector>
        <draw:connector draw:style-name="data_20_member" draw:layer="layout" draw:line-skew="-0.814cm" svg:x1="5.145cm" svg:y1="7.71cm" svg:x2="8.182cm" svg:y2="10.49cm" draw:start-shape="id990" draw:start-glue-point="1" draw:end-shape="id996" draw:end-glue-point="3">
          <text:p text:style-name="P1"/>
        </draw:connector>
        <draw:frame draw:style-name="annotation" draw:layer="layout" svg:width="8.398cm" svg:height="2.07cm" svg:x="4.683cm" svg:y="12.19cm">
          <draw:text-box>
            <text:p text:style-name="P1">The global instance of <text:span text:style-name="T1">ImplSVData</text:span> - pImplSVData - can be accessed via <text:span text:style-name="T1">ImplGetSVData()</text:span> global function. <text:s/>Likewise, calling the global function <text:span text:style-name="T1">GetSalData()</text:span> returns the global <text:span text:style-name="T1">SalData</text:span> instance. <text:s/>On UNIX platform, <text:span text:style-name="T1">GetX11SalData()</text:span> returns the pointer to the <text:span text:style-name="T1">X11SalData</text:span> instance.</text:p>
          </draw:text-box>
        </draw:frame>
        <draw:frame draw:style-name="annotation" draw:layer="layout" svg:width="5.52cm" svg:height="1.29cm" svg:x="17.876cm" svg:y="2.55cm">
          <draw:text-box>
            <text:p text:style-name="P1"><text:span text:style-name="T1">SalInstance</text:span> serves as the singleton factory that creates and destroys widget instances.</text:p>
          </draw:text-box>
        </draw:frame>
        <draw:frame draw:style-name="annotation" draw:layer="layout" svg:width="7.223cm" svg:height="2.465cm" svg:x="90.178cm" svg:y="24.827cm">
          <draw:text-box>
            <text:p text:style-name="P1">When <text:span text:style-name="T1">SalDisplay</text:span> is constructed, it sets itself to the global <text:span text:style-name="T1">X11SalData</text:span> instance during the construction so that it can be accessed globally within the vcl implementation. <text:s/><text:span text:style-name="T1">KDEXLib</text:span> takes advantage of this, and it only instantiates <text:span text:style-name="T1">SalKDEDisplay</text:span> but does not store its pointer.</text:p>
            <text:p text:style-name="P1"/>
            <text:p text:style-name="P1"/>
          </draw:text-box>
        </draw:frame>
        <draw:custom-shape draw:style-name="gr1" draw:text-style-name="P3" draw:id="id998" draw:layer="layout" svg:width="1.788cm" svg:height="0.726cm" svg:x="85.846cm" svg:y="26.18cm">
          <draw:glue-point draw:id="4" svg:x="-2.242cm" svg:y="5cm"/>
          <draw:glue-point draw:id="5" svg:x="2.393cm" svg:y="5cm"/>
          <text:p text:style-name="P2">SalXLib</text:p>
          <draw:enhanced-geometry svg:viewBox="0 0 21600 21600" draw:type="rectangle" draw:enhanced-path="M 0 0 L 21600 0 21600 21600 0 21600 0 0 Z N"/>
        </draw:custom-shape>
        <draw:custom-shape draw:style-name="gr1" draw:text-style-name="P3" draw:id="id997" draw:layer="layout" svg:width="1.788cm" svg:height="0.726cm" svg:x="84.473cm" svg:y="30.12cm">
          <text:p text:style-name="P2">GtkXLib</text:p>
          <draw:enhanced-geometry svg:viewBox="0 0 21600 21600" draw:type="rectangle" draw:enhanced-path="M 0 0 L 21600 0 21600 21600 0 21600 0 0 Z N"/>
        </draw:custom-shape>
        <draw:custom-shape draw:style-name="gr1" draw:text-style-name="P3" draw:id="id999" draw:layer="layout" svg:width="1.788cm" svg:height="0.726cm" svg:x="87.194cm" svg:y="28.15cm">
          <text:p text:style-name="P2">KDEXLib</text:p>
          <draw:enhanced-geometry svg:viewBox="0 0 21600 21600" draw:type="rectangle" draw:enhanced-path="M 0 0 L 21600 0 21600 21600 0 21600 0 0 Z N"/>
        </draw:custom-shape>
        <draw:connector draw:style-name="inheritance_20__28_public_29_" draw:layer="layout" svg:x1="85.367cm" svg:y1="30.12cm" svg:x2="86.34cm" svg:y2="26.906cm" draw:start-shape="id997" draw:start-glue-point="0" draw:end-shape="id998" draw:end-glue-point="4">
          <text:p text:style-name="P1"/>
        </draw:connector>
        <draw:connector draw:style-name="inheritance_20__28_public_29_" draw:layer="layout" svg:x1="88.088cm" svg:y1="28.15cm" svg:x2="87.167cm" svg:y2="26.906cm" draw:start-shape="id999" draw:start-glue-point="0" draw:end-shape="id998" draw:end-glue-point="5">
          <text:p text:style-name="P1"/>
        </draw:connector>
        <draw:connector draw:style-name="data_20_member_20__28_pointer_29_" draw:text-style-name="P1" draw:layer="layout" svg:x1="86.261cm" svg:y1="30.483cm" svg:x2="90.867cm" svg:y2="30.357cm" draw:start-shape="id997" draw:start-glue-point="1" draw:end-shape="id966" draw:end-glue-point="3">
          <text:p text:style-name="P1">m_pGtkSalDisplay</text:p>
        </draw:connector>
        <draw:custom-shape draw:style-name="gr1" draw:text-style-name="P2" draw:id="id1001" draw:layer="layout" svg:width="2.695cm" svg:height="0.674cm" svg:x="29.211cm" svg:y="9.486cm">
          <text:p text:style-name="P2">KDESalInstance</text:p>
          <draw:enhanced-geometry svg:viewBox="0 0 21600 21600" draw:mirror-horizontal="false" draw:mirror-vertical="false" draw:type="rectangle" draw:enhanced-path="M 0 0 L 21600 0 21600 21600 0 21600 0 0 Z N"/>
        </draw:custom-shape>
        <draw:custom-shape draw:style-name="gr1" draw:text-style-name="P2" draw:id="id1000" draw:layer="layout" svg:width="2.228cm" svg:height="0.674cm" svg:x="26.256cm" svg:y="9.46cm">
          <text:p text:style-name="P2">Gtk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27.37cm" svg:y1="9.46cm" svg:x2="28.563cm" svg:y2="8.211cm" draw:start-shape="id1000" draw:start-glue-point="0" draw:end-shape="id987" draw:end-glue-point="4">
          <text:p text:style-name="P1"/>
        </draw:connector>
        <draw:connector draw:style-name="inheritance_20__28_public_29_" draw:layer="layout" svg:x1="30.558cm" svg:y1="9.486cm" svg:x2="29.779cm" svg:y2="8.211cm" draw:start-shape="id1001" draw:start-glue-point="0" draw:end-shape="id987" draw:end-glue-point="5">
          <text:p text:style-name="P1"/>
        </draw:connector>
        <draw:custom-shape draw:style-name="gr1" draw:text-style-name="P3" draw:id="id1002" draw:layer="layout" svg:width="2.435cm" svg:height="0.635cm" svg:x="46.222cm" svg:y="19.262cm">
          <text:p text:style-name="P2">ImplObjStack</text:p>
          <draw:enhanced-geometry svg:viewBox="0 0 21600 21600" draw:type="rectangle" draw:enhanced-path="M 0 0 L 21600 0 21600 21600 0 21600 0 0 Z N"/>
        </draw:custom-shape>
        <draw:connector draw:style-name="data_20_member_20__28_pointer_29_" draw:layer="layout" svg:x1="43.248cm" svg:y1="19.104cm" svg:x2="46.222cm" svg:y2="19.579cm" draw:start-shape="id916" draw:start-glue-point="7" draw:end-shape="id1002" draw:end-glue-point="3">
          <text:p text:style-name="P1"/>
        </draw:connector>
      </draw:page>
      <draw:page draw:name="xmloff" draw:style-name="dp1" draw:master-page-name="Default">
        <draw:custom-shape draw:style-name="gr1" draw:text-style-name="P3" draw:layer="layout" svg:width="3.572cm" svg:height="0.635cm" svg:x="92.048cm" svg:y="40.138cm">
          <text:p text:style-name="P2">XMLTextImportHelper</text:p>
          <draw:enhanced-geometry svg:viewBox="0 0 21600 21600" draw:type="rectangle" draw:enhanced-path="M 0 0 L 21600 0 21600 21600 0 21600 0 0 Z N"/>
        </draw:custom-shape>
        <draw:custom-shape draw:style-name="gr1" draw:text-style-name="P3" draw:id="id1003" draw:layer="layout" svg:width="4.233cm" svg:height="0.609cm" svg:x="97.287cm" svg:y="41.487cm">
          <text:p text:style-name="P2">XMLImpSpanContext_Impl</text:p>
          <draw:enhanced-geometry svg:viewBox="0 0 21600 21600" draw:type="rectangle" draw:enhanced-path="M 0 0 L 21600 0 21600 21600 0 21600 0 0 Z N"/>
        </draw:custom-shape>
        <draw:custom-shape draw:style-name="class_20__28_external_20_module_29_" draw:id="id1004" draw:layer="layout" svg:width="3.413cm" svg:height="0.582cm" svg:x="97.896cm" svg:y="39.45cm">
          <text:p text:style-name="P1">SvXMLImportContext</text:p>
          <draw:enhanced-geometry svg:viewBox="0 0 21600 21600" draw:type="rectangle" draw:enhanced-path="M 0 0 L 21600 0 21600 21600 0 21600 0 0 Z N"/>
        </draw:custom-shape>
        <draw:connector draw:style-name="inheritance_20__28_public_29_" draw:layer="layout" svg:x1="99.403cm" svg:y1="41.487cm" svg:x2="99.602cm" svg:y2="40.032cm" draw:start-shape="id1003" draw:start-glue-point="0" draw:end-shape="id1004" draw:end-glue-point="2">
          <text:p text:style-name="P1"/>
        </draw:connector>
        <draw:custom-shape draw:style-name="gr1" draw:text-style-name="P3" draw:id="id1005" draw:layer="layout" svg:width="3.493cm" svg:height="0.529cm" svg:x="89.323cm" svg:y="44.317cm">
          <text:p text:style-name="P2">XMLTextStyleContext</text:p>
          <draw:enhanced-geometry svg:viewBox="0 0 21600 21600" draw:type="rectangle" draw:enhanced-path="M 0 0 L 21600 0 21600 21600 0 21600 0 0 Z N"/>
        </draw:custom-shape>
        <draw:custom-shape draw:style-name="class" draw:id="id1006" draw:layer="layout" svg:width="3.618cm" svg:height="0.607cm" svg:x="89.209cm" svg:y="42.454cm">
          <text:p text:style-name="P1">XMLPropStyleContext</text:p>
          <draw:enhanced-geometry svg:viewBox="0 0 21600 21600" draw:type="rectangle" draw:enhanced-path="M 0 0 L 21600 0 21600 21600 0 21600 0 0 Z N"/>
        </draw:custom-shape>
        <draw:connector draw:style-name="inheritance_20__28_public_29_" draw:layer="layout" svg:x1="91.069cm" svg:y1="44.317cm" svg:x2="91.018cm" svg:y2="43.061cm" draw:start-shape="id1005" draw:start-glue-point="0" draw:end-shape="id1006" draw:end-glue-point="2">
          <text:p text:style-name="P1"/>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ja" style:country-asian="JP" style:font-family-complex="Tahoma"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ffff00"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9pt" fo:font-style="normal" fo:text-shadow="none" style:text-underline-style="none" fo:font-weight="normal" style:font-family-asian="さざなみゴシック" style:font-pitch-asian="variable" style:font-size-asian="9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amespace" style:family="graphic" style:parent-style-name="standard">
      <style:graphic-properties draw:stroke="dash" draw:stroke-dash="_32__20_Dots_20_1_20_Dash" draw:fill="none" draw:textarea-horizontal-align="left" draw:textarea-vertical-align="top" draw:auto-grow-height="false" fo:min-height="0cm" fo:min-width="0cm"/>
      <style:paragraph-properties fo:text-align="center"/>
    </style:style>
    <style:style style:name="inheritance_20__28_public_29_" style:display-name="inheritance (public)" style:family="graphic" style:parent-style-name="standard">
      <style:graphic-properties draw:marker-start-width="0.203cm" draw:marker-end="Circle" draw:marker-end-width="0.203cm" draw:textarea-horizontal-align="center" draw:textarea-vertical-align="middle"/>
      <style:paragraph-properties fo:text-align="center"/>
    </style:style>
    <style:style style:name="class" style:family="graphic" style:parent-style-name="standard">
      <style:graphic-properties draw:fill-color="#e6ff00" draw:textarea-horizontal-align="center" draw:textarea-vertical-align="middle"/>
      <style:paragraph-properties fo:text-align="center"/>
    </style:style>
    <style:style style:name="uno_20_interface" style:display-name="uno interface" style:family="graphic" style:parent-style-name="standard">
      <style:graphic-properties draw:fill-color="#00cccc" draw:textarea-horizontal-align="center" draw:textarea-vertical-align="middle"/>
      <style:paragraph-properties fo:text-align="start"/>
    </style:style>
    <style:style style:name="data_20_member_20__28_pointer_29_" style:display-name="data member (pointer)" style:family="graphic" style:parent-style-name="standard">
      <style:graphic-properties draw:stroke="dash" draw:stroke-dash="Fine_20_Dashed_20__28_var_29_" svg:stroke-width="0.025cm" svg:stroke-color="#cccc00" draw:marker-start-width="0.178cm" draw:marker-end="Arrow" draw:marker-end-width="0.178cm" draw:fill="none" draw:fill-color="#ffffff" draw:fill-gradient-name="Gradient_20_7" draw:fill-hatch-name="Hatch_20_1" draw:fill-image-name="Bitmape_20_1" draw:fill-image-width="0cm" draw:fill-image-height="0cm" draw:textarea-horizontal-align="center" draw:textarea-vertical-align="middle"/>
      <style:paragraph-properties fo:text-align="center"/>
      <style:text-properties fo:color="#666600" fo:font-family="Arial" style:font-style-name="Regular" style:font-family-generic="swiss" style:font-pitch="variable" fo:font-size="9pt"/>
    </style:style>
    <style:style style:name="data_20_member_20__28_multiple_20_pointers_29_" style:display-name="data member (multiple pointers)" style:family="graphic" style:parent-style-name="data_20_member_20__28_pointer_29_">
      <style:graphic-properties svg:stroke-width="0.025cm" svg:stroke-color="#996633" draw:marker-start-width="0.178cm" draw:marker-end-width="0.178cm"/>
    </style:style>
    <style:style style:name="annotation" style:family="graphic">
      <style:graphic-properties draw:stroke="none" svg:stroke-color="#000000" draw:fill="none" draw:fill-color="#ffffff" draw:fill-image-width="0cm" draw:fill-image-height="0cm" draw:textarea-horizontal-align="left" draw:textarea-vertical-align="top" draw:auto-grow-height="false" draw:fit-to-size="false" fo:min-height="6.376cm"/>
      <style:paragraph-properties fo:margin-left="0cm" fo:margin-right="0cm" fo:text-align="start" fo:text-indent="0cm">
        <style:tab-stops/>
      </style:paragraph-properties>
      <style:text-properties fo:font-family="Arial" style:font-style-name="Regular" style:font-family-generic="swiss" fo:font-size="9pt" style:font-size-asian="9pt"/>
    </style:style>
    <style:style style:name="local_20_usage_20__2f__20_return_20_type" style:display-name="local usage / return type" style:family="graphic" style:parent-style-name="standard">
      <style:graphic-properties draw:stroke="dash" draw:stroke-dash="Ultrafine_20_Dashed" svg:stroke-width="0.025cm" svg:stroke-color="#0c5248" draw:marker-start-width="0.178cm" draw:marker-end="Arrow" draw:marker-end-width="0.178cm" draw:fill-gradient-name="Gradient_20_9" draw:fill-hatch-name="Hatch_20_1" draw:fill-image-name="Bitmape_20_1" draw:textarea-horizontal-align="center" draw:textarea-vertical-align="middle"/>
      <style:paragraph-properties fo:text-align="center"/>
    </style:style>
    <style:style style:name="data_20_member" style:display-name="data member" style:family="graphic" style:parent-style-name="standard">
      <style:graphic-properties draw:stroke="solid" draw:stroke-dash="Fine_20_Dashed" svg:stroke-width="0cm" svg:stroke-color="#cccccc" draw:marker-start-width="0.152cm" draw:marker-end="Arrow" draw:marker-end-width="0.152cm" draw:textarea-vertical-align="middle"/>
    </style:style>
    <style:style style:name="struct" style:family="graphic" style:parent-style-name="class">
      <style:graphic-properties svg:stroke-color="#355e00" draw:fill-color="#23ff23"/>
      <style:text-properties fo:color="#000000" fo:font-size="9pt"/>
    </style:style>
    <style:style style:name="module_20_boundary" style:display-name="module boundary" style:family="graphic" style:parent-style-name="objectwithoutfill">
      <style:graphic-properties draw:stroke="dash" draw:stroke-dash="Fine_20_Dashed" draw:fill="none" draw:fill-gradient-name="Gradient_20_8" draw:fill-hatch-name="Hatch_20_1" draw:fill-image-name="Bitmape_20_1" draw:textarea-horizontal-align="center" draw:textarea-vertical-align="middle"/>
      <style:paragraph-properties fo:text-align="center"/>
    </style:style>
    <style:style style:name="local_20_variable" style:display-name="local variable" style:family="graphic" style:parent-style-name="standard">
      <style:graphic-properties draw:stroke="dash" draw:stroke-dash="Ultrafine_20_Dashed" svg:stroke-width="0.025cm" svg:stroke-color="#0c5248" draw:marker-start-width="0.178cm" draw:marker-end="Arrow" draw:marker-end-width="0.178cm" draw:fill-gradient-name="Gradient_20_9" draw:fill-hatch-name="Hatch_20_1" draw:fill-image-name="Bitmape_20_1" draw:textarea-horizontal-align="center" draw:textarea-vertical-align="middle"/>
      <style:paragraph-properties fo:text-align="center"/>
    </style:style>
    <style:style style:name="class_20__28_pimpl_29_" style:display-name="class (pimpl)" style:family="graphic" style:parent-style-name="class">
      <style:graphic-properties draw:fill-color="#e6e64c" draw:textarea-horizontal-align="justify" draw:textarea-vertical-align="middle" draw:auto-grow-height="false" fo:min-height="0cm" fo:min-width="0cm"/>
      <style:paragraph-properties fo:text-align="center"/>
    </style:style>
    <style:style style:name="typedef" style:family="graphic" style:parent-style-name="class">
      <style:graphic-properties svg:stroke-color="#0066cc" draw:marker-end="Line_20_Arrow" draw:marker-end-width="0.203cm" draw:fill-color="#e6e6ff" draw:textarea-horizontal-align="justify" draw:textarea-vertical-align="middle" draw:auto-grow-height="false"/>
      <style:paragraph-properties fo:text-align="center"/>
      <style:text-properties fo:color="#0066cc"/>
    </style:style>
    <style:style style:name="uno_20_service" style:display-name="uno service" style:family="graphic" style:parent-style-name="standard">
      <style:graphic-properties draw:stroke="solid" draw:stroke-dash="Ultrafine_20_Dashed" svg:stroke-color="#cc6633" draw:marker-end="Circle" draw:marker-end-width="0.203cm" draw:fill-color="#e67814" draw:textarea-horizontal-align="justify" draw:textarea-vertical-align="middle" draw:auto-grow-height="false" draw:shadow-offset-x="0.305cm" draw:shadow-offset-y="0.305cm"/>
      <style:paragraph-properties fo:text-align="start"/>
    </style:style>
    <style:style style:name="class_20__28_external_20_module_29_" style:display-name="class (external module)" style:family="graphic" style:parent-style-name="class">
      <style:graphic-properties svg:stroke-color="#666666" draw:fill-color="#e6e6e6" draw:textarea-horizontal-align="justify" draw:textarea-vertical-align="middle" draw:auto-grow-height="false"/>
      <style:paragraph-properties fo:text-align="center"/>
      <style:text-properties fo:color="#666666"/>
    </style:style>
    <style:style style:name="data_20_member_20__28_multiple_29_" style:display-name="data member (multiple)" style:family="graphic" style:parent-style-name="data_20_member">
      <style:graphic-properties svg:stroke-width="0.025cm" svg:stroke-color="#000080" draw:marker-start-width="0.178cm" draw:marker-end-width="0.178cm" draw:textarea-vertical-align="middle"/>
    </style:style>
    <style:style style:name="function" style:family="graphic" style:parent-style-name="class">
      <style:graphic-properties draw:fill-color="#9966cc" draw:textarea-horizontal-align="justify" draw:textarea-vertical-align="middle" draw:auto-grow-height="false">
        <text:list-style style:name="function">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data_20_member_20__28_reference_29_" style:display-name="data member (reference)" style:family="graphic" style:parent-style-name="data_20_member">
      <style:graphic-properties svg:stroke-color="#008000" draw:textarea-vertical-align="middle"/>
    </style:style>
    <style:style style:name="inheritance_20__28_public_29__20_2" style:display-name="inheritance (public) 2" style:family="graphic" style:parent-style-name="inheritance_20__28_public_29_">
      <style:graphic-properties svg:stroke-color="#0000ff"/>
    </style:style>
    <style:style style:name="inheritance_20__28_public_29__20_3" style:display-name="inheritance (public) 3" style:family="graphic" style:parent-style-name="inheritance_20__28_public_29_">
      <style:graphic-properties svg:stroke-color="#9966cc"/>
    </style:style>
    <style:style style:name="inheritance_20__28_private_29_" style:display-name="inheritance (private)" style:family="graphic" style:parent-style-name="inheritance_20__28_public_29_">
      <style:graphic-properties draw:stroke="dash" draw:stroke-dash="Fine_20_Dashed_20__28_var_29_" svg:stroke-color="#9966cc"/>
    </style:style>
  </office:styles>
  <office:automatic-styles>
    <style:page-layout style:name="PM0">
      <style:page-layout-properties fo:margin-top="0.991cm" fo:margin-bottom="0.991cm" fo:margin-left="0.991cm" fo:margin-right="0.991cm" fo:page-width="118.9cm" fo:page-height="84.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2$Build-9286</meta:generator>
    <dc:title>OOo Class Diagram</dc:title>
    <dc:description>This document is copyrighted by Kohei Yoshida (2008).

Redistribution of this document under the license of LGPL is permitted.  Redistribution of this document under any other licenses without an explicit written permission from the author is strictly prohibited.</dc:description>
    <meta:initial-creator>Kohei Yoshida</meta:initial-creator>
    <meta:creation-date>2007-03-08T11:55:55</meta:creation-date>
    <dc:creator>Kohei Yoshida</dc:creator>
    <dc:date>2008-04-15T16:08:22</dc:date>
    <meta:editing-cycles>951</meta:editing-cycles>
    <meta:editing-duration>P21DT0H10M57S</meta:editing-duration>
    <meta:user-defined meta:name="Info 1"/>
    <meta:user-defined meta:name="Info 2"/>
    <meta:user-defined meta:name="Info 3"/>
    <meta:user-defined meta:name="Info 4"/>
    <meta:document-statistic meta:object-count="2214"/>
  </office:meta>
</office:document-meta>
</file>